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automatic-styles>
    <style:style style:name="Table1" style:family="table">
      <style:table-properties style:width="3.8139in" table:align="left" style:writing-mode="lr-tb"/>
    </style:style>
    <style:style style:name="Table1.A" style:family="table-column">
      <style:table-column-properties style:column-width="1.834in"/>
    </style:style>
    <style:style style:name="Table1.B" style:family="table-column">
      <style:table-column-properties style:column-width="1.9799in"/>
    </style:style>
    <style:style style:name="Table1.A1" style:family="table-cell">
      <style:table-cell-properties style:vertical-align="middle" fo:padding="0.0194in" fo:border="none"/>
    </style:style>
    <style:style style:name="Table2" style:family="table">
      <style:table-properties style:width="7.0868in" table:align="left" style:writing-mode="lr-tb"/>
    </style:style>
    <style:style style:name="Table2.A" style:family="table-column">
      <style:table-column-properties style:column-width="0.7299in"/>
    </style:style>
    <style:style style:name="Table2.B" style:family="table-column">
      <style:table-column-properties style:column-width="6.3569in"/>
    </style:style>
    <style:style style:name="Table2.A1" style:family="table-cell">
      <style:table-cell-properties style:vertical-align="middle" fo:padding="0.0194in" fo:border="none"/>
    </style:style>
    <style:style style:name="Table3" style:family="table">
      <style:table-properties style:width="7.0868in" table:align="left" style:writing-mode="lr-tb"/>
    </style:style>
    <style:style style:name="Table3.A" style:family="table-column">
      <style:table-column-properties style:column-width="0.5215in"/>
    </style:style>
    <style:style style:name="Table3.B" style:family="table-column">
      <style:table-column-properties style:column-width="4.6188in"/>
    </style:style>
    <style:style style:name="Table3.C" style:family="table-column">
      <style:table-column-properties style:column-width="0.9201in"/>
    </style:style>
    <style:style style:name="Table3.D" style:family="table-column">
      <style:table-column-properties style:column-width="1.0264in"/>
    </style:style>
    <style:style style:name="Table3.A1" style:family="table-cell">
      <style:table-cell-properties style:vertical-align="middle" fo:padding="0.0194in" fo:border="none"/>
    </style:style>
    <style:style style:name="Table4" style:family="table">
      <style:table-properties style:width="7.0868in" table:align="left" style:writing-mode="lr-tb"/>
    </style:style>
    <style:style style:name="Table4.A" style:family="table-column">
      <style:table-column-properties style:column-width="0.459in"/>
    </style:style>
    <style:style style:name="Table4.B" style:family="table-column">
      <style:table-column-properties style:column-width="6.6278in"/>
    </style:style>
    <style:style style:name="Table4.A1" style:family="table-cell">
      <style:table-cell-properties style:vertical-align="middle" fo:padding="0.0194in" fo:border="none"/>
    </style:style>
    <style:style style:name="Table5" style:family="table">
      <style:table-properties style:width="7.0868in" table:align="left" style:writing-mode="lr-tb"/>
    </style:style>
    <style:style style:name="Table5.A" style:family="table-column">
      <style:table-column-properties style:column-width="0.459in"/>
    </style:style>
    <style:style style:name="Table5.B" style:family="table-column">
      <style:table-column-properties style:column-width="6.6278in"/>
    </style:style>
    <style:style style:name="Table5.A1" style:family="table-cell">
      <style:table-cell-properties style:vertical-align="middle" fo:padding="0.0194in" fo:border="none"/>
    </style:style>
    <style:style style:name="Table6" style:family="table">
      <style:table-properties style:width="7.0868in" table:align="left" style:writing-mode="lr-tb"/>
    </style:style>
    <style:style style:name="Table6.A" style:family="table-column">
      <style:table-column-properties style:column-width="0.459in"/>
    </style:style>
    <style:style style:name="Table6.B" style:family="table-column">
      <style:table-column-properties style:column-width="6.6278in"/>
    </style:style>
    <style:style style:name="Table6.A1" style:family="table-cell">
      <style:table-cell-properties style:vertical-align="middle" fo:padding="0.0194in" fo:border="none"/>
    </style:style>
    <style:style style:name="Table7" style:family="table">
      <style:table-properties style:width="10.0854in" table:align="left" style:writing-mode="lr-tb"/>
    </style:style>
    <style:style style:name="Table7.A" style:family="table-column">
      <style:table-column-properties style:column-width="1.0007in"/>
    </style:style>
    <style:style style:name="Table7.B" style:family="table-column">
      <style:table-column-properties style:column-width="2.3944in"/>
    </style:style>
    <style:style style:name="Table7.C" style:family="table-column">
      <style:table-column-properties style:column-width="6.6903in"/>
    </style:style>
    <style:style style:name="Table7.A1" style:family="table-cell">
      <style:table-cell-properties style:vertical-align="middle" fo:padding="0.0194in" fo:border="none"/>
    </style:style>
    <style:style style:name="Table8" style:family="table">
      <style:table-properties style:width="5.7097in" table:align="left" style:writing-mode="lr-tb"/>
    </style:style>
    <style:style style:name="Table8.A" style:family="table-column">
      <style:table-column-properties style:column-width="0.459in"/>
    </style:style>
    <style:style style:name="Table8.B" style:family="table-column">
      <style:table-column-properties style:column-width="5.2507in"/>
    </style:style>
    <style:style style:name="Table8.A1" style:family="table-cell">
      <style:table-cell-properties style:vertical-align="middle" fo:padding="0.0194in" fo:border="none"/>
    </style:style>
    <style:style style:name="Table9" style:family="table">
      <style:table-properties style:width="10.3785in" table:align="left" style:writing-mode="lr-tb"/>
    </style:style>
    <style:style style:name="Table9.A" style:family="table-column">
      <style:table-column-properties style:column-width="1.0007in"/>
    </style:style>
    <style:style style:name="Table9.B" style:family="table-column">
      <style:table-column-properties style:column-width="1.5701in"/>
    </style:style>
    <style:style style:name="Table9.C" style:family="table-column">
      <style:table-column-properties style:column-width="7.8076in"/>
    </style:style>
    <style:style style:name="Table9.A1" style:family="table-cell">
      <style:table-cell-properties style:vertical-align="middle" fo:padding="0.0194in" fo:border="none"/>
    </style:style>
    <style:style style:name="Table10" style:family="table">
      <style:table-properties style:width="10.3785in" table:align="left" style:writing-mode="lr-tb"/>
    </style:style>
    <style:style style:name="Table10.A" style:family="table-column">
      <style:table-column-properties style:column-width="1.0007in"/>
    </style:style>
    <style:style style:name="Table10.B" style:family="table-column">
      <style:table-column-properties style:column-width="1.3083in"/>
    </style:style>
    <style:style style:name="Table10.C" style:family="table-column">
      <style:table-column-properties style:column-width="8.0694in"/>
    </style:style>
    <style:style style:name="Table10.A1" style:family="table-cell">
      <style:table-cell-properties style:vertical-align="middle" fo:padding="0.0194in" fo:border="none"/>
    </style:style>
    <style:style style:name="Table11" style:family="table">
      <style:table-properties style:width="10.3785in" table:align="left" style:writing-mode="lr-tb"/>
    </style:style>
    <style:style style:name="Table11.A" style:family="table-column">
      <style:table-column-properties style:column-width="1.0007in"/>
    </style:style>
    <style:style style:name="Table11.B" style:family="table-column">
      <style:table-column-properties style:column-width="1.4611in"/>
    </style:style>
    <style:style style:name="Table11.C" style:family="table-column">
      <style:table-column-properties style:column-width="7.9167in"/>
    </style:style>
    <style:style style:name="Table11.A1" style:family="table-cell">
      <style:table-cell-properties style:vertical-align="middle" fo:padding="0.0194in" fo:border="none"/>
    </style:style>
    <style:style style:name="Table12" style:family="table">
      <style:table-properties style:width="10.3785in" table:align="left" style:writing-mode="lr-tb"/>
    </style:style>
    <style:style style:name="Table12.A" style:family="table-column">
      <style:table-column-properties style:column-width="1.0007in"/>
    </style:style>
    <style:style style:name="Table12.B" style:family="table-column">
      <style:table-column-properties style:column-width="1.9667in"/>
    </style:style>
    <style:style style:name="Table12.C" style:family="table-column">
      <style:table-column-properties style:column-width="7.4111in"/>
    </style:style>
    <style:style style:name="Table12.A1" style:family="table-cell">
      <style:table-cell-properties style:vertical-align="middle" fo:padding="0.0194in" fo:border="none"/>
    </style:style>
    <style:style style:name="Table13" style:family="table">
      <style:table-properties style:width="10.3785in" table:align="left" style:writing-mode="lr-tb"/>
    </style:style>
    <style:style style:name="Table13.A" style:family="table-column">
      <style:table-column-properties style:column-width="1.1049in"/>
    </style:style>
    <style:style style:name="Table13.B" style:family="table-column">
      <style:table-column-properties style:column-width="1.65in"/>
    </style:style>
    <style:style style:name="Table13.C" style:family="table-column">
      <style:table-column-properties style:column-width="7.6236in"/>
    </style:style>
    <style:style style:name="Table13.A1" style:family="table-cell">
      <style:table-cell-properties style:vertical-align="middle" fo:padding="0.0194in" fo:border="none"/>
    </style:style>
    <style:style style:name="Table14" style:family="table">
      <style:table-properties style:width="10.3785in" table:align="left" style:writing-mode="lr-tb"/>
    </style:style>
    <style:style style:name="Table14.A" style:family="table-column">
      <style:table-column-properties style:column-width="1.0007in"/>
    </style:style>
    <style:style style:name="Table14.B" style:family="table-column">
      <style:table-column-properties style:column-width="0.8444in"/>
    </style:style>
    <style:style style:name="Table14.C" style:family="table-column">
      <style:table-column-properties style:column-width="8.5333in"/>
    </style:style>
    <style:style style:name="Table14.A1" style:family="table-cell">
      <style:table-cell-properties style:vertical-align="middle" fo:padding="0.0194in" fo:border="none"/>
    </style:style>
    <style:style style:name="Table15" style:family="table">
      <style:table-properties style:width="7.0868in" table:align="left" style:writing-mode="lr-tb"/>
    </style:style>
    <style:style style:name="Table15.A" style:family="table-column">
      <style:table-column-properties style:column-width="0.459in"/>
    </style:style>
    <style:style style:name="Table15.B" style:family="table-column">
      <style:table-column-properties style:column-width="6.6278in"/>
    </style:style>
    <style:style style:name="Table15.A1" style:family="table-cell">
      <style:table-cell-properties style:vertical-align="middle" fo:padding="0.0194in" fo:border="none"/>
    </style:style>
    <style:style style:name="Table16" style:family="table">
      <style:table-properties style:width="7.0868in" table:align="left" style:writing-mode="lr-tb"/>
    </style:style>
    <style:style style:name="Table16.A" style:family="table-column">
      <style:table-column-properties style:column-width="1.0007in"/>
    </style:style>
    <style:style style:name="Table16.B" style:family="table-column">
      <style:table-column-properties style:column-width="1.9188in"/>
    </style:style>
    <style:style style:name="Table16.C" style:family="table-column">
      <style:table-column-properties style:column-width="4.1674in"/>
    </style:style>
    <style:style style:name="Table16.A1" style:family="table-cell">
      <style:table-cell-properties style:vertical-align="middle" fo:padding="0.0194in" fo:border="none"/>
    </style:style>
    <style:style style:name="Table17" style:family="table">
      <style:table-properties style:width="10.2653in" table:align="left" style:writing-mode="lr-tb"/>
    </style:style>
    <style:style style:name="Table17.A" style:family="table-column">
      <style:table-column-properties style:column-width="1.0007in"/>
    </style:style>
    <style:style style:name="Table17.B" style:family="table-column">
      <style:table-column-properties style:column-width="3.3271in"/>
    </style:style>
    <style:style style:name="Table17.C" style:family="table-column">
      <style:table-column-properties style:column-width="5.9375in"/>
    </style:style>
    <style:style style:name="Table17.A1" style:family="table-cell">
      <style:table-cell-properties style:vertical-align="middle" fo:padding="0.0194in" fo:border="none"/>
    </style:style>
    <style:style style:name="Table18" style:family="table">
      <style:table-properties style:width="7.0868in" table:align="left" style:writing-mode="lr-tb"/>
    </style:style>
    <style:style style:name="Table18.A" style:family="table-column">
      <style:table-column-properties style:column-width="1.0007in"/>
    </style:style>
    <style:style style:name="Table18.B" style:family="table-column">
      <style:table-column-properties style:column-width="1.2757in"/>
    </style:style>
    <style:style style:name="Table18.C" style:family="table-column">
      <style:table-column-properties style:column-width="4.8104in"/>
    </style:style>
    <style:style style:name="Table18.A1" style:family="table-cell">
      <style:table-cell-properties style:vertical-align="middle" fo:padding="0.0194in" fo:border="none"/>
    </style:style>
    <style:style style:name="Table19" style:family="table">
      <style:table-properties style:width="7.0833in" table:align="left" style:writing-mode="lr-tb"/>
    </style:style>
    <style:style style:name="Table19.A" style:family="table-column">
      <style:table-column-properties style:column-width="1.0007in"/>
    </style:style>
    <style:style style:name="Table19.B" style:family="table-column">
      <style:table-column-properties style:column-width="1.5472in"/>
    </style:style>
    <style:style style:name="Table19.C" style:family="table-column">
      <style:table-column-properties style:column-width="4.5354in"/>
    </style:style>
    <style:style style:name="Table19.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0" style:family="table">
      <style:table-properties style:width="1.9285in" table:align="left" style:writing-mode="lr-tb"/>
    </style:style>
    <style:style style:name="Table20.A" style:family="table-column">
      <style:table-column-properties style:column-width="0.584in"/>
    </style:style>
    <style:style style:name="Table20.B" style:family="table-column">
      <style:table-column-properties style:column-width="1.3444in"/>
    </style:style>
    <style:style style:name="Table20.A1" style:family="table-cell">
      <style:table-cell-properties style:vertical-align="middle" fo:padding="0.0194in" fo:border="none"/>
    </style:style>
    <style:style style:name="Table21" style:family="table">
      <style:table-properties style:width="7.0868in" table:align="left" style:writing-mode="lr-tb"/>
    </style:style>
    <style:style style:name="Table21.A" style:family="table-column">
      <style:table-column-properties style:column-width="1.0007in"/>
    </style:style>
    <style:style style:name="Table21.B" style:family="table-column">
      <style:table-column-properties style:column-width="3.2444in"/>
    </style:style>
    <style:style style:name="Table21.C" style:family="table-column">
      <style:table-column-properties style:column-width="2.8417in"/>
    </style:style>
    <style:style style:name="Table21.A1" style:family="table-cell">
      <style:table-cell-properties style:vertical-align="middle" fo:padding="0.0194in" fo:border="none"/>
    </style:style>
    <style:style style:name="Table22" style:family="table">
      <style:table-properties style:width="10.3313in" table:align="left" style:writing-mode="lr-tb"/>
    </style:style>
    <style:style style:name="Table22.A" style:family="table-column">
      <style:table-column-properties style:column-width="1.0007in"/>
    </style:style>
    <style:style style:name="Table22.B" style:family="table-column">
      <style:table-column-properties style:column-width="1.7549in"/>
    </style:style>
    <style:style style:name="Table22.C" style:family="table-column">
      <style:table-column-properties style:column-width="7.5757in"/>
    </style:style>
    <style:style style:name="Table22.A1" style:family="table-cell">
      <style:table-cell-properties style:vertical-align="middle" fo:padding="0.0194in" fo:border="none"/>
    </style:style>
    <style:style style:name="Table23" style:family="table">
      <style:table-properties style:width="10.3313in" table:align="left" style:writing-mode="lr-tb"/>
    </style:style>
    <style:style style:name="Table23.A" style:family="table-column">
      <style:table-column-properties style:column-width="1.0007in"/>
    </style:style>
    <style:style style:name="Table23.B" style:family="table-column">
      <style:table-column-properties style:column-width="2.9382in"/>
    </style:style>
    <style:style style:name="Table23.C" style:family="table-column">
      <style:table-column-properties style:column-width="6.3924in"/>
    </style:style>
    <style:style style:name="Table23.A1" style:family="table-cell">
      <style:table-cell-properties style:vertical-align="middle" fo:padding="0.0194in" fo:border="none"/>
    </style:style>
    <style:style style:name="Table24" style:family="table">
      <style:table-properties style:width="10.3313in" table:align="left" style:writing-mode="lr-tb"/>
    </style:style>
    <style:style style:name="Table24.A" style:family="table-column">
      <style:table-column-properties style:column-width="1.0007in"/>
    </style:style>
    <style:style style:name="Table24.B" style:family="table-column">
      <style:table-column-properties style:column-width="2.2597in"/>
    </style:style>
    <style:style style:name="Table24.C" style:family="table-column">
      <style:table-column-properties style:column-width="7.0708in"/>
    </style:style>
    <style:style style:name="Table24.A1" style:family="table-cell">
      <style:table-cell-properties style:vertical-align="middle" fo:padding="0.0194in" fo:border="none"/>
    </style:style>
    <style:style style:name="Table25" style:family="table">
      <style:table-properties style:width="10.3313in" table:align="left" style:writing-mode="lr-tb"/>
    </style:style>
    <style:style style:name="Table25.A" style:family="table-column">
      <style:table-column-properties style:column-width="1.0007in"/>
    </style:style>
    <style:style style:name="Table25.B" style:family="table-column">
      <style:table-column-properties style:column-width="2.2653in"/>
    </style:style>
    <style:style style:name="Table25.C" style:family="table-column">
      <style:table-column-properties style:column-width="7.0653in"/>
    </style:style>
    <style:style style:name="Table25.A1" style:family="table-cell">
      <style:table-cell-properties style:vertical-align="middle" fo:padding="0.0194in" fo:border="none"/>
    </style:style>
    <style:style style:name="Table26" style:family="table">
      <style:table-properties style:width="10.3313in" table:align="left" style:writing-mode="lr-tb"/>
    </style:style>
    <style:style style:name="Table26.A" style:family="table-column">
      <style:table-column-properties style:column-width="1.0007in"/>
    </style:style>
    <style:style style:name="Table26.B" style:family="table-column">
      <style:table-column-properties style:column-width="3.3028in"/>
    </style:style>
    <style:style style:name="Table26.C" style:family="table-column">
      <style:table-column-properties style:column-width="6.0278in"/>
    </style:style>
    <style:style style:name="Table26.A1" style:family="table-cell">
      <style:table-cell-properties style:vertical-align="middle" fo:padding="0.0194in" fo:border="none"/>
    </style:style>
    <style:style style:name="Table27" style:family="table">
      <style:table-properties style:width="10.3313in" table:align="left" style:writing-mode="lr-tb"/>
    </style:style>
    <style:style style:name="Table27.A" style:family="table-column">
      <style:table-column-properties style:column-width="1.0007in"/>
    </style:style>
    <style:style style:name="Table27.B" style:family="table-column">
      <style:table-column-properties style:column-width="3.3271in"/>
    </style:style>
    <style:style style:name="Table27.C" style:family="table-column">
      <style:table-column-properties style:column-width="6.0035in"/>
    </style:style>
    <style:style style:name="Table27.A1" style:family="table-cell">
      <style:table-cell-properties style:vertical-align="middle" fo:padding="0.0194in" fo:border="none"/>
    </style:style>
    <style:style style:name="Table28" style:family="table">
      <style:table-properties style:width="10.3313in" table:align="left" style:writing-mode="lr-tb"/>
    </style:style>
    <style:style style:name="Table28.A" style:family="table-column">
      <style:table-column-properties style:column-width="1.0007in"/>
    </style:style>
    <style:style style:name="Table28.B" style:family="table-column">
      <style:table-column-properties style:column-width="3.2042in"/>
    </style:style>
    <style:style style:name="Table28.C" style:family="table-column">
      <style:table-column-properties style:column-width="6.1264in"/>
    </style:style>
    <style:style style:name="Table28.A1" style:family="table-cell">
      <style:table-cell-properties style:vertical-align="middle" fo:padding="0.0194in" fo:border="none"/>
    </style:style>
    <style:style style:name="Table29" style:family="table">
      <style:table-properties style:width="10.3313in" table:align="left" style:writing-mode="lr-tb"/>
    </style:style>
    <style:style style:name="Table29.A" style:family="table-column">
      <style:table-column-properties style:column-width="1.0007in"/>
    </style:style>
    <style:style style:name="Table29.B" style:family="table-column">
      <style:table-column-properties style:column-width="2.1361in"/>
    </style:style>
    <style:style style:name="Table29.C" style:family="table-column">
      <style:table-column-properties style:column-width="7.1944in"/>
    </style:style>
    <style:style style:name="Table29.A1" style:family="table-cell">
      <style:table-cell-properties style:vertical-align="middle" fo:padding="0.0194in" fo:border="none"/>
    </style:style>
    <style:style style:name="Table30" style:family="table">
      <style:table-properties style:width="10.2181in" table:align="left" style:writing-mode="lr-tb"/>
    </style:style>
    <style:style style:name="Table30.A" style:family="table-column">
      <style:table-column-properties style:column-width="1.0007in"/>
    </style:style>
    <style:style style:name="Table30.B" style:family="table-column">
      <style:table-column-properties style:column-width="1.9431in"/>
    </style:style>
    <style:style style:name="Table30.C" style:family="table-column">
      <style:table-column-properties style:column-width="7.2743in"/>
    </style:style>
    <style:style style:name="Table30.A1" style:family="table-cell">
      <style:table-cell-properties style:vertical-align="middle" fo:padding="0.0194in" fo:border="none"/>
    </style:style>
    <style:style style:name="Table31" style:family="table">
      <style:table-properties style:width="10.2368in" table:align="left" style:writing-mode="lr-tb"/>
    </style:style>
    <style:style style:name="Table31.A" style:family="table-column">
      <style:table-column-properties style:column-width="1.0007in"/>
    </style:style>
    <style:style style:name="Table31.B" style:family="table-column">
      <style:table-column-properties style:column-width="1.9639in"/>
    </style:style>
    <style:style style:name="Table31.C" style:family="table-column">
      <style:table-column-properties style:column-width="7.2722in"/>
    </style:style>
    <style:style style:name="Table31.A1" style:family="table-cell">
      <style:table-cell-properties style:vertical-align="middle" fo:padding="0.0194in" fo:border="none"/>
    </style:style>
    <style:style style:name="Table32" style:family="table">
      <style:table-properties style:width="10.2653in" table:align="left" style:writing-mode="lr-tb"/>
    </style:style>
    <style:style style:name="Table32.A" style:family="table-column">
      <style:table-column-properties style:column-width="1.0007in"/>
    </style:style>
    <style:style style:name="Table32.B" style:family="table-column">
      <style:table-column-properties style:column-width="9.2646in"/>
    </style:style>
    <style:style style:name="Table32.A1" style:family="table-cell">
      <style:table-cell-properties style:vertical-align="middle" fo:padding="0.0194in" fo:border="none"/>
    </style:style>
    <style:style style:name="Table33" style:family="table">
      <style:table-properties style:width="10.2465in" table:align="left" style:writing-mode="lr-tb"/>
    </style:style>
    <style:style style:name="Table33.A" style:family="table-column">
      <style:table-column-properties style:column-width="1.0007in"/>
    </style:style>
    <style:style style:name="Table33.B" style:family="table-column">
      <style:table-column-properties style:column-width="2.0889in"/>
    </style:style>
    <style:style style:name="Table33.C" style:family="table-column">
      <style:table-column-properties style:column-width="7.1569in"/>
    </style:style>
    <style:style style:name="Table33.A1" style:family="table-cell">
      <style:table-cell-properties style:vertical-align="middle" fo:padding="0.0194in" fo:border="none"/>
    </style:style>
    <style:style style:name="Table34" style:family="table">
      <style:table-properties style:width="10.2465in" table:align="left" style:writing-mode="lr-tb"/>
    </style:style>
    <style:style style:name="Table34.A" style:family="table-column">
      <style:table-column-properties style:column-width="1.0007in"/>
    </style:style>
    <style:style style:name="Table34.B" style:family="table-column">
      <style:table-column-properties style:column-width="2.5632in"/>
    </style:style>
    <style:style style:name="Table34.C" style:family="table-column">
      <style:table-column-properties style:column-width="6.6826in"/>
    </style:style>
    <style:style style:name="Table34.A1" style:family="table-cell">
      <style:table-cell-properties style:vertical-align="middle" fo:padding="0.0194in" fo:border="none"/>
    </style:style>
    <style:style style:name="Table35" style:family="table">
      <style:table-properties style:width="10.2653in" table:align="left" style:writing-mode="lr-tb"/>
    </style:style>
    <style:style style:name="Table35.A" style:family="table-column">
      <style:table-column-properties style:column-width="1.0007in"/>
    </style:style>
    <style:style style:name="Table35.B" style:family="table-column">
      <style:table-column-properties style:column-width="2.709in"/>
    </style:style>
    <style:style style:name="Table35.C" style:family="table-column">
      <style:table-column-properties style:column-width="6.5556in"/>
    </style:style>
    <style:style style:name="Table35.A1" style:family="table-cell">
      <style:table-cell-properties style:vertical-align="middle" fo:padding="0.0194in" fo:border="none"/>
    </style:style>
    <style:style style:name="Table36" style:family="table">
      <style:table-properties style:width="5.1271in" table:align="left" style:writing-mode="lr-tb"/>
    </style:style>
    <style:style style:name="Table36.A" style:family="table-column">
      <style:table-column-properties style:column-width="1.0007in"/>
    </style:style>
    <style:style style:name="Table36.B" style:family="table-column">
      <style:table-column-properties style:column-width="2.3757in"/>
    </style:style>
    <style:style style:name="Table36.C" style:family="table-column">
      <style:table-column-properties style:column-width="1.7507in"/>
    </style:style>
    <style:style style:name="Table36.A1" style:family="table-cell">
      <style:table-cell-properties style:vertical-align="middle" fo:padding="0.0194in" fo:border="none"/>
    </style:style>
    <style:style style:name="Table37" style:family="table">
      <style:table-properties style:width="7.0868in" table:align="left" style:writing-mode="lr-tb"/>
    </style:style>
    <style:style style:name="Table37.A" style:family="table-column">
      <style:table-column-properties style:column-width="1.0007in"/>
    </style:style>
    <style:style style:name="Table37.B" style:family="table-column">
      <style:table-column-properties style:column-width="1.8424in"/>
    </style:style>
    <style:style style:name="Table37.C" style:family="table-column">
      <style:table-column-properties style:column-width="4.2438in"/>
    </style:style>
    <style:style style:name="Table37.A1" style:family="table-cell">
      <style:table-cell-properties style:vertical-align="middle" fo:padding="0.0194in" fo:border="none"/>
    </style:style>
    <style:style style:name="Table38" style:family="table">
      <style:table-properties style:width="7.0868in" table:align="left" style:writing-mode="lr-tb"/>
    </style:style>
    <style:style style:name="Table38.A" style:family="table-column">
      <style:table-column-properties style:column-width="1.0007in"/>
    </style:style>
    <style:style style:name="Table38.B" style:family="table-column">
      <style:table-column-properties style:column-width="1.4514in"/>
    </style:style>
    <style:style style:name="Table38.C" style:family="table-column">
      <style:table-column-properties style:column-width="4.6347in"/>
    </style:style>
    <style:style style:name="Table38.A1" style:family="table-cell">
      <style:table-cell-properties style:vertical-align="middle" fo:padding="0.0194in" fo:border="none"/>
    </style:style>
    <style:style style:name="Table39" style:family="table">
      <style:table-properties style:width="10.3313in" table:align="left" style:writing-mode="lr-tb"/>
    </style:style>
    <style:style style:name="Table39.A" style:family="table-column">
      <style:table-column-properties style:column-width="1.0007in"/>
    </style:style>
    <style:style style:name="Table39.B" style:family="table-column">
      <style:table-column-properties style:column-width="3.5167in"/>
    </style:style>
    <style:style style:name="Table39.C" style:family="table-column">
      <style:table-column-properties style:column-width="5.8139in"/>
    </style:style>
    <style:style style:name="Table39.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0" style:family="table">
      <style:table-properties style:width="6.0472in" table:align="left" style:writing-mode="lr-tb"/>
    </style:style>
    <style:style style:name="Table40.A" style:family="table-column">
      <style:table-column-properties style:column-width="0.459in"/>
    </style:style>
    <style:style style:name="Table40.B" style:family="table-column">
      <style:table-column-properties style:column-width="5.5882in"/>
    </style:style>
    <style:style style:name="Table40.A1" style:family="table-cell">
      <style:table-cell-properties style:vertical-align="middle" fo:padding="0.0194in" fo:border="none"/>
    </style:style>
    <style:style style:name="Table41" style:family="table">
      <style:table-properties style:width="10.3313in" table:align="left" style:writing-mode="lr-tb"/>
    </style:style>
    <style:style style:name="Table41.A" style:family="table-column">
      <style:table-column-properties style:column-width="1.0007in"/>
    </style:style>
    <style:style style:name="Table41.B" style:family="table-column">
      <style:table-column-properties style:column-width="1.3917in"/>
    </style:style>
    <style:style style:name="Table41.C" style:family="table-column">
      <style:table-column-properties style:column-width="7.9389in"/>
    </style:style>
    <style:style style:name="Table41.A1" style:family="table-cell">
      <style:table-cell-properties style:vertical-align="middle" fo:padding="0.0194in" fo:border="none"/>
    </style:style>
    <style:style style:name="Table42" style:family="table">
      <style:table-properties style:width="10.3313in" table:align="left" style:writing-mode="lr-tb"/>
    </style:style>
    <style:style style:name="Table42.A" style:family="table-column">
      <style:table-column-properties style:column-width="1.0007in"/>
    </style:style>
    <style:style style:name="Table42.B" style:family="table-column">
      <style:table-column-properties style:column-width="1.8708in"/>
    </style:style>
    <style:style style:name="Table42.C" style:family="table-column">
      <style:table-column-properties style:column-width="7.4597in"/>
    </style:style>
    <style:style style:name="Table42.A1" style:family="table-cell">
      <style:table-cell-properties style:vertical-align="middle" fo:padding="0.0194in" fo:border="none"/>
    </style:style>
    <style:style style:name="Table43" style:family="table">
      <style:table-properties style:width="10.3125in" table:align="left" style:writing-mode="lr-tb"/>
    </style:style>
    <style:style style:name="Table43.A" style:family="table-column">
      <style:table-column-properties style:column-width="1.0007in"/>
    </style:style>
    <style:style style:name="Table43.B" style:family="table-column">
      <style:table-column-properties style:column-width="1.9688in"/>
    </style:style>
    <style:style style:name="Table43.C" style:family="table-column">
      <style:table-column-properties style:column-width="7.3431in"/>
    </style:style>
    <style:style style:name="Table43.A1" style:family="table-cell">
      <style:table-cell-properties style:vertical-align="middle" fo:padding="0.0194in" fo:border="none"/>
    </style:style>
    <style:style style:name="Table44" style:family="table">
      <style:table-properties style:width="10.3125in" table:align="left" style:writing-mode="lr-tb"/>
    </style:style>
    <style:style style:name="Table44.A" style:family="table-column">
      <style:table-column-properties style:column-width="1.0007in"/>
    </style:style>
    <style:style style:name="Table44.B" style:family="table-column">
      <style:table-column-properties style:column-width="2.4264in"/>
    </style:style>
    <style:style style:name="Table44.C" style:family="table-column">
      <style:table-column-properties style:column-width="6.8854in"/>
    </style:style>
    <style:style style:name="Table44.A1" style:family="table-cell">
      <style:table-cell-properties style:vertical-align="middle" fo:padding="0.0194in" fo:border="none"/>
    </style:style>
    <style:style style:name="Table45" style:family="table">
      <style:table-properties style:width="10.3125in" table:align="left" style:writing-mode="lr-tb"/>
    </style:style>
    <style:style style:name="Table45.A" style:family="table-column">
      <style:table-column-properties style:column-width="1.0007in"/>
    </style:style>
    <style:style style:name="Table45.B" style:family="table-column">
      <style:table-column-properties style:column-width="2.466in"/>
    </style:style>
    <style:style style:name="Table45.C" style:family="table-column">
      <style:table-column-properties style:column-width="6.8458in"/>
    </style:style>
    <style:style style:name="Table45.A1" style:family="table-cell">
      <style:table-cell-properties style:vertical-align="middle" fo:padding="0.0194in" fo:border="none"/>
    </style:style>
    <style:style style:name="Table46" style:family="table">
      <style:table-properties style:width="10.3125in" table:align="left" style:writing-mode="lr-tb"/>
    </style:style>
    <style:style style:name="Table46.A" style:family="table-column">
      <style:table-column-properties style:column-width="1.0007in"/>
    </style:style>
    <style:style style:name="Table46.B" style:family="table-column">
      <style:table-column-properties style:column-width="1.7458in"/>
    </style:style>
    <style:style style:name="Table46.C" style:family="table-column">
      <style:table-column-properties style:column-width="7.566in"/>
    </style:style>
    <style:style style:name="Table46.A1" style:family="table-cell">
      <style:table-cell-properties style:vertical-align="middle" fo:padding="0.0194in" fo:border="none"/>
    </style:style>
    <style:style style:name="Table47" style:family="table">
      <style:table-properties style:width="7.0868in" table:align="left" style:writing-mode="lr-tb"/>
    </style:style>
    <style:style style:name="Table47.A" style:family="table-column">
      <style:table-column-properties style:column-width="1.0007in"/>
    </style:style>
    <style:style style:name="Table47.B" style:family="table-column">
      <style:table-column-properties style:column-width="2.6236in"/>
    </style:style>
    <style:style style:name="Table47.C" style:family="table-column">
      <style:table-column-properties style:column-width="3.4625in"/>
    </style:style>
    <style:style style:name="Table47.A1" style:family="table-cell">
      <style:table-cell-properties style:vertical-align="middle" fo:padding="0.0194in" fo:border="none"/>
    </style:style>
    <style:style style:name="Table48" style:family="table">
      <style:table-properties style:width="7.0868in" table:align="left" style:writing-mode="lr-tb"/>
    </style:style>
    <style:style style:name="Table48.A" style:family="table-column">
      <style:table-column-properties style:column-width="1.0007in"/>
    </style:style>
    <style:style style:name="Table48.B" style:family="table-column">
      <style:table-column-properties style:column-width="2.1097in"/>
    </style:style>
    <style:style style:name="Table48.C" style:family="table-column">
      <style:table-column-properties style:column-width="3.9764in"/>
    </style:style>
    <style:style style:name="Table48.A1" style:family="table-cell">
      <style:table-cell-properties style:vertical-align="middle" fo:padding="0.0194in" fo:border="none"/>
    </style:style>
    <style:style style:name="Table49" style:family="table">
      <style:table-properties style:width="7.0868in" table:align="left" style:writing-mode="lr-tb"/>
    </style:style>
    <style:style style:name="Table49.A" style:family="table-column">
      <style:table-column-properties style:column-width="1.0007in"/>
    </style:style>
    <style:style style:name="Table49.B" style:family="table-column">
      <style:table-column-properties style:column-width="1.8382in"/>
    </style:style>
    <style:style style:name="Table49.C" style:family="table-column">
      <style:table-column-properties style:column-width="4.2479in"/>
    </style:style>
    <style:style style:name="Table49.A1" style:family="table-cell">
      <style:table-cell-properties style:vertical-align="middle" fo:padding="0.0194in" fo:border="none"/>
    </style:style>
    <style:style style:name="Table50" style:family="table">
      <style:table-properties style:width="2.3451in" table:align="left" style:writing-mode="lr-tb"/>
    </style:style>
    <style:style style:name="Table50.A" style:family="table-column">
      <style:table-column-properties style:column-width="1.0007in"/>
    </style:style>
    <style:style style:name="Table50.B" style:family="table-column">
      <style:table-column-properties style:column-width="1.3444in"/>
    </style:style>
    <style:style style:name="Table50.A1" style:family="table-cell">
      <style:table-cell-properties style:vertical-align="middle" fo:padding="0.0194in" fo:border="none"/>
    </style:style>
    <style:style style:name="Table51" style:family="table">
      <style:table-properties style:width="2.4493in" table:align="left" style:writing-mode="lr-tb"/>
    </style:style>
    <style:style style:name="Table51.A" style:family="table-column">
      <style:table-column-properties style:column-width="1.0007in"/>
    </style:style>
    <style:style style:name="Table51.B" style:family="table-column">
      <style:table-column-properties style:column-width="1.4486in"/>
    </style:style>
    <style:style style:name="Table51.A1" style:family="table-cell">
      <style:table-cell-properties style:vertical-align="middle" fo:padding="0.0194in" fo:border="none"/>
    </style:style>
    <style:style style:name="Table52" style:family="table">
      <style:table-properties style:width="2.3035in" table:align="left" style:writing-mode="lr-tb"/>
    </style:style>
    <style:style style:name="Table52.A" style:family="table-column">
      <style:table-column-properties style:column-width="1.0007in"/>
    </style:style>
    <style:style style:name="Table52.B" style:family="table-column">
      <style:table-column-properties style:column-width="1.3028in"/>
    </style:style>
    <style:style style:name="Table52.A1" style:family="table-cell">
      <style:table-cell-properties style:vertical-align="middle" fo:padding="0.0194in" fo:border="none"/>
    </style:style>
    <style:style style:name="Table53" style:family="table">
      <style:table-properties style:width="6.0021in" table:align="left" style:writing-mode="lr-tb"/>
    </style:style>
    <style:style style:name="Table53.A" style:family="table-column">
      <style:table-column-properties style:column-width="1.0007in"/>
    </style:style>
    <style:style style:name="Table53.B" style:family="table-column">
      <style:table-column-properties style:column-width="2.6153in"/>
    </style:style>
    <style:style style:name="Table53.C" style:family="table-column">
      <style:table-column-properties style:column-width="2.3861in"/>
    </style:style>
    <style:style style:name="Table53.A1" style:family="table-cell">
      <style:table-cell-properties style:vertical-align="middle" fo:padding="0.0194in" fo:border="none"/>
    </style:style>
    <style:style style:name="Table54" style:family="table">
      <style:table-properties style:width="7.0868in" table:align="left" style:writing-mode="lr-tb"/>
    </style:style>
    <style:style style:name="Table54.A" style:family="table-column">
      <style:table-column-properties style:column-width="1.0007in"/>
    </style:style>
    <style:style style:name="Table54.B" style:family="table-column">
      <style:table-column-properties style:column-width="2.8063in"/>
    </style:style>
    <style:style style:name="Table54.C" style:family="table-column">
      <style:table-column-properties style:column-width="3.2799in"/>
    </style:style>
    <style:style style:name="Table54.A1" style:family="table-cell">
      <style:table-cell-properties style:vertical-align="middle" fo:padding="0.0194in" fo:border="none"/>
    </style:style>
    <style:style style:name="Table55" style:family="table">
      <style:table-properties style:width="7.0868in" table:align="left" style:writing-mode="lr-tb"/>
    </style:style>
    <style:style style:name="Table55.A" style:family="table-column">
      <style:table-column-properties style:column-width="1.0007in"/>
    </style:style>
    <style:style style:name="Table55.B" style:family="table-column">
      <style:table-column-properties style:column-width="1.4931in"/>
    </style:style>
    <style:style style:name="Table55.C" style:family="table-column">
      <style:table-column-properties style:column-width="4.5931in"/>
    </style:style>
    <style:style style:name="Table55.A1" style:family="table-cell">
      <style:table-cell-properties style:vertical-align="middle" fo:padding="0.0194in" fo:border="none"/>
    </style:style>
    <style:style style:name="Table56" style:family="table">
      <style:table-properties style:width="6.8354in" table:align="left" style:writing-mode="lr-tb"/>
    </style:style>
    <style:style style:name="Table56.A" style:family="table-column">
      <style:table-column-properties style:column-width="1.0007in"/>
    </style:style>
    <style:style style:name="Table56.B" style:family="table-column">
      <style:table-column-properties style:column-width="2.1465in"/>
    </style:style>
    <style:style style:name="Table56.C" style:family="table-column">
      <style:table-column-properties style:column-width="3.6882in"/>
    </style:style>
    <style:style style:name="Table56.A1" style:family="table-cell">
      <style:table-cell-properties style:vertical-align="middle" fo:padding="0.0194in" fo:border="none"/>
    </style:style>
    <style:style style:name="Table57" style:family="table">
      <style:table-properties style:width="7.0868in" table:align="left" style:writing-mode="lr-tb"/>
    </style:style>
    <style:style style:name="Table57.A" style:family="table-column">
      <style:table-column-properties style:column-width="1.0007in"/>
    </style:style>
    <style:style style:name="Table57.B" style:family="table-column">
      <style:table-column-properties style:column-width="2.1486in"/>
    </style:style>
    <style:style style:name="Table57.C" style:family="table-column">
      <style:table-column-properties style:column-width="3.9375in"/>
    </style:style>
    <style:style style:name="Table57.A1" style:family="table-cell">
      <style:table-cell-properties style:vertical-align="middle" fo:padding="0.0194in" fo:border="none"/>
    </style:style>
    <style:style style:name="Table58" style:family="table">
      <style:table-properties style:width="7.0868in" table:align="left" style:writing-mode="lr-tb"/>
    </style:style>
    <style:style style:name="Table58.A" style:family="table-column">
      <style:table-column-properties style:column-width="1.0007in"/>
    </style:style>
    <style:style style:name="Table58.B" style:family="table-column">
      <style:table-column-properties style:column-width="2.1278in"/>
    </style:style>
    <style:style style:name="Table58.C" style:family="table-column">
      <style:table-column-properties style:column-width="3.9583in"/>
    </style:style>
    <style:style style:name="Table58.A1" style:family="table-cell">
      <style:table-cell-properties style:vertical-align="middle" fo:padding="0.0194in" fo:border="none"/>
    </style:style>
    <style:style style:name="Table59" style:family="table">
      <style:table-properties style:width="7.0868in" table:align="left" style:writing-mode="lr-tb"/>
    </style:style>
    <style:style style:name="Table59.A" style:family="table-column">
      <style:table-column-properties style:column-width="1.0007in"/>
    </style:style>
    <style:style style:name="Table59.B" style:family="table-column">
      <style:table-column-properties style:column-width="1.6965in"/>
    </style:style>
    <style:style style:name="Table59.C" style:family="table-column">
      <style:table-column-properties style:column-width="4.3896in"/>
    </style:style>
    <style:style style:name="Table59.A1" style:family="table-cell">
      <style:table-cell-properties style:vertical-align="middle" fo:padding="0.0194in" fo:border="none"/>
    </style:style>
    <style:style style:name="Table60" style:family="table">
      <style:table-properties style:width="7.0868in" table:align="left" style:writing-mode="lr-tb"/>
    </style:style>
    <style:style style:name="Table60.A" style:family="table-column">
      <style:table-column-properties style:column-width="1.0007in"/>
    </style:style>
    <style:style style:name="Table60.B" style:family="table-column">
      <style:table-column-properties style:column-width="1.8424in"/>
    </style:style>
    <style:style style:name="Table60.C" style:family="table-column">
      <style:table-column-properties style:column-width="4.2438in"/>
    </style:style>
    <style:style style:name="Table60.A1" style:family="table-cell">
      <style:table-cell-properties style:vertical-align="middle" fo:padding="0.0194in" fo:border="none"/>
    </style:style>
    <style:style style:name="Table61" style:family="table">
      <style:table-properties style:width="7.0868in" table:align="left" style:writing-mode="lr-tb"/>
    </style:style>
    <style:style style:name="Table61.A" style:family="table-column">
      <style:table-column-properties style:column-width="1.0007in"/>
    </style:style>
    <style:style style:name="Table61.B" style:family="table-column">
      <style:table-column-properties style:column-width="1.7854in"/>
    </style:style>
    <style:style style:name="Table61.C" style:family="table-column">
      <style:table-column-properties style:column-width="4.3007in"/>
    </style:style>
    <style:style style:name="Table61.A1" style:family="table-cell">
      <style:table-cell-properties style:vertical-align="middle" fo:padding="0.0194in" fo:border="none"/>
    </style:style>
    <style:style style:name="Table62" style:family="table">
      <style:table-properties style:width="7.0868in" table:align="left" style:writing-mode="lr-tb"/>
    </style:style>
    <style:style style:name="Table62.A" style:family="table-column">
      <style:table-column-properties style:column-width="1.1049in"/>
    </style:style>
    <style:style style:name="Table62.B" style:family="table-column">
      <style:table-column-properties style:column-width="0.8444in"/>
    </style:style>
    <style:style style:name="Table62.C" style:family="table-column">
      <style:table-column-properties style:column-width="5.1375in"/>
    </style:style>
    <style:style style:name="Table62.A1" style:family="table-cell">
      <style:table-cell-properties style:vertical-align="middle" fo:padding="0.0194in" fo:border="none"/>
    </style:style>
    <style:style style:name="Table63" style:family="table">
      <style:table-properties style:width="7.0868in" table:align="left" style:writing-mode="lr-tb"/>
    </style:style>
    <style:style style:name="Table63.A" style:family="table-column">
      <style:table-column-properties style:column-width="1.0007in"/>
    </style:style>
    <style:style style:name="Table63.B" style:family="table-column">
      <style:table-column-properties style:column-width="2.6951in"/>
    </style:style>
    <style:style style:name="Table63.C" style:family="table-column">
      <style:table-column-properties style:column-width="3.391in"/>
    </style:style>
    <style:style style:name="Table63.A1" style:family="table-cell">
      <style:table-cell-properties style:vertical-align="middle" fo:padding="0.0194in" fo:border="none"/>
    </style:style>
    <style:style style:name="Table64" style:family="table">
      <style:table-properties style:width="6.2417in" table:align="left" style:writing-mode="lr-tb"/>
    </style:style>
    <style:style style:name="Table64.A" style:family="table-column">
      <style:table-column-properties style:column-width="1.0007in"/>
    </style:style>
    <style:style style:name="Table64.B" style:family="table-column">
      <style:table-column-properties style:column-width="1.8549in"/>
    </style:style>
    <style:style style:name="Table64.C" style:family="table-column">
      <style:table-column-properties style:column-width="3.3861in"/>
    </style:style>
    <style:style style:name="Table64.A1" style:family="table-cell">
      <style:table-cell-properties style:vertical-align="middle" fo:padding="0.0194in" fo:border="none"/>
    </style:style>
    <style:style style:name="Table65" style:family="table">
      <style:table-properties style:width="2.0951in" table:align="left" style:writing-mode="lr-tb"/>
    </style:style>
    <style:style style:name="Table65.A" style:family="table-column">
      <style:table-column-properties style:column-width="1.0007in"/>
    </style:style>
    <style:style style:name="Table65.B" style:family="table-column">
      <style:table-column-properties style:column-width="1.0944in"/>
    </style:style>
    <style:style style:name="Table65.A1" style:family="table-cell">
      <style:table-cell-properties style:vertical-align="middle" fo:padding="0.0194in" fo:border="none"/>
    </style:style>
    <style:style style:name="Table66" style:family="table">
      <style:table-properties style:width="1.9701in" table:align="left" style:writing-mode="lr-tb"/>
    </style:style>
    <style:style style:name="Table66.A" style:family="table-column">
      <style:table-column-properties style:column-width="1.0007in"/>
    </style:style>
    <style:style style:name="Table66.B" style:family="table-column">
      <style:table-column-properties style:column-width="0.9694in"/>
    </style:style>
    <style:style style:name="Table66.A1" style:family="table-cell">
      <style:table-cell-properties style:vertical-align="middle" fo:padding="0.0194in" fo:border="none"/>
    </style:style>
    <style:style style:name="Table67" style:family="table">
      <style:table-properties style:width="4.9604in" table:align="left" style:writing-mode="lr-tb"/>
    </style:style>
    <style:style style:name="Table67.A" style:family="table-column">
      <style:table-column-properties style:column-width="1.0007in"/>
    </style:style>
    <style:style style:name="Table67.B" style:family="table-column">
      <style:table-column-properties style:column-width="1.5736in"/>
    </style:style>
    <style:style style:name="Table67.C" style:family="table-column">
      <style:table-column-properties style:column-width="2.3861in"/>
    </style:style>
    <style:style style:name="Table67.A1" style:family="table-cell">
      <style:table-cell-properties style:vertical-align="middle" fo:padding="0.0194in" fo:border="none"/>
    </style:style>
    <style:style style:name="Table68" style:family="table">
      <style:table-properties style:width="2.1576in" table:align="left" style:writing-mode="lr-tb"/>
    </style:style>
    <style:style style:name="Table68.A" style:family="table-column">
      <style:table-column-properties style:column-width="1.0007in"/>
    </style:style>
    <style:style style:name="Table68.B" style:family="table-column">
      <style:table-column-properties style:column-width="1.1569in"/>
    </style:style>
    <style:style style:name="Table68.A1" style:family="table-cell">
      <style:table-cell-properties style:vertical-align="middle" fo:padding="0.0194in" fo:border="none"/>
    </style:style>
    <style:style style:name="Table69" style:family="table">
      <style:table-properties style:width="4.7625in" table:align="left" style:writing-mode="lr-tb"/>
    </style:style>
    <style:style style:name="Table69.A" style:family="table-column">
      <style:table-column-properties style:column-width="1.0007in"/>
    </style:style>
    <style:style style:name="Table69.B" style:family="table-column">
      <style:table-column-properties style:column-width="1.3757in"/>
    </style:style>
    <style:style style:name="Table69.C" style:family="table-column">
      <style:table-column-properties style:column-width="2.3861in"/>
    </style:style>
    <style:style style:name="Table69.A1" style:family="table-cell">
      <style:table-cell-properties style:vertical-align="middle" fo:padding="0.0194in" fo:border="none"/>
    </style:style>
    <style:style style:name="Table70" style:family="table">
      <style:table-properties style:width="7.0868in" table:align="left" style:writing-mode="lr-tb"/>
    </style:style>
    <style:style style:name="Table70.A" style:family="table-column">
      <style:table-column-properties style:column-width="1.0007in"/>
    </style:style>
    <style:style style:name="Table70.B" style:family="table-column">
      <style:table-column-properties style:column-width="1.9236in"/>
    </style:style>
    <style:style style:name="Table70.C" style:family="table-column">
      <style:table-column-properties style:column-width="4.1625in"/>
    </style:style>
    <style:style style:name="Table70.A1" style:family="table-cell">
      <style:table-cell-properties style:vertical-align="middle" fo:padding="0.0194in" fo:border="none"/>
    </style:style>
    <style:style style:name="Table71" style:family="table">
      <style:table-properties style:width="7.0868in" table:align="left" style:writing-mode="lr-tb"/>
    </style:style>
    <style:style style:name="Table71.A" style:family="table-column">
      <style:table-column-properties style:column-width="1.1049in"/>
    </style:style>
    <style:style style:name="Table71.B" style:family="table-column">
      <style:table-column-properties style:column-width="0.8444in"/>
    </style:style>
    <style:style style:name="Table71.C" style:family="table-column">
      <style:table-column-properties style:column-width="5.1375in"/>
    </style:style>
    <style:style style:name="Table71.A1" style:family="table-cell">
      <style:table-cell-properties style:vertical-align="middle" fo:padding="0.0194in" fo:border="none"/>
    </style:style>
    <style:style style:name="Table72" style:family="table">
      <style:table-properties style:width="2.0535in" table:align="left" style:writing-mode="lr-tb"/>
    </style:style>
    <style:style style:name="Table72.A" style:family="table-column">
      <style:table-column-properties style:column-width="1.0007in"/>
    </style:style>
    <style:style style:name="Table72.B" style:family="table-column">
      <style:table-column-properties style:column-width="1.0528in"/>
    </style:style>
    <style:style style:name="Table72.A1" style:family="table-cell">
      <style:table-cell-properties style:vertical-align="middle" fo:padding="0.0194in" fo:border="none"/>
    </style:style>
    <style:style style:name="Table73" style:family="table">
      <style:table-properties style:width="7.0868in" table:align="left" style:writing-mode="lr-tb"/>
    </style:style>
    <style:style style:name="Table73.A" style:family="table-column">
      <style:table-column-properties style:column-width="1.0007in"/>
    </style:style>
    <style:style style:name="Table73.B" style:family="table-column">
      <style:table-column-properties style:column-width="2.2729in"/>
    </style:style>
    <style:style style:name="Table73.C" style:family="table-column">
      <style:table-column-properties style:column-width="3.8132in"/>
    </style:style>
    <style:style style:name="Table73.A1" style:family="table-cell">
      <style:table-cell-properties style:vertical-align="middle" fo:padding="0.0194in" fo:border="none"/>
    </style:style>
    <style:style style:name="Table74" style:family="table">
      <style:table-properties style:width="7.0868in" table:align="left" style:writing-mode="lr-tb"/>
    </style:style>
    <style:style style:name="Table74.A" style:family="table-column">
      <style:table-column-properties style:column-width="1.0007in"/>
    </style:style>
    <style:style style:name="Table74.B" style:family="table-column">
      <style:table-column-properties style:column-width="2.0729in"/>
    </style:style>
    <style:style style:name="Table74.C" style:family="table-column">
      <style:table-column-properties style:column-width="4.0132in"/>
    </style:style>
    <style:style style:name="Table74.A1" style:family="table-cell">
      <style:table-cell-properties style:vertical-align="middle" fo:padding="0.0194in" fo:border="none"/>
    </style:style>
    <style:style style:name="Table75" style:family="table">
      <style:table-properties style:width="7.0868in" table:align="left" style:writing-mode="lr-tb"/>
    </style:style>
    <style:style style:name="Table75.A" style:family="table-column">
      <style:table-column-properties style:column-width="1.0007in"/>
    </style:style>
    <style:style style:name="Table75.B" style:family="table-column">
      <style:table-column-properties style:column-width="1.0188in"/>
    </style:style>
    <style:style style:name="Table75.C" style:family="table-column">
      <style:table-column-properties style:column-width="5.0674in"/>
    </style:style>
    <style:style style:name="Table75.A1" style:family="table-cell">
      <style:table-cell-properties style:vertical-align="middle" fo:padding="0.0194in" fo:border="none"/>
    </style:style>
    <style:style style:name="Table76" style:family="table">
      <style:table-properties style:width="2.2097in" table:align="left" style:writing-mode="lr-tb"/>
    </style:style>
    <style:style style:name="Table76.A" style:family="table-column">
      <style:table-column-properties style:column-width="1.0007in"/>
    </style:style>
    <style:style style:name="Table76.B" style:family="table-column">
      <style:table-column-properties style:column-width="1.209in"/>
    </style:style>
    <style:style style:name="Table76.A1" style:family="table-cell">
      <style:table-cell-properties style:vertical-align="middle" fo:padding="0.0194in" fo:border="none"/>
    </style:style>
    <style:style style:name="Table77" style:family="table">
      <style:table-properties style:width="2.2097in" table:align="left" style:writing-mode="lr-tb"/>
    </style:style>
    <style:style style:name="Table77.A" style:family="table-column">
      <style:table-column-properties style:column-width="1.0007in"/>
    </style:style>
    <style:style style:name="Table77.B" style:family="table-column">
      <style:table-column-properties style:column-width="1.209in"/>
    </style:style>
    <style:style style:name="Table77.A1" style:family="table-cell">
      <style:table-cell-properties style:vertical-align="middle" fo:padding="0.0194in" fo:border="none"/>
    </style:style>
    <style:style style:name="Table78" style:family="table">
      <style:table-properties style:width="1.9597in" table:align="left" style:writing-mode="lr-tb"/>
    </style:style>
    <style:style style:name="Table78.A" style:family="table-column">
      <style:table-column-properties style:column-width="1.0007in"/>
    </style:style>
    <style:style style:name="Table78.B" style:family="table-column">
      <style:table-column-properties style:column-width="0.959in"/>
    </style:style>
    <style:style style:name="Table78.A1" style:family="table-cell">
      <style:table-cell-properties style:vertical-align="middle" fo:padding="0.0194in" fo:border="none"/>
    </style:style>
    <style:style style:name="Table79" style:family="table">
      <style:table-properties style:width="5.3563in" table:align="left" style:writing-mode="lr-tb"/>
    </style:style>
    <style:style style:name="Table79.A" style:family="table-column">
      <style:table-column-properties style:column-width="1.0007in"/>
    </style:style>
    <style:style style:name="Table79.B" style:family="table-column">
      <style:table-column-properties style:column-width="2.0319in"/>
    </style:style>
    <style:style style:name="Table79.C" style:family="table-column">
      <style:table-column-properties style:column-width="2.3236in"/>
    </style:style>
    <style:style style:name="Table79.A1" style:family="table-cell">
      <style:table-cell-properties style:vertical-align="middle" fo:padding="0.0194in" fo:border="none"/>
    </style:style>
    <style:style style:name="Table80" style:family="table">
      <style:table-properties style:width="3.7417in" table:align="left" style:writing-mode="lr-tb"/>
    </style:style>
    <style:style style:name="Table80.A" style:family="table-column">
      <style:table-column-properties style:column-width="1.0007in"/>
    </style:style>
    <style:style style:name="Table80.B" style:family="table-column">
      <style:table-column-properties style:column-width="1.0632in"/>
    </style:style>
    <style:style style:name="Table80.C" style:family="table-column">
      <style:table-column-properties style:column-width="1.6778in"/>
    </style:style>
    <style:style style:name="Table80.A1" style:family="table-cell">
      <style:table-cell-properties style:vertical-align="middle" fo:padding="0.0194in" fo:border="none"/>
    </style:style>
    <style:style style:name="Table81" style:family="table">
      <style:table-properties style:width="3.95in" table:align="left" style:writing-mode="lr-tb"/>
    </style:style>
    <style:style style:name="Table81.A" style:family="table-column">
      <style:table-column-properties style:column-width="1.0007in"/>
    </style:style>
    <style:style style:name="Table81.B" style:family="table-column">
      <style:table-column-properties style:column-width="1.1674in"/>
    </style:style>
    <style:style style:name="Table81.C" style:family="table-column">
      <style:table-column-properties style:column-width="1.7819in"/>
    </style:style>
    <style:style style:name="Table81.A1" style:family="table-cell">
      <style:table-cell-properties style:vertical-align="middle" fo:padding="0.0194in" fo:border="none"/>
    </style:style>
    <style:style style:name="Table82" style:family="table">
      <style:table-properties style:width="4.0542in" table:align="left" style:writing-mode="lr-tb"/>
    </style:style>
    <style:style style:name="Table82.A" style:family="table-column">
      <style:table-column-properties style:column-width="1.0007in"/>
    </style:style>
    <style:style style:name="Table82.B" style:family="table-column">
      <style:table-column-properties style:column-width="1.2299in"/>
    </style:style>
    <style:style style:name="Table82.C" style:family="table-column">
      <style:table-column-properties style:column-width="1.8236in"/>
    </style:style>
    <style:style style:name="Table82.A1" style:family="table-cell">
      <style:table-cell-properties style:vertical-align="middle" fo:padding="0.0194in" fo:border="none"/>
    </style:style>
    <style:style style:name="Table83" style:family="table">
      <style:table-properties style:width="2.0535in" table:align="left" style:writing-mode="lr-tb"/>
    </style:style>
    <style:style style:name="Table83.A" style:family="table-column">
      <style:table-column-properties style:column-width="1.0007in"/>
    </style:style>
    <style:style style:name="Table83.B" style:family="table-column">
      <style:table-column-properties style:column-width="1.0528in"/>
    </style:style>
    <style:style style:name="Table83.A1" style:family="table-cell">
      <style:table-cell-properties style:vertical-align="middle" fo:padding="0.0194in" fo:border="none"/>
    </style:style>
    <style:style style:name="Table84" style:family="table">
      <style:table-properties style:width="7.0868in" table:align="left" style:writing-mode="lr-tb"/>
    </style:style>
    <style:style style:name="Table84.A" style:family="table-column">
      <style:table-column-properties style:column-width="1.0007in"/>
    </style:style>
    <style:style style:name="Table84.B" style:family="table-column">
      <style:table-column-properties style:column-width="2.7507in"/>
    </style:style>
    <style:style style:name="Table84.C" style:family="table-column">
      <style:table-column-properties style:column-width="3.3354in"/>
    </style:style>
    <style:style style:name="Table84.A1" style:family="table-cell">
      <style:table-cell-properties style:vertical-align="middle" fo:padding="0.0194in" fo:border="none"/>
    </style:style>
    <style:style style:name="Table85" style:family="table">
      <style:table-properties style:width="2.0847in" table:align="left" style:writing-mode="lr-tb"/>
    </style:style>
    <style:style style:name="Table85.A" style:family="table-column">
      <style:table-column-properties style:column-width="1.0007in"/>
    </style:style>
    <style:style style:name="Table85.B" style:family="table-column">
      <style:table-column-properties style:column-width="1.084in"/>
    </style:style>
    <style:style style:name="Table85.A1" style:family="table-cell">
      <style:table-cell-properties style:vertical-align="middle" fo:padding="0.0194in" fo:border="none"/>
    </style:style>
    <style:style style:name="Table86" style:family="table">
      <style:table-properties style:width="1.9701in" table:align="left" style:writing-mode="lr-tb"/>
    </style:style>
    <style:style style:name="Table86.A" style:family="table-column">
      <style:table-column-properties style:column-width="1.0007in"/>
    </style:style>
    <style:style style:name="Table86.B" style:family="table-column">
      <style:table-column-properties style:column-width="0.9694in"/>
    </style:style>
    <style:style style:name="Table86.A1" style:family="table-cell">
      <style:table-cell-properties style:vertical-align="middle" fo:padding="0.0194in" fo:border="none"/>
    </style:style>
    <style:style style:name="Table87" style:family="table">
      <style:table-properties style:width="7.0868in" table:align="left" style:writing-mode="lr-tb"/>
    </style:style>
    <style:style style:name="Table87.A" style:family="table-column">
      <style:table-column-properties style:column-width="1.0007in"/>
    </style:style>
    <style:style style:name="Table87.B" style:family="table-column">
      <style:table-column-properties style:column-width="1.2465in"/>
    </style:style>
    <style:style style:name="Table87.C" style:family="table-column">
      <style:table-column-properties style:column-width="4.8396in"/>
    </style:style>
    <style:style style:name="Table87.A1" style:family="table-cell">
      <style:table-cell-properties style:vertical-align="middle" fo:padding="0.0194in" fo:border="none"/>
    </style:style>
    <style:style style:name="Table88" style:family="table">
      <style:table-properties style:width="7.0868in" table:align="left" style:writing-mode="lr-tb"/>
    </style:style>
    <style:style style:name="Table88.A" style:family="table-column">
      <style:table-column-properties style:column-width="1.0007in"/>
    </style:style>
    <style:style style:name="Table88.B" style:family="table-column">
      <style:table-column-properties style:column-width="1.7854in"/>
    </style:style>
    <style:style style:name="Table88.C" style:family="table-column">
      <style:table-column-properties style:column-width="4.3007in"/>
    </style:style>
    <style:style style:name="Table88.A1" style:family="table-cell">
      <style:table-cell-properties style:vertical-align="middle" fo:padding="0.0194in" fo:border="none"/>
    </style:style>
    <style:style style:name="Table89" style:family="table">
      <style:table-properties style:width="7.0868in" table:align="left" style:writing-mode="lr-tb"/>
    </style:style>
    <style:style style:name="Table89.A" style:family="table-column">
      <style:table-column-properties style:column-width="1.0007in"/>
    </style:style>
    <style:style style:name="Table89.B" style:family="table-column">
      <style:table-column-properties style:column-width="2.2972in"/>
    </style:style>
    <style:style style:name="Table89.C" style:family="table-column">
      <style:table-column-properties style:column-width="3.7889in"/>
    </style:style>
    <style:style style:name="Table89.A1" style:family="table-cell">
      <style:table-cell-properties style:vertical-align="middle" fo:padding="0.0194in" fo:border="none"/>
    </style:style>
    <style:style style:name="Table90" style:family="table">
      <style:table-properties style:width="2.0743in" table:align="left" style:writing-mode="lr-tb"/>
    </style:style>
    <style:style style:name="Table90.A" style:family="table-column">
      <style:table-column-properties style:column-width="1.0007in"/>
    </style:style>
    <style:style style:name="Table90.B" style:family="table-column">
      <style:table-column-properties style:column-width="1.0736in"/>
    </style:style>
    <style:style style:name="Table90.A1" style:family="table-cell">
      <style:table-cell-properties style:vertical-align="middle" fo:padding="0.0194in" fo:border="none"/>
    </style:style>
    <style:style style:name="Table91" style:family="table">
      <style:table-properties style:width="7.0868in" table:align="left" style:writing-mode="lr-tb"/>
    </style:style>
    <style:style style:name="Table91.A" style:family="table-column">
      <style:table-column-properties style:column-width="1.0007in"/>
    </style:style>
    <style:style style:name="Table91.B" style:family="table-column">
      <style:table-column-properties style:column-width="2.6465in"/>
    </style:style>
    <style:style style:name="Table91.C" style:family="table-column">
      <style:table-column-properties style:column-width="3.4396in"/>
    </style:style>
    <style:style style:name="Table91.A1" style:family="table-cell">
      <style:table-cell-properties style:vertical-align="middle" fo:padding="0.0194in" fo:border="none"/>
    </style:style>
    <style:style style:name="Table92" style:family="table">
      <style:table-properties style:width="7.0868in" table:align="left" style:writing-mode="lr-tb"/>
    </style:style>
    <style:style style:name="Table92.A" style:family="table-column">
      <style:table-column-properties style:column-width="1.0007in"/>
    </style:style>
    <style:style style:name="Table92.B" style:family="table-column">
      <style:table-column-properties style:column-width="2.6833in"/>
    </style:style>
    <style:style style:name="Table92.C" style:family="table-column">
      <style:table-column-properties style:column-width="3.4028in"/>
    </style:style>
    <style:style style:name="Table92.A1" style:family="table-cell">
      <style:table-cell-properties style:vertical-align="middle" fo:padding="0.0194in" fo:border="none"/>
    </style:style>
    <style:style style:name="Table93" style:family="table">
      <style:table-properties style:width="7.0868in" table:align="left" style:writing-mode="lr-tb"/>
    </style:style>
    <style:style style:name="Table93.A" style:family="table-column">
      <style:table-column-properties style:column-width="1.0007in"/>
    </style:style>
    <style:style style:name="Table93.B" style:family="table-column">
      <style:table-column-properties style:column-width="1.6868in"/>
    </style:style>
    <style:style style:name="Table93.C" style:family="table-column">
      <style:table-column-properties style:column-width="4.3993in"/>
    </style:style>
    <style:style style:name="Table93.A1" style:family="table-cell">
      <style:table-cell-properties style:vertical-align="middle" fo:padding="0.0194in" fo:border="none"/>
    </style:style>
    <style:style style:name="Table94" style:family="table">
      <style:table-properties style:width="7.0868in" table:align="left" style:writing-mode="lr-tb"/>
    </style:style>
    <style:style style:name="Table94.A" style:family="table-column">
      <style:table-column-properties style:column-width="1.0007in"/>
    </style:style>
    <style:style style:name="Table94.B" style:family="table-column">
      <style:table-column-properties style:column-width="1.4896in"/>
    </style:style>
    <style:style style:name="Table94.C" style:family="table-column">
      <style:table-column-properties style:column-width="4.5965in"/>
    </style:style>
    <style:style style:name="Table94.A1" style:family="table-cell">
      <style:table-cell-properties style:vertical-align="middle" fo:padding="0.0194in" fo:border="none"/>
    </style:style>
    <style:style style:name="Table95" style:family="table">
      <style:table-properties style:width="5.7104in" table:align="left" style:writing-mode="lr-tb"/>
    </style:style>
    <style:style style:name="Table95.A" style:family="table-column">
      <style:table-column-properties style:column-width="1.0007in"/>
    </style:style>
    <style:style style:name="Table95.B" style:family="table-column">
      <style:table-column-properties style:column-width="1.9382in"/>
    </style:style>
    <style:style style:name="Table95.C" style:family="table-column">
      <style:table-column-properties style:column-width="2.7715in"/>
    </style:style>
    <style:style style:name="Table95.A1" style:family="table-cell">
      <style:table-cell-properties style:vertical-align="middle" fo:padding="0.0194in" fo:border="none"/>
    </style:style>
    <style:style style:name="Table96" style:family="table">
      <style:table-properties style:width="4.3458in" table:align="left" style:writing-mode="lr-tb"/>
    </style:style>
    <style:style style:name="Table96.A" style:family="table-column">
      <style:table-column-properties style:column-width="1.0007in"/>
    </style:style>
    <style:style style:name="Table96.B" style:family="table-column">
      <style:table-column-properties style:column-width="1.3965in"/>
    </style:style>
    <style:style style:name="Table96.C" style:family="table-column">
      <style:table-column-properties style:column-width="1.9486in"/>
    </style:style>
    <style:style style:name="Table96.A1" style:family="table-cell">
      <style:table-cell-properties style:vertical-align="middle" fo:padding="0.0194in" fo:border="none"/>
    </style:style>
    <style:style style:name="Table97" style:family="table">
      <style:table-properties style:width="7.0868in" table:align="left" style:writing-mode="lr-tb"/>
    </style:style>
    <style:style style:name="Table97.A" style:family="table-column">
      <style:table-column-properties style:column-width="1.0007in"/>
    </style:style>
    <style:style style:name="Table97.B" style:family="table-column">
      <style:table-column-properties style:column-width="1.5861in"/>
    </style:style>
    <style:style style:name="Table97.C" style:family="table-column">
      <style:table-column-properties style:column-width="4.5in"/>
    </style:style>
    <style:style style:name="Table97.A1" style:family="table-cell">
      <style:table-cell-properties style:vertical-align="middle" fo:padding="0.0194in" fo:border="none"/>
    </style:style>
    <style:style style:name="Table98" style:family="table">
      <style:table-properties style:width="7.0868in" table:align="left" style:writing-mode="lr-tb"/>
    </style:style>
    <style:style style:name="Table98.A" style:family="table-column">
      <style:table-column-properties style:column-width="1.0007in"/>
    </style:style>
    <style:style style:name="Table98.B" style:family="table-column">
      <style:table-column-properties style:column-width="2.1819in"/>
    </style:style>
    <style:style style:name="Table98.C" style:family="table-column">
      <style:table-column-properties style:column-width="3.9042in"/>
    </style:style>
    <style:style style:name="Table98.A1" style:family="table-cell">
      <style:table-cell-properties style:vertical-align="middle" fo:padding="0.0194in" fo:border="none"/>
    </style:style>
    <style:style style:name="Table99" style:family="table">
      <style:table-properties style:width="7.0868in" table:align="left" style:writing-mode="lr-tb"/>
    </style:style>
    <style:style style:name="Table99.A" style:family="table-column">
      <style:table-column-properties style:column-width="1.0007in"/>
    </style:style>
    <style:style style:name="Table99.B" style:family="table-column">
      <style:table-column-properties style:column-width="2.3069in"/>
    </style:style>
    <style:style style:name="Table99.C" style:family="table-column">
      <style:table-column-properties style:column-width="3.7792in"/>
    </style:style>
    <style:style style:name="Table99.A1" style:family="table-cell">
      <style:table-cell-properties style:vertical-align="middle" fo:padding="0.0194in" fo:border="none"/>
    </style:style>
    <style:style style:name="Table100" style:family="table">
      <style:table-properties style:width="7.0868in" table:align="left" style:writing-mode="lr-tb"/>
    </style:style>
    <style:style style:name="Table100.A" style:family="table-column">
      <style:table-column-properties style:column-width="1.0007in"/>
    </style:style>
    <style:style style:name="Table100.B" style:family="table-column">
      <style:table-column-properties style:column-width="2.3069in"/>
    </style:style>
    <style:style style:name="Table100.C" style:family="table-column">
      <style:table-column-properties style:column-width="3.7792in"/>
    </style:style>
    <style:style style:name="Table100.A1" style:family="table-cell">
      <style:table-cell-properties style:vertical-align="middle" fo:padding="0.0194in" fo:border="none"/>
    </style:style>
    <style:style style:name="Table101" style:family="table">
      <style:table-properties style:width="7.0868in" table:align="left" style:writing-mode="lr-tb"/>
    </style:style>
    <style:style style:name="Table101.A" style:family="table-column">
      <style:table-column-properties style:column-width="1.0007in"/>
    </style:style>
    <style:style style:name="Table101.B" style:family="table-column">
      <style:table-column-properties style:column-width="2.5069in"/>
    </style:style>
    <style:style style:name="Table101.C" style:family="table-column">
      <style:table-column-properties style:column-width="3.5792in"/>
    </style:style>
    <style:style style:name="Table101.A1" style:family="table-cell">
      <style:table-cell-properties style:vertical-align="middle" fo:padding="0.0194in" fo:border="none"/>
    </style:style>
    <style:style style:name="Table102" style:family="table">
      <style:table-properties style:width="2.416in" table:align="left" style:writing-mode="lr-tb"/>
    </style:style>
    <style:style style:name="Table102.A" style:family="table-column">
      <style:table-column-properties style:column-width="1.0007in"/>
    </style:style>
    <style:style style:name="Table102.B" style:family="table-column">
      <style:table-column-properties style:column-width="1.4153in"/>
    </style:style>
    <style:style style:name="Table102.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3" style:family="table">
      <style:table-properties style:width="1.3764in" table:align="left" style:writing-mode="lr-tb"/>
    </style:style>
    <style:style style:name="Table103.A" style:family="table-column">
      <style:table-column-properties style:column-width="0.459in"/>
    </style:style>
    <style:style style:name="Table103.B" style:family="table-column">
      <style:table-column-properties style:column-width="0.9174in"/>
    </style:style>
    <style:style style:name="Table103.A1" style:family="table-cell">
      <style:table-cell-properties style:vertical-align="middle" fo:padding="0.0194in" fo:border="none"/>
    </style:style>
    <style:style style:name="Table104" style:family="table">
      <style:table-properties style:width="2.0535in" table:align="left" style:writing-mode="lr-tb"/>
    </style:style>
    <style:style style:name="Table104.A" style:family="table-column">
      <style:table-column-properties style:column-width="1.0007in"/>
    </style:style>
    <style:style style:name="Table104.B" style:family="table-column">
      <style:table-column-properties style:column-width="1.0528in"/>
    </style:style>
    <style:style style:name="Table104.A1" style:family="table-cell">
      <style:table-cell-properties style:vertical-align="middle" fo:padding="0.0194in" fo:border="none"/>
    </style:style>
    <style:style style:name="Table105" style:family="table">
      <style:table-properties style:width="7.0868in" table:align="left" style:writing-mode="lr-tb"/>
    </style:style>
    <style:style style:name="Table105.A" style:family="table-column">
      <style:table-column-properties style:column-width="1.0007in"/>
    </style:style>
    <style:style style:name="Table105.B" style:family="table-column">
      <style:table-column-properties style:column-width="1.7944in"/>
    </style:style>
    <style:style style:name="Table105.C" style:family="table-column">
      <style:table-column-properties style:column-width="4.2917in"/>
    </style:style>
    <style:style style:name="Table105.A1" style:family="table-cell">
      <style:table-cell-properties style:vertical-align="middle" fo:padding="0.0194in" fo:border="none"/>
    </style:style>
    <style:style style:name="Table106" style:family="table">
      <style:table-properties style:width="7.0868in" table:align="left" style:writing-mode="lr-tb"/>
    </style:style>
    <style:style style:name="Table106.A" style:family="table-column">
      <style:table-column-properties style:column-width="1.0007in"/>
    </style:style>
    <style:style style:name="Table106.B" style:family="table-column">
      <style:table-column-properties style:column-width="0.8444in"/>
    </style:style>
    <style:style style:name="Table106.C" style:family="table-column">
      <style:table-column-properties style:column-width="5.2417in"/>
    </style:style>
    <style:style style:name="Table106.A1" style:family="table-cell">
      <style:table-cell-properties style:vertical-align="middle" fo:padding="0.0194in" fo:border="none"/>
    </style:style>
    <style:style style:name="Table107" style:family="table">
      <style:table-properties style:width="7.0868in" table:align="left" style:writing-mode="lr-tb"/>
    </style:style>
    <style:style style:name="Table107.A" style:family="table-column">
      <style:table-column-properties style:column-width="1.0007in"/>
    </style:style>
    <style:style style:name="Table107.B" style:family="table-column">
      <style:table-column-properties style:column-width="2.1799in"/>
    </style:style>
    <style:style style:name="Table107.C" style:family="table-column">
      <style:table-column-properties style:column-width="3.9063in"/>
    </style:style>
    <style:style style:name="Table107.A1" style:family="table-cell">
      <style:table-cell-properties style:vertical-align="middle" fo:padding="0.0194in" fo:border="none"/>
    </style:style>
    <style:style style:name="Table108" style:family="table">
      <style:table-properties style:width="7.0868in" table:align="left" style:writing-mode="lr-tb"/>
    </style:style>
    <style:style style:name="Table108.A" style:family="table-column">
      <style:table-column-properties style:column-width="1.0007in"/>
    </style:style>
    <style:style style:name="Table108.B" style:family="table-column">
      <style:table-column-properties style:column-width="1.8604in"/>
    </style:style>
    <style:style style:name="Table108.C" style:family="table-column">
      <style:table-column-properties style:column-width="4.2257in"/>
    </style:style>
    <style:style style:name="Table108.A1" style:family="table-cell">
      <style:table-cell-properties style:vertical-align="middle" fo:padding="0.0194in" fo:border="none"/>
    </style:style>
    <style:style style:name="Table109" style:family="table">
      <style:table-properties style:width="7.0868in" table:align="left" style:writing-mode="lr-tb"/>
    </style:style>
    <style:style style:name="Table109.A" style:family="table-column">
      <style:table-column-properties style:column-width="1.0007in"/>
    </style:style>
    <style:style style:name="Table109.B" style:family="table-column">
      <style:table-column-properties style:column-width="1.8431in"/>
    </style:style>
    <style:style style:name="Table109.C" style:family="table-column">
      <style:table-column-properties style:column-width="4.2431in"/>
    </style:style>
    <style:style style:name="Table109.A1" style:family="table-cell">
      <style:table-cell-properties style:vertical-align="middle" fo:padding="0.0194in" fo:border="none"/>
    </style:style>
    <style:style style:name="Table110" style:family="table">
      <style:table-properties style:width="4.3979in" table:align="left" style:writing-mode="lr-tb"/>
    </style:style>
    <style:style style:name="Table110.A" style:family="table-column">
      <style:table-column-properties style:column-width="1.0007in"/>
    </style:style>
    <style:style style:name="Table110.B" style:family="table-column">
      <style:table-column-properties style:column-width="2.2194in"/>
    </style:style>
    <style:style style:name="Table110.C" style:family="table-column">
      <style:table-column-properties style:column-width="1.1778in"/>
    </style:style>
    <style:style style:name="Table110.A1" style:family="table-cell">
      <style:table-cell-properties style:vertical-align="middle" fo:padding="0.0194in" fo:border="none"/>
    </style:style>
    <style:style style:name="Table111" style:family="table">
      <style:table-properties style:width="7.0868in" table:align="left" style:writing-mode="lr-tb"/>
    </style:style>
    <style:style style:name="Table111.A" style:family="table-column">
      <style:table-column-properties style:column-width="1.0007in"/>
    </style:style>
    <style:style style:name="Table111.B" style:family="table-column">
      <style:table-column-properties style:column-width="1.4319in"/>
    </style:style>
    <style:style style:name="Table111.C" style:family="table-column">
      <style:table-column-properties style:column-width="4.6542in"/>
    </style:style>
    <style:style style:name="Table111.A1" style:family="table-cell">
      <style:table-cell-properties style:vertical-align="middle" fo:padding="0.0194in" fo:border="none"/>
    </style:style>
    <style:style style:name="Table112" style:family="table">
      <style:table-properties style:width="4.3458in" table:align="left" style:writing-mode="lr-tb"/>
    </style:style>
    <style:style style:name="Table112.A" style:family="table-column">
      <style:table-column-properties style:column-width="1.0007in"/>
    </style:style>
    <style:style style:name="Table112.B" style:family="table-column">
      <style:table-column-properties style:column-width="2.0528in"/>
    </style:style>
    <style:style style:name="Table112.C" style:family="table-column">
      <style:table-column-properties style:column-width="1.2924in"/>
    </style:style>
    <style:style style:name="Table112.A1" style:family="table-cell">
      <style:table-cell-properties style:vertical-align="middle" fo:padding="0.0194in" fo:border="none"/>
    </style:style>
    <style:style style:name="Table113" style:family="table">
      <style:table-properties style:width="5.2313in" table:align="left" style:writing-mode="lr-tb"/>
    </style:style>
    <style:style style:name="Table113.A" style:family="table-column">
      <style:table-column-properties style:column-width="1.0007in"/>
    </style:style>
    <style:style style:name="Table113.B" style:family="table-column">
      <style:table-column-properties style:column-width="2.5111in"/>
    </style:style>
    <style:style style:name="Table113.C" style:family="table-column">
      <style:table-column-properties style:column-width="1.7194in"/>
    </style:style>
    <style:style style:name="Table113.A1" style:family="table-cell">
      <style:table-cell-properties style:vertical-align="middle" fo:padding="0.0194in" fo:border="none"/>
    </style:style>
    <style:style style:name="Table114" style:family="table">
      <style:table-properties style:width="7.0868in" table:align="left" style:writing-mode="lr-tb"/>
    </style:style>
    <style:style style:name="Table114.A" style:family="table-column">
      <style:table-column-properties style:column-width="1.0007in"/>
    </style:style>
    <style:style style:name="Table114.B" style:family="table-column">
      <style:table-column-properties style:column-width="1.5535in"/>
    </style:style>
    <style:style style:name="Table114.C" style:family="table-column">
      <style:table-column-properties style:column-width="4.5326in"/>
    </style:style>
    <style:style style:name="Table114.A1" style:family="table-cell">
      <style:table-cell-properties style:vertical-align="middle" fo:padding="0.0194in" fo:border="none"/>
    </style:style>
    <style:style style:name="Table115" style:family="table">
      <style:table-properties style:width="7.0868in" table:align="left" style:writing-mode="lr-tb"/>
    </style:style>
    <style:style style:name="Table115.A" style:family="table-column">
      <style:table-column-properties style:column-width="1.0007in"/>
    </style:style>
    <style:style style:name="Table115.B" style:family="table-column">
      <style:table-column-properties style:column-width="1.3333in"/>
    </style:style>
    <style:style style:name="Table115.C" style:family="table-column">
      <style:table-column-properties style:column-width="4.7528in"/>
    </style:style>
    <style:style style:name="Table115.A1" style:family="table-cell">
      <style:table-cell-properties style:vertical-align="middle" fo:padding="0.0194in" fo:border="none"/>
    </style:style>
    <style:style style:name="Table116" style:family="table">
      <style:table-properties style:width="7.0868in" table:align="left" style:writing-mode="lr-tb"/>
    </style:style>
    <style:style style:name="Table116.A" style:family="table-column">
      <style:table-column-properties style:column-width="1.0007in"/>
    </style:style>
    <style:style style:name="Table116.B" style:family="table-column">
      <style:table-column-properties style:column-width="2.6007in"/>
    </style:style>
    <style:style style:name="Table116.C" style:family="table-column">
      <style:table-column-properties style:column-width="3.4854in"/>
    </style:style>
    <style:style style:name="Table116.A1" style:family="table-cell">
      <style:table-cell-properties style:vertical-align="middle" fo:padding="0.0194in" fo:border="none"/>
    </style:style>
    <style:style style:name="Table117" style:family="table">
      <style:table-properties style:width="2.5743in" table:align="left" style:writing-mode="lr-tb"/>
    </style:style>
    <style:style style:name="Table117.A" style:family="table-column">
      <style:table-column-properties style:column-width="1.0007in"/>
    </style:style>
    <style:style style:name="Table117.B" style:family="table-column">
      <style:table-column-properties style:column-width="1.5736in"/>
    </style:style>
    <style:style style:name="Table117.A1" style:family="table-cell">
      <style:table-cell-properties style:vertical-align="middle" fo:padding="0.0194in" fo:border="none"/>
    </style:style>
    <style:style style:name="Table118" style:family="table">
      <style:table-properties style:width="2.241in" table:align="left" style:writing-mode="lr-tb"/>
    </style:style>
    <style:style style:name="Table118.A" style:family="table-column">
      <style:table-column-properties style:column-width="1.0007in"/>
    </style:style>
    <style:style style:name="Table118.B" style:family="table-column">
      <style:table-column-properties style:column-width="1.2403in"/>
    </style:style>
    <style:style style:name="Table118.A1" style:family="table-cell">
      <style:table-cell-properties style:vertical-align="middle" fo:padding="0.0194in" fo:border="none"/>
    </style:style>
    <style:style style:name="Table119" style:family="table">
      <style:table-properties style:width="6.6792in" table:align="left" style:writing-mode="lr-tb"/>
    </style:style>
    <style:style style:name="Table119.A" style:family="table-column">
      <style:table-column-properties style:column-width="1.0007in"/>
    </style:style>
    <style:style style:name="Table119.B" style:family="table-column">
      <style:table-column-properties style:column-width="2.9486in"/>
    </style:style>
    <style:style style:name="Table119.C" style:family="table-column">
      <style:table-column-properties style:column-width="2.7299in"/>
    </style:style>
    <style:style style:name="Table119.A1" style:family="table-cell">
      <style:table-cell-properties style:vertical-align="middle" fo:padding="0.0194in" fo:border="none"/>
    </style:style>
    <style:style style:name="Table120" style:family="table">
      <style:table-properties style:width="2.1472in" table:align="left" style:writing-mode="lr-tb"/>
    </style:style>
    <style:style style:name="Table120.A" style:family="table-column">
      <style:table-column-properties style:column-width="1.0007in"/>
    </style:style>
    <style:style style:name="Table120.B" style:family="table-column">
      <style:table-column-properties style:column-width="1.1465in"/>
    </style:style>
    <style:style style:name="Table120.A1" style:family="table-cell">
      <style:table-cell-properties style:vertical-align="middle" fo:padding="0.0194in" fo:border="none"/>
    </style:style>
    <style:style style:name="Table121" style:family="table">
      <style:table-properties style:width="2.1472in" table:align="left" style:writing-mode="lr-tb"/>
    </style:style>
    <style:style style:name="Table121.A" style:family="table-column">
      <style:table-column-properties style:column-width="1.0007in"/>
    </style:style>
    <style:style style:name="Table121.B" style:family="table-column">
      <style:table-column-properties style:column-width="1.1465in"/>
    </style:style>
    <style:style style:name="Table121.A1" style:family="table-cell">
      <style:table-cell-properties style:vertical-align="middle" fo:padding="0.0194in" fo:border="none"/>
    </style:style>
    <style:style style:name="Table122" style:family="table">
      <style:table-properties style:width="6.2729in" table:align="left" style:writing-mode="lr-tb"/>
    </style:style>
    <style:style style:name="Table122.A" style:family="table-column">
      <style:table-column-properties style:column-width="1.0007in"/>
    </style:style>
    <style:style style:name="Table122.B" style:family="table-column">
      <style:table-column-properties style:column-width="2.4694in"/>
    </style:style>
    <style:style style:name="Table122.C" style:family="table-column">
      <style:table-column-properties style:column-width="2.8028in"/>
    </style:style>
    <style:style style:name="Table122.A1" style:family="table-cell">
      <style:table-cell-properties style:vertical-align="middle" fo:padding="0.0194in" fo:border="none"/>
    </style:style>
    <style:style style:name="Table123" style:family="table">
      <style:table-properties style:width="7.0868in" table:align="left" style:writing-mode="lr-tb"/>
    </style:style>
    <style:style style:name="Table123.A" style:family="table-column">
      <style:table-column-properties style:column-width="1.0007in"/>
    </style:style>
    <style:style style:name="Table123.B" style:family="table-column">
      <style:table-column-properties style:column-width="1.9806in"/>
    </style:style>
    <style:style style:name="Table123.C" style:family="table-column">
      <style:table-column-properties style:column-width="4.1056in"/>
    </style:style>
    <style:style style:name="Table123.A1" style:family="table-cell">
      <style:table-cell-properties style:vertical-align="middle" fo:padding="0.0194in" fo:border="none"/>
    </style:style>
    <style:style style:name="Table124" style:family="table">
      <style:table-properties style:width="6.2833in" table:align="left" style:writing-mode="lr-tb"/>
    </style:style>
    <style:style style:name="Table124.A" style:family="table-column">
      <style:table-column-properties style:column-width="1.0007in"/>
    </style:style>
    <style:style style:name="Table124.B" style:family="table-column">
      <style:table-column-properties style:column-width="2.4486in"/>
    </style:style>
    <style:style style:name="Table124.C" style:family="table-column">
      <style:table-column-properties style:column-width="2.834in"/>
    </style:style>
    <style:style style:name="Table124.A1" style:family="table-cell">
      <style:table-cell-properties style:vertical-align="middle" fo:padding="0.0194in" fo:border="none"/>
    </style:style>
    <style:style style:name="Table125" style:family="table">
      <style:table-properties style:width="7.0868in" table:align="left" style:writing-mode="lr-tb"/>
    </style:style>
    <style:style style:name="Table125.A" style:family="table-column">
      <style:table-column-properties style:column-width="1.0007in"/>
    </style:style>
    <style:style style:name="Table125.B" style:family="table-column">
      <style:table-column-properties style:column-width="1.9007in"/>
    </style:style>
    <style:style style:name="Table125.C" style:family="table-column">
      <style:table-column-properties style:column-width="4.1854in"/>
    </style:style>
    <style:style style:name="Table125.A1" style:family="table-cell">
      <style:table-cell-properties style:vertical-align="middle" fo:padding="0.0194in" fo:border="none"/>
    </style:style>
    <style:style style:name="Table126" style:family="table">
      <style:table-properties style:width="7.0868in" table:align="left" style:writing-mode="lr-tb"/>
    </style:style>
    <style:style style:name="Table126.A" style:family="table-column">
      <style:table-column-properties style:column-width="1.0007in"/>
    </style:style>
    <style:style style:name="Table126.B" style:family="table-column">
      <style:table-column-properties style:column-width="1.9472in"/>
    </style:style>
    <style:style style:name="Table126.C" style:family="table-column">
      <style:table-column-properties style:column-width="4.1389in"/>
    </style:style>
    <style:style style:name="Table126.A1" style:family="table-cell">
      <style:table-cell-properties style:vertical-align="middle" fo:padding="0.0194in" fo:border="none"/>
    </style:style>
    <style:style style:name="Table127" style:family="table">
      <style:table-properties style:width="2.0118in" table:align="left" style:writing-mode="lr-tb"/>
    </style:style>
    <style:style style:name="Table127.A" style:family="table-column">
      <style:table-column-properties style:column-width="1.0007in"/>
    </style:style>
    <style:style style:name="Table127.B" style:family="table-column">
      <style:table-column-properties style:column-width="1.0111in"/>
    </style:style>
    <style:style style:name="Table127.A1" style:family="table-cell">
      <style:table-cell-properties style:vertical-align="middle" fo:padding="0.0194in" fo:border="none"/>
    </style:style>
    <style:style style:name="P1" style:family="paragraph" style:parent-style-name="Body_20_Text.tableblock">
      <style:paragraph-properties fo:margin-left="0in" fo:margin-right="0in" fo:text-indent="0in" style:auto-text-indent="false"/>
    </style:style>
    <style:style style:name="P2" style:family="paragraph" style:parent-style-name="Heading_20_1.sect0">
      <style:paragraph-properties fo:margin-left="0in" fo:margin-right="0in" fo:text-indent="0in" style:auto-text-indent="false"/>
    </style:style>
    <style:style style:name="P3" style:family="paragraph" style:parent-style-name="Preformatted_20_Text">
      <style:paragraph-properties fo:margin-left="0in" fo:margin-right="0in" fo:margin-top="0in" fo:margin-bottom="0.1965in" style:contextual-spacing="false" fo:text-indent="0in" style:auto-text-indent="false"/>
    </style:style>
    <style:style style:name="P4" style:family="paragraph" style:parent-style-name="Table_20_Contents">
      <style:paragraph-properties fo:margin-left="0in" fo:margin-right="0in" fo:margin-top="0in" fo:margin-bottom="0.1965in" style:contextual-spacing="false" fo:text-indent="0in" style:auto-text-indent="false"/>
    </style:style>
    <style:style style:name="P5" style:family="paragraph" style:parent-style-name="Preformatted_20_Text">
      <style:paragraph-properties fo:margin-left="0in" fo:margin-right="0in" fo:text-indent="0in" style:auto-text-indent="false"/>
    </style:style>
    <style:style style:name="P6" style:family="paragraph" style:parent-style-name="Text_20_body">
      <style:paragraph-properties fo:margin-left="0in" fo:margin-right="0in" fo:text-indent="0in" style:auto-text-indent="false"/>
    </style:style>
    <style:style style:name="P7" style:family="paragraph" style:parent-style-name="Text_20_body">
      <style:paragraph-properties fo:margin-left="0in" fo:margin-right="0in" fo:margin-top="0in" fo:margin-bottom="0in" style:contextual-spacing="false" fo:text-indent="0in" style:auto-text-indent="false"/>
    </style:style>
    <style:style style:name="P8" style:family="paragraph" style:parent-style-name="Heading_20_2">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9" style:family="paragraph" style:parent-style-name="Heading_20_3">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0" style:family="paragraph" style:parent-style-name="Heading_20_4">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1" style:family="paragraph" style:parent-style-name="Heading_20_5">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2" style:family="paragraph" style:parent-style-name="Heading_20_6">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3" style:family="paragraph" style:parent-style-name="Preformatted_20_Text">
      <style:paragraph-properties fo:margin-left="0in" fo:margin-right="0in" fo:margin-top="0in" fo:margin-bottom="0.1965in" style:contextual-spacing="false" fo:text-indent="0in" style:auto-text-indent="false"/>
      <style:text-properties loext:padding-left="0in" loext:padding-right="0in" loext:padding-top="0.0193in" loext:padding-bottom="0in" loext:border-left="none" loext:border-right="none" loext:border-top="0.06pt solid #efefed" loext:border-bottom="none"/>
    </style:style>
    <style:style style:name="P14" style:family="paragraph" style:parent-style-name="Preformatted_20_Text">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5" style:family="paragraph" style:parent-style-name="Text_20_body">
      <style:paragraph-properties fo:margin-left="0in" fo:margin-right="0in" fo:text-indent="0in" style:auto-text-indent="false"/>
      <style:text-properties loext:padding-left="0in" loext:padding-right="0in" loext:padding-top="0.0193in" loext:padding-bottom="0in" loext:border-left="none" loext:border-right="none" loext:border-top="0.06pt solid #efefed" loext:border-bottom="none"/>
    </style:style>
    <style:style style:name="P16" style:family="paragraph" style:parent-style-name="List_20_Contents">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7" style:family="paragraph" style:parent-style-name="List_20_Heading">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8" style:family="paragraph" style:parent-style-name="Preformatted_20_Text">
      <style:paragraph-properties fo:margin-top="0in" fo:margin-bottom="0.1965in" style:contextual-spacing="false"/>
      <style:text-properties loext:padding-left="0in" loext:padding-right="0in" loext:padding-top="0.0193in" loext:padding-bottom="0in" loext:border-left="none" loext:border-right="none" loext:border-top="0.06pt solid #efefed" loext:border-bottom="none"/>
    </style:style>
    <style:style style:name="P19" style:family="paragraph" style:parent-style-name="Preformatted_20_Text">
      <style:text-properties loext:padding-left="0in" loext:padding-right="0in" loext:padding-top="0.0193in" loext:padding-bottom="0in" loext:border-left="none" loext:border-right="none" loext:border-top="0.06pt solid #efefed" loext:border-bottom="none"/>
    </style:style>
    <style:style style:name="P20" style:family="paragraph" style:parent-style-name="Text_20_body">
      <style:text-properties loext:padding-left="0in" loext:padding-right="0in" loext:padding-top="0.0193in" loext:padding-bottom="0in" loext:border-left="none" loext:border-right="none" loext:border-top="0.06pt solid #efefed" loext:border-bottom="none"/>
    </style:style>
    <style:style style:name="P21" style:family="paragraph" style:parent-style-name="Text_20_body">
      <style:paragraph-properties fo:margin-top="0in" fo:margin-bottom="0in" style:contextual-spacing="false"/>
      <style:text-properties loext:padding-left="0in" loext:padding-right="0in" loext:padding-top="0.0193in" loext:padding-bottom="0in" loext:border-left="none" loext:border-right="none" loext:border-top="0.06pt solid #efefed" loext:border-bottom="none"/>
    </style:style>
    <style:style style:name="P22" style:family="paragraph" style:parent-style-name="List_20_Contents">
      <style:paragraph-properties fo:margin-top="0in" fo:margin-bottom="0.1965in" style:contextual-spacing="false"/>
    </style:style>
    <style:style style:name="P23" style:family="paragraph" style:parent-style-name="Preformatted_20_Text">
      <style:paragraph-properties fo:margin-top="0in" fo:margin-bottom="0.1965in" style:contextual-spacing="false"/>
    </style:style>
    <style:style style:name="P24" style:family="paragraph" style:parent-style-name="Table_20_Contents">
      <style:paragraph-properties fo:margin-top="0in" fo:margin-bottom="0.1965in" style:contextual-spacing="false"/>
    </style:style>
    <style:style style:name="P25" style:family="paragraph" style:parent-style-name="Table_20_Contents">
      <style:text-properties fo:font-size="2pt" style:font-size-asian="2pt" style:font-size-complex="2pt"/>
    </style:style>
    <style:style style:name="P26" style:family="paragraph" style:parent-style-name="Table_20_Heading">
      <style:text-properties fo:font-size="2pt" style:font-size-asian="2pt" style:font-size-complex="2pt"/>
    </style:style>
    <style:style style:name="P27" style:family="paragraph" style:parent-style-name="Text_20_body">
      <style:paragraph-properties fo:margin-left="0in" fo:margin-right="0in" fo:line-height="120%" fo:text-indent="0in" style:auto-text-indent="false"/>
    </style:style>
    <style:style style:name="P28" style:family="paragraph" style:parent-style-name="Text_20_body">
      <style:paragraph-properties fo:margin-top="0in" fo:margin-bottom="0in" style:contextual-spacing="false"/>
    </style:style>
    <style:style style:name="P29" style:family="paragraph" style:parent-style-name="Text_20_body">
      <style:paragraph-properties fo:margin-left="0in" fo:margin-right="0in" fo:line-height="144%" fo:text-indent="0in" style:auto-text-indent="false"/>
    </style:style>
    <style:style style:name="P30" style:family="paragraph" style:parent-style-name="Text_20_body">
      <style:paragraph-properties fo:margin-left="0in" fo:margin-right="0in" fo:margin-top="0in" fo:margin-bottom="0in" style:contextual-spacing="false" fo:orphans="1" fo:text-indent="0in" style:auto-text-indent="false"/>
    </style:style>
    <style:style style:name="P31" style:family="paragraph" style:parent-style-name="Heading_20_4">
      <style:paragraph-properties fo:margin-left="0in" fo:margin-right="0in" fo:text-indent="0in" style:auto-text-indent="false"/>
      <style:text-properties fo:color="#2e7d32" loext:opacity="100%" loext:padding-left="0in" loext:padding-right="0in" loext:padding-top="0.0193in" loext:padding-bottom="0in" loext:border-left="none" loext:border-right="none" loext:border-top="0.06pt solid #efefed" loext:border-bottom="none"/>
    </style:style>
    <style:style style:name="P32" style:family="paragraph" style:parent-style-name="Contents_20_1">
      <style:paragraph-properties>
        <style:tab-stops>
          <style:tab-stop style:position="10.5118in" style:type="right" style:leader-style="dotted" style:leader-text="."/>
        </style:tab-stops>
      </style:paragraph-properties>
    </style:style>
    <style:style style:name="P33" style:family="paragraph" style:parent-style-name="Contents_20_2">
      <style:paragraph-properties>
        <style:tab-stops>
          <style:tab-stop style:position="10.3154in" style:type="right" style:leader-style="dotted" style:leader-text="."/>
        </style:tab-stops>
      </style:paragraph-properties>
    </style:style>
    <style:style style:name="P34" style:family="paragraph" style:parent-style-name="Contents_20_3">
      <style:paragraph-properties>
        <style:tab-stops>
          <style:tab-stop style:position="10.1181in" style:type="right" style:leader-style="dotted" style:leader-text="."/>
        </style:tab-stops>
      </style:paragraph-properties>
    </style:style>
    <style:style style:name="P35" style:family="paragraph" style:parent-style-name="Contents_20_4">
      <style:paragraph-properties>
        <style:tab-stops>
          <style:tab-stop style:position="9.9217in" style:type="right" style:leader-style="dotted" style:leader-text="."/>
        </style:tab-stops>
      </style:paragraph-properties>
    </style:style>
    <style:style style:name="P36" style:family="paragraph" style:parent-style-name="Contents_20_5">
      <style:paragraph-properties>
        <style:tab-stops>
          <style:tab-stop style:position="9.7244in" style:type="right" style:leader-style="dotted" style:leader-text="."/>
        </style:tab-stops>
      </style:paragraph-properties>
    </style:style>
    <style:style style:name="P37" style:family="paragraph" style:parent-style-name="Contents_20_6">
      <style:paragraph-properties>
        <style:tab-stops>
          <style:tab-stop style:position="9.528in" style:type="right" style:leader-style="dotted" style:leader-text="."/>
        </style:tab-stops>
      </style:paragraph-properties>
    </style:style>
    <style:style style:name="P38" style:family="paragraph" style:parent-style-name="Heading_20_4">
      <style:paragraph-properties fo:margin-left="0in" fo:margin-right="0in" fo:text-indent="0in" style:auto-text-indent="false"/>
      <style:text-properties fo:color="#106802" loext:opacity="100%" loext:padding-left="0in" loext:padding-right="0in" loext:padding-top="0.0193in" loext:padding-bottom="0in" loext:border-left="none" loext:border-right="none" loext:border-top="0.06pt solid #efefed" loext:border-bottom="none"/>
    </style:style>
    <style:style style:name="P39" style:family="paragraph" style:parent-style-name="Body_20_Text.tableblock">
      <style:text-properties officeooo:paragraph-rsid="00231b6d"/>
    </style:style>
    <style:style style:name="P40" style:family="paragraph" style:parent-style-name="Body_20_Text.tableblock">
      <style:text-properties officeooo:paragraph-rsid="0024423a"/>
    </style:style>
    <style:style style:name="P41" style:family="paragraph" style:parent-style-name="Body_20_Text.tableblock">
      <style:text-properties officeooo:paragraph-rsid="0028881c"/>
    </style:style>
    <style:style style:name="P42" style:family="paragraph" style:parent-style-name="Body_20_Text.tableblock">
      <style:text-properties officeooo:paragraph-rsid="002e55f4"/>
    </style:style>
    <style:style style:name="P43" style:family="paragraph" style:parent-style-name="Table_20_Contents" style:list-style-name="L1">
      <style:paragraph-properties fo:margin-top="0in" fo:margin-bottom="0.1965in" style:contextual-spacing="false"/>
    </style:style>
    <style:style style:name="P44" style:family="paragraph" style:parent-style-name="Table_20_Contents" style:list-style-name="L2">
      <style:paragraph-properties fo:margin-top="0in" fo:margin-bottom="0.1965in" style:contextual-spacing="false"/>
    </style:style>
    <style:style style:name="P45" style:family="paragraph" style:parent-style-name="Table_20_Contents" style:list-style-name="L3">
      <style:paragraph-properties fo:margin-top="0in" fo:margin-bottom="0.1965in" style:contextual-spacing="false"/>
    </style:style>
    <style:style style:name="P46" style:family="paragraph" style:parent-style-name="Table_20_Contents" style:list-style-name="L4">
      <style:paragraph-properties fo:margin-top="0in" fo:margin-bottom="0.1965in" style:contextual-spacing="false"/>
    </style:style>
    <style:style style:name="P47" style:family="paragraph" style:parent-style-name="Table_20_Contents" style:list-style-name="L5">
      <style:paragraph-properties fo:margin-top="0in" fo:margin-bottom="0.1965in" style:contextual-spacing="false"/>
    </style:style>
    <style:style style:name="P48" style:family="paragraph" style:parent-style-name="Text_20_body" style:master-page-name="HTML">
      <style:paragraph-properties fo:margin-left="0in" fo:margin-right="0in" fo:text-indent="0in" style:auto-text-indent="false" style:page-number="auto"/>
    </style:style>
    <style:style style:name="P49" style:family="paragraph" style:parent-style-name="Text_20_body" style:list-style-name="L6"/>
    <style:style style:name="P50" style:family="paragraph" style:parent-style-name="Text_20_body" style:list-style-name="L6">
      <style:paragraph-properties fo:margin-top="0in" fo:margin-bottom="0in" style:contextual-spacing="false"/>
    </style:style>
    <style:style style:name="P51" style:family="paragraph" style:parent-style-name="Text_20_body" style:list-style-name="L7">
      <style:text-properties loext:padding-left="0in" loext:padding-right="0in" loext:padding-top="0.0193in" loext:padding-bottom="0in" loext:border-left="none" loext:border-right="none" loext:border-top="0.06pt solid #efefed" loext:border-bottom="none"/>
    </style:style>
    <style:style style:name="P52" style:family="paragraph" style:parent-style-name="Text_20_body" style:list-style-name="L8">
      <style:text-properties loext:padding-left="0in" loext:padding-right="0in" loext:padding-top="0.0193in" loext:padding-bottom="0in" loext:border-left="none" loext:border-right="none" loext:border-top="0.06pt solid #efefed" loext:border-bottom="none"/>
    </style:style>
    <style:style style:name="P53" style:family="paragraph" style:parent-style-name="Text_20_body" style:list-style-name="L9">
      <style:text-properties loext:padding-left="0in" loext:padding-right="0in" loext:padding-top="0.0193in" loext:padding-bottom="0in" loext:border-left="none" loext:border-right="none" loext:border-top="0.06pt solid #efefed" loext:border-bottom="none"/>
    </style:style>
    <style:style style:name="P54" style:family="paragraph" style:parent-style-name="Text_20_body" style:list-style-name="L10">
      <style:text-properties loext:padding-left="0in" loext:padding-right="0in" loext:padding-top="0.0193in" loext:padding-bottom="0in" loext:border-left="none" loext:border-right="none" loext:border-top="0.06pt solid #efefed" loext:border-bottom="none"/>
    </style:style>
    <style:style style:name="P55" style:family="paragraph" style:parent-style-name="Text_20_body" style:list-style-name="L11">
      <style:text-properties loext:padding-left="0in" loext:padding-right="0in" loext:padding-top="0.0193in" loext:padding-bottom="0in" loext:border-left="none" loext:border-right="none" loext:border-top="0.06pt solid #efefed" loext:border-bottom="none"/>
    </style:style>
    <style:style style:name="P56" style:family="paragraph" style:parent-style-name="Text_20_body" style:list-style-name="L13">
      <style:text-properties loext:padding-left="0in" loext:padding-right="0in" loext:padding-top="0.0193in" loext:padding-bottom="0in" loext:border-left="none" loext:border-right="none" loext:border-top="0.06pt solid #efefed" loext:border-bottom="none"/>
    </style:style>
    <style:style style:name="P57" style:family="paragraph" style:parent-style-name="Text_20_body" style:list-style-name="L14">
      <style:text-properties loext:padding-left="0in" loext:padding-right="0in" loext:padding-top="0.0193in" loext:padding-bottom="0in" loext:border-left="none" loext:border-right="none" loext:border-top="0.06pt solid #efefed" loext:border-bottom="none"/>
    </style:style>
    <style:style style:name="P58" style:family="paragraph" style:parent-style-name="Text_20_body" style:list-style-name="L21">
      <style:text-properties loext:padding-left="0in" loext:padding-right="0in" loext:padding-top="0.0193in" loext:padding-bottom="0in" loext:border-left="none" loext:border-right="none" loext:border-top="0.06pt solid #efefed" loext:border-bottom="none"/>
    </style:style>
    <style:style style:name="P59" style:family="paragraph" style:parent-style-name="Text_20_body" style:list-style-name="L23">
      <style:text-properties loext:padding-left="0in" loext:padding-right="0in" loext:padding-top="0.0193in" loext:padding-bottom="0in" loext:border-left="none" loext:border-right="none" loext:border-top="0.06pt solid #efefed" loext:border-bottom="none"/>
    </style:style>
    <style:style style:name="P60" style:family="paragraph" style:parent-style-name="Text_20_body" style:list-style-name="L27">
      <style:text-properties loext:padding-left="0in" loext:padding-right="0in" loext:padding-top="0.0193in" loext:padding-bottom="0in" loext:border-left="none" loext:border-right="none" loext:border-top="0.06pt solid #efefed" loext:border-bottom="none"/>
    </style:style>
    <style:style style:name="P61" style:family="paragraph" style:parent-style-name="Text_20_body" style:list-style-name="L28">
      <style:text-properties loext:padding-left="0in" loext:padding-right="0in" loext:padding-top="0.0193in" loext:padding-bottom="0in" loext:border-left="none" loext:border-right="none" loext:border-top="0.06pt solid #efefed" loext:border-bottom="none"/>
    </style:style>
    <style:style style:name="P62" style:family="paragraph" style:parent-style-name="Text_20_body" style:list-style-name="L29">
      <style:text-properties loext:padding-left="0in" loext:padding-right="0in" loext:padding-top="0.0193in" loext:padding-bottom="0in" loext:border-left="none" loext:border-right="none" loext:border-top="0.06pt solid #efefed" loext:border-bottom="none"/>
    </style:style>
    <style:style style:name="P63" style:family="paragraph" style:parent-style-name="Text_20_body" style:list-style-name="L31">
      <style:text-properties loext:padding-left="0in" loext:padding-right="0in" loext:padding-top="0.0193in" loext:padding-bottom="0in" loext:border-left="none" loext:border-right="none" loext:border-top="0.06pt solid #efefed" loext:border-bottom="none"/>
    </style:style>
    <style:style style:name="P64" style:family="paragraph" style:parent-style-name="Text_20_body" style:list-style-name="L33">
      <style:text-properties loext:padding-left="0in" loext:padding-right="0in" loext:padding-top="0.0193in" loext:padding-bottom="0in" loext:border-left="none" loext:border-right="none" loext:border-top="0.06pt solid #efefed" loext:border-bottom="none"/>
    </style:style>
    <style:style style:name="P65" style:family="paragraph" style:parent-style-name="Text_20_body" style:list-style-name="L37">
      <style:text-properties loext:padding-left="0in" loext:padding-right="0in" loext:padding-top="0.0193in" loext:padding-bottom="0in" loext:border-left="none" loext:border-right="none" loext:border-top="0.06pt solid #efefed" loext:border-bottom="none"/>
    </style:style>
    <style:style style:name="P66" style:family="paragraph" style:parent-style-name="Text_20_body" style:list-style-name="L38">
      <style:text-properties loext:padding-left="0in" loext:padding-right="0in" loext:padding-top="0.0193in" loext:padding-bottom="0in" loext:border-left="none" loext:border-right="none" loext:border-top="0.06pt solid #efefed" loext:border-bottom="none"/>
    </style:style>
    <style:style style:name="P67" style:family="paragraph" style:parent-style-name="Text_20_body" style:list-style-name="L39">
      <style:text-properties loext:padding-left="0in" loext:padding-right="0in" loext:padding-top="0.0193in" loext:padding-bottom="0in" loext:border-left="none" loext:border-right="none" loext:border-top="0.06pt solid #efefed" loext:border-bottom="none"/>
    </style:style>
    <style:style style:name="P68" style:family="paragraph" style:parent-style-name="Text_20_body" style:list-style-name="L45">
      <style:text-properties loext:padding-left="0in" loext:padding-right="0in" loext:padding-top="0.0193in" loext:padding-bottom="0in" loext:border-left="none" loext:border-right="none" loext:border-top="0.06pt solid #efefed" loext:border-bottom="none"/>
    </style:style>
    <style:style style:name="P69" style:family="paragraph" style:parent-style-name="Text_20_body" style:list-style-name="L46">
      <style:text-properties loext:padding-left="0in" loext:padding-right="0in" loext:padding-top="0.0193in" loext:padding-bottom="0in" loext:border-left="none" loext:border-right="none" loext:border-top="0.06pt solid #efefed" loext:border-bottom="none"/>
    </style:style>
    <style:style style:name="P70" style:family="paragraph" style:parent-style-name="Text_20_body" style:list-style-name="L12"/>
    <style:style style:name="P71" style:family="paragraph" style:parent-style-name="Text_20_body" style:list-style-name="L13"/>
    <style:style style:name="P72" style:family="paragraph" style:parent-style-name="Text_20_body" style:list-style-name="L14"/>
    <style:style style:name="P73" style:family="paragraph" style:parent-style-name="Text_20_body" style:list-style-name="L15"/>
    <style:style style:name="P74" style:family="paragraph" style:parent-style-name="Text_20_body" style:list-style-name="L16"/>
    <style:style style:name="P75" style:family="paragraph" style:parent-style-name="Text_20_body" style:list-style-name="L17"/>
    <style:style style:name="P76" style:family="paragraph" style:parent-style-name="Text_20_body" style:list-style-name="L18"/>
    <style:style style:name="P77" style:family="paragraph" style:parent-style-name="Text_20_body" style:list-style-name="L19"/>
    <style:style style:name="P78" style:family="paragraph" style:parent-style-name="Text_20_body" style:list-style-name="L20"/>
    <style:style style:name="P79" style:family="paragraph" style:parent-style-name="Text_20_body" style:list-style-name="L22"/>
    <style:style style:name="P80" style:family="paragraph" style:parent-style-name="Text_20_body" style:list-style-name="L23"/>
    <style:style style:name="P81" style:family="paragraph" style:parent-style-name="Text_20_body" style:list-style-name="L24"/>
    <style:style style:name="P82" style:family="paragraph" style:parent-style-name="Text_20_body" style:list-style-name="L25"/>
    <style:style style:name="P83" style:family="paragraph" style:parent-style-name="Text_20_body" style:list-style-name="L26"/>
    <style:style style:name="P84" style:family="paragraph" style:parent-style-name="Text_20_body" style:list-style-name="L27"/>
    <style:style style:name="P85" style:family="paragraph" style:parent-style-name="Text_20_body" style:list-style-name="L28"/>
    <style:style style:name="P86" style:family="paragraph" style:parent-style-name="Text_20_body" style:list-style-name="L30"/>
    <style:style style:name="P87" style:family="paragraph" style:parent-style-name="Text_20_body" style:list-style-name="L31"/>
    <style:style style:name="P88" style:family="paragraph" style:parent-style-name="Text_20_body" style:list-style-name="L32"/>
    <style:style style:name="P89" style:family="paragraph" style:parent-style-name="Text_20_body" style:list-style-name="L33"/>
    <style:style style:name="P90" style:family="paragraph" style:parent-style-name="Text_20_body" style:list-style-name="L34"/>
    <style:style style:name="P91" style:family="paragraph" style:parent-style-name="Text_20_body" style:list-style-name="L35"/>
    <style:style style:name="P92" style:family="paragraph" style:parent-style-name="Text_20_body" style:list-style-name="L36"/>
    <style:style style:name="P93" style:family="paragraph" style:parent-style-name="Text_20_body" style:list-style-name="L38"/>
    <style:style style:name="P94" style:family="paragraph" style:parent-style-name="Text_20_body" style:list-style-name="L39"/>
    <style:style style:name="P95" style:family="paragraph" style:parent-style-name="Text_20_body" style:list-style-name="L40"/>
    <style:style style:name="P96" style:family="paragraph" style:parent-style-name="Text_20_body" style:list-style-name="L41"/>
    <style:style style:name="P97" style:family="paragraph" style:parent-style-name="Text_20_body" style:list-style-name="L42"/>
    <style:style style:name="P98" style:family="paragraph" style:parent-style-name="Text_20_body" style:list-style-name="L43"/>
    <style:style style:name="P99" style:family="paragraph" style:parent-style-name="Text_20_body" style:list-style-name="L44"/>
    <style:style style:name="P100" style:family="paragraph" style:parent-style-name="Text_20_body" style:list-style-name="L45"/>
    <style:style style:name="T1" style:family="text">
      <style:text-properties loext:padding-left="0in" loext:padding-right="0in" loext:padding-top="0.0193in" loext:padding-bottom="0.0193in" loext:border-left="none" loext:border-right="none" loext:border-top="0.06pt solid #ddddd8" loext:border-bottom="0.06pt solid #efefed"/>
    </style:style>
    <style:style style:name="T2" style:family="text">
      <style:text-properties loext:padding-left="0in" loext:padding-right="0in" loext:padding-top="0.0193in" loext:padding-bottom="0in" loext:border-left="none" loext:border-right="none" loext:border-top="0.06pt solid #efefed" loext:border-bottom="none"/>
    </style:style>
    <style:style style:name="T3" style:family="text">
      <style:text-properties style:text-position="-8% 80%" loext:padding-left="0in" loext:padding-right="0in" loext:padding-top="0.0193in" loext:padding-bottom="0in" loext:border-left="none" loext:border-right="none" loext:border-top="0.06pt solid #efefed" loext:border-bottom="none"/>
    </style:style>
    <style:style style:name="T4" style:family="text">
      <style:text-properties fo:color="#18a303" loext:opacity="100%"/>
    </style:style>
    <style:style style:name="T5" style:family="text">
      <style:text-properties fo:color="#106802" loext:opacity="100%"/>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in"/>
      </style:section-properties>
    </style:style>
    <style:style style:name="Sect2" style:family="section">
      <style:section-properties style:writing-mode="lr-tb" style:editable="false">
        <style:columns fo:column-count="1" fo:column-gap="0in"/>
      </style:section-properties>
    </style:style>
    <style:style style:name="Sect3" style:family="section">
      <style:section-properties fo:background-color="#000000" style:editable="false">
        <style:columns fo:column-count="1" fo:column-gap="0in"/>
        <style:background-image/>
      </style:section-properties>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header">
        <text:p text:style-name="P48"><office:annotation loext:resolved="false"><dc:date>2023-11-14T10:03:43.213389950</dc:date><text:p>HTML: &lt;meta http-equiv="X-UA-Compatible" content="IE=edge"&gt;</text:p></office:annotation></text:p>
        <text:section text:style-name="Sect1" text:name="toc">
          <text:p text:style-name="P6"/>
          <text:section text:style-name="Sect2" text:name="toctitle">
            <text:p text:style-name="P27">Table of Conten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2"><text:a xlink:type="simple" xlink:href="#__RefHeading___Toc39960_1418072056" text:style-name="Index_20_Link" text:visited-style-name="Index_20_Link">Basic Meta-Model (BMM)<text:tab/>24</text:a></text:p>
                <text:p text:style-name="P33"><text:a xlink:type="simple" xlink:href="#__RefHeading___Toc39962_1418072056" text:style-name="Index_20_Link" text:visited-style-name="Index_20_Link">Amendment Record<text:tab/>25</text:a></text:p>
                <text:p text:style-name="P33"><text:a xlink:type="simple" xlink:href="#__RefHeading___Toc39964_1418072056" text:style-name="Index_20_Link" text:visited-style-name="Index_20_Link">Acknowledgements<text:tab/>31</text:a></text:p>
                <text:p text:style-name="P34"><text:a xlink:type="simple" xlink:href="#__RefHeading___Toc39966_1418072056" text:style-name="Index_20_Link" text:visited-style-name="Index_20_Link">Primary Author<text:tab/>31</text:a></text:p>
                <text:p text:style-name="P34"><text:a xlink:type="simple" xlink:href="#__RefHeading___Toc39968_1418072056" text:style-name="Index_20_Link" text:visited-style-name="Index_20_Link">Contributors<text:tab/>31</text:a></text:p>
                <text:p text:style-name="P34"><text:a xlink:type="simple" xlink:href="#__RefHeading___Toc39970_1418072056" text:style-name="Index_20_Link" text:visited-style-name="Index_20_Link">Trademarks<text:tab/>32</text:a></text:p>
                <text:p text:style-name="P33"><text:a xlink:type="simple" xlink:href="#__RefHeading___Toc39972_1418072056" text:style-name="Index_20_Link" text:visited-style-name="Index_20_Link">1. Preface<text:tab/>32</text:a></text:p>
                <text:p text:style-name="P34"><text:a xlink:type="simple" xlink:href="#__RefHeading___Toc39974_1418072056" text:style-name="Index_20_Link" text:visited-style-name="Index_20_Link">1.1. Purpose<text:tab/>32</text:a></text:p>
                <text:p text:style-name="P34"><text:a xlink:type="simple" xlink:href="#__RefHeading___Toc39976_1418072056" text:style-name="Index_20_Link" text:visited-style-name="Index_20_Link">1.2. Status<text:tab/>33</text:a></text:p>
                <text:p text:style-name="P34"><text:a xlink:type="simple" xlink:href="#__RefHeading___Toc39978_1418072056" text:style-name="Index_20_Link" text:visited-style-name="Index_20_Link">1.3. Feedback<text:tab/>33</text:a></text:p>
                <text:p text:style-name="P34"><text:a xlink:type="simple" xlink:href="#__RefHeading___Toc39980_1418072056" text:style-name="Index_20_Link" text:visited-style-name="Index_20_Link">1.4. Conformance<text:tab/>33</text:a></text:p>
                <text:p text:style-name="P34"><text:a xlink:type="simple" xlink:href="#__RefHeading___Toc39982_1418072056" text:style-name="Index_20_Link" text:visited-style-name="Index_20_Link">1.5. Previous Versions<text:tab/>34</text:a></text:p>
                <text:p text:style-name="P35"><text:a xlink:type="simple" xlink:href="#__RefHeading___Toc39984_1418072056" text:style-name="Index_20_Link" text:visited-style-name="Index_20_Link">1.5.1. Version 3.0.0<text:tab/>34</text:a></text:p>
                <text:p text:style-name="P35"><text:a xlink:type="simple" xlink:href="#__RefHeading___Toc39986_1418072056" text:style-name="Index_20_Link" text:visited-style-name="Index_20_Link">1.5.2. Version 3.1.0<text:tab/>34</text:a></text:p>
                <text:p text:style-name="P34"><text:a xlink:type="simple" xlink:href="#__RefHeading___Toc39988_1418072056" text:style-name="Index_20_Link" text:visited-style-name="Index_20_Link">1.6. A Note on Language<text:tab/>34</text:a></text:p>
                <text:p text:style-name="P34"><text:a xlink:type="simple" xlink:href="#__RefHeading___Toc39990_1418072056" text:style-name="Index_20_Link" text:visited-style-name="Index_20_Link">1.7. Tooling<text:tab/>36</text:a></text:p>
                <text:p text:style-name="P33"><text:a xlink:type="simple" xlink:href="#__RefHeading___Toc39992_1418072056" text:style-name="Index_20_Link" text:visited-style-name="Index_20_Link">2. Overview<text:tab/>36</text:a></text:p>
                <text:p text:style-name="P34"><text:a xlink:type="simple" xlink:href="#__RefHeading___Toc39994_1418072056" text:style-name="Index_20_Link" text:visited-style-name="Index_20_Link">2.1. Introduction<text:tab/>36</text:a></text:p>
                <text:p text:style-name="P34"><text:a xlink:type="simple" xlink:href="#__RefHeading___Toc39996_1418072056" text:style-name="Index_20_Link" text:visited-style-name="Index_20_Link">2.2. Features<text:tab/>37</text:a></text:p>
                <text:p text:style-name="P34"><text:a xlink:type="simple" xlink:href="#__RefHeading___Toc39998_1418072056" text:style-name="Index_20_Link" text:visited-style-name="Index_20_Link">2.3. Current State of the Art<text:tab/>39</text:a></text:p>
                <text:p text:style-name="P35"><text:a xlink:type="simple" xlink:href="#__RefHeading___Toc40000_1418072056" text:style-name="Index_20_Link" text:visited-style-name="Index_20_Link">2.3.1. UML<text:tab/>39</text:a></text:p>
                <text:p text:style-name="P35"><text:a xlink:type="simple" xlink:href="#__RefHeading___Toc40002_1418072056" text:style-name="Index_20_Link" text:visited-style-name="Index_20_Link">2.3.2. XML Schema<text:tab/>41</text:a></text:p>
                <text:p text:style-name="P34"><text:a xlink:type="simple" xlink:href="#__RefHeading___Toc40004_1418072056" text:style-name="Index_20_Link" text:visited-style-name="Index_20_Link">2.4. Computational Model<text:tab/>42</text:a></text:p>
                <text:p text:style-name="P34"><text:a xlink:type="simple" xlink:href="#__RefHeading___Toc40006_1418072056" text:style-name="Index_20_Link" text:visited-style-name="Index_20_Link">2.5. Purpose of the BMM<text:tab/>42</text:a></text:p>
                <text:p text:style-name="P35"><text:a xlink:type="simple" xlink:href="#__RefHeading___Toc40008_1418072056" text:style-name="Index_20_Link" text:visited-style-name="Index_20_Link">2.5.1. Class Model Representation<text:tab/>42</text:a></text:p>
                <text:p text:style-name="P35"><text:a xlink:type="simple" xlink:href="#__RefHeading___Toc40010_1418072056" text:style-name="Index_20_Link" text:visited-style-name="Index_20_Link"><text:soft-page-break/>2.5.2. Meta-Model for Expressions Language<text:tab/>42</text:a></text:p>
                <text:p text:style-name="P35"><text:a xlink:type="simple" xlink:href="#__RefHeading___Toc40012_1418072056" text:style-name="Index_20_Link" text:visited-style-name="Index_20_Link">2.5.3. Information Model Representation<text:tab/>42</text:a></text:p>
                <text:p text:style-name="P35"><text:a xlink:type="simple" xlink:href="#__RefHeading___Toc40014_1418072056" text:style-name="Index_20_Link" text:visited-style-name="Index_20_Link">2.5.4. Archetype Modelling<text:tab/>45</text:a></text:p>
                <text:p text:style-name="P33"><text:a xlink:type="simple" xlink:href="#__RefHeading___Toc40016_1418072056" text:style-name="Index_20_Link" text:visited-style-name="Index_20_Link">3. Package Structure<text:tab/>47</text:a></text:p>
                <text:p text:style-name="P34"><text:a xlink:type="simple" xlink:href="#__RefHeading___Toc40018_1418072056" text:style-name="Index_20_Link" text:visited-style-name="Index_20_Link">3.1. Overview<text:tab/>47</text:a></text:p>
                <text:p text:style-name="P34"><text:a xlink:type="simple" xlink:href="#__RefHeading___Toc40020_1418072056" text:style-name="Index_20_Link" text:visited-style-name="Index_20_Link">3.2. Class Definitions<text:tab/>48</text:a></text:p>
                <text:p text:style-name="P35"><text:a xlink:type="simple" xlink:href="#__RefHeading___Toc40022_1418072056" text:style-name="Index_20_Link" text:visited-style-name="Index_20_Link">3.2.1. BMM_DEFINITIONS Class<text:tab/>48</text:a></text:p>
                <text:p text:style-name="P33"><text:a xlink:type="simple" xlink:href="#__RefHeading___Toc40024_1418072056" text:style-name="Index_20_Link" text:visited-style-name="Index_20_Link">4. Model Access Package<text:tab/>52</text:a></text:p>
                <text:p text:style-name="P34"><text:a xlink:type="simple" xlink:href="#__RefHeading___Toc40026_1418072056" text:style-name="Index_20_Link" text:visited-style-name="Index_20_Link">4.1. Overview<text:tab/>52</text:a></text:p>
                <text:p text:style-name="P34"><text:a xlink:type="simple" xlink:href="#__RefHeading___Toc40028_1418072056" text:style-name="Index_20_Link" text:visited-style-name="Index_20_Link">4.2. Class Definitions<text:tab/>58</text:a></text:p>
                <text:p text:style-name="P35"><text:a xlink:type="simple" xlink:href="#__RefHeading___Toc40030_1418072056" text:style-name="Index_20_Link" text:visited-style-name="Index_20_Link">4.2.1. BMM_MODEL_ACCESS Class<text:tab/>58</text:a></text:p>
                <text:p text:style-name="P35"><text:a xlink:type="simple" xlink:href="#__RefHeading___Toc40032_1418072056" text:style-name="Index_20_Link" text:visited-style-name="Index_20_Link">4.2.2. BMM_SCHEMA_DESCRIPTOR Class<text:tab/>60</text:a></text:p>
                <text:p text:style-name="P35"><text:a xlink:type="simple" xlink:href="#__RefHeading___Toc40034_1418072056" text:style-name="Index_20_Link" text:visited-style-name="Index_20_Link">4.2.3. BMM_MODEL_METADATA Class<text:tab/>62</text:a></text:p>
                <text:p text:style-name="P35"><text:a xlink:type="simple" xlink:href="#__RefHeading___Toc40036_1418072056" text:style-name="Index_20_Link" text:visited-style-name="Index_20_Link">4.2.4. BMM_SCHEMA Class<text:tab/>62</text:a></text:p>
                <text:p text:style-name="P35"><text:a xlink:type="simple" xlink:href="#__RefHeading___Toc40038_1418072056" text:style-name="Index_20_Link" text:visited-style-name="Index_20_Link">4.2.5. BMM_SCHEMA_STATE Enumeration<text:tab/>66</text:a></text:p>
                <text:p text:style-name="P35"><text:a xlink:type="simple" xlink:href="#__RefHeading___Toc40040_1418072056" text:style-name="Index_20_Link" text:visited-style-name="Index_20_Link">4.2.6. BMM_INCLUDE_SPEC Class<text:tab/>67</text:a></text:p>
                <text:p text:style-name="P33"><text:a xlink:type="simple" xlink:href="#__RefHeading___Toc40042_1418072056" text:style-name="Index_20_Link" text:visited-style-name="Index_20_Link">5. Model Structure<text:tab/>68</text:a></text:p>
                <text:p text:style-name="P34"><text:a xlink:type="simple" xlink:href="#__RefHeading___Toc40044_1418072056" text:style-name="Index_20_Link" text:visited-style-name="Index_20_Link">5.1. Overview<text:tab/>68</text:a></text:p>
                <text:p text:style-name="P34"><text:a xlink:type="simple" xlink:href="#__RefHeading___Toc40046_1418072056" text:style-name="Index_20_Link" text:visited-style-name="Index_20_Link">5.2. Naming Convention<text:tab/>68</text:a></text:p>
                <text:p text:style-name="P34"><text:a xlink:type="simple" xlink:href="#__RefHeading___Toc40048_1418072056" text:style-name="Index_20_Link" text:visited-style-name="Index_20_Link">5.3. Model Semantics<text:tab/>68</text:a></text:p>
                <text:p text:style-name="P35"><text:a xlink:type="simple" xlink:href="#__RefHeading___Toc40050_1418072056" text:style-name="Index_20_Link" text:visited-style-name="Index_20_Link">5.3.1. Packages<text:tab/>69</text:a></text:p>
                <text:p text:style-name="P35"><text:a xlink:type="simple" xlink:href="#__RefHeading___Toc40052_1418072056" text:style-name="Index_20_Link" text:visited-style-name="Index_20_Link">5.3.2. Use of other Models<text:tab/>70</text:a></text:p>
                <text:p text:style-name="P35"><text:a xlink:type="simple" xlink:href="#__RefHeading___Toc40054_1418072056" text:style-name="Index_20_Link" text:visited-style-name="Index_20_Link">5.3.3. Documentation<text:tab/>70</text:a></text:p>
                <text:p text:style-name="P35"><text:a xlink:type="simple" xlink:href="#__RefHeading___Toc40056_1418072056" text:style-name="Index_20_Link" text:visited-style-name="Index_20_Link">5.3.4. Other Meta-data<text:tab/>71</text:a></text:p>
                <text:p text:style-name="P34"><text:a xlink:type="simple" xlink:href="#__RefHeading___Toc40058_1418072056" text:style-name="Index_20_Link" text:visited-style-name="Index_20_Link">5.4. The Any Class and Type<text:tab/>71</text:a></text:p>
                <text:p text:style-name="P34"><text:a xlink:type="simple" xlink:href="#__RefHeading___Toc40060_1418072056" text:style-name="Index_20_Link" text:visited-style-name="Index_20_Link">5.5. Class Definitions<text:tab/>72</text:a></text:p>
                <text:p text:style-name="P35"><text:a xlink:type="simple" xlink:href="#__RefHeading___Toc40062_1418072056" text:style-name="Index_20_Link" text:visited-style-name="Index_20_Link">5.5.1. BMM_MODEL_ELEMENT Class<text:tab/>72</text:a></text:p>
                <text:p text:style-name="P35"><text:a xlink:type="simple" xlink:href="#__RefHeading___Toc40064_1418072056" text:style-name="Index_20_Link" text:visited-style-name="Index_20_Link">5.5.2. BMM_PACKAGE_CONTAINER Class<text:tab/>73</text:a></text:p>
                <text:p text:style-name="P35"><text:a xlink:type="simple" xlink:href="#__RefHeading___Toc40066_1418072056" text:style-name="Index_20_Link" text:visited-style-name="Index_20_Link">5.5.3. BMM_PACKAGE Class<text:tab/>74</text:a></text:p>
                <text:p text:style-name="P35"><text:a xlink:type="simple" xlink:href="#__RefHeading___Toc40068_1418072056" text:style-name="Index_20_Link" text:visited-style-name="Index_20_Link">5.5.4. BMM_MODEL Class<text:tab/>75</text:a></text:p>
                <text:p text:style-name="P35"><text:a xlink:type="simple" xlink:href="#__RefHeading___Toc40070_1418072056" text:style-name="Index_20_Link" text:visited-style-name="Index_20_Link">5.5.5. BMM_MODULE Class<text:tab/>81</text:a></text:p>
                <text:p text:style-name="P33"><text:a xlink:type="simple" xlink:href="#__RefHeading___Toc40072_1418072056" text:style-name="Index_20_Link" text:visited-style-name="Index_20_Link">6. Types<text:tab/>82</text:a></text:p>
                <text:p text:style-name="P34"><text:a xlink:type="simple" xlink:href="#__RefHeading___Toc40074_1418072056" text:style-name="Index_20_Link" text:visited-style-name="Index_20_Link"><text:soft-page-break/>6.1. Overview<text:tab/>82</text:a></text:p>
                <text:p text:style-name="P34"><text:a xlink:type="simple" xlink:href="#__RefHeading___Toc40076_1418072056" text:style-name="Index_20_Link" text:visited-style-name="Index_20_Link">6.2. Simple Type<text:tab/>85</text:a></text:p>
                <text:p text:style-name="P35"><text:a xlink:type="simple" xlink:href="#__RefHeading___Toc40078_1418072056" text:style-name="Index_20_Link" text:visited-style-name="Index_20_Link">6.2.1. Conformance<text:tab/>85</text:a></text:p>
                <text:p text:style-name="P34"><text:a xlink:type="simple" xlink:href="#__RefHeading___Toc40080_1418072056" text:style-name="Index_20_Link" text:visited-style-name="Index_20_Link">6.3. Generic Type<text:tab/>86</text:a></text:p>
                <text:p text:style-name="P35"><text:a xlink:type="simple" xlink:href="#__RefHeading___Toc40082_1418072056" text:style-name="Index_20_Link" text:visited-style-name="Index_20_Link">6.3.1. Conformance<text:tab/>88</text:a></text:p>
                <text:p text:style-name="P34"><text:a xlink:type="simple" xlink:href="#__RefHeading___Toc40084_1418072056" text:style-name="Index_20_Link" text:visited-style-name="Index_20_Link">6.4. Container Meta-types<text:tab/>88</text:a></text:p>
                <text:p text:style-name="P35"><text:a xlink:type="simple" xlink:href="#__RefHeading___Toc40086_1418072056" text:style-name="Index_20_Link" text:visited-style-name="Index_20_Link">6.4.1. Conformance<text:tab/>90</text:a></text:p>
                <text:p text:style-name="P34"><text:a xlink:type="simple" xlink:href="#__RefHeading___Toc40088_1418072056" text:style-name="Index_20_Link" text:visited-style-name="Index_20_Link">6.5. Bult-in Meta-types<text:tab/>90</text:a></text:p>
                <text:p text:style-name="P35"><text:a xlink:type="simple" xlink:href="#__RefHeading___Toc40090_1418072056" text:style-name="Index_20_Link" text:visited-style-name="Index_20_Link">6.5.1. Tuple Meta-type<text:tab/>91</text:a></text:p>
                <text:p text:style-name="P36"><text:a xlink:type="simple" xlink:href="#__RefHeading___Toc40092_1418072056" text:style-name="Index_20_Link" text:visited-style-name="Index_20_Link">6.5.1.1. Conformance<text:tab/>91</text:a></text:p>
                <text:p text:style-name="P35"><text:a xlink:type="simple" xlink:href="#__RefHeading___Toc40094_1418072056" text:style-name="Index_20_Link" text:visited-style-name="Index_20_Link">6.5.2. Signature Meta-type<text:tab/>91</text:a></text:p>
                <text:p text:style-name="P36"><text:a xlink:type="simple" xlink:href="#__RefHeading___Toc40096_1418072056" text:style-name="Index_20_Link" text:visited-style-name="Index_20_Link">6.5.2.1. Conformance<text:tab/>93</text:a></text:p>
                <text:p text:style-name="P35"><text:a xlink:type="simple" xlink:href="#__RefHeading___Toc40098_1418072056" text:style-name="Index_20_Link" text:visited-style-name="Index_20_Link">6.5.3. Status Meta-type<text:tab/>94</text:a></text:p>
                <text:p text:style-name="P34"><text:a xlink:type="simple" xlink:href="#__RefHeading___Toc40100_1418072056" text:style-name="Index_20_Link" text:visited-style-name="Index_20_Link">6.6. Type Conformance<text:tab/>94</text:a></text:p>
                <text:p text:style-name="P34"><text:a xlink:type="simple" xlink:href="#__RefHeading___Toc40102_1418072056" text:style-name="Index_20_Link" text:visited-style-name="Index_20_Link">6.7. Model Theoretic Questions<text:tab/>97</text:a></text:p>
                <text:p text:style-name="P34"><text:a xlink:type="simple" xlink:href="#__RefHeading___Toc40104_1418072056" text:style-name="Index_20_Link" text:visited-style-name="Index_20_Link">6.8. Class Definitions<text:tab/>97</text:a></text:p>
                <text:p text:style-name="P35"><text:a xlink:type="simple" xlink:href="#__RefHeading___Toc40106_1418072056" text:style-name="Index_20_Link" text:visited-style-name="Index_20_Link">6.8.1. BMM_TYPE Class<text:tab/>97</text:a></text:p>
                <text:p text:style-name="P35"><text:a xlink:type="simple" xlink:href="#__RefHeading___Toc40108_1418072056" text:style-name="Index_20_Link" text:visited-style-name="Index_20_Link">6.8.2. BMM_UNITARY_TYPE Class<text:tab/>98</text:a></text:p>
                <text:p text:style-name="P35"><text:a xlink:type="simple" xlink:href="#__RefHeading___Toc40110_1418072056" text:style-name="Index_20_Link" text:visited-style-name="Index_20_Link">6.8.3. BMM_EFFECTIVE_TYPE Class<text:tab/>99</text:a></text:p>
                <text:p text:style-name="P35"><text:a xlink:type="simple" xlink:href="#__RefHeading___Toc40112_1418072056" text:style-name="Index_20_Link" text:visited-style-name="Index_20_Link">6.8.4. BMM_PARAMETER_TYPE Class<text:tab/>99</text:a></text:p>
                <text:p text:style-name="P35"><text:a xlink:type="simple" xlink:href="#__RefHeading___Toc40114_1418072056" text:style-name="Index_20_Link" text:visited-style-name="Index_20_Link">6.8.5. BMM_MODEL_TYPE Class<text:tab/>101</text:a></text:p>
                <text:p text:style-name="P35"><text:a xlink:type="simple" xlink:href="#__RefHeading___Toc40116_1418072056" text:style-name="Index_20_Link" text:visited-style-name="Index_20_Link">6.8.6. BMM_SIMPLE_TYPE Class<text:tab/>102</text:a></text:p>
                <text:p text:style-name="P35"><text:a xlink:type="simple" xlink:href="#__RefHeading___Toc40118_1418072056" text:style-name="Index_20_Link" text:visited-style-name="Index_20_Link">6.8.7. BMM_GENERIC_TYPE Class<text:tab/>103</text:a></text:p>
                <text:p text:style-name="P35"><text:a xlink:type="simple" xlink:href="#__RefHeading___Toc40120_1418072056" text:style-name="Index_20_Link" text:visited-style-name="Index_20_Link">6.8.8. BMM_BUILTIN_TYPE Class<text:tab/>104</text:a></text:p>
                <text:p text:style-name="P35"><text:a xlink:type="simple" xlink:href="#__RefHeading___Toc40122_1418072056" text:style-name="Index_20_Link" text:visited-style-name="Index_20_Link">6.8.9. BMM_TUPLE_TYPE Class<text:tab/>105</text:a></text:p>
                <text:p text:style-name="P35"><text:a xlink:type="simple" xlink:href="#__RefHeading___Toc40124_1418072056" text:style-name="Index_20_Link" text:visited-style-name="Index_20_Link">6.8.10. BMM_SIGNATURE Class<text:tab/>106</text:a></text:p>
                <text:p text:style-name="P35"><text:a xlink:type="simple" xlink:href="#__RefHeading___Toc40126_1418072056" text:style-name="Index_20_Link" text:visited-style-name="Index_20_Link">6.8.11. BMM_PROPERTY_TYPE Class<text:tab/>107</text:a></text:p>
                <text:p text:style-name="P35"><text:a xlink:type="simple" xlink:href="#__RefHeading___Toc40128_1418072056" text:style-name="Index_20_Link" text:visited-style-name="Index_20_Link">6.8.12. BMM_ROUTINE_TYPE Class<text:tab/>108</text:a></text:p>
                <text:p text:style-name="P35"><text:a xlink:type="simple" xlink:href="#__RefHeading___Toc40130_1418072056" text:style-name="Index_20_Link" text:visited-style-name="Index_20_Link">6.8.13. BMM_FUNCTION_TYPE Class<text:tab/>108</text:a></text:p>
                <text:p text:style-name="P35"><text:a xlink:type="simple" xlink:href="#__RefHeading___Toc40132_1418072056" text:style-name="Index_20_Link" text:visited-style-name="Index_20_Link">6.8.14. BMM_PROCEDURE_TYPE Class<text:tab/>109</text:a></text:p>
                <text:p text:style-name="P35"><text:a xlink:type="simple" xlink:href="#__RefHeading___Toc40134_1418072056" text:style-name="Index_20_Link" text:visited-style-name="Index_20_Link">6.8.15. BMM_STATUS_TYPE Class<text:tab/>109</text:a></text:p>
                <text:p text:style-name="P35"><text:a xlink:type="simple" xlink:href="#__RefHeading___Toc40136_1418072056" text:style-name="Index_20_Link" text:visited-style-name="Index_20_Link">6.8.16. BMM_CONTAINER_TYPE Class<text:tab/>110</text:a></text:p>
                <text:p text:style-name="P35"><text:a xlink:type="simple" xlink:href="#__RefHeading___Toc40138_1418072056" text:style-name="Index_20_Link" text:visited-style-name="Index_20_Link"><text:soft-page-break/>6.8.17. BMM_INDEXED_CONTAINER_TYPE Class<text:tab/>112</text:a></text:p>
                <text:p text:style-name="P33"><text:a xlink:type="simple" xlink:href="#__RefHeading___Toc40140_1418072056" text:style-name="Index_20_Link" text:visited-style-name="Index_20_Link">7. Classes<text:tab/>113</text:a></text:p>
                <text:p text:style-name="P34"><text:a xlink:type="simple" xlink:href="#__RefHeading___Toc40142_1418072056" text:style-name="Index_20_Link" text:visited-style-name="Index_20_Link">7.1. Overview<text:tab/>113</text:a></text:p>
                <text:p text:style-name="P34"><text:a xlink:type="simple" xlink:href="#__RefHeading___Toc40144_1418072056" text:style-name="Index_20_Link" text:visited-style-name="Index_20_Link">7.2. Simple Classes<text:tab/>114</text:a></text:p>
                <text:p text:style-name="P34"><text:a xlink:type="simple" xlink:href="#__RefHeading___Toc40146_1418072056" text:style-name="Index_20_Link" text:visited-style-name="Index_20_Link">7.3. Generic Classes<text:tab/>114</text:a></text:p>
                <text:p text:style-name="P34"><text:a xlink:type="simple" xlink:href="#__RefHeading___Toc40148_1418072056" text:style-name="Index_20_Link" text:visited-style-name="Index_20_Link">7.4. Range-Constrained Classes<text:tab/>116</text:a></text:p>
                <text:p text:style-name="P35"><text:a xlink:type="simple" xlink:href="#__RefHeading___Toc40150_1418072056" text:style-name="Index_20_Link" text:visited-style-name="Index_20_Link">7.4.1. Enumerated Types<text:tab/>117</text:a></text:p>
                <text:p text:style-name="P35"><text:a xlink:type="simple" xlink:href="#__RefHeading___Toc40152_1418072056" text:style-name="Index_20_Link" text:visited-style-name="Index_20_Link">7.4.2. Value-set Types<text:tab/>121</text:a></text:p>
                <text:p text:style-name="P34"><text:a xlink:type="simple" xlink:href="#__RefHeading___Toc40154_1418072056" text:style-name="Index_20_Link" text:visited-style-name="Index_20_Link">7.5. Class Qualifiers<text:tab/>123</text:a></text:p>
                <text:p text:style-name="P35"><text:a xlink:type="simple" xlink:href="#__RefHeading___Toc40156_1418072056" text:style-name="Index_20_Link" text:visited-style-name="Index_20_Link">7.5.1. Abstract Classes<text:tab/>123</text:a></text:p>
                <text:p text:style-name="P35"><text:a xlink:type="simple" xlink:href="#__RefHeading___Toc40158_1418072056" text:style-name="Index_20_Link" text:visited-style-name="Index_20_Link">7.5.2. Primitive Type Classes<text:tab/>123</text:a></text:p>
                <text:p text:style-name="P34"><text:a xlink:type="simple" xlink:href="#__RefHeading___Toc40160_1418072056" text:style-name="Index_20_Link" text:visited-style-name="Index_20_Link">7.6. Class Invariants<text:tab/>126</text:a></text:p>
                <text:p text:style-name="P34"><text:a xlink:type="simple" xlink:href="#__RefHeading___Toc40162_1418072056" text:style-name="Index_20_Link" text:visited-style-name="Index_20_Link">7.7. Inheritance<text:tab/>127</text:a></text:p>
                <text:p text:style-name="P34"><text:a xlink:type="simple" xlink:href="#__RefHeading___Toc40164_1418072056" text:style-name="Index_20_Link" text:visited-style-name="Index_20_Link">7.8. Model Theoretic Questions<text:tab/>127</text:a></text:p>
                <text:p text:style-name="P34"><text:a xlink:type="simple" xlink:href="#__RefHeading___Toc40166_1418072056" text:style-name="Index_20_Link" text:visited-style-name="Index_20_Link">7.9. Class Definitions<text:tab/>128</text:a></text:p>
                <text:p text:style-name="P35"><text:a xlink:type="simple" xlink:href="#__RefHeading___Toc40168_1418072056" text:style-name="Index_20_Link" text:visited-style-name="Index_20_Link">7.9.1. BMM_CLASS Class<text:tab/>128</text:a></text:p>
                <text:p text:style-name="P35"><text:a xlink:type="simple" xlink:href="#__RefHeading___Toc40170_1418072056" text:style-name="Index_20_Link" text:visited-style-name="Index_20_Link">7.9.2. BMM_SIMPLE_CLASS Class<text:tab/>132</text:a></text:p>
                <text:p text:style-name="P35"><text:a xlink:type="simple" xlink:href="#__RefHeading___Toc40172_1418072056" text:style-name="Index_20_Link" text:visited-style-name="Index_20_Link">7.9.3. BMM_GENERIC_CLASS Class<text:tab/>133</text:a></text:p>
                <text:p text:style-name="P35"><text:a xlink:type="simple" xlink:href="#__RefHeading___Toc40174_1418072056" text:style-name="Index_20_Link" text:visited-style-name="Index_20_Link">7.9.4. BMM_ENUMERATION Class<text:tab/>134</text:a></text:p>
                <text:p text:style-name="P35"><text:a xlink:type="simple" xlink:href="#__RefHeading___Toc40176_1418072056" text:style-name="Index_20_Link" text:visited-style-name="Index_20_Link">7.9.5. BMM_ENUMERATION_STRING Class<text:tab/>135</text:a></text:p>
                <text:p text:style-name="P35"><text:a xlink:type="simple" xlink:href="#__RefHeading___Toc40178_1418072056" text:style-name="Index_20_Link" text:visited-style-name="Index_20_Link">7.9.6. BMM_ENUMERATION_INTEGER Class<text:tab/>135</text:a></text:p>
                <text:p text:style-name="P35"><text:a xlink:type="simple" xlink:href="#__RefHeading___Toc40180_1418072056" text:style-name="Index_20_Link" text:visited-style-name="Index_20_Link">7.9.7. BMM_VALUE_SET_SPEC Class<text:tab/>136</text:a></text:p>
                <text:p text:style-name="P33"><text:a xlink:type="simple" xlink:href="#__RefHeading___Toc40182_1418072056" text:style-name="Index_20_Link" text:visited-style-name="Index_20_Link">8. Class Features<text:tab/>136</text:a></text:p>
                <text:p text:style-name="P34"><text:a xlink:type="simple" xlink:href="#__RefHeading___Toc40184_1418072056" text:style-name="Index_20_Link" text:visited-style-name="Index_20_Link">8.1. Overview<text:tab/>136</text:a></text:p>
                <text:p text:style-name="P35"><text:a xlink:type="simple" xlink:href="#__RefHeading___Toc40186_1418072056" text:style-name="Index_20_Link" text:visited-style-name="Index_20_Link">8.1.1. Feature Taxonomy<text:tab/>137</text:a></text:p>
                <text:p text:style-name="P35"><text:a xlink:type="simple" xlink:href="#__RefHeading___Toc40188_1418072056" text:style-name="Index_20_Link" text:visited-style-name="Index_20_Link">8.1.2. Class Model<text:tab/>137</text:a></text:p>
                <text:p text:style-name="P35"><text:a xlink:type="simple" xlink:href="#__RefHeading___Toc40190_1418072056" text:style-name="Index_20_Link" text:visited-style-name="Index_20_Link">8.1.3. Feature Groups and Visibility<text:tab/>137</text:a></text:p>
                <text:p text:style-name="P35"><text:a xlink:type="simple" xlink:href="#__RefHeading___Toc40192_1418072056" text:style-name="Index_20_Link" text:visited-style-name="Index_20_Link">8.1.4. Differential and Flat Form<text:tab/>138</text:a></text:p>
                <text:p text:style-name="P35"><text:a xlink:type="simple" xlink:href="#__RefHeading___Toc40194_1418072056" text:style-name="Index_20_Link" text:visited-style-name="Index_20_Link">8.1.5. Signatures<text:tab/>139</text:a></text:p>
                <text:p text:style-name="P35"><text:a xlink:type="simple" xlink:href="#__RefHeading___Toc40196_1418072056" text:style-name="Index_20_Link" text:visited-style-name="Index_20_Link">8.1.6. Synthesis due to Generic Parameter Substitution<text:tab/>140</text:a></text:p>
                <text:p text:style-name="P34"><text:a xlink:type="simple" xlink:href="#__RefHeading___Toc40198_1418072056" text:style-name="Index_20_Link" text:visited-style-name="Index_20_Link">8.2. Properties<text:tab/>140</text:a></text:p>
                <text:p text:style-name="P35"><text:a xlink:type="simple" xlink:href="#__RefHeading___Toc40200_1418072056" text:style-name="Index_20_Link" text:visited-style-name="Index_20_Link">8.2.1. Static Properties<text:tab/>140</text:a></text:p>
                <text:p text:style-name="P36"><text:a xlink:type="simple" xlink:href="#__RefHeading___Toc40202_1418072056" text:style-name="Index_20_Link" text:visited-style-name="Index_20_Link"><text:soft-page-break/>8.2.1.1. Constants<text:tab/>140</text:a></text:p>
                <text:p text:style-name="P36"><text:a xlink:type="simple" xlink:href="#__RefHeading___Toc40204_1418072056" text:style-name="Index_20_Link" text:visited-style-name="Index_20_Link">8.2.1.2. Singletons<text:tab/>141</text:a></text:p>
                <text:p text:style-name="P35"><text:a xlink:type="simple" xlink:href="#__RefHeading___Toc40206_1418072056" text:style-name="Index_20_Link" text:visited-style-name="Index_20_Link">8.2.2. Writable Properties<text:tab/>141</text:a></text:p>
                <text:p text:style-name="P36"><text:a xlink:type="simple" xlink:href="#__RefHeading___Toc40208_1418072056" text:style-name="Index_20_Link" text:visited-style-name="Index_20_Link">8.2.2.1. Unitary versus Container Properties<text:tab/>142</text:a></text:p>
                <text:p text:style-name="P35"><text:a xlink:type="simple" xlink:href="#__RefHeading___Toc40210_1418072056" text:style-name="Index_20_Link" text:visited-style-name="Index_20_Link">8.2.3. Semantic Level<text:tab/>144</text:a></text:p>
                <text:p text:style-name="P34"><text:a xlink:type="simple" xlink:href="#__RefHeading___Toc40212_1418072056" text:style-name="Index_20_Link" text:visited-style-name="Index_20_Link">8.3. Functions and Procedures<text:tab/>145</text:a></text:p>
                <text:p text:style-name="P35"><text:a xlink:type="simple" xlink:href="#__RefHeading___Toc40214_1418072056" text:style-name="Index_20_Link" text:visited-style-name="Index_20_Link">8.3.1. Pre- and Post-conditions<text:tab/>147</text:a></text:p>
                <text:p text:style-name="P35"><text:a xlink:type="simple" xlink:href="#__RefHeading___Toc40216_1418072056" text:style-name="Index_20_Link" text:visited-style-name="Index_20_Link">8.3.2. Creators and Converters<text:tab/>148</text:a></text:p>
                <text:p text:style-name="P35"><text:a xlink:type="simple" xlink:href="#__RefHeading___Toc40218_1418072056" text:style-name="Index_20_Link" text:visited-style-name="Index_20_Link">8.3.3. Routine Body<text:tab/>149</text:a></text:p>
                <text:p text:style-name="P34"><text:a xlink:type="simple" xlink:href="#__RefHeading___Toc40220_1418072056" text:style-name="Index_20_Link" text:visited-style-name="Index_20_Link">8.4. Variables<text:tab/>150</text:a></text:p>
                <text:p text:style-name="P34"><text:a xlink:type="simple" xlink:href="#__RefHeading___Toc40222_1418072056" text:style-name="Index_20_Link" text:visited-style-name="Index_20_Link">8.5. Model Theoretic Questions<text:tab/>150</text:a></text:p>
                <text:p text:style-name="P34"><text:a xlink:type="simple" xlink:href="#__RefHeading___Toc40224_1418072056" text:style-name="Index_20_Link" text:visited-style-name="Index_20_Link">8.6. Class Definitions<text:tab/>151</text:a></text:p>
                <text:p text:style-name="P35"><text:a xlink:type="simple" xlink:href="#__RefHeading___Toc40226_1418072056" text:style-name="Index_20_Link" text:visited-style-name="Index_20_Link">8.6.1. BMM_FORMAL_ELEMENT Class<text:tab/>151</text:a></text:p>
                <text:p text:style-name="P35"><text:a xlink:type="simple" xlink:href="#__RefHeading___Toc40228_1418072056" text:style-name="Index_20_Link" text:visited-style-name="Index_20_Link">8.6.2. BMM_FEATURE Class<text:tab/>152</text:a></text:p>
                <text:p text:style-name="P35"><text:a xlink:type="simple" xlink:href="#__RefHeading___Toc40230_1418072056" text:style-name="Index_20_Link" text:visited-style-name="Index_20_Link">8.6.3. BMM_FEATURE_GROUP Class<text:tab/>153</text:a></text:p>
                <text:p text:style-name="P35"><text:a xlink:type="simple" xlink:href="#__RefHeading___Toc40232_1418072056" text:style-name="Index_20_Link" text:visited-style-name="Index_20_Link">8.6.4. BMM_VISIBILITY Class<text:tab/>153</text:a></text:p>
                <text:p text:style-name="P35"><text:a xlink:type="simple" xlink:href="#__RefHeading___Toc40234_1418072056" text:style-name="Index_20_Link" text:visited-style-name="Index_20_Link">8.6.5. BMM_INSTANTIABLE_FEATURE Class<text:tab/>154</text:a></text:p>
                <text:p text:style-name="P35"><text:a xlink:type="simple" xlink:href="#__RefHeading___Toc40236_1418072056" text:style-name="Index_20_Link" text:visited-style-name="Index_20_Link">8.6.6. BMM_STATIC Class<text:tab/>155</text:a></text:p>
                <text:p text:style-name="P35"><text:a xlink:type="simple" xlink:href="#__RefHeading___Toc40238_1418072056" text:style-name="Index_20_Link" text:visited-style-name="Index_20_Link">8.6.7. BMM_CONSTANT Class<text:tab/>155</text:a></text:p>
                <text:p text:style-name="P35"><text:a xlink:type="simple" xlink:href="#__RefHeading___Toc40240_1418072056" text:style-name="Index_20_Link" text:visited-style-name="Index_20_Link">8.6.8. BMM_SINGLETON Class<text:tab/>156</text:a></text:p>
                <text:p text:style-name="P35"><text:a xlink:type="simple" xlink:href="#__RefHeading___Toc40242_1418072056" text:style-name="Index_20_Link" text:visited-style-name="Index_20_Link">8.6.9. BMM_PROPERTY Class<text:tab/>156</text:a></text:p>
                <text:p text:style-name="P35"><text:a xlink:type="simple" xlink:href="#__RefHeading___Toc40244_1418072056" text:style-name="Index_20_Link" text:visited-style-name="Index_20_Link">8.6.10. BMM_UNITARY_PROPERTY Class<text:tab/>157</text:a></text:p>
                <text:p text:style-name="P35"><text:a xlink:type="simple" xlink:href="#__RefHeading___Toc40246_1418072056" text:style-name="Index_20_Link" text:visited-style-name="Index_20_Link">8.6.11. BMM_CONTAINER_PROPERTY Class<text:tab/>158</text:a></text:p>
                <text:p text:style-name="P35"><text:a xlink:type="simple" xlink:href="#__RefHeading___Toc40248_1418072056" text:style-name="Index_20_Link" text:visited-style-name="Index_20_Link">8.6.12. BMM_INDEXED_CONTAINER_PROPERTY Class<text:tab/>159</text:a></text:p>
                <text:p text:style-name="P35"><text:a xlink:type="simple" xlink:href="#__RefHeading___Toc40250_1418072056" text:style-name="Index_20_Link" text:visited-style-name="Index_20_Link">8.6.13. BMM_ROUTINE Class<text:tab/>159</text:a></text:p>
                <text:p text:style-name="P35"><text:a xlink:type="simple" xlink:href="#__RefHeading___Toc40252_1418072056" text:style-name="Index_20_Link" text:visited-style-name="Index_20_Link">8.6.14. BMM_FUNCTION Class<text:tab/>160</text:a></text:p>
                <text:p text:style-name="P35"><text:a xlink:type="simple" xlink:href="#__RefHeading___Toc40254_1418072056" text:style-name="Index_20_Link" text:visited-style-name="Index_20_Link">8.6.15. BMM_OPERATOR Class<text:tab/>161</text:a></text:p>
                <text:p text:style-name="P35"><text:a xlink:type="simple" xlink:href="#__RefHeading___Toc40256_1418072056" text:style-name="Index_20_Link" text:visited-style-name="Index_20_Link">8.6.16. BMM_OPERATOR_POSITION Enumeration<text:tab/>162</text:a></text:p>
                <text:p text:style-name="P35"><text:a xlink:type="simple" xlink:href="#__RefHeading___Toc40258_1418072056" text:style-name="Index_20_Link" text:visited-style-name="Index_20_Link">8.6.17. BMM_PROCEDURE Class<text:tab/>162</text:a></text:p>
                <text:p text:style-name="P35"><text:a xlink:type="simple" xlink:href="#__RefHeading___Toc40260_1418072056" text:style-name="Index_20_Link" text:visited-style-name="Index_20_Link">8.6.18. BMM_VARIABLE Class<text:tab/>163</text:a></text:p>
                <text:p text:style-name="P35"><text:a xlink:type="simple" xlink:href="#__RefHeading___Toc40262_1418072056" text:style-name="Index_20_Link" text:visited-style-name="Index_20_Link">8.6.19. BMM_WRITABLE_VARIABLE Class<text:tab/>163</text:a></text:p>
                <text:p text:style-name="P35"><text:a xlink:type="simple" xlink:href="#__RefHeading___Toc40264_1418072056" text:style-name="Index_20_Link" text:visited-style-name="Index_20_Link">8.6.20. BMM_LOCAL Class<text:tab/>164</text:a></text:p>
                <text:p text:style-name="P35"><text:a xlink:type="simple" xlink:href="#__RefHeading___Toc40266_1418072056" text:style-name="Index_20_Link" text:visited-style-name="Index_20_Link"><text:soft-page-break/>8.6.21. BMM_RESULT Class<text:tab/>165</text:a></text:p>
                <text:p text:style-name="P35"><text:a xlink:type="simple" xlink:href="#__RefHeading___Toc40268_1418072056" text:style-name="Index_20_Link" text:visited-style-name="Index_20_Link">8.6.22. BMM_READONLY_VARIABLE Class<text:tab/>165</text:a></text:p>
                <text:p text:style-name="P35"><text:a xlink:type="simple" xlink:href="#__RefHeading___Toc40270_1418072056" text:style-name="Index_20_Link" text:visited-style-name="Index_20_Link">8.6.23. BMM_SELF Class<text:tab/>166</text:a></text:p>
                <text:p text:style-name="P35"><text:a xlink:type="simple" xlink:href="#__RefHeading___Toc40272_1418072056" text:style-name="Index_20_Link" text:visited-style-name="Index_20_Link">8.6.24. BMM_PARAMETER Class<text:tab/>166</text:a></text:p>
                <text:p text:style-name="P35"><text:a xlink:type="simple" xlink:href="#__RefHeading___Toc40274_1418072056" text:style-name="Index_20_Link" text:visited-style-name="Index_20_Link">8.6.25. BMM_PARAMETER_DIRECTION Enumeration<text:tab/>167</text:a></text:p>
                <text:p text:style-name="P35"><text:a xlink:type="simple" xlink:href="#__RefHeading___Toc40276_1418072056" text:style-name="Index_20_Link" text:visited-style-name="Index_20_Link">8.6.26. BMM_ROUTINE_DEFINITION Class<text:tab/>167</text:a></text:p>
                <text:p text:style-name="P35"><text:a xlink:type="simple" xlink:href="#__RefHeading___Toc40278_1418072056" text:style-name="Index_20_Link" text:visited-style-name="Index_20_Link">8.6.27. BMM_LOCAL_ROUTINE Class<text:tab/>168</text:a></text:p>
                <text:p text:style-name="P35"><text:a xlink:type="simple" xlink:href="#__RefHeading___Toc40280_1418072056" text:style-name="Index_20_Link" text:visited-style-name="Index_20_Link">8.6.28. BMM_EXTERNAL_ROUTINE Class<text:tab/>168</text:a></text:p>
                <text:p text:style-name="P33"><text:a xlink:type="simple" xlink:href="#__RefHeading___Toc40282_1418072056" text:style-name="Index_20_Link" text:visited-style-name="Index_20_Link">9. Literal Values<text:tab/>169</text:a></text:p>
                <text:p text:style-name="P34"><text:a xlink:type="simple" xlink:href="#__RefHeading___Toc40284_1418072056" text:style-name="Index_20_Link" text:visited-style-name="Index_20_Link">9.1. Overview<text:tab/>169</text:a></text:p>
                <text:p text:style-name="P34"><text:a xlink:type="simple" xlink:href="#__RefHeading___Toc40286_1418072056" text:style-name="Index_20_Link" text:visited-style-name="Index_20_Link">9.2. General Model<text:tab/>169</text:a></text:p>
                <text:p text:style-name="P34"><text:a xlink:type="simple" xlink:href="#__RefHeading___Toc40288_1418072056" text:style-name="Index_20_Link" text:visited-style-name="Index_20_Link">9.3. Container Literals<text:tab/>170</text:a></text:p>
                <text:p text:style-name="P34"><text:a xlink:type="simple" xlink:href="#__RefHeading___Toc40290_1418072056" text:style-name="Index_20_Link" text:visited-style-name="Index_20_Link">9.4. Literal Tuples<text:tab/>171</text:a></text:p>
                <text:p text:style-name="P34"><text:a xlink:type="simple" xlink:href="#__RefHeading___Toc40292_1418072056" text:style-name="Index_20_Link" text:visited-style-name="Index_20_Link">9.5. Type Extensions<text:tab/>171</text:a></text:p>
                <text:p text:style-name="P34"><text:a xlink:type="simple" xlink:href="#__RefHeading___Toc40294_1418072056" text:style-name="Index_20_Link" text:visited-style-name="Index_20_Link">9.6. Class Definitions<text:tab/>171</text:a></text:p>
                <text:p text:style-name="P35"><text:a xlink:type="simple" xlink:href="#__RefHeading___Toc40296_1418072056" text:style-name="Index_20_Link" text:visited-style-name="Index_20_Link">9.6.1. BMM_LITERAL_VALUE Class<text:tab/>171</text:a></text:p>
                <text:p text:style-name="P35"><text:a xlink:type="simple" xlink:href="#__RefHeading___Toc40298_1418072056" text:style-name="Index_20_Link" text:visited-style-name="Index_20_Link">9.6.2. BMM_CONTAINER_VALUE Class<text:tab/>172</text:a></text:p>
                <text:p text:style-name="P35"><text:a xlink:type="simple" xlink:href="#__RefHeading___Toc40300_1418072056" text:style-name="Index_20_Link" text:visited-style-name="Index_20_Link">9.6.3. BMM_INDEXED_CONTAINER_VALUE Class<text:tab/>173</text:a></text:p>
                <text:p text:style-name="P35"><text:a xlink:type="simple" xlink:href="#__RefHeading___Toc40302_1418072056" text:style-name="Index_20_Link" text:visited-style-name="Index_20_Link">9.6.4. BMM_UNITARY_VALUE Class<text:tab/>173</text:a></text:p>
                <text:p text:style-name="P35"><text:a xlink:type="simple" xlink:href="#__RefHeading___Toc40304_1418072056" text:style-name="Index_20_Link" text:visited-style-name="Index_20_Link">9.6.5. BMM_PRIMITIVE_VALUE Class<text:tab/>174</text:a></text:p>
                <text:p text:style-name="P35"><text:a xlink:type="simple" xlink:href="#__RefHeading___Toc40306_1418072056" text:style-name="Index_20_Link" text:visited-style-name="Index_20_Link">9.6.6. BMM_STRING_VALUE Class<text:tab/>174</text:a></text:p>
                <text:p text:style-name="P35"><text:a xlink:type="simple" xlink:href="#__RefHeading___Toc40308_1418072056" text:style-name="Index_20_Link" text:visited-style-name="Index_20_Link">9.6.7. BMM_INTEGER_VALUE Class<text:tab/>175</text:a></text:p>
                <text:p text:style-name="P35"><text:a xlink:type="simple" xlink:href="#__RefHeading___Toc40310_1418072056" text:style-name="Index_20_Link" text:visited-style-name="Index_20_Link">9.6.8. BMM_BOOLEAN_VALUE Class<text:tab/>175</text:a></text:p>
                <text:p text:style-name="P35"><text:a xlink:type="simple" xlink:href="#__RefHeading___Toc40312_1418072056" text:style-name="Index_20_Link" text:visited-style-name="Index_20_Link">9.6.9. BMM_INTERVAL_VALUE Class<text:tab/>176</text:a></text:p>
                <text:p text:style-name="P33"><text:a xlink:type="simple" xlink:href="#__RefHeading___Toc40314_1418072056" text:style-name="Index_20_Link" text:visited-style-name="Index_20_Link">10. Expressions<text:tab/>176</text:a></text:p>
                <text:p text:style-name="P34"><text:a xlink:type="simple" xlink:href="#__RefHeading___Toc40316_1418072056" text:style-name="Index_20_Link" text:visited-style-name="Index_20_Link">10.1. Overview<text:tab/>176</text:a></text:p>
                <text:p text:style-name="P34"><text:a xlink:type="simple" xlink:href="#__RefHeading___Toc40318_1418072056" text:style-name="Index_20_Link" text:visited-style-name="Index_20_Link">10.2. Terminal Entities<text:tab/>178</text:a></text:p>
                <text:p text:style-name="P35"><text:a xlink:type="simple" xlink:href="#__RefHeading___Toc40320_1418072056" text:style-name="Index_20_Link" text:visited-style-name="Index_20_Link">10.2.1. Simple Terminal Entities<text:tab/>178</text:a></text:p>
                <text:p text:style-name="P36"><text:a xlink:type="simple" xlink:href="#__RefHeading___Toc40322_1418072056" text:style-name="Index_20_Link" text:visited-style-name="Index_20_Link">10.2.1.1. Literals<text:tab/>178</text:a></text:p>
                <text:p text:style-name="P36"><text:a xlink:type="simple" xlink:href="#__RefHeading___Toc40324_1418072056" text:style-name="Index_20_Link" text:visited-style-name="Index_20_Link">10.2.1.2. Value Generators<text:tab/>178</text:a></text:p>
                <text:p text:style-name="P37"><text:a xlink:type="simple" xlink:href="#__RefHeading___Toc40326_1418072056" text:style-name="Index_20_Link" text:visited-style-name="Index_20_Link">Feature References<text:tab/>180</text:a></text:p>
                <text:p text:style-name="P37"><text:a xlink:type="simple" xlink:href="#__RefHeading___Toc40328_1418072056" text:style-name="Index_20_Link" text:visited-style-name="Index_20_Link">Type Reference<text:tab/>180</text:a></text:p>
                <text:p text:style-name="P37"><text:a xlink:type="simple" xlink:href="#__RefHeading___Toc40330_1418072056" text:style-name="Index_20_Link" text:visited-style-name="Index_20_Link"><text:soft-page-break/>Agents<text:tab/>182</text:a></text:p>
                <text:p text:style-name="P36"><text:a xlink:type="simple" xlink:href="#__RefHeading___Toc40332_1418072056" text:style-name="Index_20_Link" text:visited-style-name="Index_20_Link">10.2.1.3. Variables<text:tab/>182</text:a></text:p>
                <text:p text:style-name="P36"><text:a xlink:type="simple" xlink:href="#__RefHeading___Toc40334_1418072056" text:style-name="Index_20_Link" text:visited-style-name="Index_20_Link">10.2.1.4. Predicates<text:tab/>182</text:a></text:p>
                <text:p text:style-name="P37"><text:a xlink:type="simple" xlink:href="#__RefHeading___Toc40336_1418072056" text:style-name="Index_20_Link" text:visited-style-name="Index_20_Link">Attached (x)<text:tab/>183</text:a></text:p>
                <text:p text:style-name="P37"><text:a xlink:type="simple" xlink:href="#__RefHeading___Toc40338_1418072056" text:style-name="Index_20_Link" text:visited-style-name="Index_20_Link">Defined (x)<text:tab/>183</text:a></text:p>
                <text:p text:style-name="P35"><text:a xlink:type="simple" xlink:href="#__RefHeading___Toc40340_1418072056" text:style-name="Index_20_Link" text:visited-style-name="Index_20_Link">10.2.2. Decision Tables<text:tab/>183</text:a></text:p>
                <text:p text:style-name="P34"><text:a xlink:type="simple" xlink:href="#__RefHeading___Toc40342_1418072056" text:style-name="Index_20_Link" text:visited-style-name="Index_20_Link">10.3. Operator Expressions<text:tab/>186</text:a></text:p>
                <text:p text:style-name="P34"><text:a xlink:type="simple" xlink:href="#__RefHeading___Toc40344_1418072056" text:style-name="Index_20_Link" text:visited-style-name="Index_20_Link">10.4. Tuples<text:tab/>189</text:a></text:p>
                <text:p text:style-name="P34"><text:a xlink:type="simple" xlink:href="#__RefHeading___Toc40346_1418072056" text:style-name="Index_20_Link" text:visited-style-name="Index_20_Link">10.5. Usage in BMM Models<text:tab/>190</text:a></text:p>
                <text:p text:style-name="P35"><text:a xlink:type="simple" xlink:href="#__RefHeading___Toc40348_1418072056" text:style-name="Index_20_Link" text:visited-style-name="Index_20_Link">10.5.1. Simple Assertions<text:tab/>190</text:a></text:p>
                <text:p text:style-name="P35"><text:a xlink:type="simple" xlink:href="#__RefHeading___Toc40350_1418072056" text:style-name="Index_20_Link" text:visited-style-name="Index_20_Link">10.5.2. Existential and Universal Quantifier Invariants<text:tab/>190</text:a></text:p>
                <text:p text:style-name="P34"><text:a xlink:type="simple" xlink:href="#__RefHeading___Toc40352_1418072056" text:style-name="Index_20_Link" text:visited-style-name="Index_20_Link">10.6. Class Definitions<text:tab/>192</text:a></text:p>
                <text:p text:style-name="P35"><text:a xlink:type="simple" xlink:href="#__RefHeading___Toc40354_1418072056" text:style-name="Index_20_Link" text:visited-style-name="Index_20_Link">10.6.1. EL_EXPRESSION Class<text:tab/>192</text:a></text:p>
                <text:p text:style-name="P35"><text:a xlink:type="simple" xlink:href="#__RefHeading___Toc40356_1418072056" text:style-name="Index_20_Link" text:visited-style-name="Index_20_Link">10.6.2. EL_TERMINAL Class<text:tab/>192</text:a></text:p>
                <text:p text:style-name="P35"><text:a xlink:type="simple" xlink:href="#__RefHeading___Toc40358_1418072056" text:style-name="Index_20_Link" text:visited-style-name="Index_20_Link">10.6.3. EL_SIMPLE Class<text:tab/>193</text:a></text:p>
                <text:p text:style-name="P35"><text:a xlink:type="simple" xlink:href="#__RefHeading___Toc40360_1418072056" text:style-name="Index_20_Link" text:visited-style-name="Index_20_Link">10.6.4. EL_VALUE_GENERATOR Class<text:tab/>193</text:a></text:p>
                <text:p text:style-name="P35"><text:a xlink:type="simple" xlink:href="#__RefHeading___Toc40362_1418072056" text:style-name="Index_20_Link" text:visited-style-name="Index_20_Link">10.6.5. EL_TYPE_REF Class<text:tab/>194</text:a></text:p>
                <text:p text:style-name="P35"><text:a xlink:type="simple" xlink:href="#__RefHeading___Toc40364_1418072056" text:style-name="Index_20_Link" text:visited-style-name="Index_20_Link">10.6.6. EL_LITERAL Class<text:tab/>195</text:a></text:p>
                <text:p text:style-name="P35"><text:a xlink:type="simple" xlink:href="#__RefHeading___Toc40366_1418072056" text:style-name="Index_20_Link" text:visited-style-name="Index_20_Link">10.6.7. EL_VARIABLE Class<text:tab/>196</text:a></text:p>
                <text:p text:style-name="P35"><text:a xlink:type="simple" xlink:href="#__RefHeading___Toc40368_1418072056" text:style-name="Index_20_Link" text:visited-style-name="Index_20_Link">10.6.8. EL_WRITABLE_VARIABLE Class<text:tab/>196</text:a></text:p>
                <text:p text:style-name="P35"><text:a xlink:type="simple" xlink:href="#__RefHeading___Toc40370_1418072056" text:style-name="Index_20_Link" text:visited-style-name="Index_20_Link">10.6.9. EL_READONLY_VARIABLE Class<text:tab/>197</text:a></text:p>
                <text:p text:style-name="P35"><text:a xlink:type="simple" xlink:href="#__RefHeading___Toc40372_1418072056" text:style-name="Index_20_Link" text:visited-style-name="Index_20_Link">10.6.10. EL_FEATURE_REF Class<text:tab/>197</text:a></text:p>
                <text:p text:style-name="P35"><text:a xlink:type="simple" xlink:href="#__RefHeading___Toc40374_1418072056" text:style-name="Index_20_Link" text:visited-style-name="Index_20_Link">10.6.11. EL_PROPERTY_REF Class<text:tab/>198</text:a></text:p>
                <text:p text:style-name="P35"><text:a xlink:type="simple" xlink:href="#__RefHeading___Toc40376_1418072056" text:style-name="Index_20_Link" text:visited-style-name="Index_20_Link">10.6.12. EL_STATIC_REF Class<text:tab/>199</text:a></text:p>
                <text:p text:style-name="P35"><text:a xlink:type="simple" xlink:href="#__RefHeading___Toc40378_1418072056" text:style-name="Index_20_Link" text:visited-style-name="Index_20_Link">10.6.13. EL_AGENT_CALL Class<text:tab/>199</text:a></text:p>
                <text:p text:style-name="P35"><text:a xlink:type="simple" xlink:href="#__RefHeading___Toc40380_1418072056" text:style-name="Index_20_Link" text:visited-style-name="Index_20_Link">10.6.14. EL_FUNCTION_CALL Class<text:tab/>200</text:a></text:p>
                <text:p text:style-name="P35"><text:a xlink:type="simple" xlink:href="#__RefHeading___Toc40382_1418072056" text:style-name="Index_20_Link" text:visited-style-name="Index_20_Link">10.6.15. EL_AGENT Class<text:tab/>201</text:a></text:p>
                <text:p text:style-name="P35"><text:a xlink:type="simple" xlink:href="#__RefHeading___Toc40384_1418072056" text:style-name="Index_20_Link" text:visited-style-name="Index_20_Link">10.6.16. EL_FUNCTION_AGENT Class<text:tab/>203</text:a></text:p>
                <text:p text:style-name="P35"><text:a xlink:type="simple" xlink:href="#__RefHeading___Toc40386_1418072056" text:style-name="Index_20_Link" text:visited-style-name="Index_20_Link">10.6.17. EL_PROCEDURE_AGENT Class<text:tab/>203</text:a></text:p>
                <text:p text:style-name="P35"><text:a xlink:type="simple" xlink:href="#__RefHeading___Toc40388_1418072056" text:style-name="Index_20_Link" text:visited-style-name="Index_20_Link">10.6.18. EL_PREDICATE Class<text:tab/>204</text:a></text:p>
                <text:p text:style-name="P35"><text:a xlink:type="simple" xlink:href="#__RefHeading___Toc40390_1418072056" text:style-name="Index_20_Link" text:visited-style-name="Index_20_Link">10.6.19. EL_DEFINED Class<text:tab/>205</text:a></text:p>
                <text:p text:style-name="P35"><text:a xlink:type="simple" xlink:href="#__RefHeading___Toc40392_1418072056" text:style-name="Index_20_Link" text:visited-style-name="Index_20_Link">10.6.20. EL_ATTACHED Class<text:tab/>205</text:a></text:p>
                <text:p text:style-name="P35"><text:a xlink:type="simple" xlink:href="#__RefHeading___Toc40394_1418072056" text:style-name="Index_20_Link" text:visited-style-name="Index_20_Link"><text:soft-page-break/>10.6.21. EL_DECISION_TABLE Class<text:tab/>206</text:a></text:p>
                <text:p text:style-name="P35"><text:a xlink:type="simple" xlink:href="#__RefHeading___Toc40396_1418072056" text:style-name="Index_20_Link" text:visited-style-name="Index_20_Link">10.6.22. EL_DECISION_BRANCH Class<text:tab/>207</text:a></text:p>
                <text:p text:style-name="P35"><text:a xlink:type="simple" xlink:href="#__RefHeading___Toc40398_1418072056" text:style-name="Index_20_Link" text:visited-style-name="Index_20_Link">10.6.23. EL_CONDITION_CHAIN Class<text:tab/>207</text:a></text:p>
                <text:p text:style-name="P35"><text:a xlink:type="simple" xlink:href="#__RefHeading___Toc40400_1418072056" text:style-name="Index_20_Link" text:visited-style-name="Index_20_Link">10.6.24. EL_CONDITIONAL_EXPRESSION Class<text:tab/>208</text:a></text:p>
                <text:p text:style-name="P35"><text:a xlink:type="simple" xlink:href="#__RefHeading___Toc40402_1418072056" text:style-name="Index_20_Link" text:visited-style-name="Index_20_Link">10.6.25. EL_CASE_TABLE Class<text:tab/>208</text:a></text:p>
                <text:p text:style-name="P35"><text:a xlink:type="simple" xlink:href="#__RefHeading___Toc40404_1418072056" text:style-name="Index_20_Link" text:visited-style-name="Index_20_Link">10.6.26. EL_CASE Class<text:tab/>209</text:a></text:p>
                <text:p text:style-name="P35"><text:a xlink:type="simple" xlink:href="#__RefHeading___Toc40406_1418072056" text:style-name="Index_20_Link" text:visited-style-name="Index_20_Link">10.6.27. EL_OPERATOR Class<text:tab/>210</text:a></text:p>
                <text:p text:style-name="P35"><text:a xlink:type="simple" xlink:href="#__RefHeading___Toc40408_1418072056" text:style-name="Index_20_Link" text:visited-style-name="Index_20_Link">10.6.28. EL_UNARY_OPERATOR Class<text:tab/>211</text:a></text:p>
                <text:p text:style-name="P35"><text:a xlink:type="simple" xlink:href="#__RefHeading___Toc40410_1418072056" text:style-name="Index_20_Link" text:visited-style-name="Index_20_Link">10.6.29. EL_BINARY_OPERATOR Class<text:tab/>211</text:a></text:p>
                <text:p text:style-name="P35"><text:a xlink:type="simple" xlink:href="#__RefHeading___Toc40412_1418072056" text:style-name="Index_20_Link" text:visited-style-name="Index_20_Link">10.6.30. EL_TUPLE Class<text:tab/>212</text:a></text:p>
                <text:p text:style-name="P35"><text:a xlink:type="simple" xlink:href="#__RefHeading___Toc40414_1418072056" text:style-name="Index_20_Link" text:visited-style-name="Index_20_Link">10.6.31. EL_TUPLE_ITEM Class<text:tab/>213</text:a></text:p>
                <text:p text:style-name="P35"><text:a xlink:type="simple" xlink:href="#__RefHeading___Toc40416_1418072056" text:style-name="Index_20_Link" text:visited-style-name="Index_20_Link">10.6.32. EL_CONSTRAINED Class<text:tab/>213</text:a></text:p>
                <text:p text:style-name="P35"><text:a xlink:type="simple" xlink:href="#__RefHeading___Toc40418_1418072056" text:style-name="Index_20_Link" text:visited-style-name="Index_20_Link">10.6.33. EL_BOOLEAN_EXPRESSION Class<text:tab/>214</text:a></text:p>
                <text:p text:style-name="P33"><text:a xlink:type="simple" xlink:href="#__RefHeading___Toc40420_1418072056" text:style-name="Index_20_Link" text:visited-style-name="Index_20_Link">11. Functional Elements<text:tab/>214</text:a></text:p>
                <text:p text:style-name="P34"><text:a xlink:type="simple" xlink:href="#__RefHeading___Toc40422_1418072056" text:style-name="Index_20_Link" text:visited-style-name="Index_20_Link">11.1. Overview<text:tab/>214</text:a></text:p>
                <text:p text:style-name="P34"><text:a xlink:type="simple" xlink:href="#__RefHeading___Toc40424_1418072056" text:style-name="Index_20_Link" text:visited-style-name="Index_20_Link">11.2. Agents<text:tab/>215</text:a></text:p>
                <text:p text:style-name="P34"><text:a xlink:type="simple" xlink:href="#__RefHeading___Toc40426_1418072056" text:style-name="Index_20_Link" text:visited-style-name="Index_20_Link">11.3. Calls<text:tab/>216</text:a></text:p>
                <text:p text:style-name="P33"><text:a xlink:type="simple" xlink:href="#__RefHeading___Toc40428_1418072056" text:style-name="Index_20_Link" text:visited-style-name="Index_20_Link">12. Statements<text:tab/>217</text:a></text:p>
                <text:p text:style-name="P34"><text:a xlink:type="simple" xlink:href="#__RefHeading___Toc40430_1418072056" text:style-name="Index_20_Link" text:visited-style-name="Index_20_Link">12.1. Overview<text:tab/>217</text:a></text:p>
                <text:p text:style-name="P34"><text:a xlink:type="simple" xlink:href="#__RefHeading___Toc40432_1418072056" text:style-name="Index_20_Link" text:visited-style-name="Index_20_Link">12.2. Variable Declaration<text:tab/>218</text:a></text:p>
                <text:p text:style-name="P34"><text:a xlink:type="simple" xlink:href="#__RefHeading___Toc40434_1418072056" text:style-name="Index_20_Link" text:visited-style-name="Index_20_Link">12.3. Assignment<text:tab/>218</text:a></text:p>
                <text:p text:style-name="P34"><text:a xlink:type="simple" xlink:href="#__RefHeading___Toc40436_1418072056" text:style-name="Index_20_Link" text:visited-style-name="Index_20_Link">12.4. Procedure Call<text:tab/>219</text:a></text:p>
                <text:p text:style-name="P34"><text:a xlink:type="simple" xlink:href="#__RefHeading___Toc40438_1418072056" text:style-name="Index_20_Link" text:visited-style-name="Index_20_Link">12.5. Action Tables<text:tab/>221</text:a></text:p>
                <text:p text:style-name="P34"><text:a xlink:type="simple" xlink:href="#__RefHeading___Toc40440_1418072056" text:style-name="Index_20_Link" text:visited-style-name="Index_20_Link">12.6. Assertions<text:tab/>222</text:a></text:p>
                <text:p text:style-name="P34"><text:a xlink:type="simple" xlink:href="#__RefHeading___Toc40442_1418072056" text:style-name="Index_20_Link" text:visited-style-name="Index_20_Link">12.7. Class Definitions<text:tab/>222</text:a></text:p>
                <text:p text:style-name="P35"><text:a xlink:type="simple" xlink:href="#__RefHeading___Toc40444_1418072056" text:style-name="Index_20_Link" text:visited-style-name="Index_20_Link">12.7.1. BMM_STATEMENT_ITEM Class<text:tab/>222</text:a></text:p>
                <text:p text:style-name="P35"><text:a xlink:type="simple" xlink:href="#__RefHeading___Toc40446_1418072056" text:style-name="Index_20_Link" text:visited-style-name="Index_20_Link">12.7.2. BMM_STATEMENT_BLOCK Class<text:tab/>222</text:a></text:p>
                <text:p text:style-name="P35"><text:a xlink:type="simple" xlink:href="#__RefHeading___Toc40448_1418072056" text:style-name="Index_20_Link" text:visited-style-name="Index_20_Link">12.7.3. BMM_STATEMENT Class<text:tab/>223</text:a></text:p>
                <text:p text:style-name="P35"><text:a xlink:type="simple" xlink:href="#__RefHeading___Toc40450_1418072056" text:style-name="Index_20_Link" text:visited-style-name="Index_20_Link">12.7.4. BMM_SIMPLE_STATEMENT Class<text:tab/>224</text:a></text:p>
                <text:p text:style-name="P35"><text:a xlink:type="simple" xlink:href="#__RefHeading___Toc40452_1418072056" text:style-name="Index_20_Link" text:visited-style-name="Index_20_Link">12.7.5. BMM_DECLARATION Class<text:tab/>224</text:a></text:p>
                <text:p text:style-name="P35"><text:a xlink:type="simple" xlink:href="#__RefHeading___Toc40454_1418072056" text:style-name="Index_20_Link" text:visited-style-name="Index_20_Link">12.7.6. BMM_ASSIGNMENT Class<text:tab/>225</text:a></text:p>
                <text:p text:style-name="P35"><text:a xlink:type="simple" xlink:href="#__RefHeading___Toc40456_1418072056" text:style-name="Index_20_Link" text:visited-style-name="Index_20_Link">12.7.7. BMM_PROCEDURE_CALL Class<text:tab/>226</text:a></text:p>
                <text:p text:style-name="P35"><text:a xlink:type="simple" xlink:href="#__RefHeading___Toc40458_1418072056" text:style-name="Index_20_Link" text:visited-style-name="Index_20_Link"><text:soft-page-break/>12.7.8. BMM_ASSERTION Class<text:tab/>226</text:a></text:p>
                <text:p text:style-name="P35"><text:a xlink:type="simple" xlink:href="#__RefHeading___Toc40460_1418072056" text:style-name="Index_20_Link" text:visited-style-name="Index_20_Link">12.7.9. BMM_ACTION_TABLE Class<text:tab/>227</text:a></text:p>
                <text:p text:style-name="P35"><text:a xlink:type="simple" xlink:href="#__RefHeading___Toc40462_1418072056" text:style-name="Index_20_Link" text:visited-style-name="Index_20_Link">12.7.10. BMM_ACTION_DECISION_TABLE Class<text:tab/>227</text:a></text:p>
                <text:p text:style-name="P33"><text:a xlink:type="simple" xlink:href="#__RefHeading___Toc40464_1418072056" text:style-name="Index_20_Link" text:visited-style-name="Index_20_Link">13. Model Semantics<text:tab/>228</text:a></text:p>
                <text:p text:style-name="P34"><text:a xlink:type="simple" xlink:href="#__RefHeading___Toc40466_1418072056" text:style-name="Index_20_Link" text:visited-style-name="Index_20_Link">13.1. Inheritance<text:tab/>228</text:a></text:p>
                <text:p text:style-name="P35"><text:a xlink:type="simple" xlink:href="#__RefHeading___Toc40468_1418072056" text:style-name="Index_20_Link" text:visited-style-name="Index_20_Link">13.1.1. Simple Inheritance<text:tab/>228</text:a></text:p>
                <text:p text:style-name="P35"><text:a xlink:type="simple" xlink:href="#__RefHeading___Toc40470_1418072056" text:style-name="Index_20_Link" text:visited-style-name="Index_20_Link">13.1.2. Generic Inheritance<text:tab/>230</text:a></text:p>
                <text:p text:style-name="P35"><text:a xlink:type="simple" xlink:href="#__RefHeading___Toc40472_1418072056" text:style-name="Index_20_Link" text:visited-style-name="Index_20_Link">13.1.3. Multiple Inheritance<text:tab/>234</text:a></text:p>
                <text:p text:style-name="P35"><text:a xlink:type="simple" xlink:href="#__RefHeading___Toc40474_1418072056" text:style-name="Index_20_Link" text:visited-style-name="Index_20_Link">13.1.4. Inheritance and Invariants, Pre-conditions and Post-conditions<text:tab/>235</text:a></text:p>
                <text:p text:style-name="P33"><text:a xlink:type="simple" xlink:href="#__RefHeading___Toc40476_1418072056" text:style-name="Index_20_Link" text:visited-style-name="Index_20_Link">14. BMM Extensions<text:tab/>236</text:a></text:p>
                <text:p text:style-name="P34"><text:a xlink:type="simple" xlink:href="#__RefHeading___Toc40478_1418072056" text:style-name="Index_20_Link" text:visited-style-name="Index_20_Link">14.1. Overview<text:tab/>236</text:a></text:p>
                <text:p text:style-name="P34"><text:a xlink:type="simple" xlink:href="#__RefHeading___Toc40480_1418072056" text:style-name="Index_20_Link" text:visited-style-name="Index_20_Link">14.2. General Extensions<text:tab/>236</text:a></text:p>
                <text:p text:style-name="P34"><text:a xlink:type="simple" xlink:href="#__RefHeading___Toc40482_1418072056" text:style-name="Index_20_Link" text:visited-style-name="Index_20_Link">14.3. Feature Extensions<text:tab/>236</text:a></text:p>
                <text:p text:style-name="P33"><text:a xlink:type="simple" xlink:href="#__RefHeading___Toc40484_1418072056" text:style-name="Index_20_Link" text:visited-style-name="Index_20_Link">References<text:tab/>236</text:a></text:p>
              </text:index-body>
            </text:table-of-content>
            <text:p text:style-name="P27"/>
          </text:section>
          <text:list text:style-name="L6">
            <text:list-item>
              <text:p text:style-name="P50"><text:a xlink:type="simple" xlink:href="https://specifications.openehr.org/releases/LANG/latest/bmm.html#_basic_meta_model_bmm" text:style-name="Internet_20_link" text:visited-style-name="Visited_20_Internet_20_Link"><text:span text:style-name="T1">Basic Meta-Model (BMM)</text:span></text:a><text:span text:style-name="T1"> </text:span></text:p>
              <text:list>
                <text:list-item>
                  <text:p text:style-name="P50"><text:a xlink:type="simple" xlink:href="https://specifications.openehr.org/releases/LANG/latest/bmm.html#_amendment_record" text:style-name="Internet_20_link" text:visited-style-name="Visited_20_Internet_20_Link"><text:span text:style-name="T1">Amendment Record</text:span></text:a><text:span text:style-name="T1"> </text:span></text:p>
                </text:list-item>
                <text:list-item>
                  <text:p text:style-name="P50"><text:a xlink:type="simple" xlink:href="https://specifications.openehr.org/releases/LANG/latest/bmm.html#_acknowledgements" text:style-name="Internet_20_link" text:visited-style-name="Visited_20_Internet_20_Link"><text:span text:style-name="T1">Acknowledgements</text:span></text:a><text:span text:style-name="T1"> </text:span></text:p>
                  <text:list>
                    <text:list-item>
                      <text:p text:style-name="P50"><text:a xlink:type="simple" xlink:href="https://specifications.openehr.org/releases/LANG/latest/bmm.html#_primary_author" text:style-name="Internet_20_link" text:visited-style-name="Visited_20_Internet_20_Link"><text:span text:style-name="T1">Primary Author</text:span></text:a><text:span text:style-name="T1"> </text:span></text:p>
                    </text:list-item>
                    <text:list-item>
                      <text:p text:style-name="P50"><text:a xlink:type="simple" xlink:href="https://specifications.openehr.org/releases/LANG/latest/bmm.html#_contributors" text:style-name="Internet_20_link" text:visited-style-name="Visited_20_Internet_20_Link"><text:span text:style-name="T1">Contributors</text:span></text:a><text:span text:style-name="T1"> </text:span></text:p>
                    </text:list-item>
                    <text:list-item>
                      <text:p text:style-name="P50"><text:a xlink:type="simple" xlink:href="https://specifications.openehr.org/releases/LANG/latest/bmm.html#_trademarks" text:style-name="Internet_20_link" text:visited-style-name="Visited_20_Internet_20_Link"><text:span text:style-name="T1">Trademarks</text:span></text:a><text:span text:style-name="T1"> </text:span></text:p>
                    </text:list-item>
                  </text:list>
                </text:list-item>
                <text:list-item>
                  <text:p text:style-name="P50"><text:a xlink:type="simple" xlink:href="https://specifications.openehr.org/releases/LANG/latest/bmm.html#_preface" text:style-name="Internet_20_link" text:visited-style-name="Visited_20_Internet_20_Link"><text:span text:style-name="T1">1. Preface</text:span></text:a><text:span text:style-name="T1"> </text:span></text:p>
                  <text:list>
                    <text:list-item>
                      <text:p text:style-name="P50"><text:a xlink:type="simple" xlink:href="https://specifications.openehr.org/releases/LANG/latest/bmm.html#_purpose" text:style-name="Internet_20_link" text:visited-style-name="Visited_20_Internet_20_Link"><text:span text:style-name="T1">1.1. Purpose</text:span></text:a><text:span text:style-name="T1"> </text:span></text:p>
                    </text:list-item>
                    <text:list-item>
                      <text:p text:style-name="P50"><text:a xlink:type="simple" xlink:href="https://specifications.openehr.org/releases/LANG/latest/bmm.html#_status" text:style-name="Internet_20_link" text:visited-style-name="Visited_20_Internet_20_Link"><text:span text:style-name="T1">1.2. Status</text:span></text:a><text:span text:style-name="T1"> </text:span></text:p>
                    </text:list-item>
                    <text:list-item>
                      <text:p text:style-name="P50"><text:a xlink:type="simple" xlink:href="https://specifications.openehr.org/releases/LANG/latest/bmm.html#_feedback" text:style-name="Internet_20_link" text:visited-style-name="Visited_20_Internet_20_Link"><text:soft-page-break/><text:span text:style-name="T1">1.3. Feedback</text:span></text:a><text:span text:style-name="T1"> </text:span></text:p>
                    </text:list-item>
                    <text:list-item>
                      <text:p text:style-name="P50"><text:a xlink:type="simple" xlink:href="https://specifications.openehr.org/releases/LANG/latest/bmm.html#_conformance" text:style-name="Internet_20_link" text:visited-style-name="Visited_20_Internet_20_Link"><text:span text:style-name="T1">1.4. Conformance</text:span></text:a><text:span text:style-name="T1"> </text:span></text:p>
                    </text:list-item>
                    <text:list-item>
                      <text:p text:style-name="P50"><text:a xlink:type="simple" xlink:href="https://specifications.openehr.org/releases/LANG/latest/bmm.html#_previous_versions" text:style-name="Internet_20_link" text:visited-style-name="Visited_20_Internet_20_Link"><text:span text:style-name="T1">1.5. Previous Versions</text:span></text:a><text:span text:style-name="T1"> </text:span></text:p>
                      <text:list>
                        <text:list-item>
                          <text:p text:style-name="P50"><text:a xlink:type="simple" xlink:href="https://specifications.openehr.org/releases/LANG/latest/bmm.html#_version_3_0_0" text:style-name="Internet_20_link" text:visited-style-name="Visited_20_Internet_20_Link"><text:span text:style-name="T1">1.5.1. Version 3.0.0</text:span></text:a><text:span text:style-name="T1"> </text:span></text:p>
                        </text:list-item>
                        <text:list-item>
                          <text:p text:style-name="P50"><text:a xlink:type="simple" xlink:href="https://specifications.openehr.org/releases/LANG/latest/bmm.html#_version_3_1_0" text:style-name="Internet_20_link" text:visited-style-name="Visited_20_Internet_20_Link"><text:span text:style-name="T1">1.5.2. Version 3.1.0</text:span></text:a><text:span text:style-name="T1"> </text:span></text:p>
                        </text:list-item>
                      </text:list>
                    </text:list-item>
                    <text:list-item>
                      <text:p text:style-name="P50"><text:a xlink:type="simple" xlink:href="https://specifications.openehr.org/releases/LANG/latest/bmm.html#_a_note_on_language" text:style-name="Internet_20_link" text:visited-style-name="Visited_20_Internet_20_Link"><text:span text:style-name="T1">1.6. A Note on Language</text:span></text:a><text:span text:style-name="T1"> </text:span></text:p>
                    </text:list-item>
                    <text:list-item>
                      <text:p text:style-name="P50"><text:a xlink:type="simple" xlink:href="https://specifications.openehr.org/releases/LANG/latest/bmm.html#_tooling" text:style-name="Internet_20_link" text:visited-style-name="Visited_20_Internet_20_Link"><text:span text:style-name="T1">1.7. Tooling</text:span></text:a><text:span text:style-name="T1"> </text:span></text:p>
                    </text:list-item>
                  </text:list>
                </text:list-item>
                <text:list-item>
                  <text:p text:style-name="P50"><text:a xlink:type="simple" xlink:href="https://specifications.openehr.org/releases/LANG/latest/bmm.html#_overview" text:style-name="Internet_20_link" text:visited-style-name="Visited_20_Internet_20_Link"><text:span text:style-name="T1">2. Overview</text:span></text:a><text:span text:style-name="T1"> </text:span></text:p>
                  <text:list>
                    <text:list-item>
                      <text:p text:style-name="P50"><text:a xlink:type="simple" xlink:href="https://specifications.openehr.org/releases/LANG/latest/bmm.html#_introduction" text:style-name="Internet_20_link" text:visited-style-name="Visited_20_Internet_20_Link"><text:span text:style-name="T1">2.1. Introduction</text:span></text:a><text:span text:style-name="T1"> </text:span></text:p>
                    </text:list-item>
                    <text:list-item>
                      <text:p text:style-name="P50"><text:a xlink:type="simple" xlink:href="https://specifications.openehr.org/releases/LANG/latest/bmm.html#_features" text:style-name="Internet_20_link" text:visited-style-name="Visited_20_Internet_20_Link"><text:span text:style-name="T1">2.2. Features</text:span></text:a><text:span text:style-name="T1"> </text:span></text:p>
                    </text:list-item>
                    <text:list-item>
                      <text:p text:style-name="P50"><text:a xlink:type="simple" xlink:href="https://specifications.openehr.org/releases/LANG/latest/bmm.html#_current_state_of_the_art" text:style-name="Internet_20_link" text:visited-style-name="Visited_20_Internet_20_Link"><text:span text:style-name="T1">2.3. Current State of the Art</text:span></text:a><text:span text:style-name="T1"> </text:span></text:p>
                      <text:list>
                        <text:list-item>
                          <text:p text:style-name="P50"><text:a xlink:type="simple" xlink:href="https://specifications.openehr.org/releases/LANG/latest/bmm.html#_uml" text:style-name="Internet_20_link" text:visited-style-name="Visited_20_Internet_20_Link"><text:span text:style-name="T1">2.3.1. UML</text:span></text:a><text:span text:style-name="T1"> </text:span></text:p>
                        </text:list-item>
                        <text:list-item>
                          <text:p text:style-name="P50"><text:a xlink:type="simple" xlink:href="https://specifications.openehr.org/releases/LANG/latest/bmm.html#_xml_schema" text:style-name="Internet_20_link" text:visited-style-name="Visited_20_Internet_20_Link"><text:span text:style-name="T1">2.3.2. XML Schema</text:span></text:a><text:span text:style-name="T1"> </text:span></text:p>
                        </text:list-item>
                      </text:list>
                    </text:list-item>
                    <text:list-item>
                      <text:p text:style-name="P50"><text:a xlink:type="simple" xlink:href="https://specifications.openehr.org/releases/LANG/latest/bmm.html#_computational_model" text:style-name="Internet_20_link" text:visited-style-name="Visited_20_Internet_20_Link"><text:span text:style-name="T1">2.4. Computational Model</text:span></text:a><text:span text:style-name="T1"> </text:span></text:p>
                    </text:list-item>
                    <text:list-item>
                      <text:p text:style-name="P50"><text:a xlink:type="simple" xlink:href="https://specifications.openehr.org/releases/LANG/latest/bmm.html#_purpose_of_the_bmm" text:style-name="Internet_20_link" text:visited-style-name="Visited_20_Internet_20_Link"><text:span text:style-name="T1">2.5. Purpose of the BMM</text:span></text:a><text:span text:style-name="T1"> </text:span></text:p>
                      <text:list>
                        <text:list-item>
                          <text:p text:style-name="P50"><text:a xlink:type="simple" xlink:href="https://specifications.openehr.org/releases/LANG/latest/bmm.html#_class_model_representation" text:style-name="Internet_20_link" text:visited-style-name="Visited_20_Internet_20_Link"><text:span text:style-name="T1">2.5.1. Class Model Representation</text:span></text:a><text:span text:style-name="T1"> </text:span></text:p>
                        </text:list-item>
                        <text:list-item>
                          <text:p text:style-name="P50"><text:a xlink:type="simple" xlink:href="https://specifications.openehr.org/releases/LANG/latest/bmm.html#_meta_model_for_expressions_language" text:style-name="Internet_20_link" text:visited-style-name="Visited_20_Internet_20_Link"><text:span text:style-name="T1">2.5.2. Meta-Model for Expressions Language</text:span></text:a><text:span text:style-name="T1"> </text:span></text:p>
                        </text:list-item>
                        <text:list-item>
                          <text:p text:style-name="P50"><text:a xlink:type="simple" xlink:href="https://specifications.openehr.org/releases/LANG/latest/bmm.html#_information_model_representation" text:style-name="Internet_20_link" text:visited-style-name="Visited_20_Internet_20_Link"><text:soft-page-break/><text:span text:style-name="T1">2.5.3. Information Model Representation</text:span></text:a><text:span text:style-name="T1"> </text:span></text:p>
                        </text:list-item>
                        <text:list-item>
                          <text:p text:style-name="P50"><text:a xlink:type="simple" xlink:href="https://specifications.openehr.org/releases/LANG/latest/bmm.html#_archetype_modelling" text:style-name="Internet_20_link" text:visited-style-name="Visited_20_Internet_20_Link"><text:span text:style-name="T1">2.5.4. Archetype Modelling</text:span></text:a><text:span text:style-name="T1"> </text:span></text:p>
                        </text:list-item>
                      </text:list>
                    </text:list-item>
                  </text:list>
                </text:list-item>
                <text:list-item>
                  <text:p text:style-name="P50"><text:a xlink:type="simple" xlink:href="https://specifications.openehr.org/releases/LANG/latest/bmm.html#_package_structure" text:style-name="Internet_20_link" text:visited-style-name="Visited_20_Internet_20_Link"><text:span text:style-name="T1">3. Package Structure</text:span></text:a><text:span text:style-name="T1"> </text:span></text:p>
                  <text:list>
                    <text:list-item>
                      <text:p text:style-name="P50"><text:a xlink:type="simple" xlink:href="https://specifications.openehr.org/releases/LANG/latest/bmm.html#_overview_2" text:style-name="Internet_20_link" text:visited-style-name="Visited_20_Internet_20_Link"><text:span text:style-name="T1">3.1. Overview</text:span></text:a><text:span text:style-name="T1"> </text:span></text:p>
                    </text:list-item>
                    <text:list-item>
                      <text:p text:style-name="P50"><text:a xlink:type="simple" xlink:href="https://specifications.openehr.org/releases/LANG/latest/bmm.html#_class_definitions" text:style-name="Internet_20_link" text:visited-style-name="Visited_20_Internet_20_Link"><text:span text:style-name="T1">3.2. Class Definitions</text:span></text:a><text:span text:style-name="T1"> </text:span></text:p>
                      <text:list>
                        <text:list-item>
                          <text:p text:style-name="P50"><text:a xlink:type="simple" xlink:href="https://specifications.openehr.org/releases/LANG/latest/bmm.html#_bmm_definitions_class" text:style-name="Internet_20_link" text:visited-style-name="Visited_20_Internet_20_Link"><text:span text:style-name="T1">3.2.1. BMM_DEFINITIONS Class</text:span></text:a><text:span text:style-name="T1"> </text:span></text:p>
                        </text:list-item>
                      </text:list>
                    </text:list-item>
                  </text:list>
                </text:list-item>
                <text:list-item>
                  <text:p text:style-name="P50"><text:a xlink:type="simple" xlink:href="https://specifications.openehr.org/releases/LANG/latest/bmm.html#_model_access_package" text:style-name="Internet_20_link" text:visited-style-name="Visited_20_Internet_20_Link"><text:span text:style-name="T1">4. Model Access Package</text:span></text:a><text:span text:style-name="T1"> </text:span></text:p>
                  <text:list>
                    <text:list-item>
                      <text:p text:style-name="P50"><text:a xlink:type="simple" xlink:href="https://specifications.openehr.org/releases/LANG/latest/bmm.html#_overview_3" text:style-name="Internet_20_link" text:visited-style-name="Visited_20_Internet_20_Link"><text:span text:style-name="T1">4.1. Overview</text:span></text:a><text:span text:style-name="T1"> </text:span></text:p>
                    </text:list-item>
                    <text:list-item>
                      <text:p text:style-name="P50"><text:a xlink:type="simple" xlink:href="https://specifications.openehr.org/releases/LANG/latest/bmm.html#_class_definitions_2" text:style-name="Internet_20_link" text:visited-style-name="Visited_20_Internet_20_Link"><text:span text:style-name="T1">4.2. Class Definitions</text:span></text:a><text:span text:style-name="T1"> </text:span></text:p>
                      <text:list>
                        <text:list-item>
                          <text:p text:style-name="P50"><text:a xlink:type="simple" xlink:href="https://specifications.openehr.org/releases/LANG/latest/bmm.html#_bmm_model_access_class" text:style-name="Internet_20_link" text:visited-style-name="Visited_20_Internet_20_Link"><text:span text:style-name="T1">4.2.1. BMM_MODEL_ACCESS Class</text:span></text:a><text:span text:style-name="T1"> </text:span></text:p>
                        </text:list-item>
                        <text:list-item>
                          <text:p text:style-name="P50"><text:a xlink:type="simple" xlink:href="https://specifications.openehr.org/releases/LANG/latest/bmm.html#_bmm_schema_descriptor_class" text:style-name="Internet_20_link" text:visited-style-name="Visited_20_Internet_20_Link"><text:span text:style-name="T1">4.2.2. BMM_SCHEMA_DESCRIPTOR Class</text:span></text:a><text:span text:style-name="T1"> </text:span></text:p>
                        </text:list-item>
                        <text:list-item>
                          <text:p text:style-name="P50"><text:a xlink:type="simple" xlink:href="https://specifications.openehr.org/releases/LANG/latest/bmm.html#_bmm_model_metadata_class" text:style-name="Internet_20_link" text:visited-style-name="Visited_20_Internet_20_Link"><text:span text:style-name="T1">4.2.3. BMM_MODEL_METADATA Class</text:span></text:a><text:span text:style-name="T1"> </text:span></text:p>
                        </text:list-item>
                        <text:list-item>
                          <text:p text:style-name="P50"><text:a xlink:type="simple" xlink:href="https://specifications.openehr.org/releases/LANG/latest/bmm.html#_bmm_schema_class" text:style-name="Internet_20_link" text:visited-style-name="Visited_20_Internet_20_Link"><text:span text:style-name="T1">4.2.4. BMM_SCHEMA Class</text:span></text:a><text:span text:style-name="T1"> </text:span></text:p>
                        </text:list-item>
                        <text:list-item>
                          <text:p text:style-name="P50"><text:a xlink:type="simple" xlink:href="https://specifications.openehr.org/releases/LANG/latest/bmm.html#_bmm_schema_state_enumeration" text:style-name="Internet_20_link" text:visited-style-name="Visited_20_Internet_20_Link"><text:span text:style-name="T1">4.2.5. BMM_SCHEMA_STATE Enumeration</text:span></text:a><text:span text:style-name="T1"> </text:span></text:p>
                        </text:list-item>
                        <text:list-item>
                          <text:p text:style-name="P50"><text:a xlink:type="simple" xlink:href="https://specifications.openehr.org/releases/LANG/latest/bmm.html#_bmm_include_spec_class" text:style-name="Internet_20_link" text:visited-style-name="Visited_20_Internet_20_Link"><text:span text:style-name="T1">4.2.6. BMM_INCLUDE_SPEC Class</text:span></text:a><text:span text:style-name="T1"> </text:span></text:p>
                        </text:list-item>
                      </text:list>
                    </text:list-item>
                  </text:list>
                </text:list-item>
                <text:list-item>
                  <text:p text:style-name="P50"><text:a xlink:type="simple" xlink:href="https://specifications.openehr.org/releases/LANG/latest/bmm.html#_model_structure" text:style-name="Internet_20_link" text:visited-style-name="Visited_20_Internet_20_Link"><text:span text:style-name="T1">5. Model Structure</text:span></text:a><text:span text:style-name="T1"> </text:span></text:p>
                  <text:list>
                    <text:list-item>
                      <text:p text:style-name="P50"><text:a xlink:type="simple" xlink:href="https://specifications.openehr.org/releases/LANG/latest/bmm.html#_overview_4" text:style-name="Internet_20_link" text:visited-style-name="Visited_20_Internet_20_Link"><text:span text:style-name="T1">5.1. Overview</text:span></text:a><text:span text:style-name="T1"> </text:span></text:p>
                    </text:list-item>
                    <text:list-item>
                      <text:p text:style-name="P50"><text:a xlink:type="simple" xlink:href="https://specifications.openehr.org/releases/LANG/latest/bmm.html#_naming_convention" text:style-name="Internet_20_link" text:visited-style-name="Visited_20_Internet_20_Link"><text:soft-page-break/><text:span text:style-name="T1">5.2. Naming Convention</text:span></text:a><text:span text:style-name="T1"> </text:span></text:p>
                    </text:list-item>
                    <text:list-item>
                      <text:p text:style-name="P50"><text:a xlink:type="simple" xlink:href="https://specifications.openehr.org/releases/LANG/latest/bmm.html#_model_semantics" text:style-name="Internet_20_link" text:visited-style-name="Visited_20_Internet_20_Link"><text:span text:style-name="T1">5.3. Model Semantics</text:span></text:a><text:span text:style-name="T1"> </text:span></text:p>
                      <text:list>
                        <text:list-item>
                          <text:p text:style-name="P50"><text:a xlink:type="simple" xlink:href="https://specifications.openehr.org/releases/LANG/latest/bmm.html#_packages" text:style-name="Internet_20_link" text:visited-style-name="Visited_20_Internet_20_Link"><text:span text:style-name="T1">5.3.1. Packages</text:span></text:a><text:span text:style-name="T1"> </text:span></text:p>
                        </text:list-item>
                        <text:list-item>
                          <text:p text:style-name="P50"><text:a xlink:type="simple" xlink:href="https://specifications.openehr.org/releases/LANG/latest/bmm.html#_use_of_other_models" text:style-name="Internet_20_link" text:visited-style-name="Visited_20_Internet_20_Link"><text:span text:style-name="T1">5.3.2. Use of other Models</text:span></text:a><text:span text:style-name="T1"> </text:span></text:p>
                        </text:list-item>
                        <text:list-item>
                          <text:p text:style-name="P50"><text:a xlink:type="simple" xlink:href="https://specifications.openehr.org/releases/LANG/latest/bmm.html#_documentation" text:style-name="Internet_20_link" text:visited-style-name="Visited_20_Internet_20_Link"><text:span text:style-name="T1">5.3.3. Documentation</text:span></text:a><text:span text:style-name="T1"> </text:span></text:p>
                        </text:list-item>
                        <text:list-item>
                          <text:p text:style-name="P50"><text:a xlink:type="simple" xlink:href="https://specifications.openehr.org/releases/LANG/latest/bmm.html#_other_meta_data" text:style-name="Internet_20_link" text:visited-style-name="Visited_20_Internet_20_Link"><text:span text:style-name="T1">5.3.4. Other Meta-data</text:span></text:a><text:span text:style-name="T1"> </text:span></text:p>
                        </text:list-item>
                      </text:list>
                    </text:list-item>
                    <text:list-item>
                      <text:p text:style-name="P50"><text:a xlink:type="simple" xlink:href="https://specifications.openehr.org/releases/LANG/latest/bmm.html#_the_any_class_and_type" text:style-name="Internet_20_link" text:visited-style-name="Visited_20_Internet_20_Link"><text:span text:style-name="T1">5.4. The Any Class and Type</text:span></text:a><text:span text:style-name="T1"> </text:span></text:p>
                    </text:list-item>
                    <text:list-item>
                      <text:p text:style-name="P50"><text:a xlink:type="simple" xlink:href="https://specifications.openehr.org/releases/LANG/latest/bmm.html#_class_definitions_3" text:style-name="Internet_20_link" text:visited-style-name="Visited_20_Internet_20_Link"><text:span text:style-name="T1">5.5. Class Definitions</text:span></text:a><text:span text:style-name="T1"> </text:span></text:p>
                      <text:list>
                        <text:list-item>
                          <text:p text:style-name="P50"><text:a xlink:type="simple" xlink:href="https://specifications.openehr.org/releases/LANG/latest/bmm.html#_bmm_model_element_class" text:style-name="Internet_20_link" text:visited-style-name="Visited_20_Internet_20_Link"><text:span text:style-name="T1">5.5.1. BMM_MODEL_ELEMENT Class</text:span></text:a><text:span text:style-name="T1"> </text:span></text:p>
                        </text:list-item>
                        <text:list-item>
                          <text:p text:style-name="P50"><text:a xlink:type="simple" xlink:href="https://specifications.openehr.org/releases/LANG/latest/bmm.html#_bmm_package_container_class" text:style-name="Internet_20_link" text:visited-style-name="Visited_20_Internet_20_Link"><text:span text:style-name="T1">5.5.2. BMM_PACKAGE_CONTAINER Class</text:span></text:a><text:span text:style-name="T1"> </text:span></text:p>
                        </text:list-item>
                        <text:list-item>
                          <text:p text:style-name="P50"><text:a xlink:type="simple" xlink:href="https://specifications.openehr.org/releases/LANG/latest/bmm.html#_bmm_package_class" text:style-name="Internet_20_link" text:visited-style-name="Visited_20_Internet_20_Link"><text:span text:style-name="T1">5.5.3. BMM_PACKAGE Class</text:span></text:a><text:span text:style-name="T1"> </text:span></text:p>
                        </text:list-item>
                        <text:list-item>
                          <text:p text:style-name="P50"><text:a xlink:type="simple" xlink:href="https://specifications.openehr.org/releases/LANG/latest/bmm.html#_bmm_model_class" text:style-name="Internet_20_link" text:visited-style-name="Visited_20_Internet_20_Link"><text:span text:style-name="T1">5.5.4. BMM_MODEL Class</text:span></text:a><text:span text:style-name="T1"> </text:span></text:p>
                        </text:list-item>
                        <text:list-item>
                          <text:p text:style-name="P50"><text:a xlink:type="simple" xlink:href="https://specifications.openehr.org/releases/LANG/latest/bmm.html#_bmm_module_class" text:style-name="Internet_20_link" text:visited-style-name="Visited_20_Internet_20_Link"><text:span text:style-name="T1">5.5.5. BMM_MODULE Class</text:span></text:a><text:span text:style-name="T1"> </text:span></text:p>
                        </text:list-item>
                      </text:list>
                    </text:list-item>
                  </text:list>
                </text:list-item>
                <text:list-item>
                  <text:p text:style-name="P50"><text:a xlink:type="simple" xlink:href="https://specifications.openehr.org/releases/LANG/latest/bmm.html#_types" text:style-name="Internet_20_link" text:visited-style-name="Visited_20_Internet_20_Link"><text:span text:style-name="T1">6. Types</text:span></text:a><text:span text:style-name="T1"> </text:span></text:p>
                  <text:list>
                    <text:list-item>
                      <text:p text:style-name="P50"><text:a xlink:type="simple" xlink:href="https://specifications.openehr.org/releases/LANG/latest/bmm.html#_overview_5" text:style-name="Internet_20_link" text:visited-style-name="Visited_20_Internet_20_Link"><text:span text:style-name="T1">6.1. Overview</text:span></text:a><text:span text:style-name="T1"> </text:span></text:p>
                    </text:list-item>
                    <text:list-item>
                      <text:p text:style-name="P50"><text:a xlink:type="simple" xlink:href="https://specifications.openehr.org/releases/LANG/latest/bmm.html#_simple_type" text:style-name="Internet_20_link" text:visited-style-name="Visited_20_Internet_20_Link"><text:span text:style-name="T1">6.2. Simple Type</text:span></text:a><text:span text:style-name="T1"> </text:span></text:p>
                      <text:list>
                        <text:list-item>
                          <text:p text:style-name="P50"><text:a xlink:type="simple" xlink:href="https://specifications.openehr.org/releases/LANG/latest/bmm.html#_conformance_2" text:style-name="Internet_20_link" text:visited-style-name="Visited_20_Internet_20_Link"><text:span text:style-name="T1">6.2.1. Conformance</text:span></text:a><text:span text:style-name="T1"> </text:span></text:p>
                        </text:list-item>
                      </text:list>
                    </text:list-item>
                    <text:list-item>
                      <text:p text:style-name="P50"><text:a xlink:type="simple" xlink:href="https://specifications.openehr.org/releases/LANG/latest/bmm.html#_generic_type" text:style-name="Internet_20_link" text:visited-style-name="Visited_20_Internet_20_Link"><text:soft-page-break/><text:span text:style-name="T1">6.3. Generic Type</text:span></text:a><text:span text:style-name="T1"> </text:span></text:p>
                      <text:list>
                        <text:list-item>
                          <text:p text:style-name="P50"><text:a xlink:type="simple" xlink:href="https://specifications.openehr.org/releases/LANG/latest/bmm.html#_conformance_3" text:style-name="Internet_20_link" text:visited-style-name="Visited_20_Internet_20_Link"><text:span text:style-name="T1">6.3.1. Conformance</text:span></text:a><text:span text:style-name="T1"> </text:span></text:p>
                        </text:list-item>
                      </text:list>
                    </text:list-item>
                    <text:list-item>
                      <text:p text:style-name="P50"><text:a xlink:type="simple" xlink:href="https://specifications.openehr.org/releases/LANG/latest/bmm.html#_container_meta_types" text:style-name="Internet_20_link" text:visited-style-name="Visited_20_Internet_20_Link"><text:span text:style-name="T1">6.4. Container Meta-types</text:span></text:a><text:span text:style-name="T1"> </text:span></text:p>
                      <text:list>
                        <text:list-item>
                          <text:p text:style-name="P50"><text:a xlink:type="simple" xlink:href="https://specifications.openehr.org/releases/LANG/latest/bmm.html#_conformance_4" text:style-name="Internet_20_link" text:visited-style-name="Visited_20_Internet_20_Link"><text:span text:style-name="T1">6.4.1. Conformance</text:span></text:a><text:span text:style-name="T1"> </text:span></text:p>
                        </text:list-item>
                      </text:list>
                    </text:list-item>
                    <text:list-item>
                      <text:p text:style-name="P50"><text:a xlink:type="simple" xlink:href="https://specifications.openehr.org/releases/LANG/latest/bmm.html#_bult_in_meta_types" text:style-name="Internet_20_link" text:visited-style-name="Visited_20_Internet_20_Link"><text:span text:style-name="T1">6.5. Bult-in Meta-types</text:span></text:a><text:span text:style-name="T1"> </text:span></text:p>
                      <text:list>
                        <text:list-item>
                          <text:p text:style-name="P50"><text:a xlink:type="simple" xlink:href="https://specifications.openehr.org/releases/LANG/latest/bmm.html#_tuple_meta_type" text:style-name="Internet_20_link" text:visited-style-name="Visited_20_Internet_20_Link"><text:span text:style-name="T1">6.5.1. Tuple Meta-type</text:span></text:a><text:span text:style-name="T1"> </text:span></text:p>
                          <text:list>
                            <text:list-item>
                              <text:p text:style-name="P50"><text:a xlink:type="simple" xlink:href="https://specifications.openehr.org/releases/LANG/latest/bmm.html#_conformance_5" text:style-name="Internet_20_link" text:visited-style-name="Visited_20_Internet_20_Link"><text:span text:style-name="T1">6.5.1.1. Conformance</text:span></text:a><text:span text:style-name="T1"> </text:span></text:p>
                            </text:list-item>
                          </text:list>
                        </text:list-item>
                        <text:list-item>
                          <text:p text:style-name="P50"><text:a xlink:type="simple" xlink:href="https://specifications.openehr.org/releases/LANG/latest/bmm.html#_signature_meta_type" text:style-name="Internet_20_link" text:visited-style-name="Visited_20_Internet_20_Link"><text:span text:style-name="T1">6.5.2. Signature Meta-type</text:span></text:a><text:span text:style-name="T1"> </text:span></text:p>
                          <text:list>
                            <text:list-item>
                              <text:p text:style-name="P50"><text:a xlink:type="simple" xlink:href="https://specifications.openehr.org/releases/LANG/latest/bmm.html#_conformance_6" text:style-name="Internet_20_link" text:visited-style-name="Visited_20_Internet_20_Link"><text:span text:style-name="T1">6.5.2.1. Conformance</text:span></text:a><text:span text:style-name="T1"> </text:span></text:p>
                            </text:list-item>
                          </text:list>
                        </text:list-item>
                        <text:list-item>
                          <text:p text:style-name="P50"><text:a xlink:type="simple" xlink:href="https://specifications.openehr.org/releases/LANG/latest/bmm.html#_status_meta_type" text:style-name="Internet_20_link" text:visited-style-name="Visited_20_Internet_20_Link"><text:span text:style-name="T1">6.5.3. Status Meta-type</text:span></text:a><text:span text:style-name="T1"> </text:span></text:p>
                        </text:list-item>
                      </text:list>
                    </text:list-item>
                    <text:list-item>
                      <text:p text:style-name="P50"><text:a xlink:type="simple" xlink:href="https://specifications.openehr.org/releases/LANG/latest/bmm.html#_type_conformance" text:style-name="Internet_20_link" text:visited-style-name="Visited_20_Internet_20_Link"><text:span text:style-name="T1">6.6. Type Conformance</text:span></text:a><text:span text:style-name="T1"> </text:span></text:p>
                    </text:list-item>
                    <text:list-item>
                      <text:p text:style-name="P50"><text:a xlink:type="simple" xlink:href="https://specifications.openehr.org/releases/LANG/latest/bmm.html#_model_theoretic_questions" text:style-name="Internet_20_link" text:visited-style-name="Visited_20_Internet_20_Link"><text:span text:style-name="T1">6.7. Model Theoretic Questions</text:span></text:a><text:span text:style-name="T1"> </text:span></text:p>
                    </text:list-item>
                    <text:list-item>
                      <text:p text:style-name="P50"><text:a xlink:type="simple" xlink:href="https://specifications.openehr.org/releases/LANG/latest/bmm.html#_class_definitions_4" text:style-name="Internet_20_link" text:visited-style-name="Visited_20_Internet_20_Link"><text:span text:style-name="T1">6.8. Class Definitions</text:span></text:a><text:span text:style-name="T1"> </text:span></text:p>
                      <text:list>
                        <text:list-item>
                          <text:p text:style-name="P50"><text:a xlink:type="simple" xlink:href="https://specifications.openehr.org/releases/LANG/latest/bmm.html#_bmm_type_class" text:style-name="Internet_20_link" text:visited-style-name="Visited_20_Internet_20_Link"><text:span text:style-name="T1">6.8.1. BMM_TYPE Class</text:span></text:a><text:span text:style-name="T1"> </text:span></text:p>
                        </text:list-item>
                        <text:list-item>
                          <text:p text:style-name="P50"><text:a xlink:type="simple" xlink:href="https://specifications.openehr.org/releases/LANG/latest/bmm.html#_bmm_unitary_type_class" text:style-name="Internet_20_link" text:visited-style-name="Visited_20_Internet_20_Link"><text:span text:style-name="T1">6.8.2. BMM_UNITARY_TYPE Class</text:span></text:a><text:span text:style-name="T1"> </text:span></text:p>
                        </text:list-item>
                        <text:list-item>
                          <text:p text:style-name="P50"><text:a xlink:type="simple" xlink:href="https://specifications.openehr.org/releases/LANG/latest/bmm.html#_bmm_effective_type_class" text:style-name="Internet_20_link" text:visited-style-name="Visited_20_Internet_20_Link"><text:span text:style-name="T1">6.8.3. BMM_EFFECTIVE_TYPE Class</text:span></text:a><text:span text:style-name="T1"> </text:span></text:p>
                        </text:list-item>
                        <text:list-item>
                          <text:p text:style-name="P50"><text:a xlink:type="simple" xlink:href="https://specifications.openehr.org/releases/LANG/latest/bmm.html#_bmm_parameter_type_class" text:style-name="Internet_20_link" text:visited-style-name="Visited_20_Internet_20_Link"><text:span text:style-name="T1">6.8.4. BMM_PARAMETER_TYPE Class</text:span></text:a><text:span text:style-name="T1"> </text:span></text:p>
                        </text:list-item>
                        <text:list-item>
                          <text:p text:style-name="P50"><text:a xlink:type="simple" xlink:href="https://specifications.openehr.org/releases/LANG/latest/bmm.html#_bmm_model_type_class" text:style-name="Internet_20_link" text:visited-style-name="Visited_20_Internet_20_Link"><text:soft-page-break/><text:span text:style-name="T1">6.8.5. BMM_MODEL_TYPE Class</text:span></text:a><text:span text:style-name="T1"> </text:span></text:p>
                        </text:list-item>
                        <text:list-item>
                          <text:p text:style-name="P50"><text:a xlink:type="simple" xlink:href="https://specifications.openehr.org/releases/LANG/latest/bmm.html#_bmm_simple_type_class" text:style-name="Internet_20_link" text:visited-style-name="Visited_20_Internet_20_Link"><text:span text:style-name="T1">6.8.6. BMM_SIMPLE_TYPE Class</text:span></text:a><text:span text:style-name="T1"> </text:span></text:p>
                        </text:list-item>
                        <text:list-item>
                          <text:p text:style-name="P50"><text:a xlink:type="simple" xlink:href="https://specifications.openehr.org/releases/LANG/latest/bmm.html#_bmm_generic_type_class" text:style-name="Internet_20_link" text:visited-style-name="Visited_20_Internet_20_Link"><text:span text:style-name="T1">6.8.7. BMM_GENERIC_TYPE Class</text:span></text:a><text:span text:style-name="T1"> </text:span></text:p>
                        </text:list-item>
                        <text:list-item>
                          <text:p text:style-name="P50"><text:a xlink:type="simple" xlink:href="https://specifications.openehr.org/releases/LANG/latest/bmm.html#_bmm_builtin_type_class" text:style-name="Internet_20_link" text:visited-style-name="Visited_20_Internet_20_Link"><text:span text:style-name="T1">6.8.8. BMM_BUILTIN_TYPE Class</text:span></text:a><text:span text:style-name="T1"> </text:span></text:p>
                        </text:list-item>
                        <text:list-item>
                          <text:p text:style-name="P50"><text:a xlink:type="simple" xlink:href="https://specifications.openehr.org/releases/LANG/latest/bmm.html#_bmm_tuple_type_class" text:style-name="Internet_20_link" text:visited-style-name="Visited_20_Internet_20_Link"><text:span text:style-name="T1">6.8.9. BMM_TUPLE_TYPE Class</text:span></text:a><text:span text:style-name="T1"> </text:span></text:p>
                        </text:list-item>
                        <text:list-item>
                          <text:p text:style-name="P50"><text:a xlink:type="simple" xlink:href="https://specifications.openehr.org/releases/LANG/latest/bmm.html#_bmm_signature_class" text:style-name="Internet_20_link" text:visited-style-name="Visited_20_Internet_20_Link"><text:span text:style-name="T1">6.8.10. BMM_SIGNATURE Class</text:span></text:a><text:span text:style-name="T1"> </text:span></text:p>
                        </text:list-item>
                        <text:list-item>
                          <text:p text:style-name="P50"><text:a xlink:type="simple" xlink:href="https://specifications.openehr.org/releases/LANG/latest/bmm.html#_bmm_property_type_class" text:style-name="Internet_20_link" text:visited-style-name="Visited_20_Internet_20_Link"><text:span text:style-name="T1">6.8.11. BMM_PROPERTY_TYPE Class</text:span></text:a><text:span text:style-name="T1"> </text:span></text:p>
                        </text:list-item>
                        <text:list-item>
                          <text:p text:style-name="P50"><text:a xlink:type="simple" xlink:href="https://specifications.openehr.org/releases/LANG/latest/bmm.html#_bmm_routine_type_class" text:style-name="Internet_20_link" text:visited-style-name="Visited_20_Internet_20_Link"><text:span text:style-name="T1">6.8.12. BMM_ROUTINE_TYPE Class</text:span></text:a><text:span text:style-name="T1"> </text:span></text:p>
                        </text:list-item>
                        <text:list-item>
                          <text:p text:style-name="P50"><text:a xlink:type="simple" xlink:href="https://specifications.openehr.org/releases/LANG/latest/bmm.html#_bmm_function_type_class" text:style-name="Internet_20_link" text:visited-style-name="Visited_20_Internet_20_Link"><text:span text:style-name="T1">6.8.13. BMM_FUNCTION_TYPE Class</text:span></text:a><text:span text:style-name="T1"> </text:span></text:p>
                        </text:list-item>
                        <text:list-item>
                          <text:p text:style-name="P50"><text:a xlink:type="simple" xlink:href="https://specifications.openehr.org/releases/LANG/latest/bmm.html#_bmm_procedure_type_class" text:style-name="Internet_20_link" text:visited-style-name="Visited_20_Internet_20_Link"><text:span text:style-name="T1">6.8.14. BMM_PROCEDURE_TYPE Class</text:span></text:a><text:span text:style-name="T1"> </text:span></text:p>
                        </text:list-item>
                        <text:list-item>
                          <text:p text:style-name="P50"><text:a xlink:type="simple" xlink:href="https://specifications.openehr.org/releases/LANG/latest/bmm.html#_bmm_status_type_class" text:style-name="Internet_20_link" text:visited-style-name="Visited_20_Internet_20_Link"><text:span text:style-name="T1">6.8.15. BMM_STATUS_TYPE Class</text:span></text:a><text:span text:style-name="T1"> </text:span></text:p>
                        </text:list-item>
                        <text:list-item>
                          <text:p text:style-name="P50"><text:a xlink:type="simple" xlink:href="https://specifications.openehr.org/releases/LANG/latest/bmm.html#_bmm_container_type_class" text:style-name="Internet_20_link" text:visited-style-name="Visited_20_Internet_20_Link"><text:span text:style-name="T1">6.8.16. BMM_CONTAINER_TYPE Class</text:span></text:a><text:span text:style-name="T1"> </text:span></text:p>
                        </text:list-item>
                        <text:list-item>
                          <text:p text:style-name="P50"><text:a xlink:type="simple" xlink:href="https://specifications.openehr.org/releases/LANG/latest/bmm.html#_bmm_indexed_container_type_class" text:style-name="Internet_20_link" text:visited-style-name="Visited_20_Internet_20_Link"><text:span text:style-name="T1">6.8.17. BMM_INDEXED_CONTAINER_TYPE Class</text:span></text:a><text:span text:style-name="T1"> </text:span></text:p>
                        </text:list-item>
                      </text:list>
                    </text:list-item>
                  </text:list>
                </text:list-item>
                <text:list-item>
                  <text:p text:style-name="P50"><text:a xlink:type="simple" xlink:href="https://specifications.openehr.org/releases/LANG/latest/bmm.html#_classes" text:style-name="Internet_20_link" text:visited-style-name="Visited_20_Internet_20_Link"><text:span text:style-name="T1">7. Classes</text:span></text:a><text:span text:style-name="T1"> </text:span></text:p>
                  <text:list>
                    <text:list-item>
                      <text:p text:style-name="P50"><text:a xlink:type="simple" xlink:href="https://specifications.openehr.org/releases/LANG/latest/bmm.html#_overview_6" text:style-name="Internet_20_link" text:visited-style-name="Visited_20_Internet_20_Link"><text:span text:style-name="T1">7.1. Overview</text:span></text:a><text:span text:style-name="T1"> </text:span></text:p>
                    </text:list-item>
                    <text:list-item>
                      <text:p text:style-name="P50"><text:a xlink:type="simple" xlink:href="https://specifications.openehr.org/releases/LANG/latest/bmm.html#_simple_classes" text:style-name="Internet_20_link" text:visited-style-name="Visited_20_Internet_20_Link"><text:span text:style-name="T1">7.2. Simple Classes</text:span></text:a><text:span text:style-name="T1"> </text:span></text:p>
                    </text:list-item>
                    <text:list-item>
                      <text:p text:style-name="P50"><text:a xlink:type="simple" xlink:href="https://specifications.openehr.org/releases/LANG/latest/bmm.html#_generic_classes" text:style-name="Internet_20_link" text:visited-style-name="Visited_20_Internet_20_Link"><text:span text:style-name="T1">7.3. Generic Classes</text:span></text:a><text:span text:style-name="T1"> </text:span></text:p>
                    </text:list-item>
                    <text:list-item>
                      <text:p text:style-name="P50"><text:a xlink:type="simple" xlink:href="https://specifications.openehr.org/releases/LANG/latest/bmm.html#_range_constrained_classes" text:style-name="Internet_20_link" text:visited-style-name="Visited_20_Internet_20_Link"><text:soft-page-break/><text:span text:style-name="T1">7.4. Range-Constrained Classes</text:span></text:a><text:span text:style-name="T1"> </text:span></text:p>
                      <text:list>
                        <text:list-item>
                          <text:p text:style-name="P50"><text:a xlink:type="simple" xlink:href="https://specifications.openehr.org/releases/LANG/latest/bmm.html#_enumerated_types" text:style-name="Internet_20_link" text:visited-style-name="Visited_20_Internet_20_Link"><text:span text:style-name="T1">7.4.1. Enumerated Types</text:span></text:a><text:span text:style-name="T1"> </text:span></text:p>
                        </text:list-item>
                        <text:list-item>
                          <text:p text:style-name="P50"><text:a xlink:type="simple" xlink:href="https://specifications.openehr.org/releases/LANG/latest/bmm.html#_value_set_types" text:style-name="Internet_20_link" text:visited-style-name="Visited_20_Internet_20_Link"><text:span text:style-name="T1">7.4.2. Value-set Types</text:span></text:a><text:span text:style-name="T1"> </text:span></text:p>
                        </text:list-item>
                      </text:list>
                    </text:list-item>
                    <text:list-item>
                      <text:p text:style-name="P50"><text:a xlink:type="simple" xlink:href="https://specifications.openehr.org/releases/LANG/latest/bmm.html#_class_qualifiers" text:style-name="Internet_20_link" text:visited-style-name="Visited_20_Internet_20_Link"><text:span text:style-name="T1">7.5. Class Qualifiers</text:span></text:a><text:span text:style-name="T1"> </text:span></text:p>
                      <text:list>
                        <text:list-item>
                          <text:p text:style-name="P50"><text:a xlink:type="simple" xlink:href="https://specifications.openehr.org/releases/LANG/latest/bmm.html#_abstract_classes" text:style-name="Internet_20_link" text:visited-style-name="Visited_20_Internet_20_Link"><text:span text:style-name="T1">7.5.1. Abstract Classes</text:span></text:a><text:span text:style-name="T1"> </text:span></text:p>
                        </text:list-item>
                        <text:list-item>
                          <text:p text:style-name="P50"><text:a xlink:type="simple" xlink:href="https://specifications.openehr.org/releases/LANG/latest/bmm.html#_primitive_type_classes" text:style-name="Internet_20_link" text:visited-style-name="Visited_20_Internet_20_Link"><text:span text:style-name="T1">7.5.2. Primitive Type Classes</text:span></text:a><text:span text:style-name="T1"> </text:span></text:p>
                        </text:list-item>
                      </text:list>
                    </text:list-item>
                    <text:list-item>
                      <text:p text:style-name="P50"><text:a xlink:type="simple" xlink:href="https://specifications.openehr.org/releases/LANG/latest/bmm.html#_class_invariants" text:style-name="Internet_20_link" text:visited-style-name="Visited_20_Internet_20_Link"><text:span text:style-name="T1">7.6. Class Invariants</text:span></text:a><text:span text:style-name="T1"> </text:span></text:p>
                    </text:list-item>
                    <text:list-item>
                      <text:p text:style-name="P50"><text:a xlink:type="simple" xlink:href="https://specifications.openehr.org/releases/LANG/latest/bmm.html#_inheritance" text:style-name="Internet_20_link" text:visited-style-name="Visited_20_Internet_20_Link"><text:span text:style-name="T1">7.7. Inheritance</text:span></text:a><text:span text:style-name="T1"> </text:span></text:p>
                    </text:list-item>
                    <text:list-item>
                      <text:p text:style-name="P50"><text:a xlink:type="simple" xlink:href="https://specifications.openehr.org/releases/LANG/latest/bmm.html#_model_theoretic_questions_2" text:style-name="Internet_20_link" text:visited-style-name="Visited_20_Internet_20_Link"><text:span text:style-name="T1">7.8. Model Theoretic Questions</text:span></text:a><text:span text:style-name="T1"> </text:span></text:p>
                    </text:list-item>
                    <text:list-item>
                      <text:p text:style-name="P50"><text:a xlink:type="simple" xlink:href="https://specifications.openehr.org/releases/LANG/latest/bmm.html#_class_definitions_5" text:style-name="Internet_20_link" text:visited-style-name="Visited_20_Internet_20_Link"><text:span text:style-name="T1">7.9. Class Definitions</text:span></text:a><text:span text:style-name="T1"> </text:span></text:p>
                      <text:list>
                        <text:list-item>
                          <text:p text:style-name="P50"><text:a xlink:type="simple" xlink:href="https://specifications.openehr.org/releases/LANG/latest/bmm.html#_bmm_class_class" text:style-name="Internet_20_link" text:visited-style-name="Visited_20_Internet_20_Link"><text:span text:style-name="T1">7.9.1. BMM_CLASS Class</text:span></text:a><text:span text:style-name="T1"> </text:span></text:p>
                        </text:list-item>
                        <text:list-item>
                          <text:p text:style-name="P50"><text:a xlink:type="simple" xlink:href="https://specifications.openehr.org/releases/LANG/latest/bmm.html#_bmm_simple_class_class" text:style-name="Internet_20_link" text:visited-style-name="Visited_20_Internet_20_Link"><text:span text:style-name="T1">7.9.2. BMM_SIMPLE_CLASS Class</text:span></text:a><text:span text:style-name="T1"> </text:span></text:p>
                        </text:list-item>
                        <text:list-item>
                          <text:p text:style-name="P50"><text:a xlink:type="simple" xlink:href="https://specifications.openehr.org/releases/LANG/latest/bmm.html#_bmm_generic_class_class" text:style-name="Internet_20_link" text:visited-style-name="Visited_20_Internet_20_Link"><text:span text:style-name="T1">7.9.3. BMM_GENERIC_CLASS Class</text:span></text:a><text:span text:style-name="T1"> </text:span></text:p>
                        </text:list-item>
                        <text:list-item>
                          <text:p text:style-name="P50"><text:a xlink:type="simple" xlink:href="https://specifications.openehr.org/releases/LANG/latest/bmm.html#_bmm_enumeration_class" text:style-name="Internet_20_link" text:visited-style-name="Visited_20_Internet_20_Link"><text:span text:style-name="T1">7.9.4. BMM_ENUMERATION Class</text:span></text:a><text:span text:style-name="T1"> </text:span></text:p>
                        </text:list-item>
                        <text:list-item>
                          <text:p text:style-name="P50"><text:a xlink:type="simple" xlink:href="https://specifications.openehr.org/releases/LANG/latest/bmm.html#_bmm_enumeration_string_class" text:style-name="Internet_20_link" text:visited-style-name="Visited_20_Internet_20_Link"><text:span text:style-name="T1">7.9.5. BMM_ENUMERATION_STRING Class</text:span></text:a><text:span text:style-name="T1"> </text:span></text:p>
                        </text:list-item>
                        <text:list-item>
                          <text:p text:style-name="P50"><text:a xlink:type="simple" xlink:href="https://specifications.openehr.org/releases/LANG/latest/bmm.html#_bmm_enumeration_integer_class" text:style-name="Internet_20_link" text:visited-style-name="Visited_20_Internet_20_Link"><text:span text:style-name="T1">7.9.6. BMM_ENUMERATION_INTEGER Class</text:span></text:a><text:span text:style-name="T1"> </text:span></text:p>
                        </text:list-item>
                        <text:list-item>
                          <text:p text:style-name="P50"><text:a xlink:type="simple" xlink:href="https://specifications.openehr.org/releases/LANG/latest/bmm.html#_bmm_value_set_spec_class" text:style-name="Internet_20_link" text:visited-style-name="Visited_20_Internet_20_Link"><text:span text:style-name="T1">7.9.7. BMM_VALUE_SET_SPEC Class</text:span></text:a><text:span text:style-name="T1"> </text:span></text:p>
                        </text:list-item>
                      </text:list>
                    </text:list-item>
                  </text:list>
                </text:list-item>
                <text:list-item>
                  <text:p text:style-name="P50"><text:a xlink:type="simple" xlink:href="https://specifications.openehr.org/releases/LANG/latest/bmm.html#_class_features" text:style-name="Internet_20_link" text:visited-style-name="Visited_20_Internet_20_Link"><text:soft-page-break/><text:span text:style-name="T1">8. Class Features</text:span></text:a><text:span text:style-name="T1"> </text:span></text:p>
                  <text:list>
                    <text:list-item>
                      <text:p text:style-name="P50"><text:a xlink:type="simple" xlink:href="https://specifications.openehr.org/releases/LANG/latest/bmm.html#_overview_7" text:style-name="Internet_20_link" text:visited-style-name="Visited_20_Internet_20_Link"><text:span text:style-name="T1">8.1. Overview</text:span></text:a><text:span text:style-name="T1"> </text:span></text:p>
                      <text:list>
                        <text:list-item>
                          <text:p text:style-name="P50"><text:a xlink:type="simple" xlink:href="https://specifications.openehr.org/releases/LANG/latest/bmm.html#_feature_taxonomy" text:style-name="Internet_20_link" text:visited-style-name="Visited_20_Internet_20_Link"><text:span text:style-name="T1">8.1.1. Feature Taxonomy</text:span></text:a><text:span text:style-name="T1"> </text:span></text:p>
                        </text:list-item>
                        <text:list-item>
                          <text:p text:style-name="P50"><text:a xlink:type="simple" xlink:href="https://specifications.openehr.org/releases/LANG/latest/bmm.html#_class_model" text:style-name="Internet_20_link" text:visited-style-name="Visited_20_Internet_20_Link"><text:span text:style-name="T1">8.1.2. Class Model</text:span></text:a><text:span text:style-name="T1"> </text:span></text:p>
                        </text:list-item>
                        <text:list-item>
                          <text:p text:style-name="P50"><text:a xlink:type="simple" xlink:href="https://specifications.openehr.org/releases/LANG/latest/bmm.html#_feature_groups_and_visibility" text:style-name="Internet_20_link" text:visited-style-name="Visited_20_Internet_20_Link"><text:span text:style-name="T1">8.1.3. Feature Groups and Visibility</text:span></text:a><text:span text:style-name="T1"> </text:span></text:p>
                        </text:list-item>
                        <text:list-item>
                          <text:p text:style-name="P50"><text:a xlink:type="simple" xlink:href="https://specifications.openehr.org/releases/LANG/latest/bmm.html#_differential_and_flat_form" text:style-name="Internet_20_link" text:visited-style-name="Visited_20_Internet_20_Link"><text:span text:style-name="T1">8.1.4. Differential and Flat Form</text:span></text:a><text:span text:style-name="T1"> </text:span></text:p>
                        </text:list-item>
                        <text:list-item>
                          <text:p text:style-name="P50"><text:a xlink:type="simple" xlink:href="https://specifications.openehr.org/releases/LANG/latest/bmm.html#_signatures" text:style-name="Internet_20_link" text:visited-style-name="Visited_20_Internet_20_Link"><text:span text:style-name="T1">8.1.5. Signatures</text:span></text:a><text:span text:style-name="T1"> </text:span></text:p>
                        </text:list-item>
                        <text:list-item>
                          <text:p text:style-name="P50"><text:a xlink:type="simple" xlink:href="https://specifications.openehr.org/releases/LANG/latest/bmm.html#_synthesis_due_to_generic_parameter_substitution" text:style-name="Internet_20_link" text:visited-style-name="Visited_20_Internet_20_Link"><text:span text:style-name="T1">8.1.6. Synthesis due to Generic Parameter Substitution</text:span></text:a><text:span text:style-name="T1"> </text:span></text:p>
                        </text:list-item>
                      </text:list>
                    </text:list-item>
                    <text:list-item>
                      <text:p text:style-name="P50"><text:a xlink:type="simple" xlink:href="https://specifications.openehr.org/releases/LANG/latest/bmm.html#_properties" text:style-name="Internet_20_link" text:visited-style-name="Visited_20_Internet_20_Link"><text:span text:style-name="T1">8.2. Properties</text:span></text:a><text:span text:style-name="T1"> </text:span></text:p>
                      <text:list>
                        <text:list-item>
                          <text:p text:style-name="P50"><text:a xlink:type="simple" xlink:href="https://specifications.openehr.org/releases/LANG/latest/bmm.html#_static_properties" text:style-name="Internet_20_link" text:visited-style-name="Visited_20_Internet_20_Link"><text:span text:style-name="T1">8.2.1. Static Properties</text:span></text:a><text:span text:style-name="T1"> </text:span></text:p>
                          <text:list>
                            <text:list-item>
                              <text:p text:style-name="P50"><text:a xlink:type="simple" xlink:href="https://specifications.openehr.org/releases/LANG/latest/bmm.html#_constants" text:style-name="Internet_20_link" text:visited-style-name="Visited_20_Internet_20_Link"><text:span text:style-name="T1">8.2.1.1. Constants</text:span></text:a><text:span text:style-name="T1"> </text:span></text:p>
                            </text:list-item>
                            <text:list-item>
                              <text:p text:style-name="P50"><text:a xlink:type="simple" xlink:href="https://specifications.openehr.org/releases/LANG/latest/bmm.html#_singletons" text:style-name="Internet_20_link" text:visited-style-name="Visited_20_Internet_20_Link"><text:span text:style-name="T1">8.2.1.2. Singletons</text:span></text:a><text:span text:style-name="T1"> </text:span></text:p>
                            </text:list-item>
                          </text:list>
                        </text:list-item>
                        <text:list-item>
                          <text:p text:style-name="P50"><text:a xlink:type="simple" xlink:href="https://specifications.openehr.org/releases/LANG/latest/bmm.html#_writable_properties" text:style-name="Internet_20_link" text:visited-style-name="Visited_20_Internet_20_Link"><text:span text:style-name="T1">8.2.2. Writable Properties</text:span></text:a><text:span text:style-name="T1"> </text:span></text:p>
                          <text:list>
                            <text:list-item>
                              <text:p text:style-name="P50"><text:a xlink:type="simple" xlink:href="https://specifications.openehr.org/releases/LANG/latest/bmm.html#_unitary_versus_container_properties" text:style-name="Internet_20_link" text:visited-style-name="Visited_20_Internet_20_Link"><text:span text:style-name="T1">8.2.2.1. Unitary versus Container Properties</text:span></text:a><text:span text:style-name="T1"> </text:span></text:p>
                            </text:list-item>
                          </text:list>
                        </text:list-item>
                        <text:list-item>
                          <text:p text:style-name="P50"><text:a xlink:type="simple" xlink:href="https://specifications.openehr.org/releases/LANG/latest/bmm.html#_semantic_level" text:style-name="Internet_20_link" text:visited-style-name="Visited_20_Internet_20_Link"><text:span text:style-name="T1">8.2.3. Semantic Level</text:span></text:a><text:span text:style-name="T1"> </text:span></text:p>
                        </text:list-item>
                      </text:list>
                    </text:list-item>
                    <text:list-item>
                      <text:p text:style-name="P50"><text:a xlink:type="simple" xlink:href="https://specifications.openehr.org/releases/LANG/latest/bmm.html#_functions_and_procedures" text:style-name="Internet_20_link" text:visited-style-name="Visited_20_Internet_20_Link"><text:span text:style-name="T1">8.3. Functions and Procedures</text:span></text:a><text:span text:style-name="T1"> </text:span></text:p>
                      <text:list>
                        <text:list-item>
                          <text:p text:style-name="P50"><text:a xlink:type="simple" xlink:href="https://specifications.openehr.org/releases/LANG/latest/bmm.html#_pre_and_post_conditions" text:style-name="Internet_20_link" text:visited-style-name="Visited_20_Internet_20_Link"><text:span text:style-name="T1">8.3.1. Pre- and Post-conditions</text:span></text:a><text:span text:style-name="T1"> </text:span></text:p>
                        </text:list-item>
                        <text:list-item>
                          <text:p text:style-name="P50"><text:a xlink:type="simple" xlink:href="https://specifications.openehr.org/releases/LANG/latest/bmm.html#_creators_and_converters" text:style-name="Internet_20_link" text:visited-style-name="Visited_20_Internet_20_Link"><text:soft-page-break/><text:span text:style-name="T1">8.3.2. Creators and Converters</text:span></text:a><text:span text:style-name="T1"> </text:span></text:p>
                        </text:list-item>
                        <text:list-item>
                          <text:p text:style-name="P50"><text:a xlink:type="simple" xlink:href="https://specifications.openehr.org/releases/LANG/latest/bmm.html#_routine_body" text:style-name="Internet_20_link" text:visited-style-name="Visited_20_Internet_20_Link"><text:span text:style-name="T1">8.3.3. Routine Body</text:span></text:a><text:span text:style-name="T1"> </text:span></text:p>
                        </text:list-item>
                      </text:list>
                    </text:list-item>
                    <text:list-item>
                      <text:p text:style-name="P50"><text:a xlink:type="simple" xlink:href="https://specifications.openehr.org/releases/LANG/latest/bmm.html#_variables" text:style-name="Internet_20_link" text:visited-style-name="Visited_20_Internet_20_Link"><text:span text:style-name="T1">8.4. Variables</text:span></text:a><text:span text:style-name="T1"> </text:span></text:p>
                    </text:list-item>
                    <text:list-item>
                      <text:p text:style-name="P50"><text:a xlink:type="simple" xlink:href="https://specifications.openehr.org/releases/LANG/latest/bmm.html#_model_theoretic_questions_3" text:style-name="Internet_20_link" text:visited-style-name="Visited_20_Internet_20_Link"><text:span text:style-name="T1">8.5. Model Theoretic Questions</text:span></text:a><text:span text:style-name="T1"> </text:span></text:p>
                    </text:list-item>
                    <text:list-item>
                      <text:p text:style-name="P50"><text:a xlink:type="simple" xlink:href="https://specifications.openehr.org/releases/LANG/latest/bmm.html#_class_definitions_6" text:style-name="Internet_20_link" text:visited-style-name="Visited_20_Internet_20_Link"><text:span text:style-name="T1">8.6. Class Definitions</text:span></text:a><text:span text:style-name="T1"> </text:span></text:p>
                      <text:list>
                        <text:list-item>
                          <text:p text:style-name="P50"><text:a xlink:type="simple" xlink:href="https://specifications.openehr.org/releases/LANG/latest/bmm.html#_bmm_formal_element_class" text:style-name="Internet_20_link" text:visited-style-name="Visited_20_Internet_20_Link"><text:span text:style-name="T1">8.6.1. BMM_FORMAL_ELEMENT Class</text:span></text:a><text:span text:style-name="T1"> </text:span></text:p>
                        </text:list-item>
                        <text:list-item>
                          <text:p text:style-name="P50"><text:a xlink:type="simple" xlink:href="https://specifications.openehr.org/releases/LANG/latest/bmm.html#_bmm_feature_class" text:style-name="Internet_20_link" text:visited-style-name="Visited_20_Internet_20_Link"><text:span text:style-name="T1">8.6.2. BMM_FEATURE Class</text:span></text:a><text:span text:style-name="T1"> </text:span></text:p>
                        </text:list-item>
                        <text:list-item>
                          <text:p text:style-name="P50"><text:a xlink:type="simple" xlink:href="https://specifications.openehr.org/releases/LANG/latest/bmm.html#_bmm_feature_group_class" text:style-name="Internet_20_link" text:visited-style-name="Visited_20_Internet_20_Link"><text:span text:style-name="T1">8.6.3. BMM_FEATURE_GROUP Class</text:span></text:a><text:span text:style-name="T1"> </text:span></text:p>
                        </text:list-item>
                        <text:list-item>
                          <text:p text:style-name="P50"><text:a xlink:type="simple" xlink:href="https://specifications.openehr.org/releases/LANG/latest/bmm.html#_bmm_visibility_class" text:style-name="Internet_20_link" text:visited-style-name="Visited_20_Internet_20_Link"><text:span text:style-name="T1">8.6.4. BMM_VISIBILITY Class</text:span></text:a><text:span text:style-name="T1"> </text:span></text:p>
                        </text:list-item>
                        <text:list-item>
                          <text:p text:style-name="P50"><text:a xlink:type="simple" xlink:href="https://specifications.openehr.org/releases/LANG/latest/bmm.html#_bmm_instantiable_feature_class" text:style-name="Internet_20_link" text:visited-style-name="Visited_20_Internet_20_Link"><text:span text:style-name="T1">8.6.5. BMM_INSTANTIABLE_FEATURE Class</text:span></text:a><text:span text:style-name="T1"> </text:span></text:p>
                        </text:list-item>
                        <text:list-item>
                          <text:p text:style-name="P50"><text:a xlink:type="simple" xlink:href="https://specifications.openehr.org/releases/LANG/latest/bmm.html#_bmm_static_class" text:style-name="Internet_20_link" text:visited-style-name="Visited_20_Internet_20_Link"><text:span text:style-name="T1">8.6.6. BMM_STATIC Class</text:span></text:a><text:span text:style-name="T1"> </text:span></text:p>
                        </text:list-item>
                        <text:list-item>
                          <text:p text:style-name="P50"><text:a xlink:type="simple" xlink:href="https://specifications.openehr.org/releases/LANG/latest/bmm.html#_bmm_constant_class" text:style-name="Internet_20_link" text:visited-style-name="Visited_20_Internet_20_Link"><text:span text:style-name="T1">8.6.7. BMM_CONSTANT Class</text:span></text:a><text:span text:style-name="T1"> </text:span></text:p>
                        </text:list-item>
                        <text:list-item>
                          <text:p text:style-name="P50"><text:a xlink:type="simple" xlink:href="https://specifications.openehr.org/releases/LANG/latest/bmm.html#_bmm_singleton_class" text:style-name="Internet_20_link" text:visited-style-name="Visited_20_Internet_20_Link"><text:span text:style-name="T1">8.6.8. BMM_SINGLETON Class</text:span></text:a><text:span text:style-name="T1"> </text:span></text:p>
                        </text:list-item>
                        <text:list-item>
                          <text:p text:style-name="P50"><text:a xlink:type="simple" xlink:href="https://specifications.openehr.org/releases/LANG/latest/bmm.html#_bmm_property_class" text:style-name="Internet_20_link" text:visited-style-name="Visited_20_Internet_20_Link"><text:span text:style-name="T1">8.6.9. BMM_PROPERTY Class</text:span></text:a><text:span text:style-name="T1"> </text:span></text:p>
                        </text:list-item>
                        <text:list-item>
                          <text:p text:style-name="P50"><text:a xlink:type="simple" xlink:href="https://specifications.openehr.org/releases/LANG/latest/bmm.html#_bmm_unitary_property_class" text:style-name="Internet_20_link" text:visited-style-name="Visited_20_Internet_20_Link"><text:span text:style-name="T1">8.6.10. BMM_UNITARY_PROPERTY Class</text:span></text:a><text:span text:style-name="T1"> </text:span></text:p>
                        </text:list-item>
                        <text:list-item>
                          <text:p text:style-name="P50"><text:a xlink:type="simple" xlink:href="https://specifications.openehr.org/releases/LANG/latest/bmm.html#_bmm_container_property_class" text:style-name="Internet_20_link" text:visited-style-name="Visited_20_Internet_20_Link"><text:span text:style-name="T1">8.6.11. BMM_CONTAINER_PROPERTY Class</text:span></text:a><text:span text:style-name="T1"> </text:span></text:p>
                        </text:list-item>
                        <text:list-item>
                          <text:p text:style-name="P50"><text:a xlink:type="simple" xlink:href="https://specifications.openehr.org/releases/LANG/latest/bmm.html#_bmm_indexed_container_property_class" text:style-name="Internet_20_link" text:visited-style-name="Visited_20_Internet_20_Link"><text:span text:style-name="T1">8.6.12. BMM_INDEXED_CONTAINER_PROPERTY Class</text:span></text:a><text:span text:style-name="T1"> </text:span></text:p>
                        </text:list-item>
                        <text:list-item>
                          <text:p text:style-name="P50"><text:a xlink:type="simple" xlink:href="https://specifications.openehr.org/releases/LANG/latest/bmm.html#_bmm_routine_class" text:style-name="Internet_20_link" text:visited-style-name="Visited_20_Internet_20_Link"><text:soft-page-break/><text:span text:style-name="T1">8.6.13. BMM_ROUTINE Class</text:span></text:a><text:span text:style-name="T1"> </text:span></text:p>
                        </text:list-item>
                        <text:list-item>
                          <text:p text:style-name="P50"><text:a xlink:type="simple" xlink:href="https://specifications.openehr.org/releases/LANG/latest/bmm.html#_bmm_function_class" text:style-name="Internet_20_link" text:visited-style-name="Visited_20_Internet_20_Link"><text:span text:style-name="T1">8.6.14. BMM_FUNCTION Class</text:span></text:a><text:span text:style-name="T1"> </text:span></text:p>
                        </text:list-item>
                        <text:list-item>
                          <text:p text:style-name="P50"><text:a xlink:type="simple" xlink:href="https://specifications.openehr.org/releases/LANG/latest/bmm.html#_bmm_operator_class" text:style-name="Internet_20_link" text:visited-style-name="Visited_20_Internet_20_Link"><text:span text:style-name="T1">8.6.15. BMM_OPERATOR Class</text:span></text:a><text:span text:style-name="T1"> </text:span></text:p>
                        </text:list-item>
                        <text:list-item>
                          <text:p text:style-name="P50"><text:a xlink:type="simple" xlink:href="https://specifications.openehr.org/releases/LANG/latest/bmm.html#_bmm_operator_position_enumeration" text:style-name="Internet_20_link" text:visited-style-name="Visited_20_Internet_20_Link"><text:span text:style-name="T1">8.6.16. BMM_OPERATOR_POSITION Enumeration</text:span></text:a><text:span text:style-name="T1"> </text:span></text:p>
                        </text:list-item>
                        <text:list-item>
                          <text:p text:style-name="P50"><text:a xlink:type="simple" xlink:href="https://specifications.openehr.org/releases/LANG/latest/bmm.html#_bmm_procedure_class" text:style-name="Internet_20_link" text:visited-style-name="Visited_20_Internet_20_Link"><text:span text:style-name="T1">8.6.17. BMM_PROCEDURE Class</text:span></text:a><text:span text:style-name="T1"> </text:span></text:p>
                        </text:list-item>
                        <text:list-item>
                          <text:p text:style-name="P50"><text:a xlink:type="simple" xlink:href="https://specifications.openehr.org/releases/LANG/latest/bmm.html#_bmm_variable_class" text:style-name="Internet_20_link" text:visited-style-name="Visited_20_Internet_20_Link"><text:span text:style-name="T1">8.6.18. BMM_VARIABLE Class</text:span></text:a><text:span text:style-name="T1"> </text:span></text:p>
                        </text:list-item>
                        <text:list-item>
                          <text:p text:style-name="P50"><text:a xlink:type="simple" xlink:href="https://specifications.openehr.org/releases/LANG/latest/bmm.html#_bmm_writable_variable_class" text:style-name="Internet_20_link" text:visited-style-name="Visited_20_Internet_20_Link"><text:span text:style-name="T1">8.6.19. BMM_WRITABLE_VARIABLE Class</text:span></text:a><text:span text:style-name="T1"> </text:span></text:p>
                        </text:list-item>
                        <text:list-item>
                          <text:p text:style-name="P50"><text:a xlink:type="simple" xlink:href="https://specifications.openehr.org/releases/LANG/latest/bmm.html#_bmm_local_class" text:style-name="Internet_20_link" text:visited-style-name="Visited_20_Internet_20_Link"><text:span text:style-name="T1">8.6.20. BMM_LOCAL Class</text:span></text:a><text:span text:style-name="T1"> </text:span></text:p>
                        </text:list-item>
                        <text:list-item>
                          <text:p text:style-name="P50"><text:a xlink:type="simple" xlink:href="https://specifications.openehr.org/releases/LANG/latest/bmm.html#_bmm_result_class" text:style-name="Internet_20_link" text:visited-style-name="Visited_20_Internet_20_Link"><text:span text:style-name="T1">8.6.21. BMM_RESULT Class</text:span></text:a><text:span text:style-name="T1"> </text:span></text:p>
                        </text:list-item>
                        <text:list-item>
                          <text:p text:style-name="P50"><text:a xlink:type="simple" xlink:href="https://specifications.openehr.org/releases/LANG/latest/bmm.html#_bmm_readonly_variable_class" text:style-name="Internet_20_link" text:visited-style-name="Visited_20_Internet_20_Link"><text:span text:style-name="T1">8.6.22. BMM_READONLY_VARIABLE Class</text:span></text:a><text:span text:style-name="T1"> </text:span></text:p>
                        </text:list-item>
                        <text:list-item>
                          <text:p text:style-name="P50"><text:a xlink:type="simple" xlink:href="https://specifications.openehr.org/releases/LANG/latest/bmm.html#_bmm_self_class" text:style-name="Internet_20_link" text:visited-style-name="Visited_20_Internet_20_Link"><text:span text:style-name="T1">8.6.23. BMM_SELF Class</text:span></text:a><text:span text:style-name="T1"> </text:span></text:p>
                        </text:list-item>
                        <text:list-item>
                          <text:p text:style-name="P50"><text:a xlink:type="simple" xlink:href="https://specifications.openehr.org/releases/LANG/latest/bmm.html#_bmm_parameter_class" text:style-name="Internet_20_link" text:visited-style-name="Visited_20_Internet_20_Link"><text:span text:style-name="T1">8.6.24. BMM_PARAMETER Class</text:span></text:a><text:span text:style-name="T1"> </text:span></text:p>
                        </text:list-item>
                        <text:list-item>
                          <text:p text:style-name="P50"><text:a xlink:type="simple" xlink:href="https://specifications.openehr.org/releases/LANG/latest/bmm.html#_bmm_parameter_direction_enumeration" text:style-name="Internet_20_link" text:visited-style-name="Visited_20_Internet_20_Link"><text:span text:style-name="T1">8.6.25. BMM_PARAMETER_DIRECTION Enumeration</text:span></text:a><text:span text:style-name="T1"> </text:span></text:p>
                        </text:list-item>
                        <text:list-item>
                          <text:p text:style-name="P50"><text:a xlink:type="simple" xlink:href="https://specifications.openehr.org/releases/LANG/latest/bmm.html#_bmm_routine_definition_class" text:style-name="Internet_20_link" text:visited-style-name="Visited_20_Internet_20_Link"><text:span text:style-name="T1">8.6.26. BMM_ROUTINE_DEFINITION Class</text:span></text:a><text:span text:style-name="T1"> </text:span></text:p>
                        </text:list-item>
                        <text:list-item>
                          <text:p text:style-name="P50"><text:a xlink:type="simple" xlink:href="https://specifications.openehr.org/releases/LANG/latest/bmm.html#_bmm_local_routine_class" text:style-name="Internet_20_link" text:visited-style-name="Visited_20_Internet_20_Link"><text:span text:style-name="T1">8.6.27. BMM_LOCAL_ROUTINE Class</text:span></text:a><text:span text:style-name="T1"> </text:span></text:p>
                        </text:list-item>
                        <text:list-item>
                          <text:p text:style-name="P50"><text:a xlink:type="simple" xlink:href="https://specifications.openehr.org/releases/LANG/latest/bmm.html#_bmm_external_routine_class" text:style-name="Internet_20_link" text:visited-style-name="Visited_20_Internet_20_Link"><text:span text:style-name="T1">8.6.28. BMM_EXTERNAL_ROUTINE Class</text:span></text:a><text:span text:style-name="T1"> </text:span></text:p>
                        </text:list-item>
                      </text:list>
                    </text:list-item>
                  </text:list>
                </text:list-item>
                <text:list-item>
                  <text:p text:style-name="P50"><text:a xlink:type="simple" xlink:href="https://specifications.openehr.org/releases/LANG/latest/bmm.html#_literal_values" text:style-name="Internet_20_link" text:visited-style-name="Visited_20_Internet_20_Link"><text:span text:style-name="T1">9. Literal Values</text:span></text:a><text:span text:style-name="T1"> </text:span></text:p>
                  <text:list>
                    <text:list-item>
                      <text:p text:style-name="P50"><text:a xlink:type="simple" xlink:href="https://specifications.openehr.org/releases/LANG/latest/bmm.html#_overview_8" text:style-name="Internet_20_link" text:visited-style-name="Visited_20_Internet_20_Link"><text:soft-page-break/><text:span text:style-name="T1">9.1. Overview</text:span></text:a><text:span text:style-name="T1"> </text:span></text:p>
                    </text:list-item>
                    <text:list-item>
                      <text:p text:style-name="P50"><text:a xlink:type="simple" xlink:href="https://specifications.openehr.org/releases/LANG/latest/bmm.html#_general_model" text:style-name="Internet_20_link" text:visited-style-name="Visited_20_Internet_20_Link"><text:span text:style-name="T1">9.2. General Model</text:span></text:a><text:span text:style-name="T1"> </text:span></text:p>
                    </text:list-item>
                    <text:list-item>
                      <text:p text:style-name="P50"><text:a xlink:type="simple" xlink:href="https://specifications.openehr.org/releases/LANG/latest/bmm.html#_container_literals" text:style-name="Internet_20_link" text:visited-style-name="Visited_20_Internet_20_Link"><text:span text:style-name="T1">9.3. Container Literals</text:span></text:a><text:span text:style-name="T1"> </text:span></text:p>
                    </text:list-item>
                    <text:list-item>
                      <text:p text:style-name="P50"><text:a xlink:type="simple" xlink:href="https://specifications.openehr.org/releases/LANG/latest/bmm.html#_literal_tuples" text:style-name="Internet_20_link" text:visited-style-name="Visited_20_Internet_20_Link"><text:span text:style-name="T1">9.4. Literal Tuples</text:span></text:a><text:span text:style-name="T1"> </text:span></text:p>
                    </text:list-item>
                    <text:list-item>
                      <text:p text:style-name="P50"><text:a xlink:type="simple" xlink:href="https://specifications.openehr.org/releases/LANG/latest/bmm.html#_type_extensions" text:style-name="Internet_20_link" text:visited-style-name="Visited_20_Internet_20_Link"><text:span text:style-name="T1">9.5. Type Extensions</text:span></text:a><text:span text:style-name="T1"> </text:span></text:p>
                    </text:list-item>
                    <text:list-item>
                      <text:p text:style-name="P50"><text:a xlink:type="simple" xlink:href="https://specifications.openehr.org/releases/LANG/latest/bmm.html#_class_definitions_7" text:style-name="Internet_20_link" text:visited-style-name="Visited_20_Internet_20_Link"><text:span text:style-name="T1">9.6. Class Definitions</text:span></text:a><text:span text:style-name="T1"> </text:span></text:p>
                      <text:list>
                        <text:list-item>
                          <text:p text:style-name="P50"><text:a xlink:type="simple" xlink:href="https://specifications.openehr.org/releases/LANG/latest/bmm.html#_bmm_literal_value_class" text:style-name="Internet_20_link" text:visited-style-name="Visited_20_Internet_20_Link"><text:span text:style-name="T1">9.6.1. BMM_LITERAL_VALUE Class</text:span></text:a><text:span text:style-name="T1"> </text:span></text:p>
                        </text:list-item>
                        <text:list-item>
                          <text:p text:style-name="P50"><text:a xlink:type="simple" xlink:href="https://specifications.openehr.org/releases/LANG/latest/bmm.html#_bmm_container_value_class" text:style-name="Internet_20_link" text:visited-style-name="Visited_20_Internet_20_Link"><text:span text:style-name="T1">9.6.2. BMM_CONTAINER_VALUE Class</text:span></text:a><text:span text:style-name="T1"> </text:span></text:p>
                        </text:list-item>
                        <text:list-item>
                          <text:p text:style-name="P50"><text:a xlink:type="simple" xlink:href="https://specifications.openehr.org/releases/LANG/latest/bmm.html#_bmm_indexed_container_value_class" text:style-name="Internet_20_link" text:visited-style-name="Visited_20_Internet_20_Link"><text:span text:style-name="T1">9.6.3. BMM_INDEXED_CONTAINER_VALUE Class</text:span></text:a><text:span text:style-name="T1"> </text:span></text:p>
                        </text:list-item>
                        <text:list-item>
                          <text:p text:style-name="P50"><text:a xlink:type="simple" xlink:href="https://specifications.openehr.org/releases/LANG/latest/bmm.html#_bmm_unitary_value_class" text:style-name="Internet_20_link" text:visited-style-name="Visited_20_Internet_20_Link"><text:span text:style-name="T1">9.6.4. BMM_UNITARY_VALUE Class</text:span></text:a><text:span text:style-name="T1"> </text:span></text:p>
                        </text:list-item>
                        <text:list-item>
                          <text:p text:style-name="P50"><text:a xlink:type="simple" xlink:href="https://specifications.openehr.org/releases/LANG/latest/bmm.html#_bmm_primitive_value_class" text:style-name="Internet_20_link" text:visited-style-name="Visited_20_Internet_20_Link"><text:span text:style-name="T1">9.6.5. BMM_PRIMITIVE_VALUE Class</text:span></text:a><text:span text:style-name="T1"> </text:span></text:p>
                        </text:list-item>
                        <text:list-item>
                          <text:p text:style-name="P50"><text:a xlink:type="simple" xlink:href="https://specifications.openehr.org/releases/LANG/latest/bmm.html#_bmm_string_value_class" text:style-name="Internet_20_link" text:visited-style-name="Visited_20_Internet_20_Link"><text:span text:style-name="T1">9.6.6. BMM_STRING_VALUE Class</text:span></text:a><text:span text:style-name="T1"> </text:span></text:p>
                        </text:list-item>
                        <text:list-item>
                          <text:p text:style-name="P50"><text:a xlink:type="simple" xlink:href="https://specifications.openehr.org/releases/LANG/latest/bmm.html#_bmm_integer_value_class" text:style-name="Internet_20_link" text:visited-style-name="Visited_20_Internet_20_Link"><text:span text:style-name="T1">9.6.7. BMM_INTEGER_VALUE Class</text:span></text:a><text:span text:style-name="T1"> </text:span></text:p>
                        </text:list-item>
                        <text:list-item>
                          <text:p text:style-name="P50"><text:a xlink:type="simple" xlink:href="https://specifications.openehr.org/releases/LANG/latest/bmm.html#_bmm_boolean_value_class" text:style-name="Internet_20_link" text:visited-style-name="Visited_20_Internet_20_Link"><text:span text:style-name="T1">9.6.8. BMM_BOOLEAN_VALUE Class</text:span></text:a><text:span text:style-name="T1"> </text:span></text:p>
                        </text:list-item>
                        <text:list-item>
                          <text:p text:style-name="P50"><text:a xlink:type="simple" xlink:href="https://specifications.openehr.org/releases/LANG/latest/bmm.html#_bmm_interval_value_class" text:style-name="Internet_20_link" text:visited-style-name="Visited_20_Internet_20_Link"><text:span text:style-name="T1">9.6.9. BMM_INTERVAL_VALUE Class</text:span></text:a><text:span text:style-name="T1"> </text:span></text:p>
                        </text:list-item>
                      </text:list>
                    </text:list-item>
                  </text:list>
                </text:list-item>
                <text:list-item>
                  <text:p text:style-name="P50"><text:a xlink:type="simple" xlink:href="https://specifications.openehr.org/releases/LANG/latest/bmm.html#_expressions" text:style-name="Internet_20_link" text:visited-style-name="Visited_20_Internet_20_Link"><text:span text:style-name="T1">10. Expressions</text:span></text:a><text:span text:style-name="T1"> </text:span></text:p>
                  <text:list>
                    <text:list-item>
                      <text:p text:style-name="P50"><text:a xlink:type="simple" xlink:href="https://specifications.openehr.org/releases/LANG/latest/bmm.html#_overview_9" text:style-name="Internet_20_link" text:visited-style-name="Visited_20_Internet_20_Link"><text:span text:style-name="T1">10.1. Overview</text:span></text:a><text:span text:style-name="T1"> </text:span></text:p>
                    </text:list-item>
                    <text:list-item>
                      <text:p text:style-name="P50"><text:a xlink:type="simple" xlink:href="https://specifications.openehr.org/releases/LANG/latest/bmm.html#_terminal_entities" text:style-name="Internet_20_link" text:visited-style-name="Visited_20_Internet_20_Link"><text:soft-page-break/><text:span text:style-name="T1">10.2. Terminal Entities</text:span></text:a><text:span text:style-name="T1"> </text:span></text:p>
                      <text:list>
                        <text:list-item>
                          <text:p text:style-name="P50"><text:a xlink:type="simple" xlink:href="https://specifications.openehr.org/releases/LANG/latest/bmm.html#_simple_terminal_entities" text:style-name="Internet_20_link" text:visited-style-name="Visited_20_Internet_20_Link"><text:span text:style-name="T1">10.2.1. Simple Terminal Entities</text:span></text:a><text:span text:style-name="T1"> </text:span></text:p>
                          <text:list>
                            <text:list-item>
                              <text:p text:style-name="P50"><text:a xlink:type="simple" xlink:href="https://specifications.openehr.org/releases/LANG/latest/bmm.html#_literals" text:style-name="Internet_20_link" text:visited-style-name="Visited_20_Internet_20_Link"><text:span text:style-name="T1">10.2.1.1. Literals</text:span></text:a><text:span text:style-name="T1"> </text:span></text:p>
                            </text:list-item>
                            <text:list-item>
                              <text:p text:style-name="P50"><text:a xlink:type="simple" xlink:href="https://specifications.openehr.org/releases/LANG/latest/bmm.html#_value_generators" text:style-name="Internet_20_link" text:visited-style-name="Visited_20_Internet_20_Link"><text:span text:style-name="T1">10.2.1.2. Value Generators</text:span></text:a><text:span text:style-name="T1"> </text:span></text:p>
                            </text:list-item>
                            <text:list-item>
                              <text:p text:style-name="P50"><text:a xlink:type="simple" xlink:href="https://specifications.openehr.org/releases/LANG/latest/bmm.html#_variables_2" text:style-name="Internet_20_link" text:visited-style-name="Visited_20_Internet_20_Link"><text:span text:style-name="T1">10.2.1.3. Variables</text:span></text:a><text:span text:style-name="T1"> </text:span></text:p>
                            </text:list-item>
                            <text:list-item>
                              <text:p text:style-name="P50"><text:a xlink:type="simple" xlink:href="https://specifications.openehr.org/releases/LANG/latest/bmm.html#_predicates" text:style-name="Internet_20_link" text:visited-style-name="Visited_20_Internet_20_Link"><text:span text:style-name="T1">10.2.1.4. Predicates</text:span></text:a><text:span text:style-name="T1"> </text:span></text:p>
                            </text:list-item>
                          </text:list>
                        </text:list-item>
                        <text:list-item>
                          <text:p text:style-name="P50"><text:a xlink:type="simple" xlink:href="https://specifications.openehr.org/releases/LANG/latest/bmm.html#_decision_tables" text:style-name="Internet_20_link" text:visited-style-name="Visited_20_Internet_20_Link"><text:span text:style-name="T1">10.2.2. Decision Tables</text:span></text:a><text:span text:style-name="T1"> </text:span></text:p>
                        </text:list-item>
                      </text:list>
                    </text:list-item>
                    <text:list-item>
                      <text:p text:style-name="P50"><text:a xlink:type="simple" xlink:href="https://specifications.openehr.org/releases/LANG/latest/bmm.html#_operator_expressions" text:style-name="Internet_20_link" text:visited-style-name="Visited_20_Internet_20_Link"><text:span text:style-name="T1">10.3. Operator Expressions</text:span></text:a><text:span text:style-name="T1"> </text:span></text:p>
                    </text:list-item>
                    <text:list-item>
                      <text:p text:style-name="P50"><text:a xlink:type="simple" xlink:href="https://specifications.openehr.org/releases/LANG/latest/bmm.html#_tuples" text:style-name="Internet_20_link" text:visited-style-name="Visited_20_Internet_20_Link"><text:span text:style-name="T1">10.4. Tuples</text:span></text:a><text:span text:style-name="T1"> </text:span></text:p>
                    </text:list-item>
                    <text:list-item>
                      <text:p text:style-name="P50"><text:a xlink:type="simple" xlink:href="https://specifications.openehr.org/releases/LANG/latest/bmm.html#_usage_in_bmm_models" text:style-name="Internet_20_link" text:visited-style-name="Visited_20_Internet_20_Link"><text:span text:style-name="T1">10.5. Usage in BMM Models</text:span></text:a><text:span text:style-name="T1"> </text:span></text:p>
                      <text:list>
                        <text:list-item>
                          <text:p text:style-name="P50"><text:a xlink:type="simple" xlink:href="https://specifications.openehr.org/releases/LANG/latest/bmm.html#_simple_assertions" text:style-name="Internet_20_link" text:visited-style-name="Visited_20_Internet_20_Link"><text:span text:style-name="T1">10.5.1. Simple Assertions</text:span></text:a><text:span text:style-name="T1"> </text:span></text:p>
                        </text:list-item>
                        <text:list-item>
                          <text:p text:style-name="P50"><text:a xlink:type="simple" xlink:href="https://specifications.openehr.org/releases/LANG/latest/bmm.html#_existential_and_universal_quantifier_invariants" text:style-name="Internet_20_link" text:visited-style-name="Visited_20_Internet_20_Link"><text:span text:style-name="T1">10.5.2. Existential and Universal Quantifier Invariants</text:span></text:a><text:span text:style-name="T1"> </text:span></text:p>
                        </text:list-item>
                      </text:list>
                    </text:list-item>
                    <text:list-item>
                      <text:p text:style-name="P50"><text:a xlink:type="simple" xlink:href="https://specifications.openehr.org/releases/LANG/latest/bmm.html#_class_definitions_8" text:style-name="Internet_20_link" text:visited-style-name="Visited_20_Internet_20_Link"><text:span text:style-name="T1">10.6. Class Definitions</text:span></text:a><text:span text:style-name="T1"> </text:span></text:p>
                      <text:list>
                        <text:list-item>
                          <text:p text:style-name="P50"><text:a xlink:type="simple" xlink:href="https://specifications.openehr.org/releases/LANG/latest/bmm.html#_el_expression_class" text:style-name="Internet_20_link" text:visited-style-name="Visited_20_Internet_20_Link"><text:span text:style-name="T1">10.6.1. EL_EXPRESSION Class</text:span></text:a><text:span text:style-name="T1"> </text:span></text:p>
                        </text:list-item>
                        <text:list-item>
                          <text:p text:style-name="P50"><text:a xlink:type="simple" xlink:href="https://specifications.openehr.org/releases/LANG/latest/bmm.html#_el_terminal_class" text:style-name="Internet_20_link" text:visited-style-name="Visited_20_Internet_20_Link"><text:span text:style-name="T1">10.6.2. EL_TERMINAL Class</text:span></text:a><text:span text:style-name="T1"> </text:span></text:p>
                        </text:list-item>
                        <text:list-item>
                          <text:p text:style-name="P50"><text:a xlink:type="simple" xlink:href="https://specifications.openehr.org/releases/LANG/latest/bmm.html#_el_simple_class" text:style-name="Internet_20_link" text:visited-style-name="Visited_20_Internet_20_Link"><text:span text:style-name="T1">10.6.3. EL_SIMPLE Class</text:span></text:a><text:span text:style-name="T1"> </text:span></text:p>
                        </text:list-item>
                        <text:list-item>
                          <text:p text:style-name="P50"><text:a xlink:type="simple" xlink:href="https://specifications.openehr.org/releases/LANG/latest/bmm.html#_el_value_generator_class" text:style-name="Internet_20_link" text:visited-style-name="Visited_20_Internet_20_Link"><text:span text:style-name="T1">10.6.4. EL_VALUE_GENERATOR Class</text:span></text:a><text:span text:style-name="T1"> </text:span></text:p>
                        </text:list-item>
                        <text:list-item>
                          <text:p text:style-name="P50"><text:a xlink:type="simple" xlink:href="https://specifications.openehr.org/releases/LANG/latest/bmm.html#_el_type_ref_class" text:style-name="Internet_20_link" text:visited-style-name="Visited_20_Internet_20_Link"><text:soft-page-break/><text:span text:style-name="T1">10.6.5. EL_TYPE_REF Class</text:span></text:a><text:span text:style-name="T1"> </text:span></text:p>
                        </text:list-item>
                        <text:list-item>
                          <text:p text:style-name="P50"><text:a xlink:type="simple" xlink:href="https://specifications.openehr.org/releases/LANG/latest/bmm.html#_el_literal_class" text:style-name="Internet_20_link" text:visited-style-name="Visited_20_Internet_20_Link"><text:span text:style-name="T1">10.6.6. EL_LITERAL Class</text:span></text:a><text:span text:style-name="T1"> </text:span></text:p>
                        </text:list-item>
                        <text:list-item>
                          <text:p text:style-name="P50"><text:a xlink:type="simple" xlink:href="https://specifications.openehr.org/releases/LANG/latest/bmm.html#_el_variable_class" text:style-name="Internet_20_link" text:visited-style-name="Visited_20_Internet_20_Link"><text:span text:style-name="T1">10.6.7. EL_VARIABLE Class</text:span></text:a><text:span text:style-name="T1"> </text:span></text:p>
                        </text:list-item>
                        <text:list-item>
                          <text:p text:style-name="P50"><text:a xlink:type="simple" xlink:href="https://specifications.openehr.org/releases/LANG/latest/bmm.html#_el_writable_variable_class" text:style-name="Internet_20_link" text:visited-style-name="Visited_20_Internet_20_Link"><text:span text:style-name="T1">10.6.8. EL_WRITABLE_VARIABLE Class</text:span></text:a><text:span text:style-name="T1"> </text:span></text:p>
                        </text:list-item>
                        <text:list-item>
                          <text:p text:style-name="P50"><text:a xlink:type="simple" xlink:href="https://specifications.openehr.org/releases/LANG/latest/bmm.html#_el_readonly_variable_class" text:style-name="Internet_20_link" text:visited-style-name="Visited_20_Internet_20_Link"><text:span text:style-name="T1">10.6.9. EL_READONLY_VARIABLE Class</text:span></text:a><text:span text:style-name="T1"> </text:span></text:p>
                        </text:list-item>
                        <text:list-item>
                          <text:p text:style-name="P50"><text:a xlink:type="simple" xlink:href="https://specifications.openehr.org/releases/LANG/latest/bmm.html#_el_feature_ref_class" text:style-name="Internet_20_link" text:visited-style-name="Visited_20_Internet_20_Link"><text:span text:style-name="T1">10.6.10. EL_FEATURE_REF Class</text:span></text:a><text:span text:style-name="T1"> </text:span></text:p>
                        </text:list-item>
                        <text:list-item>
                          <text:p text:style-name="P50"><text:a xlink:type="simple" xlink:href="https://specifications.openehr.org/releases/LANG/latest/bmm.html#_el_property_ref_class" text:style-name="Internet_20_link" text:visited-style-name="Visited_20_Internet_20_Link"><text:span text:style-name="T1">10.6.11. EL_PROPERTY_REF Class</text:span></text:a><text:span text:style-name="T1"> </text:span></text:p>
                        </text:list-item>
                        <text:list-item>
                          <text:p text:style-name="P50"><text:a xlink:type="simple" xlink:href="https://specifications.openehr.org/releases/LANG/latest/bmm.html#_el_static_ref_class" text:style-name="Internet_20_link" text:visited-style-name="Visited_20_Internet_20_Link"><text:span text:style-name="T1">10.6.12. EL_STATIC_REF Class</text:span></text:a><text:span text:style-name="T1"> </text:span></text:p>
                        </text:list-item>
                        <text:list-item>
                          <text:p text:style-name="P50"><text:a xlink:type="simple" xlink:href="https://specifications.openehr.org/releases/LANG/latest/bmm.html#_el_agent_call_class" text:style-name="Internet_20_link" text:visited-style-name="Visited_20_Internet_20_Link"><text:span text:style-name="T1">10.6.13. EL_AGENT_CALL Class</text:span></text:a><text:span text:style-name="T1"> </text:span></text:p>
                        </text:list-item>
                        <text:list-item>
                          <text:p text:style-name="P50"><text:a xlink:type="simple" xlink:href="https://specifications.openehr.org/releases/LANG/latest/bmm.html#_el_function_call_class" text:style-name="Internet_20_link" text:visited-style-name="Visited_20_Internet_20_Link"><text:span text:style-name="T1">10.6.14. EL_FUNCTION_CALL Class</text:span></text:a><text:span text:style-name="T1"> </text:span></text:p>
                        </text:list-item>
                        <text:list-item>
                          <text:p text:style-name="P50"><text:a xlink:type="simple" xlink:href="https://specifications.openehr.org/releases/LANG/latest/bmm.html#_el_agent_class" text:style-name="Internet_20_link" text:visited-style-name="Visited_20_Internet_20_Link"><text:span text:style-name="T1">10.6.15. EL_AGENT Class</text:span></text:a><text:span text:style-name="T1"> </text:span></text:p>
                        </text:list-item>
                        <text:list-item>
                          <text:p text:style-name="P50"><text:a xlink:type="simple" xlink:href="https://specifications.openehr.org/releases/LANG/latest/bmm.html#_el_function_agent_class" text:style-name="Internet_20_link" text:visited-style-name="Visited_20_Internet_20_Link"><text:span text:style-name="T1">10.6.16. EL_FUNCTION_AGENT Class</text:span></text:a><text:span text:style-name="T1"> </text:span></text:p>
                        </text:list-item>
                        <text:list-item>
                          <text:p text:style-name="P50"><text:a xlink:type="simple" xlink:href="https://specifications.openehr.org/releases/LANG/latest/bmm.html#_el_procedure_agent_class" text:style-name="Internet_20_link" text:visited-style-name="Visited_20_Internet_20_Link"><text:span text:style-name="T1">10.6.17. EL_PROCEDURE_AGENT Class</text:span></text:a><text:span text:style-name="T1"> </text:span></text:p>
                        </text:list-item>
                        <text:list-item>
                          <text:p text:style-name="P50"><text:a xlink:type="simple" xlink:href="https://specifications.openehr.org/releases/LANG/latest/bmm.html#_el_predicate_class" text:style-name="Internet_20_link" text:visited-style-name="Visited_20_Internet_20_Link"><text:span text:style-name="T1">10.6.18. EL_PREDICATE Class</text:span></text:a><text:span text:style-name="T1"> </text:span></text:p>
                        </text:list-item>
                        <text:list-item>
                          <text:p text:style-name="P50"><text:a xlink:type="simple" xlink:href="https://specifications.openehr.org/releases/LANG/latest/bmm.html#_el_defined_class" text:style-name="Internet_20_link" text:visited-style-name="Visited_20_Internet_20_Link"><text:span text:style-name="T1">10.6.19. EL_DEFINED Class</text:span></text:a><text:span text:style-name="T1"> </text:span></text:p>
                        </text:list-item>
                        <text:list-item>
                          <text:p text:style-name="P50"><text:a xlink:type="simple" xlink:href="https://specifications.openehr.org/releases/LANG/latest/bmm.html#_el_attached_class" text:style-name="Internet_20_link" text:visited-style-name="Visited_20_Internet_20_Link"><text:span text:style-name="T1">10.6.20. EL_ATTACHED Class</text:span></text:a><text:span text:style-name="T1"> </text:span></text:p>
                        </text:list-item>
                        <text:list-item>
                          <text:p text:style-name="P50"><text:a xlink:type="simple" xlink:href="https://specifications.openehr.org/releases/LANG/latest/bmm.html#_el_decision_table_class" text:style-name="Internet_20_link" text:visited-style-name="Visited_20_Internet_20_Link"><text:span text:style-name="T1">10.6.21. EL_DECISION_TABLE Class</text:span></text:a><text:span text:style-name="T1"> </text:span></text:p>
                        </text:list-item>
                        <text:list-item>
                          <text:p text:style-name="P50"><text:a xlink:type="simple" xlink:href="https://specifications.openehr.org/releases/LANG/latest/bmm.html#_el_decision_branch_class" text:style-name="Internet_20_link" text:visited-style-name="Visited_20_Internet_20_Link"><text:soft-page-break/><text:span text:style-name="T1">10.6.22. EL_DECISION_BRANCH Class</text:span></text:a><text:span text:style-name="T1"> </text:span></text:p>
                        </text:list-item>
                        <text:list-item>
                          <text:p text:style-name="P50"><text:a xlink:type="simple" xlink:href="https://specifications.openehr.org/releases/LANG/latest/bmm.html#_el_condition_chain_class" text:style-name="Internet_20_link" text:visited-style-name="Visited_20_Internet_20_Link"><text:span text:style-name="T1">10.6.23. EL_CONDITION_CHAIN Class</text:span></text:a><text:span text:style-name="T1"> </text:span></text:p>
                        </text:list-item>
                        <text:list-item>
                          <text:p text:style-name="P50"><text:a xlink:type="simple" xlink:href="https://specifications.openehr.org/releases/LANG/latest/bmm.html#_el_conditional_expression_class" text:style-name="Internet_20_link" text:visited-style-name="Visited_20_Internet_20_Link"><text:span text:style-name="T1">10.6.24. EL_CONDITIONAL_EXPRESSION Class</text:span></text:a><text:span text:style-name="T1"> </text:span></text:p>
                        </text:list-item>
                        <text:list-item>
                          <text:p text:style-name="P50"><text:a xlink:type="simple" xlink:href="https://specifications.openehr.org/releases/LANG/latest/bmm.html#_el_case_table_class" text:style-name="Internet_20_link" text:visited-style-name="Visited_20_Internet_20_Link"><text:span text:style-name="T1">10.6.25. EL_CASE_TABLE Class</text:span></text:a><text:span text:style-name="T1"> </text:span></text:p>
                        </text:list-item>
                        <text:list-item>
                          <text:p text:style-name="P50"><text:a xlink:type="simple" xlink:href="https://specifications.openehr.org/releases/LANG/latest/bmm.html#_el_case_class" text:style-name="Internet_20_link" text:visited-style-name="Visited_20_Internet_20_Link"><text:span text:style-name="T1">10.6.26. EL_CASE Class</text:span></text:a><text:span text:style-name="T1"> </text:span></text:p>
                        </text:list-item>
                        <text:list-item>
                          <text:p text:style-name="P50"><text:a xlink:type="simple" xlink:href="https://specifications.openehr.org/releases/LANG/latest/bmm.html#_el_operator_class" text:style-name="Internet_20_link" text:visited-style-name="Visited_20_Internet_20_Link"><text:span text:style-name="T1">10.6.27. EL_OPERATOR Class</text:span></text:a><text:span text:style-name="T1"> </text:span></text:p>
                        </text:list-item>
                        <text:list-item>
                          <text:p text:style-name="P50"><text:a xlink:type="simple" xlink:href="https://specifications.openehr.org/releases/LANG/latest/bmm.html#_el_unary_operator_class" text:style-name="Internet_20_link" text:visited-style-name="Visited_20_Internet_20_Link"><text:span text:style-name="T1">10.6.28. EL_UNARY_OPERATOR Class</text:span></text:a><text:span text:style-name="T1"> </text:span></text:p>
                        </text:list-item>
                        <text:list-item>
                          <text:p text:style-name="P50"><text:a xlink:type="simple" xlink:href="https://specifications.openehr.org/releases/LANG/latest/bmm.html#_el_binary_operator_class" text:style-name="Internet_20_link" text:visited-style-name="Visited_20_Internet_20_Link"><text:span text:style-name="T1">10.6.29. EL_BINARY_OPERATOR Class</text:span></text:a><text:span text:style-name="T1"> </text:span></text:p>
                        </text:list-item>
                        <text:list-item>
                          <text:p text:style-name="P50"><text:a xlink:type="simple" xlink:href="https://specifications.openehr.org/releases/LANG/latest/bmm.html#_el_tuple_class" text:style-name="Internet_20_link" text:visited-style-name="Visited_20_Internet_20_Link"><text:span text:style-name="T1">10.6.30. EL_TUPLE Class</text:span></text:a><text:span text:style-name="T1"> </text:span></text:p>
                        </text:list-item>
                        <text:list-item>
                          <text:p text:style-name="P50"><text:a xlink:type="simple" xlink:href="https://specifications.openehr.org/releases/LANG/latest/bmm.html#_el_tuple_item_class" text:style-name="Internet_20_link" text:visited-style-name="Visited_20_Internet_20_Link"><text:span text:style-name="T1">10.6.31. EL_TUPLE_ITEM Class</text:span></text:a><text:span text:style-name="T1"> </text:span></text:p>
                        </text:list-item>
                        <text:list-item>
                          <text:p text:style-name="P50"><text:a xlink:type="simple" xlink:href="https://specifications.openehr.org/releases/LANG/latest/bmm.html#_el_constrained_class" text:style-name="Internet_20_link" text:visited-style-name="Visited_20_Internet_20_Link"><text:span text:style-name="T1">10.6.32. EL_CONSTRAINED Class</text:span></text:a><text:span text:style-name="T1"> </text:span></text:p>
                        </text:list-item>
                        <text:list-item>
                          <text:p text:style-name="P50"><text:a xlink:type="simple" xlink:href="https://specifications.openehr.org/releases/LANG/latest/bmm.html#_el_boolean_expression_class" text:style-name="Internet_20_link" text:visited-style-name="Visited_20_Internet_20_Link"><text:span text:style-name="T1">10.6.33. EL_BOOLEAN_EXPRESSION Class</text:span></text:a><text:span text:style-name="T1"> </text:span></text:p>
                        </text:list-item>
                      </text:list>
                    </text:list-item>
                  </text:list>
                </text:list-item>
                <text:list-item>
                  <text:p text:style-name="P50"><text:a xlink:type="simple" xlink:href="https://specifications.openehr.org/releases/LANG/latest/bmm.html#_functional_elements" text:style-name="Internet_20_link" text:visited-style-name="Visited_20_Internet_20_Link"><text:span text:style-name="T1">11. Functional Elements</text:span></text:a><text:span text:style-name="T1"> </text:span></text:p>
                  <text:list>
                    <text:list-item>
                      <text:p text:style-name="P50"><text:a xlink:type="simple" xlink:href="https://specifications.openehr.org/releases/LANG/latest/bmm.html#_overview_10" text:style-name="Internet_20_link" text:visited-style-name="Visited_20_Internet_20_Link"><text:span text:style-name="T1">11.1. Overview</text:span></text:a><text:span text:style-name="T1"> </text:span></text:p>
                    </text:list-item>
                    <text:list-item>
                      <text:p text:style-name="P50"><text:a xlink:type="simple" xlink:href="https://specifications.openehr.org/releases/LANG/latest/bmm.html#_agents_2" text:style-name="Internet_20_link" text:visited-style-name="Visited_20_Internet_20_Link"><text:span text:style-name="T1">11.2. Agents</text:span></text:a><text:span text:style-name="T1"> </text:span></text:p>
                    </text:list-item>
                    <text:list-item>
                      <text:p text:style-name="P50"><text:a xlink:type="simple" xlink:href="https://specifications.openehr.org/releases/LANG/latest/bmm.html#_calls" text:style-name="Internet_20_link" text:visited-style-name="Visited_20_Internet_20_Link"><text:span text:style-name="T1">11.3. Calls</text:span></text:a><text:span text:style-name="T1"> </text:span></text:p>
                    </text:list-item>
                  </text:list>
                </text:list-item>
                <text:list-item>
                  <text:p text:style-name="P50"><text:a xlink:type="simple" xlink:href="https://specifications.openehr.org/releases/LANG/latest/bmm.html#_statements" text:style-name="Internet_20_link" text:visited-style-name="Visited_20_Internet_20_Link"><text:span text:style-name="T1">12. Statements</text:span></text:a><text:span text:style-name="T1"> </text:span></text:p>
                  <text:list>
                    <text:list-item>
                      <text:p text:style-name="P50"><text:a xlink:type="simple" xlink:href="https://specifications.openehr.org/releases/LANG/latest/bmm.html#_overview_11" text:style-name="Internet_20_link" text:visited-style-name="Visited_20_Internet_20_Link"><text:soft-page-break/><text:span text:style-name="T1">12.1. Overview</text:span></text:a><text:span text:style-name="T1"> </text:span></text:p>
                    </text:list-item>
                    <text:list-item>
                      <text:p text:style-name="P50"><text:a xlink:type="simple" xlink:href="https://specifications.openehr.org/releases/LANG/latest/bmm.html#_variable_declaration" text:style-name="Internet_20_link" text:visited-style-name="Visited_20_Internet_20_Link"><text:span text:style-name="T1">12.2. Variable Declaration</text:span></text:a><text:span text:style-name="T1"> </text:span></text:p>
                    </text:list-item>
                    <text:list-item>
                      <text:p text:style-name="P50"><text:a xlink:type="simple" xlink:href="https://specifications.openehr.org/releases/LANG/latest/bmm.html#_assignment" text:style-name="Internet_20_link" text:visited-style-name="Visited_20_Internet_20_Link"><text:span text:style-name="T1">12.3. Assignment</text:span></text:a><text:span text:style-name="T1"> </text:span></text:p>
                    </text:list-item>
                    <text:list-item>
                      <text:p text:style-name="P50"><text:a xlink:type="simple" xlink:href="https://specifications.openehr.org/releases/LANG/latest/bmm.html#_procedure_call" text:style-name="Internet_20_link" text:visited-style-name="Visited_20_Internet_20_Link"><text:span text:style-name="T1">12.4. Procedure Call</text:span></text:a><text:span text:style-name="T1"> </text:span></text:p>
                    </text:list-item>
                    <text:list-item>
                      <text:p text:style-name="P50"><text:a xlink:type="simple" xlink:href="https://specifications.openehr.org/releases/LANG/latest/bmm.html#_action_tables" text:style-name="Internet_20_link" text:visited-style-name="Visited_20_Internet_20_Link"><text:span text:style-name="T1">12.5. Action Tables</text:span></text:a><text:span text:style-name="T1"> </text:span></text:p>
                    </text:list-item>
                    <text:list-item>
                      <text:p text:style-name="P50"><text:a xlink:type="simple" xlink:href="https://specifications.openehr.org/releases/LANG/latest/bmm.html#_assertions" text:style-name="Internet_20_link" text:visited-style-name="Visited_20_Internet_20_Link"><text:span text:style-name="T1">12.6. Assertions</text:span></text:a><text:span text:style-name="T1"> </text:span></text:p>
                    </text:list-item>
                    <text:list-item>
                      <text:p text:style-name="P50"><text:a xlink:type="simple" xlink:href="https://specifications.openehr.org/releases/LANG/latest/bmm.html#_class_definitions_9" text:style-name="Internet_20_link" text:visited-style-name="Visited_20_Internet_20_Link"><text:span text:style-name="T1">12.7. Class Definitions</text:span></text:a><text:span text:style-name="T1"> </text:span></text:p>
                      <text:list>
                        <text:list-item>
                          <text:p text:style-name="P50"><text:a xlink:type="simple" xlink:href="https://specifications.openehr.org/releases/LANG/latest/bmm.html#_bmm_statement_item_class" text:style-name="Internet_20_link" text:visited-style-name="Visited_20_Internet_20_Link"><text:span text:style-name="T1">12.7.1. BMM_STATEMENT_ITEM Class</text:span></text:a><text:span text:style-name="T1"> </text:span></text:p>
                        </text:list-item>
                        <text:list-item>
                          <text:p text:style-name="P50"><text:a xlink:type="simple" xlink:href="https://specifications.openehr.org/releases/LANG/latest/bmm.html#_bmm_statement_block_class" text:style-name="Internet_20_link" text:visited-style-name="Visited_20_Internet_20_Link"><text:span text:style-name="T1">12.7.2. BMM_STATEMENT_BLOCK Class</text:span></text:a><text:span text:style-name="T1"> </text:span></text:p>
                        </text:list-item>
                        <text:list-item>
                          <text:p text:style-name="P50"><text:a xlink:type="simple" xlink:href="https://specifications.openehr.org/releases/LANG/latest/bmm.html#_bmm_statement_class" text:style-name="Internet_20_link" text:visited-style-name="Visited_20_Internet_20_Link"><text:span text:style-name="T1">12.7.3. BMM_STATEMENT Class</text:span></text:a><text:span text:style-name="T1"> </text:span></text:p>
                        </text:list-item>
                        <text:list-item>
                          <text:p text:style-name="P50"><text:a xlink:type="simple" xlink:href="https://specifications.openehr.org/releases/LANG/latest/bmm.html#_bmm_simple_statement_class" text:style-name="Internet_20_link" text:visited-style-name="Visited_20_Internet_20_Link"><text:span text:style-name="T1">12.7.4. BMM_SIMPLE_STATEMENT Class</text:span></text:a><text:span text:style-name="T1"> </text:span></text:p>
                        </text:list-item>
                        <text:list-item>
                          <text:p text:style-name="P50"><text:a xlink:type="simple" xlink:href="https://specifications.openehr.org/releases/LANG/latest/bmm.html#_bmm_declaration_class" text:style-name="Internet_20_link" text:visited-style-name="Visited_20_Internet_20_Link"><text:span text:style-name="T1">12.7.5. BMM_DECLARATION Class</text:span></text:a><text:span text:style-name="T1"> </text:span></text:p>
                        </text:list-item>
                        <text:list-item>
                          <text:p text:style-name="P50"><text:a xlink:type="simple" xlink:href="https://specifications.openehr.org/releases/LANG/latest/bmm.html#_bmm_assignment_class" text:style-name="Internet_20_link" text:visited-style-name="Visited_20_Internet_20_Link"><text:span text:style-name="T1">12.7.6. BMM_ASSIGNMENT Class</text:span></text:a><text:span text:style-name="T1"> </text:span></text:p>
                        </text:list-item>
                        <text:list-item>
                          <text:p text:style-name="P50"><text:a xlink:type="simple" xlink:href="https://specifications.openehr.org/releases/LANG/latest/bmm.html#_bmm_procedure_call_class" text:style-name="Internet_20_link" text:visited-style-name="Visited_20_Internet_20_Link"><text:span text:style-name="T1">12.7.7. BMM_PROCEDURE_CALL Class</text:span></text:a><text:span text:style-name="T1"> </text:span></text:p>
                        </text:list-item>
                        <text:list-item>
                          <text:p text:style-name="P50"><text:a xlink:type="simple" xlink:href="https://specifications.openehr.org/releases/LANG/latest/bmm.html#_bmm_assertion_class" text:style-name="Internet_20_link" text:visited-style-name="Visited_20_Internet_20_Link"><text:span text:style-name="T1">12.7.8. BMM_ASSERTION Class</text:span></text:a><text:span text:style-name="T1"> </text:span></text:p>
                        </text:list-item>
                        <text:list-item>
                          <text:p text:style-name="P50"><text:a xlink:type="simple" xlink:href="https://specifications.openehr.org/releases/LANG/latest/bmm.html#_bmm_action_table_class" text:style-name="Internet_20_link" text:visited-style-name="Visited_20_Internet_20_Link"><text:span text:style-name="T1">12.7.9. BMM_ACTION_TABLE Class</text:span></text:a><text:span text:style-name="T1"> </text:span></text:p>
                        </text:list-item>
                        <text:list-item>
                          <text:p text:style-name="P50"><text:a xlink:type="simple" xlink:href="https://specifications.openehr.org/releases/LANG/latest/bmm.html#_bmm_action_decision_table_class" text:style-name="Internet_20_link" text:visited-style-name="Visited_20_Internet_20_Link"><text:span text:style-name="T1">12.7.10. BMM_ACTION_DECISION_TABLE Class</text:span></text:a><text:span text:style-name="T1"> </text:span></text:p>
                        </text:list-item>
                      </text:list>
                    </text:list-item>
                  </text:list>
                </text:list-item>
                <text:list-item>
                  <text:p text:style-name="P50"><text:a xlink:type="simple" xlink:href="https://specifications.openehr.org/releases/LANG/latest/bmm.html#_model_semantics_2" text:style-name="Internet_20_link" text:visited-style-name="Visited_20_Internet_20_Link"><text:soft-page-break/><text:span text:style-name="T1">13. Model Semantics</text:span></text:a><text:span text:style-name="T1"> </text:span></text:p>
                  <text:list>
                    <text:list-item>
                      <text:p text:style-name="P50"><text:a xlink:type="simple" xlink:href="https://specifications.openehr.org/releases/LANG/latest/bmm.html#inheritance_semantics" text:style-name="Internet_20_link" text:visited-style-name="Visited_20_Internet_20_Link"><text:span text:style-name="T1">13.1. Inheritance</text:span></text:a><text:span text:style-name="T1"> </text:span></text:p>
                      <text:list>
                        <text:list-item>
                          <text:p text:style-name="P50"><text:a xlink:type="simple" xlink:href="https://specifications.openehr.org/releases/LANG/latest/bmm.html#_simple_inheritance" text:style-name="Internet_20_link" text:visited-style-name="Visited_20_Internet_20_Link"><text:span text:style-name="T1">13.1.1. Simple Inheritance</text:span></text:a><text:span text:style-name="T1"> </text:span></text:p>
                        </text:list-item>
                        <text:list-item>
                          <text:p text:style-name="P50"><text:a xlink:type="simple" xlink:href="https://specifications.openehr.org/releases/LANG/latest/bmm.html#_generic_inheritance" text:style-name="Internet_20_link" text:visited-style-name="Visited_20_Internet_20_Link"><text:span text:style-name="T1">13.1.2. Generic Inheritance</text:span></text:a><text:span text:style-name="T1"> </text:span></text:p>
                        </text:list-item>
                        <text:list-item>
                          <text:p text:style-name="P50"><text:a xlink:type="simple" xlink:href="https://specifications.openehr.org/releases/LANG/latest/bmm.html#_multiple_inheritance" text:style-name="Internet_20_link" text:visited-style-name="Visited_20_Internet_20_Link"><text:span text:style-name="T1">13.1.3. Multiple Inheritance</text:span></text:a><text:span text:style-name="T1"> </text:span></text:p>
                        </text:list-item>
                        <text:list-item>
                          <text:p text:style-name="P50"><text:a xlink:type="simple" xlink:href="https://specifications.openehr.org/releases/LANG/latest/bmm.html#_inheritance_and_invariants_pre_conditions_and_post_conditions" text:style-name="Internet_20_link" text:visited-style-name="Visited_20_Internet_20_Link"><text:span text:style-name="T1">13.1.4. Inheritance and Invariants, Pre-conditions and Post-conditions</text:span></text:a><text:span text:style-name="T1"> </text:span></text:p>
                        </text:list-item>
                      </text:list>
                    </text:list-item>
                  </text:list>
                </text:list-item>
                <text:list-item>
                  <text:p text:style-name="P50"><text:a xlink:type="simple" xlink:href="https://specifications.openehr.org/releases/LANG/latest/bmm.html#_bmm_extensions" text:style-name="Internet_20_link" text:visited-style-name="Visited_20_Internet_20_Link"><text:span text:style-name="T1">14. BMM Extensions</text:span></text:a><text:span text:style-name="T1"> </text:span></text:p>
                  <text:list>
                    <text:list-item>
                      <text:p text:style-name="P50"><text:a xlink:type="simple" xlink:href="https://specifications.openehr.org/releases/LANG/latest/bmm.html#_overview_12" text:style-name="Internet_20_link" text:visited-style-name="Visited_20_Internet_20_Link"><text:span text:style-name="T1">14.1. Overview</text:span></text:a><text:span text:style-name="T1"> </text:span></text:p>
                    </text:list-item>
                    <text:list-item>
                      <text:p text:style-name="P50"><text:a xlink:type="simple" xlink:href="https://specifications.openehr.org/releases/LANG/latest/bmm.html#_general_extensions" text:style-name="Internet_20_link" text:visited-style-name="Visited_20_Internet_20_Link"><text:span text:style-name="T1">14.2. General Extensions</text:span></text:a><text:span text:style-name="T1"> </text:span></text:p>
                    </text:list-item>
                    <text:list-item>
                      <text:p text:style-name="P50"><text:a xlink:type="simple" xlink:href="https://specifications.openehr.org/releases/LANG/latest/bmm.html#_feature_extensions" text:style-name="Internet_20_link" text:visited-style-name="Visited_20_Internet_20_Link"><text:span text:style-name="T1">14.3. Feature Extensions</text:span></text:a><text:span text:style-name="T1"> </text:span></text:p>
                    </text:list-item>
                  </text:list>
                </text:list-item>
                <text:list-item>
                  <text:p text:style-name="P49"><text:a xlink:type="simple" xlink:href="https://specifications.openehr.org/releases/LANG/latest/bmm.html#_references" text:style-name="Internet_20_link" text:visited-style-name="Visited_20_Internet_20_Link"><text:span text:style-name="T1">References</text:span></text:a><text:span text:style-name="T1"> </text:span></text:p>
                </text:list-item>
              </text:list>
            </text:list-item>
          </text:list>
        </text:section>
      </text:section>
      <text:section text:style-name="Sect1" text:name="content">
        <text:p text:style-name="P6"/>
        <text:section text:style-name="Sect1" text:name="preamble">
          <text:p text:style-name="P7"><draw:frame draw:style-name="fr3" draw:name="Image1" text:anchor-type="as-char" svg:width="0.7874in" svg:height="0.3937in" draw:z-index="0"><draw:image xlink:href="../Basic%20Meta-Model%20(BMM)_files/openEHR_logo_RGB.svg" xlink:type="simple" xlink:show="embed" xlink:actuate="onLoad"/><svg:title>openEHR logo</svg:title></draw:frame><text:s/></text:p>
        </text:section>
        <text:h text:style-name="P2" text:outline-level="1"><text:bookmark-start text:name="__RefHeading___Toc39960_1418072056"/><text:bookmark text:name="_basic_meta_model_bmm"/>Basic Meta-Model (BMM)<text:bookmark-end text:name="__RefHeading___Toc39960_1418072056"/></text:h>
        <table:table table:name="Table1" table:style-name="Table1">
          <table:table-column table:style-name="Table1.A"/>
          <table:table-column table:style-name="Table1.B"/>
          <table:table-header-rows>
            <table:table-row>
              <table:table-cell table:style-name="Table1.A1" table:number-columns-spanned="2" office:value-type="string">
                <text:p text:style-name="Table_20_Heading"><text:span text:style-name="Strong_20_Emphasis">Issuer</text:span>: <text:a xlink:type="simple" xlink:href="https://www.openehr.org/programs/specification" office:target-frame-name="_blank" xlink:show="new" text:style-name="Internet_20_link" text:visited-style-name="Visited_20_Internet_20_Link">openEHR Specification Program</text:a></text:p>
              </table:table-cell>
              <table:covered-table-cell/>
            </table:table-row>
          </table:table-header-rows>
          <table:table-row>
            <table:table-cell table:style-name="Table1.A1" office:value-type="string">
              <text:p text:style-name="Body_20_Text.tableblock"><text:span text:style-name="Strong_20_Emphasis">Release</text:span>: LANG latest</text:p>
            </table:table-cell>
            <table:table-cell table:style-name="Table1.A1" office:value-type="string">
              <text:p text:style-name="Body_20_Text.tableblock"><text:span text:style-name="Strong_20_Emphasis">Status</text:span>: DEVELOPMENT</text:p>
            </table:table-cell>
          </table:table-row>
          <text:soft-page-break/>
          <table:table-row>
            <table:table-cell table:style-name="Table1.A1" office:value-type="string">
              <text:p text:style-name="Body_20_Text.tableblock"><text:span text:style-name="Strong_20_Emphasis">Revision</text:span>: <text:a xlink:type="simple" xlink:href="https://specifications.openehr.org/releases/LANG/latest/bmm.html#latest_issue" text:style-name="Internet_20_link" text:visited-style-name="Visited_20_Internet_20_Link">[latest_issue]</text:a></text:p>
            </table:table-cell>
            <table:table-cell table:style-name="Table1.A1" office:value-type="string">
              <text:p text:style-name="Body_20_Text.tableblock"><text:span text:style-name="Strong_20_Emphasis">Date</text:span>: <text:a xlink:type="simple" xlink:href="https://specifications.openehr.org/releases/LANG/latest/bmm.html#latest_issue_date" text:style-name="Internet_20_link" text:visited-style-name="Visited_20_Internet_20_Link">[latest_issue_date]</text:a></text:p>
            </table:table-cell>
          </table:table-row>
          <table:table-row>
            <table:table-cell table:style-name="Table1.A1" table:number-columns-spanned="2" office:value-type="string">
              <text:p text:style-name="Body_20_Text.tableblock"><text:span text:style-name="Strong_20_Emphasis">Keywords</text:span>: reflection, meta-model, UML, BMM</text:p>
            </table:table-cell>
            <table:covered-table-cell/>
          </table:table-row>
        </table:table>
        <text:p text:style-name="P28">openEHR components </text:p>
        <table:table table:name="Table2" table:style-name="Table2">
          <table:table-column table:style-name="Table2.A"/>
          <table:table-column table:style-name="Table2.B"/>
          <table:table-header-rows>
            <table:table-row>
              <table:table-cell table:style-name="Table2.A1" table:number-columns-spanned="2" office:value-type="string">
                <text:p text:style-name="Table_20_Heading">© 2016 - 2022 The openEHR Foundation</text:p>
              </table:table-cell>
              <table:covered-table-cell/>
            </table:table-row>
          </table:table-header-rows>
          <table:table-row>
            <table:table-cell table:style-name="Table2.A1" table:number-columns-spanned="2" office:value-type="string">
              <text:p text:style-name="Body_20_Text.tableblock"><text:a xlink:type="simple" xlink:href="https://www.openehr.org/" office:target-frame-name="_blank" xlink:show="new" text:style-name="Internet_20_link" text:visited-style-name="Visited_20_Internet_20_Link">The openEHR Foundation</text:a> is an independent, non-profit foundation, facilitating the sharing of health records by consumers and clinicians via open specifications, clinical models and open platform implementations.</text:p>
            </table:table-cell>
            <table:covered-table-cell/>
          </table:table-row>
          <table:table-row>
            <table:table-cell table:style-name="Table2.A1" office:value-type="string">
              <text:p text:style-name="Body_20_Text.tableblock"><text:span text:style-name="Strong_20_Emphasis">Licence</text:span></text:p>
            </table:table-cell>
            <table:table-cell table:style-name="Table2.A1" office:value-type="string">
              <text:p text:style-name="P1"><draw:frame draw:style-name="fr3" draw:name="Image2" text:anchor-type="as-char" svg:width="0.9165in" svg:height="0.3228in" draw:z-index="1"><draw:image xlink:href="../Basic%20Meta-Model%20(BMM)_files/cc-by-nd-88x31.png" xlink:type="simple" xlink:show="embed" xlink:actuate="onLoad"/><svg:title>image</svg:title></draw:frame><text:s/>Creative Commons Attribution-NoDerivs 3.0 Unported. <text:a xlink:type="simple" xlink:href="https://creativecommons.org/licenses/by-nd/3.0/" text:style-name="Internet_20_link" text:visited-style-name="Visited_20_Internet_20_Link">https://creativecommons.org/licenses/by-nd/3.0/</text:a></text:p>
            </table:table-cell>
          </table:table-row>
          <table:table-row>
            <table:table-cell table:style-name="Table2.A1" office:value-type="string">
              <text:p text:style-name="Body_20_Text.tableblock"><text:span text:style-name="Strong_20_Emphasis">Support</text:span></text:p>
            </table:table-cell>
            <table:table-cell table:style-name="Table2.A1" office:value-type="string">
              <text:p text:style-name="Body_20_Text.tableblock">Issues: <text:a xlink:type="simple" xlink:href="https://specifications.openehr.org/components/LANG/open_issues" office:target-frame-name="_blank" xlink:show="new" text:style-name="Internet_20_link" text:visited-style-name="Visited_20_Internet_20_Link">Problem Reports</text:a><text:line-break/>Web: <text:a xlink:type="simple" xlink:href="https://specifications.openehr.org/" office:target-frame-name="_blank" xlink:show="new" text:style-name="Internet_20_link" text:visited-style-name="Visited_20_Internet_20_Link">specifications.openEHR.org</text:a></text:p>
            </table:table-cell>
          </table:table-row>
        </table:table>
        <text:h text:style-name="P8" text:outline-level="2"><text:bookmark-start text:name="__RefHeading___Toc39962_1418072056"/><text:bookmark text:name="_amendment_record"/>Amendment Record<text:bookmark-end text:name="__RefHeading___Toc39962_1418072056"/></text:h>
        <table:table table:name="Table3" table:style-name="Table3">
          <table:table-column table:style-name="Table3.A"/>
          <table:table-column table:style-name="Table3.B"/>
          <table:table-column table:style-name="Table3.C"/>
          <table:table-column table:style-name="Table3.D"/>
          <table:table-header-rows>
            <table:table-row>
              <table:table-cell table:style-name="Table3.A1" office:value-type="string">
                <text:p text:style-name="Table_20_Heading">Issue</text:p>
              </table:table-cell>
              <table:table-cell table:style-name="Table3.A1" office:value-type="string">
                <text:p text:style-name="Table_20_Heading">Details</text:p>
              </table:table-cell>
              <table:table-cell table:style-name="Table3.A1" office:value-type="string">
                <text:p text:style-name="Table_20_Heading">Raiser</text:p>
              </table:table-cell>
              <table:table-cell table:style-name="Table3.A1" office:value-type="string">
                <text:p text:style-name="Table_20_Heading">Completed</text:p>
              </table:table-cell>
            </table:table-row>
          </table:table-header-rows>
          <table:table-row>
            <table:table-cell table:style-name="Table3.A1" table:number-columns-spanned="4" office:value-type="string">
              <text:p text:style-name="Body_20_Text.tableblock"><text:span text:style-name="Strong_20_Emphasis">LANG Release 1.1.0 (unreleased)</text:span></text:p>
            </table:table-cell>
            <table:covered-table-cell/>
            <table:covered-table-cell/>
            <table:covered-table-cell/>
          </table:table-row>
          <table:table-row>
            <table:table-cell table:style-name="Table3.A1" office:value-type="string">
              <text:p text:style-name="P1"><text:bookmark text:name="latest_issue"/>4.0.1</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Classify <text:span text:style-name="Source_20_Text">EL_DECISION_TABLE</text:span> under <text:span text:style-name="Source_20_Text">EL_TERMINAL</text:span>;<text:line-break/>Add read-only and writable meta-types for variables and properties;<text:line-break/><text:soft-page-break/>Add routine, function and property signature meta-types.</text:p>
            </table:table-cell>
            <table:table-cell table:style-name="Table3.A1" office:value-type="string">
              <text:p text:style-name="Body_20_Text.tableblock">T Beale</text:p>
            </table:table-cell>
            <table:table-cell table:style-name="Table3.A1" office:value-type="string">
              <text:p text:style-name="P1"><text:bookmark text:name="latest_issue_date"/>29 Apr 2022</text:p>
            </table:table-cell>
          </table:table-row>
          <table:table-row>
            <table:table-cell table:style-name="Table3.A1" office:value-type="string">
              <text:p text:style-name="Body_20_Text.tableblock">4.0.0</text:p>
            </table:table-cell>
            <table:table-cell table:style-name="Table3.A1" office:value-type="string">
              <text:p text:style-name="Body_20_Text.tableblock"><text:a xlink:type="simple" xlink:href="https://specifications.openehr.org/tickets/SPECLANG-8" office:target-frame-name="_blank" xlink:show="new" text:style-name="Internet_20_link" text:visited-style-name="Visited_20_Internet_20_Link">SPECLANG-8</text:a>. Simplify meta-model of features to single inheritance;<text:line-break/>change <text:span text:style-name="Source_20_Text">BMM_PROCEDURE</text:span> to return a special type similar to Haskell, Kotlin. Revert some 3.1.0 changes.</text:p>
            </table:table-cell>
            <table:table-cell table:style-name="Table3.A1" office:value-type="string">
              <text:p text:style-name="Body_20_Text.tableblock">T Beale</text:p>
            </table:table-cell>
            <table:table-cell table:style-name="Table3.A1" office:value-type="string">
              <text:p text:style-name="Body_20_Text.tableblock">09 Jun 2021</text:p>
            </table:table-cell>
          </table:table-row>
          <table:table-row>
            <table:table-cell table:style-name="Table3.A1" table:number-columns-spanned="4" office:value-type="string">
              <text:p text:style-name="Body_20_Text.tableblock"><text:span text:style-name="Strong_20_Emphasis">LANG Release 1.0.0</text:span></text:p>
            </table:table-cell>
            <table:covered-table-cell/>
            <table:covered-table-cell/>
            <table:covered-table-cell/>
          </table:table-row>
          <table:table-row>
            <table:table-cell table:style-name="Table3.A1" office:value-type="string">
              <text:p text:style-name="Body_20_Text.tableblock">3.1.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p>
            </table:table-cell>
            <table:table-cell table:style-name="Table3.A1" office:value-type="string">
              <text:p text:style-name="Body_20_Text.tableblock">openEHR SEC</text:p>
            </table:table-cell>
            <table:table-cell table:style-name="Table3.A1" office:value-type="string">
              <text:p text:style-name="Body_20_Text.tableblock">11 May 2020</text:p>
            </table:table-cell>
          </table:table-row>
          <table:table-row>
            <table:table-cell table:style-name="Table3.A1" office:value-type="string">
              <text:p text:style-name="P25"/>
            </table:table-cell>
            <table:table-cell table:style-name="Table3.A1" office:value-type="string">
              <text:p text:style-name="Body_20_Text.tableblock">Add <text:span text:style-name="Source_20_Text">EL_SIMPLE</text:span> to distinguish complex expressions from terminals and operator expressions; Adjust <text:span text:style-name="Source_20_Text">BMM_CONSTANT</text:span> to support computed constants;<text:line-break/>Add <text:span text:style-name="Source_20_Text">EL_DECISION_TABLE</text:span>, <text:span text:style-name="Source_20_Text">BMM_ACTION_TABLE</text:span> classes and descendants;<text:line-break/>Add <text:span text:style-name="Source_20_Text">BMM_INTERVAL_VALUE</text:span>;<text:line-break/>Add <text:span text:style-name="Source_20_Text">BMM_FEATURE_GROUP</text:span> and <text:span text:style-name="Source_20_Text">BMM_VISIBILITY</text:span> classes;<text:line-break/>Rename <text:span text:style-name="Source_20_Text">BMM_SCHEMA.</text:span><text:span text:style-name="Source_20_Text"><text:span text:style-name="Emphasis">bmm_schema</text:span></text:span> to <text:span text:style-name="Source_20_Text"><text:span text:style-name="Emphasis">bmm_model</text:span></text:span>;<text:line-break/>Remove unintended inheritance from <text:span text:style-name="Source_20_Text">BMM_SCHEMA</text:span> to <text:span text:style-name="Source_20_Text">P_BMM_PACKAGE_CONTAINER</text:span>;<text:line-break/>Improve documentation in <text:a xlink:type="simple" xlink:href="https://specifications.openehr.org/releases/LANG/latest/bmm.html#_model_access_package" text:style-name="Internet_20_link" text:visited-style-name="Visited_20_Internet_20_Link">Section 4</text:a>.</text:p>
            </table:table-cell>
            <table:table-cell table:style-name="Table3.A1" office:value-type="string">
              <text:p text:style-name="Body_20_Text.tableblock">T Beale</text:p>
            </table:table-cell>
            <table:table-cell table:style-name="Table3.A1" office:value-type="string">
              <text:p text:style-name="Body_20_Text.tableblock">12 Oct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EL_ASSERTION</text:span> to <text:span text:style-name="Source_20_Text">EL_BOOLEAN_EXPRESSION</text:span>;<text:line-break/>Extend literal meta-types to directly support container literals;<text:line-break/>Add basic statement types to BMM;<text:line-break/>Add external routine support;<text:line-break/>Added note on multiple inheritance in Class Features section.</text:p>
            </table:table-cell>
            <table:table-cell table:style-name="Table3.A1" office:value-type="string">
              <text:p text:style-name="Body_20_Text.tableblock">T Beale</text:p>
            </table:table-cell>
            <table:table-cell table:style-name="Table3.A1" office:value-type="string">
              <text:p text:style-name="Body_20_Text.tableblock">25 Jun 2020</text:p>
            </table:table-cell>
          </table:table-row>
          <table:table-row>
            <table:table-cell table:style-name="Table3.A1" office:value-type="string">
              <text:p text:style-name="P25"/>
            </table:table-cell>
            <table:table-cell table:style-name="Table3.A1" office:value-type="string">
              <text:p text:style-name="Body_20_Text.tableblock">Remove inheritance to <text:span text:style-name="Source_20_Text">BMM_DEFINITIONS</text:span> (assume static access);<text:line-break/>Remove <text:span text:style-name="Source_20_Text">BMM_ENTITY</text:span> class and 'Entities' section of document.</text:p>
            </table:table-cell>
            <table:table-cell table:style-name="Table3.A1" office:value-type="string">
              <text:p text:style-name="Body_20_Text.tableblock">B Verhees,<text:line-break/>T Beale</text:p>
            </table:table-cell>
            <table:table-cell table:style-name="Table3.A1" office:value-type="string">
              <text:p text:style-name="Body_20_Text.tableblock">01 Jun 2020</text:p>
            </table:table-cell>
          </table:table-row>
          <table:table-row>
            <table:table-cell table:style-name="Table3.A1" office:value-type="string">
              <text:p text:style-name="P25"/>
            </table:table-cell>
            <table:table-cell table:style-name="Table3.A1" office:value-type="string">
              <text:p text:style-name="Body_20_Text.tableblock">Rename <text:span text:style-name="Source_20_Text">BMM_DEFINED_TYPE</text:span> to <text:span text:style-name="Source_20_Text">BMM_EFFECTIVE_TYPE</text:span>;<text:line-break/>Rename <text:span text:style-name="Source_20_Text">BMM_ENTITY_TYPE</text:span> to <text:span text:style-name="Source_20_Text">BMM_MODEL_TYPE</text:span>;<text:line-break/>Significant improvements to meta-type part of model;<text:line-break/>Add Expression language meta-model;<text:line-break/>Add abstract syntax examples to text;<text:line-break/>Add description of default <text:span text:style-name="Source_20_Text">Any</text:span> class and type;<text:line-break/>Add <text:span text:style-name="Source_20_Text">BMM_MODEL.</text:span><text:span text:style-name="Source_20_Text"><text:span text:style-name="Emphasis">used_models</text:span></text:span>;<text:line-break/>Add creators and converters;<text:line-break/>Add <text:span text:style-name="Source_20_Text">ROUTINE.</text:span><text:span text:style-name="Source_20_Text"><text:span text:style-name="Emphasis">body</text:span></text:span> hook;<text:line-break/>Add <text:span text:style-name="Source_20_Text">BMM_RESULT</text:span>, <text:span text:style-name="Source_20_Text">EL_SCOPED_REF</text:span>, <text:span text:style-name="Source_20_Text">EL_TYPE_REF</text:span>;<text:line-break/>Add <text:span text:style-name="Source_20_Text">BMM_MODULE</text:span>.</text:p>
            </table:table-cell>
            <table:table-cell table:style-name="Table3.A1" office:value-type="string">
              <text:p text:style-name="Body_20_Text.tableblock">T Beale</text:p>
            </table:table-cell>
            <table:table-cell table:style-name="Table3.A1" office:value-type="string">
              <text:p text:style-name="Body_20_Text.tableblock">22 Apr 2020</text:p>
            </table:table-cell>
          </table:table-row>
          <text:soft-page-break/>
          <table:table-row>
            <table:table-cell table:style-name="Table3.A1" office:value-type="string">
              <text:p text:style-name="P25"/>
            </table:table-cell>
            <table:table-cell table:style-name="Table3.A1" office:value-type="string">
              <text:p text:style-name="Body_20_Text.tableblock">Rename <text:span text:style-name="Source_20_Text">BMM_MODEL_ELEMENT</text:span> to <text:span text:style-name="Source_20_Text">BMM_DECLARATION</text:span>;<text:line-break/>Rename <text:span text:style-name="Source_20_Text">BMM_VALUED</text:span> to <text:span text:style-name="Source_20_Text">BMM_TYPED</text:span>;<text:line-break/>Rename <text:span text:style-name="Source_20_Text">BMM_REFERENCEABLE</text:span> to <text:span text:style-name="Source_20_Text">BMM_FEATURE</text:span>;<text:line-break/>Introduce dual taxonomy for features based on scoped declarations and typing;<text:line-break/>Add meta-model for functional entities. Re-structure packages. Modify <text:span text:style-name="Source_20_Text">BMM_FEATURE.</text:span><text:span text:style-name="Source_20_Text"><text:span text:style-name="Emphasis">signature</text:span></text:span> to new meta-type, <text:span text:style-name="Source_20_Text">BMM_SIGNATURE</text:span>.</text:p>
            </table:table-cell>
            <table:table-cell table:style-name="Table3.A1" office:value-type="string">
              <text:p text:style-name="Body_20_Text.tableblock">T Beale</text:p>
            </table:table-cell>
            <table:table-cell table:style-name="Table3.A1" office:value-type="string">
              <text:p text:style-name="Body_20_Text.tableblock">11 Nov 2019</text:p>
            </table:table-cell>
          </table:table-row>
          <table:table-row>
            <table:table-cell table:style-name="Table3.A1" office:value-type="string">
              <text:p text:style-name="P25"/>
            </table:table-cell>
            <table:table-cell table:style-name="Table3.A1" office:value-type="string">
              <text:p text:style-name="Body_20_Text.tableblock">Improve meta-model of Features: rename <text:span text:style-name="Source_20_Text">BMM_FORMAL_ELEMENT</text:span> to <text:span text:style-name="Source_20_Text">BMM_REFERENCEABLE</text:span>; move <text:span text:style-name="Source_20_Text">BMM_VALUE_RETURNING.</text:span><text:span text:style-name="Source_20_Text"><text:span text:style-name="Emphasis">type</text:span></text:span> to <text:span text:style-name="Source_20_Text">BMM_EVALUABLE</text:span>;<text:line-break/>Add <text:span text:style-name="Source_20_Text">BMM_INDEXED_CONTAINER_TYPE</text:span>, <text:span text:style-name="Source_20_Text">BMM_INDEXED_CONTAINER_PROPERTY</text:span>, to support indexed containers like <text:span text:style-name="Source_20_Text">Hash&lt;K, V&gt;</text:span>.</text:p>
            </table:table-cell>
            <table:table-cell table:style-name="Table3.A1" office:value-type="string">
              <text:p text:style-name="Body_20_Text.tableblock">T Beale</text:p>
            </table:table-cell>
            <table:table-cell table:style-name="Table3.A1" office:value-type="string">
              <text:p text:style-name="Body_20_Text.tableblock">10 Mar 2019</text:p>
            </table:table-cell>
          </table:table-row>
          <table:table-row>
            <table:table-cell table:style-name="Table3.A1" office:value-type="string">
              <text:p text:style-name="P25"/>
            </table:table-cell>
            <table:table-cell table:style-name="Table3.A1" office:value-type="string">
              <text:p text:style-name="Body_20_Text.tableblock">Improve meta-model of Enumerated types to include types restricted to a terminology or value set (may be used for terminology constraints);<text:line-break/>Improve explanation and diagrams to do with types and classes.</text:p>
            </table:table-cell>
            <table:table-cell table:style-name="Table3.A1" office:value-type="string">
              <text:p text:style-name="Body_20_Text.tableblock">T Beale</text:p>
            </table:table-cell>
            <table:table-cell table:style-name="Table3.A1" office:value-type="string">
              <text:p text:style-name="Body_20_Text.tableblock">22 Feb 2019</text:p>
            </table:table-cell>
          </table:table-row>
          <table:table-row>
            <table:table-cell table:style-name="Table3.A1" office:value-type="string">
              <text:p text:style-name="P25"/>
            </table:table-cell>
            <table:table-cell table:style-name="Table3.A1" office:value-type="string">
              <text:p text:style-name="Body_20_Text.tableblock">Add feature elements <text:span text:style-name="Source_20_Text">BMM_ROUTINE</text:span>, <text:span text:style-name="Source_20_Text">BMM_VALUED</text:span> and <text:soft-page-break/>descendants;<text:line-break/>Change <text:span text:style-name="Source_20_Text">BMM_PROPERTY.</text:span><text:span text:style-name="Source_20_Text"><text:span text:style-name="Emphasis">is_mandatory</text:span></text:span> to <text:span text:style-name="Source_20_Text">BMM_MUTABLE.</text:span><text:span text:style-name="Source_20_Text"><text:span text:style-name="Emphasis">is_nullable</text:span></text:span> (reversed Boolean sense);<text:line-break/>Made <text:span text:style-name="Source_20_Text">BMM_PACKAGE_CONTAINER</text:span> abstract;<text:line-break/>Moved <text:span text:style-name="Source_20_Text"><text:span text:style-name="Emphasis">name</text:span></text:span> to <text:span text:style-name="Source_20_Text">BMM_MODEL_ELEMENT</text:span>, replacing <text:span text:style-name="Source_20_Text"><text:span text:style-name="Emphasis">name</text:span></text:span> in <text:span text:style-name="Source_20_Text">BMM_CLASS</text:span>, <text:span text:style-name="Source_20_Text">BMM_PACKAGE</text:span>, <text:span text:style-name="Source_20_Text">BMM_PROPERTY</text:span>, and <text:span text:style-name="Source_20_Text"><text:span text:style-name="Emphasis">model_name</text:span></text:span> in <text:span text:style-name="Source_20_Text">BMM_MODEL</text:span>;<text:line-break/>Marked <text:span text:style-name="Source_20_Text">BMM_PROPERTY.</text:span><text:span text:style-name="Source_20_Text"><text:span text:style-name="Emphasis">is_computed</text:span></text:span> as obsolete (to be phased out);<text:line-break/>Add <text:span text:style-name="Source_20_Text">BMM_PROPERTY.</text:span><text:span text:style-name="Source_20_Text"><text:span text:style-name="Emphasis">is_composition</text:span></text:span> to distinguish part/whole from associations.</text:p>
            </table:table-cell>
            <table:table-cell table:style-name="Table3.A1" office:value-type="string">
              <text:p text:style-name="Body_20_Text.tableblock">T Beale</text:p>
            </table:table-cell>
            <table:table-cell table:style-name="Table3.A1" office:value-type="string">
              <text:p text:style-name="Body_20_Text.tableblock">15 Sep 2018<text:soft-page-break/></text:p>
            </table:table-cell>
          </table:table-row>
          <table:table-row>
            <table:table-cell table:style-name="Table3.A1" office:value-type="string">
              <text:p text:style-name="Body_20_Text.tableblock">3.0.0</text:p>
            </table:table-cell>
            <table:table-cell table:style-name="Table3.A1" office:value-type="string">
              <text:p text:style-name="Body_20_Text.tableblock"><text:a xlink:type="simple" xlink:href="https://specifications.openehr.org/tickets/SPECLANG-2" office:target-frame-name="_blank" xlink:show="new" text:style-name="Internet_20_link" text:visited-style-name="Visited_20_Internet_20_Link">SPECLANG-2</text:a>. Add Basic Meta-Model (BMM) spec to LANG component;<text:line-break/>Separate <text:span text:style-name="Source_20_Text">P_BMM</text:span> model and syntax to BMM Persistence specification;<text:line-break/>refactor / tighten class model:<text:line-break/>rename <text:span text:style-name="Source_20_Text">BMM_GENERIC_PARAMETER</text:span> to <text:span text:style-name="Source_20_Text">BMM_PARAMETER_TYPE</text:span>;<text:line-break/>remove <text:span text:style-name="Source_20_Text">BMM_OPEN_TYPE</text:span>; remove <text:span text:style-name="Source_20_Text">BMM_TYPE_ELEMENT</text:span>;<text:line-break/>add new type <text:span text:style-name="Source_20_Text">BMM_DEFINED_TYPE</text:span> as parent of <text:soft-page-break/><text:span text:style-name="Source_20_Text">BMM_SIMPLE_TYPE</text:span> and <text:span text:style-name="Source_20_Text">BMM_GENERIC_TYPE</text:span>;<text:line-break/>add new type <text:span text:style-name="Source_20_Text">BMM_UNITARY_TYPE</text:span> as parent of <text:span text:style-name="Source_20_Text">BMM_DEFINED_TYPE</text:span> and <text:span text:style-name="Source_20_Text">BMM_PARAMETER_TYPE</text:span>;<text:line-break/>redefine <text:span text:style-name="Source_20_Text">BMM_CLASS.</text:span><text:span text:style-name="Source_20_Text"><text:span text:style-name="Emphasis">ancestors</text:span></text:span> to be of type <text:span text:style-name="Source_20_Text">BMM_DEFINED_TYPE</text:span>;<text:line-break/>redefine <text:span text:style-name="Source_20_Text">BMM_PARAMETER_TYPE.</text:span><text:span text:style-name="Source_20_Text"><text:span text:style-name="Emphasis">conforms_to</text:span></text:span> to <text:span text:style-name="Source_20_Text"><text:span text:style-name="Emphasis">type_constraint</text:span></text:span> of type <text:span text:style-name="Source_20_Text">BMM_DEFINED_TYPE</text:span>;<text:line-break/>correct <text:span text:style-name="Source_20_Text">BMM_CLASS.</text:span><text:span text:style-name="Source_20_Text"><text:span text:style-name="Emphasis">immediate_descendants</text:span></text:span> to be of type <text:span text:style-name="Source_20_Text">List&lt;BMM_CLASS&gt;</text:span>;<text:line-break/>rename <text:span text:style-name="Source_20_Text">BMM_CLASSIFIER</text:span> to <text:span text:style-name="Source_20_Text">BMM_ENTITY</text:span>;<text:line-break/>Support generic types as class ancestors;<text:line-break/>Remove archetype-related meta-data.</text:p>
            </table:table-cell>
            <table:table-cell table:style-name="Table3.A1" office:value-type="string">
              <text:p text:style-name="Body_20_Text.tableblock">T Beale</text:p>
            </table:table-cell>
            <table:table-cell table:style-name="Table3.A1" office:value-type="string">
              <text:p text:style-name="Body_20_Text.tableblock">12 May 2018</text:p>
            </table:table-cell>
          </table:table-row>
          <table:table-row>
            <table:table-cell table:style-name="Table3.A1" office:value-type="string">
              <text:p text:style-name="Body_20_Text.tableblock">2.2.2</text:p>
            </table:table-cell>
            <table:table-cell table:style-name="Table3.A1" office:value-type="string">
              <text:p text:style-name="Body_20_Text.tableblock">Improve and update introductory text in the Overview section.</text:p>
            </table:table-cell>
            <table:table-cell table:style-name="Table3.A1" office:value-type="string">
              <text:p text:style-name="Body_20_Text.tableblock">E Sundvall,<text:line-break/>T Beale</text:p>
            </table:table-cell>
            <table:table-cell table:style-name="Table3.A1" office:value-type="string">
              <text:p text:style-name="Body_20_Text.tableblock">03 Nov 2017</text:p>
            </table:table-cell>
          </table:table-row>
          <table:table-row>
            <table:table-cell table:style-name="Table3.A1" office:value-type="string">
              <text:p text:style-name="Body_20_Text.tableblock">2.2.1</text:p>
            </table:table-cell>
            <table:table-cell table:style-name="Table3.A1" office:value-type="string">
              <text:p text:style-name="Body_20_Text.tableblock">Remove <text:span text:style-name="Source_20_Text">BMM_CLASSIFIER.</text:span><text:span text:style-name="Source_20_Text"><text:span text:style-name="Emphasis">conformance_type_name</text:span></text:span>;<text:line-break/>Constrain <text:span text:style-name="Source_20_Text">BMM_GENERIC_PARAMETER.</text:span><text:span text:style-name="Source_20_Text"><text:span text:style-name="Emphasis">name</text:span></text:span> to one character and upper case.</text:p>
            </table:table-cell>
            <table:table-cell table:style-name="Table3.A1" office:value-type="string">
              <text:p text:style-name="Body_20_Text.tableblock">C Nanjo,<text:line-break/>T Beale</text:p>
            </table:table-cell>
            <table:table-cell table:style-name="Table3.A1" office:value-type="string">
              <text:p text:style-name="Body_20_Text.tableblock">02 Mar 2017</text:p>
            </table:table-cell>
          </table:table-row>
          <table:table-row>
            <table:table-cell table:style-name="Table3.A1" office:value-type="string">
              <text:p text:style-name="Body_20_Text.tableblock">2.2.0</text:p>
            </table:table-cell>
            <table:table-cell table:style-name="Table3.A1" office:value-type="string">
              <text:p text:style-name="Body_20_Text.tableblock">Rename <text:span text:style-name="Source_20_Text">BMM_CLASSIFIER.</text:span><text:span text:style-name="Source_20_Text"><text:span text:style-name="Emphasis">as_type_string</text:span></text:span> to <text:span text:style-name="Source_20_Text"><text:span text:style-name="Emphasis">type_name</text:span></text:span> and <text:span text:style-name="Source_20_Text"><text:span text:style-name="Emphasis">as_conformance_type_string</text:span></text:span> to <text:span text:style-name="Source_20_Text"><text:span text:style-name="Emphasis">conformance_type_name</text:span></text:span>.<text:line-break/><text:soft-page-break/>Move and rename <text:span text:style-name="Source_20_Text">BMM_TYPE.</text:span><text:span text:style-name="Source_20_Text"><text:span text:style-name="Emphasis">as_display_type_string</text:span></text:span> to <text:span text:style-name="Source_20_Text">BMM_CLASSIFIER.</text:span><text:span text:style-name="Source_20_Text"><text:span text:style-name="Emphasis">type_signature</text:span></text:span>. Add redefinitions in relevant descendant classes.<text:line-break/>Rename <text:span text:style-name="Source_20_Text">BMM_SIMPLE_TYPE_OPEN</text:span> to <text:span text:style-name="Source_20_Text">BMM_OPEN_TYPE</text:span>.<text:line-break/>Add new class <text:span text:style-name="Source_20_Text">BMM_TYPE_ELEMENT</text:span> in preparation for BMM 3 refactoring.<text:line-break/>Rename <text:span text:style-name="Source_20_Text">BMM_SCHEMA</text:span> to <text:span text:style-name="Source_20_Text">BMM_MODEL</text:span>.</text:p>
            </table:table-cell>
            <table:table-cell table:style-name="Table3.A1" office:value-type="string">
              <text:p text:style-name="Body_20_Text.tableblock">T Beale</text:p>
            </table:table-cell>
            <table:table-cell table:style-name="Table3.A1" office:value-type="string">
              <text:p text:style-name="Body_20_Text.tableblock">20 Jun 2016</text:p>
            </table:table-cell>
          </table:table-row>
          <table:table-row>
            <table:table-cell table:style-name="Table3.A1" office:value-type="string">
              <text:p text:style-name="Body_20_Text.tableblock">2.1.0</text:p>
            </table:table-cell>
            <table:table-cell table:style-name="Table3.A1" office:value-type="string">
              <text:p text:style-name="Body_20_Text.tableblock">Initial writing based on ADL Workbench implementation.</text:p>
            </table:table-cell>
            <table:table-cell table:style-name="Table3.A1" office:value-type="string">
              <text:p text:style-name="Body_20_Text.tableblock">T Beale</text:p>
            </table:table-cell>
            <table:table-cell table:style-name="Table3.A1" office:value-type="string">
              <text:p text:style-name="Body_20_Text.tableblock">08 Feb 2016</text:p>
            </table:table-cell>
          </table:table-row>
        </table:table>
        <text:h text:style-name="P8" text:outline-level="2"><text:bookmark-start text:name="__RefHeading___Toc39964_1418072056"/><text:bookmark text:name="_acknowledgements"/>Acknowledgements<text:bookmark-end text:name="__RefHeading___Toc39964_1418072056"/></text:h>
        <text:h text:style-name="P9" text:outline-level="3"><text:bookmark-start text:name="__RefHeading___Toc39966_1418072056"/><text:bookmark text:name="_primary_author"/>Primary Author<text:bookmark-end text:name="__RefHeading___Toc39966_1418072056"/></text:h>
        <text:list text:style-name="L7">
          <text:list-item>
            <text:p text:style-name="P51">Thomas Beale, Ars Semantica; openEHR Foundation Management Board.</text:p>
          </text:list-item>
        </text:list>
        <text:h text:style-name="P9" text:outline-level="3"><text:bookmark-start text:name="__RefHeading___Toc39968_1418072056"/><text:bookmark text:name="_contributors"/>Contributors<text:bookmark-end text:name="__RefHeading___Toc39968_1418072056"/></text:h>
        <text:p text:style-name="P15">This specification has benefited from formal and informal input from the openEHR and wider health informatics community. The openEHR Foundation would like to recognise the following people for their contributions.</text:p>
        <text:list text:style-name="L8">
          <text:list-item>
            <text:p text:style-name="P52">Matija Kejžar, Senior Engineer, Better, Slovenia</text:p>
          </text:list-item>
          <text:list-item>
            <text:p text:style-name="P52">Patrick Langford, NeuronSong LLC, Utah, USA</text:p>
          </text:list-item>
          <text:list-item>
            <text:p text:style-name="P52">Claude Nanjo MA African Studies, M Public Health, Cognitive Medical Systems Inc., California, USA</text:p>
          </text:list-item>
          <text:list-item>
            <text:p text:style-name="P52"><text:soft-page-break/>Harold Solbrig, Mayo Clinic, Rochester, USA</text:p>
          </text:list-item>
          <text:list-item>
            <text:p text:style-name="P52">Erik Sundvall PhD, Linkoping University, Sweden</text:p>
          </text:list-item>
          <text:list-item>
            <text:p text:style-name="P52">Bert Verhees, ROSA Software, The Netherlands.</text:p>
          </text:list-item>
        </text:list>
        <text:h text:style-name="P9" text:outline-level="3"><text:bookmark-start text:name="__RefHeading___Toc39970_1418072056"/><text:bookmark text:name="_trademarks"/>Trademarks<text:bookmark-end text:name="__RefHeading___Toc39970_1418072056"/></text:h>
        <text:list text:style-name="L9">
          <text:list-item>
            <text:p text:style-name="P53">'openEHR' is a registered trademark of the openEHR Foundation;</text:p>
          </text:list-item>
          <text:list-item>
            <text:p text:style-name="P53">'Java' is a registered trademark of Oracle Corporation;</text:p>
          </text:list-item>
          <text:list-item>
            <text:p text:style-name="P53">'C#' is a registered trademark of Microsoft;</text:p>
          </text:list-item>
          <text:list-item>
            <text:p text:style-name="P53">'OMG' and 'UML' are registered trademarks of the Object Management Group;</text:p>
          </text:list-item>
          <text:list-item>
            <text:p text:style-name="P53">'MagicDraw' is a registered trademark of NoMagic Inc;</text:p>
          </text:list-item>
          <text:list-item>
            <text:p text:style-name="P53">'Rational Software Architect' is a registered trademark of IBM Corporation.</text:p>
          </text:list-item>
        </text:list>
        <text:h text:style-name="P8" text:outline-level="2"><text:bookmark-start text:name="__RefHeading___Toc39972_1418072056"/><text:bookmark text:name="_preface"/>1. Preface<text:bookmark-end text:name="__RefHeading___Toc39972_1418072056"/></text:h>
        <text:h text:style-name="P9" text:outline-level="3"><text:bookmark-start text:name="__RefHeading___Toc39974_1418072056"/><text:bookmark text:name="_purpose"/>1.1. Purpose<text:bookmark-end text:name="__RefHeading___Toc39974_1418072056"/></text:h>
        <text:p text:style-name="P6"><text:span text:style-name="T2">This document describes the Basic Meta-Model (BMM), a model of object models. It may be considered as an approximate replacement for the UML XMI. It is human-readable and writable, and supports generic types (open and closed), container types, and multiple inheritance. The related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defines an object model for a serialised schema form. The latter enables serialisation of a BMM into a concrete syntax such as JSON, ODIN or XML.</text:span></text:p>
        <text:h text:style-name="P9" text:outline-level="3"><text:bookmark-start text:name="__RefHeading___Toc39976_1418072056"/><text:bookmark text:name="_status"/><text:soft-page-break/>1.2. Status<text:bookmark-end text:name="__RefHeading___Toc39976_1418072056"/></text:h>
        <text:p text:style-name="P6"><text:span text:style-name="T2">This specification is in the DEVELOPMENT state. The development version of this document can be found at </text:span><text:a xlink:type="simple" xlink:href="https://specifications.openehr.org/releases/LANG/latest/bmm.html" office:target-frame-name="_blank" xlink:show="new" text:style-name="Internet_20_link" text:visited-style-name="Visited_20_Internet_20_Link"><text:span text:style-name="T2">https://specifications.openehr.org/releases/LANG/latest/bmm.html</text:span></text:a><text:span text:style-name="T2">.</text:span></text:p>
        <text:p text:style-name="P15">Known omissions or questions are indicated in the text with a 'to be determined' paragraph, as follows:</text:p>
        <text:p text:style-name="Text_20_body"><text:span text:style-name="Strong_20_Emphasis"><text:span text:style-name="T2">TBD</text:span></text:span><text:span text:style-name="T2">: (example To Be Determined paragraph)</text:span></text:p>
        <table:table table:name="Table4" table:style-name="Table4">
          <table:table-column table:style-name="Table4.A"/>
          <table:table-column table:style-name="Table4.B"/>
          <table:table-row>
            <table:table-cell table:style-name="Table4.A1" office:value-type="string">
              <text:p text:style-name="Table_20_Contents">Note</text:p>
            </table:table-cell>
            <table:table-cell table:style-name="Table4.A1" office:value-type="string">
              <text:p text:style-name="Table_20_Contents">Other than for working with particular tools designed to use BMM, BMM is not a required formalism for implementing openEHR, and other methods of accessing models computably may be used, including UML and software implementations of the openEHR Reference Model. </text:p>
            </table:table-cell>
          </table:table-row>
        </table:table>
        <text:h text:style-name="P9" text:outline-level="3"><text:bookmark-start text:name="__RefHeading___Toc39978_1418072056"/><text:bookmark text:name="_feedback"/>1.3. Feedback<text:bookmark-end text:name="__RefHeading___Toc39978_1418072056"/></text:h>
        <text:p text:style-name="P6"><text:span text:style-name="T2">Feedback may be provided on the </text:span><text:a xlink:type="simple" xlink:href="https://discourse.openehr.org/c/specifications/bmm-el" office:target-frame-name="_blank" xlink:show="new" text:style-name="Internet_20_link" text:visited-style-name="Visited_20_Internet_20_Link"><text:span text:style-name="T2">openEHR languages specifications forum</text:span></text:a><text:span text:style-name="T2">.</text:span></text:p>
        <text:p text:style-name="P6"><text:span text:style-name="T2">Issues may be raised on the </text:span><text:a xlink:type="simple" xlink:href="https://specifications.openehr.org/components/LANG/open_issues" office:target-frame-name="_blank" xlink:show="new" text:style-name="Internet_20_link" text:visited-style-name="Visited_20_Internet_20_Link"><text:span text:style-name="T2">specifications Problem Report tracker</text:span></text:a><text:span text:style-name="T2">.</text:span></text:p>
        <text:p text:style-name="P6"><text:span text:style-name="T2">To see changes made due to previously reported issues, see the </text:span><text:a xlink:type="simple" xlink:href="https://specifications.openehr.org/components/LANG/history" office:target-frame-name="_blank" xlink:show="new" text:style-name="Internet_20_link" text:visited-style-name="Visited_20_Internet_20_Link"><text:span text:style-name="T2">LANG component Change Request tracker</text:span></text:a><text:span text:style-name="T2">.</text:span></text:p>
        <text:h text:style-name="P9" text:outline-level="3"><text:bookmark-start text:name="__RefHeading___Toc39980_1418072056"/><text:bookmark text:name="_conformance"/>1.4. Conformance<text:bookmark-end text:name="__RefHeading___Toc39980_1418072056"/></text:h>
        <text:p text:style-name="P6"><text:span text:style-name="T2">Conformance of a data or software artifact to an openEHR specification is determined by a formal test of that artifact against the relevant </text:span><text:a xlink:type="simple" xlink:href="https://specifications.openehr.org/releases/ITS/latest/index" office:target-frame-name="_blank" xlink:show="new" text:style-name="Internet_20_link" text:visited-style-name="Visited_20_Internet_20_Link"><text:span text:style-name="T2">openEHR Implementation Technology Specification(s) (ITSs)</text:span></text:a><text:span text:style-name="T2">, such as an IDL interface or an XML-schema. Since ITSs are formal derivations from underlying models, ITS conformance indicates model conformance.</text:span></text:p>
        <text:h text:style-name="P9" text:outline-level="3"><text:bookmark-start text:name="__RefHeading___Toc39982_1418072056"/><text:bookmark text:name="_previous_versions"/><text:soft-page-break/>1.5. Previous Versions<text:bookmark-end text:name="__RefHeading___Toc39982_1418072056"/></text:h>
        <text:h text:style-name="P10" text:outline-level="4"><text:bookmark-start text:name="__RefHeading___Toc39984_1418072056"/><text:bookmark text:name="_version_3_0_0"/>1.5.1. Version 3.0.0<text:bookmark-end text:name="__RefHeading___Toc39984_1418072056"/></text:h>
        <text:p text:style-name="P6"><text:span text:style-name="T2">This version made major changes to the </text:span><text:span text:style-name="Source_20_Text"><text:span text:style-name="T2">BMM_TYPE</text:span></text:span><text:span text:style-name="T2"> hierarchy and semantics, enabling generic inheritance by generic and non-generic classes to be represented.</text:span></text:p>
        <text:h text:style-name="P10" text:outline-level="4"><text:bookmark-start text:name="__RefHeading___Toc39986_1418072056"/><text:bookmark text:name="_version_3_1_0"/>1.5.2. Version 3.1.0<text:bookmark-end text:name="__RefHeading___Toc39986_1418072056"/></text:h>
        <text:p text:style-name="P15">This version adds meta-classes for computational elements to BMM, including:</text:p>
        <text:list text:style-name="L10">
          <text:list-item>
            <text:p text:style-name="P54">routines, variables, constants;</text:p>
          </text:list-item>
          <text:list-item>
            <text:p text:style-name="P54">expressions (including assertions);</text:p>
          </text:list-item>
          <text:list-item>
            <text:p text:style-name="P54">statements.</text:p>
          </text:list-item>
        </text:list>
        <text:p text:style-name="P6"><text:span text:style-name="T2">It makes various adjustments to the existing model attributes and classes. The BMM remains compatible with P_BMM 2.x, i.e. any existing </text:span><text:span text:style-name="Source_20_Text"><text:span text:style-name="T2">.bmm</text:span></text:span><text:span text:style-name="T2"> file can be parsed to create a v 3.1.0 BMM instance.</text:span></text:p>
        <text:h text:style-name="P9" text:outline-level="3"><text:bookmark-start text:name="__RefHeading___Toc39988_1418072056"/><text:bookmark text:name="_a_note_on_language"/>1.6. A Note on Language<text:bookmark-end text:name="__RefHeading___Toc39988_1418072056"/></text:h>
        <text:p text:style-name="P15">The elements of meta-models are sometimes named confusingly in the literature and within various programming language technologies. In this specification, we use the following terms:</text:p>
        <text:p text:style-name="P17">class </text:p>
        <text:p text:style-name="P16">generally refers to a class defined in a model expressed in BMM, i.e. an instance of a BMM meta-class;</text:p>
        <text:p text:style-name="P17"><text:soft-page-break/>meta-class </text:p>
        <text:p text:style-name="P22"><text:span text:style-name="T2">refers to a class in the BMM itself, such as </text:span><text:span text:style-name="Source_20_Text"><text:span text:style-name="T2">BMM_CLASS</text:span></text:span><text:span text:style-name="T2">, in order to clearly distinguish it from classes defined in models represented using BMM;</text:span></text:p>
        <text:p text:style-name="P17">feature (of a class) </text:p>
        <text:p text:style-name="P16">any stored or computed element of a class, including constants, attributes (properties) and routines (methods);</text:p>
        <text:p text:style-name="P17">property </text:p>
        <text:p text:style-name="P16">a stored class feature; also known as 'attribute';</text:p>
        <text:p text:style-name="P17">routine </text:p>
        <text:p text:style-name="P16">a computed class feature that may be either value-returning (a function) or work-performing (a procedure);</text:p>
        <text:p text:style-name="P17">function </text:p>
        <text:p text:style-name="P16">a routine that computes and returns a value; typically causes no side-effects in the object;</text:p>
        <text:p text:style-name="P17">procedure </text:p>
        <text:p text:style-name="P16">a routine that performs a computation; typically has side-effects;</text:p>
        <text:p text:style-name="P17">generic (class or type) </text:p>
        <text:p text:style-name="P16">a kind of class or type that has parameters of other types; known as 'template' type in some programming languages;</text:p>
        <text:p text:style-name="P17">type </text:p>
        <text:p text:style-name="P16">generally refers to a type defined in a model expressed in BMM, i.e. an instance of a BMM meta-type;</text:p>
        <text:p text:style-name="P17"><text:soft-page-break/>meta-type </text:p>
        <text:p text:style-name="P22"><text:span text:style-name="T2">refers to a type in the BMM itself, which is either a class (such as </text:span><text:span text:style-name="Source_20_Text"><text:span text:style-name="T2">BMM_CLASS</text:span></text:span><text:span text:style-name="T2">) or generically derived (meta-)type in the sense of being an instance generator, where the instances will be concrete type definitions in models represented using BMM.</text:span></text:p>
        <text:h text:style-name="P9" text:outline-level="3"><text:bookmark-start text:name="__RefHeading___Toc39990_1418072056"/><text:bookmark text:name="_tooling"/>1.7. Tooling<text:bookmark-end text:name="__RefHeading___Toc39990_1418072056"/></text:h>
        <text:p text:style-name="P6"><text:span text:style-name="T2">The </text:span><text:a xlink:type="simple" xlink:href="https://github.com/openEHR/archie" office:target-frame-name="_blank" xlink:show="new" text:style-name="Internet_20_link" text:visited-style-name="Visited_20_Internet_20_Link"><text:span text:style-name="T2">openEHR Archie Library</text:span></text:a><text:span text:style-name="T2"> fully implements this specification in Java and may be used to build UI tools for compiling, viewing and editing BMM models.</text:span></text:p>
        <text:p text:style-name="P6"><text:span text:style-name="T2">The </text:span><text:a xlink:type="simple" xlink:href="https://www.openehr.org/downloads/ADLworkbench" text:style-name="Internet_20_link" text:visited-style-name="Visited_20_Internet_20_Link"><text:span text:style-name="T2">openEHR ADL Workbench (AWB)</text:span></text:a><text:span text:style-name="T2"> fully implements this specification, and provides a convenient way of illustrating BMM semantics. The screenshots used in this specification are all from the ADL Workbench. The tool is written in the Eiffel language, and is available as </text:span><text:a xlink:type="simple" xlink:href="https://github.com/openEHR/adl-tools" office:target-frame-name="_blank" xlink:show="new" text:style-name="Internet_20_link" text:visited-style-name="Visited_20_Internet_20_Link"><text:span text:style-name="T2">open source on Github</text:span></text:a><text:span text:style-name="T2">. The BMM libraries can be found in the </text:span><text:a xlink:type="simple" xlink:href="https://github.com/wolandscat/EOMF/tree/master/library/bmm" office:target-frame-name="_blank" xlink:show="new" text:style-name="Internet_20_link" text:visited-style-name="Visited_20_Internet_20_Link"><text:span text:style-name="T2">EOMF Github repository</text:span></text:a><text:span text:style-name="T2">.</text:span></text:p>
        <text:h text:style-name="P8" text:outline-level="2"><text:bookmark-start text:name="__RefHeading___Toc39992_1418072056"/><text:bookmark text:name="_overview"/>2. Overview<text:bookmark-end text:name="__RefHeading___Toc39992_1418072056"/></text:h>
        <text:h text:style-name="P9" text:outline-level="3"><text:bookmark-start text:name="__RefHeading___Toc39994_1418072056"/><text:bookmark text:name="_introduction"/>2.1. Introduction<text:bookmark-end text:name="__RefHeading___Toc39994_1418072056"/></text:h>
        <text:p text:style-name="P15">One of the key needs in any open computing environment is a computable representation of its own models. This is for a number of purposes, including reasoning about them, performing validation and consistency checking, building software and generating documentation. This is particularly true of openEHR and other archetype-based frameworks, where a further need is to be able to validate archetypes and templates with respect to the reference model, and also to validate runtime instance data against operational templates and the reference model.</text:p>
        <text:p text:style-name="P15">A number of computable representations of the openEHR published models have been available in the past. Currently models are <text:soft-page-break/>represented in two computable forms, namely UML and BMM (i.e. the format described in this specification).</text:p>
        <text:p text:style-name="P15">The primary use of the UML expression is for specification publishing. In this role, UML diagrams and static models are built, and then post-processed to correct signatures of class properties and functions. The post-processing corrects UML’s shortcomings and errors in non-singular relations, generic (template) types, and qualified attributes. The result can be used for publishing documentation with feature signatures that are formally correct and will be understood by developers in most programming languages. It can also be serialised and used computably, e.g. in other visualisation or modelling tools. UML’s own serial format, XMI is thus generally unsuitable for such uses, due to the formal errors, as well as its excessive complexity. XMI is also notoriously non-standard across UML tools.</text:p>
        <text:p text:style-name="P6"><text:span text:style-name="T2">As a result, openEHR introduced the Basic Meta-Model (BMM) in 2009 as a way of representing correct object-oriented semantics of information models for use in tools, along with a serial format by default expressed in the </text:span><text:a xlink:type="simple" xlink:href="https://specifications.openehr.org/releases/LANG/latest/odin.html" office:target-frame-name="_blank" xlink:show="new" text:style-name="Internet_20_link" text:visited-style-name="Visited_20_Internet_20_Link"><text:span text:style-name="T2">openEHR ODIN syntax</text:span></text:a><text:span text:style-name="T2">.</text:span></text:p>
        <text:p text:style-name="P15">The BMM provides a standalone alternative to UML/XMI which correctly represents all types, including open and closed generic types, inheritance of generic types, and various other problems with UML. As a meta-model it is adapted to the task, i.e. representing entity types that can appear in object models, rather than the over-generalised semantics of the UML meta-model. This reduced scope, and the fact that it contains no diagram semantics enables its serial form to be human-readable.</text:p>
        <text:h text:style-name="P9" text:outline-level="3"><text:bookmark-start text:name="__RefHeading___Toc39996_1418072056"/><text:bookmark text:name="_features"/>2.2. Features<text:bookmark-end text:name="__RefHeading___Toc39996_1418072056"/></text:h>
        <text:p text:style-name="P15">The Basic Meta-Model supports the representation of object models in the ISO RM/ODP information and computational points of view, i.e. in programming terms:</text:p>
        <text:list text:style-name="L11">
          <text:list-item>
            <text:p text:style-name="P55"><text:soft-page-break/>definition of classes, properties and methods;</text:p>
          </text:list-item>
          <text:list-item>
            <text:p text:style-name="P55">delayed routine calls as first-class objects;</text:p>
          </text:list-item>
          <text:list-item>
            <text:p text:style-name="P55">expressions.</text:p>
          </text:list-item>
        </text:list>
        <text:p text:style-name="P6"><text:span text:style-name="T2">It is designed to enable both human authoring and machine processing, including e.g. extraction of BMM textual schemas from a UML tool or programming language classes. The semantics of the model are heavily influenced by the formal approach to object-orientation described by Bertrand Meyer in Object-oriented Software Construction (</text:span><text:a xlink:type="simple" xlink:href="https://specifications.openehr.org/releases/LANG/latest/bmm.html#Meyer_OOSC2" text:style-name="Internet_20_link" text:visited-style-name="Visited_20_Internet_20_Link"><text:span text:style-name="T2">Meyer, 1997</text:span></text:a><text:span text:style-name="T2">) and also the </text:span><text:a xlink:type="simple" xlink:href="http://www.ecma-international.org/publications/standards/Ecma-367.htm" office:target-frame-name="_blank" xlink:show="new" text:style-name="Internet_20_link" text:visited-style-name="Visited_20_Internet_20_Link"><text:span text:style-name="T2">Eiffel language</text:span></text:a><text:span text:style-name="T2">, which is significantly better basis for object modelling than the UML 2.x meta-model. The BMM consequently departs from UML in a number of significant ways, and also from the OOSC/Eiffel approach in some aspects (e.g. direct meta-type suport for container types). Its key features are as follows:</text:span></text:p>
        <text:list text:style-name="L12">
          <text:list-item>
            <text:p text:style-name="P70"><text:span text:style-name="Emphasis"><text:span text:style-name="T2">OO+FP</text:span></text:span><text:span text:style-name="T2">: the Basic Meta-Model is directly based on a combination of Object-oriented class model, functional programming concepts and expression language, rather than being a highly general model like the UML meta-model;</text:span></text:p>
          </text:list-item>
          <text:list-item>
            <text:p text:style-name="P70"><text:span text:style-name="Emphasis"><text:span text:style-name="T2">Proper type meta-model</text:span></text:span><text:span text:style-name="T2">: types and Classes are distinguished in the meta-model, unlike UML which has no proper formal concept of type beyond a textual name;</text:span></text:p>
          </text:list-item>
          <text:list-item>
            <text:p text:style-name="P70"><text:span text:style-name="Emphasis"><text:span text:style-name="T2">Full generic types</text:span></text:span><text:span text:style-name="T2">: types as first-order entities enables the proper representation of generic typing and inheritance from open, closed, or partially open generic types, unlike in UML;</text:span></text:p>
          </text:list-item>
          <text:list-item>
            <text:p text:style-name="P70"><text:span text:style-name="Emphasis"><text:span text:style-name="T2">Container types</text:span></text:span><text:span text:style-name="T2">: such as </text:span><text:span text:style-name="Source_20_Text"><text:span text:style-name="T2">List&lt;T&gt;</text:span></text:span><text:span text:style-name="T2"> and </text:span><text:span text:style-name="Source_20_Text"><text:span text:style-name="T2">Hash&lt;K,V&gt;</text:span></text:span><text:span text:style-name="T2"> have their own meta-types;</text:span></text:p>
          </text:list-item>
          <text:list-item>
            <text:p text:style-name="P70"><text:span text:style-name="Emphasis"><text:span text:style-name="T2">Enumerated types</text:span></text:span><text:span text:style-name="T2">: supported via the notion of 'range-constrained' classes and also references to external value sets;</text:span></text:p>
          </text:list-item>
          <text:list-item>
            <text:p text:style-name="P70"><text:soft-page-break/><text:span text:style-name="Emphasis"><text:span text:style-name="T2">Built-in Expression Language</text:span></text:span><text:span text:style-name="T2">: fully defined expression meta-model supporting literals, properties, variables, function calls and agents; includes qualifiers;</text:span></text:p>
          </text:list-item>
          <text:list-item>
            <text:p text:style-name="P70"><text:span text:style-name="Emphasis"><text:span text:style-name="T2">Design by contract (DbC)</text:span></text:span><text:span text:style-name="T2">: formally supported via class invariants and routine pre- and post-conditions;</text:span></text:p>
          </text:list-item>
          <text:list-item>
            <text:p text:style-name="P70"><text:span text:style-name="Emphasis"><text:span text:style-name="T2">Operator / function aliasing</text:span></text:span><text:span text:style-name="T2">: support for mapping symbolic operators to function definitions.</text:span></text:p>
          </text:list-item>
        </text:list>
        <text:p text:style-name="P6"><text:span text:style-name="T2">Functional elements are supported via the inclusion of meta-types representing </text:span><text:span text:style-name="Emphasis"><text:span text:style-name="T2">signatures</text:span></text:span><text:span text:style-name="T2"> and </text:span><text:span text:style-name="Emphasis"><text:span text:style-name="T2">tuples</text:span></text:span><text:span text:style-name="T2">, enabling the construction of delayed agent calls, known here as </text:span><text:span text:style-name="Emphasis"><text:span text:style-name="T2">agents</text:span></text:span><text:span text:style-name="T2">, and function applications (i.e. function calls).</text:span></text:p>
        <text:p text:style-name="P15">Note that there is no BMM entity for graphical diagramming semantics. Thus, there is no idea of 'association' distinct from an 'attribute', as per UML, which treats lines between class boxes as formal elements.</text:p>
        <text:h text:style-name="P9" text:outline-level="3"><text:bookmark-start text:name="__RefHeading___Toc39998_1418072056"/><text:bookmark text:name="_current_state_of_the_art"/>2.3. Current State of the Art<text:bookmark-end text:name="__RefHeading___Toc39998_1418072056"/></text:h>
        <text:h text:style-name="P10" text:outline-level="4"><text:bookmark-start text:name="__RefHeading___Toc40000_1418072056"/><text:bookmark text:name="_uml"/>2.3.1. UML<text:bookmark-end text:name="__RefHeading___Toc40000_1418072056"/></text:h>
        <text:p text:style-name="P6"><text:span text:style-name="T2">One would expect that the IT industry would have fully computable representations of models and diagramming solved, but it is not yet the case. </text:span><text:a xlink:type="simple" xlink:href="https://www.omg.org/spec/UML/" office:target-frame-name="_blank" xlink:show="new" text:style-name="Internet_20_link" text:visited-style-name="Visited_20_Internet_20_Link"><text:span text:style-name="T2">UML 2.x</text:span></text:a><text:span text:style-name="T2"> and its associated serialisation format XMI 2.x should in theory mean that complete, interoperable machine expressions of object models would be available in all tools. However the evolution of UML and XMI has not been toward a clear meta-model and language for each of its sub-languages (i.e. static class model, state machine, interaction diagram etc) but rather toward a single universal model of everything in which elements of all of its needs are confusingly buried.</text:span></text:p>
        <text:p text:style-name="P6"><text:span text:style-name="T2">The UML 2.x specifications are exceedingly complex: UML 2.1.2 was specified by two documents, 'Superstructure' (738pp) and 'Infrastructure' (224pp); the UML 2.5.1 specification is only slightly smaller at 796 pages (see the </text:span><text:a xlink:type="simple" xlink:href="https://www.omg.org/spec/UML/" office:target-frame-name="_blank" xlink:show="new" text:style-name="Internet_20_link" text:visited-style-name="Visited_20_Internet_20_Link"><text:span text:style-name="T2">OMG UML page</text:span></text:a><text:span text:style-name="T2"> for current </text:span><text:soft-page-break/><text:span text:style-name="T2">specifications). The XMI 2.x specification is correspondingly complex, which seems to have so far prevented reliable tool interoperability (recognised as a critical issue by OMG in 2015). Despite the complexity, there are significant limitations in the UML meta-model, including:</text:span></text:p>
        <text:list text:style-name="L13">
          <text:list-item>
            <text:p text:style-name="P56">the composite or association nature of a class property only being known if it is represented as an association, i.e. a line linking two classes on a UML diagram;</text:p>
          </text:list-item>
          <text:list-item>
            <text:p text:style-name="P71"><text:span text:style-name="T2">the notion of </text:span><text:span text:style-name="Emphasis"><text:span text:style-name="T2">type</text:span></text:span><text:span text:style-name="T2"> is not adequately formalised;</text:span></text:p>
          </text:list-item>
          <text:list-item>
            <text:p text:style-name="P56">the meta-model of generic types and container properties is problematic and does not map well to object programming languages;</text:p>
          </text:list-item>
          <text:list-item>
            <text:p text:style-name="P56">the Design By Contract (DbC) concept (i.e. pre-, post-conditions, class invariants), crucial for proper specifications, is in theory supported via the use of OCL 2.0 constraints in class definitions, but OCL suffers from the same underlying semantic weaknesses as UML;</text:p>
          </text:list-item>
          <text:list-item>
            <text:p text:style-name="P56">there is no direct support for functional entities, i.e. routine calls as objects (aka 'lambdas').</text:p>
          </text:list-item>
        </text:list>
        <text:p text:style-name="P15">Experience with various UML tools (up till 2015) highlighted the following problems:</text:p>
        <text:list text:style-name="L14">
          <text:list-item>
            <text:p text:style-name="P57">poor support for OCL and design by contract in most tools;</text:p>
          </text:list-item>
          <text:list-item>
            <text:p text:style-name="P57">variable support for generic (i.e. template) classes; even those tools that properly implement the UML 2.5 specification are still very hard to use for defining generic classes because of problems in the specification that remain unaddressed;</text:p>
          </text:list-item>
          <text:list-item>
            <text:p text:style-name="P57">problems with qualified attributes, which are used to represent identifier references to objects rather than direct references;</text:p>
          </text:list-item>
          <text:list-item>
            <text:p text:style-name="P57"><text:soft-page-break/>variable support for XSD generation across tools, where the results are wildly wrong in some tools;</text:p>
          </text:list-item>
          <text:list-item>
            <text:p text:style-name="P72"><text:span text:style-name="T2">in some tools, it is impossible to define an abstract formal model - the only option is to select a particular programming language profile such as Java or C# and thus get locked into the limitations of those languages (messy type systems, weak inheritance semantics, language-specific notion of types such as </text:span><text:span text:style-name="Source_20_Text"><text:span text:style-name="T2">Array&lt;T&gt;</text:span></text:span><text:span text:style-name="T2">, </text:span><text:span text:style-name="Source_20_Text"><text:span text:style-name="T2">List&lt;T&gt;</text:span></text:span><text:span text:style-name="T2">, etc.).</text:span></text:p>
          </text:list-item>
        </text:list>
        <text:p text:style-name="P15">Since 2015, the quality of some UML tools has improved, and the XMI generated by some is more reliable. However, XMI generated by different tools is not the same for identical models, and some XMI importers offer numerous switches in order to process the XMI of another tool properly. XMI thus still needs to be processed with care.</text:p>
        <text:p text:style-name="P15">Nevertheless, a small number of tools, including MagicDraw (currently used for representing openEHR models for the specifications) and Rational Software Architect (RSA), appear to implement UML 2.5 faithfully. This means that despite the limitations of UML 2.5 (as noted above), models expressed in it can be mostly correctly interpreted and corrected by post-processing for purposes such as code generation and specifications publishing.</text:p>
        <table:table table:name="Table5" table:style-name="Table5">
          <table:table-column table:style-name="Table5.A"/>
          <table:table-column table:style-name="Table5.B"/>
          <table:table-row>
            <table:table-cell table:style-name="Table5.A1" office:value-type="string">
              <text:p text:style-name="Table_20_Contents">Note</text:p>
            </table:table-cell>
            <table:table-cell table:style-name="Table5.A1" office:value-type="string">
              <text:p text:style-name="Table_20_Contents">Other tools may perform as well or better, and in any case, all tools change over time. No endorsement of a particular tool is intended here. </text:p>
            </table:table-cell>
          </table:table-row>
        </table:table>
        <text:h text:style-name="P10" text:outline-level="4"><text:bookmark-start text:name="__RefHeading___Toc40002_1418072056"/><text:bookmark text:name="_xml_schema"/>2.3.2. XML Schema<text:bookmark-end text:name="__RefHeading___Toc40002_1418072056"/></text:h>
        <text:p text:style-name="P6"><text:span text:style-name="T2">For some, </text:span><text:a xlink:type="simple" xlink:href="https://www.w3.org/XML/Schema" office:target-frame-name="_blank" xlink:show="new" text:style-name="Internet_20_link" text:visited-style-name="Visited_20_Internet_20_Link"><text:span text:style-name="T2">W3C XML schema</text:span></text:a><text:span text:style-name="T2"> represents a way of expressing object models, but it is not semantically suitable for this purpose, primarily due to its problematic non-object-oriented inheritance semantics, lack of generic classes, lack of representation of non-data members, and only marginal support for design by contract. It can be and is often used (including in openEHR) as a derivative serialisation representation.</text:span></text:p>
        <text:h text:style-name="P9" text:outline-level="3"><text:bookmark-start text:name="__RefHeading___Toc40004_1418072056"/><text:bookmark text:name="_computational_model"/><text:soft-page-break/>2.4. Computational Model<text:bookmark-end text:name="__RefHeading___Toc40004_1418072056"/></text:h>
        <text:p text:style-name="P15">The BMM is specified as a structural model representing an abstract syntax tree (AST), which is the result of either in-memory construction (such as by a model authoring tool) or by parsing of a serialised representation of a BMM model. It does not specify an abstract syntax, and indeed, more than one concrete syntax could be parsed to a BMM instance.</text:p>
        <table:table table:name="Table6" table:style-name="Table6">
          <table:table-column table:style-name="Table6.A"/>
          <table:table-column table:style-name="Table6.B"/>
          <table:table-row>
            <table:table-cell table:style-name="Table6.A1" office:value-type="string">
              <text:p text:style-name="Table_20_Contents">Note</text:p>
            </table:table-cell>
            <table:table-cell table:style-name="Table6.A1" office:value-type="string">
              <text:p text:style-name="Table_20_Contents">for the purposes of explanation, an abstract syntax is used throughout this document that draws freely from mainstream modelling and programming languages. </text:p>
            </table:table-cell>
          </table:table-row>
        </table:table>
        <text:h text:style-name="P9" text:outline-level="3"><text:bookmark-start text:name="__RefHeading___Toc40006_1418072056"/><text:bookmark text:name="_purpose_of_the_bmm"/>2.5. Purpose of the BMM<text:bookmark-end text:name="__RefHeading___Toc40006_1418072056"/></text:h>
        <text:h text:style-name="P10" text:outline-level="4"><text:bookmark-start text:name="__RefHeading___Toc40008_1418072056"/><text:bookmark text:name="_class_model_representation"/>2.5.1. Class Model Representation<text:bookmark-end text:name="__RefHeading___Toc40008_1418072056"/></text:h>
        <text:p text:style-name="P15">The BMM from version 3.0.0 on may be used to represent a full class model at an interface level (i.e. without code for methods) including classes, types, and class feature types including property (i.e. attribute), symbolic constant, manifest value, functions, operators, and procedures.</text:p>
        <text:h text:style-name="P10" text:outline-level="4"><text:bookmark-start text:name="__RefHeading___Toc40010_1418072056"/><text:bookmark text:name="_meta_model_for_expressions_language"/>2.5.2. Meta-Model for Expressions Language<text:bookmark-end text:name="__RefHeading___Toc40010_1418072056"/></text:h>
        <text:p text:style-name="P6"><text:span text:style-name="T2">The BMM provides a system of meta-types that act as the basis for a typed expression language. These include </text:span><text:span text:style-name="Emphasis"><text:span text:style-name="T2">references</text:span></text:span><text:span text:style-name="T2"> to static entities in scope (constants, variables, properties), literal values, construction of agents (lambda terms), and function calls (lambda applications).</text:span></text:p>
        <text:h text:style-name="P10" text:outline-level="4"><text:bookmark-start text:name="__RefHeading___Toc40012_1418072056"/><text:bookmark text:name="_information_model_representation"/>2.5.3. Information Model Representation<text:bookmark-end text:name="__RefHeading___Toc40012_1418072056"/></text:h>
        <text:p text:style-name="P15">Until version 3.0.0, BMM supported only the information point of view, i.e. no computational interface, and in that form, it is often used to express models of data. Tools based on BMM can provide views of an object model expressed in BMM that are particularly <text:soft-page-break/>useful to information modelling, such as the 'closure' view show below. This is a computed reachability graph of a fully inheritance-flattened class and all properties, including recursive references.</text:p>
        <text:section text:style-name="Sect1" text:name="awb_class_closure">
          <text:p text:style-name="P7"><text:soft-page-break/><draw:frame draw:style-name="fr2" draw:name="Image3" text:anchor-type="as-char" svg:width="6.3071in" style:rel-width="60%" svg:height="12.198in" draw:z-index="2"><draw:image xlink:href="../Basic%20Meta-Model%20(BMM)_files/awb_class_closure.png" xlink:type="simple" xlink:show="embed" xlink:actuate="onLoad"/><svg:title>awb class closure</svg:title></draw:frame><text:s/></text:p>
          <text:p text:style-name="P21"><text:soft-page-break/>Figure 1. BMM class - closure view</text:p>
        </text:section>
        <text:h text:style-name="P10" text:outline-level="4"><text:bookmark-start text:name="__RefHeading___Toc40014_1418072056"/><text:bookmark text:name="_archetype_modelling"/>2.5.4. Archetype Modelling<text:bookmark-end text:name="__RefHeading___Toc40014_1418072056"/></text:h>
        <text:p text:style-name="P6"><text:span text:style-name="T2">One of the uses of the BMM in the </text:span><text:a xlink:type="simple" xlink:href="https://www.openehr.org/downloads/ADLworkbench" office:target-frame-name="_blank" xlink:show="new" text:style-name="Internet_20_link" text:visited-style-name="Visited_20_Internet_20_Link"><text:span text:style-name="T2">openEHR ADL Workbench</text:span></text:a><text:span text:style-name="T2"> and other similar tools is to provide a computable form of the information model for use with domain-level content models, such as </text:span><text:a xlink:type="simple" xlink:href="https://specifications.openehr.org/releases/AM/latest/index" text:style-name="Internet_20_link" text:visited-style-name="Visited_20_Internet_20_Link"><text:span text:style-name="T2">archetypes</text:span></text:a><text:span text:style-name="T2">. The following shows an archetype for which each node has its class shown (in colour), and additionally, the inclusion of non-archetyped attributes from the classes of the archetype nodes.</text:span></text:p>
        <text:section text:style-name="Sect1" text:name="archetype_rm">
          <text:p text:style-name="P7"><text:soft-page-break/><draw:frame draw:style-name="fr3" draw:name="Image4" text:anchor-type="as-char" svg:width="19.5728in" svg:height="12.552in" draw:z-index="3"><draw:image xlink:href="../Basic%20Meta-Model%20(BMM)_files/archetype_rm.png" xlink:type="simple" xlink:show="embed" xlink:actuate="onLoad"/><svg:title>archetype rm</svg:title></draw:frame><text:s/></text:p>
          <text:p text:style-name="P21"><text:soft-page-break/>Figure 2. ADL archetype with BMM class properties</text:p>
        </text:section>
        <text:p text:style-name="P15">Newer tools are able to include the computational features.</text:p>
        <text:p text:style-name="P6"><text:span text:style-name="T2">The </text:span><text:a xlink:type="simple" xlink:href="https://specifications.openehr.org/" office:target-frame-name="_blank" xlink:show="new" text:style-name="Internet_20_link" text:visited-style-name="Visited_20_Internet_20_Link"><text:span text:style-name="T2">openEHR project</text:span></text:a><text:span text:style-name="T2"> makes extensive use of BMM for representing its models for use in tools. The full set of openEHR models in BMM format may be found in the </text:span><text:a xlink:type="simple" xlink:href="https://github.com/openEHR/specifications-ITS-BMM" office:target-frame-name="_blank" xlink:show="new" text:style-name="Internet_20_link" text:visited-style-name="Visited_20_Internet_20_Link"><text:span text:style-name="T2">specfications-ITS-BMM repository on Github</text:span></text:a><text:span text:style-name="T2">.</text:span></text:p>
        <text:h text:style-name="P8" text:outline-level="2"><text:bookmark-start text:name="__RefHeading___Toc40016_1418072056"/><text:bookmark text:name="_package_structure"/>3. Package Structure<text:bookmark-end text:name="__RefHeading___Toc40016_1418072056"/></text:h>
        <text:h text:style-name="P9" text:outline-level="3"><text:bookmark-start text:name="__RefHeading___Toc40018_1418072056"/><text:bookmark text:name="_overview_2"/>3.1. Overview<text:bookmark-end text:name="__RefHeading___Toc40018_1418072056"/></text:h>
        <text:p text:style-name="P15">The BMM packages are as follows:</text:p>
        <text:list text:style-name="L15">
          <text:list-item>
            <text:p text:style-name="P73"><text:span text:style-name="Source_20_Text"><text:span text:style-name="T2">org.openehr.lang.bmm</text:span></text:span><text:span text:style-name="T2">: the BMM</text:span></text:p>
            <text:list>
              <text:list-item>
                <text:p text:style-name="P73"><text:span text:style-name="Source_20_Text"><text:span text:style-name="T2">model_access</text:span></text:span><text:span text:style-name="T2">: the interface to most features including schema load/reload, generally used by an application as a reflection library;</text:span></text:p>
              </text:list-item>
              <text:list-item>
                <text:p text:style-name="P73"><text:span text:style-name="Source_20_Text"><text:span text:style-name="T2">core</text:span></text:span><text:span text:style-name="T2">: the core BMM classes used for in-memory representation of an object model. This consists of a number of sub-packages:</text:span></text:p>
                <text:list>
                  <text:list-item>
                    <text:p text:style-name="P73"><text:span text:style-name="Source_20_Text"><text:span text:style-name="T2">model</text:span></text:span><text:span text:style-name="T2">: meta-types representing models and packages;</text:span></text:p>
                  </text:list-item>
                  <text:list-item>
                    <text:p text:style-name="P73"><text:span text:style-name="Source_20_Text"><text:span text:style-name="T2">entity</text:span></text:span><text:span text:style-name="T2">: meta-types representing classes and types including enumeration types, represented in the </text:span><text:span text:style-name="Source_20_Text"><text:span text:style-name="T2">range_constrained</text:span></text:span><text:span text:style-name="T2"> sub-package;</text:span></text:p>
                  </text:list-item>
                  <text:list-item>
                    <text:p text:style-name="P73"><text:span text:style-name="Source_20_Text"><text:span text:style-name="T2">feature</text:span></text:span><text:span text:style-name="T2">: meta-types representing classes features, i.e. constants, routines, properties;</text:span></text:p>
                  </text:list-item>
                  <text:list-item>
                    <text:p text:style-name="P73"><text:soft-page-break/><text:span text:style-name="Source_20_Text"><text:span text:style-name="T2">literal_value</text:span></text:span><text:span text:style-name="T2">: meta-types representing literal values;</text:span></text:p>
                  </text:list-item>
                  <text:list-item>
                    <text:p text:style-name="P73"><text:span text:style-name="Source_20_Text"><text:span text:style-name="T2">expression</text:span></text:span><text:span text:style-name="T2">: an expression meta-model sufficient for expressing first-order predicate logic expressions, including class invariants and pre- and post-conditions.</text:span></text:p>
                  </text:list-item>
                </text:list>
              </text:list-item>
            </text:list>
          </text:list-item>
        </text:list>
        <text:p text:style-name="P15">Related packages are:</text:p>
        <text:list text:style-name="L16">
          <text:list-item>
            <text:p text:style-name="P74"><text:span text:style-name="T2">the </text:span><text:span text:style-name="Source_20_Text"><text:span text:style-name="T2">org.openehr.lang.bmm_persistence</text:span></text:span><text:span text:style-name="T2"> package, described in the </text:span><text:a xlink:type="simple" xlink:href="https://specifications.openehr.org/releases/LANG/latest/bmm_persistence.html" office:target-frame-name="_blank" xlink:show="new" text:style-name="Internet_20_link" text:visited-style-name="Visited_20_Internet_20_Link"><text:span text:style-name="T2">BMM Persistence specification</text:span></text:a><text:span text:style-name="T2">, which contains the BMM Persistence classes.</text:span></text:p>
          </text:list-item>
        </text:list>
        <text:p text:style-name="P15">These are illustrated below.</text:p>
        <text:section text:style-name="Sect1" text:name="package_overview">
          <text:p text:style-name="P7"><draw:frame draw:style-name="fr3" draw:name="Image5" text:anchor-type="as-char" svg:width="0.7874in" svg:height="0.3937in" draw:z-index="4"><draw:image xlink:href="../Basic%20Meta-Model%20(BMM)_files/LANG-bmm-packages.svg" xlink:type="simple" xlink:show="embed" xlink:actuate="onLoad"/><svg:title>LANG bmm packages</svg:title></draw:frame><text:s/></text:p>
          <text:p text:style-name="P21">Figure 3. Package Overview</text:p>
        </text:section>
        <text:h text:style-name="P9" text:outline-level="3"><text:bookmark-start text:name="__RefHeading___Toc40020_1418072056"/><text:bookmark text:name="_class_definitions"/>3.2. Class Definitions<text:bookmark-end text:name="__RefHeading___Toc40020_1418072056"/></text:h>
        <text:h text:style-name="P31" text:outline-level="4"><text:bookmark-start text:name="__RefHeading___Toc40022_1418072056"/><text:bookmark text:name="_bmm_definitions_class"/>3.2.1. BMM_DEFINITIONS Class<text:bookmark-end text:name="__RefHeading___Toc40022_1418072056"/></text:h>
        <table:table table:name="Table7" table:style-name="Table7">
          <table:table-column table:style-name="Table7.A"/>
          <table:table-column table:style-name="Table7.B"/>
          <table:table-column table:style-name="Table7.C"/>
          <table:table-row>
            <table:table-cell table:style-name="Table7.A1" office:value-type="string">
              <text:p text:style-name="Body_20_Text.tableblock"><text:span text:style-name="Strong_20_Emphasis">Class</text:span></text:p>
            </table:table-cell>
            <table:table-cell table:style-name="Table7.A1" table:number-columns-spanned="2" office:value-type="string">
              <text:p text:style-name="Body_20_Text.tableblock"><text:span text:style-name="Strong_20_Emphasis">BMM_DEFINITIONS</text:span></text:p>
            </table:table-cell>
            <table:covered-table-cell/>
          </table:table-row>
          <table:table-row>
            <table:table-cell table:style-name="Table7.A1" office:value-type="string">
              <text:p text:style-name="Body_20_Text.tableblock"><text:span text:style-name="Strong_20_Emphasis">Description</text:span></text:p>
            </table:table-cell>
            <table:table-cell table:style-name="Table7.A1" table:number-columns-spanned="2" office:value-type="string">
              <text:p text:style-name="P4">Definitions used by all BMM packages.</text:p>
            </table:table-cell>
            <table:covered-table-cell/>
          </table:table-row>
          <table:table-row>
            <table:table-cell table:style-name="Table7.A1" office:value-type="string">
              <text:p text:style-name="Body_20_Text.tableblock"><text:span text:style-name="Strong_20_Emphasis">Inherit</text:span></text:p>
            </table:table-cell>
            <table:table-cell table:style-name="Table7.A1" table:number-columns-spanned="2" office:value-type="string">
              <text:p text:style-name="Body_20_Text.tableblock"><text:a xlink:type="simple" xlink:href="https://specifications.openehr.org/releases/BASE/latest/base_types.html#_basic_definitions_class" office:target-frame-name="_blank" xlink:show="new" text:style-name="Internet_20_link" text:visited-style-name="Visited_20_Internet_20_Link"><text:span text:style-name="Source_20_Text">BASIC_DEFINITIONS</text:span></text:a></text:p>
            </table:table-cell>
            <table:covered-table-cell/>
          </table:table-row>
          <table:table-row>
            <table:table-cell table:style-name="Table7.A1" office:value-type="string">
              <text:p text:style-name="Body_20_Text.tableblock"><text:span text:style-name="Strong_20_Emphasis">Constant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internal_version</text:span>: <text:soft-page-break/><text:span text:style-name="Source_20_Text">String</text:span></text:p>
            </table:table-cell>
            <table:table-cell table:style-name="Table7.A1" office:value-type="string">
              <text:p text:style-name="P4">Current internal version of BMM meta-model, used to determine if a given schema <text:soft-page-break/>can be processed by a given implementation of the model.</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Schema_name_delimiter</text:span>: <text:span text:style-name="Source_20_Text">String = "::"</text:span></text:p>
            </table:table-cell>
            <table:table-cell table:style-name="Table7.A1" office:value-type="string">
              <text:p text:style-name="P4">Delimiter used to separate schema id from package path in a fully qualified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Package_name_delimiter</text:span>: <text:span text:style-name="Source_20_Text">String = "."</text:span></text:p>
            </table:table-cell>
            <table:table-cell table:style-name="Table7.A1" office:value-type="string">
              <text:p text:style-name="P4">Delimiter used to separate package names in a package path.</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Bmm_schema_file_extension</text:span>: <text:span text:style-name="Source_20_Text">String = ".bmm"</text:span></text:p>
            </table:table-cell>
            <table:table-cell table:style-name="Table7.A1" office:value-type="string">
              <text:p text:style-name="P4">Extension used for BMM fil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ype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Appears between a name and a type in a declaration or type signatur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lef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lt;'</text:span></text:p>
            </table:table-cell>
            <table:table-cell table:style-name="Table7.A1" office:value-type="string">
              <text:p text:style-name="P4">Lef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righ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gt;'</text:span></text:p>
            </table:table-cell>
            <table:table-cell table:style-name="Table7.A1" office:value-type="string">
              <text:p text:style-name="P4">Right delimiter for generic class and generic type names, as used in <text:span text:style-name="Source_20_Text">List&lt;T&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Generic typ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Generic_constraint_delimite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Delimiter between formal type parameter and constraint type, as used in <text:span text:style-name="Source_20_Text">Sortable&lt;T: Ordered&gt;</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of a Tuple type and also instance. Example:</text:p>
              <text:list text:style-name="L1">
                <text:list-item>
                  <text:p text:style-name="P43"><text:soft-page-break/><text:span text:style-name="Source_20_Text">[Integer, String]</text:span> - a tuple type;</text:p>
                </text:list-item>
                <text:list-item>
                  <text:p text:style-name="P43"><text:span text:style-name="Source_20_Text">[3, "Quixote"]</text:span> - a tuple.</text:p>
                </text:list-item>
              </text:list>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of a Tuple type and also instanc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Tuple_separator</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Separator used in Tuple types and instance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lef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Lef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onstraint_right_delim</text:span>: <text:a xlink:type="simple" xlink:href="https://specifications.openehr.org/releases/BASE/latest/foundation_types.html#_character_class" office:target-frame-name="_blank" xlink:show="new" text:style-name="Internet_20_link" text:visited-style-name="Visited_20_Internet_20_Link"><text:span text:style-name="Source_20_Text">Character</text:span></text:a><text:span text:style-name="Source_20_Text"> = '»'</text:span></text:p>
            </table:table-cell>
            <table:table-cell table:style-name="Table7.A1" office:value-type="string">
              <text:p text:style-name="P4">Right delimiter used in serial form of instance constrained enumeratio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bmm_version</text:span>: <text:span text:style-name="Source_20_Text">String = "bmm_version"</text:span></text:p>
            </table:table-cell>
            <table:table-cell table:style-name="Table7.A1" office:value-type="string">
              <text:p text:style-name="P4">Attribute name of logical attribute 'bmm_ver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name</text:span>: <text:span text:style-name="Source_20_Text">String = "schema_name"</text:span></text:p>
            </table:table-cell>
            <table:table-cell table:style-name="Table7.A1" office:value-type="string">
              <text:p text:style-name="P4">Attribute name of logical attribute 'schema_nam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publisher</text:span>: <text:span text:style-name="Source_20_Text">String = "rm_publisher"</text:span></text:p>
            </table:table-cell>
            <table:table-cell table:style-name="Table7.A1" office:value-type="string">
              <text:p text:style-name="P4">Attribute name of logical attribute 'rm_publisher'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rm_release</text:span>: <text:span text:style-name="Source_20_Text">String = "rm_release"</text:span></text:p>
            </table:table-cell>
            <table:table-cell table:style-name="Table7.A1" office:value-type="string">
              <text:p text:style-name="P4">Attribute name of logical attribute 'rm_release' in .bmm schema file.</text:p>
            </table:table-cell>
          </table:table-row>
          <text:soft-page-break/>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revision</text:span>: <text:span text:style-name="Source_20_Text">String = "schema_revision"</text:span></text:p>
            </table:table-cell>
            <table:table-cell table:style-name="Table7.A1" office:value-type="string">
              <text:p text:style-name="P4">Attribute name of logical attribute 'schema_revis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lifecycle_state</text:span>: <text:span text:style-name="Source_20_Text">String = "schema_lifecycle_state"</text:span></text:p>
            </table:table-cell>
            <table:table-cell table:style-name="Table7.A1" office:value-type="string">
              <text:p text:style-name="P4">Attribute name of logical attribute 'schema_lifecycle_state'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description</text:span>: <text:span text:style-name="Source_20_Text">String = "schema_description"</text:span></text:p>
            </table:table-cell>
            <table:table-cell table:style-name="Table7.A1" office:value-type="string">
              <text:p text:style-name="P4">Attribute name of logical attribute 'schema_description' in .bmm schema fil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Metadata_schema_path</text:span>: <text:span text:style-name="Source_20_Text">String = "schema_path"</text:span></text:p>
            </table:table-cell>
            <table:table-cell table:style-name="Table7.A1" office:value-type="string">
              <text:p text:style-name="P4">Path of schema file.</text:p>
            </table:table-cell>
          </table:table-row>
          <table:table-row>
            <table:table-cell table:style-name="Table7.A1" office:value-type="string">
              <text:p text:style-name="Body_20_Text.tableblock"><text:span text:style-name="Strong_20_Emphasis">Functions</text:span></text:p>
            </table:table-cell>
            <table:table-cell table:style-name="Table7.A1" office:value-type="string">
              <text:p text:style-name="Body_20_Text.tableblock"><text:span text:style-name="Strong_20_Emphasis">Signature</text:span></text:p>
            </table:table-cell>
            <table:table-cell table:style-name="Table7.A1" office:value-type="string">
              <text:p text:style-name="Body_20_Text.tableblock"><text:span text:style-name="Strong_20_Emphasis">Meaning</text:span></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7.A1" office:value-type="string">
              <text:p text:style-name="P4">built-in class definition corresponding to the top `Any' class.</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Any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A1" office:value-type="string">
              <text:p text:style-name="P4">Built-in type definition corresponding to the top `Any' type.</text:p>
            </table:table-cell>
          </table:table-row>
          <table:table-row>
            <table:table-cell table:style-name="Table7.A1" office:value-type="string">
              <text:p text:style-name="Body_20_Text.tableblock"><text:span text:style-name="Strong_20_Emphasis">1..1</text:span></text:p>
            </table:table-cell>
            <table:table-cell table:style-name="Table7.A1" office:value-type="string">
              <text:p text:style-name="Body_20_Text.tableblock"><text:span text:style-name="Strong_20_Emphasis">create_schema_id</text:span> (<text:line-break/>a_model_publisher,<text:line-break/>a_schema_name,<text:line-break/><text:soft-page-break/>a_model_release: <text:span text:style-name="Source_20_Text">String[1]</text:span><text:line-break/>): <text:span text:style-name="Source_20_Text">String</text:span></text:p>
            </table:table-cell>
            <table:table-cell table:style-name="Table7.A1" office:value-type="string">
              <text:p text:style-name="P4">Create schema id, formed from:</text:p>
              <text:p text:style-name="P4"><text:span text:style-name="Source_20_Text">a_model_publisher '-' a_schema_name '-' a_model_release</text:span></text:p>
              <text:p text:style-name="P4"><text:soft-page-break/>e.g. <text:span text:style-name="Source_20_Text">openehr_rm_1.0.3</text:span>, <text:span text:style-name="Source_20_Text">openehr_test_1.0.1</text:span>, <text:span text:style-name="Source_20_Text">iso_13606_1_2008_2.1.2</text:span>.</text:p>
            </table:table-cell>
          </table:table-row>
        </table:table>
        <text:h text:style-name="P8" text:outline-level="2"><text:bookmark-start text:name="__RefHeading___Toc40024_1418072056"/><text:bookmark text:name="_model_access_package"/>4. Model Access Package<text:bookmark-end text:name="__RefHeading___Toc40024_1418072056"/></text:h>
        <text:h text:style-name="P9" text:outline-level="3"><text:bookmark-start text:name="__RefHeading___Toc40026_1418072056"/><text:bookmark text:name="_overview_3"/>4.1. Overview<text:bookmark-end text:name="__RefHeading___Toc40026_1418072056"/></text:h>
        <table:table table:name="Table8" table:style-name="Table8">
          <table:table-column table:style-name="Table8.A"/>
          <table:table-column table:style-name="Table8.B"/>
          <table:table-row>
            <table:table-cell table:style-name="Table8.A1" office:value-type="string">
              <text:p text:style-name="Table_20_Contents">Note</text:p>
            </table:table-cell>
            <table:table-cell table:style-name="Table8.A1" office:value-type="string">
              <text:p text:style-name="Table_20_Contents">This package is considered informative within this specification. </text:p>
            </table:table-cell>
          </table:table-row>
        </table:table>
        <text:p text:style-name="P6"><text:span text:style-name="T2">The </text:span><text:span text:style-name="Source_20_Text"><text:span text:style-name="T2">org.openehr.lang.bmm.model_access</text:span></text:span><text:span text:style-name="T2"> package provides an interface for the application to load BMM schemas and convert them to BMM model form, and is shown below. In this model, a </text:span><text:span text:style-name="Emphasis"><text:span text:style-name="T2">schema</text:span></text:span><text:span text:style-name="T2"> is the serial form of a </text:span><text:span text:style-name="Emphasis"><text:span text:style-name="T2">model</text:span></text:span><text:span text:style-name="T2"> or part of a model (i.e. instances of a persistence model like the </text:span><text:span text:style-name="Source_20_Text"><text:span text:style-name="T2">lang.bmm_persistence</text:span></text:span><text:span text:style-name="T2"> model </text:span><text:span text:style-name="Source_20_Text"><text:span text:style-name="T2">P_XXX</text:span></text:span><text:span text:style-name="T2"> classes). One or more schema files are parsed, validated and then converted to create a single </text:span><text:span text:style-name="Source_20_Text"><text:span text:style-name="T2">BMM_MODEL</text:span></text:span><text:span text:style-name="T2"> instance.</text:span></text:p>
        <text:section text:style-name="Sect1" text:name="model_access_package">
          <text:p text:style-name="P7"><draw:frame draw:style-name="fr3" draw:name="Image6" text:anchor-type="as-char" svg:width="0.7874in" svg:height="0.3937in" draw:z-index="5"><draw:image xlink:href="../Basic%20Meta-Model%20(BMM)_files/LANG-bmm.model_access.svg" xlink:type="simple" xlink:show="embed" xlink:actuate="onLoad"/><svg:title>LANG bmm.model access</svg:title></draw:frame><text:s/></text:p>
          <text:p text:style-name="P28"><text:span text:style-name="T2">Figure 4. </text:span><text:span text:style-name="Source_20_Text"><text:span text:style-name="T2">lang.bmm.model_access</text:span></text:span><text:span text:style-name="T2"> Package</text:span></text:p>
        </text:section>
        <text:p text:style-name="P6"><text:span text:style-name="T2">More than one format for representing serialised BMM models is possible, each having its load, validation and error-reporting logic. The common elements of the load, validate and convert logic are defined by the non format-specific classes in the package, with specific forms of the classes </text:span><text:span text:style-name="Source_20_Text"><text:span text:style-name="T2">BMM_SCHEMA_DESCRIPTOR</text:span></text:span><text:span text:style-name="T2"> and </text:span><text:span text:style-name="Source_20_Text"><text:span text:style-name="T2">BMM_SCHEMA</text:span></text:span><text:span text:style-name="T2"> required for each concrete format. The package above shows the relevant classes for the </text:span><text:span text:style-name="Source_20_Text"><text:span text:style-name="T2">P_BMM</text:span></text:span><text:span text:style-name="T2"> version 2.x format, which is normally saved in </text:span><text:span text:style-name="Source_20_Text"><text:span text:style-name="T2">.bmm</text:span></text:span><text:span text:style-name="T2"> files. Other formats may be saved in files with different extensions.</text:span></text:p>
        <text:p text:style-name="P6"><text:span text:style-name="T2">The singleton class </text:span><text:span text:style-name="Source_20_Text"><text:span text:style-name="T2">BMM_MODEL_ACCESS</text:span></text:span><text:span text:style-name="T2"> acts as the entry point for client software to obtain access to loaded BMM models. Since the </text:span><text:soft-page-break/><text:span text:style-name="T2">latter start as schema files which are typically nested according to an 'include' hierarchy, they must be parsed, validated and merged to create each 'top-level' </text:span><text:span text:style-name="Emphasis"><text:span text:style-name="T2">model</text:span></text:span><text:span text:style-name="T2">. The schemas are accessed via instances of the </text:span><text:span text:style-name="Source_20_Text"><text:span text:style-name="T2">BMM_SCHEMA_DESCRIPTOR</text:span></text:span><text:span text:style-name="T2"> object, one for each schema file. The </text:span><text:span text:style-name="Source_20_Text"><text:span text:style-name="Emphasis"><text:span text:style-name="T2">load()</text:span></text:span></text:span><text:span text:style-name="T2"> routine of this class loads a BMM schema file by direct deserialisation.</text:span></text:p>
        <text:p text:style-name="P6"><text:span text:style-name="T2">If the file is structurally correct (say ODIN, JSON etc), an in-memory schema instance will result (e.g. </text:span><text:span text:style-name="Source_20_Text"><text:span text:style-name="T2">P_BMM_SCHEMA</text:span></text:span><text:span text:style-name="T2"> in the case of the </text:span><text:span text:style-name="Source_20_Text"><text:span text:style-name="T2">P_BMM</text:span></text:span><text:span text:style-name="T2"> format), and its </text:span><text:span text:style-name="Source_20_Text"><text:span text:style-name="Emphasis"><text:span text:style-name="T2">validate_created</text:span></text:span></text:span><text:span text:style-name="T2"> method called. If this succeeds, </text:span><text:span text:style-name="Source_20_Text"><text:span text:style-name="T2">BMM_SCHEMA_DESCRIPTOR.</text:span></text:span><text:span text:style-name="Source_20_Text"><text:span text:style-name="Emphasis"><text:span text:style-name="T2">bmm_schema</text:span></text:span></text:span><text:span text:style-name="T2"> will be set to this instance, of type </text:span><text:span text:style-name="Source_20_Text"><text:span text:style-name="T2">BMM_SCHEMA</text:span></text:span><text:span text:style-name="T2">. Subsequently, </text:span><text:span text:style-name="Source_20_Text"><text:span text:style-name="T2">BMM_SCHEMA.</text:span></text:span><text:span text:style-name="Source_20_Text"><text:span text:style-name="Emphasis"><text:span text:style-name="T2">merge()</text:span></text:span></text:span><text:span text:style-name="T2"> will be called repeatedly, which results in each </text:span><text:span text:style-name="Source_20_Text"><text:span text:style-name="Emphasis"><text:span text:style-name="T2">bmm_schema</text:span></text:span></text:span><text:span text:style-name="T2"> instance being the merged result of its include children and itself. After merging, </text:span><text:span text:style-name="Source_20_Text"><text:span text:style-name="T2">BMM_SCHEMA_DESCRIPTOR.</text:span></text:span><text:span text:style-name="Source_20_Text"><text:span text:style-name="Emphasis"><text:span text:style-name="T2">validate_merged()</text:span></text:span></text:span><text:span text:style-name="T2"> will be called, and if successful, a call to </text:span><text:span text:style-name="Source_20_Text"><text:span text:style-name="Emphasis"><text:span text:style-name="T2">create_model()</text:span></text:span></text:span><text:span text:style-name="T2"> will result in </text:span><text:span text:style-name="Source_20_Text"><text:span text:style-name="T2">BMM_SCHEMA_DESCRIPTOR.</text:span></text:span><text:span text:style-name="Source_20_Text"><text:span text:style-name="Emphasis"><text:span text:style-name="T2">model</text:span></text:span></text:span><text:span text:style-name="T2"> being populated.</text:span></text:p>
        <text:p text:style-name="P6"><text:span text:style-name="T2">Each successfully loaded model is thus instantiated as a </text:span><text:span text:style-name="Source_20_Text"><text:span text:style-name="T2">BMM_MODEL</text:span></text:span><text:span text:style-name="T2">, and retrievable by calling </text:span><text:span text:style-name="Source_20_Text"><text:span text:style-name="T2">BMM_MODEL_ACCESS.</text:span></text:span><text:span text:style-name="Source_20_Text"><text:span text:style-name="Emphasis"><text:span text:style-name="T2">bmm_model()</text:span></text:span></text:span><text:span text:style-name="T2"> with a </text:span><text:span text:style-name="Emphasis"><text:span text:style-name="T2">model key</text:span></text:span><text:span text:style-name="T2">, which is a model identifier with full, partial or no version part. In the latter cases, the most recent version model is retrieved for the key. For example, the keys </text:span><text:span text:style-name="Source_20_Text"><text:span text:style-name="T2">"openEHR_EHR_1.0.4"</text:span></text:span><text:span text:style-name="T2">, </text:span><text:span text:style-name="Source_20_Text"><text:span text:style-name="T2">"openEHR_EHR_1.0"</text:span></text:span><text:span text:style-name="T2">, </text:span><text:span text:style-name="Source_20_Text"><text:span text:style-name="T2">"openEHR_EHR_1"</text:span></text:span><text:span text:style-name="T2">, and </text:span><text:span text:style-name="Source_20_Text"><text:span text:style-name="T2">"openEHR_EHR"</text:span></text:span><text:span text:style-name="T2"> will all match the </text:span><text:span text:style-name="Source_20_Text"><text:span text:style-name="T2">"openEHR_EHR_1.0.4"</text:span></text:span><text:span text:style-name="T2"> model, assuming it is the most recent version available. This is convenient for matching models to artefacts (e.g. archetypes) that only mention the model publisher and name, but no version.</text:span></text:p>
        <text:p text:style-name="P15">The following screenshot shows the BMM schema configuration dialog in the openEHR ADL Workbench, including some meta-data, validation status etc, and also the schema nesting structure. A single hierarchy of schemas corresponds to a single instantiated BMM model.</text:p>
        <text:section text:style-name="Sect1" text:name="awb_schemas_config">
          <text:p text:style-name="P7"><draw:frame draw:style-name="fr5" draw:name="Image7" text:anchor-type="paragraph" svg:width="3.4543in" style:rel-width="60%" svg:height="13.6563in" draw:z-index="6"><draw:image xlink:href="../Basic%20Meta-Model%20(BMM)_files/awb_schemas_config.png" xlink:type="simple" xlink:show="embed" xlink:actuate="onLoad"/><svg:title>awb schemas config</svg:title></draw:frame><text:s/></text:p>
          <text:p text:style-name="P21">Figure 5. BMM schema configuration</text:p>
        </text:section>
        <text:p text:style-name="P6"><text:soft-page-break/><text:span text:style-name="T2">The screenshot below shows a number of merged BMM models loaded into the AWB, including some of the packages and classes for the </text:span><text:span text:style-name="Source_20_Text"><text:span text:style-name="T2">openehr_ehr_extract_1.0.4</text:span></text:span><text:span text:style-name="T2"> model.</text:span></text:p>
        <text:section text:style-name="Sect1" text:name="awb_loaded_bmm_schemas">
          <text:p text:style-name="P7"><text:soft-page-break/><draw:frame draw:style-name="fr4" draw:name="Image8" text:anchor-type="as-char" svg:width="2.102in" style:rel-width="20%" svg:height="6.7319in" draw:z-index="7"><draw:image xlink:href="../Basic%20Meta-Model%20(BMM)_files/awb_loaded_bmm_schemas.png" xlink:type="simple" xlink:show="embed" xlink:actuate="onLoad"/><svg:title>awb loaded bmm schemas</svg:title></draw:frame><text:s/></text:p>
          <text:p text:style-name="P21">Figure 6. BMM schemas loaded</text:p>
        </text:section>
        <text:h text:style-name="P9" text:outline-level="3"><text:bookmark-start text:name="__RefHeading___Toc40028_1418072056"/><text:bookmark text:name="_class_definitions_2"/><text:soft-page-break/>4.2. Class Definitions<text:bookmark-end text:name="__RefHeading___Toc40028_1418072056"/></text:h>
        <text:h text:style-name="P31" text:outline-level="4"><text:bookmark-start text:name="__RefHeading___Toc40030_1418072056"/><text:bookmark text:name="_bmm_model_access_class"/>4.2.1. BMM_MODEL_ACCESS Class<text:bookmark-end text:name="__RefHeading___Toc40030_1418072056"/></text:h>
        <table:table table:name="Table9" table:style-name="Table9">
          <table:table-column table:style-name="Table9.A"/>
          <table:table-column table:style-name="Table9.B"/>
          <table:table-column table:style-name="Table9.C"/>
          <table:table-row>
            <table:table-cell table:style-name="Table9.A1" office:value-type="string">
              <text:p text:style-name="Body_20_Text.tableblock"><text:span text:style-name="Strong_20_Emphasis">Class</text:span></text:p>
            </table:table-cell>
            <table:table-cell table:style-name="Table9.A1" table:number-columns-spanned="2" office:value-type="string">
              <text:p text:style-name="Body_20_Text.tableblock"><text:span text:style-name="Strong_20_Emphasis">BMM_MODEL_ACCESS</text:span></text:p>
            </table:table-cell>
            <table:covered-table-cell/>
          </table:table-row>
          <table:table-row>
            <table:table-cell table:style-name="Table9.A1" office:value-type="string">
              <text:p text:style-name="Body_20_Text.tableblock"><text:span text:style-name="Strong_20_Emphasis">Description</text:span></text:p>
            </table:table-cell>
            <table:table-cell table:style-name="Table9.A1" table:number-columns-spanned="2" office:value-type="string">
              <text:p text:style-name="P4">Access to BMM models that have been loaded and validated from one or more schema sets.</text:p>
            </table:table-cell>
            <table:covered-table-cell/>
          </table:table-row>
          <table:table-row>
            <table:table-cell table:style-name="Table9.A1" office:value-type="string">
              <text:p text:style-name="Body_20_Text.tableblock"><text:span text:style-name="Strong_20_Emphasis">Attribute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schema_directori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A1" office:value-type="string">
              <text:p text:style-name="P4">List of directories where all the schemas loaded here are found.</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all_schema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chema_descriptor_class" text:style-name="Internet_20_link" text:visited-style-name="Visited_20_Internet_20_Link"><text:span text:style-name="Source_20_Text">BMM_SCHEMA_DESCRIPTOR</text:span></text:a><text:span text:style-name="Source_20_Text">&gt;</text:span></text:p>
            </table:table-cell>
            <table:table-cell table:style-name="Table9.A1" office:value-type="string">
              <text:p text:style-name="P4">All schemas found and loaded from <text:span text:style-name="Source_20_Text"><text:span text:style-name="Emphasis">schema_directory</text:span></text:span>. Keyed by <text:span text:style-name="Source_20_Text"><text:span text:style-name="Emphasis">schema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Top-level (root) models in use, keyed by <text:span text:style-name="Source_20_Text"><text:span text:style-name="Emphasis">model_id</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matching_bmm_model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9.A1" office:value-type="string">
              <text:p text:style-name="P4">Validated models, keyed by <text:span text:style-name="Source_20_Text"><text:span text:style-name="Emphasis">model_id()</text:span></text:span> and any shorter forms of id, with some or no versioning information. For example, the keys <text:span text:style-name="Source_20_Text">"openEHR_EHR_1.0.4"</text:span>, <text:span text:style-name="Source_20_Text">"openEHR_EHR_1.0"</text:span>, <text:span text:style-name="Source_20_Text">"openEHR_EHR_1"</text:span>, and <text:span text:style-name="Source_20_Text">"openEHR_EHR"</text:span> will all match the <text:span text:style-name="Source_20_Text">"openEHR_EHR_1.0.4"</text:span> model, assuming it is the most recent version available.</text:p>
            </table:table-cell>
          </table:table-row>
          <text:soft-page-break/>
          <table:table-row>
            <table:table-cell table:style-name="Table9.A1" office:value-type="string">
              <text:p text:style-name="Body_20_Text.tableblock"><text:span text:style-name="Strong_20_Emphasis">Functions</text:span></text:p>
            </table:table-cell>
            <table:table-cell table:style-name="Table9.A1" office:value-type="string">
              <text:p text:style-name="Body_20_Text.tableblock"><text:span text:style-name="Strong_20_Emphasis">Signature</text:span></text:p>
            </table:table-cell>
            <table:table-cell table:style-name="Table9.A1" office:value-type="string">
              <text:p text:style-name="Body_20_Text.tableblock"><text:span text:style-name="Strong_20_Emphasis">Meaning</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with_load_list</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a_schema_load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9.A1" office:value-type="string">
              <text:p text:style-name="P4">Initialise with a specific schema load list, usually a sub-set of schemas that will be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initialise_all</text:span> (<text:line-break/>a_schema_dirs: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1]</text:span><text:line-break/>)</text:p>
            </table:table-cell>
            <table:table-cell table:style-name="Table9.A1" office:value-type="string">
              <text:p text:style-name="P4">Load all schemas found in a specified directories <text:span text:style-name="Source_20_Text"><text:span text:style-name="Emphasis">a_schema_dirs</text:span></text:span>.</text:p>
            </table:table-cell>
          </table:table-row>
          <table:table-row>
            <table:table-cell table:style-name="Table9.A1" office:value-type="string">
              <text:p text:style-name="Body_20_Text.tableblock"><text:span text:style-name="Strong_20_Emphasis">0..1</text:span></text:p>
            </table:table-cell>
            <table:table-cell table:style-name="Table9.A1" office:value-type="string">
              <text:p text:style-name="Body_20_Text.tableblock"><text:span text:style-name="Strong_20_Emphasis">reload_schemas</text:span></text:p>
            </table:table-cell>
            <table:table-cell table:style-name="Table9.A1" office:value-type="string">
              <text:p text:style-name="P4">Reload BMM schemas.</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bmm_model</text:span> (<text:line-break/>a_model_key: <text:span text:style-name="Source_20_Text">String[1]</text:span><text:line-break/>):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9.A1" office:value-type="string">
              <text:p text:style-name="P4">Return model containing the model key which is a <text:span text:style-name="Source_20_Text"><text:span text:style-name="Emphasis">model_id</text:span></text:span> or any shorter form e.g. model id minus the version. If a shorter key is used, the <text:span text:style-name="Source_20_Text">BMM_MODEL</text:span> with the most recent version will be selected. Uses <text:span text:style-name="Source_20_Text"><text:span text:style-name="Emphasis">matching_bmm_models</text:span></text:span> table to find matches if partial version information is supplied in key.</text:p>
            </table:table-cell>
          </table:table-row>
          <table:table-row>
            <table:table-cell table:style-name="Table9.A1" office:value-type="string">
              <text:p text:style-name="Body_20_Text.tableblock"><text:span text:style-name="Strong_20_Emphasis">1..1</text:span></text:p>
            </table:table-cell>
            <table:table-cell table:style-name="Table9.A1" office:value-type="string">
              <text:p text:style-name="Body_20_Text.tableblock"><text:span text:style-name="Strong_20_Emphasis">has_bmm_model</text:span> (<text:line-break/>a_model_key: <text:span text:style-name="Source_20_Text">String[1]</text:span><text:line-break/><text:soft-page-break/>): <text:span text:style-name="Source_20_Text">Boolean</text:span></text:p>
            </table:table-cell>
            <table:table-cell table:style-name="Table9.A1" office:value-type="string">
              <text:p text:style-name="P4">True if a model for a <text:span text:style-name="Source_20_Text"><text:span text:style-name="Emphasis">model_key</text:span></text:span> is available. A model key is a <text:span text:style-name="Source_20_Text"><text:span text:style-name="Emphasis">model_id</text:span></text:span> or any shorter form e.g. model id minus the version. If a shorter key is used, the Result s True if a <text:span text:style-name="Source_20_Text">BMM_MODEL</text:span> with any version exists.</text:p>
            </table:table-cell>
          </table:table-row>
        </table:table>
        <text:h text:style-name="P31" text:outline-level="4"><text:bookmark-start text:name="__RefHeading___Toc40032_1418072056"/><text:bookmark text:name="_bmm_schema_descriptor_class"/>4.2.2. BMM_SCHEMA_DESCRIPTOR Class<text:bookmark-end text:name="__RefHeading___Toc40032_1418072056"/></text:h>
        <table:table table:name="Table10" table:style-name="Table10">
          <table:table-column table:style-name="Table10.A"/>
          <table:table-column table:style-name="Table10.B"/>
          <table:table-column table:style-name="Table10.C"/>
          <table:table-row>
            <table:table-cell table:style-name="Table10.A1" office:value-type="string">
              <text:p text:style-name="Body_20_Text.tableblock"><text:span text:style-name="Strong_20_Emphasis">Class</text:span></text:p>
            </table:table-cell>
            <table:table-cell table:style-name="Table10.A1" table:number-columns-spanned="2" office:value-type="string">
              <text:p text:style-name="Body_20_Text.tableblock"><text:span text:style-name="Emphasis">BMM_SCHEMA_DESCRIPTOR (abstract)</text:span></text:p>
            </table:table-cell>
            <table:covered-table-cell/>
          </table:table-row>
          <table:table-row>
            <table:table-cell table:style-name="Table10.A1" office:value-type="string">
              <text:p text:style-name="Body_20_Text.tableblock"><text:span text:style-name="Strong_20_Emphasis">Description</text:span></text:p>
            </table:table-cell>
            <table:table-cell table:style-name="Table10.A1" table:number-columns-spanned="2" office:value-type="string">
              <text:p text:style-name="P4">Descriptor for a BMM schema. Contains a meta-data table of attributes obtained from a mini-ODIN parse of the schema file.</text:p>
            </table:table-cell>
            <table:covered-table-cell/>
          </table:table-row>
          <table:table-row>
            <table:table-cell table:style-name="Table10.A1" office:value-type="string">
              <text:p text:style-name="Body_20_Text.tableblock"><text:span text:style-name="Strong_20_Emphasis">Attribute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schema</text:span>: <text:a xlink:type="simple" xlink:href="https://specifications.openehr.org/releases/LANG/latest/bmm.html#_bmm_schema_class" text:style-name="Internet_20_link" text:visited-style-name="Visited_20_Internet_20_Link"><text:span text:style-name="Source_20_Text">BMM_SCHEMA</text:span></text:a></text:p>
            </table:table-cell>
            <table:table-cell table:style-name="Table10.A1" office:value-type="string">
              <text:p text:style-name="P4">Persistent form of model.</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0.A1" office:value-type="string">
              <text:p text:style-name="P4">Computable form of model.</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schema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10.A1" office:value-type="string">
              <text:p text:style-name="P4">Schema id, formed by</text:p>
              <text:p text:style-name="P4"><text:span text:style-name="Source_20_Text">{BMM_DEFINITIONS}.create_schema_id( meta_data.item({BMM_DEFINITIONS}.Metadata_model_publisher), meta_data.item({BMM_DEFINITIONS}.Metadata_schema_name), meta_data.item({BMM_DEFINITIONS}.Metadata_model_release)</text:span></text:p>
              <text:p text:style-name="P4">e.g. <text:span text:style-name="Source_20_Text">openehr_rm_1.0.3</text:span>, <text:span text:style-name="Source_20_Text">openehr_test_1.0.1</text:span>, <text:span text:style-name="Source_20_Text">iso_13606_1_2008_2.1.2</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Table of <text:span text:style-name="Source_20_Text">{key, value}</text:span> of schema meta-data, keys are string values defined by <text:span text:style-name="Source_20_Text">{BMM_DEFINITIONS}.Metadata_*</text:span> constants.</text:p>
            </table:table-cell>
          </table:table-row>
          <text:soft-page-break/>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includes</text:span>: <text:a xlink:type="simple" xlink:href="https://specifications.openehr.org/releases/BASE/latest/foundation_types.html#_list_class" text:style-name="Internet_20_link" text:visited-style-name="Visited_20_Internet_20_Link"><text:span text:style-name="Source_20_Text">List</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gt;</text:span></text:p>
            </table:table-cell>
            <table:table-cell table:style-name="Table10.A1" office:value-type="string">
              <text:p text:style-name="P4">Identifiers of schemas included by this schema.</text:p>
            </table:table-cell>
          </table:table-row>
          <table:table-row>
            <table:table-cell table:style-name="Table10.A1" office:value-type="string">
              <text:p text:style-name="Body_20_Text.tableblock"><text:span text:style-name="Strong_20_Emphasis">Functions</text:span></text:p>
            </table:table-cell>
            <table:table-cell table:style-name="Table10.A1" office:value-type="string">
              <text:p text:style-name="Body_20_Text.tableblock"><text:span text:style-name="Strong_20_Emphasis">Signature</text:span></text:p>
            </table:table-cell>
            <table:table-cell table:style-name="Table10.A1" office:value-type="string">
              <text:p text:style-name="Body_20_Text.tableblock"><text:span text:style-name="Strong_20_Emphasis">Meaning</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top_level</text:span> (): <text:span text:style-name="Source_20_Text">Boolean</text:span></text:p>
            </table:table-cell>
            <table:table-cell table:style-name="Table10.A1" office:value-type="string">
              <text:p text:style-name="P4">True if this is a top-level schema, i.e. is the root schema of a 'model'. True if <text:span text:style-name="Source_20_Text"><text:span text:style-name="Emphasis">bmm_schema</text:span></text:span><text:span text:style-name="Source_20_Text"> /= Void and then </text:span><text:span text:style-name="Source_20_Text"><text:span text:style-name="Emphasis">bmm_schema.model_name</text:span></text:span><text:span text:style-name="Source_20_Text"> /= Void</text:span>.</text:p>
            </table:table-cell>
          </table:table-row>
          <table:table-row>
            <table:table-cell table:style-name="Table10.A1" office:value-type="string">
              <text:p text:style-name="Body_20_Text.tableblock"><text:span text:style-name="Strong_20_Emphasis">1..1</text:span></text:p>
            </table:table-cell>
            <table:table-cell table:style-name="Table10.A1" office:value-type="string">
              <text:p text:style-name="Body_20_Text.tableblock"><text:span text:style-name="Strong_20_Emphasis">is_bmm_compatible</text:span> (): <text:span text:style-name="Source_20_Text">Boolean</text:span></text:p>
            </table:table-cell>
            <table:table-cell table:style-name="Table10.A1" office:value-type="string">
              <text:p text:style-name="P4">True if the BMM version found in the schema (or assumed, if none) is compatible with that in this software.</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load</text:span></text:p>
            </table:table-cell>
            <table:table-cell table:style-name="Table10.A1" office:value-type="string">
              <text:p text:style-name="P4">Load schema into in-memory form, i.e. a <text:span text:style-name="Source_20_Text">P_BMM_SCHEMA</text:span> instance, if structurally valid. If successful, <text:span text:style-name="Source_20_Text"><text:span text:style-name="Emphasis">p_schema</text:span></text:span> will be se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merged</text:span></text:p>
            </table:table-cell>
            <table:table-cell table:style-name="Table10.A1" office:value-type="string">
              <text:p text:style-name="P4">Validate loaded schema and report errors.</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validate_includes</text:span> (<text:line-break/>all_schemas_list: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0..1]</text:span><text:line-break/>)</text:p>
            </table:table-cell>
            <table:table-cell table:style-name="Table10.A1" office:value-type="string">
              <text:p text:style-name="P4">Validate includes list for this schema, to see if each mentioned schema exists in <text:span text:style-name="Source_20_Text"><text:span text:style-name="Emphasis">all_schemas</text:span></text:span> list.</text:p>
            </table:table-cell>
          </table:table-row>
          <table:table-row>
            <table:table-cell table:style-name="Table10.A1" office:value-type="string">
              <text:p text:style-name="Body_20_Text.tableblock"><text:span text:style-name="Strong_20_Emphasis">0..1</text:span></text:p>
            </table:table-cell>
            <table:table-cell table:style-name="Table10.A1" office:value-type="string">
              <text:p text:style-name="Body_20_Text.tableblock"><text:span text:style-name="Strong_20_Emphasis">create_model</text:span></text:p>
            </table:table-cell>
            <table:table-cell table:style-name="Table10.A1" office:value-type="string">
              <text:p text:style-name="P4">Create <text:span text:style-name="Source_20_Text">schema</text:span>, i.e. the <text:span text:style-name="Source_20_Text">BMM_MODEL</text:span> from one <text:span text:style-name="Source_20_Text">P_BMM_SCHEMA</text:span> schema.</text:p>
            </table:table-cell>
          </table:table-row>
        </table:table>
        <text:h text:style-name="P38" text:outline-level="4"><text:bookmark-start text:name="__RefHeading___Toc40034_1418072056"/><text:bookmark text:name="_bmm_model_metadata_class"/><text:soft-page-break/>4.2.3. BMM_MODEL_METADATA Class<text:bookmark-end text:name="__RefHeading___Toc40034_1418072056"/></text:h>
        <table:table table:name="Table11" table:style-name="Table11">
          <table:table-column table:style-name="Table11.A"/>
          <table:table-column table:style-name="Table11.B"/>
          <table:table-column table:style-name="Table11.C"/>
          <table:table-row>
            <table:table-cell table:style-name="Table11.A1" office:value-type="string">
              <text:p text:style-name="Body_20_Text.tableblock"><text:span text:style-name="Strong_20_Emphasis">Class</text:span></text:p>
            </table:table-cell>
            <table:table-cell table:style-name="Table11.A1" table:number-columns-spanned="2" office:value-type="string">
              <text:p text:style-name="Body_20_Text.tableblock"><text:span text:style-name="Strong_20_Emphasis">BMM_MODEL_METADATA</text:span></text:p>
            </table:table-cell>
            <table:covered-table-cell/>
          </table:table-row>
          <table:table-row>
            <table:table-cell table:style-name="Table11.A1" office:value-type="string">
              <text:p text:style-name="Body_20_Text.tableblock"><text:span text:style-name="Strong_20_Emphasis">Description</text:span></text:p>
            </table:table-cell>
            <table:table-cell table:style-name="Table11.A1" table:number-columns-spanned="2" office:value-type="string">
              <text:p text:style-name="P4">Core properties of <text:span text:style-name="Source_20_Text">BMM_MODEL</text:span>, may be used in a serial representation as well, such as <text:span text:style-name="Source_20_Text">P_BMM_SCHEMA</text:span>.</text:p>
            </table:table-cell>
            <table:covered-table-cell/>
          </table:table-row>
          <table:table-row>
            <table:table-cell table:style-name="Table11.A1" office:value-type="string">
              <text:p text:style-name="Body_20_Text.tableblock"><text:span text:style-name="Strong_20_Emphasis">Attributes</text:span></text:p>
            </table:table-cell>
            <table:table-cell table:style-name="Table11.A1" office:value-type="string">
              <text:p text:style-name="Body_20_Text.tableblock"><text:span text:style-name="Strong_20_Emphasis">Signature</text:span></text:p>
            </table:table-cell>
            <table:table-cell table:style-name="Table11.A1" office:value-type="string">
              <text:p text:style-name="Body_20_Text.tableblock"><text:span text:style-name="Strong_20_Emphasis">Meaning</text:span></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publisher</text:span>: <text:span text:style-name="Source_20_Text">String</text:span></text:p>
            </table:table-cell>
            <table:table-cell table:style-name="Table11.A1" office:value-type="string">
              <text:p text:style-name="P4">Publisher of model expressed in the schema.</text:p>
            </table:table-cell>
          </table:table-row>
          <table:table-row>
            <table:table-cell table:style-name="Table11.A1" office:value-type="string">
              <text:p text:style-name="Body_20_Text.tableblock"><text:span text:style-name="Strong_20_Emphasis">1..1</text:span></text:p>
            </table:table-cell>
            <table:table-cell table:style-name="Table11.A1" office:value-type="string">
              <text:p text:style-name="Body_20_Text.tableblock"><text:span text:style-name="Strong_20_Emphasis">rm_release</text:span>: <text:span text:style-name="Source_20_Text">String</text:span></text:p>
            </table:table-cell>
            <table:table-cell table:style-name="Table11.A1" office:value-type="string">
              <text:p text:style-name="P4">Release of model expressed in the schema as a 3-part numeric, e.g. "3.1.0" .</text:p>
            </table:table-cell>
          </table:table-row>
        </table:table>
        <text:h text:style-name="P38" text:outline-level="4"><text:bookmark-start text:name="__RefHeading___Toc40036_1418072056"/><text:bookmark text:name="_bmm_schema_class"/>4.2.4. BMM_SCHEMA Class<text:bookmark-end text:name="__RefHeading___Toc40036_1418072056"/></text:h>
        <table:table table:name="Table12" table:style-name="Table12">
          <table:table-column table:style-name="Table12.A"/>
          <table:table-column table:style-name="Table12.B"/>
          <table:table-column table:style-name="Table12.C"/>
          <table:table-row>
            <table:table-cell table:style-name="Table12.A1" office:value-type="string">
              <text:p text:style-name="Body_20_Text.tableblock"><text:span text:style-name="Strong_20_Emphasis">Class</text:span></text:p>
            </table:table-cell>
            <table:table-cell table:style-name="Table12.A1" table:number-columns-spanned="2" office:value-type="string">
              <text:p text:style-name="Body_20_Text.tableblock"><text:span text:style-name="Emphasis">BMM_SCHEMA (abstract)</text:span></text:p>
            </table:table-cell>
            <table:covered-table-cell/>
          </table:table-row>
          <table:table-row>
            <table:table-cell table:style-name="Table12.A1" office:value-type="string">
              <text:p text:style-name="Body_20_Text.tableblock"><text:span text:style-name="Strong_20_Emphasis">Description</text:span></text:p>
            </table:table-cell>
            <table:table-cell table:style-name="Table12.A1" table:number-columns-spanned="2" office:value-type="string">
              <text:p text:style-name="P4">Abstract parent of any persistable form of a BMM model, e.g. <text:span text:style-name="Source_20_Text">P_BMM_SCHEMA</text:span>.</text:p>
            </table:table-cell>
            <table:covered-table-cell/>
          </table:table-row>
          <table:table-row>
            <table:table-cell table:style-name="Table12.A1" office:value-type="string">
              <text:p text:style-name="Body_20_Text.tableblock"><text:span text:style-name="Strong_20_Emphasis">Inherit</text:span></text:p>
            </table:table-cell>
            <table:table-cell table:style-name="Table12.A1" table:number-columns-spanned="2" office:value-type="string">
              <text:p text:style-name="Body_20_Text.tableblock"><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2.A1" office:value-type="string">
              <text:p text:style-name="Body_20_Text.tableblock"><text:span text:style-name="Strong_20_Emphasis">Attribute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bmm_version</text:span>: <text:span text:style-name="Source_20_Text">String</text:span></text:p>
            </table:table-cell>
            <table:table-cell table:style-name="Table12.A1" office:value-type="string">
              <text:p text:style-name="P4">Version of BMM model, enabling schema evolution reasoning. Persisted attribu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includ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include_spec_class" text:style-name="Internet_20_link" text:visited-style-name="Visited_20_Internet_20_Link"><text:span text:style-name="Source_20_Text">BMM_INCLUDE_SPEC</text:span></text:a><text:span text:style-name="Source_20_Text">&gt;</text:span></text:p>
            </table:table-cell>
            <table:table-cell table:style-name="Table12.A1" office:value-type="string">
              <text:p text:style-name="P4">Inclusion list of any form of BMM model, in the form of a hash of individual include specifications, each of which at least specifies the id of another schema, and may specify a namespace via which types from the included schemas are known in this schema. Persisted attribute.</text:p>
            </table:table-cell>
          </table:table-row>
          <text:soft-page-break/>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bmm_model</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12.A1" office:value-type="string">
              <text:p text:style-name="P4">Generated by <text:span text:style-name="Source_20_Text"><text:span text:style-name="Emphasis">create_bmm_model</text:span></text:span> from persisted element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tate</text:span>: <text:a xlink:type="simple" xlink:href="https://specifications.openehr.org/releases/LANG/latest/bmm.html#_bmm_schema_state_enumeration" text:style-name="Internet_20_link" text:visited-style-name="Visited_20_Internet_20_Link"><text:span text:style-name="Source_20_Text">BMM_SCHEMA_STATE</text:span></text:a></text:p>
            </table:table-cell>
            <table:table-cell table:style-name="Table12.A1" office:value-type="string">
              <text:p text:style-name="P4">Current processing state.</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model_name</text:span>: <text:span text:style-name="Source_20_Text">String</text:span></text:p>
            </table:table-cell>
            <table:table-cell table:style-name="Table12.A1" office:value-type="string">
              <text:p text:style-name="P4">Name of this model, if this schema is a model root point. Not set for sub-schemas that are not considered models on their own.</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name</text:span>: <text:span text:style-name="Source_20_Text">String</text:span></text:p>
            </table:table-cell>
            <table:table-cell table:style-name="Table12.A1" office:value-type="string">
              <text:p text:style-name="P4">Name of model expressed in schema; a 'schema' usually contains all of the packages of one 'model' of a publisher. A publisher with more than one model can have multiple schemas.</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revision</text:span>: <text:span text:style-name="Source_20_Text">String</text:span></text:p>
            </table:table-cell>
            <table:table-cell table:style-name="Table12.A1" office:value-type="string">
              <text:p text:style-name="P4">Revision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lifecycle_state</text:span>: <text:span text:style-name="Source_20_Text">String</text:span></text:p>
            </table:table-cell>
            <table:table-cell table:style-name="Table12.A1" office:value-type="string">
              <text:p text:style-name="P4">Schema development lifecycle state.</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author</text:span>: <text:span text:style-name="Source_20_Text">String</text:span></text:p>
            </table:table-cell>
            <table:table-cell table:style-name="Table12.A1" office:value-type="string">
              <text:p text:style-name="P4">Primary author of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description</text:span>: <text:span text:style-name="Source_20_Text">String</text:span></text:p>
            </table:table-cell>
            <table:table-cell table:style-name="Table12.A1" office:value-type="string">
              <text:p text:style-name="P4">Description of schema.</text:p>
            </table:table-cell>
          </table:table-row>
          <table:table-row>
            <table:table-cell table:style-name="Table12.A1" office:value-type="string">
              <text:p text:style-name="Body_20_Text.tableblock"><text:span text:style-name="Strong_20_Emphasis">0..1</text:span></text:p>
            </table:table-cell>
            <table:table-cell table:style-name="Table12.A1" office:value-type="string">
              <text:p text:style-name="Body_20_Text.tableblock"><text:span text:style-name="Strong_20_Emphasis">schema_contributo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2.A1" office:value-type="string">
              <text:p text:style-name="P4">Contributing authors of schema.</text:p>
            </table:table-cell>
          </table:table-row>
          <table:table-row>
            <table:table-cell table:style-name="Table12.A1" office:value-type="string">
              <text:p text:style-name="Body_20_Text.tableblock"><text:span text:style-name="Strong_20_Emphasis">Functions</text:span></text:p>
            </table:table-cell>
            <table:table-cell table:style-name="Table12.A1" office:value-type="string">
              <text:p text:style-name="Body_20_Text.tableblock"><text:span text:style-name="Strong_20_Emphasis">Signature</text:span></text:p>
            </table:table-cell>
            <table:table-cell table:style-name="Table12.A1" office:value-type="string">
              <text:p text:style-name="Body_20_Text.tableblock"><text:span text:style-name="Strong_20_Emphasis">Meaning</text:span></text:p>
            </table:table-cell>
          </table:table-row>
          <table:table-row>
            <table:table-cell table:style-name="Table12.A1" office:value-type="string">
              <text:p text:style-name="Body_20_Text.tableblock"><text:span text:style-name="Strong_20_Emphasis">0..1<text:line-break/></text:span><text:soft-page-break/><text:span text:style-name="Strong_20_Emphasis">(abstract)</text:span></text:p>
            </table:table-cell>
            <table:table-cell table:style-name="Table12.A1" office:value-type="string">
              <text:p text:style-name="Body_20_Text.tableblock"><text:span text:style-name="Strong_20_Emphasis">validate_created</text:span><text:line-break/><text:line-break/><text:soft-page-break/><text:span text:style-name="Emphasis">Pre_state</text:span>: <text:span text:style-name="Source_20_Text">state = State_created</text:span><text:line-break/><text:span text:style-name="Emphasis">Post_state</text:span>: <text:span text:style-name="Source_20_Text">passed implies state = State_validated_created</text:span></text:p>
            </table:table-cell>
            <table:table-cell table:style-name="Table12.A1" office:value-type="string">
              <text:p text:style-name="P4">Do some basic validation post initial creation</text:p>
              <text:list text:style-name="L2">
                <text:list-item>
                  <text:p text:style-name="P44"><text:soft-page-break/>check that package structure is regular:</text:p>
                  <text:list>
                    <text:list-item>
                      <text:p text:style-name="P44">only top-level packages can have qualified names</text:p>
                    </text:list-item>
                    <text:list-item>
                      <text:p text:style-name="P44">no top-level package name can be a direct parent or child of another (child package must be declared under the parent)</text:p>
                    </text:list-item>
                  </text:list>
                </text:list-item>
                <text:list-item>
                  <text:p text:style-name="P44">check that all classes are mentioned in the package structure</text:p>
                </text:list-item>
                <text:list-item>
                  <text:p text:style-name="P44">check that all models refer to valid packages</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load_finalise</text:span><text:line-break/><text:line-break/><text:span text:style-name="Emphasis">Pre_state</text:span>: <text:span text:style-name="Source_20_Text">state = State_validated_created</text:span><text:line-break/><text:span text:style-name="Emphasis">Post_state</text:span>: <text:span text:style-name="Source_20_Text">state = State_includes_processed or state = State_includes_pending</text:span></text:p>
            </table:table-cell>
            <table:table-cell table:style-name="Table12.A1" office:value-type="string">
              <text:p text:style-name="P4">Finalisation work:</text:p>
              <text:list text:style-name="L3">
                <text:list-item>
                  <text:p text:style-name="P45">convert packages to canonical form, i.e. full hierarchy with no packages with names like aa.bb.cc</text:p>
                </text:list-item>
                <text:list-item>
                  <text:p text:style-name="P45">set up include processing list</text:p>
                </text:list-item>
              </text:list>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merge</text:span> (<text:line-break/>other: <text:a xlink:type="simple" xlink:href="https://specifications.openehr.org/releases/LANG/latest/bmm.html#_bmm_schema_class" text:style-name="Internet_20_link" text:visited-style-name="Visited_20_Internet_20_Link"><text:span text:style-name="Source_20_Text">BMM_SCHEMA</text:span></text:a><text:span text:style-name="Source_20_Text">[1]</text:span><text:line-break/>)<text:line-break/><text:line-break/><text:span text:style-name="Emphasis">Pre_state</text:span>: <text:span text:style-name="Source_20_Text">state = State_includes_pending</text:span><text:line-break/><text:soft-page-break/><text:span text:style-name="Emphasis">Pre_other_valid</text:span>: <text:span text:style-name="Source_20_Text">includes_to_process.has (included_schema.schema_id)</text:span></text:p>
            </table:table-cell>
            <table:table-cell table:style-name="Table12.A1" office:value-type="string">
              <text:p text:style-name="P4">Merge in class and package definitions from <text:span text:style-name="Source_20_Text"><text:span text:style-name="Emphasis">other</text:span></text:span>, except where the current schema already has a definition for the given type or package.</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validate</text:span></text:p>
            </table:table-cell>
            <table:table-cell table:style-name="Table12.A1" office:value-type="string">
              <text:p text:style-name="P4">Main validation prior to generation of <text:span text:style-name="Source_20_Text"><text:span text:style-name="Emphasis">bmm_model</text:span></text:span>.</text:p>
            </table:table-cell>
          </table:table-row>
          <table:table-row>
            <table:table-cell table:style-name="Table12.A1" office:value-type="string">
              <text:p text:style-name="Body_20_Text.tableblock"><text:span text:style-name="Strong_20_Emphasis">0..1<text:line-break/>(abstract)</text:span></text:p>
            </table:table-cell>
            <table:table-cell table:style-name="Table12.A1" office:value-type="string">
              <text:p text:style-name="Body_20_Text.tableblock"><text:span text:style-name="Strong_20_Emphasis">create_bmm_model</text:span><text:line-break/><text:line-break/><text:span text:style-name="Emphasis">Pre_state</text:span>: <text:span text:style-name="Source_20_Text">state = P_BMM_PACKAGE_STATE.State_includes_processed</text:span></text:p>
            </table:table-cell>
            <table:table-cell table:style-name="Table12.A1" office:value-type="string">
              <text:p text:style-name="P4">Populate <text:span text:style-name="Source_20_Text"><text:span text:style-name="Emphasis">bmm_model</text:span></text:span> from schema.</text:p>
            </table:table-cell>
          </table:table-row>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read_to_validate</text:span> (): <text:span text:style-name="Source_20_Text">Boolean</text:span><text:line-break/><text:line-break/><text:span text:style-name="Emphasis">Post_state</text:span>: <text:span text:style-name="Source_20_Text">state = State_includes_processed</text:span></text:p>
            </table:table-cell>
            <table:table-cell table:style-name="Table12.A1" office:value-type="string">
              <text:p text:style-name="P4">True when validation may be commenced.</text:p>
            </table:table-cell>
          </table:table-row>
          <text:soft-page-break/>
          <table:table-row>
            <table:table-cell table:style-name="Table12.A1" office:value-type="string">
              <text:p text:style-name="Body_20_Text.tableblock"><text:span text:style-name="Strong_20_Emphasis">1..1</text:span></text:p>
            </table:table-cell>
            <table:table-cell table:style-name="Table12.A1" office:value-type="string">
              <text:p text:style-name="Body_20_Text.tableblock"><text:span text:style-name="Strong_20_Emphasis">schema_id</text:span> (): <text:span text:style-name="Source_20_Text">String</text:span></text:p>
            </table:table-cell>
            <table:table-cell table:style-name="Table12.A1" office:value-type="string">
              <text:p text:style-name="P4">Identifier of this schema, used for stating inclusions and identifying files. Formed as:</text:p>
              <text:p text:style-name="P4"><text:span text:style-name="Source_20_Text">{BMM_DEFINITIONS}.create_schema_id ( </text:span><text:span text:style-name="Source_20_Text"><text:span text:style-name="Emphasis">rm_publisher</text:span></text:span><text:span text:style-name="Source_20_Text">, </text:span><text:span text:style-name="Source_20_Text"><text:span text:style-name="Emphasis">schema_name</text:span></text:span><text:span text:style-name="Source_20_Text">, </text:span><text:span text:style-name="Source_20_Text"><text:span text:style-name="Emphasis">rm_release</text:span></text:span><text:span text:style-name="Source_20_Text">)</text:span></text:p>
              <text:p text:style-name="P4">E.g. <text:span text:style-name="Source_20_Text">"openehr_rm_ehr_1.0.4"</text:span>.</text:p>
            </table:table-cell>
          </table:table-row>
        </table:table>
        <text:h text:style-name="P10" text:outline-level="4"><text:bookmark-start text:name="__RefHeading___Toc40038_1418072056"/><text:bookmark text:name="_bmm_schema_state_enumeration"/>4.2.5. BMM_SCHEMA_STATE Enumeration<text:bookmark-end text:name="__RefHeading___Toc40038_1418072056"/></text:h>
        <table:table table:name="Table13" table:style-name="Table13">
          <table:table-column table:style-name="Table13.A"/>
          <table:table-column table:style-name="Table13.B"/>
          <table:table-column table:style-name="Table13.C"/>
          <table:table-row>
            <table:table-cell table:style-name="Table13.A1" office:value-type="string">
              <text:p text:style-name="Body_20_Text.tableblock"><text:span text:style-name="Strong_20_Emphasis">Enumeration</text:span></text:p>
            </table:table-cell>
            <table:table-cell table:style-name="Table13.A1" table:number-columns-spanned="2" office:value-type="string">
              <text:p text:style-name="Body_20_Text.tableblock"><text:span text:style-name="Strong_20_Emphasis">BMM_SCHEMA_STATE</text:span></text:p>
            </table:table-cell>
            <table:covered-table-cell/>
          </table:table-row>
          <table:table-row>
            <table:table-cell table:style-name="Table13.A1" office:value-type="string">
              <text:p text:style-name="Body_20_Text.tableblock"><text:span text:style-name="Strong_20_Emphasis">Description</text:span></text:p>
            </table:table-cell>
            <table:table-cell table:style-name="Table13.A1" table:number-columns-spanned="2" office:value-type="string">
              <text:p text:style-name="P4">Enumeration of processing states of a <text:span text:style-name="Source_20_Text">BMM_SCHEMA</text:span> used by creation and validation routines in <text:span text:style-name="Source_20_Text">BMM_SCHEMA</text:span>.</text:p>
            </table:table-cell>
            <table:covered-table-cell/>
          </table:table-row>
          <table:table-row>
            <table:table-cell table:style-name="Table13.A1" office:value-type="string">
              <text:p text:style-name="Body_20_Text.tableblock"><text:span text:style-name="Strong_20_Emphasis">Attributes</text:span></text:p>
            </table:table-cell>
            <table:table-cell table:style-name="Table13.A1" office:value-type="string">
              <text:p text:style-name="Body_20_Text.tableblock"><text:span text:style-name="Strong_20_Emphasis">Signature</text:span></text:p>
            </table:table-cell>
            <table:table-cell table:style-name="Table13.A1" office:value-type="string">
              <text:p text:style-name="Body_20_Text.tableblock"><text:span text:style-name="Strong_20_Emphasis">Meaning</text:span></text:p>
            </table:table-cell>
          </table:table-row>
          <table:table-row>
            <table:table-cell table:style-name="Table13.A1" office:value-type="string">
              <text:p text:style-name="P26"/>
            </table:table-cell>
            <table:table-cell table:style-name="Table13.A1" office:value-type="string">
              <text:p text:style-name="Body_20_Text.tableblock">State_created</text:p>
            </table:table-cell>
            <table:table-cell table:style-name="Table13.A1" office:value-type="string">
              <text:p text:style-name="P4">Initial state directly after instantiation of schema.</text:p>
            </table:table-cell>
          </table:table-row>
          <table:table-row>
            <table:table-cell table:style-name="Table13.A1" office:value-type="string">
              <text:p text:style-name="P26"/>
            </table:table-cell>
            <table:table-cell table:style-name="Table13.A1" office:value-type="string">
              <text:p text:style-name="Body_20_Text.tableblock">State_validated_created</text:p>
            </table:table-cell>
            <table:table-cell table:style-name="Table13.A1" office:value-type="string">
              <text:p text:style-name="P4">Initial validation pass after instantiation.</text:p>
            </table:table-cell>
          </table:table-row>
          <table:table-row>
            <table:table-cell table:style-name="Table13.A1" office:value-type="string">
              <text:p text:style-name="P26"/>
            </table:table-cell>
            <table:table-cell table:style-name="Table13.A1" office:value-type="string">
              <text:p text:style-name="Body_20_Text.tableblock">State_includes_pending</text:p>
            </table:table-cell>
            <table:table-cell table:style-name="Table13.A1" office:value-type="string">
              <text:p text:style-name="P4">State of schema processing if there are still included schemas to process.</text:p>
            </table:table-cell>
          </table:table-row>
          <table:table-row>
            <table:table-cell table:style-name="Table13.A1" office:value-type="string">
              <text:p text:style-name="P26"/>
            </table:table-cell>
            <table:table-cell table:style-name="Table13.A1" office:value-type="string">
              <text:p text:style-name="Body_20_Text.tableblock">State_includes_processed</text:p>
            </table:table-cell>
            <table:table-cell table:style-name="Table13.A1" office:value-type="string">
              <text:p text:style-name="P4">State when all included schemas have been processed.</text:p>
            </table:table-cell>
          </table:table-row>
        </table:table>
        <text:h text:style-name="P38" text:outline-level="4"><text:bookmark-start text:name="__RefHeading___Toc40040_1418072056"/><text:bookmark text:name="_bmm_include_spec_class"/>4.2.6. BMM_INCLUDE_SPEC Class<text:bookmark-end text:name="__RefHeading___Toc40040_1418072056"/></text:h>
        <table:table table:name="Table14" table:style-name="Table14">
          <table:table-column table:style-name="Table14.A"/>
          <table:table-column table:style-name="Table14.B"/>
          <table:table-column table:style-name="Table14.C"/>
          <table:table-row>
            <table:table-cell table:style-name="Table14.A1" office:value-type="string">
              <text:p text:style-name="Body_20_Text.tableblock"><text:span text:style-name="Strong_20_Emphasis">Class</text:span></text:p>
            </table:table-cell>
            <table:table-cell table:style-name="Table14.A1" table:number-columns-spanned="2" office:value-type="string">
              <text:p text:style-name="Body_20_Text.tableblock"><text:span text:style-name="Strong_20_Emphasis">BMM_INCLUDE_SPEC</text:span></text:p>
            </table:table-cell>
            <table:covered-table-cell/>
          </table:table-row>
          <table:table-row>
            <table:table-cell table:style-name="Table14.A1" office:value-type="string">
              <text:p text:style-name="Body_20_Text.tableblock"><text:span text:style-name="Strong_20_Emphasis">Description</text:span></text:p>
            </table:table-cell>
            <table:table-cell table:style-name="Table14.A1" table:number-columns-spanned="2" office:value-type="string">
              <text:p text:style-name="P4">Schema inclusion structure.</text:p>
            </table:table-cell>
            <table:covered-table-cell/>
          </table:table-row>
          <table:table-row>
            <table:table-cell table:style-name="Table14.A1" office:value-type="string">
              <text:p text:style-name="Body_20_Text.tableblock"><text:span text:style-name="Strong_20_Emphasis">Attributes</text:span><text:soft-page-break/></text:p>
            </table:table-cell>
            <table:table-cell table:style-name="Table14.A1" office:value-type="string">
              <text:p text:style-name="Body_20_Text.tableblock"><text:span text:style-name="Strong_20_Emphasis">Signature</text:span></text:p>
            </table:table-cell>
            <table:table-cell table:style-name="Table14.A1" office:value-type="string">
              <text:p text:style-name="Body_20_Text.tableblock"><text:span text:style-name="Strong_20_Emphasis">Meaning</text:span></text:p>
            </table:table-cell>
          </table:table-row>
          <table:table-row>
            <table:table-cell table:style-name="Table14.A1" office:value-type="string">
              <text:p text:style-name="Body_20_Text.tableblock"><text:span text:style-name="Strong_20_Emphasis">1..1</text:span></text:p>
            </table:table-cell>
            <table:table-cell table:style-name="Table14.A1" office:value-type="string">
              <text:p text:style-name="Body_20_Text.tableblock"><text:span text:style-name="Strong_20_Emphasis">id</text:span>: <text:span text:style-name="Source_20_Text">String</text:span></text:p>
            </table:table-cell>
            <table:table-cell table:style-name="Table14.A1" office:value-type="string">
              <text:p text:style-name="P4">Full identifier of the included schema, e.g. <text:span text:style-name="Source_20_Text">"openehr_primitive_types_1.0.2"</text:span>.</text:p>
            </table:table-cell>
          </table:table-row>
        </table:table>
        <text:h text:style-name="P8" text:outline-level="2"><text:bookmark-start text:name="__RefHeading___Toc40042_1418072056"/><text:bookmark text:name="_model_structure"/>5. Model Structure<text:bookmark-end text:name="__RefHeading___Toc40042_1418072056"/></text:h>
        <text:h text:style-name="P9" text:outline-level="3"><text:bookmark-start text:name="__RefHeading___Toc40044_1418072056"/><text:bookmark text:name="_overview_4"/>5.1. Overview<text:bookmark-end text:name="__RefHeading___Toc40044_1418072056"/></text:h>
        <text:p text:style-name="P6"><text:span text:style-name="T2">The </text:span><text:span text:style-name="Source_20_Text"><text:span text:style-name="T2">core</text:span></text:span><text:span text:style-name="T2"> package defines the main BMM meta-model, within which the </text:span><text:span text:style-name="Source_20_Text"><text:span text:style-name="T2">model</text:span></text:span><text:span text:style-name="T2"> sub-package defines the top-level structure of a model which is an instance of the BMM. The UML for this package is shown below.</text:span></text:p>
        <text:section text:style-name="Sect1" text:name="core_model">
          <text:p text:style-name="P7"><draw:frame draw:style-name="fr3" draw:name="Image9" text:anchor-type="as-char" svg:width="0.7874in" svg:height="0.3937in" draw:z-index="8"><draw:image xlink:href="../Basic%20Meta-Model%20(BMM)_files/LANG-bmm.core.model.svg" xlink:type="simple" xlink:show="embed" xlink:actuate="onLoad"/><svg:title>LANG bmm.core.model</svg:title></draw:frame><text:s/></text:p>
          <text:p text:style-name="P28"><text:span text:style-name="T2">Figure 7. </text:span><text:span text:style-name="Source_20_Text"><text:span text:style-name="T2">base.bmm.core.model</text:span></text:span><text:span text:style-name="T2"> Package - Model structure</text:span></text:p>
        </text:section>
        <text:h text:style-name="P9" text:outline-level="3"><text:bookmark-start text:name="__RefHeading___Toc40046_1418072056"/><text:bookmark text:name="_naming_convention"/>5.2. Naming Convention<text:bookmark-end text:name="__RefHeading___Toc40046_1418072056"/></text:h>
        <text:p text:style-name="P6"><text:span text:style-name="T2">In a BMM model, names typically appear in the common case-sensitive form used by the model users, and may therefore follow one of a number of common conventions, including 'camel case', 'snake-case' and so on. When used computationally within an instantiated BMM model, it is assumed that case-insensitive matching is used. This means that the class name </text:span><text:span text:style-name="Source_20_Text"><text:span text:style-name="T2">"Hashable"</text:span></text:span><text:span text:style-name="T2"> refers to the same class as </text:span><text:span text:style-name="Source_20_Text"><text:span text:style-name="T2">"HASHABLE"</text:span></text:span><text:span text:style-name="T2">. Note however that underscores are not removed during matching, so that the classes </text:span><text:span text:style-name="Source_20_Text"><text:span text:style-name="T2">"HashMap"</text:span></text:span><text:span text:style-name="T2"> and </text:span><text:span text:style-name="Source_20_Text"><text:span text:style-name="T2">"HASH_MAP"</text:span></text:span><text:span text:style-name="T2"> are understood as different classes.</text:span></text:p>
        <table:table table:name="Table15" table:style-name="Table15">
          <table:table-column table:style-name="Table15.A"/>
          <table:table-column table:style-name="Table15.B"/>
          <table:table-row>
            <table:table-cell table:style-name="Table15.A1" office:value-type="string">
              <text:p text:style-name="Table_20_Contents">Note</text:p>
            </table:table-cell>
            <table:table-cell table:style-name="Table15.A1" office:value-type="string">
              <text:p text:style-name="Table_20_Contents">a future version of BMM may define an option to import schemas using differing naming styles, with transformation into a single style for the target model. </text:p>
            </table:table-cell>
          </table:table-row>
        </table:table>
        <text:h text:style-name="P9" text:outline-level="3"><text:bookmark-start text:name="__RefHeading___Toc40048_1418072056"/><text:bookmark text:name="_model_semantics"/><text:soft-page-break/>5.3. Model Semantics<text:bookmark-end text:name="__RefHeading___Toc40048_1418072056"/></text:h>
        <text:p text:style-name="P6"><text:span text:style-name="T2">In BMM, a </text:span><text:span text:style-name="Emphasis"><text:span text:style-name="T2">model</text:span></text:span><text:span text:style-name="T2"> is understood as a set of </text:span><text:span text:style-name="Emphasis"><text:span text:style-name="T2">package</text:span></text:span><text:span text:style-name="T2"> and </text:span><text:span text:style-name="Emphasis"><text:span text:style-name="T2">module</text:span></text:span><text:span text:style-name="T2"> definitions that are developed and maintained as a unit, by some organisation, and usually having an associated hierarchical namespace. The abstract </text:span><text:span text:style-name="Source_20_Text"><text:span text:style-name="T2">BMM_MODULE</text:span></text:span><text:span text:style-name="T2"> class is the ancestor for any kind of module, which is understood as a container for </text:span><text:span text:style-name="Emphasis"><text:span text:style-name="T2">features</text:span></text:span><text:span text:style-name="T2"> of various kinds, including the usual </text:span><text:span text:style-name="Emphasis"><text:span text:style-name="T2">properties</text:span></text:span><text:span text:style-name="T2">, </text:span><text:span text:style-name="Emphasis"><text:span text:style-name="T2">routines</text:span></text:span><text:span text:style-name="T2">, and so on. A BMM model is structured in the same general way as a UML model, i.e. with a hierarchical package containment structure and a set of module definitions, where a commonly used type of module is the </text:span><text:span text:style-name="Emphasis"><text:span text:style-name="T2">class</text:span></text:span><text:span text:style-name="T2">. The following illustrates the structure of a typical 'class' or 'object' model.</text:span></text:p>
        <text:section text:style-name="Sect1" text:name="bmm_structure">
          <text:p text:style-name="P7"><draw:frame draw:style-name="fr3" draw:name="Image10" text:anchor-type="as-char" svg:width="0.7874in" svg:height="0.3937in" draw:z-index="9"><draw:image xlink:href="../Basic%20Meta-Model%20(BMM)_files/bmm_structure.svg" xlink:type="simple" xlink:show="embed" xlink:actuate="onLoad"/><svg:title>bmm structure</svg:title></draw:frame><text:s/></text:p>
          <text:p text:style-name="P21">Figure 8. BMM model structure</text:p>
        </text:section>
        <text:p text:style-name="P6"><text:span text:style-name="T2">The </text:span><text:span text:style-name="Source_20_Text"><text:span text:style-name="T2">BMM_MODEL</text:span></text:span><text:span text:style-name="T2"> class defines the single instance of each distinct BMM model that may exist within a collection of models, such as shown in the </text:span><text:span text:style-name="Source_20_Text"><text:span text:style-name="T2">model_access</text:span></text:span><text:span text:style-name="T2"> package above. It provides an interface that enables any class definition to be retrieved, as well as various accessor functions to interrogate the model. A BMM Model has a name (the inherited </text:span><text:span text:style-name="Source_20_Text"><text:span text:style-name="Emphasis"><text:span text:style-name="T2">name</text:span></text:span></text:span><text:span text:style-name="T2"> attribute) that is used to identify the model as a whole within a system using multiple models. It contains a number of other meta-data attributes describing authorship etc, and otherwise contains a list of package and class definitions.</text:span></text:p>
        <text:h text:style-name="P10" text:outline-level="4"><text:bookmark-start text:name="__RefHeading___Toc40050_1418072056"/><text:bookmark text:name="_packages"/>5.3.1. Packages<text:bookmark-end text:name="__RefHeading___Toc40050_1418072056"/></text:h>
        <text:p text:style-name="P15">In BMM, packages have the same role as in UML - as non-semantic organisational logical containers of classes, usually corresponding to file system folders in software implementations. They provide an organisational convenience, and in an instantiated BMM model, contain references to class definitions. A model validity checker ensures that every class is contained within exactly one package.</text:p>
        <text:p text:style-name="P6"><text:soft-page-break/><text:span text:style-name="T2">Package paths are only used in BMM to specify package structures in the serialised form in an efficient way, i.e. by using paths to avoid defining a hierarchy in which only lower packages contain classes. They are not used as namespaces as in UML. Consequently, </text:span><text:span text:style-name="Strong_20_Emphasis"><text:span text:style-name="T2">all classes in a BMM model should be uniquely named</text:span></text:span><text:span text:style-name="T2">.</text:span></text:p>
        <text:h text:style-name="P10" text:outline-level="4"><text:bookmark-start text:name="__RefHeading___Toc40052_1418072056"/><text:bookmark text:name="_use_of_other_models"/>5.3.2. Use of other Models<text:bookmark-end text:name="__RefHeading___Toc40052_1418072056"/></text:h>
        <text:p text:style-name="P6"><text:span text:style-name="T2">A model may </text:span><text:span text:style-name="Emphasis"><text:span text:style-name="T2">use</text:span></text:span><text:span text:style-name="T2"> another model. This is the same kind of relationship denoted by the 'import' keyword in many programming languages. In BMM, the use of other models is declared once only, in the using model, rather than on a per-class level as in some languages (e.g. Java). The use of another model makes its contents available for use in declarations (e.g. inheritance) and expressions within the using model. This is achieved by populating the </text:span><text:span text:style-name="Source_20_Text"><text:span text:style-name="T2">BMM_CLASS.</text:span></text:span><text:span text:style-name="Source_20_Text"><text:span text:style-name="Emphasis"><text:span text:style-name="T2">scope</text:span></text:span></text:span><text:span text:style-name="T2"> attribute with a reference to the used model. In a serial form, a typical syntax such as </text:span><text:span text:style-name="Source_20_Text"><text:span text:style-name="T2">other_model_name::Class</text:span></text:span><text:span text:style-name="T2"> would be used.</text:span></text:p>
        <text:h text:style-name="P10" text:outline-level="4"><text:bookmark-start text:name="__RefHeading___Toc40054_1418072056"/><text:bookmark text:name="_documentation"/>5.3.3. Documentation<text:bookmark-end text:name="__RefHeading___Toc40054_1418072056"/></text:h>
        <text:p text:style-name="P6"><text:span text:style-name="T2">A </text:span><text:span text:style-name="Source_20_Text"><text:span text:style-name="Emphasis"><text:span text:style-name="T2">documentation</text:span></text:span></text:span><text:span text:style-name="T2"> attribute is inherited from </text:span><text:span text:style-name="Source_20_Text"><text:span text:style-name="T2">BMM_MODEL_ELEMENT</text:span></text:span><text:span text:style-name="T2"> into </text:span><text:span text:style-name="Source_20_Text"><text:span text:style-name="T2">BMM_MODULE</text:span></text:span><text:span text:style-name="T2">, </text:span><text:span text:style-name="Source_20_Text"><text:span text:style-name="T2">BMM_FEATURE</text:span></text:span><text:span text:style-name="T2"> and `BMM_PACKAGE_CONTAINER, enabling packages, classes, routines and properties to be individually documented using a keyed table (i.e. Hash) of values.</text:span></text:p>
        <text:p text:style-name="P15">It is strongly recommended to use the following key /type combinations for the relevant purposes:</text:p>
        <text:list text:style-name="L17">
          <text:list-item>
            <text:p text:style-name="P75"><text:span text:style-name="Source_20_Text"><text:span text:style-name="T2">"purpose": String</text:span></text:span></text:p>
          </text:list-item>
          <text:list-item>
            <text:p text:style-name="P75"><text:span text:style-name="Source_20_Text"><text:span text:style-name="T2">"keywords": List&lt;String&gt;</text:span></text:span></text:p>
          </text:list-item>
          <text:list-item>
            <text:p text:style-name="P75"><text:span text:style-name="Source_20_Text"><text:span text:style-name="T2">"use": String</text:span></text:span></text:p>
          </text:list-item>
          <text:list-item>
            <text:p text:style-name="P75"><text:soft-page-break/><text:span text:style-name="Source_20_Text"><text:span text:style-name="T2">"misuse": String</text:span></text:span></text:p>
          </text:list-item>
          <text:list-item>
            <text:p text:style-name="P75"><text:span text:style-name="Source_20_Text"><text:span text:style-name="T2">"references": String</text:span></text:span></text:p>
          </text:list-item>
        </text:list>
        <text:p text:style-name="P15">Other keys and value types may be freely added.</text:p>
        <text:h text:style-name="P10" text:outline-level="4"><text:bookmark-start text:name="__RefHeading___Toc40056_1418072056"/><text:bookmark text:name="_other_meta_data"/>5.3.4. Other Meta-data<text:bookmark-end text:name="__RefHeading___Toc40056_1418072056"/></text:h>
        <text:p text:style-name="P6"><text:span text:style-name="T2">The </text:span><text:span text:style-name="Source_20_Text"><text:span text:style-name="T2">BMM_MODEL_ELEMENT</text:span></text:span><text:span text:style-name="T2"> meta-class also defines the attribute </text:span><text:span text:style-name="Source_20_Text"><text:span text:style-name="Emphasis"><text:span text:style-name="T2">extensions</text:span></text:span></text:span><text:span text:style-name="T2"> of type </text:span><text:span text:style-name="Source_20_Text"><text:span text:style-name="T2">Hash&lt;String, Any&gt;</text:span></text:span><text:span text:style-name="T2">, to enable representation of meta-data of any type on any model node. This provides a means of extending BMM.</text:span></text:p>
        <text:h text:style-name="P9" text:outline-level="3"><text:bookmark-start text:name="__RefHeading___Toc40058_1418072056"/><text:bookmark text:name="_the_any_class_and_type"/>5.4. The Any Class and Type<text:bookmark-end text:name="__RefHeading___Toc40058_1418072056"/></text:h>
        <text:p text:style-name="P6"><text:span text:style-name="T2">While a BMM model defines a model in terms of class declarations, it must always have a top class named </text:span><text:span text:style-name="Source_20_Text"><text:span text:style-name="T2">Any</text:span></text:span><text:span text:style-name="T2"> from which all others inherit. Similar to the root class in a typical OOPL type systems (sometimes called 'Object'), the </text:span><text:span text:style-name="Source_20_Text"><text:span text:style-name="T2">Any</text:span></text:span><text:span text:style-name="T2"> class defines semantics true for all objects such as equality (i.e. semantics for an '=' operator) and copying.</text:span></text:p>
        <text:p text:style-name="P6"><text:span text:style-name="T2">A BMM model may define its own </text:span><text:span text:style-name="Source_20_Text"><text:span text:style-name="T2">Any</text:span></text:span><text:span text:style-name="T2"> class, but if it does not, the </text:span><text:span text:style-name="Source_20_Text"><text:span text:style-name="T2">BMM_MODEL</text:span></text:span><text:span text:style-name="T2"> instance representing the model will produce a standard 'Any' class via the </text:span><text:span text:style-name="Source_20_Text"><text:span text:style-name="Emphasis"><text:span text:style-name="T2">any_class_definition()</text:span></text:span></text:span><text:span text:style-name="T2"> method. This will create the following structure, including a default package structure, and an </text:span><text:span text:style-name="Source_20_Text"><text:span text:style-name="T2">Any</text:span></text:span><text:span text:style-name="T2"> type.</text:span></text:p>
        <text:section text:style-name="Sect1" text:name="bmm_any_class">
          <text:p text:style-name="P7"><draw:frame draw:style-name="fr3" draw:name="Image11" text:anchor-type="as-char" svg:width="0.7874in" svg:height="0.3937in" draw:z-index="10"><draw:image xlink:href="../Basic%20Meta-Model%20(BMM)_files/LANG-bmm-any_class.svg" xlink:type="simple" xlink:show="embed" xlink:actuate="onLoad"/><svg:title>LANG bmm any class</svg:title></draw:frame><text:s/></text:p>
          <text:p text:style-name="P28"><text:span text:style-name="T2">Figure 9. Default </text:span><text:span text:style-name="Source_20_Text"><text:span text:style-name="T2">Any</text:span></text:span><text:span text:style-name="T2"> class</text:span></text:p>
        </text:section>
        <text:p text:style-name="P6"><text:span text:style-name="T2">The </text:span><text:span text:style-name="Source_20_Text"><text:span text:style-name="T2">Any</text:span></text:span><text:span text:style-name="T2"> type defined by the model’s </text:span><text:span text:style-name="Source_20_Text"><text:span text:style-name="T2">Any</text:span></text:span><text:span text:style-name="T2"> class, or else the default one above, will be used as the inheritance parent for every class in the model that doesn’t have any other inheritance parent. As a result, the inheritance graph will always have the </text:span><text:span text:style-name="Source_20_Text"><text:span text:style-name="T2">Any</text:span></text:span><text:span text:style-name="T2"> type as its top </text:span><text:soft-page-break/><text:span text:style-name="T2">node.</text:span></text:p>
        <text:h text:style-name="P9" text:outline-level="3"><text:bookmark-start text:name="__RefHeading___Toc40060_1418072056"/><text:bookmark text:name="_class_definitions_3"/>5.5. Class Definitions<text:bookmark-end text:name="__RefHeading___Toc40060_1418072056"/></text:h>
        <text:h text:style-name="P10" text:outline-level="4"><text:bookmark-start text:name="__RefHeading___Toc40062_1418072056"/><text:bookmark text:name="_bmm_model_element_class"/><text:span text:style-name="T4">5.5.1. BMM_MODEL_ELEMENT </text:span>Class<text:bookmark-end text:name="__RefHeading___Toc40062_1418072056"/></text:h>
        <table:table table:name="Table16" table:style-name="Table16">
          <table:table-column table:style-name="Table16.A"/>
          <table:table-column table:style-name="Table16.B"/>
          <table:table-column table:style-name="Table16.C"/>
          <table:table-row>
            <table:table-cell table:style-name="Table16.A1" office:value-type="string">
              <text:p text:style-name="Body_20_Text.tableblock"><text:span text:style-name="Strong_20_Emphasis">Class</text:span></text:p>
            </table:table-cell>
            <table:table-cell table:style-name="Table16.A1" table:number-columns-spanned="2" office:value-type="string">
              <text:p text:style-name="Body_20_Text.tableblock"><text:span text:style-name="Emphasis">BMM_MODEL_ELEMENT (abstract)</text:span></text:p>
            </table:table-cell>
            <table:covered-table-cell/>
          </table:table-row>
          <table:table-row>
            <table:table-cell table:style-name="Table16.A1" office:value-type="string">
              <text:p text:style-name="Body_20_Text.tableblock"><text:span text:style-name="Strong_20_Emphasis">Description</text:span></text:p>
            </table:table-cell>
            <table:table-cell table:style-name="Table16.A1" table:number-columns-spanned="2" office:value-type="string">
              <text:p text:style-name="P4">Abstract meta-type of BMM declared model elements. A <text:span text:style-name="Emphasis">declaration</text:span> is a an element of a model within a context, which defines the <text:span text:style-name="Emphasis">scope</text:span> of the element. Thus, a class definition and its property and routine definitions are model elements, but Types are not, since they are derived from model elements.</text:p>
            </table:table-cell>
            <table:covered-table-cell/>
          </table:table-row>
          <table:table-row>
            <table:table-cell table:style-name="Table16.A1" office:value-type="string">
              <text:p text:style-name="Body_20_Text.tableblock"><text:span text:style-name="Strong_20_Emphasis">Attribute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name</text:span>: <text:span text:style-name="Source_20_Text">String</text:span></text:p>
            </table:table-cell>
            <table:table-cell table:style-name="Table16.A1" office:value-type="string">
              <text:p text:style-name="P4">Name of this model element.</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documentation</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documentation of this element, as a keyed list.</text:p>
              <text:p text:style-name="P4">It is strongly recommended to use the following key /type combinations for the relevant purposes:</text:p>
              <text:list text:style-name="L4">
                <text:list-item>
                  <text:p text:style-name="P46"><text:span text:style-name="Source_20_Text">"purpose": String</text:span></text:p>
                </text:list-item>
                <text:list-item>
                  <text:p text:style-name="P46"><text:span text:style-name="Source_20_Text">"keywords": List&lt;String&gt;</text:span></text:p>
                </text:list-item>
                <text:list-item>
                  <text:p text:style-name="P46"><text:span text:style-name="Source_20_Text">"use": String</text:span></text:p>
                </text:list-item>
                <text:list-item>
                  <text:p text:style-name="P46"><text:span text:style-name="Source_20_Text">"misuse": String</text:span></text:p>
                </text:list-item>
                <text:list-item>
                  <text:p text:style-name="P46"><text:span text:style-name="Source_20_Text">"references": String</text:span></text:p>
                </text:list-item>
              </text:list>
              <text:p text:style-name="P4"><text:soft-page-break/>Other keys and value types may be freely added.</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scope</text:span>: <text:a xlink:type="simple" xlink:href="https://specifications.openehr.org/releases/LANG/latest/bmm.html#_bmm_model_element_class" text:style-name="Internet_20_link" text:visited-style-name="Visited_20_Internet_20_Link"><text:span text:style-name="Source_20_Text">BMM_MODEL_ELEMENT</text:span></text:a></text:p>
            </table:table-cell>
            <table:table-cell table:style-name="Table16.A1" office:value-type="string">
              <text:p text:style-name="P4">Model element within which an element is declared.</text:p>
            </table:table-cell>
          </table:table-row>
          <table:table-row>
            <table:table-cell table:style-name="Table16.A1" office:value-type="string">
              <text:p text:style-name="Body_20_Text.tableblock"><text:span text:style-name="Strong_20_Emphasis">0..1</text:span></text:p>
            </table:table-cell>
            <table:table-cell table:style-name="Table16.A1" office:value-type="string">
              <text:p text:style-name="Body_20_Text.tableblock"><text:span text:style-name="Strong_20_Emphasis">extension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any_class" text:style-name="Internet_20_link" text:visited-style-name="Visited_20_Internet_20_Link"><text:span text:style-name="Source_20_Text">Any</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16.A1" office:value-type="string">
              <text:p text:style-name="P4">Optional meta-data of this element, as a keyed list. May be used to extend the meta-model.</text:p>
            </table:table-cell>
          </table:table-row>
          <table:table-row>
            <table:table-cell table:style-name="Table16.A1" office:value-type="string">
              <text:p text:style-name="Body_20_Text.tableblock"><text:span text:style-name="Strong_20_Emphasis">Functions</text:span></text:p>
            </table:table-cell>
            <table:table-cell table:style-name="Table16.A1" office:value-type="string">
              <text:p text:style-name="Body_20_Text.tableblock"><text:span text:style-name="Strong_20_Emphasis">Signature</text:span></text:p>
            </table:table-cell>
            <table:table-cell table:style-name="Table16.A1" office:value-type="string">
              <text:p text:style-name="Body_20_Text.tableblock"><text:span text:style-name="Strong_20_Emphasis">Meaning</text:span></text:p>
            </table:table-cell>
          </table:table-row>
          <table:table-row>
            <table:table-cell table:style-name="Table16.A1" office:value-type="string">
              <text:p text:style-name="Body_20_Text.tableblock"><text:span text:style-name="Strong_20_Emphasis">1..1</text:span></text:p>
            </table:table-cell>
            <table:table-cell table:style-name="Table16.A1" office:value-type="string">
              <text:p text:style-name="Body_20_Text.tableblock"><text:span text:style-name="Strong_20_Emphasis">is_root_scope</text:span> (): <text:span text:style-name="Source_20_Text">Boolean</text:span><text:line-break/><text:line-break/><text:span text:style-name="Emphasis">Post_result</text:span>: <text:span text:style-name="Source_20_Text">Result = (scope = self)</text:span></text:p>
            </table:table-cell>
            <table:table-cell table:style-name="Table16.A1" office:value-type="string">
              <text:p text:style-name="P4">True if this model element is the root of a model structure hierarchy.</text:p>
            </table:table-cell>
          </table:table-row>
        </table:table>
        <text:h text:style-name="P10" text:outline-level="4"><text:bookmark-start text:name="__RefHeading___Toc40064_1418072056"/><text:bookmark text:name="_bmm_package_container_class"/>5.5.2. <text:span text:style-name="T4">BMM_PACKAGE_CONTAINER</text:span> Class<text:bookmark-end text:name="__RefHeading___Toc40064_1418072056"/></text:h>
        <table:table table:name="Table17" table:style-name="Table17">
          <table:table-column table:style-name="Table17.A"/>
          <table:table-column table:style-name="Table17.B"/>
          <table:table-column table:style-name="Table17.C"/>
          <table:table-row>
            <table:table-cell table:style-name="Table17.A1" office:value-type="string">
              <text:p text:style-name="Body_20_Text.tableblock"><text:span text:style-name="Strong_20_Emphasis">Class</text:span></text:p>
            </table:table-cell>
            <table:table-cell table:style-name="Table17.A1" table:number-columns-spanned="2" office:value-type="string">
              <text:p text:style-name="Body_20_Text.tableblock"><text:span text:style-name="Emphasis">BMM_PACKAGE_CONTAINER (abstract)</text:span></text:p>
            </table:table-cell>
            <table:covered-table-cell/>
          </table:table-row>
          <table:table-row>
            <table:table-cell table:style-name="Table17.A1" office:value-type="string">
              <text:p text:style-name="Body_20_Text.tableblock"><text:span text:style-name="Strong_20_Emphasis">Description</text:span></text:p>
            </table:table-cell>
            <table:table-cell table:style-name="Table17.A1" table:number-columns-spanned="2" office:value-type="string">
              <text:p text:style-name="P4">A BMM model component that contains packages and classes.</text:p>
            </table:table-cell>
            <table:covered-table-cell/>
          </table:table-row>
          <table:table-row>
            <table:table-cell table:style-name="Table17.A1" office:value-type="string">
              <text:p text:style-name="Body_20_Text.tableblock"><text:span text:style-name="Strong_20_Emphasis">Inherit</text:span></text:p>
            </table:table-cell>
            <table:table-cell table:style-name="Table1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17.A1" office:value-type="string">
              <text:p text:style-name="Body_20_Text.tableblock"><text:span text:style-name="Strong_20_Emphasis">Attribute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packag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ckage_class" text:style-name="Internet_20_link" text:visited-style-name="Visited_20_Internet_20_Link"><text:span text:style-name="Source_20_Text">BMM_PACKAGE</text:span></text:a><text:span text:style-name="Source_20_Text">&gt;</text:span></text:p>
            </table:table-cell>
            <table:table-cell table:style-name="Table17.A1" office:value-type="string">
              <text:p text:style-name="P4">Child packages; keys all in upper case for guaranteed matching.</text:p>
            </table:table-cell>
          </table:table-row>
          <text:soft-page-break/>
          <table:table-row>
            <table:table-cell table:style-name="Table17.A1" office:value-type="string">
              <text:p text:style-name="Body_20_Text.tableblock"><text:span text:style-name="Strong_20_Emphasis">1..1<text:line-break/>(redefined)</text:span></text:p>
            </table:table-cell>
            <table:table-cell table:style-name="Table17.A1" office:value-type="string">
              <text:p text:style-name="Body_20_Text.tableblock"><text:span text:style-name="Strong_20_Emphasis">scope</text:span>: <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table-cell table:style-name="Table17.A1" office:value-type="string">
              <text:p text:style-name="P4">Model element within which a referenceable element is known.</text:p>
            </table:table-cell>
          </table:table-row>
          <table:table-row>
            <table:table-cell table:style-name="Table17.A1" office:value-type="string">
              <text:p text:style-name="Body_20_Text.tableblock"><text:span text:style-name="Strong_20_Emphasis">Functions</text:span></text:p>
            </table:table-cell>
            <table:table-cell table:style-name="Table17.A1" office:value-type="string">
              <text:p text:style-name="Body_20_Text.tableblock"><text:span text:style-name="Strong_20_Emphasis">Signature</text:span></text:p>
            </table:table-cell>
            <table:table-cell table:style-name="Table17.A1" office:value-type="string">
              <text:p text:style-name="Body_20_Text.tableblock"><text:span text:style-name="Strong_20_Emphasis">Meaning</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P39"><text:span text:style-name="Strong_20_Emphasis">package_at_path</text:span> (<text:line-break/>a_path: <text:span text:style-name="Source_20_Text">String[1]</text:span><text:line-break/>):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17.A1" office:value-type="string">
              <text:p text:style-name="P4">Package at the path <text:span text:style-name="Source_20_Text"><text:span text:style-name="Emphasis">a_path</text:span></text:span>.</text:p>
            </table:table-cell>
          </table:table-row>
          <table:table-row>
            <table:table-cell table:style-name="Table17.A1" office:value-type="string">
              <text:p text:style-name="Body_20_Text.tableblock"><text:span text:style-name="Strong_20_Emphasis">0..1</text:span></text:p>
            </table:table-cell>
            <table:table-cell table:style-name="Table17.A1" office:value-type="string">
              <text:p text:style-name="Body_20_Text.tableblock"><text:span text:style-name="Strong_20_Emphasis">do_recursive_packages</text:span> (<text:line-break/>action: <text:a xlink:type="simple" xlink:href="https://specifications.openehr.org/releases/LANG/latest/bmm.html#_el_procedure_agent_class" text:style-name="Internet_20_link" text:visited-style-name="Visited_20_Internet_20_Link"><text:span text:style-name="Source_20_Text">EL_PROCEDURE_AGENT</text:span></text:a><text:span text:style-name="Source_20_Text">[1]</text:span><text:line-break/>)</text:p>
            </table:table-cell>
            <table:table-cell table:style-name="Table17.A1" office:value-type="string">
              <text:p text:style-name="P4">Recursively execute <text:span text:style-name="Source_20_Text"><text:span text:style-name="Emphasis">action</text:span></text:span>, which is a procedure taking a <text:span text:style-name="Source_20_Text">BMM_PACKAGE</text:span> argument, on all members of packages.</text:p>
            </table:table-cell>
          </table:table-row>
          <table:table-row>
            <table:table-cell table:style-name="Table17.A1" office:value-type="string">
              <text:p text:style-name="Body_20_Text.tableblock"><text:span text:style-name="Strong_20_Emphasis">1..1</text:span></text:p>
            </table:table-cell>
            <table:table-cell table:style-name="Table17.A1" office:value-type="string">
              <text:p text:style-name="Body_20_Text.tableblock"><text:span text:style-name="Strong_20_Emphasis">has_package_path</text:span> (<text:line-break/>a_path: <text:span text:style-name="Source_20_Text">String[1]</text:span><text:line-break/>): <text:span text:style-name="Source_20_Text">Boolean</text:span></text:p>
            </table:table-cell>
            <table:table-cell table:style-name="Table17.A1" office:value-type="string">
              <text:p text:style-name="P4">True if there is a package at the path <text:span text:style-name="Source_20_Text"><text:span text:style-name="Emphasis">a_path</text:span></text:span>; paths are delimited with delimiter <text:span text:style-name="Source_20_Text">{BMM_DEFINITIONS} </text:span><text:span text:style-name="Source_20_Text"><text:span text:style-name="Emphasis">Package_name_delimiter</text:span></text:span>.</text:p>
            </table:table-cell>
          </table:table-row>
        </table:table>
        <text:h text:style-name="P10" text:outline-level="4"><text:bookmark-start text:name="__RefHeading___Toc40066_1418072056"/><text:bookmark text:name="_bmm_package_class"/><text:span text:style-name="T4">5.5.3. BMM_PACKAGE</text:span> Class<text:bookmark-end text:name="__RefHeading___Toc40066_1418072056"/></text:h>
        <table:table table:name="Table18" table:style-name="Table18">
          <table:table-column table:style-name="Table18.A"/>
          <table:table-column table:style-name="Table18.B"/>
          <table:table-column table:style-name="Table18.C"/>
          <table:table-row>
            <table:table-cell table:style-name="Table18.A1" office:value-type="string">
              <text:p text:style-name="Body_20_Text.tableblock"><text:span text:style-name="Strong_20_Emphasis">Class</text:span></text:p>
            </table:table-cell>
            <table:table-cell table:style-name="Table18.A1" table:number-columns-spanned="2" office:value-type="string">
              <text:p text:style-name="Body_20_Text.tableblock"><text:span text:style-name="Strong_20_Emphasis">BMM_PACKAGE</text:span></text:p>
            </table:table-cell>
            <table:covered-table-cell/>
          </table:table-row>
          <table:table-row>
            <table:table-cell table:style-name="Table18.A1" office:value-type="string">
              <text:p text:style-name="Body_20_Text.tableblock"><text:span text:style-name="Strong_20_Emphasis">Description</text:span></text:p>
            </table:table-cell>
            <table:table-cell table:style-name="Table18.A1" table:number-columns-spanned="2" office:value-type="string">
              <text:p text:style-name="P4">Abstraction of a package as a tree structure whose nodes can contain other packages and classes.</text:p>
              <text:p text:style-name="P4">The <text:span text:style-name="Source_20_Text"><text:span text:style-name="Emphasis">name</text:span></text:span> may be qualified if it is a top-level package.</text:p>
            </table:table-cell>
            <table:covered-table-cell/>
          </table:table-row>
          <table:table-row>
            <table:table-cell table:style-name="Table18.A1" office:value-type="string">
              <text:p text:style-name="Body_20_Text.tableblock"><text:span text:style-name="Strong_20_Emphasis">Inherit</text:span></text:p>
            </table:table-cell>
            <table:table-cell table:style-name="Table18.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text:p>
            </table:table-cell>
            <table:covered-table-cell/>
          </table:table-row>
          <text:soft-page-break/>
          <table:table-row>
            <table:table-cell table:style-name="Table18.A1" office:value-type="string">
              <text:p text:style-name="Body_20_Text.tableblock"><text:span text:style-name="Strong_20_Emphasis">Attribute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memb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8.A1" office:value-type="string">
              <text:p text:style-name="P4">Member modules in this package.</text:p>
            </table:table-cell>
          </table:table-row>
          <table:table-row>
            <table:table-cell table:style-name="Table18.A1" office:value-type="string">
              <text:p text:style-name="Body_20_Text.tableblock"><text:span text:style-name="Strong_20_Emphasis">Functions</text:span></text:p>
            </table:table-cell>
            <table:table-cell table:style-name="Table18.A1" office:value-type="string">
              <text:p text:style-name="Body_20_Text.tableblock"><text:span text:style-name="Strong_20_Emphasis">Signature</text:span></text:p>
            </table:table-cell>
            <table:table-cell table:style-name="Table18.A1" office:value-type="string">
              <text:p text:style-name="Body_20_Text.tableblock"><text:span text:style-name="Strong_20_Emphasis">Meaning</text:span></text:p>
            </table:table-cell>
          </table:table-row>
          <table:table-row>
            <table:table-cell table:style-name="Table18.A1" office:value-type="string">
              <text:p text:style-name="Body_20_Text.tableblock"><text:span text:style-name="Strong_20_Emphasis">0..1</text:span></text:p>
            </table:table-cell>
            <table:table-cell table:style-name="Table18.A1" office:value-type="string">
              <text:p text:style-name="Body_20_Text.tableblock"><text:span text:style-name="Strong_20_Emphasis">root_class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8.A1" office:value-type="string">
              <text:p text:style-name="P4">Obtain the set of top-level classes in this package, either from this package itself or by recursing into the structure until classes are obtained from child packages. Recurse into each child only far enough to find the first level of classes.</text:p>
            </table:table-cell>
          </table:table-row>
          <table:table-row>
            <table:table-cell table:style-name="Table18.A1" office:value-type="string">
              <text:p text:style-name="Body_20_Text.tableblock"><text:span text:style-name="Strong_20_Emphasis">1..1</text:span></text:p>
            </table:table-cell>
            <table:table-cell table:style-name="Table18.A1" office:value-type="string">
              <text:p text:style-name="Body_20_Text.tableblock"><text:span text:style-name="Strong_20_Emphasis">path</text:span> (): <text:span text:style-name="Source_20_Text">String</text:span></text:p>
            </table:table-cell>
            <table:table-cell table:style-name="Table18.A1" office:value-type="string">
              <text:p text:style-name="P4">Full path of this package back to root package.</text:p>
            </table:table-cell>
          </table:table-row>
        </table:table>
        <text:h text:style-name="P10" text:outline-level="4"><text:bookmark-start text:name="__RefHeading___Toc40068_1418072056"/><text:bookmark text:name="_bmm_model_class"/><text:span text:style-name="T4">5.5.4. BMM_MODEL</text:span> Class<text:bookmark-end text:name="__RefHeading___Toc40068_1418072056"/></text:h>
        <table:table table:name="Table19" table:style-name="Table19">
          <table:table-column table:style-name="Table19.A"/>
          <table:table-column table:style-name="Table19.B"/>
          <table:table-column table:style-name="Table19.C"/>
          <table:table-row>
            <table:table-cell table:style-name="Table19.A1" office:value-type="string">
              <text:p text:style-name="Body_20_Text.tableblock"><text:span text:style-name="Strong_20_Emphasis">Class</text:span></text:p>
            </table:table-cell>
            <table:table-cell table:style-name="Table19.A1" table:number-columns-spanned="2" office:value-type="string">
              <text:p text:style-name="Body_20_Text.tableblock"><text:span text:style-name="Strong_20_Emphasis">BMM_MODEL</text:span></text:p>
            </table:table-cell>
            <table:covered-table-cell/>
          </table:table-row>
          <table:table-row>
            <table:table-cell table:style-name="Table19.A1" office:value-type="string">
              <text:p text:style-name="Body_20_Text.tableblock"><text:span text:style-name="Strong_20_Emphasis">Description</text:span></text:p>
            </table:table-cell>
            <table:table-cell table:style-name="Table19.A1" table:number-columns-spanned="2" office:value-type="string">
              <text:p text:style-name="P4">Definition of the root of a BMM model (along with what is inherited from <text:span text:style-name="Source_20_Text">BMM_SCHEMA_CORE</text:span>).</text:p>
            </table:table-cell>
            <table:covered-table-cell/>
          </table:table-row>
          <table:table-row>
            <table:table-cell table:style-name="Table19.A1" office:value-type="string">
              <text:p text:style-name="Body_20_Text.tableblock"><text:span text:style-name="Strong_20_Emphasis">Inherit</text:span></text:p>
            </table:table-cell>
            <table:table-cell table:style-name="Table19.A1" table:number-columns-spanned="2" office:value-type="string">
              <text:p text:style-name="Body_20_Text.tableblock"><text:a xlink:type="simple" xlink:href="https://specifications.openehr.org/releases/LANG/latest/bmm.html#_bmm_package_container_class" text:style-name="Internet_20_link" text:visited-style-name="Visited_20_Internet_20_Link"><text:span text:style-name="Source_20_Text">BMM_PACKAGE_CONTAINER</text:span></text:a>, <text:a xlink:type="simple" xlink:href="https://specifications.openehr.org/releases/LANG/latest/bmm.html#_bmm_model_metadata_class" text:style-name="Internet_20_link" text:visited-style-name="Visited_20_Internet_20_Link"><text:span text:style-name="Source_20_Text">BMM_MODEL_METADATA</text:span></text:a></text:p>
            </table:table-cell>
            <table:covered-table-cell/>
          </table:table-row>
          <table:table-row>
            <table:table-cell table:style-name="Table19.A1" office:value-type="string">
              <text:p text:style-name="Body_20_Text.tableblock"><text:span text:style-name="Strong_20_Emphasis">Attribute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class_defini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19.A1" office:value-type="string">
              <text:p text:style-name="P4">All classes in this model, keyed by type name.</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used_mode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model_class" text:style-name="Internet_20_link" text:visited-style-name="Visited_20_Internet_20_Link"><text:span text:style-name="Source_20_Text">BMM_MODEL</text:span></text:a><text:span text:style-name="Source_20_Text">&gt;</text:span></text:p>
            </table:table-cell>
            <table:table-cell table:style-name="Table19.A1" office:value-type="string">
              <text:p text:style-name="P4">List of other models 'used' (i.e. 'imported' by this model). Classes in the current model may refer to classes in a used model by specifying the other class’s <text:span text:style-name="Source_20_Text"><text:span text:style-name="Emphasis">scope</text:span></text:span> meta-attribute.</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modul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ule_class" text:style-name="Internet_20_link" text:visited-style-name="Visited_20_Internet_20_Link"><text:span text:style-name="Source_20_Text">BMM_MODULE</text:span></text:a><text:span text:style-name="Source_20_Text">&gt;</text:span></text:p>
            </table:table-cell>
            <table:table-cell table:style-name="Table19.A1" office:value-type="string">
              <text:p text:style-name="P4">All classes in this model, keyed by type name.</text:p>
            </table:table-cell>
          </table:table-row>
          <table:table-row>
            <table:table-cell table:style-name="Table19.A1" office:value-type="string">
              <text:p text:style-name="Body_20_Text.tableblock"><text:span text:style-name="Strong_20_Emphasis">Functions</text:span></text:p>
            </table:table-cell>
            <table:table-cell table:style-name="Table19.A1" office:value-type="string">
              <text:p text:style-name="Body_20_Text.tableblock"><text:span text:style-name="Strong_20_Emphasis">Signature</text:span></text:p>
            </table:table-cell>
            <table:table-cell table:style-name="Table19.A1" office:value-type="string">
              <text:p text:style-name="Body_20_Text.tableblock"><text:span text:style-name="Strong_20_Emphasis">Meaning</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odel_id</text:span> (): <text:span text:style-name="Source_20_Text">String</text:span></text:p>
            </table:table-cell>
            <table:table-cell table:style-name="Table19.A1" office:value-type="string">
              <text:p text:style-name="P4">Identifier of this model, lower-case, formed from:</text:p>
              <text:p text:style-name="P4"><text:span text:style-name="Source_20_Text">&lt;rm_publisher&gt;_&lt;model_name&gt;_&lt;rm_release&gt;</text:span></text:p>
              <text:p text:style-name="P4">E.g. <text:span text:style-name="Source_20_Text">"openehr_ehr_1.0.4"</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text:span> (<text:line-break/>a_name: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which may contain a generic par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P40"><text:span text:style-name="Strong_20_Emphasis">type_definition</text:span> ():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corresponding to <text:span text:style-name="Source_20_Text"><text:span text:style-name="Emphasis">a_type_name</text:span></text:span>. If it contains a generic part, this will be removed if it is a fully open generic name, otherwise it will remain intact, i.e. if it is an effective generic name that identifies a <text:span text:style-name="Source_20_Text">BMM_GENERIC_CLASS_EFFECTIVE</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class_definition</text:span> (<text:line-break/><text:soft-page-break/>a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has a class definition in the model.</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has_type_definition</text:span> (<text:line-break/>a_type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type_name</text:span></text:span> is already concretely known in the system, including if it is generic, which may be open, partially open or closed.</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enumeration_definition</text:span> (<text:line-break/>a_name: <text:span text:style-name="Source_20_Text">String[1]</text:span><text:line-break/>): <text:a xlink:type="simple" xlink:href="https://specifications.openehr.org/releases/LANG/latest/bmm.html#_bmm_enumeration_class" text:style-name="Internet_20_link" text:visited-style-name="Visited_20_Internet_20_Link"><text:span text:style-name="Source_20_Text">BMM_ENUMERATION</text:span></text:a></text:p>
            </table:table-cell>
            <table:table-cell table:style-name="Table19.A1" office:value-type="string">
              <text:p text:style-name="P4">Retrieve the enumeration definition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primitive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marked as primitive types.</text:p>
            </table:table-cell>
          </table:table-row>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enumeration_typ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List of keys in <text:span text:style-name="Source_20_Text"><text:span text:style-name="Emphasis">class_definitions</text:span></text:span> of items that are enumeration types.</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text:span> (): <text:soft-page-break/><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_name</text:span></text:span> in <text:soft-page-break/>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ms_conformant_property_type</text:span> (<text:line-break/>a_bmm_type_name: <text:span text:style-name="Source_20_Text">String[1]</text:span>,<text:line-break/>a_bmm_property_name: <text:span text:style-name="Source_20_Text">String[1]</text:span>,<text:line-break/>a_ms_property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ms_property_type</text:span></text:span> is a valid 'MS' dynamic type for <text:span text:style-name="Source_20_Text"><text:span text:style-name="Emphasis">a_property</text:span></text:span> in BMM type <text:span text:style-name="Source_20_Text"><text:span text:style-name="Emphasis">a_bmm_type_name</text:span></text:span>. 'MS' conformance means 'model-semantic' conformance, which abstracts away container types like <text:span text:style-name="Source_20_Text">List&lt;&gt;</text:span>, <text:span text:style-name="Source_20_Text">Set&lt;&gt;</text:span> etc and compares the dynamic type with the relation target type in the UML sense, i.e. regardless of whether there is single or multiple containment.</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property_definition_at_path</text:span> ():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19.A1" office:value-type="string">
              <text:p text:style-name="P4">Retrieve the property definition for <text:span text:style-name="Source_20_Text"><text:span text:style-name="Emphasis">a_property_path</text:span></text:span> in flattened class corresponding to <text:span text:style-name="Source_20_Text"><text:span text:style-name="Emphasis">a_type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class_definition_at_path</text:span> (<text:line-break/>a_type_name: <text:span text:style-name="Source_20_Text">String[1]</text:span>,<text:line-break/>a_prop_path: <text:span text:style-name="Source_20_Text">String[1]</text:span><text:line-break/>):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19.A1" office:value-type="string">
              <text:p text:style-name="P4">Retrieve the class definition for the class that owns the terminal attribute in <text:span text:style-name="Source_20_Text">a_prop_path</text:span> in flattened class corresponding to <text:span text:style-name="Source_20_Text">a_type_name</text:span>.</text:p>
            </table:table-cell>
          </table:table-row>
          <text:soft-page-break/>
          <table:table-row>
            <table:table-cell table:style-name="Table19.A1" office:value-type="string">
              <text:p text:style-name="Body_20_Text.tableblock"><text:span text:style-name="Strong_20_Emphasis">0..1</text:span></text:p>
            </table:table-cell>
            <table:table-cell table:style-name="Table19.A1" office:value-type="string">
              <text:p text:style-name="Body_20_Text.tableblock"><text:span text:style-name="Strong_20_Emphasis">all_ancestor_classes</text:span> (<text:line-break/>a_class: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Return all ancestor types of <text:span text:style-name="Source_20_Text"><text:span text:style-name="Emphasis">a_class_name</text:span></text:span> up to root class (usually <text:span text:style-name="Source_20_Text">Any</text:span>, <text:span text:style-name="Source_20_Text">Object</text:span> or something similar). Does not include current class. Returns empty list if non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is_descendant_of</text:span> (<text:line-break/>a_class_name: <text:span text:style-name="Source_20_Text">String[1]</text:span>,<text:line-break/>a_parent_class_name: <text:span text:style-name="Source_20_Text">String[1]</text:span><text:line-break/>): <text:span text:style-name="Source_20_Text">Boolean</text:span></text:p>
            </table:table-cell>
            <table:table-cell table:style-name="Table19.A1" office:value-type="string">
              <text:p text:style-name="P4">True if <text:span text:style-name="Source_20_Text"><text:span text:style-name="Emphasis">a_class_name</text:span></text:span> is a descendant in the model of <text:span text:style-name="Source_20_Text"><text:span text:style-name="Emphasis">a_parent_class_name</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type_conforms_to</text:span> (<text:line-break/>a_desc_type: <text:span text:style-name="Source_20_Text">String[1]</text:span>,<text:line-break/>an_anc_type: <text:span text:style-name="Source_20_Text">String[1]</text:span><text:line-break/>): <text:span text:style-name="Source_20_Text">Boolean</text:span></text:p>
            </table:table-cell>
            <table:table-cell table:style-name="Table19.A1" office:value-type="string">
              <text:p text:style-name="P4">Check conformance of <text:span text:style-name="Source_20_Text"><text:span text:style-name="Emphasis">a_desc_type</text:span></text:span> to <text:span text:style-name="Source_20_Text"><text:span text:style-name="Emphasis">an_anc_type</text:span></text:span>; the types may be generic, and may contain open generic parameters like 'T' etc. These are replaced with their appropriate constrainer types, or Any during the conformance testing process.</text:p>
              <text:p text:style-name="P4">Conformance is found if:</text:p>
              <text:list text:style-name="L5">
                <text:list-item>
                  <text:p text:style-name="P47">[base class test] types are non-generic, and either type names are identical, or else <text:span text:style-name="Source_20_Text"><text:span text:style-name="Emphasis">a_desc_type</text:span></text:span> has <text:span text:style-name="Source_20_Text"><text:span text:style-name="Emphasis">an_anc_type</text:span></text:span> in its ancestors;</text:p>
                </text:list-item>
                <text:list-item>
                  <text:p text:style-name="P47">both types are generic and pass base class test; number of generic params matches, and each generic parameter type, after 'open parameter' <text:soft-page-break/>substitution, recursively passes; <text:span text:style-name="Source_20_Text"><text:span text:style-name="Emphasis">type_name_conforms_to</text:span></text:span> test</text:p>
                </text:list-item>
                <text:list-item>
                  <text:p text:style-name="P47">descendant type is generic and ancestor type is not, and they pass base classes test.</text:p>
                </text:list-item>
              </text:list>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subtypes</text:span> (<text:line-break/>a_type: <text:span text:style-name="Source_20_Text">String[1]</text:span><text:line-break/>):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19.A1" office:value-type="string">
              <text:p text:style-name="P4">Generate type substitutions for the supplied type, which may be simple, generic (closed, open or partially open), or a container type. In the generic and container cases, the result is the permutation of the base class type and type substitutions of all generic parameters.</text:p>
              <text:p text:style-name="Table_20_Contents">Parameters</text:p>
              <table:table table:name="Table20" table:style-name="Table20">
                <table:table-column table:style-name="Table20.A"/>
                <table:table-column table:style-name="Table20.B"/>
                <table:table-row>
                  <table:table-cell table:style-name="Table20.A1" office:value-type="string">
                    <text:p text:style-name="Table_20_Contents"><text:span text:style-name="Source_20_Text"><text:span text:style-name="Emphasis">a_type</text:span></text:span> </text:p>
                  </table:table-cell>
                  <table:table-cell table:style-name="Table20.A1" office:value-type="string">
                    <text:p text:style-name="P24">Name of a type.</text:p>
                  </table:table-cell>
                </table:table-row>
              </table:table>
              <text:p text:style-name="P25"/>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class_definition</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19.A1" office:value-type="string">
              <text:p text:style-name="P4"><text:span text:style-name="Source_20_Text">BMM_SIMPLE_CLASS</text:span> instance for the <text:span text:style-name="Source_20_Text">Any</text:span> class. This may be defined in the BMM schema, but if not, use <text:span text:style-name="Source_20_Text">BMM_DEFINITIONS.</text:span><text:span text:style-name="Source_20_Text"><text:span text:style-name="Emphasis">any_class</text:span></text:span>.</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any_type_definition</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9.A1" office:value-type="string">
              <text:p text:style-name="P4"><text:span text:style-name="Source_20_Text">BMM_SIMPLE_TYPE</text:span> instance for the <text:span text:style-name="Source_20_Text">Any</text:span> type.</text:p>
            </table:table-cell>
          </table:table-row>
          <table:table-row>
            <table:table-cell table:style-name="Table19.A1" office:value-type="string">
              <text:p text:style-name="Body_20_Text.tableblock"><text:span text:style-name="Strong_20_Emphasis">1..1</text:span></text:p>
            </table:table-cell>
            <table:table-cell table:style-name="Table19.A1" office:value-type="string">
              <text:p text:style-name="Body_20_Text.tableblock"><text:span text:style-name="Strong_20_Emphasis">boolean_type_definition</text:span> (): <text:a xlink:type="simple" xlink:href="https://specifications.openehr.org/releases/LANG/latest/bmm.html#_bmm_simple_type_class" text:style-name="Internet_20_link" text:visited-style-name="Visited_20_Internet_20_Link"><text:span text:style-name="Source_20_Text">BMM_SIMPLE_TYP</text:span><text:soft-page-break/><text:span text:style-name="Source_20_Text">E</text:span></text:a></text:p>
            </table:table-cell>
            <table:table-cell table:style-name="Table19.A1" office:value-type="string">
              <text:p text:style-name="P4"><text:span text:style-name="Source_20_Text">BMM_SIMPLE_TYPE</text:span> instance for the <text:span text:style-name="Source_20_Text">Boolean</text:span> type.</text:p>
            </table:table-cell>
          </table:table-row>
          <table:table-row>
            <table:table-cell table:style-name="Table19.A1" office:value-type="string">
              <text:p text:style-name="Body_20_Text.tableblock"><text:span text:style-name="Strong_20_Emphasis">Invariants</text:span></text:p>
            </table:table-cell>
            <table:table-cell table:style-name="Table19.A1" table:number-columns-spanned="2" office:value-type="string">
              <text:p text:style-name="P4"><text:span text:style-name="Emphasis">Inv_top_level_scope</text:span>: <text:span text:style-name="Source_20_Text">scope = self</text:span></text:p>
            </table:table-cell>
            <table:covered-table-cell/>
          </table:table-row>
        </table:table>
        <text:h text:style-name="P10" text:outline-level="4"><text:bookmark-start text:name="__RefHeading___Toc40070_1418072056"/><text:bookmark text:name="_bmm_module_class"/>5<text:span text:style-name="T5">.5.5. BMM_MODULE</text:span> Class<text:bookmark-end text:name="__RefHeading___Toc40070_1418072056"/></text:h>
        <table:table table:name="Table21" table:style-name="Table21">
          <table:table-column table:style-name="Table21.A"/>
          <table:table-column table:style-name="Table21.B"/>
          <table:table-column table:style-name="Table21.C"/>
          <table:table-row>
            <table:table-cell table:style-name="Table21.A1" office:value-type="string">
              <text:p text:style-name="Body_20_Text.tableblock"><text:span text:style-name="Strong_20_Emphasis">Class</text:span></text:p>
            </table:table-cell>
            <table:table-cell table:style-name="Table21.A1" table:number-columns-spanned="2" office:value-type="string">
              <text:p text:style-name="Body_20_Text.tableblock"><text:span text:style-name="Emphasis">BMM_MODULE (abstract)</text:span></text:p>
            </table:table-cell>
            <table:covered-table-cell/>
          </table:table-row>
          <table:table-row>
            <table:table-cell table:style-name="Table21.A1" office:value-type="string">
              <text:p text:style-name="Body_20_Text.tableblock"><text:span text:style-name="Strong_20_Emphasis">Description</text:span></text:p>
            </table:table-cell>
            <table:table-cell table:style-name="Table21.A1" table:number-columns-spanned="2" office:value-type="string">
              <text:p text:style-name="P4">Meta-type defining a generalised module concept. Descendants define actual structure and contents.</text:p>
            </table:table-cell>
            <table:covered-table-cell/>
          </table:table-row>
          <table:table-row>
            <table:table-cell table:style-name="Table21.A1" office:value-type="string">
              <text:p text:style-name="Body_20_Text.tableblock"><text:span text:style-name="Strong_20_Emphasis">Inherit</text:span></text:p>
            </table:table-cell>
            <table:table-cell table:style-name="Table21.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21.A1" office:value-type="string">
              <text:p text:style-name="Body_20_Text.tableblock"><text:span text:style-name="Strong_20_Emphasis">Attributes</text:span></text:p>
            </table:table-cell>
            <table:table-cell table:style-name="Table21.A1" office:value-type="string">
              <text:p text:style-name="Body_20_Text.tableblock"><text:span text:style-name="Strong_20_Emphasis">Signature</text:span></text:p>
            </table:table-cell>
            <table:table-cell table:style-name="Table21.A1" office:value-type="string">
              <text:p text:style-name="Body_20_Text.tableblock"><text:span text:style-name="Strong_20_Emphasis">Meaning</text:span></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_group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group_class" text:style-name="Internet_20_link" text:visited-style-name="Visited_20_Internet_20_Link"><text:span text:style-name="Source_20_Text">BMM_FEATURE_GROUP</text:span></text:a><text:span text:style-name="Source_20_Text">&gt;</text:span></text:p>
            </table:table-cell>
            <table:table-cell table:style-name="Table21.A1" office:value-type="string">
              <text:p text:style-name="P4">List of feature groups in this class.</text:p>
            </table:table-cell>
          </table:table-row>
          <table:table-row>
            <table:table-cell table:style-name="Table21.A1" office:value-type="string">
              <text:p text:style-name="Body_20_Text.tableblock"><text:span text:style-name="Strong_20_Emphasis">0..1</text:span></text:p>
            </table:table-cell>
            <table:table-cell table:style-name="Table21.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ormal_element_class" text:style-name="Internet_20_link" text:visited-style-name="Visited_20_Internet_20_Link"><text:span text:style-name="Source_20_Text">BMM_FORMAL_ELEMENT</text:span></text:a><text:span text:style-name="Source_20_Text">&gt;</text:span></text:p>
            </table:table-cell>
            <table:table-cell table:style-name="Table21.A1" office:value-type="string">
              <text:p text:style-name="P4">Features of this module.</text:p>
            </table:table-cell>
          </table:table-row>
          <table:table-row>
            <table:table-cell table:style-name="Table21.A1" office:value-type="string">
              <text:p text:style-name="Body_20_Text.tableblock"><text:span text:style-name="Strong_20_Emphasis">1..1<text:line-break/>(redefined)</text:span></text:p>
            </table:table-cell>
            <table:table-cell table:style-name="Table21.A1" office:value-type="string">
              <text:p text:style-name="Body_20_Text.tableblock"><text:span text:style-name="Strong_20_Emphasis">scope</text:span>: <text:a xlink:type="simple" xlink:href="https://specifications.openehr.org/releases/LANG/latest/bmm.html#_bmm_model_class" text:style-name="Internet_20_link" text:visited-style-name="Visited_20_Internet_20_Link"><text:span text:style-name="Source_20_Text">BMM_MODEL</text:span></text:a></text:p>
            </table:table-cell>
            <table:table-cell table:style-name="Table21.A1" office:value-type="string">
              <text:p text:style-name="P4">Model within which module is defined.</text:p>
            </table:table-cell>
          </table:table-row>
        </table:table>
        <text:h text:style-name="P8" text:outline-level="2"><text:bookmark-start text:name="__RefHeading___Toc40072_1418072056"/><text:bookmark text:name="_types"/>6. Types<text:bookmark-end text:name="__RefHeading___Toc40072_1418072056"/></text:h>
        <text:h text:style-name="P9" text:outline-level="3"><text:bookmark-start text:name="__RefHeading___Toc40074_1418072056"/><text:bookmark text:name="_overview_5"/>6.1. Overview<text:bookmark-end text:name="__RefHeading___Toc40074_1418072056"/></text:h>
        <text:p text:style-name="P6"><text:span text:style-name="T2">One of the foundational distinctions in the BMM is between </text:span><text:span text:style-name="Emphasis"><text:span text:style-name="T2">class</text:span></text:span><text:span text:style-name="T2"> and </text:span><text:span text:style-name="Emphasis"><text:span text:style-name="T2">type</text:span></text:span><text:span text:style-name="T2">, in common with the type systems of the modern forms of most object-oriented languages, but in contrast to the UML meta-model. This division is reflected in the two top-level meta-classes </text:span><text:soft-page-break/><text:span text:style-name="Source_20_Text"><text:span text:style-name="T2">BMM_CLASS</text:span></text:span><text:span text:style-name="T2"> and </text:span><text:span text:style-name="Source_20_Text"><text:span text:style-name="T2">BMM_TYPE</text:span></text:span><text:span text:style-name="T2">, and their respective descendants, as shown in the following UML diagram.</text:span></text:p>
        <text:section text:style-name="Sect1" text:name="core_entity">
          <text:p text:style-name="P7"><draw:frame draw:style-name="fr3" draw:name="Image12" text:anchor-type="as-char" svg:width="0.7874in" svg:height="0.3937in" draw:z-index="11"><draw:image xlink:href="../Basic%20Meta-Model%20(BMM)_files/LANG-bmm.core.entity.svg" xlink:type="simple" xlink:show="embed" xlink:actuate="onLoad"/><svg:title>LANG bmm.core.entity</svg:title></draw:frame><text:s/></text:p>
          <text:p text:style-name="P28"><text:span text:style-name="T2">Figure 10. </text:span><text:span text:style-name="Source_20_Text"><text:span text:style-name="T2">base.bmm.core.entity</text:span></text:span><text:span text:style-name="T2"> Package - Types</text:span></text:p>
        </text:section>
        <text:p text:style-name="P6"><text:span text:style-name="T2">Classes are </text:span><text:span text:style-name="Emphasis"><text:span text:style-name="T2">definitional</text:span></text:span><text:span text:style-name="T2"> entities, while types are understood in BMM as the </text:span><text:span text:style-name="Emphasis"><text:span text:style-name="T2">formal generators</text:span></text:span><text:span text:style-name="T2"> of instances (where non-abstract). Types are the the basis of static typing in a formal model, and dynamic conformance at execution time, when polymorphic attachment is possible. Most types are specified via the definitions of classes and their constituent parts within a 'model'. Types are used for the following purposes in a BMM model:</text:span></text:p>
        <text:list text:style-name="L18">
          <text:list-item>
            <text:p text:style-name="P76"><text:span text:style-name="T2">to define the </text:span><text:span text:style-name="Emphasis"><text:span text:style-name="T2">types of properties</text:span></text:span><text:span text:style-name="T2">;</text:span></text:p>
          </text:list-item>
          <text:list-item>
            <text:p text:style-name="P76"><text:span text:style-name="T2">to defined the </text:span><text:span text:style-name="Emphasis"><text:span text:style-name="T2">types of routine parameters and return values</text:span></text:span><text:span text:style-name="T2">;</text:span></text:p>
          </text:list-item>
          <text:list-item>
            <text:p text:style-name="P76"><text:span text:style-name="T2">to define </text:span><text:span text:style-name="Emphasis"><text:span text:style-name="T2">formal type parameters</text:span></text:span><text:span text:style-name="T2"> in a generic class;</text:span></text:p>
          </text:list-item>
          <text:list-item>
            <text:p text:style-name="P76"><text:span text:style-name="T2">to define type(s) of </text:span><text:span text:style-name="Emphasis"><text:span text:style-name="T2">inheritance ancestors of class definitions</text:span></text:span><text:span text:style-name="T2">;</text:span></text:p>
          </text:list-item>
          <text:list-item>
            <text:p text:style-name="P76"><text:span text:style-name="T2">to formalise concepts relating to functional programming, including </text:span><text:span text:style-name="Emphasis"><text:span text:style-name="T2">tuples</text:span></text:span><text:span text:style-name="T2"> and routine </text:span><text:span text:style-name="Emphasis"><text:span text:style-name="T2">signatures</text:span></text:span><text:span text:style-name="T2">;</text:span></text:p>
          </text:list-item>
          <text:list-item>
            <text:p text:style-name="P76"><text:span text:style-name="T2">to determine </text:span><text:span text:style-name="Emphasis"><text:span text:style-name="T2">conformance</text:span></text:span><text:span text:style-name="T2">, which is a relation between types (not classes).</text:span></text:p>
          </text:list-item>
        </text:list>
        <text:p text:style-name="P15">A simple example of typing of properties is shown in the instance diagram below.</text:p>
        <text:section text:style-name="Sect1" text:name="bmm_entities">
          <text:p text:style-name="P7"><draw:frame draw:style-name="fr3" draw:name="Image13" text:anchor-type="as-char" svg:width="0.7874in" svg:height="0.3937in" draw:z-index="12"><draw:image xlink:href="../Basic%20Meta-Model%20(BMM)_files/bmm_entities.svg" xlink:type="simple" xlink:show="embed" xlink:actuate="onLoad"/><svg:title>bmm entities</svg:title></draw:frame><text:s/></text:p>
          <text:p text:style-name="P21">Figure 11. BMM Typing</text:p>
        </text:section>
        <text:p text:style-name="P6"><text:soft-page-break/><text:span text:style-name="T2">Most types are based on one or more </text:span><text:span text:style-name="Emphasis"><text:span text:style-name="T2">defining</text:span></text:span><text:span text:style-name="T2"> class(es), which provide the formal definition for the type. The exceptions are formal generic parameters (e.g. the </text:span><text:span text:style-name="Source_20_Text"><text:span text:style-name="T2">T</text:span></text:span><text:span text:style-name="T2"> in </text:span><text:span text:style-name="Source_20_Text"><text:span text:style-name="T2">List&lt;T&gt;</text:span></text:span><text:span text:style-name="T2">) and the special built-in types for tuples and routine signatures. The BMM meta-type </text:span><text:span text:style-name="Source_20_Text"><text:span text:style-name="T2">BMM_TYPE</text:span></text:span><text:span text:style-name="T2"> and its descendants define the kinds of types available in a BMM model. The design of the types part of the BMM is based on a taxonomy that makes various distinctions convenient to a formalism intended for modelling rather than pure programming. This leads in particular to the top-level distinction between </text:span><text:span text:style-name="Emphasis"><text:span text:style-name="T2">unitary</text:span></text:span><text:span text:style-name="T2"> and </text:span><text:span text:style-name="Emphasis"><text:span text:style-name="T2">container</text:span></text:span><text:span text:style-name="T2"> meta-types. The taxonomy is illustrated below, including differentiae.</text:span></text:p>
        <text:section text:style-name="Sect1" text:name="bmm_metatype_taxonomy">
          <text:p text:style-name="P7"><draw:frame draw:style-name="fr3" draw:name="Image14" text:anchor-type="as-char" svg:width="0.7874in" svg:height="0.3937in" draw:z-index="13"><draw:image xlink:href="../Basic%20Meta-Model%20(BMM)_files/bmm_metatype_taxonomy.svg" xlink:type="simple" xlink:show="embed" xlink:actuate="onLoad"/><svg:title>bmm metatype taxonomy</svg:title></draw:frame><text:s/></text:p>
          <text:p text:style-name="P21">Figure 12. BMM meta-type taxonomy</text:p>
        </text:section>
        <text:p text:style-name="P6"><text:span text:style-name="Source_20_Text"><text:span text:style-name="T2">BMM_TYPE</text:span></text:span><text:span text:style-name="T2"> includes features common to all meta-types:</text:span></text:p>
        <text:list text:style-name="L19">
          <text:list-item>
            <text:p text:style-name="P77"><text:span text:style-name="Source_20_Text"><text:span text:style-name="Emphasis"><text:span text:style-name="T2">is_abstract</text:span></text:span></text:span><text:span text:style-name="T2">: indicates a type based on an abstract class - i.e. one that cannot be directly instantiated;</text:span></text:p>
          </text:list-item>
          <text:list-item>
            <text:p text:style-name="P77"><text:span text:style-name="Source_20_Text"><text:span text:style-name="Emphasis"><text:span text:style-name="T2">is_primitive</text:span></text:span></text:span><text:span text:style-name="T2">: indicates that a type is derived from a primitive class; primitive status has no effect on BMM model semantics, and is provided as a convenience for visualisation and type-system mapping;</text:span></text:p>
          </text:list-item>
          <text:list-item>
            <text:p text:style-name="P77"><text:span text:style-name="Source_20_Text"><text:span text:style-name="Emphasis"><text:span text:style-name="T2">type_name</text:span></text:span></text:span><text:span text:style-name="T2">: the effective type name of an entity; for simple classes, this will just be the class name (</text:span><text:span text:style-name="Source_20_Text"><text:span text:style-name="T2">BMM_CLASS.</text:span></text:span><text:span text:style-name="Source_20_Text"><text:span text:style-name="Emphasis"><text:span text:style-name="T2">name</text:span></text:span></text:span><text:span text:style-name="T2">); for generic and container classes it will be generic name such as </text:span><text:span text:style-name="Source_20_Text"><text:span text:style-name="T2">List&lt;T&gt;</text:span></text:span><text:span text:style-name="T2">, </text:span><text:span text:style-name="Source_20_Text"><text:span text:style-name="T2">Interval&lt;T&gt;</text:span></text:span><text:span text:style-name="T2"> etc; for feature types it will be the declared type, i.e. a simple name, an open type name (e.g. </text:span><text:span text:style-name="Source_20_Text"><text:span text:style-name="T2">T</text:span></text:span><text:span text:style-name="T2">) or a generic type name (e.g. </text:span><text:span text:style-name="Source_20_Text"><text:span text:style-name="T2">Interval&lt;Time&gt;</text:span></text:span><text:span text:style-name="T2">);</text:span></text:p>
          </text:list-item>
          <text:list-item>
            <text:p text:style-name="P77"><text:span text:style-name="Source_20_Text"><text:span text:style-name="Emphasis"><text:span text:style-name="T2">type_signature</text:span></text:span></text:span><text:span text:style-name="T2">: a form of the type name that can be used as a fully-defined type signature, which for generic classes includes generic constrainer types, giving a signature such as </text:span><text:span text:style-name="Source_20_Text"><text:span text:style-name="T2">Interval&lt;T:Ordered&gt;</text:span></text:span><text:span text:style-name="T2">.</text:span></text:p>
          </text:list-item>
        </text:list>
        <text:p text:style-name="P6"><text:soft-page-break/><text:span text:style-name="T2">Below </text:span><text:span text:style-name="Source_20_Text"><text:span text:style-name="T2">BMM_TYPE</text:span></text:span><text:span text:style-name="T2"> are the abstract meta-type </text:span><text:span text:style-name="Source_20_Text"><text:span text:style-name="T2">BMM_UNITARY_TYPE</text:span></text:span><text:span text:style-name="T2"> and the concrete meta-type </text:span><text:span text:style-name="Source_20_Text"><text:span text:style-name="T2">BMM_CONTAINER_TYPE</text:span></text:span><text:span text:style-name="T2"> and its specialisation </text:span><text:span text:style-name="Source_20_Text"><text:span text:style-name="T2">BMM_INDEXED_CONTAINER_TYPE</text:span></text:span><text:span text:style-name="T2">. </text:span><text:span text:style-name="Source_20_Text"><text:span text:style-name="T2">BMM_UNITARY_TYPE</text:span></text:span><text:span text:style-name="T2"> is a meta-type for types whose </text:span><text:span text:style-name="Emphasis"><text:span text:style-name="T2">instances are unitary</text:span></text:span><text:span text:style-name="T2"> i.e. singular, while the container meta-types correspond to </text:span><text:span text:style-name="Emphasis"><text:span text:style-name="T2">collections of instances</text:span></text:span><text:span text:style-name="T2">. The latter are further described below. This distinction is made to enable BMM to directly represent the notion of collections in the type system rather than treating them in the same way as any other type, which would force modellers (i.e. authors of actual BMM models) to state concrete containment types such as </text:span><text:span text:style-name="Source_20_Text"><text:span text:style-name="T2">ArrayedList&lt;Packet&gt;</text:span></text:span><text:span text:style-name="T2">, where </text:span><text:span text:style-name="Source_20_Text"><text:span text:style-name="T2">ArrayedList</text:span></text:span><text:span text:style-name="T2"> would have to be defined in the model as well as </text:span><text:span text:style-name="Source_20_Text"><text:span text:style-name="T2">Packet</text:span></text:span><text:span text:style-name="T2">.</text:span></text:p>
        <text:p text:style-name="P6"><text:span text:style-name="T2">Unitary meta-types are further distinguished as formal generic parameters (</text:span><text:span text:style-name="Source_20_Text"><text:span text:style-name="T2">BMM_PARAMETER TYPE</text:span></text:span><text:span text:style-name="T2">) and </text:span><text:span text:style-name="Emphasis"><text:span text:style-name="T2">effective</text:span></text:span><text:span text:style-name="T2"> types, i.e. concrete unitary types. The former meta-type is used to represent replaceable formal generic parameters (typically 'T', 'U' within types such as </text:span><text:span text:style-name="Source_20_Text"><text:span text:style-name="T2">List&lt;T&gt;</text:span></text:span><text:span text:style-name="T2"> etc) within generic type declarations.</text:span></text:p>
        <text:p text:style-name="P6"><text:span text:style-name="T2">Effective types have as their meta-type </text:span><text:span text:style-name="Source_20_Text"><text:span text:style-name="T2">BMM_EFFECTIVE_TYPE</text:span></text:span><text:span text:style-name="T2">. Its subtypes are </text:span><text:span text:style-name="Source_20_Text"><text:span text:style-name="T2">BMM_MODEL_TYPE</text:span></text:span><text:span text:style-name="T2">, a meta-type for types defined by classes in the model (thus characterised by the property </text:span><text:span text:style-name="Source_20_Text"><text:span text:style-name="Emphasis"><text:span text:style-name="T2">base_class</text:span></text:span></text:span><text:span text:style-name="Source_20_Text"><text:span text:style-name="T2">: BMM_CLASS</text:span></text:span><text:span text:style-name="T2">), </text:span><text:span text:style-name="Source_20_Text"><text:span text:style-name="T2">BMM_TUPLE_TYPE</text:span></text:span><text:span text:style-name="T2">, a meta-type for tuples (a list of objects of varying types), and </text:span><text:span text:style-name="Source_20_Text"><text:span text:style-name="T2">BMM_SIGNATURE</text:span></text:span><text:span text:style-name="T2">, a meta-type representing signatures of routines and typed model elements (properties, variables etc).</text:span></text:p>
        <text:p text:style-name="P6"><text:span text:style-name="Source_20_Text"><text:span text:style-name="T2">BMM_MODEL_TYPE</text:span></text:span><text:span text:style-name="T2"> divides into </text:span><text:span text:style-name="Source_20_Text"><text:span text:style-name="T2">BMM_SIMPLE_TYPE</text:span></text:span><text:span text:style-name="T2"> and </text:span><text:span text:style-name="Source_20_Text"><text:span text:style-name="T2">BMM_GENERIC_TYPE</text:span></text:span><text:span text:style-name="T2">, corresponding to the standard notions of types familiar in modern programming languages. The class definitions of instances (i.e. BMM model class definitions) of these meta-types are available via the property </text:span><text:span text:style-name="Source_20_Text"><text:span text:style-name="Emphasis"><text:span text:style-name="T2">base_class</text:span></text:span></text:span><text:span text:style-name="T2">, of meta-type </text:span><text:span text:style-name="Source_20_Text"><text:span text:style-name="T2">BMM_CLASS</text:span></text:span><text:span text:style-name="T2"> for a BMM simple type, and </text:span><text:span text:style-name="Source_20_Text"><text:span text:style-name="T2">BMM_GENERIC_CLASS</text:span></text:span><text:span text:style-name="T2"> for BMM generic type.</text:span></text:p>
        <text:p text:style-name="P15">These various concrete meta-types are described in more detail below.</text:p>
        <text:h text:style-name="P9" text:outline-level="3"><text:bookmark-start text:name="__RefHeading___Toc40076_1418072056"/><text:bookmark text:name="_simple_type"/><text:soft-page-break/>6.2. Simple Type<text:bookmark-end text:name="__RefHeading___Toc40076_1418072056"/></text:h>
        <text:p text:style-name="P6"><text:span text:style-name="T2">A </text:span><text:span text:style-name="Emphasis"><text:span text:style-name="T2">simple type</text:span></text:span><text:span text:style-name="T2"> is a type based only on a </text:span><text:span text:style-name="Emphasis"><text:span text:style-name="T2">simple class</text:span></text:span><text:span text:style-name="T2">, which is a class with no formal generic parameters. An instance of a simple type is fully described by the class on which it is based, with the only difference being the usual object-oriented possibility of polymorphic attachments of sub-objects whose dynamic types conform to their static type counterparts in the original simple type. Thus, for example, a class </text:span><text:span text:style-name="Source_20_Text"><text:span text:style-name="T2">Organisation</text:span></text:span><text:span text:style-name="T2"> may have a property </text:span><text:span text:style-name="Source_20_Text"><text:span text:style-name="Emphasis"><text:span text:style-name="T2">manager</text:span></text:span></text:span><text:span text:style-name="T2"> of static type </text:span><text:span text:style-name="Source_20_Text"><text:span text:style-name="T2">Employee</text:span></text:span><text:span text:style-name="T2">. An instance of the simple type </text:span><text:span text:style-name="Source_20_Text"><text:span text:style-name="T2">Organisation</text:span></text:span><text:span text:style-name="T2"> might have its </text:span><text:span text:style-name="Source_20_Text"><text:span text:style-name="Emphasis"><text:span text:style-name="T2">manager</text:span></text:span></text:span><text:span text:style-name="T2"> property attached to an instance of </text:span><text:span text:style-name="Source_20_Text"><text:span text:style-name="T2">Manager</text:span></text:span><text:span text:style-name="T2">, which is legal as long as </text:span><text:span text:style-name="Source_20_Text"><text:span text:style-name="T2">Manager</text:span></text:span><text:span text:style-name="T2"> conforms to </text:span><text:span text:style-name="Source_20_Text"><text:span text:style-name="T2">Employee</text:span></text:span><text:span text:style-name="T2">, which it will do if </text:span><text:span text:style-name="Source_20_Text"><text:span text:style-name="T2">Manager</text:span></text:span><text:span text:style-name="T2"> is defined as a subtype of </text:span><text:span text:style-name="Source_20_Text"><text:span text:style-name="T2">Employee</text:span></text:span><text:span text:style-name="T2">.</text:span></text:p>
        <text:h text:style-name="P10" text:outline-level="4"><text:bookmark-start text:name="__RefHeading___Toc40078_1418072056"/><text:bookmark text:name="_conformance_2"/>6.2.1. Conformance<text:bookmark-end text:name="__RefHeading___Toc40078_1418072056"/></text:h>
        <text:p text:style-name="P15">Conformance of Simple types follows the inheritance hierarchy via which they are defined, according to the rules:</text:p>
        <text:list text:style-name="L20">
          <text:list-item>
            <text:p text:style-name="P78"><text:span text:style-name="Emphasis"><text:span text:style-name="T2">meta-rule</text:span></text:span><text:span text:style-name="T2">: A Simple type can only conform to a Model type, i.e. either another Simple type or a Generic type;</text:span></text:p>
          </text:list-item>
          <text:list-item>
            <text:p text:style-name="P78"><text:span text:style-name="Emphasis"><text:span text:style-name="T2">concrete rule</text:span></text:span><text:span text:style-name="T2">: A Simple type A conforms to Simple type B iff for </text:span><text:span text:style-name="Source_20_Text"><text:span text:style-name="Emphasis"><text:span text:style-name="T2">base_class</text:span></text:span></text:span><text:span text:style-name="T2"> of A, </text:span><text:span text:style-name="Source_20_Text"><text:span text:style-name="Emphasis"><text:span text:style-name="T2">all_ancestors()</text:span></text:span></text:span><text:span text:style-name="T2"> contains B.</text:span></text:p>
          </text:list-item>
        </text:list>
        <text:h text:style-name="P9" text:outline-level="3"><text:bookmark-start text:name="__RefHeading___Toc40080_1418072056"/><text:bookmark text:name="_generic_type"/>6.3. Generic Type<text:bookmark-end text:name="__RefHeading___Toc40080_1418072056"/></text:h>
        <text:p text:style-name="P6"><text:span text:style-name="T2">A </text:span><text:span text:style-name="Emphasis"><text:span text:style-name="T2">generic type</text:span></text:span><text:span text:style-name="T2"> is a type based on a </text:span><text:span text:style-name="Emphasis"><text:span text:style-name="T2">generic class</text:span></text:span><text:span text:style-name="T2">, which has one or more formal type parameters that are substituted by actual types in its declaration. For example, the generic type </text:span><text:span text:style-name="Source_20_Text"><text:span text:style-name="T2">Interval&lt;Quantity&gt;</text:span></text:span><text:span text:style-name="T2"> can be used in a model that contains the generic class </text:span><text:span text:style-name="Source_20_Text"><text:span text:style-name="T2">Interval&lt;T:Ordered&gt;</text:span></text:span><text:span text:style-name="T2"> and </text:span><text:span text:style-name="Source_20_Text"><text:span text:style-name="T2">Quantity</text:span></text:span><text:span text:style-name="T2">. The general case is that the generic parameter substitution type (</text:span><text:span text:style-name="Source_20_Text"><text:span text:style-name="T2">BMM_GENERIC_TYPE.</text:span></text:span><text:span text:style-name="Source_20_Text"><text:span text:style-name="Emphasis"><text:span text:style-name="T2">generic_parameters</text:span></text:span></text:span><text:span text:style-name="T2">) for any formal parameter (</text:span><text:span text:style-name="Source_20_Text"><text:span text:style-name="T2">BMM_GENERIC_CLASS.</text:span></text:span><text:span text:style-name="Source_20_Text"><text:span text:style-name="Emphasis"><text:span text:style-name="T2">generic_parameters</text:span></text:span></text:span><text:span text:style-name="T2">) is of meta-type </text:span><text:span text:style-name="Source_20_Text"><text:span text:style-name="T2">BMM_UNITARY_TYPE</text:span></text:span><text:span text:style-name="T2">.</text:span></text:p>
        <text:p text:style-name="P15"><text:soft-page-break/>A typical programmatic usage of such a type, and its instantiated BMM model structure is shown below.</text:p>
        <text:section text:style-name="Sect1" text:name="bmm_structure_generic_1">
          <text:p text:style-name="P7"><draw:frame draw:style-name="fr3" draw:name="Image15" text:anchor-type="as-char" svg:width="0.7874in" svg:height="0.3937in" draw:z-index="14"><draw:image xlink:href="../Basic%20Meta-Model%20(BMM)_files/bmm_structure-generic_1.svg" xlink:type="simple" xlink:show="embed" xlink:actuate="onLoad"/><svg:title>bmm structure generic 1</svg:title></draw:frame><text:s/></text:p>
          <text:p text:style-name="P21">Figure 13. Generic type - closed simple</text:p>
        </text:section>
        <text:p text:style-name="P15">The parameters of a generic type may be:</text:p>
        <text:list text:style-name="L21">
          <text:list-item>
            <text:p text:style-name="P58">a substitution of a formal parameter from the generic class with a concrete type, including other generic types and container types;</text:p>
          </text:list-item>
          <text:list-item>
            <text:p text:style-name="P58">an unsubstituted formal parameter, if used as the type of a feature, routine argument etc, whose context has an open generic type to which this parameter conforms.</text:p>
          </text:list-item>
        </text:list>
        <text:p text:style-name="P15">Consequently, a generic type may be:</text:p>
        <text:list text:style-name="L22">
          <text:list-item>
            <text:p text:style-name="P79"><text:span text:style-name="Emphasis"><text:span text:style-name="T2">closed</text:span></text:span><text:span text:style-name="T2">: all formal parameters substituted e.g. </text:span><text:span text:style-name="Source_20_Text"><text:span text:style-name="T2">Interval&lt;Quantity&gt;</text:span></text:span><text:span text:style-name="T2">;</text:span></text:p>
          </text:list-item>
          <text:list-item>
            <text:p text:style-name="P79"><text:span text:style-name="Emphasis"><text:span text:style-name="T2">partially closed</text:span></text:span><text:span text:style-name="T2">: at least one formal parameter is substituted e.g. </text:span><text:span text:style-name="Source_20_Text"><text:span text:style-name="T2">Document&lt;ClinicalContent, U&gt;</text:span></text:span><text:span text:style-name="T2">;</text:span></text:p>
          </text:list-item>
          <text:list-item>
            <text:p text:style-name="P79"><text:span text:style-name="Emphasis"><text:span text:style-name="T2">open</text:span></text:span><text:span text:style-name="T2">: no formal parameters substituted, e.g. </text:span><text:span text:style-name="Source_20_Text"><text:span text:style-name="T2">Document&lt;T, U&gt;</text:span></text:span><text:span text:style-name="T2">.</text:span></text:p>
          </text:list-item>
        </text:list>
        <text:p text:style-name="P6"><text:span text:style-name="T2">The first case is detected via the function </text:span><text:span text:style-name="Source_20_Text"><text:span text:style-name="Emphasis"><text:span text:style-name="T2">is_closed</text:span></text:span></text:span><text:span text:style-name="T2"> defined on </text:span><text:span text:style-name="Source_20_Text"><text:span text:style-name="T2">BMM_GENERIC_TYPE</text:span></text:span><text:span text:style-name="T2">, while the function </text:span><text:span text:style-name="Source_20_Text"><text:span text:style-name="Emphasis"><text:span text:style-name="T2">is_partially_closed</text:span></text:span></text:span><text:span text:style-name="T2"> distinguishes the latter two cases.</text:span></text:p>
        <text:p text:style-name="P15">The following shows the BMM instance structure of a generic type that is open.</text:p>
        <text:section text:style-name="Sect1" text:name="bmm_structure_generic_3">
          <text:p text:style-name="P7"><text:soft-page-break/><draw:frame draw:style-name="fr3" draw:name="Image16" text:anchor-type="as-char" svg:width="0.7874in" svg:height="0.3937in" draw:z-index="15"><draw:image xlink:href="../Basic%20Meta-Model%20(BMM)_files/bmm_structure-generic_3.svg" xlink:type="simple" xlink:show="embed" xlink:actuate="onLoad"/><svg:title>bmm structure generic 3</svg:title></draw:frame><text:s/></text:p>
          <text:p text:style-name="P21">Figure 14. Generic type - open</text:p>
        </text:section>
        <text:p text:style-name="P6"><text:span text:style-name="T2">Since the meta-type of </text:span><text:span text:style-name="Source_20_Text"><text:span text:style-name="T2">BMM_GENERIC_TYPE.</text:span></text:span><text:span text:style-name="Source_20_Text"><text:span text:style-name="Emphasis"><text:span text:style-name="T2">generic_parameters</text:span></text:span></text:span><text:span text:style-name="T2"> in the BMM is </text:span><text:span text:style-name="Source_20_Text"><text:span text:style-name="T2">BMM_UNITARY_TYPE</text:span></text:span><text:span text:style-name="T2">, constructions such as </text:span><text:span text:style-name="Source_20_Text"><text:span text:style-name="T2">MyGenericType&lt;List&lt;OtherType&gt;&gt;</text:span></text:span><text:span text:style-name="T2"> are prevented, due to the concrete parameter type </text:span><text:span text:style-name="Source_20_Text"><text:span text:style-name="T2">List&lt;OtherType&gt;</text:span></text:span><text:span text:style-name="T2"> being an instance of </text:span><text:span text:style-name="Source_20_Text"><text:span text:style-name="T2">BMM_CONTAINER_TYPE</text:span></text:span><text:span text:style-name="T2"> rather than of </text:span><text:span text:style-name="Source_20_Text"><text:span text:style-name="T2">BMM_UNITARY_TYPE</text:span></text:span><text:span text:style-name="T2">. Such constructions are nearly always wrong, and not needed in a model expressed in BMM, because containment can be expressed </text:span><text:span text:style-name="Emphasis"><text:span text:style-name="T2">where the formal generic parameter is used</text:span></text:span><text:span text:style-name="T2">, not where the concrete parameter is declared. The following diagram shows the BMM concrete model structure created for a generic type whose formal parameter type is used in this way, i.e. within a container type.</text:span></text:p>
        <text:section text:style-name="Sect1" text:name="bmm_structure_generic_2">
          <text:p text:style-name="P7"><draw:frame draw:style-name="fr3" draw:name="Image17" text:anchor-type="as-char" svg:width="0.7874in" svg:height="0.3937in" draw:z-index="16"><draw:image xlink:href="../Basic%20Meta-Model%20(BMM)_files/bmm_structure-generic_2.svg" xlink:type="simple" xlink:show="embed" xlink:actuate="onLoad"/><svg:title>bmm structure generic 2</svg:title></draw:frame><text:s/></text:p>
          <text:p text:style-name="P21">Figure 15. Generic type - closed container</text:p>
        </text:section>
        <text:h text:style-name="P10" text:outline-level="4"><text:bookmark-start text:name="__RefHeading___Toc40082_1418072056"/><text:bookmark text:name="_conformance_3"/>6.3.1. Conformance<text:bookmark-end text:name="__RefHeading___Toc40082_1418072056"/></text:h>
        <text:p text:style-name="P15">Conformance of Generic types is according to the rules:</text:p>
        <text:list text:style-name="L23">
          <text:list-item>
            <text:p text:style-name="P80"><text:span text:style-name="Emphasis"><text:span text:style-name="T2">meta-rule</text:span></text:span><text:span text:style-name="T2">: A Generic type can only conform to another Generic type;</text:span></text:p>
          </text:list-item>
          <text:list-item>
            <text:p text:style-name="P80"><text:span text:style-name="Emphasis"><text:span text:style-name="T2">concrete rules</text:span></text:span><text:span text:style-name="T2">: A Generic type </text:span><text:span text:style-name="Source_20_Text"><text:span text:style-name="T2">Ga&lt;Ta</text:span></text:span><text:span text:style-name="Source_20_Text"><text:span text:style-name="T3">i</text:span></text:span><text:span text:style-name="Source_20_Text"><text:span text:style-name="T2">, …​&gt;</text:span></text:span><text:span text:style-name="T2"> conforms to Generic type </text:span><text:span text:style-name="Source_20_Text"><text:span text:style-name="T2">Gb&lt;Tb</text:span></text:span><text:span text:style-name="Source_20_Text"><text:span text:style-name="T3">i</text:span></text:span><text:span text:style-name="Source_20_Text"><text:span text:style-name="T2">, …​&gt;</text:span></text:span><text:span text:style-name="T2"> iff:</text:span></text:p>
            <text:list>
              <text:list-item>
                <text:p text:style-name="P80"><text:span text:style-name="T2">for </text:span><text:span text:style-name="Source_20_Text"><text:span text:style-name="Emphasis"><text:span text:style-name="T2">base_class</text:span></text:span></text:span><text:span text:style-name="T2"> of </text:span><text:span text:style-name="Source_20_Text"><text:span text:style-name="T2">Ga</text:span></text:span><text:span text:style-name="T2">, </text:span><text:span text:style-name="Source_20_Text"><text:span text:style-name="Emphasis"><text:span text:style-name="T2">all_ancestors()</text:span></text:span></text:span><text:span text:style-name="T2"> contains Gb; and</text:span></text:p>
              </text:list-item>
              <text:list-item>
                <text:p text:style-name="P59">the number of generic parameters is equal;</text:p>
              </text:list-item>
              <text:list-item>
                <text:p text:style-name="P80"><text:soft-page-break/><text:span text:style-name="T2">for each </text:span><text:span text:style-name="Source_20_Text"><text:span text:style-name="T2">Ta</text:span></text:span><text:span text:style-name="Source_20_Text"><text:span text:style-name="T3">i</text:span></text:span><text:span text:style-name="T2">, either</text:span></text:p>
                <text:list>
                  <text:list-item>
                    <text:p text:style-name="P80"><text:span text:style-name="Source_20_Text"><text:span text:style-name="T2">Tb</text:span></text:span><text:span text:style-name="Source_20_Text"><text:span text:style-name="T3">i</text:span></text:span><text:span text:style-name="T2"> is an open formal parameter, and </text:span><text:span text:style-name="Source_20_Text"><text:span text:style-name="T2">Tai</text:span></text:span><text:span text:style-name="T2"> conforms to any generic constraint type, or;</text:span></text:p>
                  </text:list-item>
                  <text:list-item>
                    <text:p text:style-name="P80"><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list-item>
        </text:list>
        <text:h text:style-name="P9" text:outline-level="3"><text:bookmark-start text:name="__RefHeading___Toc40084_1418072056"/><text:bookmark text:name="_container_meta_types"/>6.4. Container Meta-types<text:bookmark-end text:name="__RefHeading___Toc40084_1418072056"/></text:h>
        <text:p text:style-name="P6"><text:span text:style-name="T2">In object-oriented type theory, 'container' types are generic types whose outer class happens to have the semantics of a container object, such as a list, set etc. Container types such as </text:span><text:span text:style-name="Source_20_Text"><text:span text:style-name="T2">List&lt;T&gt;</text:span></text:span><text:span text:style-name="T2">, </text:span><text:span text:style-name="Source_20_Text"><text:span text:style-name="T2">Set&lt;T&gt;</text:span></text:span><text:span text:style-name="T2"> and </text:span><text:span text:style-name="Source_20_Text"><text:span text:style-name="T2">Hash&lt;K,V&gt;</text:span></text:span><text:span text:style-name="T2"> are used ubiquitously in object models. In the BMM, containers and non-container generic types are distinguished via the meta-classes </text:span><text:span text:style-name="Source_20_Text"><text:span text:style-name="T2">BMM_CONTAINER_TYPE</text:span></text:span><text:span text:style-name="T2"> and </text:span><text:span text:style-name="Source_20_Text"><text:span text:style-name="T2">BMM_GENERIC_TYPE</text:span></text:span><text:span text:style-name="T2"> respectively. This allows the BMM to treat container types in a special way. A </text:span><text:span text:style-name="Source_20_Text"><text:span text:style-name="T2">BMM_CONTAINER_TYPE</text:span></text:span><text:span text:style-name="T2"> can be thought of as a 1:N counterpart to a </text:span><text:span text:style-name="Source_20_Text"><text:span text:style-name="T2">BMM_UNITARY_TYPE</text:span></text:span><text:span text:style-name="T2">, such as the type </text:span><text:span text:style-name="Source_20_Text"><text:span text:style-name="T2">List&lt;Paragraph&gt;</text:span></text:span><text:span text:style-name="T2"> with respect to </text:span><text:span text:style-name="Source_20_Text"><text:span text:style-name="T2">Paragraph</text:span></text:span><text:span text:style-name="T2">. </text:span><text:span text:style-name="Source_20_Text"><text:span text:style-name="T2">BMM_GENERIC_TYPE</text:span></text:span><text:span text:style-name="T2"> is thus used for objects considered to be singular, but whose types are a product of the base class and one or more parameter types, e.g. </text:span><text:span text:style-name="Source_20_Text"><text:span text:style-name="T2">Interval&lt;Quantity&gt;</text:span></text:span><text:span text:style-name="T2">.</text:span></text:p>
        <text:p text:style-name="P6"><text:span text:style-name="T2">The explicit provision of </text:span><text:span text:style-name="Source_20_Text"><text:span text:style-name="T2">BMM_CONTAINER_TYPE</text:span></text:span><text:span text:style-name="T2"> enables BMM models to mention logical linear container types such as </text:span><text:span text:style-name="Source_20_Text"><text:span text:style-name="T2">List&lt;T&gt;</text:span></text:span><text:span text:style-name="T2"> and </text:span><text:span text:style-name="Source_20_Text"><text:span text:style-name="T2">Set&lt;T&gt;</text:span></text:span><text:span text:style-name="T2">, on the assumption of their standard semantics in computer science , without worrying about providing concrete types which may be numerous and also variable across programming languages, e.g. </text:span><text:span text:style-name="Source_20_Text"><text:span text:style-name="T2">ArrayedList&lt;T&gt;</text:span></text:span><text:span text:style-name="T2">, </text:span><text:span text:style-name="Source_20_Text"><text:span text:style-name="T2">LinkedSet&lt;T&gt;</text:span></text:span><text:span text:style-name="T2">, </text:span><text:span text:style-name="Source_20_Text"><text:span text:style-name="T2">ArrayedStack&lt;T&gt;</text:span></text:span><text:span text:style-name="T2"> and so on.</text:span></text:p>
        <text:p text:style-name="P6"><text:span text:style-name="T2">List and Set semantics are achieved via the </text:span><text:span text:style-name="Source_20_Text"><text:span text:style-name="T2">BMM_CONTAINER_TYPE</text:span></text:span><text:span text:style-name="T2"> attributes </text:span><text:span text:style-name="Source_20_Text"><text:span text:style-name="Emphasis"><text:span text:style-name="T2">is_ordered</text:span></text:span></text:span><text:span text:style-name="T2"> and </text:span><text:span text:style-name="Source_20_Text"><text:span text:style-name="Emphasis"><text:span text:style-name="T2">is_unique</text:span></text:span></text:span><text:span text:style-name="T2">, used in the standard combinations i.e.:</text:span></text:p>
        <text:list text:style-name="L24">
          <text:list-item>
            <text:p text:style-name="P81"><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List&lt;T&gt;</text:span></text:span><text:span text:style-name="T2">;</text:span></text:p>
          </text:list-item>
          <text:list-item>
            <text:p text:style-name="P81"><text:soft-page-break/><text:span text:style-name="Source_20_Text"><text:span text:style-name="Emphasis"><text:span text:style-name="T2">is_unique</text:span></text:span></text:span><text:span text:style-name="T2">: </text:span><text:span text:style-name="Source_20_Text"><text:span text:style-name="T2">Set&lt;T&gt;</text:span></text:span><text:span text:style-name="T2"> (ordered or not);</text:span></text:p>
          </text:list-item>
          <text:list-item>
            <text:p text:style-name="P81"><text:span text:style-name="Source_20_Text"><text:span text:style-name="T2">not </text:span></text:span><text:span text:style-name="Source_20_Text"><text:span text:style-name="Emphasis"><text:span text:style-name="T2">is_ordered</text:span></text:span></text:span><text:span text:style-name="Source_20_Text"><text:span text:style-name="T2"> and not </text:span></text:span><text:span text:style-name="Source_20_Text"><text:span text:style-name="Emphasis"><text:span text:style-name="T2">is_unique</text:span></text:span></text:span><text:span text:style-name="T2">: </text:span><text:span text:style-name="Source_20_Text"><text:span text:style-name="T2">Bag&lt;T&gt;</text:span></text:span><text:span text:style-name="T2">.</text:span></text:p>
          </text:list-item>
        </text:list>
        <text:p text:style-name="P6"><text:span text:style-name="T2">The following diagram shows how the container type </text:span><text:span text:style-name="Source_20_Text"><text:span text:style-name="T2">List&lt;Paragraph&gt;</text:span></text:span><text:span text:style-name="T2">, declared as the type of an attribute </text:span><text:span text:style-name="Source_20_Text"><text:span text:style-name="Emphasis"><text:span text:style-name="T2">paragraphs</text:span></text:span></text:span><text:span text:style-name="T2"> in a class </text:span><text:span text:style-name="Source_20_Text"><text:span text:style-name="T2">Document</text:span></text:span><text:span text:style-name="T2">, is represented in a BMM model.</text:span></text:p>
        <text:section text:style-name="Sect1" text:name="bmm_structure_container">
          <text:p text:style-name="P7"><draw:frame draw:style-name="fr3" draw:name="Image18" text:anchor-type="as-char" svg:width="0.7874in" svg:height="0.3937in" draw:z-index="17"><draw:image xlink:href="../Basic%20Meta-Model%20(BMM)_files/bmm_structure-container.svg" xlink:type="simple" xlink:show="embed" xlink:actuate="onLoad"/><svg:title>bmm structure container</svg:title></draw:frame><text:s/></text:p>
          <text:p text:style-name="P21">Figure 16. Container Type</text:p>
        </text:section>
        <text:p text:style-name="P6"><text:span text:style-name="T2">The semantics of indexed containers, commonly known under the type names </text:span><text:span text:style-name="Source_20_Text"><text:span text:style-name="T2">Hash&lt;K,V&gt;</text:span></text:span><text:span text:style-name="T2">, </text:span><text:span text:style-name="Source_20_Text"><text:span text:style-name="T2">HashMap&lt;K,V&gt;</text:span></text:span><text:span text:style-name="T2">, </text:span><text:span text:style-name="Source_20_Text"><text:span text:style-name="T2">HashTable&lt;K,V&gt;</text:span></text:span><text:span text:style-name="T2">, </text:span><text:span text:style-name="Source_20_Text"><text:span text:style-name="T2">Dictionary&lt;K,V&gt;</text:span></text:span><text:span text:style-name="T2"> and so on, are represented by the meta-type </text:span><text:span text:style-name="Source_20_Text"><text:span text:style-name="T2">BMM_INDEXED_CONTAINER_TYPE</text:span></text:span><text:span text:style-name="T2">, which inherits from </text:span><text:span text:style-name="Source_20_Text"><text:span text:style-name="T2">BMM_CONTAINER_TYPE</text:span></text:span><text:span text:style-name="T2">, and adds the property </text:span><text:span text:style-name="Source_20_Text"><text:span text:style-name="Emphasis"><text:span text:style-name="T2">index_type</text:span></text:span></text:span><text:span text:style-name="T2">. The latter type represents the key type, which must be such that hash values can be generated, and may be any type, but practically speaking, is almost always a </text:span><text:span text:style-name="Source_20_Text"><text:span text:style-name="T2">String</text:span></text:span><text:span text:style-name="T2">, </text:span><text:span text:style-name="Source_20_Text"><text:span text:style-name="T2">Integer</text:span></text:span><text:span text:style-name="T2">, or a Date/Time type.</text:span></text:p>
        <text:p text:style-name="P6"><text:span text:style-name="T2">The following diagram shows how the container type </text:span><text:span text:style-name="Source_20_Text"><text:span text:style-name="T2">Hash&lt;String, Person&gt;</text:span></text:span><text:span text:style-name="T2"> is represented in a BMM model.</text:span></text:p>
        <text:section text:style-name="Sect1" text:name="bmm_structure_indexed_container">
          <text:p text:style-name="P7"><draw:frame draw:style-name="fr3" draw:name="Image19" text:anchor-type="as-char" svg:width="0.7874in" svg:height="0.3937in" draw:z-index="18"><draw:image xlink:href="../Basic%20Meta-Model%20(BMM)_files/bmm_structure-indexed_container.svg" xlink:type="simple" xlink:show="embed" xlink:actuate="onLoad"/><svg:title>bmm structure indexed container</svg:title></draw:frame><text:s/></text:p>
          <text:p text:style-name="P21">Figure 17. Indexed Container Type</text:p>
        </text:section>
        <text:h text:style-name="P10" text:outline-level="4"><text:bookmark-start text:name="__RefHeading___Toc40086_1418072056"/><text:bookmark text:name="_conformance_4"/>6.4.1. Conformance<text:bookmark-end text:name="__RefHeading___Toc40086_1418072056"/></text:h>
        <text:p text:style-name="P15">Conformance of Container types is according to the rules:</text:p>
        <text:list text:style-name="L25">
          <text:list-item>
            <text:p text:style-name="P82"><text:span text:style-name="Emphasis"><text:span text:style-name="T2">meta-rule</text:span></text:span><text:span text:style-name="T2">: A Container type can only conform to another Container type;</text:span></text:p>
          </text:list-item>
          <text:list-item>
            <text:p text:style-name="P82"><text:soft-page-break/><text:span text:style-name="Emphasis"><text:span text:style-name="T2">concrete rules</text:span></text:span><text:span text:style-name="T2">:</text:span></text:p>
            <text:list>
              <text:list-item>
                <text:p text:style-name="P82"><text:span text:style-name="T2">A Container type </text:span><text:span text:style-name="Source_20_Text"><text:span text:style-name="T2">C</text:span></text:span><text:span text:style-name="Source_20_Text"><text:span text:style-name="T3">a</text:span></text:span><text:span text:style-name="Source_20_Text"><text:span text:style-name="T2">&lt;V</text:span></text:span><text:span text:style-name="Source_20_Text"><text:span text:style-name="T3">a</text:span></text:span><text:span text:style-name="Source_20_Text"><text:span text:style-name="T2">&gt;</text:span></text:span><text:span text:style-name="T2"> conforms to Container type </text:span><text:span text:style-name="Source_20_Text"><text:span text:style-name="T2">C</text:span></text:span><text:span text:style-name="Source_20_Text"><text:span text:style-name="T3">b</text:span></text:span><text:span text:style-name="Source_20_Text"><text:span text:style-name="T2">&lt;V</text:span></text:span><text:span text:style-name="Source_20_Text"><text:span text:style-name="T3">b</text:span></text:span><text:span text:style-name="Source_20_Text"><text:span text:style-name="T2">&gt;</text:span></text:span><text:span text:style-name="T2"> conforms to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item>
                <text:p text:style-name="P82"><text:span text:style-name="T2">An indexed Container type </text:span><text:span text:style-name="Source_20_Text"><text:span text:style-name="T2">C</text:span></text:span><text:span text:style-name="Source_20_Text"><text:span text:style-name="T3">a</text:span></text:span><text:span text:style-name="Source_20_Text"><text:span text:style-name="T2">&lt;K</text:span></text:span><text:span text:style-name="Source_20_Text"><text:span text:style-name="T3">a</text:span></text:span><text:span text:style-name="Source_20_Text"><text:span text:style-name="T2">, V</text:span></text:span><text:span text:style-name="Source_20_Text"><text:span text:style-name="T3">a</text:span></text:span><text:span text:style-name="Source_20_Text"><text:span text:style-name="T2">&gt;</text:span></text:span><text:span text:style-name="T2"> conforms to indexed Container type </text:span><text:span text:style-name="Source_20_Text"><text:span text:style-name="T2">G</text:span></text:span><text:span text:style-name="Source_20_Text"><text:span text:style-name="T3">b</text:span></text:span><text:span text:style-name="Source_20_Text"><text:span text:style-name="T2">&lt;K</text:span></text:span><text:span text:style-name="Source_20_Text"><text:span text:style-name="T3">b</text:span></text:span><text:span text:style-name="Source_20_Text"><text:span text:style-name="T2">, V</text:span></text:span><text:span text:style-name="Source_20_Text"><text:span text:style-name="T3">b</text:span></text:span><text:span text:style-name="Source_20_Text"><text:span text:style-name="T2">&gt;</text:span></text:span><text:span text:style-name="T2"> iff:</text:span></text:p>
                <text:list>
                  <text:list-item>
                    <text:p text:style-name="P82"><text:span text:style-name="T2">for </text:span><text:span text:style-name="Source_20_Text"><text:span text:style-name="Emphasis"><text:span text:style-name="T2">base_class</text:span></text:span></text:span><text:span text:style-name="T2"> of </text:span><text:span text:style-name="Source_20_Text"><text:span text:style-name="T2">C</text:span></text:span><text:span text:style-name="Source_20_Text"><text:span text:style-name="T3">a</text:span></text:span><text:span text:style-name="T2">, </text:span><text:span text:style-name="Source_20_Text"><text:span text:style-name="Emphasis"><text:span text:style-name="T2">all_ancestors()</text:span></text:span></text:span><text:span text:style-name="T2"> contains </text:span><text:span text:style-name="Source_20_Text"><text:span text:style-name="T2">C</text:span></text:span><text:span text:style-name="Source_20_Text"><text:span text:style-name="T3">b</text:span></text:span><text:span text:style-name="T2">; </text:span><text:span text:style-name="Source_20_Text"><text:span text:style-name="T2">K</text:span></text:span><text:span text:style-name="Source_20_Text"><text:span text:style-name="T3">b</text:span></text:span><text:span text:style-name="T2"> conforms to </text:span><text:span text:style-name="Source_20_Text"><text:span text:style-name="T2">K</text:span></text:span><text:span text:style-name="Source_20_Text"><text:span text:style-name="T3">b</text:span></text:span><text:span text:style-name="T2"> and </text:span><text:span text:style-name="Source_20_Text"><text:span text:style-name="T2">V</text:span></text:span><text:span text:style-name="Source_20_Text"><text:span text:style-name="T3">a</text:span></text:span><text:span text:style-name="T2"> conforms to </text:span><text:span text:style-name="Source_20_Text"><text:span text:style-name="T2">V</text:span></text:span><text:span text:style-name="Source_20_Text"><text:span text:style-name="T3">b</text:span></text:span><text:span text:style-name="T2">.</text:span></text:p>
                  </text:list-item>
                </text:list>
              </text:list-item>
            </text:list>
          </text:list-item>
        </text:list>
        <text:h text:style-name="P9" text:outline-level="3"><text:bookmark-start text:name="__RefHeading___Toc40088_1418072056"/><text:bookmark text:name="_bult_in_meta_types"/>6.5. Bult-in Meta-types<text:bookmark-end text:name="__RefHeading___Toc40088_1418072056"/></text:h>
        <text:p text:style-name="P15">BMM includes a small number of built-in meta-types that do not have corresponding model-source classes. These are shown in the following UML and described in the following sub-sections.</text:p>
        <text:section text:style-name="Sect1" text:name="core_entity_builtin">
          <text:p text:style-name="P7"><draw:frame draw:style-name="fr3" draw:name="Image20" text:anchor-type="as-char" svg:width="0.7874in" svg:height="0.3937in" draw:z-index="19"><draw:image xlink:href="../Basic%20Meta-Model%20(BMM)_files/LANG-bmm.core.entity-builtin.svg" xlink:type="simple" xlink:show="embed" xlink:actuate="onLoad"/><svg:title>LANG bmm.core.entity builtin</svg:title></draw:frame><text:s/></text:p>
          <text:p text:style-name="P21">Figure 18. Built-in meta-types</text:p>
        </text:section>
        <text:h text:style-name="P10" text:outline-level="4"><text:bookmark-start text:name="__RefHeading___Toc40090_1418072056"/><text:bookmark text:name="_tuple_meta_type"/>6.5.1. Tuple Meta-type<text:bookmark-end text:name="__RefHeading___Toc40090_1418072056"/></text:h>
        <text:p text:style-name="P6"><text:span text:style-name="T2">The meta-type </text:span><text:span text:style-name="Source_20_Text"><text:span text:style-name="T2">BMM_TUPLE_TYPE</text:span></text:span><text:span text:style-name="T2"> enables the </text:span><text:span text:style-name="Emphasis"><text:span text:style-name="T2">type</text:span></text:span><text:span text:style-name="T2"> of a tuple i.e. an array of objects each of which may be of any type, to be stated in terms of other types. This is mostly used to state the type of a set of arguments in the </text:span><text:span text:style-name="Source_20_Text"><text:span text:style-name="T2">BMM_SIGNATURE</text:span></text:span><text:span text:style-name="T2"> class, but standalone tuple types may also be used in a model, providing roughly the effect of an anonymous class (or a </text:span><text:span text:style-name="Source_20_Text"><text:span text:style-name="T2">struct</text:span></text:span><text:span text:style-name="T2"> in C/C++).The notional type </text:span><text:span text:style-name="Source_20_Text"><text:span text:style-name="T2">Tuple</text:span></text:span><text:span text:style-name="T2"> defined by </text:span><text:span text:style-name="Source_20_Text"><text:span text:style-name="T2">BMM_TUPLE_TYPE</text:span></text:span><text:span text:style-name="T2"> is treadted as a BMM built-in, and is therefore not stated in any BMM model.</text:span></text:p>
        <text:h text:style-name="P11" text:outline-level="5"><text:bookmark-start text:name="__RefHeading___Toc40092_1418072056"/><text:bookmark text:name="_conformance_5"/><text:soft-page-break/>6.5.1.1. Conformance<text:bookmark-end text:name="__RefHeading___Toc40092_1418072056"/></text:h>
        <text:p text:style-name="P15">Conformance of Tuple types is according to the rules:</text:p>
        <text:list text:style-name="L26">
          <text:list-item>
            <text:p text:style-name="P83"><text:span text:style-name="Emphasis"><text:span text:style-name="T2">meta-rule</text:span></text:span><text:span text:style-name="T2">: A Tuple type can only conform to another Tuple type;</text:span></text:p>
          </text:list-item>
          <text:list-item>
            <text:p text:style-name="P83"><text:span text:style-name="Emphasis"><text:span text:style-name="T2">concrete rules</text:span></text:span><text:span text:style-name="T2">: A Tuple type </text:span><text:span text:style-name="Source_20_Text"><text:span text:style-name="T2">Tuple[Ta</text:span></text:span><text:span text:style-name="Source_20_Text"><text:span text:style-name="T3">i</text:span></text:span><text:span text:style-name="Source_20_Text"><text:span text:style-name="T2">, …​]</text:span></text:span><text:span text:style-name="T2"> conforms to Tuple type </text:span><text:span text:style-name="Source_20_Text"><text:span text:style-name="T2">Tuple[Tb</text:span></text:span><text:span text:style-name="Source_20_Text"><text:span text:style-name="T3">i</text:span></text:span><text:span text:style-name="Source_20_Text"><text:span text:style-name="T2">, …​]</text:span></text:span><text:span text:style-name="T2"> iff:</text:span></text:p>
            <text:list>
              <text:list-item>
                <text:p text:style-name="P83"><text:span text:style-name="T2">for each </text:span><text:span text:style-name="Source_20_Text"><text:span text:style-name="T2">Ta</text:span></text:span><text:span text:style-name="Source_20_Text"><text:span text:style-name="T3">i</text:span></text:span><text:span text:style-name="T2">, </text:span><text:span text:style-name="Source_20_Text"><text:span text:style-name="T2">Ta</text:span></text:span><text:span text:style-name="Source_20_Text"><text:span text:style-name="T3">i</text:span></text:span><text:span text:style-name="T2"> conforms to </text:span><text:span text:style-name="Source_20_Text"><text:span text:style-name="T2">Tb</text:span></text:span><text:span text:style-name="Source_20_Text"><text:span text:style-name="T3">i</text:span></text:span><text:span text:style-name="T2">.</text:span></text:p>
              </text:list-item>
            </text:list>
          </text:list-item>
        </text:list>
        <text:p text:style-name="P6"><text:span text:style-name="T2">The practical effect of this is that longer tuples may conform to shorter tuples. For example, the tuple type </text:span><text:span text:style-name="Source_20_Text"><text:span text:style-name="T2">[Document, String, Integer]</text:span></text:span><text:span text:style-name="T2"> conforms to the tuple type </text:span><text:span text:style-name="Source_20_Text"><text:span text:style-name="T2">[Document]</text:span></text:span><text:span text:style-name="T2">.</text:span></text:p>
        <text:h text:style-name="P10" text:outline-level="4"><text:bookmark-start text:name="__RefHeading___Toc40094_1418072056"/><text:bookmark text:name="_signature_meta_type"/>6.5.2. Signature Meta-type<text:bookmark-end text:name="__RefHeading___Toc40094_1418072056"/></text:h>
        <text:p text:style-name="P6"><text:span text:style-name="T2">Within any typed formalism, any entity declared as having a type also has a </text:span><text:span text:style-name="Emphasis"><text:span text:style-name="T2">signature</text:span></text:span><text:span text:style-name="T2">. In BMM, this is is the case for any kind of feature of a class, including constants, properties, and routines. The signature of a feature is a formal construct capturing the type structure of the feature. The simplest type of signature is that of properties and constants, which may be expressed formally in a typical abstract syntax as follows:</text:span></text:p>
        <text:p text:style-name="P13"><text:s text:c="4"/>T_result</text:p>
        <text:p text:style-name="P15">This indicates that both have a return type, being the type of the value they are attached to at execution time.</text:p>
        <text:p text:style-name="P15">The general form of routine signatures is as follows:</text:p>
        <text:p text:style-name="P14"><text:s text:c="4"/>Function &lt;[T_arg1, T_arg2, ...], T_result&gt; <text:s text:c="3"/>-- Function type</text:p>
        <text:p text:style-name="P18"><text:s text:c="4"/>Procedure &lt;[T_arg1, T_arg2, ...]&gt; <text:s text:c="12"/>-- Procedure type</text:p>
        <text:p text:style-name="P6"><text:soft-page-break/><text:span text:style-name="T2">In the above, the construction </text:span><text:span text:style-name="Source_20_Text"><text:span text:style-name="T2">[Type, …​]</text:span></text:span><text:span text:style-name="T2"> represents a type-tuple. Strictly speaking, the 'Function' and 'Procedure' are unnecessary, since they can be inferred from just the pure signature. However, for readability they are recommended.</text:span></text:p>
        <text:p text:style-name="P15">Typical examples of function signatures are as follows:</text:p>
        <text:p text:style-name="P14"><text:s text:c="4"/>Function &lt;[], Date&gt; <text:s text:c="25"/>-- a 0-order function like current_date</text:p>
        <text:p text:style-name="P19"><text:s text:c="4"/>Function &lt;[Real, Real], Real&gt; <text:s text:c="15"/>-- a 2nd-order function like '*' for the domain R</text:p>
        <text:p text:style-name="P18"><text:s text:c="4"/>Function &lt;[Integer, Integer], Integer&gt; <text:s text:c="6"/>-- a 2nd-order function like 'add' for the domain I</text:p>
        <text:p text:style-name="P15">Typical procedure signatures include the following:</text:p>
        <text:p text:style-name="P14"><text:s text:c="4"/>Procedure &lt;[]&gt; <text:s text:c="30"/>-- a 0-order (argumentless) procedure</text:p>
        <text:p text:style-name="P19"><text:s text:c="4"/>Procedure &lt;[Real]&gt; <text:s text:c="26"/>-- a 1st-order procedure for the domain R</text:p>
        <text:p text:style-name="P18"><text:s text:c="4"/>Procedure &lt;[String, Integer]&gt; <text:s text:c="15"/>-- a procedure taking a String and an Integer argument</text:p>
        <text:p text:style-name="P6"><text:span text:style-name="T2">In order to support functional semantics such as function-as-object, the notion of signature is defined in BMM as a first order meta-type, </text:span><text:span text:style-name="Source_20_Text"><text:span text:style-name="T2">BMM_SIGNATURE</text:span></text:span><text:span text:style-name="T2"> and descendants. Instances of </text:span><text:span text:style-name="Source_20_Text"><text:span text:style-name="T2">BMM_SIGNATURE</text:span></text:span><text:span text:style-name="T2"> represent any kind of signature and reference the meta-type of the evaluated form via </text:span><text:span text:style-name="Source_20_Text"><text:span text:style-name="Emphasis"><text:span text:style-name="T2">result_type</text:span></text:span></text:span><text:span text:style-name="T2">, which may be of any BMM meta-type.</text:span></text:p>
        <text:p text:style-name="P6"><text:span text:style-name="Source_20_Text"><text:span text:style-name="T2">BMM_ROUTINE_TYPE</text:span></text:span><text:span text:style-name="T2"> is the meta-type of any kind of agent (i.e. lambda) and provides </text:span><text:span text:style-name="Source_20_Text"><text:span text:style-name="Emphasis"><text:span text:style-name="T2">argument_types</text:span></text:span></text:span><text:span text:style-name="T2">, whose meta-type is </text:span><text:span text:style-name="Source_20_Text"><text:span text:style-name="T2">BMM_TUPLE_TYPE</text:span></text:span><text:span text:style-name="T2"> (See </text:span><text:a xlink:type="simple" xlink:href="https://specifications.openehr.org/releases/LANG/latest/bmm.html#Tuple%20Type" text:style-name="Internet_20_link" text:visited-style-name="Visited_20_Internet_20_Link"><text:span text:style-name="T2">[Tuple Type]</text:span></text:a><text:span text:style-name="T2">). The descendant </text:span><text:span text:style-name="Source_20_Text"><text:span text:style-name="T2">BMM_PROCEDURE_TYPE</text:span></text:span><text:span text:style-name="T2"> specialises the return type to the built-in type </text:span><text:span text:style-name="Source_20_Text"><text:span text:style-name="T2">BMM_STATUS_TYPE</text:span></text:span><text:span text:style-name="T2"> (see below), used to represent the status of a procedure call.</text:span></text:p>
        <text:p text:style-name="P15">The following signatures state the types 'any function' and 'any procedure':</text:p>
        <text:p text:style-name="P14"><text:s text:c="4"/>Function &lt;&gt; <text:s text:c="33"/>-- any function</text:p>
        <text:p text:style-name="P18"><text:s text:c="4"/>Procedure &lt;&gt; <text:s text:c="32"/>-- any procedure</text:p>
        <text:p text:style-name="P6"><text:soft-page-break/><text:span text:style-name="T2">As for the Tuple meta-type, the notional </text:span><text:span text:style-name="Source_20_Text"><text:span text:style-name="T2">Signature</text:span></text:span><text:span text:style-name="T2"> meta-type is a BMM built-in, and is not itself defined in any BMM model.</text:span></text:p>
        <text:h text:style-name="P11" text:outline-level="5"><text:bookmark-start text:name="__RefHeading___Toc40096_1418072056"/><text:bookmark text:name="_conformance_6"/>6.5.2.1. Conformance<text:bookmark-end text:name="__RefHeading___Toc40096_1418072056"/></text:h>
        <text:p text:style-name="P15">Conformance of Signature types is as follows:</text:p>
        <text:list text:style-name="L27">
          <text:list-item>
            <text:p text:style-name="P84"><text:span text:style-name="Emphasis"><text:span text:style-name="T2">meta-rule</text:span></text:span><text:span text:style-name="T2">: A Signature type can only conform to another Signature type;</text:span></text:p>
          </text:list-item>
          <text:list-item>
            <text:p text:style-name="P84"><text:span text:style-name="Emphasis"><text:span text:style-name="T2">concrete rules</text:span></text:span><text:span text:style-name="T2">:</text:span></text:p>
            <text:list>
              <text:list-item>
                <text:p text:style-name="P84"><text:span text:style-name="T2">all specific Function signatures conform to the signature </text:span><text:span text:style-name="Source_20_Text"><text:span text:style-name="T2">Function</text:span></text:span><text:span text:style-name="T2">;</text:span></text:p>
              </text:list-item>
              <text:list-item>
                <text:p text:style-name="P84"><text:span text:style-name="T2">all specific Procedure signatures conform to the signature </text:span><text:span text:style-name="Source_20_Text"><text:span text:style-name="T2">Procedure</text:span></text:span><text:span text:style-name="T2">;</text:span></text:p>
              </text:list-item>
              <text:list-item>
                <text:p text:style-name="P60">the conformance of specific Function or Procedure signatures to another Function or Procedure signature is such that:</text:p>
                <text:list>
                  <text:list-item>
                    <text:p text:style-name="P60">the number of argument types accord and;</text:p>
                  </text:list-item>
                  <text:list-item>
                    <text:p text:style-name="P60">the type conformance of each corresponding argument and result type (for functions) follows the rules for conformance given by the meta-types of those types.</text:p>
                  </text:list-item>
                </text:list>
              </text:list-item>
            </text:list>
          </text:list-item>
        </text:list>
        <text:h text:style-name="P10" text:outline-level="4"><text:bookmark-start text:name="__RefHeading___Toc40098_1418072056"/><text:bookmark text:name="_status_meta_type"/>6.5.3. Status Meta-type<text:bookmark-end text:name="__RefHeading___Toc40098_1418072056"/></text:h>
        <text:p text:style-name="P6"><text:span text:style-name="T2">The meta-type </text:span><text:span text:style-name="Source_20_Text"><text:span text:style-name="T2">BMM_STATUS_TYPE</text:span></text:span><text:span text:style-name="T2"> is provided to represent the return type of procedure calls, i.e. of which the pure formal type is often denoted </text:span><text:span text:style-name="Source_20_Text"><text:span text:style-name="T2">Void</text:span></text:span><text:span text:style-name="T2"> or </text:span><text:span text:style-name="Source_20_Text"><text:span text:style-name="T2">None</text:span></text:span><text:span text:style-name="T2"> in programming languages. Using a special return type simplifies the meta-model of routines, since without it, procedures create an anomaly within a system in which all other class features have a result type. Within BMM, procedures are considered to be </text:span><text:span text:style-name="Emphasis"><text:span text:style-name="T2">state-changing actions</text:span></text:span><text:span text:style-name="T2">, and the Status return type enables call and/or execution status information to be returned. Usually this can be ignored, and procedures can be called without assignment. This approach is similar to that of Haskell, in </text:span><text:soft-page-break/><text:span text:style-name="T2">which procedure calls return the 'unit' type.</text:span></text:p>
        <text:h text:style-name="P9" text:outline-level="3"><text:bookmark-start text:name="__RefHeading___Toc40100_1418072056"/><text:bookmark text:name="_type_conformance"/>6.6. Type Conformance<text:bookmark-end text:name="__RefHeading___Toc40100_1418072056"/></text:h>
        <text:p text:style-name="P6"><text:span text:style-name="T2">An algorithm to determine conformance of two type-names (e.g. to implement </text:span><text:span text:style-name="Source_20_Text"><text:span text:style-name="T2">BMM_MODEL.</text:span></text:span><text:span text:style-name="Source_20_Text"><text:span text:style-name="Emphasis"><text:span text:style-name="T2">type_conforms_to()</text:span></text:span></text:span><text:span text:style-name="T2">) is as follows:</text:span></text:p>
        <text:p text:style-name="P5"><text:span text:style-name="Source_20_Text"><text:span text:style-name="T2">Boolean type_conforms_to (String a_type, anc_type)</text:span></text:span></text:p>
        <text:p text:style-name="Preformatted_20_Text"><text:span text:style-name="Source_20_Text"><text:span text:style-name="T2">{</text:span></text:span></text:p>
        <text:p text:style-name="Preformatted_20_Text"><text:span text:style-name="Source_20_Text"><text:span text:style-name="T2"><text:s text:c="4"/>BMM_TYPE_NAME a_type_name, anc_type_name;</text:span></text:span></text:p>
        <text:p text:style-name="Preformatted_20_Text"/>
        <text:p text:style-name="Preformatted_20_Text"><text:span text:style-name="Source_20_Text"><text:span text:style-name="T2"><text:s text:c="4"/>if attached create_type_name_from_string (a_a_type) as a_type_name and</text:span></text:span></text:p>
        <text:p text:style-name="Preformatted_20_Text"><text:span text:style-name="Source_20_Text"><text:span text:style-name="T2"><text:s text:c="8"/>attached create_type_name_from_string (anc_type) as anc_type_name</text:span></text:span></text:p>
        <text:p text:style-name="Preformatted_20_Text"><text:span text:style-name="Source_20_Text"><text:span text:style-name="T2"><text:s text:c="4"/>{</text:span></text:span></text:p>
        <text:p text:style-name="Preformatted_20_Text"><text:span text:style-name="Source_20_Text"><text:span text:style-name="T2"><text:s text:c="8"/>base_class = a_type_name.name;</text:span></text:span></text:p>
        <text:p text:style-name="Preformatted_20_Text"><text:span text:style-name="Source_20_Text"><text:span text:style-name="T2"><text:s text:c="8"/>anc_base_class = anc_type_name.name;</text:span></text:span></text:p>
        <text:p text:style-name="Preformatted_20_Text"/>
        <text:p text:style-name="Preformatted_20_Text"><text:span text:style-name="Source_20_Text"><text:span text:style-name="T2"><text:s text:c="8"/>if (base_class.is_case_insensitive_equal (anc_base_class) or else</text:span></text:span></text:p>
        <text:p text:style-name="Preformatted_20_Text"><text:span text:style-name="Source_20_Text"><text:span text:style-name="T2"><text:s text:c="12"/>class_definition (base_class).has_ancestor_class (anc_base_class))</text:span></text:span></text:p>
        <text:p text:style-name="Preformatted_20_Text"><text:span text:style-name="Source_20_Text"><text:span text:style-name="T2"><text:s text:c="8"/>{</text:span></text:span></text:p>
        <text:p text:style-name="Preformatted_20_Text"><text:span text:style-name="Source_20_Text"><text:span text:style-name="T2"><text:s text:c="12"/>BMM_CLASS bmm_def_class = class_definition (base_class);</text:span></text:span></text:p>
        <text:p text:style-name="Preformatted_20_Text"/>
        <text:p text:style-name="Preformatted_20_Text"><text:span text:style-name="Source_20_Text"><text:span text:style-name="T2"><text:s text:c="12"/>// ---- Tuple types</text:span></text:span></text:p>
        <text:p text:style-name="Preformatted_20_Text"/>
        <text:p text:style-name="Preformatted_20_Text"><text:span text:style-name="Source_20_Text"><text:span text:style-name="T2"><text:s text:c="12"/>// ---- Signature types ----</text:span></text:span></text:p>
        <text:p text:style-name="Preformatted_20_Text"/>
        <text:p text:style-name="Preformatted_20_Text"><text:span text:style-name="Source_20_Text"><text:span text:style-name="T2"><text:s text:c="12"/>// ---- Generic types</text:span></text:span></text:p>
        <text:p text:style-name="Preformatted_20_Text"><text:span text:style-name="Source_20_Text"><text:span text:style-name="T2"><text:s text:c="12"/>// handle case where formal generic names appear in type name</text:span></text:span></text:p>
        <text:p text:style-name="Preformatted_20_Text"><text:span text:style-name="Source_20_Text"><text:span text:style-name="T2"><text:s text:c="12"/>if (valid_generic_type_name (a_type) and bmm_def_class instanceOf (BMM_GENERIC_CLASS) {</text:span></text:span></text:p>
        <text:p text:style-name="Preformatted_20_Text"/>
        <text:p text:style-name="Preformatted_20_Text"><text:soft-page-break/><text:span text:style-name="Source_20_Text"><text:span text:style-name="T2"><text:s text:c="16"/>// in the case of both being generic, we need to compare generics</text:span></text:span></text:p>
        <text:p text:style-name="Preformatted_20_Text"><text:span text:style-name="Source_20_Text"><text:span text:style-name="T2"><text:s text:c="16"/>// to start with, the number of generics must match</text:span></text:span></text:p>
        <text:p text:style-name="Preformatted_20_Text"><text:span text:style-name="Source_20_Text"><text:span text:style-name="T2"><text:s text:c="16"/>BMM_CLASS anc_bmm_def_class = class_definition (anc_base_class);</text:span></text:span></text:p>
        <text:p text:style-name="Preformatted_20_Text"><text:span text:style-name="Source_20_Text"><text:span text:style-name="T2"><text:s text:c="16"/>if (valid_generic_type_name (anc_type) and anc_bmm_def_class instanceOf (BMM_GENERIC_CLASS)) {</text:span></text:span></text:p>
        <text:p text:style-name="Preformatted_20_Text"><text:span text:style-name="Source_20_Text"><text:span text:style-name="T2"><text:s text:c="20"/>ArrayedList&lt;String&gt; a_type_gen_params = a_type_name.generic_parameters_type_list;</text:span></text:span></text:p>
        <text:p text:style-name="Preformatted_20_Text"><text:span text:style-name="Source_20_Text"><text:span text:style-name="T2"><text:s text:c="20"/>ArrayedList&lt;String&gt; anc_type_gen_params = anc_type_name.generic_parameters_type_list;</text:span></text:span></text:p>
        <text:p text:style-name="Preformatted_20_Text"/>
        <text:p text:style-name="Preformatted_20_Text"><text:span text:style-name="Source_20_Text"><text:span text:style-name="T2"><text:s text:c="20"/>if (a_type_gen_params.count = anc_type_gen_params.count) {</text:span></text:span></text:p>
        <text:p text:style-name="Preformatted_20_Text"/>
        <text:p text:style-name="Preformatted_20_Text"><text:span text:style-name="Source_20_Text"><text:span text:style-name="T2"><text:s text:c="24"/>Iterator&lt;String&gt; this_gen_parms_it = a_type_gen_params.iterator();</text:span></text:span></text:p>
        <text:p text:style-name="Preformatted_20_Text"><text:span text:style-name="Source_20_Text"><text:span text:style-name="T2"><text:s text:c="24"/>Iterator&lt;String&gt; other_gen_parms_it = anc_type_gen_params.iterator();</text:span></text:span></text:p>
        <text:p text:style-name="Preformatted_20_Text"/>
        <text:p text:style-name="Preformatted_20_Text"><text:span text:style-name="Source_20_Text"><text:span text:style-name="T2"><text:s text:c="24"/>Boolean result = True;</text:span></text:span></text:p>
        <text:p text:style-name="Preformatted_20_Text"><text:span text:style-name="Source_20_Text"><text:span text:style-name="T2"><text:s text:c="24"/>String a_type_gen_type, anc_type_gen_type;</text:span></text:span></text:p>
        <text:p text:style-name="Preformatted_20_Text"/>
        <text:p text:style-name="Preformatted_20_Text"><text:span text:style-name="Source_20_Text"><text:span text:style-name="T2"><text:s text:c="24"/>while (this_gen_parms_it.hasNext() &amp;&amp; other_gen_parms_it.hasNext() || !result) {</text:span></text:span></text:p>
        <text:p text:style-name="Preformatted_20_Text"><text:span text:style-name="Source_20_Text"><text:span text:style-name="T2"><text:s text:c="28"/>// first we convert any open generic parameters to their conformance types</text:span></text:span></text:p>
        <text:p text:style-name="Preformatted_20_Text"><text:span text:style-name="Source_20_Text"><text:span text:style-name="T2"><text:s text:c="28"/>// We assume type names of 1 letter are open parameters</text:span></text:span></text:p>
        <text:p text:style-name="Preformatted_20_Text"><text:span text:style-name="Source_20_Text"><text:span text:style-name="T2"><text:s text:c="28"/>String this_gen_parm = this_gen_parms_it.next();</text:span></text:span></text:p>
        <text:p text:style-name="Preformatted_20_Text"><text:span text:style-name="Source_20_Text"><text:span text:style-name="T2"><text:s text:c="28"/>String other_gen_parm = other_gen_parms_it.next();</text:span></text:span></text:p>
        <text:p text:style-name="Preformatted_20_Text"><text:span text:style-name="Source_20_Text"><text:span text:style-name="T2"><text:s text:c="28"/>if (formal_generic_parameter_name (this_gen_parm))</text:span></text:span></text:p>
        <text:p text:style-name="Preformatted_20_Text"><text:span text:style-name="Source_20_Text"><text:span text:style-name="T2"><text:s text:c="32"/>a_type_gen_type = this_bmm_gen_class.generic_parameter_conformance_type (this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_type_gen_type = this_gen_parm;</text:span></text:span></text:p>
        <text:p text:style-name="Preformatted_20_Text"/>
        <text:p text:style-name="Preformatted_20_Text"><text:span text:style-name="Source_20_Text"><text:span text:style-name="T2"><text:s text:c="28"/>if (formal_generic_parameter_name (other_gen_parm))</text:span></text:span></text:p>
        <text:p text:style-name="Preformatted_20_Text"><text:span text:style-name="Source_20_Text"><text:span text:style-name="T2"><text:s text:c="32"/>anc_type_gen_type = other_bmm_gen_class.generic_parameter_conformance_type (other_gen_parm);</text:span></text:span></text:p>
        <text:p text:style-name="Preformatted_20_Text"><text:span text:style-name="Source_20_Text"><text:span text:style-name="T2"><text:s text:c="28"/>else</text:span></text:span></text:p>
        <text:p text:style-name="Preformatted_20_Text"><text:span text:style-name="Source_20_Text"><text:span text:style-name="T2"><text:s text:c="32"/>anc_type_gen_type = other_gen_parm;</text:span></text:span></text:p>
        <text:p text:style-name="Preformatted_20_Text"><text:soft-page-break/></text:p>
        <text:p text:style-name="Preformatted_20_Text"><text:span text:style-name="Source_20_Text"><text:span text:style-name="T2"><text:s text:c="28"/>-- now do the test</text:span></text:span></text:p>
        <text:p text:style-name="Preformatted_20_Text"><text:span text:style-name="Source_20_Text"><text:span text:style-name="T2"><text:s text:c="28"/>result = type_conforms_to (a_type_gen_type, anc_type_gen_type);</text:span></text:span></text:p>
        <text:p text:style-name="Preformatted_20_Text"><text:span text:style-name="Source_20_Text"><text:span text:style-name="T2"><text:s text:c="24"/>}</text:span></text:span></text:p>
        <text:p text:style-name="Preformatted_20_Text"/>
        <text:p text:style-name="Preformatted_20_Text"><text:span text:style-name="Source_20_Text"><text:span text:style-name="T2"><text:s text:c="24"/>return result;</text:span></text:span></text:p>
        <text:p text:style-name="Preformatted_20_Text"><text:span text:style-name="Source_20_Text"><text:span text:style-name="T2"><text:s text:c="20"/>}</text:span></text:span></text:p>
        <text:p text:style-name="Preformatted_20_Text"/>
        <text:p text:style-name="Preformatted_20_Text"><text:span text:style-name="Source_20_Text"><text:span text:style-name="T2"><text:s text:c="16"/>}</text:span></text:span></text:p>
        <text:p text:style-name="Preformatted_20_Text"><text:span text:style-name="Source_20_Text"><text:span text:style-name="T2"><text:s text:c="16"/>// Conforms - case where anc type is not provided in generic form, but desc is</text:span></text:span></text:p>
        <text:p text:style-name="Preformatted_20_Text"><text:span text:style-name="Source_20_Text"><text:span text:style-name="T2"><text:s text:c="16"/>// e.g. Interval&lt;Integer&gt; conforms to Interval</text:span></text:span></text:p>
        <text:p text:style-name="Preformatted_20_Text"><text:span text:style-name="Source_20_Text"><text:span text:style-name="T2"><text:s text:c="16"/>else</text:span></text:span></text:p>
        <text:p text:style-name="Preformatted_20_Text"><text:span text:style-name="Source_20_Text"><text:span text:style-name="T2"><text:s text:c="20"/>return True;</text:span></text:span></text:p>
        <text:p text:style-name="Preformatted_20_Text"><text:span text:style-name="Source_20_Text"><text:span text:style-name="T2"><text:s text:c="12"/>}</text:span></text:span></text:p>
        <text:p text:style-name="Preformatted_20_Text"><text:span text:style-name="Source_20_Text"><text:span text:style-name="T2"><text:s text:c="12"/>// in the following case, the descendant type is not generic,</text:span></text:span></text:p>
        <text:p text:style-name="Preformatted_20_Text"><text:span text:style-name="Source_20_Text"><text:span text:style-name="T2"><text:s text:c="12"/>// so the ancestor type cannot be either, for conformance</text:span></text:span></text:p>
        <text:p text:style-name="Preformatted_20_Text"><text:span text:style-name="Source_20_Text"><text:span text:style-name="T2"><text:s text:c="12"/>else</text:span></text:span></text:p>
        <text:p text:style-name="Preformatted_20_Text"><text:span text:style-name="Source_20_Text"><text:span text:style-name="T2"><text:s text:c="16"/>return not valid_generic_type_name (anc_type);</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23"><text:span text:style-name="Source_20_Text"><text:span text:style-name="T2">}</text:span></text:span></text:p>
        <text:h text:style-name="P9" text:outline-level="3"><text:bookmark-start text:name="__RefHeading___Toc40102_1418072056"/><text:bookmark text:name="_model_theoretic_questions"/>6.7. Model Theoretic Questions<text:bookmark-end text:name="__RefHeading___Toc40102_1418072056"/></text:h>
        <text:p text:style-name="P15">The above model produces a number of outcomes that are not necessarily immediately obvious or expected, including:</text:p>
        <text:list text:style-name="L28">
          <text:list-item>
            <text:p text:style-name="P61">Inheritance is from classes to types rather than classes;</text:p>
          </text:list-item>
          <text:list-item>
            <text:p text:style-name="P61">A Generic type parameter can only be a unitary type, i.e. not a container type;</text:p>
          </text:list-item>
          <text:list-item>
            <text:p text:style-name="P61"><text:soft-page-break/>Tuple and Signature types are pure types, i.e. not defined in generating model other than by implication due to use as routine argument lists;</text:p>
          </text:list-item>
          <text:list-item>
            <text:p text:style-name="P85"><text:span text:style-name="T2">In theory, a Signature type could be a </text:span><text:span text:style-name="Source_20_Text"><text:span text:style-name="T2">BMM_GENERIC_TYPE</text:span></text:span><text:span text:style-name="T2"> descendant but the specialisation restriction would make the meta-model more complex for no obvious benefit.</text:span></text:p>
          </text:list-item>
        </text:list>
        <text:h text:style-name="P9" text:outline-level="3"><text:bookmark-start text:name="__RefHeading___Toc40104_1418072056"/><text:bookmark text:name="_class_definitions_4"/>6.8. Class Definitions<text:bookmark-end text:name="__RefHeading___Toc40104_1418072056"/></text:h>
        <text:h text:style-name="P10" text:outline-level="4"><text:bookmark-start text:name="__RefHeading___Toc40106_1418072056"/><text:bookmark text:name="_bmm_type_class"/>6.8.1. <text:span text:style-name="T5">BMM_TYPE</text:span> Class<text:bookmark-end text:name="__RefHeading___Toc40106_1418072056"/></text:h>
        <table:table table:name="Table22" table:style-name="Table22">
          <table:table-column table:style-name="Table22.A"/>
          <table:table-column table:style-name="Table22.B"/>
          <table:table-column table:style-name="Table22.C"/>
          <table:table-row>
            <table:table-cell table:style-name="Table22.A1" office:value-type="string">
              <text:p text:style-name="Body_20_Text.tableblock"><text:span text:style-name="Strong_20_Emphasis">Class</text:span></text:p>
            </table:table-cell>
            <table:table-cell table:style-name="Table22.A1" table:number-columns-spanned="2" office:value-type="string">
              <text:p text:style-name="Body_20_Text.tableblock"><text:span text:style-name="Emphasis">BMM_TYPE (abstract)</text:span></text:p>
            </table:table-cell>
            <table:covered-table-cell/>
          </table:table-row>
          <table:table-row>
            <table:table-cell table:style-name="Table22.A1" office:value-type="string">
              <text:p text:style-name="Body_20_Text.tableblock"><text:span text:style-name="Strong_20_Emphasis">Description</text:span></text:p>
            </table:table-cell>
            <table:table-cell table:style-name="Table22.A1" table:number-columns-spanned="2" office:value-type="string">
              <text:p text:style-name="P4">Abstract idea of specifying a type in some context. This is not the same as 'defining' a class. A type specification is essentially a reference of some kind, that defines the type of an attribute, or function result or argument. It may include generic parameters that might or might not be bound. See subtypes.</text:p>
            </table:table-cell>
            <table:covered-table-cell/>
          </table:table-row>
          <table:table-row>
            <table:table-cell table:style-name="Table22.A1" office:value-type="string">
              <text:p text:style-name="Body_20_Text.tableblock"><text:span text:style-name="Strong_20_Emphasis">Functions</text:span></text:p>
            </table:table-cell>
            <table:table-cell table:style-name="Table22.A1" office:value-type="string">
              <text:p text:style-name="Body_20_Text.tableblock"><text:span text:style-name="Strong_20_Emphasis">Signature</text:span></text:p>
            </table:table-cell>
            <table:table-cell table:style-name="Table22.A1" office:value-type="string">
              <text:p text:style-name="Body_20_Text.tableblock"><text:span text:style-name="Strong_20_Emphasis">Meaning</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type_name</text:span> (): <text:span text:style-name="Source_20_Text">String</text:span></text:p>
            </table:table-cell>
            <table:table-cell table:style-name="Table22.A1" office:value-type="string">
              <text:p text:style-name="P4">Formal string form of the type as per UML.</text:p>
            </table:table-cell>
          </table:table-row>
          <table:table-row>
            <table:table-cell table:style-name="Table22.A1" office:value-type="string">
              <text:p text:style-name="Body_20_Text.tableblock"><text:span text:style-name="Strong_20_Emphasis">1..1</text:span></text:p>
            </table:table-cell>
            <table:table-cell table:style-name="Table22.A1" office:value-type="string">
              <text:p text:style-name="Body_20_Text.tableblock"><text:span text:style-name="Strong_20_Emphasis">type_signature</text:span> (): <text:span text:style-name="Source_20_Text">String</text:span></text:p>
            </table:table-cell>
            <table:table-cell table:style-name="Table22.A1" office:value-type="string">
              <text:p text:style-name="P4">Signature form of the type name, which for generics includes generic parameter constrainer types E.g. <text:span text:style-name="Source_20_Text">Interval&lt;T:Ordered&gt;</text:span>.</text:p>
              <text:p text:style-name="P4">Defaults to the value of <text:span text:style-name="Source_20_Text"><text:span text:style-name="Emphasis">type_name()</text:span></text:span>.</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abstract</text:span> (): <text:span text:style-name="Source_20_Text">Boolean</text:span></text:p>
            </table:table-cell>
            <table:table-cell table:style-name="Table22.A1" office:value-type="string">
              <text:p text:style-name="P4">If true, indicates a type based on an abstract class, i.e. a type that cannot be directly instantiated.</text:p>
            </table:table-cell>
          </table:table-row>
          <text:soft-page-break/>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is_primitive</text:span> (): <text:span text:style-name="Source_20_Text">Boolean</text:span></text:p>
            </table:table-cell>
            <table:table-cell table:style-name="Table22.A1" office:value-type="string">
              <text:p text:style-name="P4">If True, indicates that a type based solely on primitive classes.</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2.A1" office:value-type="string">
              <text:p text:style-name="P4">Type with any container abstracted away; may be a formal generic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2.A1" office:value-type="string">
              <text:p text:style-name="P4">Type with any container abstracted away, and any formal parameter replaced by its effective constraint type.</text:p>
            </table:table-cell>
          </table:table-row>
          <table:table-row>
            <table:table-cell table:style-name="Table22.A1" office:value-type="string">
              <text:p text:style-name="Body_20_Text.tableblock"><text:span text:style-name="Strong_20_Emphasis">1..1<text:line-break/>(abstract)</text:span></text:p>
            </table:table-cell>
            <table:table-cell table:style-name="Table22.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2.A1" office:value-type="string">
              <text:p text:style-name="P4">Completely flattened list of type names, flattening out all generic parameters.</text:p>
            </table:table-cell>
          </table:table-row>
        </table:table>
        <text:h text:style-name="P10" text:outline-level="4"><text:bookmark-start text:name="__RefHeading___Toc40108_1418072056"/><text:bookmark text:name="_bmm_unitary_type_class"/>6.8.2. <text:span text:style-name="T5">BMM_UNITARY_TYPE</text:span> Class<text:bookmark-end text:name="__RefHeading___Toc40108_1418072056"/></text:h>
        <table:table table:name="Table23" table:style-name="Table23">
          <table:table-column table:style-name="Table23.A"/>
          <table:table-column table:style-name="Table23.B"/>
          <table:table-column table:style-name="Table23.C"/>
          <table:table-row>
            <table:table-cell table:style-name="Table23.A1" office:value-type="string">
              <text:p text:style-name="Body_20_Text.tableblock"><text:span text:style-name="Strong_20_Emphasis">Class</text:span></text:p>
            </table:table-cell>
            <table:table-cell table:style-name="Table23.A1" table:number-columns-spanned="2" office:value-type="string">
              <text:p text:style-name="Body_20_Text.tableblock"><text:span text:style-name="Emphasis">BMM_UNITARY_TYPE (abstract)</text:span></text:p>
            </table:table-cell>
            <table:covered-table-cell/>
          </table:table-row>
          <table:table-row>
            <table:table-cell table:style-name="Table23.A1" office:value-type="string">
              <text:p text:style-name="Body_20_Text.tableblock"><text:span text:style-name="Strong_20_Emphasis">Description</text:span></text:p>
            </table:table-cell>
            <table:table-cell table:style-name="Table23.A1" table:number-columns-spanned="2" office:value-type="string">
              <text:p text:style-name="P4">Parent of meta-types that may be used as the type of any instantiated object that is not a container object.</text:p>
            </table:table-cell>
            <table:covered-table-cell/>
          </table:table-row>
          <table:table-row>
            <table:table-cell table:style-name="Table23.A1" office:value-type="string">
              <text:p text:style-name="Body_20_Text.tableblock"><text:span text:style-name="Strong_20_Emphasis">Inherit</text:span></text:p>
            </table:table-cell>
            <table:table-cell table:style-name="Table23.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23.A1" office:value-type="string">
              <text:p text:style-name="Body_20_Text.tableblock"><text:span text:style-name="Strong_20_Emphasis">Functions</text:span></text:p>
            </table:table-cell>
            <table:table-cell table:style-name="Table23.A1" office:value-type="string">
              <text:p text:style-name="Body_20_Text.tableblock"><text:span text:style-name="Strong_20_Emphasis">Signature</text:span></text:p>
            </table:table-cell>
            <table:table-cell table:style-name="Table23.A1" office:value-type="string">
              <text:p text:style-name="Body_20_Text.tableblock"><text:span text:style-name="Strong_20_Emphasis">Meaning</text:span></text:p>
            </table:table-cell>
          </table:table-row>
          <table:table-row>
            <table:table-cell table:style-name="Table23.A1" office:value-type="string">
              <text:p text:style-name="Body_20_Text.tableblock"><text:span text:style-name="Strong_20_Emphasis">1..1<text:line-break/>(effected)</text:span></text:p>
            </table:table-cell>
            <table:table-cell table:style-name="Table23.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23.A1" office:value-type="string">
              <text:p text:style-name="P4">Result = self.</text:p>
            </table:table-cell>
          </table:table-row>
        </table:table>
        <text:h text:style-name="P10" text:outline-level="4"><text:bookmark-start text:name="__RefHeading___Toc40110_1418072056"/><text:bookmark text:name="_bmm_effective_type_class"/><text:soft-page-break/>6.8.3. <text:span text:style-name="T5">BMM_EFFECTIVE_TYPE</text:span> Class<text:bookmark-end text:name="__RefHeading___Toc40110_1418072056"/></text:h>
        <table:table table:name="Table24" table:style-name="Table24">
          <table:table-column table:style-name="Table24.A"/>
          <table:table-column table:style-name="Table24.B"/>
          <table:table-column table:style-name="Table24.C"/>
          <table:table-row>
            <table:table-cell table:style-name="Table24.A1" office:value-type="string">
              <text:p text:style-name="Body_20_Text.tableblock"><text:span text:style-name="Strong_20_Emphasis">Class</text:span></text:p>
            </table:table-cell>
            <table:table-cell table:style-name="Table24.A1" table:number-columns-spanned="2" office:value-type="string">
              <text:p text:style-name="Body_20_Text.tableblock"><text:span text:style-name="Emphasis">BMM_EFFECTIVE_TYPE (abstract)</text:span></text:p>
            </table:table-cell>
            <table:covered-table-cell/>
          </table:table-row>
          <table:table-row>
            <table:table-cell table:style-name="Table24.A1" office:value-type="string">
              <text:p text:style-name="Body_20_Text.tableblock"><text:span text:style-name="Strong_20_Emphasis">Description</text:span></text:p>
            </table:table-cell>
            <table:table-cell table:style-name="Table24.A1" table:number-columns-spanned="2" office:value-type="string">
              <text:p text:style-name="P4">Meta-type for a concrete, unitary type that can be used as an actual parameter type in a generic type declaration.</text:p>
            </table:table-cell>
            <table:covered-table-cell/>
          </table:table-row>
          <table:table-row>
            <table:table-cell table:style-name="Table24.A1" office:value-type="string">
              <text:p text:style-name="Body_20_Text.tableblock"><text:span text:style-name="Strong_20_Emphasis">Inherit</text:span></text:p>
            </table:table-cell>
            <table:table-cell table:style-name="Table24.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4.A1" office:value-type="string">
              <text:p text:style-name="Body_20_Text.tableblock"><text:span text:style-name="Strong_20_Emphasis">Functions</text:span></text:p>
            </table:table-cell>
            <table:table-cell table:style-name="Table24.A1" office:value-type="string">
              <text:p text:style-name="Body_20_Text.tableblock"><text:span text:style-name="Strong_20_Emphasis">Signature</text:span></text:p>
            </table:table-cell>
            <table:table-cell table:style-name="Table24.A1" office:value-type="string">
              <text:p text:style-name="Body_20_Text.tableblock"><text:span text:style-name="Strong_20_Emphasis">Meaning</text:span></text:p>
            </table:table-cell>
          </table:table-row>
          <table:table-row>
            <table:table-cell table:style-name="Table24.A1" office:value-type="string">
              <text:p text:style-name="Body_20_Text.tableblock"><text:span text:style-name="Strong_20_Emphasis">1..1<text:line-break/>(effected)</text:span></text:p>
            </table:table-cell>
            <table:table-cell table:style-name="Table24.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4.A1" office:value-type="string">
              <text:p text:style-name="P4">Result = self.</text:p>
            </table:table-cell>
          </table:table-row>
          <table:table-row>
            <table:table-cell table:style-name="Table24.A1" office:value-type="string">
              <text:p text:style-name="Body_20_Text.tableblock"><text:span text:style-name="Strong_20_Emphasis">1..1<text:line-break/>(abstract)</text:span></text:p>
            </table:table-cell>
            <table:table-cell table:style-name="Table24.A1" office:value-type="string">
              <text:p text:style-name="Body_20_Text.tableblock"><text:span text:style-name="Strong_20_Emphasis">type_base_name</text:span> (): <text:span text:style-name="Source_20_Text">String</text:span></text:p>
            </table:table-cell>
            <table:table-cell table:style-name="Table24.A1" office:value-type="string">
              <text:p text:style-name="P4">Name of base generator type, i.e. excluding any generic parts if present.</text:p>
            </table:table-cell>
          </table:table-row>
        </table:table>
        <text:h text:style-name="P10" text:outline-level="4"><text:bookmark-start text:name="__RefHeading___Toc40112_1418072056"/><text:bookmark text:name="_bmm_parameter_type_class"/>6.8.4. <text:span text:style-name="T5">BMM_PARAMETER_TYPE Class</text:span><text:bookmark-end text:name="__RefHeading___Toc40112_1418072056"/></text:h>
        <table:table table:name="Table25" table:style-name="Table25">
          <table:table-column table:style-name="Table25.A"/>
          <table:table-column table:style-name="Table25.B"/>
          <table:table-column table:style-name="Table25.C"/>
          <table:table-row>
            <table:table-cell table:style-name="Table25.A1" office:value-type="string">
              <text:p text:style-name="Body_20_Text.tableblock"><text:span text:style-name="Strong_20_Emphasis">Class</text:span></text:p>
            </table:table-cell>
            <table:table-cell table:style-name="Table25.A1" table:number-columns-spanned="2" office:value-type="string">
              <text:p text:style-name="Body_20_Text.tableblock"><text:span text:style-name="Strong_20_Emphasis">BMM_PARAMETER_TYPE</text:span></text:p>
            </table:table-cell>
            <table:covered-table-cell/>
          </table:table-row>
          <table:table-row>
            <table:table-cell table:style-name="Table25.A1" office:value-type="string">
              <text:p text:style-name="Body_20_Text.tableblock"><text:span text:style-name="Strong_20_Emphasis">Description</text:span></text:p>
            </table:table-cell>
            <table:table-cell table:style-name="Table25.A1" table:number-columns-spanned="2" office:value-type="string">
              <text:p text:style-name="P4">Definition of a generic parameter in a class definition of a generic type.</text:p>
            </table:table-cell>
            <table:covered-table-cell/>
          </table:table-row>
          <table:table-row>
            <table:table-cell table:style-name="Table25.A1" office:value-type="string">
              <text:p text:style-name="Body_20_Text.tableblock"><text:span text:style-name="Strong_20_Emphasis">Inherit</text:span></text:p>
            </table:table-cell>
            <table:table-cell table:style-name="Table25.A1" table:number-columns-spanned="2" office:value-type="string">
              <text:p text:style-name="Body_20_Text.tableblock"><text:a xlink:type="simple" xlink:href="https://specifications.openehr.org/releases/LANG/latest/bmm.html#_bmm_unitary_type_class" text:style-name="Internet_20_link" text:visited-style-name="Visited_20_Internet_20_Link"><text:span text:style-name="Source_20_Text">BMM_UNITARY_TYPE</text:span></text:a></text:p>
            </table:table-cell>
            <table:covered-table-cell/>
          </table:table-row>
          <table:table-row>
            <table:table-cell table:style-name="Table25.A1" office:value-type="string">
              <text:p text:style-name="Body_20_Text.tableblock"><text:span text:style-name="Strong_20_Emphasis">Attribute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name</text:span>: <text:span text:style-name="Source_20_Text">String</text:span></text:p>
            </table:table-cell>
            <table:table-cell table:style-name="Table25.A1" office:value-type="string">
              <text:p text:style-name="P4">Name of the parameter, e.g. 'T' etc. The name is limited to 1 character and upper-case.</text:p>
            </table:table-cell>
          </table:table-row>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type_constraint</text:span>: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Optional conformance constraint that must be the name of a defined type.</text:p>
            </table:table-cell>
          </table:table-row>
          <text:soft-page-break/>
          <table:table-row>
            <table:table-cell table:style-name="Table25.A1" office:value-type="string">
              <text:p text:style-name="Body_20_Text.tableblock"><text:span text:style-name="Strong_20_Emphasis">0..1</text:span></text:p>
            </table:table-cell>
            <table:table-cell table:style-name="Table25.A1" office:value-type="string">
              <text:p text:style-name="Body_20_Text.tableblock"><text:span text:style-name="Strong_20_Emphasis">inheritance_precursor</text:span>: <text:a xlink:type="simple" xlink:href="https://specifications.openehr.org/releases/LANG/latest/bmm.html#_bmm_parameter_type_class" text:style-name="Internet_20_link" text:visited-style-name="Visited_20_Internet_20_Link"><text:span text:style-name="Source_20_Text">BMM_PARAMETER_TYPE</text:span></text:a></text:p>
            </table:table-cell>
            <table:table-cell table:style-name="Table25.A1" office:value-type="string">
              <text:p text:style-name="P4">If set, is the corresponding generic parameter definition in an ancestor class.</text:p>
            </table:table-cell>
          </table:table-row>
          <table:table-row>
            <table:table-cell table:style-name="Table25.A1" office:value-type="string">
              <text:p text:style-name="Body_20_Text.tableblock"><text:span text:style-name="Strong_20_Emphasis">Functions</text:span></text:p>
            </table:table-cell>
            <table:table-cell table:style-name="Table25.A1" office:value-type="string">
              <text:p text:style-name="Body_20_Text.tableblock"><text:span text:style-name="Strong_20_Emphasis">Signature</text:span></text:p>
            </table:table-cell>
            <table:table-cell table:style-name="Table25.A1" office:value-type="string">
              <text:p text:style-name="Body_20_Text.tableblock"><text:span text:style-name="Strong_20_Emphasis">Meaning</text:span></text:p>
            </table:table-cell>
          </table:table-row>
          <table:table-row>
            <table:table-cell table:style-name="Table25.A1" office:value-type="string">
              <text:p text:style-name="Body_20_Text.tableblock"><text:span text:style-name="Strong_20_Emphasis">1..1</text:span></text:p>
            </table:table-cell>
            <table:table-cell table:style-name="Table25.A1" office:value-type="string">
              <text:p text:style-name="Body_20_Text.tableblock"><text:span text:style-name="Strong_20_Emphasis">flattened_conforms_to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Result is either <text:span text:style-name="Source_20_Text"><text:span text:style-name="Emphasis">conforms_to_type</text:span></text:span> or <text:span text:style-name="Source_20_Text"><text:span text:style-name="Emphasis">inheritance_precursor.flattened_conforms_to_type</text:span></text:span>.</text:p>
            </table:table-cell>
          </table:table-row>
          <table:table-row>
            <table:table-cell table:style-name="Table25.A1" office:value-type="string">
              <text:p text:style-name="Body_20_Text.tableblock"><text:span text:style-name="Strong_20_Emphasis">1..1<text:line-break/>(redefined)</text:span></text:p>
            </table:table-cell>
            <table:table-cell table:style-name="Table25.A1" office:value-type="string">
              <text:p text:style-name="Body_20_Text.tableblock"><text:span text:style-name="Strong_20_Emphasis">type_signature</text:span> (): <text:span text:style-name="Source_20_Text">String</text:span></text:p>
            </table:table-cell>
            <table:table-cell table:style-name="Table25.A1" office:value-type="string">
              <text:p text:style-name="P4">Signature form of the open type, including constrainer type if there is one, e.g. <text:span text:style-name="Source_20_Text">T:Ordered</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primitive</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primitiv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is_abstract</text:span> (): <text:span text:style-name="Source_20_Text">Boolean</text:span></text:p>
            </table:table-cell>
            <table:table-cell table:style-name="Table25.A1" office:value-type="string">
              <text:p text:style-name="P4">Result = <text:span text:style-name="Source_20_Text">False</text:span> - generic parameters are understood by definition to be non-abstract.</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type_name</text:span> (): <text:span text:style-name="Source_20_Text">String</text:span></text:p>
            </table:table-cell>
            <table:table-cell table:style-name="Table25.A1" office:value-type="string">
              <text:p text:style-name="P4">Return <text:span text:style-name="Source_20_Text"><text:span text:style-name="Emphasis">name</text:span></text:span>.</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5.A1" office:value-type="string">
              <text:p text:style-name="P4">Result is either <text:span text:style-name="Source_20_Text"><text:span text:style-name="Emphasis">flattened_conforms_to_type.flattened_type_list</text:span></text:span> or the <text:span text:style-name="Source_20_Text">Any</text:span> type.</text:p>
            </table:table-cell>
          </table:table-row>
          <table:table-row>
            <table:table-cell table:style-name="Table25.A1" office:value-type="string">
              <text:p text:style-name="Body_20_Text.tableblock"><text:span text:style-name="Strong_20_Emphasis">1..1<text:line-break/>(effected)</text:span></text:p>
            </table:table-cell>
            <table:table-cell table:style-name="Table25.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25.A1" office:value-type="string">
              <text:p text:style-name="P4">Generate ultimate conformance type, which is either <text:span text:style-name="Source_20_Text"><text:span text:style-name="Emphasis">flattened_conforms_to_type</text:span></text:span> or if not set, <text:span text:style-name="Source_20_Text">'Any'</text:span>.</text:p>
            </table:table-cell>
          </table:table-row>
          <table:table-row>
            <table:table-cell table:style-name="Table25.A1" office:value-type="string">
              <text:p text:style-name="Body_20_Text.tableblock"><text:span text:style-name="Strong_20_Emphasis">Invariants</text:span></text:p>
            </table:table-cell>
            <table:table-cell table:style-name="Table25.A1" table:number-columns-spanned="2" office:value-type="string">
              <text:p text:style-name="P4"><text:span text:style-name="Emphasis">Inv_generic_name</text:span>: <text:span text:style-name="Source_20_Text">name.count = 1 and name.is_upper</text:span></text:p>
            </table:table-cell>
            <table:covered-table-cell/>
          </table:table-row>
        </table:table>
        <text:h text:style-name="P10" text:outline-level="4"><text:bookmark-start text:name="__RefHeading___Toc40114_1418072056"/><text:bookmark text:name="_bmm_model_type_class"/><text:soft-page-break/>6.8.5. <text:span text:style-name="T5">BMM_MODEL_TYPE</text:span> Class<text:bookmark-end text:name="__RefHeading___Toc40114_1418072056"/></text:h>
        <table:table table:name="Table26" table:style-name="Table26">
          <table:table-column table:style-name="Table26.A"/>
          <table:table-column table:style-name="Table26.B"/>
          <table:table-column table:style-name="Table26.C"/>
          <table:table-row>
            <table:table-cell table:style-name="Table26.A1" office:value-type="string">
              <text:p text:style-name="Body_20_Text.tableblock"><text:span text:style-name="Strong_20_Emphasis">Class</text:span></text:p>
            </table:table-cell>
            <table:table-cell table:style-name="Table26.A1" table:number-columns-spanned="2" office:value-type="string">
              <text:p text:style-name="Body_20_Text.tableblock"><text:span text:style-name="Emphasis">BMM_MODEL_TYPE (abstract)</text:span></text:p>
            </table:table-cell>
            <table:covered-table-cell/>
          </table:table-row>
          <table:table-row>
            <table:table-cell table:style-name="Table26.A1" office:value-type="string">
              <text:p text:style-name="Body_20_Text.tableblock"><text:span text:style-name="Strong_20_Emphasis">Description</text:span></text:p>
            </table:table-cell>
            <table:table-cell table:style-name="Table26.A1" table:number-columns-spanned="2" office:value-type="string">
              <text:p text:style-name="P4">A type that is defined by a class (or classes) in the model.</text:p>
            </table:table-cell>
            <table:covered-table-cell/>
          </table:table-row>
          <table:table-row>
            <table:table-cell table:style-name="Table26.A1" office:value-type="string">
              <text:p text:style-name="Body_20_Text.tableblock"><text:span text:style-name="Strong_20_Emphasis">Inherit</text:span></text:p>
            </table:table-cell>
            <table:table-cell table:style-name="Table26.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6.A1" office:value-type="string">
              <text:p text:style-name="Body_20_Text.tableblock"><text:span text:style-name="Strong_20_Emphasis">Attribute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0..1</text:span></text:p>
            </table:table-cell>
            <table:table-cell table:style-name="Table26.A1" office:value-type="string">
              <text:p text:style-name="Body_20_Text.tableblock"><text:span text:style-name="Strong_20_Emphasis">value_constraint</text:span>: <text:a xlink:type="simple" xlink:href="https://specifications.openehr.org/releases/LANG/latest/bmm.html#_bmm_value_set_spec_class" text:style-name="Internet_20_link" text:visited-style-name="Visited_20_Internet_20_Link"><text:span text:style-name="Source_20_Text">BMM_VALUE_SET_SPEC</text:span></text:a></text:p>
            </table:table-cell>
            <table:table-cell table:style-name="Table26.A1" office:value-type="string">
              <text:p text:style-name="P25"/>
            </table:table-cell>
          </table:table-row>
          <table:table-row>
            <table:table-cell table:style-name="Table26.A1" office:value-type="string">
              <text:p text:style-name="Body_20_Text.tableblock"><text:span text:style-name="Strong_20_Emphasis">1..1</text:span></text:p>
            </table:table-cell>
            <table:table-cell table:style-name="Table26.A1" office:value-type="string">
              <text:p text:style-name="Body_20_Text.tableblock"><text:span text:style-name="Strong_20_Emphasis">base_class</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26.A1" office:value-type="string">
              <text:p text:style-name="P4">Base class of this type.</text:p>
            </table:table-cell>
          </table:table-row>
          <table:table-row>
            <table:table-cell table:style-name="Table26.A1" office:value-type="string">
              <text:p text:style-name="Body_20_Text.tableblock"><text:span text:style-name="Strong_20_Emphasis">Functions</text:span></text:p>
            </table:table-cell>
            <table:table-cell table:style-name="Table26.A1" office:value-type="string">
              <text:p text:style-name="Body_20_Text.tableblock"><text:span text:style-name="Strong_20_Emphasis">Signature</text:span></text:p>
            </table:table-cell>
            <table:table-cell table:style-name="Table26.A1" office:value-type="string">
              <text:p text:style-name="Body_20_Text.tableblock"><text:span text:style-name="Strong_20_Emphasis">Meaning</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type_base_name</text:span> (): <text:span text:style-name="Source_20_Text">String</text:span></text:p>
            </table:table-cell>
            <table:table-cell table:style-name="Table26.A1" office:value-type="string">
              <text:p text:style-name="P4">Result = <text:span text:style-name="Source_20_Text"><text:span text:style-name="Emphasis">base_class.name</text:span></text:span>.</text:p>
            </table:table-cell>
          </table:table-row>
          <table:table-row>
            <table:table-cell table:style-name="Table26.A1" office:value-type="string">
              <text:p text:style-name="Body_20_Text.tableblock"><text:span text:style-name="Strong_20_Emphasis">1..1<text:line-break/>(effected)</text:span></text:p>
            </table:table-cell>
            <table:table-cell table:style-name="Table26.A1" office:value-type="string">
              <text:p text:style-name="Body_20_Text.tableblock"><text:span text:style-name="Strong_20_Emphasis">is_primitive</text:span> (): <text:span text:style-name="Source_20_Text">Boolean</text:span></text:p>
            </table:table-cell>
            <table:table-cell table:style-name="Table26.A1" office:value-type="string">
              <text:p text:style-name="P4">Result = <text:span text:style-name="Source_20_Text"><text:span text:style-name="Emphasis">base_class.is_primitive</text:span></text:span>.</text:p>
            </table:table-cell>
          </table:table-row>
        </table:table>
        <text:h text:style-name="P10" text:outline-level="4"><text:bookmark-start text:name="__RefHeading___Toc40116_1418072056"/><text:bookmark text:name="_bmm_simple_type_class"/>6.8.6. <text:span text:style-name="T5">BMM_SIMPLE_TYPE</text:span> Class<text:bookmark-end text:name="__RefHeading___Toc40116_1418072056"/></text:h>
        <table:table table:name="Table27" table:style-name="Table27">
          <table:table-column table:style-name="Table27.A"/>
          <table:table-column table:style-name="Table27.B"/>
          <table:table-column table:style-name="Table27.C"/>
          <table:table-row>
            <table:table-cell table:style-name="Table27.A1" office:value-type="string">
              <text:p text:style-name="Body_20_Text.tableblock"><text:span text:style-name="Strong_20_Emphasis">Class</text:span></text:p>
            </table:table-cell>
            <table:table-cell table:style-name="Table27.A1" table:number-columns-spanned="2" office:value-type="string">
              <text:p text:style-name="Body_20_Text.tableblock"><text:span text:style-name="Strong_20_Emphasis">BMM_SIMPLE_TYPE</text:span></text:p>
            </table:table-cell>
            <table:covered-table-cell/>
          </table:table-row>
          <table:table-row>
            <table:table-cell table:style-name="Table27.A1" office:value-type="string">
              <text:p text:style-name="Body_20_Text.tableblock"><text:span text:style-name="Strong_20_Emphasis">Description</text:span></text:p>
            </table:table-cell>
            <table:table-cell table:style-name="Table27.A1" table:number-columns-spanned="2" office:value-type="string">
              <text:p text:style-name="P4">Type reference to a single type i.e. not generic or container type.</text:p>
            </table:table-cell>
            <table:covered-table-cell/>
          </table:table-row>
          <table:table-row>
            <table:table-cell table:style-name="Table27.A1" office:value-type="string">
              <text:p text:style-name="Body_20_Text.tableblock"><text:span text:style-name="Strong_20_Emphasis">Inherit</text:span></text:p>
            </table:table-cell>
            <table:table-cell table:style-name="Table27.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7.A1" office:value-type="string">
              <text:p text:style-name="Body_20_Text.tableblock"><text:span text:style-name="Strong_20_Emphasis">Attribute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ext:soft-page-break/>
          <table:table-row>
            <table:table-cell table:style-name="Table27.A1" office:value-type="string">
              <text:p text:style-name="Body_20_Text.tableblock"><text:span text:style-name="Strong_20_Emphasis">1..1<text:line-break/>(redefined)</text:span></text:p>
            </table:table-cell>
            <table:table-cell table:style-name="Table27.A1" office:value-type="string">
              <text:p text:style-name="Body_20_Text.tableblock"><text:span text:style-name="Strong_20_Emphasis">base_class</text:span>: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Defining class of this type.</text:p>
            </table:table-cell>
          </table:table-row>
          <table:table-row>
            <table:table-cell table:style-name="Table27.A1" office:value-type="string">
              <text:p text:style-name="Body_20_Text.tableblock"><text:span text:style-name="Strong_20_Emphasis">Functions</text:span></text:p>
            </table:table-cell>
            <table:table-cell table:style-name="Table27.A1" office:value-type="string">
              <text:p text:style-name="Body_20_Text.tableblock"><text:span text:style-name="Strong_20_Emphasis">Signature</text:span></text:p>
            </table:table-cell>
            <table:table-cell table:style-name="Table27.A1" office:value-type="string">
              <text:p text:style-name="Body_20_Text.tableblock"><text:span text:style-name="Strong_20_Emphasis">Meaning</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type_name</text:span> (): <text:span text:style-name="Source_20_Text">String</text:span></text:p>
            </table:table-cell>
            <table:table-cell table:style-name="Table27.A1" office:value-type="string">
              <text:p text:style-name="P4">Result is <text:span text:style-name="Source_20_Text"><text:span text:style-name="Emphasis">base_class.name</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is_abstract</text:span> (): <text:span text:style-name="Source_20_Text">Boolean</text:span></text:p>
            </table:table-cell>
            <table:table-cell table:style-name="Table27.A1" office:value-type="string">
              <text:p text:style-name="P4">Result is <text:span text:style-name="Source_20_Text"><text:span text:style-name="Emphasis">base_class.is_abstract</text:span></text:span>.</text:p>
            </table:table-cell>
          </table:table-row>
          <table:table-row>
            <table:table-cell table:style-name="Table27.A1" office:value-type="string">
              <text:p text:style-name="Body_20_Text.tableblock"><text:span text:style-name="Strong_20_Emphasis">1..1<text:line-break/>(effected)</text:span></text:p>
            </table:table-cell>
            <table:table-cell table:style-name="Table2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7.A1" office:value-type="string">
              <text:p text:style-name="P4">Result is <text:span text:style-name="Source_20_Text"><text:span text:style-name="Emphasis">base_class.name</text:span></text:span> .</text:p>
            </table:table-cell>
          </table:table-row>
          <table:table-row>
            <table:table-cell table:style-name="Table27.A1" office:value-type="string">
              <text:p text:style-name="Body_20_Text.tableblock"><text:span text:style-name="Strong_20_Emphasis">1..1</text:span></text:p>
            </table:table-cell>
            <table:table-cell table:style-name="Table27.A1" office:value-type="string">
              <text:p text:style-name="Body_20_Text.tableblock"><text:span text:style-name="Strong_20_Emphasis">effective_base_class</text:span> (): <text:a xlink:type="simple" xlink:href="https://specifications.openehr.org/releases/LANG/latest/bmm.html#_bmm_simple_class_class" text:style-name="Internet_20_link" text:visited-style-name="Visited_20_Internet_20_Link"><text:span text:style-name="Source_20_Text">BMM_SIMPLE_CLASS</text:span></text:a></text:p>
            </table:table-cell>
            <table:table-cell table:style-name="Table27.A1" office:value-type="string">
              <text:p text:style-name="P4">Main design class for this type, from which properties etc can be extracted.</text:p>
            </table:table-cell>
          </table:table-row>
        </table:table>
        <text:h text:style-name="P10" text:outline-level="4"><text:bookmark-start text:name="__RefHeading___Toc40118_1418072056"/><text:bookmark text:name="_bmm_generic_type_class"/>6.8.7. <text:span text:style-name="T5">BMM_GENERIC_TYPE </text:span>Class<text:bookmark-end text:name="__RefHeading___Toc40118_1418072056"/></text:h>
        <table:table table:name="Table28" table:style-name="Table28">
          <table:table-column table:style-name="Table28.A"/>
          <table:table-column table:style-name="Table28.B"/>
          <table:table-column table:style-name="Table28.C"/>
          <table:table-row>
            <table:table-cell table:style-name="Table28.A1" office:value-type="string">
              <text:p text:style-name="Body_20_Text.tableblock"><text:span text:style-name="Strong_20_Emphasis">Class</text:span></text:p>
            </table:table-cell>
            <table:table-cell table:style-name="Table28.A1" table:number-columns-spanned="2" office:value-type="string">
              <text:p text:style-name="Body_20_Text.tableblock"><text:span text:style-name="Strong_20_Emphasis">BMM_GENERIC_TYPE</text:span></text:p>
            </table:table-cell>
            <table:covered-table-cell/>
          </table:table-row>
          <table:table-row>
            <table:table-cell table:style-name="Table28.A1" office:value-type="string">
              <text:p text:style-name="Body_20_Text.tableblock"><text:span text:style-name="Strong_20_Emphasis">Description</text:span></text:p>
            </table:table-cell>
            <table:table-cell table:style-name="Table28.A1" table:number-columns-spanned="2" office:value-type="string">
              <text:p text:style-name="P4">Meta-type based on a non-container generic class, e.g. <text:span text:style-name="Source_20_Text">Packet&lt;Header&gt;</text:span>.</text:p>
            </table:table-cell>
            <table:covered-table-cell/>
          </table:table-row>
          <table:table-row>
            <table:table-cell table:style-name="Table28.A1" office:value-type="string">
              <text:p text:style-name="Body_20_Text.tableblock"><text:span text:style-name="Strong_20_Emphasis">Inherit</text:span></text:p>
            </table:table-cell>
            <table:table-cell table:style-name="Table28.A1" table:number-columns-spanned="2" office:value-type="string">
              <text:p text:style-name="Body_20_Text.tableblock"><text:a xlink:type="simple" xlink:href="https://specifications.openehr.org/releases/LANG/latest/bmm.html#_bmm_model_type_class" text:style-name="Internet_20_link" text:visited-style-name="Visited_20_Internet_20_Link"><text:span text:style-name="Source_20_Text">BMM_MODEL_TYPE</text:span></text:a></text:p>
            </table:table-cell>
            <table:covered-table-cell/>
          </table:table-row>
          <table:table-row>
            <table:table-cell table:style-name="Table28.A1" office:value-type="string">
              <text:p text:style-name="Body_20_Text.tableblock"><text:span text:style-name="Strong_20_Emphasis">Attribute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generic_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unitary_type_class" text:style-name="Internet_20_link" text:visited-style-name="Visited_20_Internet_20_Link"><text:span text:style-name="Source_20_Text">BMM_UNITARY_TYPE</text:span></text:a><text:span text:style-name="Source_20_Text">&gt;</text:span></text:p>
            </table:table-cell>
            <table:table-cell table:style-name="Table28.A1" office:value-type="string">
              <text:p text:style-name="P4">Generic parameters of the <text:span text:style-name="Source_20_Text"><text:span text:style-name="Emphasis">root_type</text:span></text:span> in this type specifier. The order must match the order of the owning class’s formal generic parameter <text:soft-page-break/>declarations, and the types may be defined types or formal parameter types.</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base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Defining generic class of this type.</text:p>
            </table:table-cell>
          </table:table-row>
          <table:table-row>
            <table:table-cell table:style-name="Table28.A1" office:value-type="string">
              <text:p text:style-name="Body_20_Text.tableblock"><text:span text:style-name="Strong_20_Emphasis">Functions</text:span></text:p>
            </table:table-cell>
            <table:table-cell table:style-name="Table28.A1" office:value-type="string">
              <text:p text:style-name="Body_20_Text.tableblock"><text:span text:style-name="Strong_20_Emphasis">Signature</text:span></text:p>
            </table:table-cell>
            <table:table-cell table:style-name="Table28.A1" office:value-type="string">
              <text:p text:style-name="Body_20_Text.tableblock"><text:span text:style-name="Strong_20_Emphasis">Meaning</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type_name</text:span> (): <text:span text:style-name="Source_20_Text">String</text:span></text:p>
            </table:table-cell>
            <table:table-cell table:style-name="Table28.A1" office:value-type="string">
              <text:p text:style-name="P4">Return the full name of the type including generic parameters, e.g. <text:span text:style-name="Source_20_Text">DV_INTERVAL&lt;T&gt;</text:span>, <text:span text:style-name="Source_20_Text">TABLE&lt;List&lt;THING&gt;,String&gt;</text:span>.</text:p>
            </table:table-cell>
          </table:table-row>
          <table:table-row>
            <table:table-cell table:style-name="Table28.A1" office:value-type="string">
              <text:p text:style-name="Body_20_Text.tableblock"><text:span text:style-name="Strong_20_Emphasis">1..1<text:line-break/>(redefined)</text:span></text:p>
            </table:table-cell>
            <table:table-cell table:style-name="Table28.A1" office:value-type="string">
              <text:p text:style-name="Body_20_Text.tableblock"><text:span text:style-name="Strong_20_Emphasis">type_signature</text:span> (): <text:span text:style-name="Source_20_Text">String</text:span></text:p>
            </table:table-cell>
            <table:table-cell table:style-name="Table28.A1" office:value-type="string">
              <text:p text:style-name="P4">Signature form of the type, which for generics includes generic parameter constrainer types E.g. <text:span text:style-name="Source_20_Text">Interval&lt;T:Ordered&gt;</text:span>.</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is_abstract</text:span> (): <text:span text:style-name="Source_20_Text">Boolean</text:span></text:p>
            </table:table-cell>
            <table:table-cell table:style-name="Table28.A1" office:value-type="string">
              <text:p text:style-name="P4">True if <text:span text:style-name="Source_20_Text"><text:span text:style-name="Emphasis">base_class.is_abstract</text:span></text:span> or if any (non-open) parameter type is abstract.</text:p>
            </table:table-cell>
          </table:table-row>
          <table:table-row>
            <table:table-cell table:style-name="Table28.A1" office:value-type="string">
              <text:p text:style-name="Body_20_Text.tableblock"><text:span text:style-name="Strong_20_Emphasis">1..1<text:line-break/>(effected)</text:span></text:p>
            </table:table-cell>
            <table:table-cell table:style-name="Table28.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28.A1" office:value-type="string">
              <text:p text:style-name="P4">Result is <text:span text:style-name="Source_20_Text"><text:span text:style-name="Emphasis">base_class.name</text:span></text:span> followed by names of all generic parameter type names, which may be open or closed.</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partially_closed</text:span> (): <text:span text:style-name="Source_20_Text">Boolean</text:span></text:p>
            </table:table-cell>
            <table:table-cell table:style-name="Table28.A1" office:value-type="string">
              <text:p text:style-name="P4">Returns True if there is any substituted generic parameter.</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effective_base_class</text:span> ():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28.A1" office:value-type="string">
              <text:p text:style-name="P4">Effective underlying class for this type, abstracting away any container type.</text:p>
            </table:table-cell>
          </table:table-row>
          <table:table-row>
            <table:table-cell table:style-name="Table28.A1" office:value-type="string">
              <text:p text:style-name="Body_20_Text.tableblock"><text:span text:style-name="Strong_20_Emphasis">1..1</text:span></text:p>
            </table:table-cell>
            <table:table-cell table:style-name="Table28.A1" office:value-type="string">
              <text:p text:style-name="Body_20_Text.tableblock"><text:span text:style-name="Strong_20_Emphasis">is_open</text:span> (): <text:span text:style-name="Source_20_Text">Boolean</text:span></text:p>
            </table:table-cell>
            <table:table-cell table:style-name="Table28.A1" office:value-type="string">
              <text:p text:style-name="P4">True if all generic parameters from ancestor generic types have been substituted in this type.</text:p>
            </table:table-cell>
          </table:table-row>
        </table:table>
        <text:h text:style-name="P10" text:outline-level="4"><text:bookmark-start text:name="__RefHeading___Toc40120_1418072056"/><text:bookmark text:name="_bmm_builtin_type_class"/><text:soft-page-break/>6.8.8. <text:span text:style-name="T5">BMM_BUILTIN_TYPE</text:span> Class<text:bookmark-end text:name="__RefHeading___Toc40120_1418072056"/></text:h>
        <table:table table:name="Table29" table:style-name="Table29">
          <table:table-column table:style-name="Table29.A"/>
          <table:table-column table:style-name="Table29.B"/>
          <table:table-column table:style-name="Table29.C"/>
          <table:table-row>
            <table:table-cell table:style-name="Table29.A1" office:value-type="string">
              <text:p text:style-name="Body_20_Text.tableblock"><text:span text:style-name="Strong_20_Emphasis">Class</text:span></text:p>
            </table:table-cell>
            <table:table-cell table:style-name="Table29.A1" table:number-columns-spanned="2" office:value-type="string">
              <text:p text:style-name="Body_20_Text.tableblock"><text:span text:style-name="Emphasis">BMM_BUILTIN_TYPE (abstract)</text:span></text:p>
            </table:table-cell>
            <table:covered-table-cell/>
          </table:table-row>
          <table:table-row>
            <table:table-cell table:style-name="Table29.A1" office:value-type="string">
              <text:p text:style-name="Body_20_Text.tableblock"><text:span text:style-name="Strong_20_Emphasis">Description</text:span></text:p>
            </table:table-cell>
            <table:table-cell table:style-name="Table29.A1" table:number-columns-spanned="2" office:value-type="string">
              <text:p text:style-name="P4">Parent of built-in types, which are treated as being primitive and non-abstract.</text:p>
            </table:table-cell>
            <table:covered-table-cell/>
          </table:table-row>
          <table:table-row>
            <table:table-cell table:style-name="Table29.A1" office:value-type="string">
              <text:p text:style-name="Body_20_Text.tableblock"><text:span text:style-name="Strong_20_Emphasis">Inherit</text:span></text:p>
            </table:table-cell>
            <table:table-cell table:style-name="Table29.A1" table:number-columns-spanned="2" office:value-type="string">
              <text:p text:style-name="Body_20_Text.tableblock"><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covered-table-cell/>
          </table:table-row>
          <table:table-row>
            <table:table-cell table:style-name="Table29.A1" office:value-type="string">
              <text:p text:style-name="Body_20_Text.tableblock"><text:span text:style-name="Strong_20_Emphasis">Constant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span></text:p>
            </table:table-cell>
            <table:table-cell table:style-name="Table29.A1" office:value-type="string">
              <text:p text:style-name="Body_20_Text.tableblock"><text:span text:style-name="Strong_20_Emphasis">base_name</text:span>: <text:span text:style-name="Source_20_Text">String = </text:span></text:p>
            </table:table-cell>
            <table:table-cell table:style-name="Table29.A1" office:value-type="string">
              <text:p text:style-name="P4">Base name (built-in typename).</text:p>
            </table:table-cell>
          </table:table-row>
          <table:table-row>
            <table:table-cell table:style-name="Table29.A1" office:value-type="string">
              <text:p text:style-name="Body_20_Text.tableblock"><text:span text:style-name="Strong_20_Emphasis">Functions</text:span></text:p>
            </table:table-cell>
            <table:table-cell table:style-name="Table29.A1" office:value-type="string">
              <text:p text:style-name="Body_20_Text.tableblock"><text:span text:style-name="Strong_20_Emphasis">Signature</text:span></text:p>
            </table:table-cell>
            <table:table-cell table:style-name="Table29.A1" office:value-type="string">
              <text:p text:style-name="Body_20_Text.tableblock"><text:span text:style-name="Strong_20_Emphasis">Meaning</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abstract</text:span> (): <text:span text:style-name="Source_20_Text">Boolean</text:span></text:p>
            </table:table-cell>
            <table:table-cell table:style-name="Table29.A1" office:value-type="string">
              <text:p text:style-name="P4">Return Fals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is_primitive</text:span> (): <text:span text:style-name="Source_20_Text">Boolean</text:span></text:p>
            </table:table-cell>
            <table:table-cell table:style-name="Table29.A1" office:value-type="string">
              <text:p text:style-name="P4">Return True.</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bas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row>
            <table:table-cell table:style-name="Table29.A1" office:value-type="string">
              <text:p text:style-name="Body_20_Text.tableblock"><text:span text:style-name="Strong_20_Emphasis">1..1<text:line-break/>(effected)</text:span></text:p>
            </table:table-cell>
            <table:table-cell table:style-name="Table29.A1" office:value-type="string">
              <text:p text:style-name="Body_20_Text.tableblock"><text:span text:style-name="Strong_20_Emphasis">type_name</text:span> (): <text:span text:style-name="Source_20_Text">String</text:span></text:p>
            </table:table-cell>
            <table:table-cell table:style-name="Table29.A1" office:value-type="string">
              <text:p text:style-name="P4">Return <text:span text:style-name="Source_20_Text"><text:span text:style-name="Emphasis">base_name</text:span></text:span>.</text:p>
            </table:table-cell>
          </table:table-row>
        </table:table>
        <text:h text:style-name="P10" text:outline-level="4"><text:bookmark-start text:name="__RefHeading___Toc40122_1418072056"/><text:bookmark text:name="_bmm_tuple_type_class"/>6.8.9. <text:span text:style-name="T5">BMM_TUPLE_TYPE</text:span> Class<text:bookmark-end text:name="__RefHeading___Toc40122_1418072056"/></text:h>
        <table:table table:name="Table30" table:style-name="Table30">
          <table:table-column table:style-name="Table30.A"/>
          <table:table-column table:style-name="Table30.B"/>
          <table:table-column table:style-name="Table30.C"/>
          <table:table-row>
            <table:table-cell table:style-name="Table30.A1" office:value-type="string">
              <text:p text:style-name="Body_20_Text.tableblock"><text:span text:style-name="Strong_20_Emphasis">Class</text:span></text:p>
            </table:table-cell>
            <table:table-cell table:style-name="Table30.A1" table:number-columns-spanned="2" office:value-type="string">
              <text:p text:style-name="Body_20_Text.tableblock"><text:span text:style-name="Strong_20_Emphasis">BMM_TUPLE_TYPE</text:span></text:p>
            </table:table-cell>
            <table:covered-table-cell/>
          </table:table-row>
          <text:soft-page-break/>
          <table:table-row>
            <table:table-cell table:style-name="Table30.A1" office:value-type="string">
              <text:p text:style-name="Body_20_Text.tableblock"><text:span text:style-name="Strong_20_Emphasis">Description</text:span></text:p>
            </table:table-cell>
            <table:table-cell table:style-name="Table30.A1" table:number-columns-spanned="2" office:value-type="string">
              <text:p text:style-name="P4">Built-in meta-type representing the type of a tuple, i.e. an array of any number of other types. This includes both container and unitary types, since tuple instances represent concrete objects.</text:p>
              <text:p text:style-name="P4">Note that both open and closed generic parameters are allowed, as with any generic type, but open generic parameters are only valid within the scope of a generic class.</text:p>
            </table:table-cell>
            <table:covered-table-cell/>
          </table:table-row>
          <table:table-row>
            <table:table-cell table:style-name="Table30.A1" office:value-type="string">
              <text:p text:style-name="Body_20_Text.tableblock"><text:span text:style-name="Strong_20_Emphasis">Inherit</text:span></text:p>
            </table:table-cell>
            <table:table-cell table:style-name="Table30.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0.A1" office:value-type="string">
              <text:p text:style-name="Body_20_Text.tableblock"><text:span text:style-name="Strong_20_Emphasis">Constant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redefined)</text:span></text:p>
            </table:table-cell>
            <table:table-cell table:style-name="Table30.A1" office:value-type="string">
              <text:p text:style-name="Body_20_Text.tableblock"><text:span text:style-name="Strong_20_Emphasis">base_name</text:span>: <text:span text:style-name="Source_20_Text">String = "Tuple"</text:span></text:p>
            </table:table-cell>
            <table:table-cell table:style-name="Table30.A1" office:value-type="string">
              <text:p text:style-name="P4">Base name (built-in).</text:p>
            </table:table-cell>
          </table:table-row>
          <table:table-row>
            <table:table-cell table:style-name="Table30.A1" office:value-type="string">
              <text:p text:style-name="Body_20_Text.tableblock"><text:span text:style-name="Strong_20_Emphasis">Attribute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span></text:p>
            </table:table-cell>
            <table:table-cell table:style-name="Table30.A1" office:value-type="string">
              <text:p text:style-name="Body_20_Text.tableblock"><text:span text:style-name="Strong_20_Emphasis">item_typ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30.A1" office:value-type="string">
              <text:p text:style-name="P4">List of types of the items of the tuple, keyed by purpose in the tuple.</text:p>
            </table:table-cell>
          </table:table-row>
          <table:table-row>
            <table:table-cell table:style-name="Table30.A1" office:value-type="string">
              <text:p text:style-name="Body_20_Text.tableblock"><text:span text:style-name="Strong_20_Emphasis">Functions</text:span></text:p>
            </table:table-cell>
            <table:table-cell table:style-name="Table30.A1" office:value-type="string">
              <text:p text:style-name="Body_20_Text.tableblock"><text:span text:style-name="Strong_20_Emphasis">Signature</text:span></text:p>
            </table:table-cell>
            <table:table-cell table:style-name="Table30.A1" office:value-type="string">
              <text:p text:style-name="Body_20_Text.tableblock"><text:span text:style-name="Strong_20_Emphasis">Meaning</text:span></text:p>
            </table:table-cell>
          </table:table-row>
          <table:table-row>
            <table:table-cell table:style-name="Table30.A1" office:value-type="string">
              <text:p text:style-name="Body_20_Text.tableblock"><text:span text:style-name="Strong_20_Emphasis">1..1<text:line-break/>(effected)</text:span></text:p>
            </table:table-cell>
            <table:table-cell table:style-name="Table30.A1" office:value-type="string">
              <text:p text:style-name="P41"><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0.A1" office:value-type="string">
              <text:p text:style-name="P4">Return the logical set (i.e. unique types) from the merge of <text:span text:style-name="Source_20_Text"><text:span text:style-name="Emphasis">flattened_type_list</text:span></text:span><text:span text:style-name="Source_20_Text">()</text:span> called on each member of <text:span text:style-name="Source_20_Text"><text:span text:style-name="Emphasis">item_types</text:span></text:span>.</text:p>
            </table:table-cell>
          </table:table-row>
        </table:table>
        <text:h text:style-name="P10" text:outline-level="4"><text:bookmark-start text:name="__RefHeading___Toc40124_1418072056"/><text:bookmark text:name="_bmm_signature_class"/>6.8.10. <text:span text:style-name="T5">BMM_SIGNATURE</text:span> Class<text:bookmark-end text:name="__RefHeading___Toc40124_1418072056"/></text:h>
        <table:table table:name="Table31" table:style-name="Table31">
          <table:table-column table:style-name="Table31.A"/>
          <table:table-column table:style-name="Table31.B"/>
          <table:table-column table:style-name="Table31.C"/>
          <table:table-row>
            <table:table-cell table:style-name="Table31.A1" office:value-type="string">
              <text:p text:style-name="Body_20_Text.tableblock"><text:span text:style-name="Strong_20_Emphasis">Class</text:span></text:p>
            </table:table-cell>
            <table:table-cell table:style-name="Table31.A1" table:number-columns-spanned="2" office:value-type="string">
              <text:p text:style-name="Body_20_Text.tableblock"><text:span text:style-name="Strong_20_Emphasis">BMM_SIGNATURE</text:span></text:p>
            </table:table-cell>
            <table:covered-table-cell/>
          </table:table-row>
          <table:table-row>
            <table:table-cell table:style-name="Table31.A1" office:value-type="string">
              <text:p text:style-name="Body_20_Text.tableblock"><text:span text:style-name="Strong_20_Emphasis">Description</text:span></text:p>
            </table:table-cell>
            <table:table-cell table:style-name="Table31.A1" table:number-columns-spanned="2" office:value-type="string">
              <text:p text:style-name="P4">Built-in meta-type that expresses the type structure of any referenceable element of a model. Consists of potential <text:soft-page-break/><text:span text:style-name="Source_20_Text"><text:span text:style-name="Emphasis">arguments</text:span></text:span> and <text:span text:style-name="Source_20_Text"><text:span text:style-name="Emphasis">result</text:span></text:span>, with constraints in descendants determining the exact form.</text:p>
            </table:table-cell>
            <table:covered-table-cell/>
          </table:table-row>
          <table:table-row>
            <table:table-cell table:style-name="Table31.A1" office:value-type="string">
              <text:p text:style-name="Body_20_Text.tableblock"><text:span text:style-name="Strong_20_Emphasis">Inherit</text:span></text:p>
            </table:table-cell>
            <table:table-cell table:style-name="Table31.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1.A1" office:value-type="string">
              <text:p text:style-name="Body_20_Text.tableblock"><text:span text:style-name="Strong_20_Emphasis">Constant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redefined)</text:span></text:p>
            </table:table-cell>
            <table:table-cell table:style-name="Table31.A1" office:value-type="string">
              <text:p text:style-name="Body_20_Text.tableblock"><text:span text:style-name="Strong_20_Emphasis">base_name</text:span>: <text:span text:style-name="Source_20_Text">String = "Signature"</text:span></text:p>
            </table:table-cell>
            <table:table-cell table:style-name="Table31.A1" office:value-type="string">
              <text:p text:style-name="P4">Base name (built-in).</text:p>
            </table:table-cell>
          </table:table-row>
          <table:table-row>
            <table:table-cell table:style-name="Table31.A1" office:value-type="string">
              <text:p text:style-name="Body_20_Text.tableblock"><text:span text:style-name="Strong_20_Emphasis">Attribute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span></text:p>
            </table:table-cell>
            <table:table-cell table:style-name="Table31.A1" office:value-type="string">
              <text:p text:style-name="Body_20_Text.tableblock"><text:span text:style-name="Strong_20_Emphasis">result_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31.A1" office:value-type="string">
              <text:p text:style-name="P4">Result type of signature.</text:p>
            </table:table-cell>
          </table:table-row>
          <table:table-row>
            <table:table-cell table:style-name="Table31.A1" office:value-type="string">
              <text:p text:style-name="Body_20_Text.tableblock"><text:span text:style-name="Strong_20_Emphasis">Functions</text:span></text:p>
            </table:table-cell>
            <table:table-cell table:style-name="Table31.A1" office:value-type="string">
              <text:p text:style-name="Body_20_Text.tableblock"><text:span text:style-name="Strong_20_Emphasis">Signature</text:span></text:p>
            </table:table-cell>
            <table:table-cell table:style-name="Table31.A1" office:value-type="string">
              <text:p text:style-name="Body_20_Text.tableblock"><text:span text:style-name="Strong_20_Emphasis">Meaning</text:span></text:p>
            </table:table-cell>
          </table:table-row>
          <table:table-row>
            <table:table-cell table:style-name="Table31.A1" office:value-type="string">
              <text:p text:style-name="Body_20_Text.tableblock"><text:span text:style-name="Strong_20_Emphasis">1..1<text:line-break/>(effected)</text:span></text:p>
            </table:table-cell>
            <table:table-cell table:style-name="Table31.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1.A1" office:value-type="string">
              <text:p text:style-name="P4">Return the logical set (i.e. unique items) consisting of <text:span text:style-name="Source_20_Text"><text:span text:style-name="Emphasis">argument_types.flattened_type_list</text:span></text:span><text:span text:style-name="Source_20_Text">()</text:span> and <text:span text:style-name="Source_20_Text"><text:span text:style-name="Emphasis">result_type.flattened_type_list</text:span></text:span><text:span text:style-name="Source_20_Text">()</text:span>.</text:p>
            </table:table-cell>
          </table:table-row>
        </table:table>
        <text:h text:style-name="P10" text:outline-level="4"><text:bookmark-start text:name="__RefHeading___Toc40126_1418072056"/><text:bookmark text:name="_bmm_property_type_class"/>6.8.11. <text:span text:style-name="T5">BMM_PROPERTY_TYPE</text:span> Class<text:bookmark-end text:name="__RefHeading___Toc40126_1418072056"/></text:h>
        <table:table table:name="Table32" table:style-name="Table32">
          <table:table-column table:style-name="Table32.A"/>
          <table:table-column table:style-name="Table32.B"/>
          <table:table-row>
            <table:table-cell table:style-name="Table32.A1" office:value-type="string">
              <text:p text:style-name="Body_20_Text.tableblock"><text:span text:style-name="Strong_20_Emphasis">Class</text:span></text:p>
            </table:table-cell>
            <table:table-cell table:style-name="Table32.A1" office:value-type="string">
              <text:p text:style-name="Body_20_Text.tableblock"><text:span text:style-name="Strong_20_Emphasis">BMM_PROPERTY_TYPE</text:span></text:p>
            </table:table-cell>
          </table:table-row>
          <table:table-row>
            <table:table-cell table:style-name="Table32.A1" office:value-type="string">
              <text:p text:style-name="Body_20_Text.tableblock"><text:span text:style-name="Strong_20_Emphasis">Description</text:span></text:p>
            </table:table-cell>
            <table:table-cell table:style-name="Table32.A1" office:value-type="string">
              <text:p text:style-name="P4">Meta-type for property and variable signatures.</text:p>
            </table:table-cell>
          </table:table-row>
          <table:table-row>
            <table:table-cell table:style-name="Table32.A1" office:value-type="string">
              <text:p text:style-name="Body_20_Text.tableblock"><text:span text:style-name="Strong_20_Emphasis">Inherit</text:span></text:p>
            </table:table-cell>
            <table:table-cell table:style-name="Table32.A1"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table-row>
        </table:table>
        <text:h text:style-name="P10" text:outline-level="4"><text:bookmark-start text:name="__RefHeading___Toc40128_1418072056"/><text:bookmark text:name="_bmm_routine_type_class"/>6.8.12. <text:span text:style-name="T5">BMM_ROUTINE_TYPE</text:span> Class<text:bookmark-end text:name="__RefHeading___Toc40128_1418072056"/></text:h>
        <table:table table:name="Table33" table:style-name="Table33">
          <table:table-column table:style-name="Table33.A"/>
          <table:table-column table:style-name="Table33.B"/>
          <table:table-column table:style-name="Table33.C"/>
          <table:table-row>
            <table:table-cell table:style-name="Table33.A1" office:value-type="string">
              <text:p text:style-name="Body_20_Text.tableblock"><text:span text:style-name="Strong_20_Emphasis">Class</text:span></text:p>
            </table:table-cell>
            <table:table-cell table:style-name="Table33.A1" table:number-columns-spanned="2" office:value-type="string">
              <text:p text:style-name="Body_20_Text.tableblock"><text:span text:style-name="Strong_20_Emphasis">BMM_ROUTINE_TYPE</text:span></text:p>
            </table:table-cell>
            <table:covered-table-cell/>
          </table:table-row>
          <text:soft-page-break/>
          <table:table-row>
            <table:table-cell table:style-name="Table33.A1" office:value-type="string">
              <text:p text:style-name="Body_20_Text.tableblock"><text:span text:style-name="Strong_20_Emphasis">Description</text:span></text:p>
            </table:table-cell>
            <table:table-cell table:style-name="Table33.A1" table:number-columns-spanned="2" office:value-type="string">
              <text:p text:style-name="P4">Meta-type for routine objects.</text:p>
            </table:table-cell>
            <table:covered-table-cell/>
          </table:table-row>
          <table:table-row>
            <table:table-cell table:style-name="Table33.A1" office:value-type="string">
              <text:p text:style-name="Body_20_Text.tableblock"><text:span text:style-name="Strong_20_Emphasis">Inherit</text:span></text:p>
            </table:table-cell>
            <table:table-cell table:style-name="Table33.A1" table:number-columns-spanned="2" office:value-type="string">
              <text:p text:style-name="Body_20_Text.tableblock"><text:a xlink:type="simple" xlink:href="https://specifications.openehr.org/releases/LANG/latest/bmm.html#_bmm_signature_class" text:style-name="Internet_20_link" text:visited-style-name="Visited_20_Internet_20_Link"><text:span text:style-name="Source_20_Text">BMM_SIGNATURE</text:span></text:a></text:p>
            </table:table-cell>
            <table:covered-table-cell/>
          </table:table-row>
          <table:table-row>
            <table:table-cell table:style-name="Table33.A1" office:value-type="string">
              <text:p text:style-name="Body_20_Text.tableblock"><text:span text:style-name="Strong_20_Emphasis">Constant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1..1<text:line-break/>(redefined)</text:span></text:p>
            </table:table-cell>
            <table:table-cell table:style-name="Table33.A1" office:value-type="string">
              <text:p text:style-name="Body_20_Text.tableblock"><text:span text:style-name="Strong_20_Emphasis">base_name</text:span>: <text:span text:style-name="Source_20_Text">String = "Routine"</text:span></text:p>
            </table:table-cell>
            <table:table-cell table:style-name="Table33.A1" office:value-type="string">
              <text:p text:style-name="P4">Base name (built-in).</text:p>
            </table:table-cell>
          </table:table-row>
          <table:table-row>
            <table:table-cell table:style-name="Table33.A1" office:value-type="string">
              <text:p text:style-name="Body_20_Text.tableblock"><text:span text:style-name="Strong_20_Emphasis">Attributes</text:span></text:p>
            </table:table-cell>
            <table:table-cell table:style-name="Table33.A1" office:value-type="string">
              <text:p text:style-name="Body_20_Text.tableblock"><text:span text:style-name="Strong_20_Emphasis">Signature</text:span></text:p>
            </table:table-cell>
            <table:table-cell table:style-name="Table33.A1" office:value-type="string">
              <text:p text:style-name="Body_20_Text.tableblock"><text:span text:style-name="Strong_20_Emphasis">Meaning</text:span></text:p>
            </table:table-cell>
          </table:table-row>
          <table:table-row>
            <table:table-cell table:style-name="Table33.A1" office:value-type="string">
              <text:p text:style-name="Body_20_Text.tableblock"><text:span text:style-name="Strong_20_Emphasis">0..1</text:span></text:p>
            </table:table-cell>
            <table:table-cell table:style-name="Table33.A1" office:value-type="string">
              <text:p text:style-name="Body_20_Text.tableblock"><text:span text:style-name="Strong_20_Emphasis">argument_types</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33.A1" office:value-type="string">
              <text:p text:style-name="P4">Type of arguments in the signature, if any; represented as a type-tuple (list of arbitrary types).</text:p>
            </table:table-cell>
          </table:table-row>
        </table:table>
        <text:h text:style-name="P10" text:outline-level="4"><text:bookmark-start text:name="__RefHeading___Toc40130_1418072056"/><text:bookmark text:name="_bmm_function_type_class"/>6.8.13. <text:span text:style-name="T5">BMM_FUNCTION_TYPE</text:span> Class<text:bookmark-end text:name="__RefHeading___Toc40130_1418072056"/></text:h>
        <table:table table:name="Table34" table:style-name="Table34">
          <table:table-column table:style-name="Table34.A"/>
          <table:table-column table:style-name="Table34.B"/>
          <table:table-column table:style-name="Table34.C"/>
          <table:table-row>
            <table:table-cell table:style-name="Table34.A1" office:value-type="string">
              <text:p text:style-name="Body_20_Text.tableblock"><text:span text:style-name="Strong_20_Emphasis">Class</text:span></text:p>
            </table:table-cell>
            <table:table-cell table:style-name="Table34.A1" table:number-columns-spanned="2" office:value-type="string">
              <text:p text:style-name="Body_20_Text.tableblock"><text:span text:style-name="Strong_20_Emphasis">BMM_FUNCTION_TYPE</text:span></text:p>
            </table:table-cell>
            <table:covered-table-cell/>
          </table:table-row>
          <table:table-row>
            <table:table-cell table:style-name="Table34.A1" office:value-type="string">
              <text:p text:style-name="Body_20_Text.tableblock"><text:span text:style-name="Strong_20_Emphasis">Description</text:span></text:p>
            </table:table-cell>
            <table:table-cell table:style-name="Table34.A1" table:number-columns-spanned="2" office:value-type="string">
              <text:p text:style-name="P4">Meta-type for function object signatures.</text:p>
            </table:table-cell>
            <table:covered-table-cell/>
          </table:table-row>
          <table:table-row>
            <table:table-cell table:style-name="Table34.A1" office:value-type="string">
              <text:p text:style-name="Body_20_Text.tableblock"><text:span text:style-name="Strong_20_Emphasis">Inherit</text:span></text:p>
            </table:table-cell>
            <table:table-cell table:style-name="Table34.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4.A1" office:value-type="string">
              <text:p text:style-name="Body_20_Text.tableblock"><text:span text:style-name="Strong_20_Emphasis">Constants</text:span></text:p>
            </table:table-cell>
            <table:table-cell table:style-name="Table34.A1" office:value-type="string">
              <text:p text:style-name="Body_20_Text.tableblock"><text:span text:style-name="Strong_20_Emphasis">Signature</text:span></text:p>
            </table:table-cell>
            <table:table-cell table:style-name="Table34.A1" office:value-type="string">
              <text:p text:style-name="Body_20_Text.tableblock"><text:span text:style-name="Strong_20_Emphasis">Meaning</text:span></text:p>
            </table:table-cell>
          </table:table-row>
          <table:table-row>
            <table:table-cell table:style-name="Table34.A1" office:value-type="string">
              <text:p text:style-name="Body_20_Text.tableblock"><text:span text:style-name="Strong_20_Emphasis">1..1<text:line-break/>(redefined)</text:span></text:p>
            </table:table-cell>
            <table:table-cell table:style-name="Table34.A1" office:value-type="string">
              <text:p text:style-name="Body_20_Text.tableblock"><text:span text:style-name="Strong_20_Emphasis">base_name</text:span>: <text:span text:style-name="Source_20_Text">String = "Function"</text:span></text:p>
            </table:table-cell>
            <table:table-cell table:style-name="Table34.A1" office:value-type="string">
              <text:p text:style-name="P4">Base name (built-in).</text:p>
            </table:table-cell>
          </table:table-row>
        </table:table>
        <text:h text:style-name="P10" text:outline-level="4"><text:bookmark-start text:name="__RefHeading___Toc40132_1418072056"/><text:bookmark text:name="_bmm_procedure_type_class"/>6.8.14. <text:span text:style-name="T5">BMM_PROCEDURE_TYPE</text:span> Class<text:bookmark-end text:name="__RefHeading___Toc40132_1418072056"/></text:h>
        <table:table table:name="Table35" table:style-name="Table35">
          <table:table-column table:style-name="Table35.A"/>
          <table:table-column table:style-name="Table35.B"/>
          <table:table-column table:style-name="Table35.C"/>
          <table:table-row>
            <table:table-cell table:style-name="Table35.A1" office:value-type="string">
              <text:p text:style-name="Body_20_Text.tableblock"><text:span text:style-name="Strong_20_Emphasis">Class</text:span></text:p>
            </table:table-cell>
            <table:table-cell table:style-name="Table35.A1" table:number-columns-spanned="2" office:value-type="string">
              <text:p text:style-name="Body_20_Text.tableblock"><text:span text:style-name="Strong_20_Emphasis">BMM_PROCEDURE_TYPE</text:span></text:p>
            </table:table-cell>
            <table:covered-table-cell/>
          </table:table-row>
          <text:soft-page-break/>
          <table:table-row>
            <table:table-cell table:style-name="Table35.A1" office:value-type="string">
              <text:p text:style-name="Body_20_Text.tableblock"><text:span text:style-name="Strong_20_Emphasis">Description</text:span></text:p>
            </table:table-cell>
            <table:table-cell table:style-name="Table35.A1" table:number-columns-spanned="2" office:value-type="string">
              <text:p text:style-name="P4">Form of routine specific to procedure object signatures, with <text:span text:style-name="Source_20_Text"><text:span text:style-name="Emphasis">result_type</text:span></text:span> being the special Status meta-type</text:p>
            </table:table-cell>
            <table:covered-table-cell/>
          </table:table-row>
          <table:table-row>
            <table:table-cell table:style-name="Table35.A1" office:value-type="string">
              <text:p text:style-name="Body_20_Text.tableblock"><text:span text:style-name="Strong_20_Emphasis">Inherit</text:span></text:p>
            </table:table-cell>
            <table:table-cell table:style-name="Table35.A1" table:number-columns-spanned="2" office:value-type="string">
              <text:p text:style-name="Body_20_Text.tableblock"><text:a xlink:type="simple" xlink:href="https://specifications.openehr.org/releases/LANG/latest/bmm.html#_bmm_routine_type_class" text:style-name="Internet_20_link" text:visited-style-name="Visited_20_Internet_20_Link"><text:span text:style-name="Source_20_Text">BMM_ROUTINE_TYPE</text:span></text:a></text:p>
            </table:table-cell>
            <table:covered-table-cell/>
          </table:table-row>
          <table:table-row>
            <table:table-cell table:style-name="Table35.A1" office:value-type="string">
              <text:p text:style-name="Body_20_Text.tableblock"><text:span text:style-name="Strong_20_Emphasis">Constant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1..1<text:line-break/>(redefined)</text:span></text:p>
            </table:table-cell>
            <table:table-cell table:style-name="Table35.A1" office:value-type="string">
              <text:p text:style-name="Body_20_Text.tableblock"><text:span text:style-name="Strong_20_Emphasis">base_name</text:span>: <text:span text:style-name="Source_20_Text">String = "Procedure"</text:span></text:p>
            </table:table-cell>
            <table:table-cell table:style-name="Table35.A1" office:value-type="string">
              <text:p text:style-name="P4">Base name (built-in).</text:p>
            </table:table-cell>
          </table:table-row>
          <table:table-row>
            <table:table-cell table:style-name="Table35.A1" office:value-type="string">
              <text:p text:style-name="Body_20_Text.tableblock"><text:span text:style-name="Strong_20_Emphasis">Attributes</text:span></text:p>
            </table:table-cell>
            <table:table-cell table:style-name="Table35.A1" office:value-type="string">
              <text:p text:style-name="Body_20_Text.tableblock"><text:span text:style-name="Strong_20_Emphasis">Signature</text:span></text:p>
            </table:table-cell>
            <table:table-cell table:style-name="Table35.A1" office:value-type="string">
              <text:p text:style-name="Body_20_Text.tableblock"><text:span text:style-name="Strong_20_Emphasis">Meaning</text:span></text:p>
            </table:table-cell>
          </table:table-row>
          <table:table-row>
            <table:table-cell table:style-name="Table35.A1" office:value-type="string">
              <text:p text:style-name="Body_20_Text.tableblock"><text:span text:style-name="Strong_20_Emphasis">0..1<text:line-break/>(redefined)</text:span></text:p>
            </table:table-cell>
            <table:table-cell table:style-name="Table35.A1" office:value-type="string">
              <text:p text:style-name="Body_20_Text.tableblock"><text:span text:style-name="Strong_20_Emphasis">result_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35.A1" office:value-type="string">
              <text:p text:style-name="P4">Result type of a procedure.</text:p>
            </table:table-cell>
          </table:table-row>
        </table:table>
        <text:h text:style-name="P10" text:outline-level="4"><text:bookmark-start text:name="__RefHeading___Toc40134_1418072056"/><text:bookmark text:name="_bmm_status_type_class"/>6.8.15. BMM_STATUS_TYPE Class<text:bookmark-end text:name="__RefHeading___Toc40134_1418072056"/></text:h>
        <table:table table:name="Table36" table:style-name="Table36">
          <table:table-column table:style-name="Table36.A"/>
          <table:table-column table:style-name="Table36.B"/>
          <table:table-column table:style-name="Table36.C"/>
          <table:table-row>
            <table:table-cell table:style-name="Table36.A1" office:value-type="string">
              <text:p text:style-name="Body_20_Text.tableblock"><text:span text:style-name="Strong_20_Emphasis">Class</text:span></text:p>
            </table:table-cell>
            <table:table-cell table:style-name="Table36.A1" table:number-columns-spanned="2" office:value-type="string">
              <text:p text:style-name="Body_20_Text.tableblock"><text:span text:style-name="Strong_20_Emphasis">BMM_STATUS_TYPE</text:span></text:p>
            </table:table-cell>
            <table:covered-table-cell/>
          </table:table-row>
          <table:table-row>
            <table:table-cell table:style-name="Table36.A1" office:value-type="string">
              <text:p text:style-name="Body_20_Text.tableblock"><text:span text:style-name="Strong_20_Emphasis">Description</text:span></text:p>
            </table:table-cell>
            <table:table-cell table:style-name="Table36.A1" table:number-columns-spanned="2" office:value-type="string">
              <text:p text:style-name="P4">Built-in meta-type representing action status, e.g. result of a call invocation.</text:p>
            </table:table-cell>
            <table:covered-table-cell/>
          </table:table-row>
          <table:table-row>
            <table:table-cell table:style-name="Table36.A1" office:value-type="string">
              <text:p text:style-name="Body_20_Text.tableblock"><text:span text:style-name="Strong_20_Emphasis">Inherit</text:span></text:p>
            </table:table-cell>
            <table:table-cell table:style-name="Table36.A1" table:number-columns-spanned="2" office:value-type="string">
              <text:p text:style-name="Body_20_Text.tableblock"><text:a xlink:type="simple" xlink:href="https://specifications.openehr.org/releases/LANG/latest/bmm.html#_bmm_builtin_type_class" text:style-name="Internet_20_link" text:visited-style-name="Visited_20_Internet_20_Link"><text:span text:style-name="Source_20_Text">BMM_BUILTIN_TYPE</text:span></text:a></text:p>
            </table:table-cell>
            <table:covered-table-cell/>
          </table:table-row>
          <table:table-row>
            <table:table-cell table:style-name="Table36.A1" office:value-type="string">
              <text:p text:style-name="Body_20_Text.tableblock"><text:span text:style-name="Strong_20_Emphasis">Constants</text:span></text:p>
            </table:table-cell>
            <table:table-cell table:style-name="Table36.A1" office:value-type="string">
              <text:p text:style-name="Body_20_Text.tableblock"><text:span text:style-name="Strong_20_Emphasis">Signature</text:span></text:p>
            </table:table-cell>
            <table:table-cell table:style-name="Table36.A1" office:value-type="string">
              <text:p text:style-name="Body_20_Text.tableblock"><text:span text:style-name="Strong_20_Emphasis">Meaning</text:span></text:p>
            </table:table-cell>
          </table:table-row>
          <table:table-row>
            <table:table-cell table:style-name="Table36.A1" office:value-type="string">
              <text:p text:style-name="Body_20_Text.tableblock"><text:span text:style-name="Strong_20_Emphasis">1..1<text:line-break/>(redefined)</text:span></text:p>
            </table:table-cell>
            <table:table-cell table:style-name="Table36.A1" office:value-type="string">
              <text:p text:style-name="Body_20_Text.tableblock"><text:span text:style-name="Strong_20_Emphasis">base_name</text:span>: <text:span text:style-name="Source_20_Text">String = "Status"</text:span></text:p>
            </table:table-cell>
            <table:table-cell table:style-name="Table36.A1" office:value-type="string">
              <text:p text:style-name="P4">Base name (built-in).</text:p>
            </table:table-cell>
          </table:table-row>
        </table:table>
        <text:h text:style-name="P10" text:outline-level="4"><text:bookmark-start text:name="__RefHeading___Toc40136_1418072056"/><text:bookmark text:name="_bmm_container_type_class"/><text:soft-page-break/>6.8.16. <text:span text:style-name="T5">BMM_CONTAINER_TYPE</text:span> Class<text:bookmark-end text:name="__RefHeading___Toc40136_1418072056"/></text:h>
        <table:table table:name="Table37" table:style-name="Table37">
          <table:table-column table:style-name="Table37.A"/>
          <table:table-column table:style-name="Table37.B"/>
          <table:table-column table:style-name="Table37.C"/>
          <table:table-row>
            <table:table-cell table:style-name="Table37.A1" office:value-type="string">
              <text:p text:style-name="Body_20_Text.tableblock"><text:span text:style-name="Strong_20_Emphasis">Class</text:span></text:p>
            </table:table-cell>
            <table:table-cell table:style-name="Table37.A1" table:number-columns-spanned="2" office:value-type="string">
              <text:p text:style-name="Body_20_Text.tableblock"><text:span text:style-name="Strong_20_Emphasis">BMM_CONTAINER_TYPE</text:span></text:p>
            </table:table-cell>
            <table:covered-table-cell/>
          </table:table-row>
          <table:table-row>
            <table:table-cell table:style-name="Table37.A1" office:value-type="string">
              <text:p text:style-name="Body_20_Text.tableblock"><text:span text:style-name="Strong_20_Emphasis">Description</text:span></text:p>
            </table:table-cell>
            <table:table-cell table:style-name="Table37.A1" table:number-columns-spanned="2" office:value-type="string">
              <text:p text:style-name="P4">Meta-type that specifies linear containers with a generic parameter corresponding to the type of contained item, and whose container type is a generic type such as <text:span text:style-name="Source_20_Text">List&lt;T&gt;</text:span>, <text:span text:style-name="Source_20_Text">Set&lt;T&gt;</text:span> etc.</text:p>
            </table:table-cell>
            <table:covered-table-cell/>
          </table:table-row>
          <table:table-row>
            <table:table-cell table:style-name="Table37.A1" office:value-type="string">
              <text:p text:style-name="Body_20_Text.tableblock"><text:span text:style-name="Strong_20_Emphasis">Inherit</text:span></text:p>
            </table:table-cell>
            <table:table-cell table:style-name="Table37.A1" table:number-columns-spanned="2" office:value-type="string">
              <text:p text:style-name="Body_20_Text.tableblock"><text:a xlink:type="simple" xlink:href="https://specifications.openehr.org/releases/LANG/latest/bmm.html#_bmm_type_class" text:style-name="Internet_20_link" text:visited-style-name="Visited_20_Internet_20_Link"><text:span text:style-name="Source_20_Text">BMM_TYPE</text:span></text:a></text:p>
            </table:table-cell>
            <table:covered-table-cell/>
          </table:table-row>
          <table:table-row>
            <table:table-cell table:style-name="Table37.A1" office:value-type="string">
              <text:p text:style-name="Body_20_Text.tableblock"><text:span text:style-name="Strong_20_Emphasis">Attribute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container_class</text:span>: <text:a xlink:type="simple" xlink:href="https://specifications.openehr.org/releases/LANG/latest/bmm.html#_bmm_generic_class_class" text:style-name="Internet_20_link" text:visited-style-name="Visited_20_Internet_20_Link"><text:span text:style-name="Source_20_Text">BMM_GENERIC_CLASS</text:span></text:a></text:p>
            </table:table-cell>
            <table:table-cell table:style-name="Table37.A1" office:value-type="string">
              <text:p text:style-name="P4">The type of the container. This converts to the <text:span text:style-name="Source_20_Text"><text:span text:style-name="Emphasis">root_type</text:span></text:span> in <text:span text:style-name="Source_20_Text">BMM_GENERIC_TYPE</text:span>.</text:p>
            </table:table-cell>
          </table:table-row>
          <table:table-row>
            <table:table-cell table:style-name="Table37.A1" office:value-type="string">
              <text:p text:style-name="Body_20_Text.tableblock"><text:span text:style-name="Strong_20_Emphasis">1..1</text:span></text:p>
            </table:table-cell>
            <table:table-cell table:style-name="Table37.A1" office:value-type="string">
              <text:p text:style-name="Body_20_Text.tableblock"><text:span text:style-name="Strong_20_Emphasis">item_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The container item type.</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ordered</text:span>: <text:span text:style-name="Source_20_Text">Boolean<text:line-break/>{default = true}</text:span></text:p>
            </table:table-cell>
            <table:table-cell table:style-name="Table37.A1" office:value-type="string">
              <text:p text:style-name="P4">True indicates that order of the items in the container attribute is considered significant and must be preserved, e.g. across sessions, serialisation, deserialisation etc. Otherwise known as 'list' semantics.</text:p>
            </table:table-cell>
          </table:table-row>
          <table:table-row>
            <table:table-cell table:style-name="Table37.A1" office:value-type="string">
              <text:p text:style-name="Body_20_Text.tableblock"><text:span text:style-name="Strong_20_Emphasis">0..1</text:span></text:p>
            </table:table-cell>
            <table:table-cell table:style-name="Table37.A1" office:value-type="string">
              <text:p text:style-name="Body_20_Text.tableblock"><text:span text:style-name="Strong_20_Emphasis">is_unique</text:span>: <text:span text:style-name="Source_20_Text">Boolean<text:line-break/>{default = false}</text:span></text:p>
            </table:table-cell>
            <table:table-cell table:style-name="Table37.A1" office:value-type="string">
              <text:p text:style-name="P4">True indicates that only unique instances of items in the container are allowed. Otherwise known as 'set' semantics.</text:p>
            </table:table-cell>
          </table:table-row>
          <table:table-row>
            <table:table-cell table:style-name="Table37.A1" office:value-type="string">
              <text:p text:style-name="Body_20_Text.tableblock"><text:span text:style-name="Strong_20_Emphasis">Functions</text:span></text:p>
            </table:table-cell>
            <table:table-cell table:style-name="Table37.A1" office:value-type="string">
              <text:p text:style-name="Body_20_Text.tableblock"><text:span text:style-name="Strong_20_Emphasis">Signature</text:span></text:p>
            </table:table-cell>
            <table:table-cell table:style-name="Table37.A1" office:value-type="string">
              <text:p text:style-name="Body_20_Text.tableblock"><text:span text:style-name="Strong_20_Emphasis">Meaning</text:span></text:p>
            </table:table-cell>
          </table:table-row>
          <table:table-row>
            <table:table-cell table:style-name="Table37.A1" office:value-type="string">
              <text:p text:style-name="Body_20_Text.tableblock"><text:span text:style-name="Strong_20_Emphasis">1..1<text:line-break/></text:span><text:soft-page-break/><text:span text:style-name="Strong_20_Emphasis">(effected)</text:span></text:p>
            </table:table-cell>
            <table:table-cell table:style-name="Table37.A1" office:value-type="string">
              <text:p text:style-name="Body_20_Text.tableblock"><text:span text:style-name="Strong_20_Emphasis">type_name</text:span> (): <text:span text:style-name="Source_20_Text">String</text:span></text:p>
            </table:table-cell>
            <table:table-cell table:style-name="Table37.A1" office:value-type="string">
              <text:p text:style-name="P4">Return full type name, e.g. <text:span text:style-name="Source_20_Text">List&lt;ELEMENT&g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abstract</text:span> (): <text:span text:style-name="Source_20_Text">Boolean</text:span><text:line-break/><text:line-break/><text:span text:style-name="Emphasis">Post_is_abstract</text:span>: <text:span text:style-name="Source_20_Text">Result = container_type.is_abstract</text:span></text:p>
            </table:table-cell>
            <table:table-cell table:style-name="Table37.A1" office:value-type="string">
              <text:p text:style-name="P4">True if the container class is abstract.</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flattened_type_list</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line-break/><text:line-break/><text:span text:style-name="Emphasis">Post_result</text:span>: <text:span text:style-name="Source_20_Text">Result = item_type.flattened_type_list</text:span></text:p>
            </table:table-cell>
            <table:table-cell table:style-name="Table37.A1" office:value-type="string">
              <text:p text:style-name="P4">Flattened list of type names of <text:span text:style-name="Source_20_Text"><text:span text:style-name="Emphasis">item_type</text:span></text:span>, i.e. <text:span text:style-name="Source_20_Text"><text:span text:style-name="Emphasis">item_type.flattened_type_list</text:span></text:span><text:span text:style-name="Source_20_Text">()</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unitary_type</text:span> ():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37.A1" office:value-type="string">
              <text:p text:style-name="P4">Return <text:span text:style-name="Source_20_Text"><text:span text:style-name="Emphasis">item_type</text:span></text:span>.</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is_primitive</text:span> (): <text:span text:style-name="Source_20_Text">Boolean</text:span><text:line-break/><text:line-break/><text:span text:style-name="Emphasis">Post_result</text:span>: <text:span text:style-name="Source_20_Text">Result = </text:span><text:soft-page-break/><text:span text:style-name="Source_20_Text">item_type.is_primitive</text:span></text:p>
            </table:table-cell>
            <table:table-cell table:style-name="Table37.A1" office:value-type="string">
              <text:p text:style-name="P4">True if <text:span text:style-name="Source_20_Text"><text:span text:style-name="Emphasis">item_type</text:span></text:span> is primitive.</text:p>
            </table:table-cell>
          </table:table-row>
          <table:table-row>
            <table:table-cell table:style-name="Table37.A1" office:value-type="string">
              <text:p text:style-name="Body_20_Text.tableblock"><text:span text:style-name="Strong_20_Emphasis">1..1<text:line-break/>(effected)</text:span></text:p>
            </table:table-cell>
            <table:table-cell table:style-name="Table37.A1" office:value-type="string">
              <text:p text:style-name="Body_20_Text.tableblock"><text:span text:style-name="Strong_20_Emphasis">effective_type</text:span> (): <text:a xlink:type="simple" xlink:href="https://specifications.openehr.org/releases/LANG/latest/bmm.html#_bmm_effective_type_class" text:style-name="Internet_20_link" text:visited-style-name="Visited_20_Internet_20_Link"><text:span text:style-name="Source_20_Text">BMM_EFFECTIVE_TYPE</text:span></text:a></text:p>
            </table:table-cell>
            <table:table-cell table:style-name="Table37.A1" office:value-type="string">
              <text:p text:style-name="P4">Return <text:span text:style-name="Source_20_Text"><text:span text:style-name="Emphasis">item_type.effective_type</text:span></text:span><text:span text:style-name="Source_20_Text">()</text:span>.</text:p>
            </table:table-cell>
          </table:table-row>
        </table:table>
        <text:h text:style-name="P10" text:outline-level="4"><text:bookmark-start text:name="__RefHeading___Toc40138_1418072056"/><text:bookmark text:name="_bmm_indexed_container_type_class"/>6.8.17. <text:span text:style-name="T5">BMM_INDEXED_CONTAINER_TYPE </text:span>Class<text:bookmark-end text:name="__RefHeading___Toc40138_1418072056"/></text:h>
        <table:table table:name="Table38" table:style-name="Table38">
          <table:table-column table:style-name="Table38.A"/>
          <table:table-column table:style-name="Table38.B"/>
          <table:table-column table:style-name="Table38.C"/>
          <table:table-row>
            <table:table-cell table:style-name="Table38.A1" office:value-type="string">
              <text:p text:style-name="Body_20_Text.tableblock"><text:span text:style-name="Strong_20_Emphasis">Class</text:span></text:p>
            </table:table-cell>
            <table:table-cell table:style-name="Table38.A1" table:number-columns-spanned="2" office:value-type="string">
              <text:p text:style-name="Body_20_Text.tableblock"><text:span text:style-name="Strong_20_Emphasis">BMM_INDEXED_CONTAINER_TYPE</text:span></text:p>
            </table:table-cell>
            <table:covered-table-cell/>
          </table:table-row>
          <table:table-row>
            <table:table-cell table:style-name="Table38.A1" office:value-type="string">
              <text:p text:style-name="Body_20_Text.tableblock"><text:span text:style-name="Strong_20_Emphasis">Description</text:span></text:p>
            </table:table-cell>
            <table:table-cell table:style-name="Table38.A1" table:number-columns-spanned="2" office:value-type="string">
              <text:p text:style-name="P4">Meta-type of linear container type that indexes the contained items in the manner of a standard Hash table, map or dictionary.</text:p>
            </table:table-cell>
            <table:covered-table-cell/>
          </table:table-row>
          <table:table-row>
            <table:table-cell table:style-name="Table38.A1" office:value-type="string">
              <text:p text:style-name="Body_20_Text.tableblock"><text:span text:style-name="Strong_20_Emphasis">Inherit</text:span></text:p>
            </table:table-cell>
            <table:table-cell table:style-name="Table38.A1" table:number-columns-spanned="2" office:value-type="string">
              <text:p text:style-name="Body_20_Text.tableblock"><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covered-table-cell/>
          </table:table-row>
          <table:table-row>
            <table:table-cell table:style-name="Table38.A1" office:value-type="string">
              <text:p text:style-name="Body_20_Text.tableblock"><text:span text:style-name="Strong_20_Emphasis">Attribute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span></text:p>
            </table:table-cell>
            <table:table-cell table:style-name="Table38.A1" office:value-type="string">
              <text:p text:style-name="Body_20_Text.tableblock"><text:span text:style-name="Strong_20_Emphasis">index_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38.A1" office:value-type="string">
              <text:p text:style-name="P4">Type of the element index, typically <text:span text:style-name="Source_20_Text">String</text:span> or <text:span text:style-name="Source_20_Text">Integer</text:span>, but may be a numeric type or indeed any type from which a hash value can be derived.</text:p>
            </table:table-cell>
          </table:table-row>
          <table:table-row>
            <table:table-cell table:style-name="Table38.A1" office:value-type="string">
              <text:p text:style-name="Body_20_Text.tableblock"><text:span text:style-name="Strong_20_Emphasis">Functions</text:span></text:p>
            </table:table-cell>
            <table:table-cell table:style-name="Table38.A1" office:value-type="string">
              <text:p text:style-name="Body_20_Text.tableblock"><text:span text:style-name="Strong_20_Emphasis">Signature</text:span></text:p>
            </table:table-cell>
            <table:table-cell table:style-name="Table38.A1" office:value-type="string">
              <text:p text:style-name="Body_20_Text.tableblock"><text:span text:style-name="Strong_20_Emphasis">Meaning</text:span></text:p>
            </table:table-cell>
          </table:table-row>
          <table:table-row>
            <table:table-cell table:style-name="Table38.A1" office:value-type="string">
              <text:p text:style-name="Body_20_Text.tableblock"><text:span text:style-name="Strong_20_Emphasis">1..1<text:line-break/>(effected)</text:span></text:p>
            </table:table-cell>
            <table:table-cell table:style-name="Table38.A1" office:value-type="string">
              <text:p text:style-name="Body_20_Text.tableblock"><text:span text:style-name="Strong_20_Emphasis">type_name</text:span> (): <text:span text:style-name="Source_20_Text">String</text:span></text:p>
            </table:table-cell>
            <table:table-cell table:style-name="Table38.A1" office:value-type="string">
              <text:p text:style-name="P4">Return full type name, e.g. <text:span text:style-name="Source_20_Text">HashMap&lt;String, ELEMENT&gt;</text:span>.</text:p>
            </table:table-cell>
          </table:table-row>
        </table:table>
        <text:h text:style-name="P8" text:outline-level="2"><text:bookmark-start text:name="__RefHeading___Toc40140_1418072056"/><text:bookmark text:name="_classes"/><text:soft-page-break/>7. Classes<text:bookmark-end text:name="__RefHeading___Toc40140_1418072056"/></text:h>
        <text:h text:style-name="P9" text:outline-level="3"><text:bookmark-start text:name="__RefHeading___Toc40142_1418072056"/><text:bookmark text:name="_overview_6"/>7.1. Overview<text:bookmark-end text:name="__RefHeading___Toc40142_1418072056"/></text:h>
        <text:p text:style-name="P6"><text:span text:style-name="T2">This section describes the semantics of the </text:span><text:span text:style-name="Source_20_Text"><text:span text:style-name="T2">BMM_CLASS</text:span></text:span><text:span text:style-name="T2"> meta-class, its sub-types, constituent parts and relationships. Classes in BMM are </text:span><text:span text:style-name="Emphasis"><text:span text:style-name="T2">generators of types</text:span></text:span><text:span text:style-name="T2">, and are what is authored (i.e. 'programmed') in order to create a model or program text.</text:span></text:p>
        <text:p text:style-name="P6"><text:span text:style-name="T2">The formally typed parts of a class are collectively known as </text:span><text:span text:style-name="Emphasis"><text:span text:style-name="T2">features</text:span></text:span><text:span text:style-name="T2">, and consist of functions, procedures, constants and properties, which appear in </text:span><text:span text:style-name="Emphasis"><text:span text:style-name="T2">feature groups</text:span></text:span><text:span text:style-name="T2">. Within a class, all features are contained in the </text:span><text:span text:style-name="Source_20_Text"><text:span text:style-name="Emphasis"><text:span text:style-name="T2">features</text:span></text:span></text:span><text:span text:style-name="T2"> attribute (inherited from </text:span><text:span text:style-name="Source_20_Text"><text:span text:style-name="T2">BMM_MODULE</text:span></text:span><text:span text:style-name="T2">), with features of each specific type being referenced in a dedicated map (</text:span><text:span text:style-name="Source_20_Text"><text:span text:style-name="T2">BMM_CLASS.</text:span></text:span><text:span text:style-name="Source_20_Text"><text:span text:style-name="Emphasis"><text:span text:style-name="T2">properties</text:span></text:span></text:span><text:span text:style-name="T2"> etc). The following UML illustrates classes and relationships to constituent feature meta-types. Features are described in detail in the following section.</text:span></text:p>
        <text:section text:style-name="Sect1" text:name="core_class">
          <text:p text:style-name="P7"><draw:frame draw:style-name="fr3" draw:name="Image21" text:anchor-type="as-char" svg:width="0.7874in" svg:height="0.3937in" draw:z-index="20"><draw:image xlink:href="../Basic%20Meta-Model%20(BMM)_files/LANG-bmm.core-class.svg" xlink:type="simple" xlink:show="embed" xlink:actuate="onLoad"/><svg:title>LANG bmm.core class</svg:title></draw:frame><text:s/></text:p>
          <text:p text:style-name="P28"><text:span text:style-name="T2">Figure 19. </text:span><text:span text:style-name="Source_20_Text"><text:span text:style-name="T2">base.bmm.core</text:span></text:span><text:span text:style-name="T2"> Package - Classes</text:span></text:p>
        </text:section>
        <text:p text:style-name="P6"><text:span text:style-name="T2">Class definitions are the </text:span><text:span text:style-name="Emphasis"><text:span text:style-name="T2">definitional</text:span></text:span><text:span text:style-name="T2"> basis of a BMM model, i.e. they are the means of defining the types that are statically used in the model, and the dynamic types generated at runtime. Types are thus </text:span><text:span text:style-name="Emphasis"><text:span text:style-name="T2">derived</text:span></text:span><text:span text:style-name="T2"> entities.</text:span></text:p>
        <text:p text:style-name="P6"><text:span text:style-name="T2">The top meta-class </text:span><text:span text:style-name="Source_20_Text"><text:span text:style-name="T2">BMM_CLASS</text:span></text:span><text:span text:style-name="T2"> defines two properties inherent in classes defined in a model, and derived in resulting types: </text:span><text:span text:style-name="Source_20_Text"><text:span text:style-name="Emphasis"><text:span text:style-name="T2">is_abstract</text:span></text:span></text:span><text:span text:style-name="T2"> and </text:span><text:span text:style-name="Source_20_Text"><text:span text:style-name="Emphasis"><text:span text:style-name="T2">is_primitive</text:span></text:span></text:span><text:span text:style-name="T2">. The Boolean attribute </text:span><text:span text:style-name="Source_20_Text"><text:span text:style-name="Emphasis"><text:span text:style-name="T2">is_abstract</text:span></text:span></text:span><text:span text:style-name="T2"> indicates a class that cannot be directly instantiated. The attribute </text:span><text:span text:style-name="Source_20_Text"><text:span text:style-name="Emphasis"><text:span text:style-name="T2">is_primitive</text:span></text:span></text:span><text:span text:style-name="T2"> indicates that a class is considered to be part of a primitive type set (typically corresponding to primitive types in another type system). Primitive status has no effect on BMM model semantics, and is provided as a convenience for visualisation and type-system mapping.</text:span></text:p>
        <text:p text:style-name="P6"><text:soft-page-break/><text:span text:style-name="T2">BMM distinguishes between simple and generic class definitions via two descendants of </text:span><text:span text:style-name="Source_20_Text"><text:span text:style-name="T2">BMM_CLASS</text:span></text:span><text:span text:style-name="T2">, i.e. </text:span><text:span text:style-name="Source_20_Text"><text:span text:style-name="T2">BMM_SIMPLE_CLASS</text:span></text:span><text:span text:style-name="T2"> and </text:span><text:span text:style-name="Source_20_Text"><text:span text:style-name="T2">BMM_GENERIC_CLASS</text:span></text:span><text:span text:style-name="T2">, with the first providing a concrete form of </text:span><text:span text:style-name="Source_20_Text"><text:span text:style-name="T2">BMM_CLASS</text:span></text:span><text:span text:style-name="T2"> that applies to non-generic classes, and the latter defining the additional semantics of generic classes. The meta-type </text:span><text:span text:style-name="Source_20_Text"><text:span text:style-name="T2">BMM_ENUMERATION</text:span></text:span><text:span text:style-name="T2"> is a specialisation of </text:span><text:span text:style-name="Source_20_Text"><text:span text:style-name="T2">BMM_SIMPLE_CLASS</text:span></text:span><text:span text:style-name="T2"> used to represent enumeration classes in BMM models. The meta-types are further described below.</text:span></text:p>
        <text:h text:style-name="P9" text:outline-level="3"><text:bookmark-start text:name="__RefHeading___Toc40144_1418072056"/><text:bookmark text:name="_simple_classes"/>7.2. Simple Classes<text:bookmark-end text:name="__RefHeading___Toc40144_1418072056"/></text:h>
        <text:p text:style-name="P6"><text:span text:style-name="T2">The simplest type of class definition in a model is an instance of the meta-type </text:span><text:span text:style-name="Source_20_Text"><text:span text:style-name="T2">BMM_SIMPLE_CLASS</text:span></text:span><text:span text:style-name="T2">, and has a 1:1 relationship with its type. Such classes might be specified in the following abstract syntax:</text:span></text:p>
        <text:p text:style-name="P5"><text:span text:style-name="Source_20_Text"><text:span text:style-name="T2">class DvQuantity</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reformatted_20_Text"><text:span text:style-name="Source_20_Text"><text:span text:style-name="T2">}</text:span></text:span></text:p>
        <text:p text:style-name="Preformatted_20_Text"/>
        <text:p text:style-name="Preformatted_20_Text"><text:span text:style-name="Source_20_Text"><text:span text:style-name="T2">class Observation</text:span></text:span></text:p>
        <text:p text:style-name="Preformatted_20_Text"><text:span text:style-name="Source_20_Text"><text:span text:style-name="T2">{</text:span></text:span></text:p>
        <text:p text:style-name="Preformatted_20_Text"><text:span text:style-name="Source_20_Text"><text:span text:style-name="T2"><text:s text:c="4"/>feature</text:span></text:span></text:p>
        <text:p text:style-name="Preformatted_20_Text"><text:span text:style-name="Source_20_Text"><text:span text:style-name="T2"><text:s text:c="8"/>// feature definitions</text:span></text:span></text:p>
        <text:p text:style-name="P23"><text:span text:style-name="Source_20_Text"><text:span text:style-name="T2">}</text:span></text:span></text:p>
        <text:h text:style-name="P9" text:outline-level="3"><text:bookmark-start text:name="__RefHeading___Toc40146_1418072056"/><text:bookmark text:name="_generic_classes"/>7.3. Generic Classes<text:bookmark-end text:name="__RefHeading___Toc40146_1418072056"/></text:h>
        <text:p text:style-name="P6"><text:span text:style-name="T2">The generic class meta-type </text:span><text:span text:style-name="Source_20_Text"><text:span text:style-name="T2">BMM_GENERIC_CLASS</text:span></text:span><text:span text:style-name="T2"> adds generic parameters to </text:span><text:span text:style-name="Source_20_Text"><text:span text:style-name="T2">BMM_CLASS</text:span></text:span><text:span text:style-name="T2">, enabling formal generic parameters to be represented. Each such parameter is expressed using an instance of </text:span><text:span text:style-name="Source_20_Text"><text:span text:style-name="T2">BMM_PARAMETER_TYPE</text:span></text:span><text:span text:style-name="T2"> which names the parameter and </text:span><text:soft-page-break/><text:span text:style-name="T2">optionally allows a type constraint to be associated with it, in the usual object-oriented fashion. In BMM, formal parameters have single-letter names, such as 'T', 'U' etc, following typical usage in programming languages. A generic class may also be primitive. Generic classes can be defined in a syntax similar to the following.</text:span></text:p>
        <text:p text:style-name="P5"><text:span text:style-name="Source_20_Text"><text:span text:style-name="T2">//</text:span></text:span></text:p>
        <text:p text:style-name="Preformatted_20_Text"><text:span text:style-name="Source_20_Text"><text:span text:style-name="T2">// a primitive generic class with an open type parameter</text:span></text:span></text:p>
        <text:p text:style-name="Preformatted_20_Text"><text:span text:style-name="Source_20_Text"><text:span text:style-name="T2">//</text:span></text:span></text:p>
        <text:p text:style-name="Preformatted_20_Text"><text:span text:style-name="Source_20_Text"><text:span text:style-name="T2">primitive class List &lt;T&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generic class with a constrained type parameter</text:span></text:span></text:p>
        <text:p text:style-name="Preformatted_20_Text"><text:span text:style-name="Source_20_Text"><text:span text:style-name="T2">//</text:span></text:span></text:p>
        <text:p text:style-name="Preformatted_20_Text"><text:span text:style-name="Source_20_Text"><text:span text:style-name="T2">class DvInterval &lt;T:DvOrdered&g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text:span></text:span></text:p>
        <text:p text:style-name="Preformatted_20_Text"><text:span text:style-name="Source_20_Text"><text:span text:style-name="T2">// a primitive generic class two type parameters</text:span></text:span></text:p>
        <text:p text:style-name="Preformatted_20_Text"><text:span text:style-name="Source_20_Text"><text:span text:style-name="T2">//</text:span></text:span></text:p>
        <text:p text:style-name="Preformatted_20_Text"><text:span text:style-name="Source_20_Text"><text:span text:style-name="T2">primitive class HashMap &lt;K:Ordered, V&g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p text:style-name="P6"><text:soft-page-break/><text:span text:style-name="T2">The following example shows a generic class </text:span><text:span text:style-name="Source_20_Text"><text:span text:style-name="T2">Interval&lt;T:Ordered&gt;</text:span></text:span><text:span text:style-name="T2">, which is a class </text:span><text:span text:style-name="Source_20_Text"><text:span text:style-name="T2">Interval</text:span></text:span><text:span text:style-name="T2"> with one formal parameter </text:span><text:span text:style-name="Source_20_Text"><text:span text:style-name="T2">T</text:span></text:span><text:span text:style-name="T2"> constrained to be of type </text:span><text:span text:style-name="Source_20_Text"><text:span text:style-name="T2">Ordered</text:span></text:span><text:span text:style-name="T2"> or any descendant.</text:span></text:p>
        <text:section text:style-name="Sect1" text:name="awb_generic_class">
          <text:p text:style-name="P7"><draw:frame draw:style-name="fr2" draw:name="Image22" text:anchor-type="as-char" svg:width="5.2555in" style:rel-width="50%" svg:height="4.7291in" draw:z-index="21"><draw:image xlink:href="../Basic%20Meta-Model%20(BMM)_files/awb_generic_class.png" xlink:type="simple" xlink:show="embed" xlink:actuate="onLoad"/><svg:title>awb generic class</svg:title></draw:frame><text:s/></text:p>
          <text:p text:style-name="P21">Figure 20. BMM class - generic class</text:p>
        </text:section>
        <text:h text:style-name="P9" text:outline-level="3"><text:bookmark-start text:name="__RefHeading___Toc40148_1418072056"/><text:bookmark text:name="_range_constrained_classes"/>7.4. Range-Constrained Classes<text:bookmark-end text:name="__RefHeading___Toc40148_1418072056"/></text:h>
        <text:p text:style-name="P6"><text:span text:style-name="T2">The value range of any defined type is by default open, meaning that its instances may take any value allowed by the type definition. For primitive types such as </text:span><text:span text:style-name="Source_20_Text"><text:span text:style-name="T2">String</text:span></text:span><text:span text:style-name="T2"> and </text:span><text:span text:style-name="Source_20_Text"><text:span text:style-name="T2">Integer</text:span></text:span><text:span text:style-name="T2">, this means that any String or Integer value is a valid instance of their respective types. </text:span><text:soft-page-break/><text:span text:style-name="T2">For complex types, instances are composed of hierarchies of values which are similarly unconstrained with respect to their types.</text:span></text:p>
        <text:p text:style-name="P6"><text:span text:style-name="T2">A useful derived form of any concrete type definition (i.e. instance of </text:span><text:span text:style-name="Source_20_Text"><text:span text:style-name="T2">BMM_EFFECTIVE_TYPE</text:span></text:span><text:span text:style-name="T2"> in a model) is one that constrains the legal values of its instances to a particular set of values. The Pascal language provided a well-known precedent, 'sub-range types' that could restrict primitive type value ranges. BMM supports two kinds of range constraint: enumeration and 'value sets'. The additional meta-classes are shown below.</text:span></text:p>
        <text:section text:style-name="Sect1" text:name="core_range_constrained">
          <text:p text:style-name="P7"><draw:frame draw:style-name="fr3" draw:name="Image23" text:anchor-type="as-char" svg:width="0.7874in" svg:height="0.3937in" draw:z-index="22"><draw:image xlink:href="../Basic%20Meta-Model%20(BMM)_files/LANG-bmm.core.range_constrained.svg" xlink:type="simple" xlink:show="embed" xlink:actuate="onLoad"/><svg:title>LANG bmm.core.range constrained</svg:title></draw:frame><text:s/></text:p>
          <text:p text:style-name="P28"><text:span text:style-name="T2">Figure 21. </text:span><text:span text:style-name="Source_20_Text"><text:span text:style-name="T2">bmm.core.range_constrained</text:span></text:span><text:span text:style-name="T2"> Package - Constrained-range Meta-Types, including Enumeration</text:span></text:p>
        </text:section>
        <text:h text:style-name="P10" text:outline-level="4"><text:bookmark-start text:name="__RefHeading___Toc40150_1418072056"/><text:bookmark text:name="_enumerated_types"/>7.4.1. Enumerated Types<text:bookmark-end text:name="__RefHeading___Toc40150_1418072056"/></text:h>
        <text:p text:style-name="P6"><text:span text:style-name="T2">In modern programming languages, the </text:span><text:span text:style-name="Emphasis"><text:span text:style-name="T2">enumerated type</text:span></text:span><text:span text:style-name="T2"> is the most common kind of range constraint mechanism. In Java for example, an enumeration is a finite set of labels each associated with a singleton value object - either automatically assigned integers, or else programmatically associated instances of any other kind. Enumerated types are supported in BMM via the </text:span><text:span text:style-name="Source_20_Text"><text:span text:style-name="T2">BMM_ENUMERATION</text:span></text:span><text:span text:style-name="T2"> meta-type and descendants.</text:span></text:p>
        <text:p text:style-name="P6"><text:span text:style-name="T2">An enumerated type could in theory be based on any BMM defined type, i.e. any simple or generic type, since instances of either could be constrained. BMM makes the simplification that an enumerated type can only be based on a BMM simple type, which means that in the defined model, an enumeration of a closed generic type </text:span><text:span text:style-name="Source_20_Text"><text:span text:style-name="T2">Gen&lt;T_subst&gt;</text:span></text:span><text:span text:style-name="T2"> is achieved by first defining a simple type based on the closed generic type via inheritance, e.g. a type </text:span><text:span text:style-name="Source_20_Text"><text:span text:style-name="T2">Gen_T_subst</text:span></text:span><text:span text:style-name="T2"> that inherits from </text:span><text:span text:style-name="Source_20_Text"><text:span text:style-name="T2">Gen&lt;T_subst&gt;</text:span></text:span><text:span text:style-name="T2"> can be used as the ancestor of a BMM enumeration type.</text:span></text:p>
        <text:p text:style-name="P6"><text:soft-page-break/><text:span text:style-name="T2">For this reason, the </text:span><text:span text:style-name="Source_20_Text"><text:span text:style-name="T2">BMM_ENUMERATION</text:span></text:span><text:span text:style-name="T2"> meta-type is defined as a descendant of </text:span><text:span text:style-name="Source_20_Text"><text:span text:style-name="T2">BMM_SIMPLE_CLASS</text:span></text:span><text:span text:style-name="T2">, and may have only one ancestor. The value enumeration is represented via a set of enumeration labels (</text:span><text:span text:style-name="Source_20_Text"><text:span text:style-name="Emphasis"><text:span text:style-name="T2">item_names</text:span></text:span></text:span><text:span text:style-name="T2">) and constant values (</text:span><text:span text:style-name="Source_20_Text"><text:span text:style-name="Emphasis"><text:span text:style-name="T2">item_values</text:span></text:span></text:span><text:span text:style-name="T2">), the latter of which must be of the type represented in the concrete model by the instance of the ancestor class.</text:span></text:p>
        <text:p text:style-name="P6"><text:span text:style-name="T2">Since </text:span><text:span text:style-name="Source_20_Text"><text:span text:style-name="T2">String</text:span></text:span><text:span text:style-name="T2"> and </text:span><text:span text:style-name="Source_20_Text"><text:span text:style-name="T2">Integer</text:span></text:span><text:span text:style-name="T2"> valued enumerations are by far the most common in real models, two descendant classes </text:span><text:span text:style-name="Source_20_Text"><text:span text:style-name="T2">BMM_ENUMERATION_STRING</text:span></text:span><text:span text:style-name="T2"> and </text:span><text:span text:style-name="Source_20_Text"><text:span text:style-name="T2">BMM_ENUMERATION_INTEGER</text:span></text:span><text:span text:style-name="T2"> are provided, which fix the values and types to </text:span><text:span text:style-name="Source_20_Text"><text:span text:style-name="T2">String</text:span></text:span><text:span text:style-name="T2"> and </text:span><text:span text:style-name="Source_20_Text"><text:span text:style-name="T2">Integer</text:span></text:span><text:span text:style-name="T2"> respectively.</text:span></text:p>
        <text:p text:style-name="P6"><text:span text:style-name="T2">The following diagram shows the BMM instance structure corresponding to an attribute declaration </text:span><text:span text:style-name="Source_20_Text"><text:span text:style-name="Emphasis"><text:span text:style-name="T2">lifecycle</text:span></text:span></text:span><text:span text:style-name="Source_20_Text"><text:span text:style-name="T2">: TaskLifecycle</text:span></text:span><text:span text:style-name="T2"> in a class </text:span><text:span text:style-name="Source_20_Text"><text:span text:style-name="T2">Order</text:span></text:span><text:span text:style-name="T2">.</text:span></text:p>
        <text:section text:style-name="Sect1" text:name="bmm_structure_enumeration">
          <text:p text:style-name="P7"><draw:frame draw:style-name="fr3" draw:name="Image24" text:anchor-type="as-char" svg:width="0.7874in" svg:height="0.3937in" draw:z-index="23"><draw:image xlink:href="../Basic%20Meta-Model%20(BMM)_files/bmm_structure-enumeration.svg" xlink:type="simple" xlink:show="embed" xlink:actuate="onLoad"/><svg:title>bmm structure enumeration</svg:title></draw:frame><text:s/></text:p>
          <text:p text:style-name="P21">Figure 22. Integer-based Enumeration Type</text:p>
        </text:section>
        <text:p text:style-name="P15">The following shows the same class in an abstract syntax.</text:p>
        <text:p text:style-name="P5"><text:span text:style-name="Source_20_Text"><text:span text:style-name="T2">// an Integer-based enumeration</text:span></text:span></text:p>
        <text:p text:style-name="Preformatted_20_Text"><text:span text:style-name="Source_20_Text"><text:span text:style-name="T2">enumeration class TASK_LIFECYCLE</text:span></text:span></text:p>
        <text:p text:style-name="Preformatted_20_Text"/>
        <text:p text:style-name="Preformatted_20_Text"><text:span text:style-name="Source_20_Text"><text:span text:style-name="T2">feature -- Enumeration Literals</text:span></text:span></text:p>
        <text:p text:style-name="Preformatted_20_Text"/>
        <text:p text:style-name="Preformatted_20_Text"><text:span text:style-name="Source_20_Text"><text:span text:style-name="T2"><text:s text:c="4"/>planned <text:s text:c="2"/>= 0;</text:span></text:span></text:p>
        <text:p text:style-name="Preformatted_20_Text"><text:span text:style-name="Source_20_Text"><text:span text:style-name="T2"><text:s text:c="4"/>available = 1;</text:span></text:span></text:p>
        <text:p text:style-name="Preformatted_20_Text"><text:span text:style-name="Source_20_Text"><text:span text:style-name="T2"><text:s text:c="4"/>cancelled = 2;</text:span></text:span></text:p>
        <text:p text:style-name="Preformatted_20_Text"><text:span text:style-name="Source_20_Text"><text:span text:style-name="T2"><text:s text:c="4"/>aborted <text:s text:c="2"/>= 3;</text:span></text:span></text:p>
        <text:p text:style-name="Preformatted_20_Text"><text:span text:style-name="Source_20_Text"><text:span text:style-name="T2"><text:s text:c="4"/>abandoned = 4;</text:span></text:span></text:p>
        <text:p text:style-name="Preformatted_20_Text"><text:soft-page-break/><text:span text:style-name="Source_20_Text"><text:span text:style-name="T2"><text:s text:c="4"/>underway <text:s/>= 5;</text:span></text:span></text:p>
        <text:p text:style-name="Preformatted_20_Text"><text:span text:style-name="Source_20_Text"><text:span text:style-name="T2"><text:s text:c="4"/>suspended = 6;</text:span></text:span></text:p>
        <text:p text:style-name="Preformatted_20_Text"><text:span text:style-name="Source_20_Text"><text:span text:style-name="T2"><text:s text:c="4"/>resumed <text:s text:c="2"/>= 7;</text:span></text:span></text:p>
        <text:p text:style-name="P23"><text:span text:style-name="Source_20_Text"><text:span text:style-name="T2"><text:s text:c="4"/>completed = 8;</text:span></text:span></text:p>
        <text:p text:style-name="P15">The following screenshot shows how this enumeration class appears within a BMM model.</text:p>
        <text:section text:style-name="Sect1" text:name="awb_enumeration">
          <text:p text:style-name="P7"><text:soft-page-break/><draw:frame draw:style-name="fr2" draw:name="Image25" text:anchor-type="as-char" svg:width="6.8327in" style:rel-width="65%" svg:height="5.8228in" draw:z-index="24"><draw:image xlink:href="../Basic%20Meta-Model%20(BMM)_files/awb_enumeration.png" xlink:type="simple" xlink:show="embed" xlink:actuate="onLoad"/><svg:title>awb enumeration</svg:title></draw:frame><text:s/></text:p>
          <text:p text:style-name="P21">Figure 23. Enumeration Example</text:p>
        </text:section>
        <text:p text:style-name="P6"><text:span text:style-name="T2">The following shows another enumeration class, this time based on the </text:span><text:span text:style-name="Source_20_Text"><text:span text:style-name="T2">String</text:span></text:span><text:span text:style-name="T2"> type.</text:span></text:p>
        <text:p text:style-name="P5"><text:span text:style-name="Source_20_Text"><text:span text:style-name="T2">// a String-based enumeration</text:span></text:span></text:p>
        <text:p text:style-name="Preformatted_20_Text"><text:span text:style-name="Source_20_Text"><text:span text:style-name="T2">enumeration class ContractStatus</text:span></text:span></text:p>
        <text:p text:style-name="Preformatted_20_Text"><text:soft-page-break/></text:p>
        <text:p text:style-name="Preformatted_20_Text"><text:span text:style-name="Source_20_Text"><text:span text:style-name="T2">feature -- Enumeration Literals</text:span></text:span></text:p>
        <text:p text:style-name="Preformatted_20_Text"><text:span text:style-name="Source_20_Text"><text:span text:style-name="T2"><text:s text:c="4"/>initial <text:s text:c="2"/>= "Initial";</text:span></text:span></text:p>
        <text:p text:style-name="Preformatted_20_Text"><text:span text:style-name="Source_20_Text"><text:span text:style-name="T2"><text:s text:c="4"/>cancelled = "Cancelled";</text:span></text:span></text:p>
        <text:p text:style-name="Preformatted_20_Text"><text:span text:style-name="Source_20_Text"><text:span text:style-name="T2"><text:s text:c="4"/>active <text:s text:c="3"/>= "Active";</text:span></text:span></text:p>
        <text:p text:style-name="P23"><text:span text:style-name="Source_20_Text"><text:span text:style-name="T2"><text:s text:c="4"/>completed = "Completed";</text:span></text:span></text:p>
        <text:p text:style-name="P6"><text:span text:style-name="T2">The types </text:span><text:span text:style-name="Source_20_Text"><text:span text:style-name="T2">String</text:span></text:span><text:span text:style-name="T2"> and </text:span><text:span text:style-name="Source_20_Text"><text:span text:style-name="T2">Integer</text:span></text:span><text:span text:style-name="T2"> are assumed to be defined via primitive classes of the same names.</text:span></text:p>
        <text:h text:style-name="P10" text:outline-level="4"><text:bookmark-start text:name="__RefHeading___Toc40152_1418072056"/><text:bookmark text:name="_value_set_types"/>7.4.2. Value-set Types<text:bookmark-end text:name="__RefHeading___Toc40152_1418072056"/></text:h>
        <text:p text:style-name="P6"><text:span text:style-name="T2">Another form of range constraint that occurs in many models is the use of 'coded terms' that represent codes from e.g. ISO or IANA value sets such as ISO 639 (languages) and IANA media types. These are particularly prevalent in type systems used in the biosciences where object models routinely include attributes of a Coded Term type that refer to terminologies such as </text:span><text:a xlink:type="simple" xlink:href="http://www.snomed.org/" office:target-frame-name="_blank" xlink:show="new" text:style-name="Internet_20_link" text:visited-style-name="Visited_20_Internet_20_Link"><text:span text:style-name="T2">SNOMED CT</text:span></text:a><text:span text:style-name="T2">, </text:span><text:a xlink:type="simple" xlink:href="http://www.who.int/classifications/icd/en/" office:target-frame-name="_blank" xlink:show="new" text:style-name="Internet_20_link" text:visited-style-name="Visited_20_Internet_20_Link"><text:span text:style-name="T2">WHO ICD10</text:span></text:a><text:span text:style-name="T2"> etc. In such models, it is typical to want to define an attribute being not just of a Coded Term type, but also limited to a particular terminology (such as a coded attribute representing 'language'), or even a specific 'value set' from such a terminology.</text:span></text:p>
        <text:p text:style-name="P6"><text:span text:style-name="T2">The same kind of constraint may be applied to any kind of model type, for example a type representing Medication may be constrained to be instantiated only as instances defined by a medications database. This kind of constraint is known here as a </text:span><text:span text:style-name="Emphasis"><text:span text:style-name="T2">value set</text:span></text:span><text:span text:style-name="T2">, following the common usage in the biomedical sciences, and is supported in a different way than enumerations. The latter is a common programming concept which always involves a dedicated type representing the enumeration. Since the required value-sets are represented explicitly in the model but in an external database or other resource, the constraint is limited to a reference to the relevant resource, and is applied directly to </text:span><text:span text:style-name="Emphasis"><text:span text:style-name="T2">the use of a type within a feature definition</text:span></text:span><text:span text:style-name="T2">, rather than requiring the definition of a new type.</text:span></text:p>
        <text:p text:style-name="P6"><text:soft-page-break/><text:span text:style-name="T2">Accordingly, BMM provides the attribute </text:span><text:span text:style-name="Source_20_Text"><text:span text:style-name="Emphasis"><text:span text:style-name="T2">value_constraint</text:span></text:span></text:span><text:span text:style-name="Source_20_Text"><text:span text:style-name="T2">: BMM_VALUE_SET_SPEC</text:span></text:span><text:span text:style-name="T2"> defined on </text:span><text:span text:style-name="Source_20_Text"><text:span text:style-name="T2">BMM_MODEL_TYPE</text:span></text:span><text:span text:style-name="T2">. The </text:span><text:span text:style-name="Source_20_Text"><text:span text:style-name="T2">BMM_VALUE_SET_SPEC</text:span></text:span><text:span text:style-name="T2"> meta-type contains two </text:span><text:span text:style-name="Source_20_Text"><text:span text:style-name="T2">String</text:span></text:span><text:span text:style-name="T2"> attributes </text:span><text:span text:style-name="Source_20_Text"><text:span text:style-name="Emphasis"><text:span text:style-name="T2">resource_id</text:span></text:span></text:span><text:span text:style-name="T2"> and </text:span><text:span text:style-name="Source_20_Text"><text:span text:style-name="Emphasis"><text:span text:style-name="T2">value_set_id</text:span></text:span></text:span><text:span text:style-name="T2"> which may be used to define a resource (equivalently a namespace) and an identifier of a value set within that resource. BMM does not impose any particular format or resolution algorithm on these identifiers - it is assumed that they can be correctly defined and used within the context of the concrete model usage.</text:span></text:p>
        <text:p text:style-name="P6"><text:span text:style-name="T2">Consequently, an attribute within a standard concrete model such as </text:span><text:span text:style-name="Source_20_Text"><text:span text:style-name="Emphasis"><text:span text:style-name="T2">language</text:span></text:span></text:span><text:span text:style-name="Source_20_Text"><text:span text:style-name="T2">: CodedTerm</text:span></text:span><text:span text:style-name="T2"> could now be expressed notionally as </text:span><text:span text:style-name="Source_20_Text"><text:span text:style-name="Emphasis"><text:span text:style-name="T2">language</text:span></text:span></text:span><text:span text:style-name="Source_20_Text"><text:span text:style-name="T2">: CodedTerm &lt;&lt;iso::639-*&gt;&gt;</text:span></text:span><text:span text:style-name="T2"> or </text:span><text:span text:style-name="Source_20_Text"><text:span text:style-name="Emphasis"><text:span text:style-name="T2">language</text:span></text:span></text:span><text:span text:style-name="Source_20_Text"><text:span text:style-name="T2">: CodedTerm &lt;&lt;iso::languages&gt;&gt;</text:span></text:span><text:span text:style-name="T2">. The construction within the </text:span><text:span text:style-name="Source_20_Text"><text:span text:style-name="T2">&lt;&lt;&gt;&gt;</text:span></text:span><text:span text:style-name="T2"> is parsed into two pieces around the </text:span><text:span text:style-name="Source_20_Text"><text:span text:style-name="T2">::</text:span></text:span><text:span text:style-name="T2"> separator, which are then used to populate the </text:span><text:span text:style-name="Source_20_Text"><text:span text:style-name="T2">BMM_VALUE_SET_SPEC</text:span></text:span><text:span text:style-name="T2"> for a type.</text:span></text:p>
        <text:p text:style-name="P6"><text:span text:style-name="T2">The following diagram shows the meta-model structure corresponding to an attribute declaration </text:span><text:span text:style-name="Source_20_Text"><text:span text:style-name="Emphasis"><text:span text:style-name="T2">language</text:span></text:span></text:span><text:span text:style-name="Source_20_Text"><text:span text:style-name="T2">: CodedText</text:span></text:span><text:span text:style-name="T2"> whose instances are constrained to be from a value-set </text:span><text:span text:style-name="Source_20_Text"><text:span text:style-name="T2">iso_639-2</text:span></text:span><text:span text:style-name="T2"> within the resource namespace </text:span><text:span text:style-name="Source_20_Text"><text:span text:style-name="T2">iso</text:span></text:span><text:span text:style-name="T2">.</text:span></text:p>
        <text:section text:style-name="Sect1" text:name="bmm_structure_value_set">
          <text:p text:style-name="P7"><draw:frame draw:style-name="fr3" draw:name="Image26" text:anchor-type="as-char" svg:width="0.7874in" svg:height="0.3937in" draw:z-index="25"><draw:image xlink:href="../Basic%20Meta-Model%20(BMM)_files/bmm_structure-value_set.svg" xlink:type="simple" xlink:show="embed" xlink:actuate="onLoad"/><svg:title>bmm structure value set</svg:title></draw:frame><text:s/></text:p>
          <text:p text:style-name="P21">Figure 24. Value-set Constrained Type</text:p>
        </text:section>
        <text:p text:style-name="P15">The following shows a possible abstract syntax value-set type definition.</text:p>
        <text:p text:style-name="P5"><text:span text:style-name="Source_20_Text"><text:span text:style-name="T2">// a Value-set type</text:span></text:span></text:p>
        <text:p text:style-name="Preformatted_20_Text"><text:span text:style-name="Source_20_Text"><text:span text:style-name="T2">class Document</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property language: CodedText &lt;&lt;"iso::iso_639-2"&gt;&gt; [1];</text:span></text:span></text:p>
        <text:h text:style-name="P9" text:outline-level="3"><text:bookmark-start text:name="__RefHeading___Toc40154_1418072056"/><text:bookmark text:name="_class_qualifiers"/><text:soft-page-break/>7.5. Class Qualifiers<text:bookmark-end text:name="__RefHeading___Toc40154_1418072056"/></text:h>
        <text:p text:style-name="P15">The following sub-sections describe qualifiers that may be used on any class definition to achieve a specific status within the model system. BMM qualifiers are designed to map to typical features in programming languages.</text:p>
        <text:h text:style-name="P10" text:outline-level="4"><text:bookmark-start text:name="__RefHeading___Toc40156_1418072056"/><text:bookmark text:name="_abstract_classes"/>7.5.1. Abstract Classes<text:bookmark-end text:name="__RefHeading___Toc40156_1418072056"/></text:h>
        <text:p text:style-name="P15">Any class definition in a BMM model may be marked as 'abstract', to indicate that it cannot be directly instantiated. This qualifier generally maps to the concept of abstract classes in most OOPLs. It may be specified in an abstract syntax as follows.</text:p>
        <text:p text:style-name="P5"><text:span text:style-name="Source_20_Text"><text:span text:style-name="T2">abstract class ENTRY</text:span></text:span></text:p>
        <text:p text:style-name="Preformatted_20_Text"/>
        <text:p text:style-name="Preformatted_20_Text"><text:span text:style-name="Source_20_Text"><text:span text:style-name="T2">feature</text:span></text:span></text:p>
        <text:p text:style-name="P23"><text:span text:style-name="Source_20_Text"><text:span text:style-name="T2"><text:s text:c="4"/>// feature definitions</text:span></text:span></text:p>
        <text:h text:style-name="P10" text:outline-level="4"><text:bookmark-start text:name="__RefHeading___Toc40158_1418072056"/><text:bookmark text:name="_primitive_type_classes"/>7.5.2. Primitive Type Classes<text:bookmark-end text:name="__RefHeading___Toc40158_1418072056"/></text:h>
        <text:p text:style-name="P15">Class definitions within a BMM model may be marked as 'primitive', enabling them to be visualised and queried as a separate group without otherwise changing the semantics of the entity in the BMM meta-type system. This is normally done to distinguish 'built-in' types used by a model from the classes for which the model was created. An abstract syntax definition may look as follows:</text:p>
        <text:p text:style-name="P5"><text:span text:style-name="Source_20_Text"><text:span text:style-name="T2">primitive class Integer</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
        <text:p text:style-name="Preformatted_20_Text"><text:span text:style-name="Source_20_Text"><text:span text:style-name="T2">primitive class String</text:span></text:span></text:p>
        <text:p text:style-name="Preformatted_20_Text"/>
        <text:p text:style-name="Preformatted_20_Text"><text:soft-page-break/><text:span text:style-name="Source_20_Text"><text:span text:style-name="T2">feature</text:span></text:span></text:p>
        <text:p text:style-name="P23"><text:span text:style-name="Source_20_Text"><text:span text:style-name="T2"><text:s text:c="4"/>// feature definitions</text:span></text:span></text:p>
        <text:p text:style-name="P15">The following shows part of a BMM model in which a number of classes are classified as primitive (shown in light and dark grey).</text:p>
        <text:section text:style-name="Sect1" text:name="awb_primitive_types">
          <text:p text:style-name="P7"><text:soft-page-break/><draw:frame draw:style-name="fr2" draw:name="Image27" text:anchor-type="as-char" svg:width="4.7299in" style:rel-width="45%" svg:height="7.3752in" draw:z-index="26"><draw:image xlink:href="../Basic%20Meta-Model%20(BMM)_files/awb_primitive_types.png" xlink:type="simple" xlink:show="embed" xlink:actuate="onLoad"/><svg:title>awb primitive types</svg:title></draw:frame><text:s/></text:p>
          <text:p text:style-name="P21"><text:soft-page-break/>Figure 25. Primitive classes</text:p>
        </text:section>
        <text:p text:style-name="P15">Primitive classes are normal BMM classes, other than being marked primitive for convenience, and do not have different semantics.</text:p>
        <text:h text:style-name="P9" text:outline-level="3"><text:bookmark-start text:name="__RefHeading___Toc40160_1418072056"/><text:bookmark text:name="_class_invariants"/>7.6. Class Invariants<text:bookmark-end text:name="__RefHeading___Toc40160_1418072056"/></text:h>
        <text:p text:style-name="P6"><text:span text:style-name="T2">A class defined within a model may include </text:span><text:span text:style-name="Emphasis"><text:span text:style-name="T2">invariants</text:span></text:span><text:span text:style-name="T2">, i.e. assertions relating to its state that hold true before and after all </text:span><text:span text:style-name="Emphasis"><text:span text:style-name="T2">public</text:span></text:span><text:span text:style-name="T2"> routine calls. Assertions are instances of the class </text:span><text:span text:style-name="Source_20_Text"><text:span text:style-name="T2">BMM_ASSERTION</text:span></text:span><text:span text:style-name="T2">, which is a tagged Boolean-valued Expression.</text:span></text:p>
        <text:p text:style-name="P15">The following shows classes with invariants.</text:p>
        <text:p text:style-name="P5"><text:span text:style-name="Source_20_Text"><text:span text:style-name="T2">//</text:span></text:span></text:p>
        <text:p text:style-name="Preformatted_20_Text"><text:span text:style-name="Source_20_Text"><text:span text:style-name="T2">// a class with simple invariants</text:span></text:span></text:p>
        <text:p text:style-name="Preformatted_20_Text"><text:span text:style-name="Source_20_Text"><text:span text:style-name="T2">//</text:span></text:span></text:p>
        <text:p text:style-name="Preformatted_20_Text"><text:span text:style-name="Source_20_Text"><text:span text:style-name="T2">class COMPOSITION</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Is_archetype_root: is_archetype_root</text:span></text:span></text:p>
        <text:p text:style-name="Preformatted_20_Text"><text:span text:style-name="Source_20_Text"><text:span text:style-name="T2"><text:s text:c="4"/>Content_valid: content /= Void implies not content.is_empty</text:span></text:span></text:p>
        <text:p text:style-name="Preformatted_20_Text"/>
        <text:p text:style-name="Preformatted_20_Text"/>
        <text:p text:style-name="Preformatted_20_Text"><text:span text:style-name="Source_20_Text"><text:span text:style-name="T2">//</text:span></text:span></text:p>
        <text:p text:style-name="Preformatted_20_Text"><text:span text:style-name="Source_20_Text"><text:span text:style-name="T2">// a class with more complex invariants</text:span></text:span></text:p>
        <text:p text:style-name="Preformatted_20_Text"><text:span text:style-name="Source_20_Text"><text:span text:style-name="T2">//</text:span></text:span></text:p>
        <text:p text:style-name="Preformatted_20_Text"><text:span text:style-name="Source_20_Text"><text:span text:style-name="T2">class VERSIONED_COMPOSITION</text:span></text:span></text:p>
        <text:p text:style-name="Preformatted_20_Text"/>
        <text:p text:style-name="Preformatted_20_Text"><text:soft-page-break/><text:span text:style-name="Source_20_Text"><text:span text:style-name="T2">feature</text:span></text:span></text:p>
        <text:p text:style-name="Preformatted_20_Text"><text:span text:style-name="Source_20_Text"><text:span text:style-name="T2"><text:s text:c="4"/>// feature definitions</text:span></text:span></text:p>
        <text:p text:style-name="Preformatted_20_Text"/>
        <text:p text:style-name="Preformatted_20_Text"><text:span text:style-name="Source_20_Text"><text:span text:style-name="T2">invariant</text:span></text:span></text:p>
        <text:p text:style-name="Preformatted_20_Text"><text:span text:style-name="Source_20_Text"><text:span text:style-name="T2"><text:s text:c="4"/>Archetype_node_id_valid: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archetype_node_id.is_equal (all_versions.first.archetype_node_id);</text:span></text:span></text:p>
        <text:p text:style-name="Preformatted_20_Text"><text:span text:style-name="Source_20_Text"><text:span text:style-name="T2"><text:s text:c="8"/>}</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Persistent_validity: all_versions.for_all (</text:span></text:span></text:p>
        <text:p text:style-name="Preformatted_20_Text"><text:span text:style-name="Source_20_Text"><text:span text:style-name="T2"><text:s text:c="8"/>agent (v: VERSION) {</text:span></text:span></text:p>
        <text:p text:style-name="Preformatted_20_Text"><text:span text:style-name="Source_20_Text"><text:span text:style-name="T2"><text:s text:c="12"/>v.is_persistent = all_versions.first.data.is_persistent;</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162_1418072056"/><text:bookmark text:name="_inheritance"/>7.7. Inheritance<text:bookmark-end text:name="__RefHeading___Toc40162_1418072056"/></text:h>
        <text:p text:style-name="P6"><text:span text:style-name="T2">Inheritance in BMM is a relation between a class and one or more types, rather than classes, as in many class-based formalisms. This is primarily to allow classes to be based on specific generic types, rather than just the 'open' type represented by the underlying classes. Multiple inheritance is permitted, with same-named features from different types being treated as clashes needing resolution. See </text:span><text:a xlink:type="simple" xlink:href="https://specifications.openehr.org/releases/LANG/latest/bmm.html#inheritance_semantics" text:style-name="Internet_20_link" text:visited-style-name="Visited_20_Internet_20_Link"><text:span text:style-name="T2">Section 13.1</text:span></text:a><text:span text:style-name="T2"> for a detailed description.</text:span></text:p>
        <text:h text:style-name="P9" text:outline-level="3"><text:bookmark-start text:name="__RefHeading___Toc40164_1418072056"/><text:bookmark text:name="_model_theoretic_questions_2"/>7.8. Model Theoretic Questions<text:bookmark-end text:name="__RefHeading___Toc40164_1418072056"/></text:h>
        <text:p text:style-name="P15">The class meta-model as defined here entails certain choices that have consequences, including:</text:p>
        <text:list text:style-name="L29">
          <text:list-item>
            <text:p text:style-name="P62">All Enumeration types are based on literal values (i.e. not only names), which may be of any concrete type, including <text:soft-page-break/>constructed types.</text:p>
          </text:list-item>
        </text:list>
        <text:h text:style-name="P9" text:outline-level="3"><text:bookmark-start text:name="__RefHeading___Toc40166_1418072056"/><text:bookmark text:name="_class_definitions_5"/>7.9. Class Definitions<text:bookmark-end text:name="__RefHeading___Toc40166_1418072056"/></text:h>
        <text:h text:style-name="P10" text:outline-level="4"><text:bookmark-start text:name="__RefHeading___Toc40168_1418072056"/><text:bookmark text:name="_bmm_class_class"/>7.9.1. BMM_CLASS Class<text:bookmark-end text:name="__RefHeading___Toc40168_1418072056"/></text:h>
        <table:table table:name="Table39" table:style-name="Table39">
          <table:table-column table:style-name="Table39.A"/>
          <table:table-column table:style-name="Table39.B"/>
          <table:table-column table:style-name="Table39.C"/>
          <table:table-row>
            <table:table-cell table:style-name="Table39.A1" office:value-type="string">
              <text:p text:style-name="Body_20_Text.tableblock"><text:span text:style-name="Strong_20_Emphasis">Class</text:span></text:p>
            </table:table-cell>
            <table:table-cell table:style-name="Table39.A1" table:number-columns-spanned="2" office:value-type="string">
              <text:p text:style-name="Body_20_Text.tableblock"><text:span text:style-name="Emphasis">BMM_CLASS (abstract)</text:span></text:p>
            </table:table-cell>
            <table:covered-table-cell/>
          </table:table-row>
          <table:table-row>
            <table:table-cell table:style-name="Table39.A1" office:value-type="string">
              <text:p text:style-name="Body_20_Text.tableblock"><text:span text:style-name="Strong_20_Emphasis">Description</text:span></text:p>
            </table:table-cell>
            <table:table-cell table:style-name="Table39.A1" table:number-columns-spanned="2" office:value-type="string">
              <text:p text:style-name="P4">Meta-type corresponding a class definition in an object model. Inheritance is specified by the <text:span text:style-name="Source_20_Text"><text:span text:style-name="Emphasis">ancestors</text:span></text:span> attribute, which contains a list of <text:span text:style-name="Emphasis">types</text:span> rather than classes. Inheritance is thus understood in BMM as a stated relationship between classes. The equivalent relationship between types is conformance.</text:p>
              <table:table table:name="Table40" table:style-name="Table40">
                <table:table-column table:style-name="Table40.A"/>
                <table:table-column table:style-name="Table40.B"/>
                <table:table-row>
                  <table:table-cell table:style-name="Table40.A1" office:value-type="string">
                    <text:p text:style-name="Table_20_Contents">Note</text:p>
                  </table:table-cell>
                  <table:table-cell table:style-name="Table40.A1" office:value-type="string">
                    <text:p text:style-name="Table_20_Contents">unlike UML, the <text:span text:style-name="Source_20_Text"><text:span text:style-name="Emphasis">name</text:span></text:span> is just the root name, even if the class is generic. Use <text:span text:style-name="Source_20_Text"><text:span text:style-name="Emphasis">type_name()</text:span></text:span> to obtain the qualified type name. </text:p>
                  </table:table-cell>
                </table:table-row>
              </table:table>
              <text:p text:style-name="P25"/>
            </table:table-cell>
            <table:covered-table-cell/>
          </table:table-row>
          <table:table-row>
            <table:table-cell table:style-name="Table39.A1" office:value-type="string">
              <text:p text:style-name="Body_20_Text.tableblock"><text:span text:style-name="Strong_20_Emphasis">Inherit</text:span></text:p>
            </table:table-cell>
            <table:table-cell table:style-name="Table39.A1" table:number-columns-spanned="2" office:value-type="string">
              <text:p text:style-name="Body_20_Text.tableblock"><text:a xlink:type="simple" xlink:href="https://specifications.openehr.org/releases/LANG/latest/bmm.html#_bmm_module_class" text:style-name="Internet_20_link" text:visited-style-name="Visited_20_Internet_20_Link"><text:span text:style-name="Source_20_Text">BMM_MODULE</text:span></text:a></text:p>
            </table:table-cell>
            <table:covered-table-cell/>
          </table:table-row>
          <table:table-row>
            <table:table-cell table:style-name="Table39.A1" office:value-type="string">
              <text:p text:style-name="Body_20_Text.tableblock"><text:span text:style-name="Strong_20_Emphasis">Attribute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ncesto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model_type_class" text:style-name="Internet_20_link" text:visited-style-name="Visited_20_Internet_20_Link"><text:span text:style-name="Source_20_Text">BMM_MODEL_TYPE</text:span></text:a><text:span text:style-name="Source_20_Text">&gt;</text:span></text:p>
            </table:table-cell>
            <table:table-cell table:style-name="Table39.A1" office:value-type="string">
              <text:p text:style-name="P4">List of immediate inheritance parent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text:span>: <text:a xlink:type="simple" xlink:href="https://specifications.openehr.org/releases/LANG/latest/bmm.html#_bmm_package_class" text:style-name="Internet_20_link" text:visited-style-name="Visited_20_Internet_20_Link"><text:span text:style-name="Source_20_Text">BMM_PACKAGE</text:span></text:a></text:p>
            </table:table-cell>
            <table:table-cell table:style-name="Table39.A1" office:value-type="string">
              <text:p text:style-name="P4">Package this class belongs to.</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source_schema_id</text:span>: <text:span text:style-name="Source_20_Text">String</text:span></text:p>
            </table:table-cell>
            <table:table-cell table:style-name="Table39.A1" office:value-type="string">
              <text:p text:style-name="P4">Reference to original source schema defining this class. Useful for UI tools to determine which original schema file to open for a given class for manual editing.</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mmediate_descend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class_class" text:style-name="Internet_20_link" text:visited-style-name="Visited_20_Internet_20_Link"><text:span text:style-name="Source_20_Text">BMM_CLASS</text:span></text:a><text:span text:style-name="Source_20_Text">&gt;</text:span></text:p>
            </table:table-cell>
            <table:table-cell table:style-name="Table39.A1" office:value-type="string">
              <text:p text:style-name="P4">List of computed references to base classes of immediate inheritance descendants, derived when members of <text:span text:style-name="Source_20_Text"><text:span text:style-name="Emphasis">ancestors</text:span></text:span> are attached at <text:soft-page-break/>creation time.</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override</text:span>: <text:span text:style-name="Source_20_Text">Boolean</text:span></text:p>
            </table:table-cell>
            <table:table-cell table:style-name="Table39.A1" office:value-type="string">
              <text:p text:style-name="P4">True if this definition overrides a class of the same name in an included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P42"><text:span text:style-name="Strong_20_Emphasis">static_properti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static_class" text:style-name="Internet_20_link" text:visited-style-name="Visited_20_Internet_20_Link"><text:span text:style-name="Source_20_Text">BMM_STATIC</text:span></text:a><text:span text:style-name="Source_20_Text">&gt;</text:span></text:p>
            </table:table-cell>
            <table:table-cell table:style-name="Table39.A1" office:value-type="string">
              <text:p text:style-name="P4">Static properti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unction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function_class" text:style-name="Internet_20_link" text:visited-style-name="Visited_20_Internet_20_Link"><text:span text:style-name="Source_20_Text">BMM_FUNCTION</text:span></text:a><text:span text:style-name="Source_20_Text">&gt;</text:span></text:p>
            </table:table-cell>
            <table:table-cell table:style-name="Table39.A1" office:value-type="string">
              <text:p text:style-name="P4">Function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procedure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Procedures defined in this class (subset of <text:span text:style-name="Source_20_Text"><text:span text:style-name="Emphasis">feature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primitive</text:span>: <text:span text:style-name="Source_20_Text">Boolean<text:line-break/>{default = false}</text:span></text:p>
            </table:table-cell>
            <table:table-cell table:style-name="Table39.A1" office:value-type="string">
              <text:p text:style-name="P4">True if this class represents a type considered to be primitive in the type system, i.e. any typically built-in or standard library type such as <text:span text:style-name="Source_20_Text">String</text:span>, <text:span text:style-name="Source_20_Text">Date</text:span>, <text:span text:style-name="Source_20_Text">Hash&lt;K,V&gt;</text:span> etc.</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s_abstract</text:span>: <text:span text:style-name="Source_20_Text">Boolean<text:line-break/>{default = false}</text:span></text:p>
            </table:table-cell>
            <table:table-cell table:style-name="Table39.A1" office:value-type="string">
              <text:p text:style-name="P4">True if this class is marked as abstract, i.e. direct instances cannot be created from its direct typ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invariant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39.A1" office:value-type="string">
              <text:p text:style-name="P25"/>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reato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procedures</text:span></text:span> that may be used to initialise a new instance of an object, and whose execution will guarantee that class invariants are satisfied.</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converter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text:span><text:a xlink:type="simple" xlink:href="https://specifications.openehr.org/releases/LANG/latest/bmm.html#_bmm_procedure_class" text:style-name="Internet_20_link" text:visited-style-name="Visited_20_Internet_20_Link"><text:span text:style-name="Source_20_Text">BMM_PROCEDURE</text:span></text:a><text:span text:style-name="Source_20_Text">&gt;</text:span></text:p>
            </table:table-cell>
            <table:table-cell table:style-name="Table39.A1" office:value-type="string">
              <text:p text:style-name="P4">Subset of <text:span text:style-name="Source_20_Text"><text:span text:style-name="Emphasis">creators</text:span></text:span> that create a new instance from a single argument of another type.</text:p>
            </table:table-cell>
          </table:table-row>
          <text:soft-page-break/>
          <table:table-row>
            <table:table-cell table:style-name="Table39.A1" office:value-type="string">
              <text:p text:style-name="Body_20_Text.tableblock"><text:span text:style-name="Strong_20_Emphasis">0..1<text:line-break/>(redefined)</text:span></text:p>
            </table:table-cell>
            <table:table-cell table:style-name="Table3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39.A1" office:value-type="string">
              <text:p text:style-name="P4">Features of this module.</text:p>
            </table:table-cell>
          </table:table-row>
          <table:table-row>
            <table:table-cell table:style-name="Table39.A1" office:value-type="string">
              <text:p text:style-name="Body_20_Text.tableblock"><text:span text:style-name="Strong_20_Emphasis">Functions</text:span></text:p>
            </table:table-cell>
            <table:table-cell table:style-name="Table39.A1" office:value-type="string">
              <text:p text:style-name="Body_20_Text.tableblock"><text:span text:style-name="Strong_20_Emphasis">Signature</text:span></text:p>
            </table:table-cell>
            <table:table-cell table:style-name="Table39.A1" office:value-type="string">
              <text:p text:style-name="Body_20_Text.tableblock"><text:span text:style-name="Strong_20_Emphasis">Meaning</text:span></text:p>
            </table:table-cell>
          </table:table-row>
          <table:table-row>
            <table:table-cell table:style-name="Table39.A1" office:value-type="string">
              <text:p text:style-name="Body_20_Text.tableblock"><text:span text:style-name="Strong_20_Emphasis">1..1<text:line-break/>(abstract)</text:span></text:p>
            </table:table-cell>
            <table:table-cell table:style-name="Table39.A1" office:value-type="string">
              <text:p text:style-name="Body_20_Text.tableblock"><text:span text:style-name="Strong_20_Emphasis">type</text:span> (): <text:a xlink:type="simple" xlink:href="https://specifications.openehr.org/releases/LANG/latest/bmm.html#_bmm_model_type_class" text:style-name="Internet_20_link" text:visited-style-name="Visited_20_Internet_20_Link"><text:span text:style-name="Source_20_Text">BMM_MODEL_TYPE</text:span></text:a></text:p>
            </table:table-cell>
            <table:table-cell table:style-name="Table39.A1" office:value-type="string">
              <text:p text:style-name="P4">Generate a type object that represents the type for which this class is the definer.</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ancesto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all inheritance parent class names, recursively.</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all_descendant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Compute all descendants by following <text:span text:style-name="Source_20_Text"><text:span text:style-name="Emphasis">immediate_descendants</text:span></text:span>.</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immediate supplier classes, including concrete generic parameters, concrete descendants of abstract statically defined types, and inherited suppli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s_non_primitiv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Same as <text:span text:style-name="Source_20_Text">suppliers</text:span> minus primitive types, as defined in input schema.</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supplier_closure</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39.A1" office:value-type="string">
              <text:p text:style-name="P4">List of names of all classes in full supplier closure, including concrete generic parameters; (where generics are unconstrained, no class name is added, since logically it would be <text:span text:style-name="Source_20_Text">Any</text:span> and this can always be assumed anyway). This list includes primitive types.</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package_path</text:span> (): <text:span text:style-name="Source_20_Text">String</text:span></text:p>
            </table:table-cell>
            <table:table-cell table:style-name="Table39.A1" office:value-type="string">
              <text:p text:style-name="P4">Fully qualified package name, of form: <text:span text:style-name="Source_20_Text">package.package</text:span>.</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class_path</text:span> (): <text:span text:style-name="Source_20_Text">String</text:span></text:p>
            </table:table-cell>
            <table:table-cell table:style-name="Table39.A1" office:value-type="string">
              <text:p text:style-name="P4">Fully qualified class name, of form: <text:span text:style-name="Source_20_Text">package.package.CLASS</text:span> with package path in lower-case and class in original case.</text:p>
            </table:table-cell>
          </table:table-row>
          <table:table-row>
            <table:table-cell table:style-name="Table39.A1" office:value-type="string">
              <text:p text:style-name="Body_20_Text.tableblock"><text:span text:style-name="Strong_20_Emphasis">1..1</text:span><text:soft-page-break/></text:p>
            </table:table-cell>
            <table:table-cell table:style-name="Table39.A1" office:value-type="string">
              <text:p text:style-name="Body_20_Text.tableblock"><text:span text:style-name="Strong_20_Emphasis">is_primitive</text:span> (): <text:span text:style-name="Source_20_Text">Boolean</text:span><text:soft-page-break/></text:p>
            </table:table-cell>
            <table:table-cell table:style-name="Table39.A1" office:value-type="string">
              <text:p text:style-name="P4">True if this class is designated a primitive type within the overall type <text:soft-page-break/>system of the schema. Set from schema.</text:p>
            </table:table-cell>
          </table:table-row>
          <table:table-row>
            <table:table-cell table:style-name="Table39.A1" office:value-type="string">
              <text:p text:style-name="Body_20_Text.tableblock"><text:span text:style-name="Strong_20_Emphasis">1..1</text:span></text:p>
            </table:table-cell>
            <table:table-cell table:style-name="Table39.A1" office:value-type="string">
              <text:p text:style-name="Body_20_Text.tableblock"><text:span text:style-name="Strong_20_Emphasis">is_abstract</text:span> (): <text:span text:style-name="Source_20_Text">Boolean</text:span></text:p>
            </table:table-cell>
            <table:table-cell table:style-name="Table39.A1" office:value-type="string">
              <text:p text:style-name="P4">True if this class is abstract in its model. Value provided from an underlying data property set at creation or construction time.</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eatures</text:span> ()</text:p>
            </table:table-cell>
            <table:table-cell table:style-name="Table39.A1" office:value-type="string">
              <text:p text:style-name="P4">List of all feature definitions introduced in this clas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features</text:span> ()</text:p>
            </table:table-cell>
            <table:table-cell table:style-name="Table39.A1" office:value-type="string">
              <text:p text:style-name="P4">Consolidated list of all feature definitions from this class and all inheritance ancestors.</text:p>
            </table:table-cell>
          </table:table-row>
          <table:table-row>
            <table:table-cell table:style-name="Table39.A1" office:value-type="string">
              <text:p text:style-name="Body_20_Text.tableblock"><text:span text:style-name="Strong_20_Emphasis">0..1</text:span></text:p>
            </table:table-cell>
            <table:table-cell table:style-name="Table39.A1" office:value-type="string">
              <text:p text:style-name="Body_20_Text.tableblock"><text:span text:style-name="Strong_20_Emphasis">flat_propertie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operty_class" text:style-name="Internet_20_link" text:visited-style-name="Visited_20_Internet_20_Link"><text:span text:style-name="Source_20_Text">BMM_PROPERTY</text:span></text:a><text:span text:style-name="Source_20_Text">&gt;</text:span></text:p>
            </table:table-cell>
            <table:table-cell table:style-name="Table39.A1" office:value-type="string">
              <text:p text:style-name="P4">List of all properties due to current and ancestor classes, keyed by property name.</text:p>
            </table:table-cell>
          </table:table-row>
          <table:table-row>
            <table:table-cell table:style-name="Table39.A1" office:value-type="string">
              <text:p text:style-name="Body_20_Text.tableblock"><text:span text:style-name="Strong_20_Emphasis">Invariants</text:span></text:p>
            </table:table-cell>
            <table:table-cell table:style-name="Table39.A1" table:number-columns-spanned="2" office:value-type="string">
              <text:p text:style-name="P4"><text:span text:style-name="Emphasis">Inv_constructors</text:span>: <text:span text:style-name="Source_20_Text">for_all p in creators : procedures.has(p)</text:span></text:p>
            </table:table-cell>
            <table:covered-table-cell/>
          </table:table-row>
          <table:table-row>
            <table:table-cell table:style-name="Table39.A1" office:value-type="string">
              <text:p text:style-name="P26"/>
            </table:table-cell>
            <table:table-cell table:style-name="Table39.A1" table:number-columns-spanned="2" office:value-type="string">
              <text:p text:style-name="P4"><text:span text:style-name="Emphasis">Inv_converters</text:span>: <text:span text:style-name="Source_20_Text">for_all p in converters : creators.has(p) and p.arity() = 1</text:span></text:p>
            </table:table-cell>
            <table:covered-table-cell/>
          </table:table-row>
        </table:table>
        <text:h text:style-name="P10" text:outline-level="4"><text:bookmark-start text:name="__RefHeading___Toc40170_1418072056"/><text:bookmark text:name="_bmm_simple_class_class"/>7.9.2. <text:span text:style-name="T5">BMM_SIMPLE_CLASS</text:span> Class<text:bookmark-end text:name="__RefHeading___Toc40170_1418072056"/></text:h>
        <table:table table:name="Table41" table:style-name="Table41">
          <table:table-column table:style-name="Table41.A"/>
          <table:table-column table:style-name="Table41.B"/>
          <table:table-column table:style-name="Table41.C"/>
          <table:table-row>
            <table:table-cell table:style-name="Table41.A1" office:value-type="string">
              <text:p text:style-name="Body_20_Text.tableblock"><text:span text:style-name="Strong_20_Emphasis">Class</text:span></text:p>
            </table:table-cell>
            <table:table-cell table:style-name="Table41.A1" table:number-columns-spanned="2" office:value-type="string">
              <text:p text:style-name="Body_20_Text.tableblock"><text:span text:style-name="Strong_20_Emphasis">BMM_SIMPLE_CLASS</text:span></text:p>
            </table:table-cell>
            <table:covered-table-cell/>
          </table:table-row>
          <table:table-row>
            <table:table-cell table:style-name="Table41.A1" office:value-type="string">
              <text:p text:style-name="Body_20_Text.tableblock"><text:span text:style-name="Strong_20_Emphasis">Description</text:span></text:p>
            </table:table-cell>
            <table:table-cell table:style-name="Table41.A1" table:number-columns-spanned="2" office:value-type="string">
              <text:p text:style-name="P4">Definition of a simple class, i.e. a class that has no generic parameters and is 1:1 with the type it generates.</text:p>
            </table:table-cell>
            <table:covered-table-cell/>
          </table:table-row>
          <table:table-row>
            <table:table-cell table:style-name="Table41.A1" office:value-type="string">
              <text:p text:style-name="Body_20_Text.tableblock"><text:span text:style-name="Strong_20_Emphasis">Inherit</text:span></text:p>
            </table:table-cell>
            <table:table-cell table:style-name="Table41.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1.A1" office:value-type="string">
              <text:p text:style-name="Body_20_Text.tableblock"><text:span text:style-name="Strong_20_Emphasis">Functions</text:span></text:p>
            </table:table-cell>
            <table:table-cell table:style-name="Table41.A1" office:value-type="string">
              <text:p text:style-name="Body_20_Text.tableblock"><text:span text:style-name="Strong_20_Emphasis">Signature</text:span></text:p>
            </table:table-cell>
            <table:table-cell table:style-name="Table41.A1" office:value-type="string">
              <text:p text:style-name="Body_20_Text.tableblock"><text:span text:style-name="Strong_20_Emphasis">Meaning</text:span></text:p>
            </table:table-cell>
          </table:table-row>
          <table:table-row>
            <table:table-cell table:style-name="Table41.A1" office:value-type="string">
              <text:p text:style-name="Body_20_Text.tableblock"><text:span text:style-name="Strong_20_Emphasis">1..1<text:line-break/>(effected)</text:span></text:p>
            </table:table-cell>
            <table:table-cell table:style-name="Table41.A1" office:value-type="string">
              <text:p text:style-name="Body_20_Text.tableblock"><text:span text:style-name="Strong_20_Emphasis">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41.A1" office:value-type="string">
              <text:p text:style-name="P4">Generate a type object that represents the type of this class. Can only be an instance of <text:span text:style-name="Source_20_Text">BMM_SIMPLE_TYPE</text:span> or a descendant.</text:p>
            </table:table-cell>
          </table:table-row>
        </table:table>
        <text:h text:style-name="P10" text:outline-level="4"><text:bookmark-start text:name="__RefHeading___Toc40172_1418072056"/><text:bookmark text:name="_bmm_generic_class_class"/><text:soft-page-break/>7.9.3. <text:span text:style-name="T5">BMM_GENERIC_CLASS</text:span> Class<text:bookmark-end text:name="__RefHeading___Toc40172_1418072056"/></text:h>
        <table:table table:name="Table42" table:style-name="Table42">
          <table:table-column table:style-name="Table42.A"/>
          <table:table-column table:style-name="Table42.B"/>
          <table:table-column table:style-name="Table42.C"/>
          <table:table-row>
            <table:table-cell table:style-name="Table42.A1" office:value-type="string">
              <text:p text:style-name="Body_20_Text.tableblock"><text:span text:style-name="Strong_20_Emphasis">Class</text:span></text:p>
            </table:table-cell>
            <table:table-cell table:style-name="Table42.A1" table:number-columns-spanned="2" office:value-type="string">
              <text:p text:style-name="Body_20_Text.tableblock"><text:span text:style-name="Strong_20_Emphasis">BMM_GENERIC_CLASS</text:span></text:p>
            </table:table-cell>
            <table:covered-table-cell/>
          </table:table-row>
          <table:table-row>
            <table:table-cell table:style-name="Table42.A1" office:value-type="string">
              <text:p text:style-name="Body_20_Text.tableblock"><text:span text:style-name="Strong_20_Emphasis">Description</text:span></text:p>
            </table:table-cell>
            <table:table-cell table:style-name="Table42.A1" table:number-columns-spanned="2" office:value-type="string">
              <text:p text:style-name="P4">Definition of a generic class in an object model.</text:p>
            </table:table-cell>
            <table:covered-table-cell/>
          </table:table-row>
          <table:table-row>
            <table:table-cell table:style-name="Table42.A1" office:value-type="string">
              <text:p text:style-name="Body_20_Text.tableblock"><text:span text:style-name="Strong_20_Emphasis">Inherit</text:span></text:p>
            </table:table-cell>
            <table:table-cell table:style-name="Table42.A1" table:number-columns-spanned="2" office:value-type="string">
              <text:p text:style-name="Body_20_Text.tableblock"><text:a xlink:type="simple" xlink:href="https://specifications.openehr.org/releases/LANG/latest/bmm.html#_bmm_class_class" text:style-name="Internet_20_link" text:visited-style-name="Visited_20_Internet_20_Link"><text:span text:style-name="Source_20_Text">BMM_CLASS</text:span></text:a></text:p>
            </table:table-cell>
            <table:covered-table-cell/>
          </table:table-row>
          <table:table-row>
            <table:table-cell table:style-name="Table42.A1" office:value-type="string">
              <text:p text:style-name="Body_20_Text.tableblock"><text:span text:style-name="Strong_20_Emphasis">Attribute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s</text:span>: <text:a xlink:type="simple" xlink:href="https://specifications.openehr.org/releases/BASE/latest/foundation_types.html#_hash_class" office:target-frame-name="_blank" xlink:show="new" text:style-name="Internet_20_link" text:visited-style-name="Visited_20_Internet_20_Link"><text:span text:style-name="Source_20_Text">Hash</text:span></text:a><text:span text:style-name="Source_20_Text">&lt;String,</text:span><text:a xlink:type="simple" xlink:href="https://specifications.openehr.org/releases/LANG/latest/bmm.html#_bmm_parameter_type_class" text:style-name="Internet_20_link" text:visited-style-name="Visited_20_Internet_20_Link"><text:span text:style-name="Source_20_Text">BMM_PARAMETER_TYPE</text:span></text:a><text:span text:style-name="Source_20_Text">&gt;</text:span></text:p>
            </table:table-cell>
            <table:table-cell table:style-name="Table42.A1" office:value-type="string">
              <text:p text:style-name="P4">List of formal generic parameters, keyed by name. These are defined either directly on this class or by the inclusion of an ancestor class which is generic.</text:p>
            </table:table-cell>
          </table:table-row>
          <table:table-row>
            <table:table-cell table:style-name="Table42.A1" office:value-type="string">
              <text:p text:style-name="Body_20_Text.tableblock"><text:span text:style-name="Strong_20_Emphasis">Functions</text:span></text:p>
            </table:table-cell>
            <table:table-cell table:style-name="Table42.A1" office:value-type="string">
              <text:p text:style-name="Body_20_Text.tableblock"><text:span text:style-name="Strong_20_Emphasis">Signature</text:span></text:p>
            </table:table-cell>
            <table:table-cell table:style-name="Table42.A1" office:value-type="string">
              <text:p text:style-name="Body_20_Text.tableblock"><text:span text:style-name="Strong_20_Emphasis">Meaning</text:span></text:p>
            </table:table-cell>
          </table:table-row>
          <table:table-row>
            <table:table-cell table:style-name="Table42.A1" office:value-type="string">
              <text:p text:style-name="Body_20_Text.tableblock"><text:span text:style-name="Strong_20_Emphasis">0..1<text:line-break/>(redefined)</text:span></text:p>
            </table:table-cell>
            <table:table-cell table:style-name="Table42.A1" office:value-type="string">
              <text:p text:style-name="Body_20_Text.tableblock"><text:span text:style-name="Strong_20_Emphasis">suppliers</text:span> ():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2.A1" office:value-type="string">
              <text:p text:style-name="P4">Add suppliers from generic parameters.</text:p>
            </table:table-cell>
          </table:table-row>
          <table:table-row>
            <table:table-cell table:style-name="Table42.A1" office:value-type="string">
              <text:p text:style-name="Body_20_Text.tableblock"><text:span text:style-name="Strong_20_Emphasis">1..1<text:line-break/>(effected)</text:span></text:p>
            </table:table-cell>
            <table:table-cell table:style-name="Table42.A1" office:value-type="string">
              <text:p text:style-name="Body_20_Text.tableblock"><text:span text:style-name="Strong_20_Emphasis">type</text:span> (): <text:a xlink:type="simple" xlink:href="https://specifications.openehr.org/releases/LANG/latest/bmm.html#_bmm_generic_type_class" text:style-name="Internet_20_link" text:visited-style-name="Visited_20_Internet_20_Link"><text:span text:style-name="Source_20_Text">BMM_GENERIC_TYPE</text:span></text:a></text:p>
            </table:table-cell>
            <table:table-cell table:style-name="Table42.A1" office:value-type="string">
              <text:p text:style-name="P4">Generate a fully open <text:span text:style-name="Source_20_Text">BMM_GENERIC_TYPE</text:span> instance that corresponds to this class definition</text:p>
            </table:table-cell>
          </table:table-row>
          <table:table-row>
            <table:table-cell table:style-name="Table42.A1" office:value-type="string">
              <text:p text:style-name="Body_20_Text.tableblock"><text:span text:style-name="Strong_20_Emphasis">1..1</text:span></text:p>
            </table:table-cell>
            <table:table-cell table:style-name="Table42.A1" office:value-type="string">
              <text:p text:style-name="Body_20_Text.tableblock"><text:span text:style-name="Strong_20_Emphasis">generic_parameter_conformance_type</text:span> (<text:line-break/>a_name: <text:span text:style-name="Source_20_Text">String[1]</text:span><text:line-break/>): <text:span text:style-name="Source_20_Text">String</text:span></text:p>
            </table:table-cell>
            <table:table-cell table:style-name="Table42.A1" office:value-type="string">
              <text:p text:style-name="P4">For a generic class, type to which generic parameter <text:span text:style-name="Source_20_Text">a_name</text:span> conforms e.g. if this class is <text:span text:style-name="Source_20_Text">Interval &lt;T:Comparable&gt;</text:span> then the Result will be the single type <text:span text:style-name="Source_20_Text">Comparable</text:span>. For an unconstrained type <text:span text:style-name="Source_20_Text">T</text:span>, the Result will be <text:span text:style-name="Source_20_Text">Any</text:span>.</text:p>
            </table:table-cell>
          </table:table-row>
        </table:table>
        <text:h text:style-name="P10" text:outline-level="4"><text:bookmark-start text:name="__RefHeading___Toc40174_1418072056"/><text:bookmark text:name="_bmm_enumeration_class"/><text:soft-page-break/>7.9.4. <text:span text:style-name="T5">BMM_ENUMERATION</text:span> Class<text:bookmark-end text:name="__RefHeading___Toc40174_1418072056"/></text:h>
        <table:table table:name="Table43" table:style-name="Table43">
          <table:table-column table:style-name="Table43.A"/>
          <table:table-column table:style-name="Table43.B"/>
          <table:table-column table:style-name="Table43.C"/>
          <table:table-row>
            <table:table-cell table:style-name="Table43.A1" office:value-type="string">
              <text:p text:style-name="Body_20_Text.tableblock"><text:span text:style-name="Strong_20_Emphasis">Class</text:span></text:p>
            </table:table-cell>
            <table:table-cell table:style-name="Table43.A1" table:number-columns-spanned="2" office:value-type="string">
              <text:p text:style-name="Body_20_Text.tableblock"><text:span text:style-name="Strong_20_Emphasis">BMM_ENUMERATION</text:span></text:p>
            </table:table-cell>
            <table:covered-table-cell/>
          </table:table-row>
          <table:table-row>
            <table:table-cell table:style-name="Table43.A1" office:value-type="string">
              <text:p text:style-name="Body_20_Text.tableblock"><text:span text:style-name="Strong_20_Emphasis">Description</text:span></text:p>
            </table:table-cell>
            <table:table-cell table:style-name="Table43.A1" table:number-columns-spanned="2" office:value-type="string">
              <text:p text:style-name="P4">Definition of an enumeration class, understood as a class whose value range is constrained extensionally, i.e. by an explicit enumeration of named singleton instances.</text:p>
              <text:p text:style-name="P4">Only one inheritance ancestor is allowed in order to provide the base type to which the range constraint is applied.</text:p>
              <text:p text:style-name="P4">The common notion of a set of literals with no explicit defined values is represented as the degenerate subtype <text:span text:style-name="Source_20_Text">BMM_ENUMERATION_INTEGER</text:span>, whose values are 0, 1, …​</text:p>
            </table:table-cell>
            <table:covered-table-cell/>
          </table:table-row>
          <table:table-row>
            <table:table-cell table:style-name="Table43.A1" office:value-type="string">
              <text:p text:style-name="Body_20_Text.tableblock"><text:span text:style-name="Strong_20_Emphasis">Inherit</text:span></text:p>
            </table:table-cell>
            <table:table-cell table:style-name="Table43.A1" table:number-columns-spanned="2" office:value-type="string">
              <text:p text:style-name="Body_20_Text.tableblock"><text:a xlink:type="simple" xlink:href="https://specifications.openehr.org/releases/LANG/latest/bmm.html#_bmm_simple_class_class" text:style-name="Internet_20_link" text:visited-style-name="Visited_20_Internet_20_Link"><text:span text:style-name="Source_20_Text">BMM_SIMPLE_CLASS</text:span></text:a></text:p>
            </table:table-cell>
            <table:covered-table-cell/>
          </table:table-row>
          <table:table-row>
            <table:table-cell table:style-name="Table43.A1" office:value-type="string">
              <text:p text:style-name="Body_20_Text.tableblock"><text:span text:style-name="Strong_20_Emphasis">Attribute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nam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43.A1" office:value-type="string">
              <text:p text:style-name="P4">The list of names of the enumeration. If no values are supplied, the integer values 0, 1, 2, …​ are assumed.</text:p>
            </table:table-cell>
          </table:table-row>
          <table:table-row>
            <table:table-cell table:style-name="Table43.A1" office:value-type="string">
              <text:p text:style-name="Body_20_Text.tableblock"><text:span text:style-name="Strong_20_Emphasis">0..1</text:span></text:p>
            </table:table-cell>
            <table:table-cell table:style-name="Table43.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rimitive_value_class" text:style-name="Internet_20_link" text:visited-style-name="Visited_20_Internet_20_Link"><text:span text:style-name="Source_20_Text">BMM_PRIMITIVE_VALUE</text:span></text:a><text:span text:style-name="Source_20_Text">&gt;</text:span></text:p>
            </table:table-cell>
            <table:table-cell table:style-name="Table43.A1" office:value-type="string">
              <text:p text:style-name="P4">Optional list of specific values. Must be 1:1 with <text:span text:style-name="Source_20_Text"><text:span text:style-name="Emphasis">item_names</text:span></text:span> list.</text:p>
            </table:table-cell>
          </table:table-row>
          <table:table-row>
            <table:table-cell table:style-name="Table43.A1" office:value-type="string">
              <text:p text:style-name="Body_20_Text.tableblock"><text:span text:style-name="Strong_20_Emphasis">Functions</text:span></text:p>
            </table:table-cell>
            <table:table-cell table:style-name="Table43.A1" office:value-type="string">
              <text:p text:style-name="Body_20_Text.tableblock"><text:span text:style-name="Strong_20_Emphasis">Signature</text:span></text:p>
            </table:table-cell>
            <table:table-cell table:style-name="Table43.A1" office:value-type="string">
              <text:p text:style-name="Body_20_Text.tableblock"><text:span text:style-name="Strong_20_Emphasis">Meaning</text:span></text:p>
            </table:table-cell>
          </table:table-row>
          <table:table-row>
            <table:table-cell table:style-name="Table43.A1" office:value-type="string">
              <text:p text:style-name="Body_20_Text.tableblock"><text:span text:style-name="Strong_20_Emphasis">1..1</text:span></text:p>
            </table:table-cell>
            <table:table-cell table:style-name="Table43.A1" office:value-type="string">
              <text:p text:style-name="Body_20_Text.tableblock"><text:span text:style-name="Strong_20_Emphasis">name_map</text:span> ():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3.A1" office:value-type="string">
              <text:p text:style-name="P4">Map of <text:span text:style-name="Source_20_Text"><text:span text:style-name="Emphasis">item_names</text:span></text:span> to <text:span text:style-name="Source_20_Text"><text:span text:style-name="Emphasis">item_values</text:span></text:span> (stringified).</text:p>
            </table:table-cell>
          </table:table-row>
        </table:table>
        <text:h text:style-name="P10" text:outline-level="4"><text:bookmark-start text:name="__RefHeading___Toc40176_1418072056"/><text:bookmark text:name="_bmm_enumeration_string_class"/><text:soft-page-break/>7.9.5. <text:span text:style-name="T5">BMM_ENUMERATION_STRING</text:span> Class<text:bookmark-end text:name="__RefHeading___Toc40176_1418072056"/></text:h>
        <table:table table:name="Table44" table:style-name="Table44">
          <table:table-column table:style-name="Table44.A"/>
          <table:table-column table:style-name="Table44.B"/>
          <table:table-column table:style-name="Table44.C"/>
          <table:table-row>
            <table:table-cell table:style-name="Table44.A1" office:value-type="string">
              <text:p text:style-name="Body_20_Text.tableblock"><text:span text:style-name="Strong_20_Emphasis">Class</text:span></text:p>
            </table:table-cell>
            <table:table-cell table:style-name="Table44.A1" table:number-columns-spanned="2" office:value-type="string">
              <text:p text:style-name="Body_20_Text.tableblock"><text:span text:style-name="Strong_20_Emphasis">BMM_ENUMERATION_STRING</text:span></text:p>
            </table:table-cell>
            <table:covered-table-cell/>
          </table:table-row>
          <table:table-row>
            <table:table-cell table:style-name="Table44.A1" office:value-type="string">
              <text:p text:style-name="Body_20_Text.tableblock"><text:span text:style-name="Strong_20_Emphasis">Description</text:span></text:p>
            </table:table-cell>
            <table:table-cell table:style-name="Table44.A1" table:number-columns-spanned="2" office:value-type="string">
              <text:p text:style-name="P4">String-based enumeration meta-type.</text:p>
            </table:table-cell>
            <table:covered-table-cell/>
          </table:table-row>
          <table:table-row>
            <table:table-cell table:style-name="Table44.A1" office:value-type="string">
              <text:p text:style-name="Body_20_Text.tableblock"><text:span text:style-name="Strong_20_Emphasis">Inherit</text:span></text:p>
            </table:table-cell>
            <table:table-cell table:style-name="Table44.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4.A1" office:value-type="string">
              <text:p text:style-name="Body_20_Text.tableblock"><text:span text:style-name="Strong_20_Emphasis">Attributes</text:span></text:p>
            </table:table-cell>
            <table:table-cell table:style-name="Table44.A1" office:value-type="string">
              <text:p text:style-name="Body_20_Text.tableblock"><text:span text:style-name="Strong_20_Emphasis">Signature</text:span></text:p>
            </table:table-cell>
            <table:table-cell table:style-name="Table44.A1" office:value-type="string">
              <text:p text:style-name="Body_20_Text.tableblock"><text:span text:style-name="Strong_20_Emphasis">Meaning</text:span></text:p>
            </table:table-cell>
          </table:table-row>
          <table:table-row>
            <table:table-cell table:style-name="Table44.A1" office:value-type="string">
              <text:p text:style-name="Body_20_Text.tableblock"><text:span text:style-name="Strong_20_Emphasis">0..1<text:line-break/>(redefined)</text:span></text:p>
            </table:table-cell>
            <table:table-cell table:style-name="Table44.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ring_value_class" text:style-name="Internet_20_link" text:visited-style-name="Visited_20_Internet_20_Link"><text:span text:style-name="Source_20_Text">BMM_STRING_VALUE</text:span></text:a><text:span text:style-name="Source_20_Text">&gt;</text:span></text:p>
            </table:table-cell>
            <table:table-cell table:style-name="Table44.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78_1418072056"/><text:bookmark text:name="_bmm_enumeration_integer_class"/>7.9.6. B<text:span text:style-name="T5">MM_ENUMERATION_INTEGER</text:span> Class<text:bookmark-end text:name="__RefHeading___Toc40178_1418072056"/></text:h>
        <table:table table:name="Table45" table:style-name="Table45">
          <table:table-column table:style-name="Table45.A"/>
          <table:table-column table:style-name="Table45.B"/>
          <table:table-column table:style-name="Table45.C"/>
          <table:table-row>
            <table:table-cell table:style-name="Table45.A1" office:value-type="string">
              <text:p text:style-name="Body_20_Text.tableblock"><text:span text:style-name="Strong_20_Emphasis">Class</text:span></text:p>
            </table:table-cell>
            <table:table-cell table:style-name="Table45.A1" table:number-columns-spanned="2" office:value-type="string">
              <text:p text:style-name="Body_20_Text.tableblock"><text:span text:style-name="Strong_20_Emphasis">BMM_ENUMERATION_INTEGER</text:span></text:p>
            </table:table-cell>
            <table:covered-table-cell/>
          </table:table-row>
          <table:table-row>
            <table:table-cell table:style-name="Table45.A1" office:value-type="string">
              <text:p text:style-name="Body_20_Text.tableblock"><text:span text:style-name="Strong_20_Emphasis">Description</text:span></text:p>
            </table:table-cell>
            <table:table-cell table:style-name="Table45.A1" table:number-columns-spanned="2" office:value-type="string">
              <text:p text:style-name="P4">Integer-based enumeration meta-type.</text:p>
            </table:table-cell>
            <table:covered-table-cell/>
          </table:table-row>
          <table:table-row>
            <table:table-cell table:style-name="Table45.A1" office:value-type="string">
              <text:p text:style-name="Body_20_Text.tableblock"><text:span text:style-name="Strong_20_Emphasis">Inherit</text:span></text:p>
            </table:table-cell>
            <table:table-cell table:style-name="Table45.A1" table:number-columns-spanned="2" office:value-type="string">
              <text:p text:style-name="Body_20_Text.tableblock"><text:a xlink:type="simple" xlink:href="https://specifications.openehr.org/releases/LANG/latest/bmm.html#_bmm_enumeration_class" text:style-name="Internet_20_link" text:visited-style-name="Visited_20_Internet_20_Link"><text:span text:style-name="Source_20_Text">BMM_ENUMERATION</text:span></text:a></text:p>
            </table:table-cell>
            <table:covered-table-cell/>
          </table:table-row>
          <table:table-row>
            <table:table-cell table:style-name="Table45.A1" office:value-type="string">
              <text:p text:style-name="Body_20_Text.tableblock"><text:span text:style-name="Strong_20_Emphasis">Attributes</text:span></text:p>
            </table:table-cell>
            <table:table-cell table:style-name="Table45.A1" office:value-type="string">
              <text:p text:style-name="Body_20_Text.tableblock"><text:span text:style-name="Strong_20_Emphasis">Signature</text:span></text:p>
            </table:table-cell>
            <table:table-cell table:style-name="Table45.A1" office:value-type="string">
              <text:p text:style-name="Body_20_Text.tableblock"><text:span text:style-name="Strong_20_Emphasis">Meaning</text:span></text:p>
            </table:table-cell>
          </table:table-row>
          <table:table-row>
            <table:table-cell table:style-name="Table45.A1" office:value-type="string">
              <text:p text:style-name="Body_20_Text.tableblock"><text:span text:style-name="Strong_20_Emphasis">0..1<text:line-break/>(redefined)</text:span></text:p>
            </table:table-cell>
            <table:table-cell table:style-name="Table45.A1" office:value-type="string">
              <text:p text:style-name="Body_20_Text.tableblock"><text:span text:style-name="Strong_20_Emphasis">item_valu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integer_value_class" text:style-name="Internet_20_link" text:visited-style-name="Visited_20_Internet_20_Link"><text:span text:style-name="Source_20_Text">BMM_INTEGER_VALUE</text:span></text:a><text:span text:style-name="Source_20_Text">&gt;</text:span></text:p>
            </table:table-cell>
            <table:table-cell table:style-name="Table45.A1" office:value-type="string">
              <text:p text:style-name="P4">Optional list of specific values. Must be 1:1 with <text:span text:style-name="Source_20_Text"><text:span text:style-name="Emphasis">item_names</text:span></text:span> list.</text:p>
            </table:table-cell>
          </table:table-row>
        </table:table>
        <text:h text:style-name="P10" text:outline-level="4"><text:bookmark-start text:name="__RefHeading___Toc40180_1418072056"/><text:bookmark text:name="_bmm_value_set_spec_class"/>7.9.7. <text:span text:style-name="T5">BMM_VALUE_SET_SPEC</text:span> Class<text:bookmark-end text:name="__RefHeading___Toc40180_1418072056"/></text:h>
        <table:table table:name="Table46" table:style-name="Table46">
          <table:table-column table:style-name="Table46.A"/>
          <table:table-column table:style-name="Table46.B"/>
          <table:table-column table:style-name="Table46.C"/>
          <table:table-row>
            <table:table-cell table:style-name="Table46.A1" office:value-type="string">
              <text:p text:style-name="Body_20_Text.tableblock"><text:span text:style-name="Strong_20_Emphasis">Class</text:span></text:p>
            </table:table-cell>
            <table:table-cell table:style-name="Table46.A1" table:number-columns-spanned="2" office:value-type="string">
              <text:p text:style-name="Body_20_Text.tableblock"><text:span text:style-name="Strong_20_Emphasis">BMM_VALUE_SET_SPEC</text:span></text:p>
            </table:table-cell>
            <table:covered-table-cell/>
          </table:table-row>
          <table:table-row>
            <table:table-cell table:style-name="Table46.A1" office:value-type="string">
              <text:p text:style-name="Body_20_Text.tableblock"><text:span text:style-name="Strong_20_Emphasis">Description</text:span></text:p>
            </table:table-cell>
            <table:table-cell table:style-name="Table46.A1" table:number-columns-spanned="2" office:value-type="string">
              <text:p text:style-name="P4">Definition of a range-constrained class whose value range is defined by reference to a 'value set' within an external resource, e.g. a reference data service.</text:p>
            </table:table-cell>
            <table:covered-table-cell/>
          </table:table-row>
          <text:soft-page-break/>
          <table:table-row>
            <table:table-cell table:style-name="Table46.A1" office:value-type="string">
              <text:p text:style-name="Body_20_Text.tableblock"><text:span text:style-name="Strong_20_Emphasis">Attributes</text:span></text:p>
            </table:table-cell>
            <table:table-cell table:style-name="Table46.A1" office:value-type="string">
              <text:p text:style-name="Body_20_Text.tableblock"><text:span text:style-name="Strong_20_Emphasis">Signature</text:span></text:p>
            </table:table-cell>
            <table:table-cell table:style-name="Table46.A1" office:value-type="string">
              <text:p text:style-name="Body_20_Text.tableblock"><text:span text:style-name="Strong_20_Emphasis">Meaning</text:span></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resource_id</text:span>: <text:span text:style-name="Source_20_Text">String</text:span></text:p>
            </table:table-cell>
            <table:table-cell table:style-name="Table46.A1" office:value-type="string">
              <text:p text:style-name="P4">Identifier of a resource (typically available as a service) that contains legal values of a specific type. This is typically a URI but need not be.</text:p>
            </table:table-cell>
          </table:table-row>
          <table:table-row>
            <table:table-cell table:style-name="Table46.A1" office:value-type="string">
              <text:p text:style-name="Body_20_Text.tableblock"><text:span text:style-name="Strong_20_Emphasis">1..1</text:span></text:p>
            </table:table-cell>
            <table:table-cell table:style-name="Table46.A1" office:value-type="string">
              <text:p text:style-name="Body_20_Text.tableblock"><text:span text:style-name="Strong_20_Emphasis">value_set_id</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46.A1" office:value-type="string">
              <text:p text:style-name="P4">Identifier of a value set within the resource identified by <text:span text:style-name="Source_20_Text"><text:span text:style-name="Emphasis">resource_id</text:span></text:span>, which specifies the set of legal values of a type. This might be a URI, but need not be.</text:p>
            </table:table-cell>
          </table:table-row>
        </table:table>
        <text:h text:style-name="P8" text:outline-level="2"><text:bookmark-start text:name="__RefHeading___Toc40182_1418072056"/><text:bookmark text:name="_class_features"/>8. Class Features<text:bookmark-end text:name="__RefHeading___Toc40182_1418072056"/></text:h>
        <text:h text:style-name="P9" text:outline-level="3"><text:bookmark-start text:name="__RefHeading___Toc40184_1418072056"/><text:bookmark text:name="_overview_7"/>8.1. Overview<text:bookmark-end text:name="__RefHeading___Toc40184_1418072056"/></text:h>
        <text:p text:style-name="P6"><text:span text:style-name="T2">Within the definition of each class in a BMM model are found the declarations of its </text:span><text:span text:style-name="Emphasis"><text:span text:style-name="T2">features</text:span></text:span><text:span text:style-name="T2">. </text:span><text:span text:style-name="Emphasis"><text:span text:style-name="T2">Variables</text:span></text:span><text:span text:style-name="T2"> are declared within routines. Features and variables are kinds of </text:span><text:span text:style-name="Emphasis"><text:span text:style-name="T2">formal elements</text:span></text:span><text:span text:style-name="T2">, i.e. </text:span><text:span text:style-name="Emphasis"><text:span text:style-name="T2">typed</text:span></text:span><text:span text:style-name="T2"> entities having a </text:span><text:span text:style-name="Emphasis"><text:span text:style-name="T2">signature</text:span></text:span><text:span text:style-name="T2"> (</text:span><text:span text:style-name="Source_20_Text"><text:span text:style-name="T2">BMM_FORMAL_ELEMENT</text:span></text:span><text:span text:style-name="T2">). This section describes class features, their parts, and their semantics.</text:span></text:p>
        <text:h text:style-name="P10" text:outline-level="4"><text:bookmark-start text:name="__RefHeading___Toc40186_1418072056"/><text:bookmark text:name="_feature_taxonomy"/>8.1.1. Feature Taxonomy<text:bookmark-end text:name="__RefHeading___Toc40186_1418072056"/></text:h>
        <text:p text:style-name="P6"><text:span text:style-name="Emphasis"><text:span text:style-name="T2">Features</text:span></text:span><text:span text:style-name="T2"> are understood in BMM as typed entities referenceable within a module context. Class features consist of the formal sub-parts of a class, namely:</text:span></text:p>
        <text:list text:style-name="L30">
          <text:list-item>
            <text:p text:style-name="P86"><text:span text:style-name="Emphasis"><text:span text:style-name="T2">routines</text:span></text:span><text:span text:style-name="T2">: </text:span><text:span text:style-name="Emphasis"><text:span text:style-name="T2">procedures</text:span></text:span><text:span text:style-name="T2"> and </text:span><text:span text:style-name="Emphasis"><text:span text:style-name="T2">functions</text:span></text:span><text:span text:style-name="T2">;</text:span></text:p>
          </text:list-item>
          <text:list-item>
            <text:p text:style-name="P86"><text:span text:style-name="Emphasis"><text:span text:style-name="T2">properties</text:span></text:span><text:span text:style-name="T2">: mutable static definitions, described in detail in previous sections;</text:span></text:p>
          </text:list-item>
          <text:list-item>
            <text:p text:style-name="P86"><text:span text:style-name="Emphasis"><text:span text:style-name="T2">constants</text:span></text:span><text:span text:style-name="T2">: immutable static values.</text:span></text:p>
          </text:list-item>
        </text:list>
        <text:p text:style-name="P15">The taxonomy of feature declarations is shown below in the simplified view of the BMM feature meta-model.</text:p>
        <text:section text:style-name="Sect1" text:name="feature-taxonomy">
          <text:p text:style-name="P7"><text:soft-page-break/><draw:frame draw:style-name="fr3" draw:name="Image28" text:anchor-type="as-char" svg:width="0.7874in" svg:height="0.3937in" draw:z-index="27"><draw:image xlink:href="../Basic%20Meta-Model%20(BMM)_files/LANG-bmm.core.feature-taxonomy.svg" xlink:type="simple" xlink:show="embed" xlink:actuate="onLoad"/><svg:title>LANG bmm.core.feature taxonomy</svg:title></draw:frame><text:s/></text:p>
          <text:p text:style-name="P21">Figure 26. Feature taxonomy</text:p>
        </text:section>
        <text:h text:style-name="P10" text:outline-level="4"><text:bookmark-start text:name="__RefHeading___Toc40188_1418072056"/><text:bookmark text:name="_class_model"/>8.1.2. Class Model<text:bookmark-end text:name="__RefHeading___Toc40188_1418072056"/></text:h>
        <text:p text:style-name="P15">The full feature meta-model is shown below.</text:p>
        <text:section text:style-name="Sect1" text:name="core_feature">
          <text:p text:style-name="P7"><draw:frame draw:style-name="fr3" draw:name="Image29" text:anchor-type="as-char" svg:width="0.7874in" svg:height="0.3937in" draw:z-index="28"><draw:image xlink:href="../Basic%20Meta-Model%20(BMM)_files/LANG-bmm.core.feature.svg" xlink:type="simple" xlink:show="embed" xlink:actuate="onLoad"/><svg:title>LANG bmm.core.feature</svg:title></draw:frame><text:s/></text:p>
          <text:p text:style-name="P28"><text:span text:style-name="T2">Figure 27. </text:span><text:span text:style-name="Source_20_Text"><text:span text:style-name="T2">base.bmm.core.feature</text:span></text:span><text:span text:style-name="T2"> package</text:span></text:p>
        </text:section>
        <text:h text:style-name="P10" text:outline-level="4"><text:bookmark-start text:name="__RefHeading___Toc40190_1418072056"/><text:bookmark text:name="_feature_groups_and_visibility"/>8.1.3. Feature Groups and Visibility<text:bookmark-end text:name="__RefHeading___Toc40190_1418072056"/></text:h>
        <text:p text:style-name="P6"><text:span text:style-name="T2">Features are arranged within a class in </text:span><text:span text:style-name="Emphasis"><text:span text:style-name="T2">feature groups</text:span></text:span><text:span text:style-name="T2">, each represented by an instance of a meta-type </text:span><text:span text:style-name="Source_20_Text"><text:span text:style-name="T2">BMM_FEATURE_GROUP</text:span></text:span><text:span text:style-name="T2">, shown in the following UML view.</text:span></text:p>
        <text:section text:style-name="Sect1" text:name="core_feature_group">
          <text:p text:style-name="P7"><draw:frame draw:style-name="fr3" draw:name="Image30" text:anchor-type="as-char" svg:width="0.7874in" svg:height="0.3937in" draw:z-index="29"><draw:image xlink:href="../Basic%20Meta-Model%20(BMM)_files/LANG-bmm.core.feature-group.svg" xlink:type="simple" xlink:show="embed" xlink:actuate="onLoad"/><svg:title>LANG bmm.core.feature group</svg:title></draw:frame><text:s/></text:p>
          <text:p text:style-name="P21">Figure 28. Feature Groups</text:p>
        </text:section>
        <text:p text:style-name="P6"><text:span text:style-name="T2">By default there is at least one feature group called </text:span><text:span text:style-name="Source_20_Text"><text:span text:style-name="T2">"feature"</text:span></text:span><text:span text:style-name="T2">. Feature groups may be given any name, and are usually used to group features on the basis of things like:</text:span></text:p>
        <text:list text:style-name="L31">
          <text:list-item>
            <text:p text:style-name="P87"><text:span text:style-name="T2">meta-type, e.g. a group called </text:span><text:span text:style-name="Source_20_Text"><text:span text:style-name="T2">"rules"</text:span></text:span><text:span text:style-name="T2"> limited to publicly visible functions only;</text:span></text:p>
          </text:list-item>
          <text:list-item>
            <text:p text:style-name="P63">logical feature type, e.g. commands, queries, factory methods etc.</text:p>
          </text:list-item>
        </text:list>
        <text:p text:style-name="P6"><text:soft-page-break/><text:span text:style-name="T2">The primary purpose of feature groups is to represent specific meta-data that naturally applies to more than one feature in general, and is thus convenient to represent on a logical container rather than repeat individually. Feature group meta-data is recorded in the </text:span><text:span text:style-name="Source_20_Text"><text:span text:style-name="Emphasis"><text:span text:style-name="T2">properties</text:span></text:span></text:span><text:span text:style-name="T2"> attribute. A feature group may also set default visibility for all features in the group.</text:span></text:p>
        <text:p text:style-name="P6"><text:span text:style-name="T2">Selective </text:span><text:span text:style-name="Emphasis"><text:span text:style-name="T2">visibility</text:span></text:span><text:span text:style-name="T2"> of features to external clients is expressed in the attributes </text:span><text:span text:style-name="Source_20_Text"><text:span text:style-name="T2">BMM_FEATURE_GROUP.</text:span></text:span><text:span text:style-name="Source_20_Text"><text:span text:style-name="Emphasis"><text:span text:style-name="T2">visibility</text:span></text:span></text:span><text:span text:style-name="T2"> with potential overrides achieved using </text:span><text:span text:style-name="Source_20_Text"><text:span text:style-name="T2">BMM_FEATURE.</text:span></text:span><text:span text:style-name="Source_20_Text"><text:span text:style-name="Emphasis"><text:span text:style-name="T2">visibility</text:span></text:span></text:span><text:span text:style-name="T2">, i.e. at an individual feature level. Visibility is defined using sub-types of the abstract meta-class </text:span><text:span text:style-name="Source_20_Text"><text:span text:style-name="T2">BMM_VISIBILITY</text:span></text:span><text:span text:style-name="T2">.</text:span></text:p>
        <text:p text:style-name="P20">TBD: define visibility meta-model; probably need to support C++/Java approach and type-based.</text:p>
        <text:h text:style-name="P10" text:outline-level="4"><text:bookmark-start text:name="__RefHeading___Toc40192_1418072056"/><text:bookmark text:name="_differential_and_flat_form"/>8.1.4. Differential and Flat Form<text:bookmark-end text:name="__RefHeading___Toc40192_1418072056"/></text:h>
        <text:p text:style-name="P6"><text:span text:style-name="T2">In modelling or programming terms, the features defined on a particular class within a model constitute the features it </text:span><text:span text:style-name="Emphasis"><text:span text:style-name="T2">introduces with respect to its inheritance parent(s)</text:span></text:span><text:span text:style-name="T2">. We can think of this list of features as the </text:span><text:span text:style-name="Emphasis"><text:span text:style-name="T2">differential</text:span></text:span><text:span text:style-name="T2"> set. A 'top-level' class with no declared inheritance ancestor is considered to inherit by default from the </text:span><text:span text:style-name="Source_20_Text"><text:span text:style-name="T2">Any</text:span></text:span><text:span text:style-name="T2"> class, and its feature set is relationally differential to the top class.</text:span></text:p>
        <text:p text:style-name="P6"><text:span text:style-name="T2">In contrast, the </text:span><text:span text:style-name="Emphasis"><text:span text:style-name="T2">effective</text:span></text:span><text:span text:style-name="T2"> set of features for an instance at runtime is the result of evaluating these lists of features down the inheritance hierarchy to obtain the </text:span><text:span text:style-name="Emphasis"><text:span text:style-name="T2">flat</text:span></text:span><text:span text:style-name="T2"> set of features. The features </text:span><text:span text:style-name="Emphasis"><text:span text:style-name="T2">properties</text:span></text:span><text:span text:style-name="T2"> and </text:span><text:span text:style-name="Emphasis"><text:span text:style-name="T2">flat_properties</text:span></text:span><text:span text:style-name="T2"> defined on </text:span><text:span text:style-name="Source_20_Text"><text:span text:style-name="T2">BMM_CLASS</text:span></text:span><text:span text:style-name="T2"> provide access to these two lists for any class.</text:span></text:p>
        <text:h text:style-name="P10" text:outline-level="4"><text:bookmark-start text:name="__RefHeading___Toc40194_1418072056"/><text:bookmark text:name="_signatures"/><text:soft-page-break/>8.1.5. Signatures<text:bookmark-end text:name="__RefHeading___Toc40194_1418072056"/></text:h>
        <text:p text:style-name="P6"><text:span text:style-name="T2">All features are formal computational entities, and therefore have formal signatures (described in </text:span><text:a xlink:type="simple" xlink:href="https://specifications.openehr.org/releases/LANG/latest/bmm.html#_signature_meta_type" text:style-name="Internet_20_link" text:visited-style-name="Visited_20_Internet_20_Link"><text:span text:style-name="T2">Section 6.5.2</text:span></text:a><text:span text:style-name="T2">), represented by </text:span><text:span text:style-name="Source_20_Text"><text:span text:style-name="T2">BMM_FORMAL_ELEMENT.</text:span></text:span><text:span text:style-name="Source_20_Text"><text:span text:style-name="Emphasis"><text:span text:style-name="T2">signature</text:span></text:span></text:span><text:span text:style-name="T2">. A standard taxonomy of feature signature types is illustrated below, in which properties have signatures with no arguments (this is also true for argument-less functions), and procedures have the special built-in Status result type (</text:span><text:span text:style-name="Source_20_Text"><text:span text:style-name="T2">BMM_STATUS_TYPE</text:span></text:span><text:span text:style-name="T2">), following the meta-model of various functional languages, e.g. Haskell (in which procedure invocations return the special 'unit' type).</text:span></text:p>
        <text:section text:style-name="Sect1" text:name="signature_taxonomy">
          <text:p text:style-name="P7"><draw:frame draw:style-name="fr2" draw:name="Image31" text:anchor-type="as-char" svg:width="4.2043in" style:rel-width="40%" svg:height="2.102in" style:rel-height="scale" draw:z-index="30"><draw:image xlink:href="../Basic%20Meta-Model%20(BMM)_files/signature_taxonomy.svg" xlink:type="simple" xlink:show="embed" xlink:actuate="onLoad"/><svg:title>signature taxonomy</svg:title></draw:frame><text:s/></text:p>
          <text:p text:style-name="P21">Figure 29. Signature taxonomy</text:p>
        </text:section>
        <text:h text:style-name="P10" text:outline-level="4"><text:bookmark-start text:name="__RefHeading___Toc40196_1418072056"/><text:bookmark text:name="_synthesis_due_to_generic_parameter_substitution"/>8.1.6. Synthesis due to Generic Parameter Substitution<text:bookmark-end text:name="__RefHeading___Toc40196_1418072056"/></text:h>
        <text:p text:style-name="P6"><text:span text:style-name="T2">Due to the possibility of generating concrete types via substitution of concrete generic parameters for formal parameters of generic classes, new concrete types of features may routinely result anywhere in a fully computed in-memory BMM model. BMM allows such features to be synthesised with their resulting concrete types rather than their 'source-defined' open parameter types, and provides </text:span><text:soft-page-break/><text:span text:style-name="T2">the Boolean flag </text:span><text:span text:style-name="Source_20_Text"><text:span text:style-name="Emphasis"><text:span text:style-name="T2">is_synthesised_generic</text:span></text:span></text:span><text:span text:style-name="T2"> on </text:span><text:span text:style-name="Source_20_Text"><text:span text:style-name="T2">BMM_FEATURE</text:span></text:span><text:span text:style-name="T2"> to mark any such synthesised feature. An example of the use of this is described below in </text:span><text:a xlink:type="simple" xlink:href="https://specifications.openehr.org/releases/LANG/latest/bmm.html#_generic_inheritance" text:style-name="Internet_20_link" text:visited-style-name="Visited_20_Internet_20_Link"><text:span text:style-name="T2">Section 13.1.2</text:span></text:a><text:span text:style-name="T2">.</text:span></text:p>
        <text:h text:style-name="P9" text:outline-level="3"><text:bookmark-start text:name="__RefHeading___Toc40198_1418072056"/><text:bookmark text:name="_properties"/>8.2. Properties<text:bookmark-end text:name="__RefHeading___Toc40198_1418072056"/></text:h>
        <text:p text:style-name="P6"><text:span text:style-name="T2">Properties are features whose values are stored rather than computed on each reference, and are represented by the meta-type </text:span><text:span text:style-name="Source_20_Text"><text:span text:style-name="T2">BMM_INSTANTIABLE_FEATURE</text:span></text:span><text:span text:style-name="T2">. They are distinguished from routines by having no arguments (signature of degree zero).</text:span></text:p>
        <text:h text:style-name="P10" text:outline-level="4"><text:bookmark-start text:name="__RefHeading___Toc40200_1418072056"/><text:bookmark text:name="_static_properties"/>8.2.1. Static Properties<text:bookmark-end text:name="__RefHeading___Toc40200_1418072056"/></text:h>
        <text:p text:style-name="P6"><text:span text:style-name="T2">Static properties are properties whose values are pre-defined by some means, and read-only during execution (</text:span><text:span text:style-name="Source_20_Text"><text:span text:style-name="Emphasis"><text:span text:style-name="T2">is_nullable</text:span></text:span></text:span><text:span text:style-name="T2"> is False).</text:span></text:p>
        <text:h text:style-name="P11" text:outline-level="5"><text:bookmark-start text:name="__RefHeading___Toc40202_1418072056"/><text:bookmark text:name="_constants"/>8.2.1.1. Constants<text:bookmark-end text:name="__RefHeading___Toc40202_1418072056"/></text:h>
        <text:p text:style-name="P6"><text:span text:style-name="T2">Constant class features (meta-type </text:span><text:span text:style-name="Source_20_Text"><text:span text:style-name="T2">BMM_CONSTANT</text:span></text:span><text:span text:style-name="T2">) correspond to classic constants in most computer languages, and are defined with a literal value.</text:span></text:p>
        <text:p text:style-name="P15">The following abstract syntax illustrates how constants may be defined in a BMM model.</text:p>
        <text:p text:style-name="P5"><text:span text:style-name="Source_20_Text"><text:span text:style-name="T2">class BASIC_DEFINITIONS</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simple constants</text:span></text:span></text:p>
        <text:p text:style-name="Preformatted_20_Text"><text:span text:style-name="Source_20_Text"><text:span text:style-name="T2"><text:s text:c="4"/>//</text:span></text:span></text:p>
        <text:p text:style-name="Preformatted_20_Text"><text:span text:style-name="Source_20_Text"><text:span text:style-name="T2"><text:s text:c="4"/>constant CR: Character = '\015';</text:span></text:span></text:p>
        <text:p text:style-name="Preformatted_20_Text"><text:span text:style-name="Source_20_Text"><text:span text:style-name="T2"><text:s text:c="4"/>constant LF: Character = '\012';</text:span></text:span></text:p>
        <text:p text:style-name="Preformatted_20_Text"/>
        <text:p text:style-name="Preformatted_20_Text"><text:span text:style-name="Source_20_Text"><text:span text:style-name="T2"><text:s text:c="4"/>//</text:span></text:span></text:p>
        <text:p text:style-name="Preformatted_20_Text"><text:soft-page-break/><text:span text:style-name="Source_20_Text"><text:span text:style-name="T2"><text:s text:c="4"/>// constant of complex type</text:span></text:span></text:p>
        <text:p text:style-name="Preformatted_20_Text"><text:span text:style-name="Source_20_Text"><text:span text:style-name="T2"><text:s text:c="4"/>// TODO: correct JSON (maybe YAML?) or other syntax</text:span></text:span></text:p>
        <text:p text:style-name="Preformatted_20_Text"><text:span text:style-name="Source_20_Text"><text:span text:style-name="T2"><text:s text:c="4"/>//</text:span></text:span></text:p>
        <text:p text:style-name="P23"><text:span text:style-name="Source_20_Text"><text:span text:style-name="T2"><text:s text:c="4"/>constant SafeSpeed: Interval&lt;Quantity&gt; = |0.0 km/h .. 60.0 km/h|;</text:span></text:span></text:p>
        <text:h text:style-name="P11" text:outline-level="5"><text:bookmark-start text:name="__RefHeading___Toc40204_1418072056"/><text:bookmark text:name="_singletons"/>8.2.1.2. Singletons<text:bookmark-end text:name="__RefHeading___Toc40204_1418072056"/></text:h>
        <text:p text:style-name="P6"><text:span text:style-name="T2">The other kind of static property is computed once during execution (meta-type </text:span><text:span text:style-name="Source_20_Text"><text:span text:style-name="T2">BMM_SINGLETON</text:span></text:span><text:span text:style-name="T2">) via an argumentless function-body. Like a value-based constant, it has the same value for all instances of the containing type, including descendant and generically derived types.</text:span></text:p>
        <text:p text:style-name="P15">The following illustrates how singletons may be defined in a BMM model.</text:p>
        <text:p text:style-name="P5"><text:span text:style-name="Source_20_Text"><text:span text:style-name="T2">feature</text:span></text:span></text:p>
        <text:p text:style-name="Preformatted_20_Text"><text:span text:style-name="Source_20_Text"><text:span text:style-name="T2"><text:s text:c="4"/>//</text:span></text:span></text:p>
        <text:p text:style-name="Preformatted_20_Text"><text:span text:style-name="Source_20_Text"><text:span text:style-name="T2"><text:s text:c="4"/>// constant generated by a function call</text:span></text:span></text:p>
        <text:p text:style-name="Preformatted_20_Text"><text:span text:style-name="Source_20_Text"><text:span text:style-name="T2"><text:s text:c="4"/>//</text:span></text:span></text:p>
        <text:p text:style-name="Preformatted_20_Text"><text:span text:style-name="Source_20_Text"><text:span text:style-name="T2"><text:s text:c="4"/>singleton criticalPressure: ProxyVar&lt;Quantity&gt;</text:span></text:span></text:p>
        <text:p text:style-name="P23"><text:span text:style-name="Source_20_Text"><text:span text:style-name="T2"><text:s text:c="8"/>Result := {ProxyVar&lt;Quantity&gt;}({Quantity}(0.0, "kPa"), {Quantity}(150.0, "kPa"));</text:span></text:span></text:p>
        <text:h text:style-name="P10" text:outline-level="4"><text:bookmark-start text:name="__RefHeading___Toc40206_1418072056"/><text:bookmark text:name="_writable_properties"/>8.2.2. Writable Properties<text:bookmark-end text:name="__RefHeading___Toc40206_1418072056"/></text:h>
        <text:p text:style-name="P6"><text:span text:style-name="T2">Writable class properties are defined via the meta-class </text:span><text:span text:style-name="Source_20_Text"><text:span text:style-name="T2">BMM_PROPERTY</text:span></text:span><text:span text:style-name="T2">, and its subtypes which distinguish </text:span><text:span text:style-name="Emphasis"><text:span text:style-name="T2">unitary properties</text:span></text:span><text:span text:style-name="T2"> (single-valued attributes in a class) from </text:span><text:span text:style-name="Emphasis"><text:span text:style-name="T2">container properties</text:span></text:span><text:span text:style-name="T2"> (multiply-valued attributes).</text:span></text:p>
        <text:p text:style-name="P6"><text:span text:style-name="T2">The </text:span><text:span text:style-name="Source_20_Text"><text:span text:style-name="T2">BMM_PROPERTY</text:span></text:span><text:span text:style-name="T2"> meta-type defines semantics common to all properties, including </text:span><text:span text:style-name="Source_20_Text"><text:span text:style-name="Emphasis"><text:span text:style-name="T2">is_composition</text:span></text:span></text:span><text:span text:style-name="T2">, which indicates whether the property reference instantiates a part-of relationship or an association.</text:span></text:p>
        <text:h text:style-name="P11" text:outline-level="5"><text:bookmark-start text:name="__RefHeading___Toc40208_1418072056"/><text:bookmark text:name="_unitary_versus_container_properties"/><text:soft-page-break/>8.2.2.1. Unitary versus Container Properties<text:bookmark-end text:name="__RefHeading___Toc40208_1418072056"/></text:h>
        <text:p text:style-name="P6"><text:span text:style-name="T2">Single-valued properties in a BMM model are instances of the type </text:span><text:span text:style-name="Source_20_Text"><text:span text:style-name="T2">BMM_UNITARY_PROPERTY</text:span></text:span><text:span text:style-name="T2">, and have as their </text:span><text:span text:style-name="Source_20_Text"><text:span text:style-name="Emphasis"><text:span text:style-name="T2">type</text:span></text:span></text:span><text:span text:style-name="T2"> the meta-type </text:span><text:span text:style-name="Source_20_Text"><text:span text:style-name="T2">BMM_UNITARY_TYPE</text:span></text:span><text:span text:style-name="T2">. Container properties are instances of the meta-type </text:span><text:span text:style-name="Source_20_Text"><text:span text:style-name="T2">BMM_CONTAINER_PROPERTY</text:span></text:span><text:span text:style-name="T2">, which adds the attribute </text:span><text:span text:style-name="Source_20_Text"><text:span text:style-name="Emphasis"><text:span text:style-name="T2">cardinality</text:span></text:span></text:span><text:span text:style-name="T2">, enabling the possible number of container elements to be constrained (this corresponds to the multiplicities used at the end of UML associations). The meta-type </text:span><text:span text:style-name="Source_20_Text"><text:span text:style-name="T2">BMM_INDEXED_CONTAINER_PROPERTY</text:span></text:span><text:span text:style-name="T2"> adds the attribute </text:span><text:span text:style-name="Source_20_Text"><text:span text:style-name="Emphasis"><text:span text:style-name="T2">index_type</text:span></text:span></text:span><text:span text:style-name="T2">, enabling representation of indexed concrete container types such as </text:span><text:span text:style-name="Source_20_Text"><text:span text:style-name="T2">Hash&lt;K,V&gt;</text:span></text:span><text:span text:style-name="T2"> etc.</text:span></text:p>
        <text:p text:style-name="P6"><text:span text:style-name="T2">A typical example of properties of class is shown below, in which the flattened property view of a class </text:span><text:span text:style-name="Source_20_Text"><text:span text:style-name="T2">OBSERVATION</text:span></text:span><text:span text:style-name="T2"> includes the inherited properties </text:span><text:span text:style-name="Source_20_Text"><text:span text:style-name="Emphasis"><text:span text:style-name="T2">other_participations</text:span></text:span></text:span><text:span text:style-name="T2"> and </text:span><text:span text:style-name="Source_20_Text"><text:span text:style-name="Emphasis"><text:span text:style-name="T2">links</text:span></text:span></text:span><text:span text:style-name="T2"> properties exemplifying the container property meta-type:</text:span></text:p>
        <text:section text:style-name="Sect1" text:name="awb_class_properties">
          <text:p text:style-name="P7"><text:soft-page-break/><draw:frame draw:style-name="fr2" draw:name="Image32" text:anchor-type="as-char" svg:width="5.2555in" style:rel-width="50%" svg:height="9.25in" draw:z-index="31"><draw:image xlink:href="../Basic%20Meta-Model%20(BMM)_files/awb_class_properties.png" xlink:type="simple" xlink:show="embed" xlink:actuate="onLoad"/><svg:title>awb class properties</svg:title></draw:frame><text:s/></text:p>
          <text:p text:style-name="P21"><text:soft-page-break/>Figure 30. BMM class - properties view</text:p>
        </text:section>
        <text:p text:style-name="P6"><text:span text:style-name="T2">The following illustrates how various kinds of properties may appear in a BMM model. The first two properties are associations, used to represent references to shared objects (including singletons), while the remainder are normal compositional sub-parts, i.e. owned sub-instances that will cease to exist when the parent object is destroyed. All of the properties are single-valued, other than </text:span><text:span text:style-name="Source_20_Text"><text:span text:style-name="T2">other_participations</text:span></text:span><text:span text:style-name="T2">, which is defined as a container property with cardinality </text:span><text:span text:style-name="Source_20_Text"><text:span text:style-name="T2">[*]</text:span></text:span><text:span text:style-name="T2"> (i.e. </text:span><text:span text:style-name="Source_20_Text"><text:span text:style-name="T2">0..*</text:span></text:span><text:span text:style-name="T2">) and 'set' semantics.</text:span></text:p>
        <text:p text:style-name="P5"><text:span text:style-name="Source_20_Text"><text:span text:style-name="T2">abstract class ENTRY extend CARE_ENTRY</text:span></text:span></text:p>
        <text:p text:style-name="Preformatted_20_Text"/>
        <text:p text:style-name="Preformatted_20_Text"><text:span text:style-name="Source_20_Text"><text:span text:style-name="T2">feature -- Locale</text:span></text:span></text:p>
        <text:p text:style-name="Preformatted_20_Text"><text:span text:style-name="Source_20_Text"><text:span text:style-name="T2"><text:s text:c="4"/>association property language: CODE_PHRASE &lt;&lt;"iso::iso_639-2"&gt;&gt; [0..1];</text:span></text:span></text:p>
        <text:p text:style-name="Preformatted_20_Text"><text:span text:style-name="Source_20_Text"><text:span text:style-name="T2"><text:s text:c="4"/>association property encoding: CODE_PHRASE &lt;&lt;"iana::character-sets"&gt;&gt; [0..1];</text:span></text:span></text:p>
        <text:p text:style-name="Preformatted_20_Text"/>
        <text:p text:style-name="Preformatted_20_Text"><text:span text:style-name="Source_20_Text"><text:span text:style-name="T2">feature -- Access</text:span></text:span></text:p>
        <text:p text:style-name="Preformatted_20_Text"><text:span text:style-name="Source_20_Text"><text:span text:style-name="T2"><text:s text:c="4"/>composition property protocol: ITEM_STRUCTURE[1];</text:span></text:span></text:p>
        <text:p text:style-name="Preformatted_20_Text"><text:span text:style-name="Source_20_Text"><text:span text:style-name="T2"><text:s text:c="4"/>composition property guideline_id: OBJECT_REF[0..1];</text:span></text:span></text:p>
        <text:p text:style-name="Preformatted_20_Text"><text:span text:style-name="Source_20_Text"><text:span text:style-name="T2"><text:s text:c="4"/>composition property subject: PARTY_PROXY[0..1];</text:span></text:span></text:p>
        <text:p text:style-name="P23"><text:span text:style-name="Source_20_Text"><text:span text:style-name="T2"><text:s text:c="4"/>composition property other_participations: PARTICIPATION[*]{set};</text:span></text:span></text:p>
        <text:h text:style-name="P10" text:outline-level="4"><text:bookmark-start text:name="__RefHeading___Toc40210_1418072056"/><text:bookmark text:name="_semantic_level"/>8.2.3. Semantic Level<text:bookmark-end text:name="__RefHeading___Toc40210_1418072056"/></text:h>
        <text:p text:style-name="P20">TBD: this BMM feature requires review</text:p>
        <text:p text:style-name="P6"><text:span text:style-name="T2">Properties also include two other Boolean meta-data items,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which can be used to classify property values in a model according to a 'semantic level', which roughly corresponds to the continuum from domain-specific to infrastructure. These may be individually set, or both may be False. The three meaningful value settings are as follows:</text:span></text:p>
        <text:list text:style-name="L32">
          <text:list-item>
            <text:p text:style-name="P88"><text:soft-page-break/><text:span text:style-name="Emphasis"><text:span text:style-name="T2">both False</text:span></text:span><text:span text:style-name="T2">: the value of the property is considered to be design-time constrainable;</text:span></text:p>
          </text:list-item>
          <text:list-item>
            <text:p text:style-name="P88"><text:span text:style-name="Emphasis"><text:span text:style-name="T2">is IM runtime</text:span></text:span><text:span text:style-name="T2">: True if the property value is only knowable at runtime, as is typically the case for identifiers, dates etc;</text:span></text:p>
          </text:list-item>
          <text:list-item>
            <text:p text:style-name="P88"><text:span text:style-name="Emphasis"><text:span text:style-name="T2">is infrastructure</text:span></text:span><text:span text:style-name="T2">: True if the property is not a user- or business-oriented property, but something required by software design, e.g instance identifier, meta-data etc.</text:span></text:p>
          </text:list-item>
        </text:list>
        <text:p text:style-name="P6"><text:span text:style-name="T2">The above screenshot also includes properties have different settings of the </text:span><text:span text:style-name="Source_20_Text"><text:span text:style-name="Emphasis"><text:span text:style-name="T2">is_im_runtime</text:span></text:span></text:span><text:span text:style-name="T2"> and </text:span><text:span text:style-name="Source_20_Text"><text:span text:style-name="Emphasis"><text:span text:style-name="T2">is_im_infrastructure</text:span></text:span></text:span><text:span text:style-name="T2"> meta-data flags: property names in black are neither; those in grey are IM runtime (</text:span><text:span text:style-name="Source_20_Text"><text:span text:style-name="Emphasis"><text:span text:style-name="T2">guideline_id</text:span></text:span></text:span><text:span text:style-name="T2">, </text:span><text:span text:style-name="Source_20_Text"><text:span text:style-name="Emphasis"><text:span text:style-name="T2">workflow_id</text:span></text:span></text:span><text:span text:style-name="T2">), and those in light grey are infrastructure properties (</text:span><text:span text:style-name="Source_20_Text"><text:span text:style-name="Emphasis"><text:span text:style-name="T2">language</text:span></text:span></text:span><text:span text:style-name="T2">, </text:span><text:span text:style-name="Source_20_Text"><text:span text:style-name="Emphasis"><text:span text:style-name="T2">encoding</text:span></text:span></text:span><text:span text:style-name="T2">, </text:span><text:span text:style-name="Source_20_Text"><text:span text:style-name="Emphasis"><text:span text:style-name="T2">uid</text:span></text:span></text:span><text:span text:style-name="T2">, etc).</text:span></text:p>
        <text:h text:style-name="P9" text:outline-level="3"><text:bookmark-start text:name="__RefHeading___Toc40212_1418072056"/><text:bookmark text:name="_functions_and_procedures"/>8.3. Functions and Procedures<text:bookmark-end text:name="__RefHeading___Toc40212_1418072056"/></text:h>
        <text:p text:style-name="P6"><text:span text:style-name="T2">Functions and procedures are kinds of </text:span><text:span text:style-name="Emphasis"><text:span text:style-name="T2">routine</text:span></text:span><text:span text:style-name="T2">, which are computational features of a class. The classes </text:span><text:span text:style-name="Source_20_Text"><text:span text:style-name="T2">BMM_FUNCTION</text:span></text:span><text:span text:style-name="T2">, </text:span><text:span text:style-name="Source_20_Text"><text:span text:style-name="T2">BMM_PROCEDURE</text:span></text:span><text:span text:style-name="T2"> and </text:span><text:span text:style-name="Source_20_Text"><text:span text:style-name="T2">BMM_ROUTINE</text:span></text:span><text:span text:style-name="T2"> respectively provide the meta-model for </text:span><text:span text:style-name="Emphasis"><text:span text:style-name="T2">definitions</text:span></text:span><text:span text:style-name="T2"> of the two types of routine.</text:span></text:p>
        <text:p text:style-name="P6"><text:span text:style-name="T2">The formal parameter definitions of both kinds of routines are represented by an ordered list of instances of the meta-class </text:span><text:span text:style-name="Source_20_Text"><text:span text:style-name="T2">BMM_PARAMETER</text:span></text:span><text:span text:style-name="T2">, which is defined as a kind of </text:span><text:span text:style-name="Emphasis"><text:span text:style-name="T2">variable</text:span></text:span><text:span text:style-name="T2">. A formal parameter may optionally have the read/write direction defined, which indicates whether the variable contains an input value, should only be written to, or both, i.e. read then written to. The </text:span><text:span text:style-name="Source_20_Text"><text:span text:style-name="Emphasis"><text:span text:style-name="T2">is_nullable</text:span></text:span></text:span><text:span text:style-name="T2"> meta-attribute inherited from </text:span><text:span text:style-name="Source_20_Text"><text:span text:style-name="T2">BMM_FEATURE</text:span></text:span><text:span text:style-name="T2"> indicates whether each parameter is mandatory or not.</text:span></text:p>
        <text:p text:style-name="P6"><text:span text:style-name="T2">An additional feature of the meta-model for functions is the notion of </text:span><text:span text:style-name="Emphasis"><text:span text:style-name="T2">operator</text:span></text:span><text:span text:style-name="T2">, which supports the representation of a function call in a formal expression as an operator symbol with one or two operands, in the typical form found in programming languages and first order logics. The BMM approach considers an operator as an optional addition to any function of </text:span><text:span text:style-name="Source_20_Text"><text:span text:style-name="Emphasis"><text:span text:style-name="T2">arity</text:span></text:span></text:span><text:span text:style-name="T2"> 1 or 2 that may reasonably be </text:span><text:soft-page-break/><text:span text:style-name="T2">represented in an abstract syntax using operator syntax. Operators thus support the use of expressions like </text:span><text:span text:style-name="Source_20_Text"><text:span text:style-name="T2">weight &gt; 90</text:span></text:span><text:span text:style-name="T2"> to mean </text:span><text:span text:style-name="Source_20_Text"><text:span text:style-name="T2">weight.gt (90)</text:span></text:span><text:span text:style-name="T2">, where </text:span><text:span text:style-name="Source_20_Text"><text:span text:style-name="T2">weight</text:span></text:span><text:span text:style-name="T2"> is of type </text:span><text:span text:style-name="Source_20_Text"><text:span text:style-name="T2">Real</text:span></text:span><text:span text:style-name="T2">, and the function </text:span><text:span text:style-name="Source_20_Text"><text:span text:style-name="T2">gt(other: Real)</text:span></text:span><text:span text:style-name="T2"> is defined.</text:span></text:p>
        <text:p text:style-name="P6"><text:span text:style-name="T2">Any routine may have pre- and/or post-conditions defined for it, represented in BMM by </text:span><text:span text:style-name="Source_20_Text"><text:span text:style-name="T2">BMM_ASSERTIONs</text:span></text:span><text:span text:style-name="T2"> populating the </text:span><text:span text:style-name="Source_20_Text"><text:span text:style-name="Emphasis"><text:span text:style-name="T2">pre_conditions</text:span></text:span></text:span><text:span text:style-name="T2"> and </text:span><text:span text:style-name="Source_20_Text"><text:span text:style-name="Emphasis"><text:span text:style-name="T2">post_conditions</text:span></text:span></text:span><text:span text:style-name="T2"> attributes of </text:span><text:span text:style-name="Source_20_Text"><text:span text:style-name="T2">BMM_ROUINE</text:span></text:span><text:span text:style-name="T2">. An Assertion is a </text:span><text:a xlink:type="simple" xlink:href="https://specifications.openehr.org/releases/LANG/latest/bmm.html#_bmm_assertion_class" text:style-name="Internet_20_link" text:visited-style-name="Visited_20_Internet_20_Link"><text:span text:style-name="T2">tagged Boolean Expression</text:span></text:a><text:span text:style-name="T2">.</text:span></text:p>
        <text:p text:style-name="P15">The following abstract syntax illustrates the various elements of function definitions.</text:p>
        <text:p text:style-name="P5"><text:span text:style-name="Source_20_Text"><text:span text:style-name="T2">abstract class DV_AMOUNT</text:span></text:span></text:p>
        <text:p text:style-name="Preformatted_20_Text"><text:span text:style-name="Source_20_Text"><text:span text:style-name="T2"><text:s text:c="4"/>inherit</text:span></text:span></text:p>
        <text:p text:style-name="Preformatted_20_Text"><text:span text:style-name="Source_20_Text"><text:span text:style-name="T2"><text:s text:c="8"/>DV_QUANTIFIED</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equal (other: DV_AMOUNT[1]): Boolean[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less_than (other: DV_AMOUNT[1]): Boolean[1]</text:span></text:span></text:p>
        <text:p text:style-name="Preformatted_20_Text"><text:span text:style-name="Source_20_Text"><text:span text:style-name="T2"><text:s text:c="8"/>alias {infix '&lt;'};</text:span></text:span></text:p>
        <text:p text:style-name="Preformatted_20_Text"/>
        <text:p text:style-name="Preformatted_20_Text"><text:span text:style-name="Source_20_Text"><text:span text:style-name="T2">feature -- Arithmetic Operations</text:span></text:span></text:p>
        <text:p text:style-name="Preformatted_20_Text"/>
        <text:p text:style-name="Preformatted_20_Text"><text:span text:style-name="Source_20_Text"><text:span text:style-name="T2"><text:s text:c="4"/>function add (other: DV_AMOUNT[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subtract (other: DV_AMOUNT[1]): DV_AMOUNT[1]</text:span></text:span></text:p>
        <text:p text:style-name="Preformatted_20_Text"><text:span text:style-name="Source_20_Text"><text:span text:style-name="T2"><text:s text:c="8"/>alias {infix '-'};</text:span></text:span></text:p>
        <text:p text:style-name="Preformatted_20_Text"/>
        <text:p text:style-name="Preformatted_20_Text"><text:soft-page-break/><text:span text:style-name="Source_20_Text"><text:span text:style-name="T2"><text:s text:c="4"/>function multiply (val: Real[1]): DV_AMOUNT[1]</text:span></text:span></text:p>
        <text:p text:style-name="Preformatted_20_Text"><text:span text:style-name="Source_20_Text"><text:span text:style-name="T2"><text:s text:c="8"/>alias {infix '*'};</text:span></text:span></text:p>
        <text:p text:style-name="Preformatted_20_Text"/>
        <text:p text:style-name="Preformatted_20_Text"><text:span text:style-name="Source_20_Text"><text:span text:style-name="T2"><text:s text:c="4"/>function divide (val: Real[1]): DV_AMOUNT[1]</text:span></text:span></text:p>
        <text:p text:style-name="P23"><text:span text:style-name="Source_20_Text"><text:span text:style-name="T2"><text:s text:c="8"/>alias {infix '/', infix '÷'};</text:span></text:span></text:p>
        <text:h text:style-name="P10" text:outline-level="4"><text:bookmark-start text:name="__RefHeading___Toc40214_1418072056"/><text:bookmark text:name="_pre_and_post_conditions"/>8.3.1. Pre- and Post-conditions<text:bookmark-end text:name="__RefHeading___Toc40214_1418072056"/></text:h>
        <text:p text:style-name="P6"><text:span text:style-name="T2">All BMM routine definitions may include pre- and/or post-conditions, with the semantics of Djikstra’s weakest pre-condition logic (</text:span><text:a xlink:type="simple" xlink:href="https://specifications.openehr.org/releases/LANG/latest/bmm.html#Djikstra_DOP_1976" text:style-name="Internet_20_link" text:visited-style-name="Visited_20_Internet_20_Link"><text:span text:style-name="T2">Dijkstra (1976)</text:span></text:a><text:span text:style-name="T2">), Object-Z (</text:span><text:a xlink:type="simple" xlink:href="https://specifications.openehr.org/releases/LANG/latest/bmm.html#Object_Z" text:style-name="Internet_20_link" text:visited-style-name="Visited_20_Internet_20_Link"><text:span text:style-name="T2">Smith (2000)</text:span></text:a><text:span text:style-name="T2">) and the Eiffel language (</text:span><text:a xlink:type="simple" xlink:href="https://specifications.openehr.org/releases/LANG/latest/bmm.html#Meyer_OOSC2" text:style-name="Internet_20_link" text:visited-style-name="Visited_20_Internet_20_Link"><text:span text:style-name="T2">Meyer (1997)</text:span></text:a><text:span text:style-name="T2">).</text:span></text:p>
        <text:p text:style-name="P15">The essential semantics are as follows:</text:p>
        <text:list text:style-name="L33">
          <text:list-item>
            <text:p text:style-name="P89"><text:span text:style-name="Emphasis"><text:span text:style-name="T2">pre-conditions</text:span></text:span><text:span text:style-name="T2"> specify truth conditions on public object state and/or parameters that must hold for the routine to execute correctly;</text:span></text:p>
            <text:list>
              <text:list-item>
                <text:p text:style-name="P64">if a pre-condition is not met at the moment of routine call, the client (caller) is at fault;</text:p>
              </text:list-item>
            </text:list>
          </text:list-item>
          <text:list-item>
            <text:p text:style-name="P89"><text:span text:style-name="Emphasis"><text:span text:style-name="T2">post-conditions</text:span></text:span><text:span text:style-name="T2"> specify truth conditions on public object state and/or result (in the case of functions) that will hold at the end of routine execution;</text:span></text:p>
            <text:list>
              <text:list-item>
                <text:p text:style-name="P64">if a post-condition is not met at the moment of routine completion, the routine is at fault, i.e. contains bugs.</text:p>
              </text:list-item>
            </text:list>
          </text:list-item>
        </text:list>
        <text:p text:style-name="P6"><text:span text:style-name="T2">The use of pre- and post-conditions is also known as </text:span><text:span text:style-name="Emphasis"><text:span text:style-name="T2">design by contract (DbC)</text:span></text:span><text:span text:style-name="T2">, a term introduced by Meyer, and is widely used in general IT, particularly in specification languages such as </text:span><text:a xlink:type="simple" xlink:href="https://www.omg.org/spec/IDL/" office:target-frame-name="_blank" xlink:show="new" text:style-name="Internet_20_link" text:visited-style-name="Visited_20_Internet_20_Link"><text:span text:style-name="T2">OMG Interface Definition Language (IDL)</text:span></text:a><text:span text:style-name="T2">.</text:span></text:p>
        <text:p text:style-name="P15">The following shows how a routine contract may be specified in an abstract syntax.</text:p>
        <text:p text:style-name="P5"><text:soft-page-break/><text:span text:style-name="Source_20_Text"><text:span text:style-name="T2">class I_EHR_SERVICE</text:span></text:span></text:p>
        <text:p text:style-name="Preformatted_20_Text"/>
        <text:p text:style-name="Preformatted_20_Text"><text:span text:style-name="Source_20_Text"><text:span text:style-name="T2">feature -- Creation</text:span></text:span></text:p>
        <text:p text:style-name="Preformatted_20_Text"/>
        <text:p text:style-name="Preformatted_20_Text"><text:span text:style-name="Source_20_Text"><text:span text:style-name="T2"><text:s text:c="4"/>create_ehr_with_id (</text:span></text:span></text:p>
        <text:p text:style-name="Preformatted_20_Text"><text:span text:style-name="Source_20_Text"><text:span text:style-name="T2"><text:s text:c="8"/>an_ehr_id: UUID[1];</text:span></text:span></text:p>
        <text:p text:style-name="Preformatted_20_Text"><text:span text:style-name="Source_20_Text"><text:span text:style-name="T2"><text:s text:c="8"/>an_ehr_status: EHR_STATUS[0..1]</text:span></text:span></text:p>
        <text:p text:style-name="Preformatted_20_Text"><text:span text:style-name="Source_20_Text"><text:span text:style-name="T2"><text:s text:c="4"/>): UUID[1]</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No_duplicate: not has_ehr (an_ehr_id)</text:span></text:span></text:p>
        <text:p text:style-name="Preformatted_20_Text"><text:span text:style-name="Source_20_Text"><text:span text:style-name="T2"><text:s text:c="8"/>post_condition</text:span></text:span></text:p>
        <text:p text:style-name="P23"><text:span text:style-name="Source_20_Text"><text:span text:style-name="T2"><text:s text:c="12"/>Has_ehr: has_ehr (Result)</text:span></text:span></text:p>
        <text:h text:style-name="P10" text:outline-level="4"><text:bookmark-start text:name="__RefHeading___Toc40216_1418072056"/><text:bookmark text:name="_creators_and_converters"/>8.3.2. Creators and Converters<text:bookmark-end text:name="__RefHeading___Toc40216_1418072056"/></text:h>
        <text:p text:style-name="P6"><text:span text:style-name="T2">In common with may OOPLs, BMM classes may specify </text:span><text:span text:style-name="Emphasis"><text:span text:style-name="T2">creators</text:span></text:span><text:span text:style-name="T2">, i.e. instance-creating procedures, known as 'constructors' in some OOPLs. These are just a subset of all procedures known in </text:span><text:span text:style-name="Source_20_Text"><text:span text:style-name="T2">BMM_CLASS.</text:span></text:span><text:span text:style-name="Source_20_Text"><text:span text:style-name="Emphasis"><text:span text:style-name="T2">procedures</text:span></text:span></text:span><text:span text:style-name="T2"> that when executed will satisfy the class invariants. A further subset of the creators are single-argument </text:span><text:span text:style-name="Emphasis"><text:span text:style-name="T2">converters</text:span></text:span><text:span text:style-name="T2"> which can initialise a new instance from an instance of another type. Converter routines are typically used to support type conversion in expressions, e.g. </text:span><text:span text:style-name="Source_20_Text"><text:span text:style-name="T2">String</text:span></text:span><text:span text:style-name="T2"> to </text:span><text:span text:style-name="Source_20_Text"><text:span text:style-name="T2">Date</text:span></text:span><text:span text:style-name="T2"> etc. These two subsets are formally defined as the </text:span><text:span text:style-name="Source_20_Text"><text:span text:style-name="Emphasis"><text:span text:style-name="T2">creators</text:span></text:span></text:span><text:span text:style-name="T2"> and </text:span><text:span text:style-name="Source_20_Text"><text:span text:style-name="Emphasis"><text:span text:style-name="T2">converters</text:span></text:span></text:span><text:span text:style-name="T2"> reference lists of procedures on </text:span><text:span text:style-name="Source_20_Text"><text:span text:style-name="T2">BMM_CLASS</text:span></text:span><text:span text:style-name="T2">, as shown in the following UML view.</text:span></text:p>
        <text:section text:style-name="Sect1" text:name="core_class_creators">
          <text:p text:style-name="P7"><draw:frame draw:style-name="fr3" draw:name="Image33" text:anchor-type="as-char" svg:width="0.7874in" svg:height="0.3937in" draw:z-index="32"><draw:image xlink:href="../Basic%20Meta-Model%20(BMM)_files/LANG-bmm.core.class-creators.svg" xlink:type="simple" xlink:show="embed" xlink:actuate="onLoad"/><svg:title>LANG bmm.core.class creators</svg:title></draw:frame><text:s/></text:p>
          <text:p text:style-name="P21">Figure 31. Class creators and converters</text:p>
        </text:section>
        <text:p text:style-name="P15">Creators and converters might be distinguished among other procedures in an abstract syntax as follows.</text:p>
        <text:p text:style-name="P5"><text:span text:style-name="Source_20_Text"><text:span text:style-name="T2">class Date</text:span></text:span></text:p>
        <text:p text:style-name="Preformatted_20_Text"><text:soft-page-break/></text:p>
        <text:p text:style-name="Preformatted_20_Text"><text:span text:style-name="Source_20_Text"><text:span text:style-name="T2">inherit</text:span></text:span></text:p>
        <text:p text:style-name="Preformatted_20_Text"><text:span text:style-name="Source_20_Text"><text:span text:style-name="T2"><text:s text:c="4"/>Temporal</text:span></text:span></text:p>
        <text:p text:style-name="Preformatted_20_Text"/>
        <text:p text:style-name="Preformatted_20_Text"><text:span text:style-name="Source_20_Text"><text:span text:style-name="T2">convert</text:span></text:span></text:p>
        <text:p text:style-name="Preformatted_20_Text"><text:span text:style-name="Source_20_Text"><text:span text:style-name="T2"><text:s text:c="4"/>create_from_string</text:span></text:span></text:p>
        <text:p text:style-name="Preformatted_20_Text"/>
        <text:p text:style-name="Preformatted_20_Text"><text:span text:style-name="Source_20_Text"><text:span text:style-name="T2">feature -- Creators</text:span></text:span></text:p>
        <text:p text:style-name="Preformatted_20_Text"/>
        <text:p text:style-name="Preformatted_20_Text"><text:span text:style-name="Source_20_Text"><text:span text:style-name="T2"><text:s text:c="4"/>procedure create_from_string (a_date_str: String[1])</text:span></text:span></text:p>
        <text:p text:style-name="Preformatted_20_Text"/>
        <text:p text:style-name="Preformatted_20_Text"><text:span text:style-name="Source_20_Text"><text:span text:style-name="T2"><text:s text:c="4"/>procedure create (a_day, a_month, a_year: Integer[1])</text:span></text:span></text:p>
        <text:p text:style-name="Preformatted_20_Text"/>
        <text:p text:style-name="Preformatted_20_Text"><text:span text:style-name="Source_20_Text"><text:span text:style-name="T2">feature -- Modification</text:span></text:span></text:p>
        <text:p text:style-name="Preformatted_20_Text"/>
        <text:p text:style-name="P23"><text:span text:style-name="Source_20_Text"><text:span text:style-name="T2"><text:s text:c="4"/>procedure set_day (a_day: Integer[1])</text:span></text:span></text:p>
        <text:h text:style-name="P10" text:outline-level="4"><text:bookmark-start text:name="__RefHeading___Toc40218_1418072056"/><text:bookmark text:name="_routine_body"/>8.3.3. Routine Body<text:bookmark-end text:name="__RefHeading___Toc40218_1418072056"/></text:h>
        <text:p text:style-name="P6"><text:span text:style-name="T2">BMM supports the definition of statements, i.e. implementation within a </text:span><text:span text:style-name="Source_20_Text"><text:span text:style-name="T2">ROUTINE</text:span></text:span><text:span text:style-name="T2"> as well as 'external' routines, which are represented by an instance of the meta-class </text:span><text:span text:style-name="Source_20_Text"><text:span text:style-name="T2">BMM_ROUTINE_EXTERNAL</text:span></text:span><text:span text:style-name="T2">. These classes are shown in the following UML view.</text:span></text:p>
        <text:section text:style-name="Sect1" text:name="core_feature_routine">
          <text:p text:style-name="P7"><draw:frame draw:style-name="fr3" draw:name="Image34" text:anchor-type="as-char" svg:width="0.7874in" svg:height="0.3937in" draw:z-index="33"><draw:image xlink:href="../Basic%20Meta-Model%20(BMM)_files/LANG-bmm.core.feature-routine.svg" xlink:type="simple" xlink:show="embed" xlink:actuate="onLoad"/><svg:title>LANG bmm.core.feature routine</svg:title></draw:frame><text:s/></text:p>
          <text:p text:style-name="P21">Figure 32. Routine body</text:p>
        </text:section>
        <text:p text:style-name="P6"><text:span text:style-name="T2">The meta-model of statements is described in detail in </text:span><text:a xlink:type="simple" xlink:href="https://specifications.openehr.org/releases/LANG/latest/bmm.html#_statements" text:style-name="Internet_20_link" text:visited-style-name="Visited_20_Internet_20_Link"><text:span text:style-name="T2">Section 12</text:span></text:a><text:span text:style-name="T2">.</text:span></text:p>
        <text:h text:style-name="P9" text:outline-level="3"><text:bookmark-start text:name="__RefHeading___Toc40220_1418072056"/><text:bookmark text:name="_variables"/><text:soft-page-break/>8.4. Variables<text:bookmark-end text:name="__RefHeading___Toc40220_1418072056"/></text:h>
        <text:p text:style-name="P6"><text:span text:style-name="T2">At the finest level of detail of a model definition are what are typically thought of as </text:span><text:span text:style-name="Emphasis"><text:span text:style-name="T2">variables</text:span></text:span><text:span text:style-name="T2"> within a routine scope. These may be either writable (</text:span><text:span text:style-name="Source_20_Text"><text:span text:style-name="T2">BMM_WRITABLE_VARIABLE</text:span></text:span><text:span text:style-name="T2">) or read-only (</text:span><text:span text:style-name="Source_20_Text"><text:span text:style-name="T2">BMM_READONlY_VARIABLE</text:span></text:span><text:span text:style-name="T2">) variables.</text:span></text:p>
        <text:p text:style-name="P6"><text:span text:style-name="T2">Writable variables include </text:span><text:span text:style-name="Emphasis"><text:span text:style-name="T2">local variables</text:span></text:span><text:span text:style-name="T2"> (variables declared locally within a routine) and the special pre-defined variable </text:span><text:span text:style-name="Source_20_Text"><text:span text:style-name="T2">Result</text:span></text:span><text:span text:style-name="T2">, which is automatically available within any function. Read-only variables include </text:span><text:span text:style-name="Emphasis"><text:span text:style-name="T2">parameters</text:span></text:span><text:span text:style-name="T2"> (declared in the arguments part of a routine declaration), and the special variable </text:span><text:span text:style-name="Source_20_Text"><text:span text:style-name="T2">Self</text:span></text:span><text:span text:style-name="T2">, which represents the current instance.</text:span></text:p>
        <text:h text:style-name="P9" text:outline-level="3"><text:bookmark-start text:name="__RefHeading___Toc40222_1418072056"/><text:bookmark text:name="_model_theoretic_questions_3"/>8.5. Model Theoretic Questions<text:bookmark-end text:name="__RefHeading___Toc40222_1418072056"/></text:h>
        <text:p text:style-name="P6"><text:span text:style-name="T2">The features meta-model as defined here entails certain choices that have consequences. One question is how to treat procedures. In a mathematical sense, procedures have no return type, and therefore should not be allowed within 'normal' expressions. However in a computational sense, a procedure call normally performs some state-changing action (for example, authenticating to a database), and it is potentially useful to obtain an execution status and use it in further logic. The choice made in BMM is to treat </text:span><text:span text:style-name="Emphasis"><text:span text:style-name="T2">procedures as typed entities</text:span></text:span><text:span text:style-name="T2">, with a result meta-type and concrete type of </text:span><text:span text:style-name="Source_20_Text"><text:span text:style-name="T2">Status</text:span></text:span><text:span text:style-name="T2"> (represented by </text:span><text:span text:style-name="Source_20_Text"><text:span text:style-name="T2">BMM_STATUS_TYPE</text:span></text:span><text:span text:style-name="T2">). This is similar to the approach in various languages such as Haskell and </text:span><text:a xlink:type="simple" xlink:href="https://kotlinlang.org/" office:target-frame-name="_blank" xlink:show="new" text:style-name="Internet_20_link" text:visited-style-name="Visited_20_Internet_20_Link"><text:span text:style-name="T2">Kotlin</text:span></text:a><text:span text:style-name="T2">, which both have a 'unit' type for the same purpose. This approach allows procedures to fit within the typed framework without complicating the meta-model.</text:span></text:p>
        <text:p text:style-name="P6"><text:span text:style-name="T2">Procedure calls are prevented from appearing in expressions by the </text:span><text:a xlink:type="simple" xlink:href="https://specifications.openehr.org/releases/LANG/latest/bmm.html#_expressions" text:style-name="Internet_20_link" text:visited-style-name="Visited_20_Internet_20_Link"><text:span text:style-name="T2">expressions</text:span></text:a><text:span text:style-name="T2"> part of the meta-model, and can only appear on their own (the usual case) or in an assignment statement in which a result status value may be obtained from the Status object. This value may then be used in normal expressions, e.g. a case statement.</text:span></text:p>
        <text:h text:style-name="P9" text:outline-level="3"><text:bookmark-start text:name="__RefHeading___Toc40224_1418072056"/><text:bookmark text:name="_class_definitions_6"/><text:soft-page-break/>8.6. Class Definitions<text:bookmark-end text:name="__RefHeading___Toc40224_1418072056"/></text:h>
        <text:h text:style-name="P10" text:outline-level="4"><text:bookmark-start text:name="__RefHeading___Toc40226_1418072056"/><text:bookmark text:name="_bmm_formal_element_class"/>8.6.1. BMM_FORMAL_ELEMENT Class<text:bookmark-end text:name="__RefHeading___Toc40226_1418072056"/></text:h>
        <table:table table:name="Table47" table:style-name="Table47">
          <table:table-column table:style-name="Table47.A"/>
          <table:table-column table:style-name="Table47.B"/>
          <table:table-column table:style-name="Table47.C"/>
          <table:table-row>
            <table:table-cell table:style-name="Table47.A1" office:value-type="string">
              <text:p text:style-name="Body_20_Text.tableblock"><text:span text:style-name="Strong_20_Emphasis">Class</text:span></text:p>
            </table:table-cell>
            <table:table-cell table:style-name="Table47.A1" table:number-columns-spanned="2" office:value-type="string">
              <text:p text:style-name="Body_20_Text.tableblock"><text:span text:style-name="Emphasis">BMM_FORMAL_ELEMENT (abstract)</text:span></text:p>
            </table:table-cell>
            <table:covered-table-cell/>
          </table:table-row>
          <table:table-row>
            <table:table-cell table:style-name="Table47.A1" office:value-type="string">
              <text:p text:style-name="Body_20_Text.tableblock"><text:span text:style-name="Strong_20_Emphasis">Description</text:span></text:p>
            </table:table-cell>
            <table:table-cell table:style-name="Table47.A1" table:number-columns-spanned="2" office:value-type="string">
              <text:p text:style-name="P4">A formal element having a name, type and a type-based signature.</text:p>
            </table:table-cell>
            <table:covered-table-cell/>
          </table:table-row>
          <table:table-row>
            <table:table-cell table:style-name="Table47.A1" office:value-type="string">
              <text:p text:style-name="Body_20_Text.tableblock"><text:span text:style-name="Strong_20_Emphasis">Inherit</text:span></text:p>
            </table:table-cell>
            <table:table-cell table:style-name="Table47.A1" table:number-columns-spanned="2" office:value-type="string">
              <text:p text:style-name="Body_20_Text.tableblock"><text:a xlink:type="simple" xlink:href="https://specifications.openehr.org/releases/LANG/latest/bmm.html#_bmm_model_element_class" text:style-name="Internet_20_link" text:visited-style-name="Visited_20_Internet_20_Link"><text:span text:style-name="Source_20_Text">BMM_MODEL_ELEMENT</text:span></text:a></text:p>
            </table:table-cell>
            <table:covered-table-cell/>
          </table:table-row>
          <table:table-row>
            <table:table-cell table:style-name="Table47.A1" office:value-type="string">
              <text:p text:style-name="Body_20_Text.tableblock"><text:span text:style-name="Strong_20_Emphasis">Attribute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47.A1" office:value-type="string">
              <text:p text:style-name="P4">Declared or inferred static type of the entity.</text:p>
            </table:table-cell>
          </table:table-row>
          <table:table-row>
            <table:table-cell table:style-name="Table47.A1" office:value-type="string">
              <text:p text:style-name="Body_20_Text.tableblock"><text:span text:style-name="Strong_20_Emphasis">0..1</text:span></text:p>
            </table:table-cell>
            <table:table-cell table:style-name="Table47.A1" office:value-type="string">
              <text:p text:style-name="Body_20_Text.tableblock"><text:span text:style-name="Strong_20_Emphasis">is_nullable</text:span>: <text:span text:style-name="Source_20_Text">Boolean<text:line-break/>{default = false}</text:span></text:p>
            </table:table-cell>
            <table:table-cell table:style-name="Table47.A1" office:value-type="string">
              <text:p text:style-name="P4">True if this element can be null (Void) at execution time. May be interpreted as optionality in subtypes..</text:p>
            </table:table-cell>
          </table:table-row>
          <table:table-row>
            <table:table-cell table:style-name="Table47.A1" office:value-type="string">
              <text:p text:style-name="Body_20_Text.tableblock"><text:span text:style-name="Strong_20_Emphasis">Functions</text:span></text:p>
            </table:table-cell>
            <table:table-cell table:style-name="Table47.A1" office:value-type="string">
              <text:p text:style-name="Body_20_Text.tableblock"><text:span text:style-name="Strong_20_Emphasis">Signature</text:span></text:p>
            </table:table-cell>
            <table:table-cell table:style-name="Table47.A1" office:value-type="string">
              <text:p text:style-name="Body_20_Text.tableblock"><text:span text:style-name="Strong_20_Emphasis">Meaning</text:span></text:p>
            </table:table-cell>
          </table:table-row>
          <table:table-row>
            <table:table-cell table:style-name="Table47.A1" office:value-type="string">
              <text:p text:style-name="Body_20_Text.tableblock"><text:span text:style-name="Strong_20_Emphasis">1..1<text:line-break/>(abstract)</text:span></text:p>
            </table:table-cell>
            <table:table-cell table:style-name="Table47.A1" office:value-type="string">
              <text:p text:style-name="Body_20_Text.tableblock"><text:span text:style-name="Strong_20_Emphasis">signature</text:span> (): <text:a xlink:type="simple" xlink:href="https://specifications.openehr.org/releases/LANG/latest/bmm.html#_bmm_signature_class" text:style-name="Internet_20_link" text:visited-style-name="Visited_20_Internet_20_Link"><text:span text:style-name="Source_20_Text">BMM_SIGNATURE</text:span></text:a></text:p>
            </table:table-cell>
            <table:table-cell table:style-name="Table47.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row>
            <table:table-cell table:style-name="Table47.A1" office:value-type="string">
              <text:p text:style-name="Body_20_Text.tableblock"><text:span text:style-name="Strong_20_Emphasis">1..1</text:span></text:p>
            </table:table-cell>
            <table:table-cell table:style-name="Table47.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type().equal( </text:span><text:soft-page-break/><text:span text:style-name="Source_20_Text">{BMM_MODEL}.boolean_type_definition())</text:span></text:p>
            </table:table-cell>
            <table:table-cell table:style-name="Table47.A1" office:value-type="string">
              <text:p text:style-name="P4">True if <text:span text:style-name="Source_20_Text"><text:span text:style-name="Emphasis">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228_1418072056"/><text:bookmark text:name="_bmm_feature_class"/>8.6.2. BMM_FEATURE Class<text:bookmark-end text:name="__RefHeading___Toc40228_1418072056"/></text:h>
        <table:table table:name="Table48" table:style-name="Table48">
          <table:table-column table:style-name="Table48.A"/>
          <table:table-column table:style-name="Table48.B"/>
          <table:table-column table:style-name="Table48.C"/>
          <table:table-row>
            <table:table-cell table:style-name="Table48.A1" office:value-type="string">
              <text:p text:style-name="Body_20_Text.tableblock"><text:span text:style-name="Strong_20_Emphasis">Class</text:span></text:p>
            </table:table-cell>
            <table:table-cell table:style-name="Table48.A1" table:number-columns-spanned="2" office:value-type="string">
              <text:p text:style-name="Body_20_Text.tableblock"><text:span text:style-name="Emphasis">BMM_FEATURE (abstract)</text:span></text:p>
            </table:table-cell>
            <table:covered-table-cell/>
          </table:table-row>
          <table:table-row>
            <table:table-cell table:style-name="Table48.A1" office:value-type="string">
              <text:p text:style-name="Body_20_Text.tableblock"><text:span text:style-name="Strong_20_Emphasis">Description</text:span></text:p>
            </table:table-cell>
            <table:table-cell table:style-name="Table48.A1" table:number-columns-spanned="2" office:value-type="string">
              <text:p text:style-name="P4">A module-scoped formal element.</text:p>
            </table:table-cell>
            <table:covered-table-cell/>
          </table:table-row>
          <table:table-row>
            <table:table-cell table:style-name="Table48.A1" office:value-type="string">
              <text:p text:style-name="Body_20_Text.tableblock"><text:span text:style-name="Strong_20_Emphasis">Inherit</text:span></text:p>
            </table:table-cell>
            <table:table-cell table:style-name="Table48.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48.A1" office:value-type="string">
              <text:p text:style-name="Body_20_Text.tableblock"><text:span text:style-name="Strong_20_Emphasis">Attributes</text:span></text:p>
            </table:table-cell>
            <table:table-cell table:style-name="Table48.A1" office:value-type="string">
              <text:p text:style-name="Body_20_Text.tableblock"><text:span text:style-name="Strong_20_Emphasis">Signature</text:span></text:p>
            </table:table-cell>
            <table:table-cell table:style-name="Table48.A1" office:value-type="string">
              <text:p text:style-name="Body_20_Text.tableblock"><text:span text:style-name="Strong_20_Emphasis">Meaning</text:span></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is_synthesised_generic</text:span>: <text:span text:style-name="Source_20_Text">Boolean<text:line-break/>{default = false}</text:span></text:p>
            </table:table-cell>
            <table:table-cell table:style-name="Table48.A1" office:value-type="string">
              <text:p text:style-name="P4">True if this feature was synthesised due to generic substitution in an inherited type, or further constraining of a formal generic parameter.</text:p>
            </table:table-cell>
          </table:table-row>
          <table:table-row>
            <table:table-cell table:style-name="Table48.A1" office:value-type="string">
              <text:p text:style-name="Body_20_Text.tableblock"><text:span text:style-name="Strong_20_Emphasis">0..1</text:span></text:p>
            </table:table-cell>
            <table:table-cell table:style-name="Table48.A1" office:value-type="string">
              <text:p text:style-name="Body_20_Text.tableblock"><text:span text:style-name="Strong_20_Emphasis">feature_extens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extension_class" text:style-name="Internet_20_link" text:visited-style-name="Visited_20_Internet_20_Link"><text:span text:style-name="Source_20_Text">BMM_FEATURE_EXTENSION</text:span></text:a><text:span text:style-name="Source_20_Text">&gt;</text:span></text:p>
            </table:table-cell>
            <table:table-cell table:style-name="Table48.A1" office:value-type="string">
              <text:p text:style-name="P4">Extensions to feature-level meta-types.</text:p>
            </table:table-cell>
          </table:table-row>
          <table:table-row>
            <table:table-cell table:style-name="Table48.A1" office:value-type="string">
              <text:p text:style-name="Body_20_Text.tableblock"><text:span text:style-name="Strong_20_Emphasis">1..1</text:span></text:p>
            </table:table-cell>
            <table:table-cell table:style-name="Table48.A1" office:value-type="string">
              <text:p text:style-name="Body_20_Text.tableblock"><text:span text:style-name="Strong_20_Emphasis">group</text:span>: <text:a xlink:type="simple" xlink:href="https://specifications.openehr.org/releases/LANG/latest/bmm.html#_bmm_feature_group_class" text:style-name="Internet_20_link" text:visited-style-name="Visited_20_Internet_20_Link"><text:span text:style-name="Source_20_Text">BMM_FEATURE_GROUP</text:span></text:a></text:p>
            </table:table-cell>
            <table:table-cell table:style-name="Table48.A1" office:value-type="string">
              <text:p text:style-name="P4">Group containing this feature.</text:p>
            </table:table-cell>
          </table:table-row>
          <table:table-row>
            <table:table-cell table:style-name="Table48.A1" office:value-type="string">
              <text:p text:style-name="Body_20_Text.tableblock"><text:span text:style-name="Strong_20_Emphasis">1..1<text:line-break/>(redefined)</text:span></text:p>
            </table:table-cell>
            <table:table-cell table:style-name="Table48.A1" office:value-type="string">
              <text:p text:style-name="Body_20_Text.tableblock"><text:span text:style-name="Strong_20_Emphasis">scope</text:span>: <text:a xlink:type="simple" xlink:href="https://specifications.openehr.org/releases/LANG/latest/bmm.html#_bmm_class_class" text:style-name="Internet_20_link" text:visited-style-name="Visited_20_Internet_20_Link"><text:span text:style-name="Source_20_Text">BMM_CLASS</text:span></text:a></text:p>
            </table:table-cell>
            <table:table-cell table:style-name="Table48.A1" office:value-type="string">
              <text:p text:style-name="P4">Model element within which an element is declared.</text:p>
            </table:table-cell>
          </table:table-row>
        </table:table>
        <text:h text:style-name="P10" text:outline-level="4"><text:bookmark-start text:name="__RefHeading___Toc40230_1418072056"/><text:bookmark text:name="_bmm_feature_group_class"/><text:soft-page-break/>8.6.3. BMM_FEATURE_GROUP Class<text:bookmark-end text:name="__RefHeading___Toc40230_1418072056"/></text:h>
        <table:table table:name="Table49" table:style-name="Table49">
          <table:table-column table:style-name="Table49.A"/>
          <table:table-column table:style-name="Table49.B"/>
          <table:table-column table:style-name="Table49.C"/>
          <table:table-row>
            <table:table-cell table:style-name="Table49.A1" office:value-type="string">
              <text:p text:style-name="Body_20_Text.tableblock"><text:span text:style-name="Strong_20_Emphasis">Class</text:span></text:p>
            </table:table-cell>
            <table:table-cell table:style-name="Table49.A1" table:number-columns-spanned="2" office:value-type="string">
              <text:p text:style-name="Body_20_Text.tableblock"><text:span text:style-name="Strong_20_Emphasis">BMM_FEATURE_GROUP</text:span></text:p>
            </table:table-cell>
            <table:covered-table-cell/>
          </table:table-row>
          <table:table-row>
            <table:table-cell table:style-name="Table49.A1" office:value-type="string">
              <text:p text:style-name="Body_20_Text.tableblock"><text:span text:style-name="Strong_20_Emphasis">Description</text:span></text:p>
            </table:table-cell>
            <table:table-cell table:style-name="Table49.A1" table:number-columns-spanned="2" office:value-type="string">
              <text:p text:style-name="P4">A logical group of features, with a name and set of properties that applies to the group.</text:p>
            </table:table-cell>
            <table:covered-table-cell/>
          </table:table-row>
          <table:table-row>
            <table:table-cell table:style-name="Table49.A1" office:value-type="string">
              <text:p text:style-name="Body_20_Text.tableblock"><text:span text:style-name="Strong_20_Emphasis">Attributes</text:span></text:p>
            </table:table-cell>
            <table:table-cell table:style-name="Table49.A1" office:value-type="string">
              <text:p text:style-name="Body_20_Text.tableblock"><text:span text:style-name="Strong_20_Emphasis">Signature</text:span></text:p>
            </table:table-cell>
            <table:table-cell table:style-name="Table49.A1" office:value-type="string">
              <text:p text:style-name="Body_20_Text.tableblock"><text:span text:style-name="Strong_20_Emphasis">Meaning</text:span></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nam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text:line-break/>{default = "feature"}</text:span></text:p>
            </table:table-cell>
            <table:table-cell table:style-name="Table49.A1" office:value-type="string">
              <text:p text:style-name="P4">Name of this feature group; defaults to 'feature'.</text:p>
            </table:table-cell>
          </table:table-row>
          <table:table-row>
            <table:table-cell table:style-name="Table49.A1" office:value-type="string">
              <text:p text:style-name="Body_20_Text.tableblock"><text:span text:style-name="Strong_20_Emphasis">1..1</text:span></text:p>
            </table:table-cell>
            <table:table-cell table:style-name="Table49.A1" office:value-type="string">
              <text:p text:style-name="Body_20_Text.tableblock"><text:span text:style-name="Strong_20_Emphasis">properties</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49.A1" office:value-type="string">
              <text:p text:style-name="P4">Set of properties of this group, represented as name/value pairs. These are understood to apply logically to all of the features contained within the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feature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feature_class" text:style-name="Internet_20_link" text:visited-style-name="Visited_20_Internet_20_Link"><text:span text:style-name="Source_20_Text">BMM_FEATURE</text:span></text:a><text:span text:style-name="Source_20_Text">&gt;</text:span></text:p>
            </table:table-cell>
            <table:table-cell table:style-name="Table49.A1" office:value-type="string">
              <text:p text:style-name="P4">Set of features in this group.</text:p>
            </table:table-cell>
          </table:table-row>
          <table:table-row>
            <table:table-cell table:style-name="Table49.A1" office:value-type="string">
              <text:p text:style-name="Body_20_Text.tableblock"><text:span text:style-name="Strong_20_Emphasis">0..1</text:span></text:p>
            </table:table-cell>
            <table:table-cell table:style-name="Table49.A1" office:value-type="string">
              <text:p text:style-name="Body_20_Text.tableblock"><text:span text:style-name="Strong_20_Emphasis">visibility</text:span>: <text:a xlink:type="simple" xlink:href="https://specifications.openehr.org/releases/LANG/latest/bmm.html#_bmm_visibility_class" text:style-name="Internet_20_link" text:visited-style-name="Visited_20_Internet_20_Link"><text:span text:style-name="Source_20_Text">BMM_VISIBILITY</text:span></text:a></text:p>
            </table:table-cell>
            <table:table-cell table:style-name="Table49.A1" office:value-type="string">
              <text:p text:style-name="P4">Optional visibility to apply to all features in this group.</text:p>
            </table:table-cell>
          </table:table-row>
        </table:table>
        <text:h text:style-name="P10" text:outline-level="4"><text:bookmark-start text:name="__RefHeading___Toc40232_1418072056"/><text:bookmark text:name="_bmm_visibility_class"/>8.6.4. BMM_VISIBILITY Class<text:bookmark-end text:name="__RefHeading___Toc40232_1418072056"/></text:h>
        <table:table table:name="Table50" table:style-name="Table50">
          <table:table-column table:style-name="Table50.A"/>
          <table:table-column table:style-name="Table50.B"/>
          <table:table-row>
            <table:table-cell table:style-name="Table50.A1" office:value-type="string">
              <text:p text:style-name="Body_20_Text.tableblock"><text:span text:style-name="Strong_20_Emphasis">Class</text:span></text:p>
            </table:table-cell>
            <table:table-cell table:style-name="Table50.A1" office:value-type="string">
              <text:p text:style-name="Body_20_Text.tableblock"><text:span text:style-name="Emphasis">BMM_VISIBILITY (abstract)</text:span></text:p>
            </table:table-cell>
          </table:table-row>
          <table:table-row>
            <table:table-cell table:style-name="Table50.A1" office:value-type="string">
              <text:p text:style-name="Body_20_Text.tableblock"><text:span text:style-name="Strong_20_Emphasis">Description</text:span></text:p>
            </table:table-cell>
            <table:table-cell table:style-name="Table50.A1" office:value-type="string">
              <text:p text:style-name="P4">Abstract parent of visibility <text:soft-page-break/>representation.</text:p>
              <text:p text:style-name="P4">TODO: define schemes; probably need to support C++/Java scheme as well as better type-based schemes.</text:p>
            </table:table-cell>
          </table:table-row>
        </table:table>
        <text:h text:style-name="P10" text:outline-level="4"><text:bookmark-start text:name="__RefHeading___Toc40234_1418072056"/><text:bookmark text:name="_bmm_instantiable_feature_class"/>8.6.5. BMM_INSTANTIABLE_FEATURE Class<text:bookmark-end text:name="__RefHeading___Toc40234_1418072056"/></text:h>
        <table:table table:name="Table51" table:style-name="Table51">
          <table:table-column table:style-name="Table51.A"/>
          <table:table-column table:style-name="Table51.B"/>
          <table:table-row>
            <table:table-cell table:style-name="Table51.A1" office:value-type="string">
              <text:p text:style-name="Body_20_Text.tableblock"><text:span text:style-name="Strong_20_Emphasis">Class</text:span></text:p>
            </table:table-cell>
            <table:table-cell table:style-name="Table51.A1" office:value-type="string">
              <text:p text:style-name="Body_20_Text.tableblock"><text:span text:style-name="Emphasis">BMM_INSTANTIABLE_FEATURE (abstract)</text:span></text:p>
            </table:table-cell>
          </table:table-row>
          <table:table-row>
            <table:table-cell table:style-name="Table51.A1" office:value-type="string">
              <text:p text:style-name="Body_20_Text.tableblock"><text:span text:style-name="Strong_20_Emphasis">Description</text:span></text:p>
            </table:table-cell>
            <table:table-cell table:style-name="Table51.A1" office:value-type="string">
              <text:p text:style-name="P4">Meta-type representing instantiable features, i.e. features that are created as value objects.</text:p>
            </table:table-cell>
          </table:table-row>
          <table:table-row>
            <table:table-cell table:style-name="Table51.A1" office:value-type="string">
              <text:p text:style-name="Body_20_Text.tableblock"><text:span text:style-name="Strong_20_Emphasis">Inherit</text:span></text:p>
            </table:table-cell>
            <table:table-cell table:style-name="Table51.A1"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table-row>
          <table:table-row>
            <table:table-cell table:style-name="Table51.A1" office:value-type="string">
              <text:p text:style-name="Body_20_Text.tableblock"><text:span text:style-name="Strong_20_Emphasis">Invariants</text:span></text:p>
            </table:table-cell>
            <table:table-cell table:style-name="Table51.A1" office:value-type="string">
              <text:p text:style-name="P4"><text:span text:style-name="Emphasis">Inv_signature_no_args</text:span>: <text:span text:style-name="Source_20_Text">signature().argu</text:span><text:soft-page-break/><text:span text:style-name="Source_20_Text">ments = Void</text:span></text:p>
            </table:table-cell>
          </table:table-row>
        </table:table>
        <text:h text:style-name="P10" text:outline-level="4"><text:bookmark-start text:name="__RefHeading___Toc40236_1418072056"/><text:bookmark text:name="_bmm_static_class"/>8.6.6. BMM_STATIC Class<text:bookmark-end text:name="__RefHeading___Toc40236_1418072056"/></text:h>
        <table:table table:name="Table52" table:style-name="Table52">
          <table:table-column table:style-name="Table52.A"/>
          <table:table-column table:style-name="Table52.B"/>
          <table:table-row>
            <table:table-cell table:style-name="Table52.A1" office:value-type="string">
              <text:p text:style-name="Body_20_Text.tableblock"><text:span text:style-name="Strong_20_Emphasis">Class</text:span></text:p>
            </table:table-cell>
            <table:table-cell table:style-name="Table52.A1" office:value-type="string">
              <text:p text:style-name="Body_20_Text.tableblock"><text:span text:style-name="Emphasis">BMM_STATIC (abstract)</text:span></text:p>
            </table:table-cell>
          </table:table-row>
          <table:table-row>
            <table:table-cell table:style-name="Table52.A1" office:value-type="string">
              <text:p text:style-name="Body_20_Text.tableblock"><text:span text:style-name="Strong_20_Emphasis">Description</text:span></text:p>
            </table:table-cell>
            <table:table-cell table:style-name="Table52.A1" office:value-type="string">
              <text:p text:style-name="P4">Meta-type for static (i.e. read-only) properties.</text:p>
            </table:table-cell>
          </table:table-row>
          <table:table-row>
            <table:table-cell table:style-name="Table52.A1" office:value-type="string">
              <text:p text:style-name="Body_20_Text.tableblock"><text:span text:style-name="Strong_20_Emphasis">Inherit</text:span></text:p>
            </table:table-cell>
            <table:table-cell table:style-name="Table52.A1"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table-row>
          <table:table-row>
            <table:table-cell table:style-name="Table52.A1" office:value-type="string">
              <text:p text:style-name="Body_20_Text.tableblock"><text:span text:style-name="Strong_20_Emphasis">Invariants</text:span></text:p>
            </table:table-cell>
            <table:table-cell table:style-name="Table52.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38_1418072056"/><text:bookmark text:name="_bmm_constant_class"/>8.6.7. BMM_CONSTANT Class<text:bookmark-end text:name="__RefHeading___Toc40238_1418072056"/></text:h>
        <table:table table:name="Table53" table:style-name="Table53">
          <table:table-column table:style-name="Table53.A"/>
          <table:table-column table:style-name="Table53.B"/>
          <table:table-column table:style-name="Table53.C"/>
          <table:table-row>
            <table:table-cell table:style-name="Table53.A1" office:value-type="string">
              <text:p text:style-name="Body_20_Text.tableblock"><text:span text:style-name="Strong_20_Emphasis">Class</text:span></text:p>
            </table:table-cell>
            <table:table-cell table:style-name="Table53.A1" table:number-columns-spanned="2" office:value-type="string">
              <text:p text:style-name="Body_20_Text.tableblock"><text:span text:style-name="Strong_20_Emphasis">BMM_CONSTANT</text:span></text:p>
            </table:table-cell>
            <table:covered-table-cell/>
          </table:table-row>
          <table:table-row>
            <table:table-cell table:style-name="Table53.A1" office:value-type="string">
              <text:p text:style-name="Body_20_Text.tableblock"><text:span text:style-name="Strong_20_Emphasis">Description</text:span></text:p>
            </table:table-cell>
            <table:table-cell table:style-name="Table53.A1" table:number-columns-spanned="2" office:value-type="string">
              <text:p text:style-name="P4">An immutable, static value-returning element scoped to a class. The <text:span text:style-name="Source_20_Text"><text:span text:style-name="Emphasis">value</text:span></text:span> is the result of the evaluation of the <text:span text:style-name="Source_20_Text"><text:span text:style-name="Emphasis">generator</text:span></text:span>, which may be as simple as a literal value, or may be any expression, including a function call.</text:p>
            </table:table-cell>
            <table:covered-table-cell/>
          </table:table-row>
          <table:table-row>
            <table:table-cell table:style-name="Table53.A1" office:value-type="string">
              <text:p text:style-name="Body_20_Text.tableblock"><text:span text:style-name="Strong_20_Emphasis">Inherit</text:span></text:p>
            </table:table-cell>
            <table:table-cell table:style-name="Table53.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3.A1" office:value-type="string">
              <text:p text:style-name="Body_20_Text.tableblock"><text:span text:style-name="Strong_20_Emphasis">Attributes</text:span><text:soft-page-break/></text:p>
            </table:table-cell>
            <table:table-cell table:style-name="Table53.A1" office:value-type="string">
              <text:p text:style-name="Body_20_Text.tableblock"><text:span text:style-name="Strong_20_Emphasis">Signature</text:span></text:p>
            </table:table-cell>
            <table:table-cell table:style-name="Table53.A1" office:value-type="string">
              <text:p text:style-name="Body_20_Text.tableblock"><text:span text:style-name="Strong_20_Emphasis">Meaning</text:span></text:p>
            </table:table-cell>
          </table:table-row>
          <table:table-row>
            <table:table-cell table:style-name="Table53.A1" office:value-type="string">
              <text:p text:style-name="Body_20_Text.tableblock"><text:span text:style-name="Strong_20_Emphasis">1..1</text:span></text:p>
            </table:table-cell>
            <table:table-cell table:style-name="Table53.A1" office:value-type="string">
              <text:p text:style-name="Body_20_Text.tableblock"><text:span text:style-name="Strong_20_Emphasis">generator</text:span>: <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cell table:style-name="Table53.A1" office:value-type="string">
              <text:p text:style-name="P4">Literal value of the constant.</text:p>
            </table:table-cell>
          </table:table-row>
        </table:table>
        <text:h text:style-name="P10" text:outline-level="4"><text:bookmark-start text:name="__RefHeading___Toc40240_1418072056"/><text:bookmark text:name="_bmm_singleton_class"/>8.6.8. BMM_SINGLETON Class<text:bookmark-end text:name="__RefHeading___Toc40240_1418072056"/></text:h>
        <table:table table:name="Table54" table:style-name="Table54">
          <table:table-column table:style-name="Table54.A"/>
          <table:table-column table:style-name="Table54.B"/>
          <table:table-column table:style-name="Table54.C"/>
          <table:table-row>
            <table:table-cell table:style-name="Table54.A1" office:value-type="string">
              <text:p text:style-name="Body_20_Text.tableblock"><text:span text:style-name="Strong_20_Emphasis">Class</text:span></text:p>
            </table:table-cell>
            <table:table-cell table:style-name="Table54.A1" table:number-columns-spanned="2" office:value-type="string">
              <text:p text:style-name="Body_20_Text.tableblock"><text:span text:style-name="Strong_20_Emphasis">BMM_SINGLETON</text:span></text:p>
            </table:table-cell>
            <table:covered-table-cell/>
          </table:table-row>
          <table:table-row>
            <table:table-cell table:style-name="Table54.A1" office:value-type="string">
              <text:p text:style-name="Body_20_Text.tableblock"><text:span text:style-name="Strong_20_Emphasis">Description</text:span></text:p>
            </table:table-cell>
            <table:table-cell table:style-name="Table54.A1" table:number-columns-spanned="2" office:value-type="string">
              <text:p text:style-name="P4">Meta-type for static value properties computed once by a function invocation.</text:p>
            </table:table-cell>
            <table:covered-table-cell/>
          </table:table-row>
          <table:table-row>
            <table:table-cell table:style-name="Table54.A1" office:value-type="string">
              <text:p text:style-name="Body_20_Text.tableblock"><text:span text:style-name="Strong_20_Emphasis">Inherit</text:span></text:p>
            </table:table-cell>
            <table:table-cell table:style-name="Table54.A1" table:number-columns-spanned="2" office:value-type="string">
              <text:p text:style-name="Body_20_Text.tableblock"><text:a xlink:type="simple" xlink:href="https://specifications.openehr.org/releases/LANG/latest/bmm.html#_bmm_static_class" text:style-name="Internet_20_link" text:visited-style-name="Visited_20_Internet_20_Link"><text:span text:style-name="Source_20_Text">BMM_STATIC</text:span></text:a></text:p>
            </table:table-cell>
            <table:covered-table-cell/>
          </table:table-row>
          <table:table-row>
            <table:table-cell table:style-name="Table54.A1" office:value-type="string">
              <text:p text:style-name="Body_20_Text.tableblock"><text:span text:style-name="Strong_20_Emphasis">Attributes</text:span></text:p>
            </table:table-cell>
            <table:table-cell table:style-name="Table54.A1" office:value-type="string">
              <text:p text:style-name="Body_20_Text.tableblock"><text:span text:style-name="Strong_20_Emphasis">Signature</text:span></text:p>
            </table:table-cell>
            <table:table-cell table:style-name="Table54.A1" office:value-type="string">
              <text:p text:style-name="Body_20_Text.tableblock"><text:span text:style-name="Strong_20_Emphasis">Meaning</text:span></text:p>
            </table:table-cell>
          </table:table-row>
          <table:table-row>
            <table:table-cell table:style-name="Table54.A1" office:value-type="string">
              <text:p text:style-name="Body_20_Text.tableblock"><text:span text:style-name="Strong_20_Emphasis">1..1</text:span></text:p>
            </table:table-cell>
            <table:table-cell table:style-name="Table54.A1" office:value-type="string">
              <text:p text:style-name="Body_20_Text.tableblock"><text:span text:style-name="Strong_20_Emphasis">generator</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4.A1" office:value-type="string">
              <text:p text:style-name="P4">Generator of the value of this static property.</text:p>
            </table:table-cell>
          </table:table-row>
        </table:table>
        <text:h text:style-name="P10" text:outline-level="4"><text:bookmark-start text:name="__RefHeading___Toc40242_1418072056"/><text:bookmark text:name="_bmm_property_class"/>8.6.9. BMM_PROPERTY Class<text:bookmark-end text:name="__RefHeading___Toc40242_1418072056"/></text:h>
        <table:table table:name="Table55" table:style-name="Table55">
          <table:table-column table:style-name="Table55.A"/>
          <table:table-column table:style-name="Table55.B"/>
          <table:table-column table:style-name="Table55.C"/>
          <table:table-row>
            <table:table-cell table:style-name="Table55.A1" office:value-type="string">
              <text:p text:style-name="Body_20_Text.tableblock"><text:span text:style-name="Strong_20_Emphasis">Class</text:span></text:p>
            </table:table-cell>
            <table:table-cell table:style-name="Table55.A1" table:number-columns-spanned="2" office:value-type="string">
              <text:p text:style-name="Body_20_Text.tableblock"><text:span text:style-name="Emphasis">BMM_PROPERTY (abstract)</text:span></text:p>
            </table:table-cell>
            <table:covered-table-cell/>
          </table:table-row>
          <table:table-row>
            <table:table-cell table:style-name="Table55.A1" office:value-type="string">
              <text:p text:style-name="Body_20_Text.tableblock"><text:span text:style-name="Strong_20_Emphasis">Description</text:span></text:p>
            </table:table-cell>
            <table:table-cell table:style-name="Table55.A1" table:number-columns-spanned="2" office:value-type="string">
              <text:p text:style-name="P4">Meta-type of a writable property definition within a class definition of an object model. The <text:span text:style-name="Source_20_Text"><text:span text:style-name="Emphasis">is_composition</text:span></text:span> attribute indicates whether the property has sub-part or an association semantics with respect to the owning class.</text:p>
            </table:table-cell>
            <table:covered-table-cell/>
          </table:table-row>
          <table:table-row>
            <table:table-cell table:style-name="Table55.A1" office:value-type="string">
              <text:p text:style-name="Body_20_Text.tableblock"><text:span text:style-name="Strong_20_Emphasis">Inherit</text:span></text:p>
            </table:table-cell>
            <table:table-cell table:style-name="Table55.A1" table:number-columns-spanned="2" office:value-type="string">
              <text:p text:style-name="Body_20_Text.tableblock"><text:a xlink:type="simple" xlink:href="https://specifications.openehr.org/releases/LANG/latest/bmm.html#_bmm_instantiable_feature_class" text:style-name="Internet_20_link" text:visited-style-name="Visited_20_Internet_20_Link"><text:span text:style-name="Source_20_Text">BMM_INSTANTIABLE_FEATURE</text:span></text:a></text:p>
            </table:table-cell>
            <table:covered-table-cell/>
          </table:table-row>
          <table:table-row>
            <table:table-cell table:style-name="Table55.A1" office:value-type="string">
              <text:p text:style-name="Body_20_Text.tableblock"><text:span text:style-name="Strong_20_Emphasis">Attribute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runtime</text:span>: <text:soft-page-break/><text:span text:style-name="Source_20_Text">Boolean<text:line-break/>{default = false}</text:span></text:p>
            </table:table-cell>
            <table:table-cell table:style-name="Table55.A1" office:value-type="string">
              <text:p text:style-name="P4">True if this property is marked with info model <text:soft-page-break/><text:span text:style-name="Source_20_Text"><text:span text:style-name="Emphasis">im_runtime</text:span></text:span> property.</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im_infrastructure</text:span>: <text:span text:style-name="Source_20_Text">Boolean<text:line-break/>{default = false}</text:span></text:p>
            </table:table-cell>
            <table:table-cell table:style-name="Table55.A1" office:value-type="string">
              <text:p text:style-name="P4">True if this property was marked with info model <text:span text:style-name="Source_20_Text"><text:span text:style-name="Emphasis">im_infrastructure</text:span></text:span> flag.</text:p>
            </table:table-cell>
          </table:table-row>
          <table:table-row>
            <table:table-cell table:style-name="Table55.A1" office:value-type="string">
              <text:p text:style-name="Body_20_Text.tableblock"><text:span text:style-name="Strong_20_Emphasis">0..1</text:span></text:p>
            </table:table-cell>
            <table:table-cell table:style-name="Table55.A1" office:value-type="string">
              <text:p text:style-name="Body_20_Text.tableblock"><text:span text:style-name="Strong_20_Emphasis">is_composition</text:span>: <text:span text:style-name="Source_20_Text">Boolean<text:line-break/>{default = false}</text:span></text:p>
            </table:table-cell>
            <table:table-cell table:style-name="Table55.A1" office:value-type="string">
              <text:p text:style-name="P4">True if this property instance is a compositional sub-part of the owning class instance. Equivalent to 'composition' in UML associations (but missing from UML properties without associations) and also 'cascade-delete' semantics in ER schemas.</text:p>
            </table:table-cell>
          </table:table-row>
          <table:table-row>
            <table:table-cell table:style-name="Table55.A1" office:value-type="string">
              <text:p text:style-name="Body_20_Text.tableblock"><text:span text:style-name="Strong_20_Emphasis">Functions</text:span></text:p>
            </table:table-cell>
            <table:table-cell table:style-name="Table55.A1" office:value-type="string">
              <text:p text:style-name="Body_20_Text.tableblock"><text:span text:style-name="Strong_20_Emphasis">Signature</text:span></text:p>
            </table:table-cell>
            <table:table-cell table:style-name="Table55.A1" office:value-type="string">
              <text:p text:style-name="Body_20_Text.tableblock"><text:span text:style-name="Strong_20_Emphasis">Meaning</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existence</text:span> ():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5.A1" office:value-type="string">
              <text:p text:style-name="P4">Interval form of <text:span text:style-name="Source_20_Text">0..1</text:span>, <text:span text:style-name="Source_20_Text">1..1</text:span> etc, derived from <text:span text:style-name="Source_20_Text"><text:span text:style-name="Emphasis">is_nullable</text:span></text:span>.</text:p>
            </table:table-cell>
          </table:table-row>
          <table:table-row>
            <table:table-cell table:style-name="Table55.A1" office:value-type="string">
              <text:p text:style-name="Body_20_Text.tableblock"><text:span text:style-name="Strong_20_Emphasis">1..1</text:span></text:p>
            </table:table-cell>
            <table:table-cell table:style-name="Table55.A1" office:value-type="string">
              <text:p text:style-name="Body_20_Text.tableblock"><text:span text:style-name="Strong_20_Emphasis">display_name</text:span> (): <text:span text:style-name="Source_20_Text">String</text:span></text:p>
            </table:table-cell>
            <table:table-cell table:style-name="Table55.A1" office:value-type="string">
              <text:p text:style-name="P4">Name of this property to display in UI.</text:p>
            </table:table-cell>
          </table:table-row>
        </table:table>
        <text:h text:style-name="P10" text:outline-level="4"><text:bookmark-start text:name="__RefHeading___Toc40244_1418072056"/><text:bookmark text:name="_bmm_unitary_property_class"/>8.6.10. BMM_UNITARY_PROPERTY Class<text:bookmark-end text:name="__RefHeading___Toc40244_1418072056"/></text:h>
        <table:table table:name="Table56" table:style-name="Table56">
          <table:table-column table:style-name="Table56.A"/>
          <table:table-column table:style-name="Table56.B"/>
          <table:table-column table:style-name="Table56.C"/>
          <table:table-row>
            <table:table-cell table:style-name="Table56.A1" office:value-type="string">
              <text:p text:style-name="Body_20_Text.tableblock"><text:span text:style-name="Strong_20_Emphasis">Class</text:span></text:p>
            </table:table-cell>
            <table:table-cell table:style-name="Table56.A1" table:number-columns-spanned="2" office:value-type="string">
              <text:p text:style-name="Body_20_Text.tableblock"><text:span text:style-name="Strong_20_Emphasis">BMM_UNITARY_PROPERTY</text:span></text:p>
            </table:table-cell>
            <table:covered-table-cell/>
          </table:table-row>
          <table:table-row>
            <table:table-cell table:style-name="Table56.A1" office:value-type="string">
              <text:p text:style-name="Body_20_Text.tableblock"><text:span text:style-name="Strong_20_Emphasis">Description</text:span></text:p>
            </table:table-cell>
            <table:table-cell table:style-name="Table56.A1" table:number-columns-spanned="2" office:value-type="string">
              <text:p text:style-name="P4">Meta-type of for properties of unitary type.</text:p>
            </table:table-cell>
            <table:covered-table-cell/>
          </table:table-row>
          <text:soft-page-break/>
          <table:table-row>
            <table:table-cell table:style-name="Table56.A1" office:value-type="string">
              <text:p text:style-name="Body_20_Text.tableblock"><text:span text:style-name="Strong_20_Emphasis">Inherit</text:span></text:p>
            </table:table-cell>
            <table:table-cell table:style-name="Table56.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6.A1" office:value-type="string">
              <text:p text:style-name="Body_20_Text.tableblock"><text:span text:style-name="Strong_20_Emphasis">Attributes</text:span></text:p>
            </table:table-cell>
            <table:table-cell table:style-name="Table56.A1" office:value-type="string">
              <text:p text:style-name="Body_20_Text.tableblock"><text:span text:style-name="Strong_20_Emphasis">Signature</text:span></text:p>
            </table:table-cell>
            <table:table-cell table:style-name="Table56.A1" office:value-type="string">
              <text:p text:style-name="Body_20_Text.tableblock"><text:span text:style-name="Strong_20_Emphasis">Meaning</text:span></text:p>
            </table:table-cell>
          </table:table-row>
          <table:table-row>
            <table:table-cell table:style-name="Table56.A1" office:value-type="string">
              <text:p text:style-name="Body_20_Text.tableblock"><text:span text:style-name="Strong_20_Emphasis">1..1<text:line-break/>(redefined)</text:span></text:p>
            </table:table-cell>
            <table:table-cell table:style-name="Table56.A1" office:value-type="string">
              <text:p text:style-name="Body_20_Text.tableblock"><text:span text:style-name="Strong_20_Emphasis">type</text:span>: <text:a xlink:type="simple" xlink:href="https://specifications.openehr.org/releases/LANG/latest/bmm.html#_bmm_unitary_type_class" text:style-name="Internet_20_link" text:visited-style-name="Visited_20_Internet_20_Link"><text:span text:style-name="Source_20_Text">BMM_UNITARY_TYPE</text:span></text:a></text:p>
            </table:table-cell>
            <table:table-cell table:style-name="Table56.A1" office:value-type="string">
              <text:p text:style-name="P4">Declared or inferred static type of the entity.</text:p>
            </table:table-cell>
          </table:table-row>
        </table:table>
        <text:h text:style-name="P10" text:outline-level="4"><text:bookmark-start text:name="__RefHeading___Toc40246_1418072056"/><text:bookmark text:name="_bmm_container_property_class"/>8.6.11. BMM_CONTAINER_PROPERTY Class<text:bookmark-end text:name="__RefHeading___Toc40246_1418072056"/></text:h>
        <table:table table:name="Table57" table:style-name="Table57">
          <table:table-column table:style-name="Table57.A"/>
          <table:table-column table:style-name="Table57.B"/>
          <table:table-column table:style-name="Table57.C"/>
          <table:table-row>
            <table:table-cell table:style-name="Table57.A1" office:value-type="string">
              <text:p text:style-name="Body_20_Text.tableblock"><text:span text:style-name="Strong_20_Emphasis">Class</text:span></text:p>
            </table:table-cell>
            <table:table-cell table:style-name="Table57.A1" table:number-columns-spanned="2" office:value-type="string">
              <text:p text:style-name="Body_20_Text.tableblock"><text:span text:style-name="Strong_20_Emphasis">BMM_CONTAINER_PROPERTY</text:span></text:p>
            </table:table-cell>
            <table:covered-table-cell/>
          </table:table-row>
          <table:table-row>
            <table:table-cell table:style-name="Table57.A1" office:value-type="string">
              <text:p text:style-name="Body_20_Text.tableblock"><text:span text:style-name="Strong_20_Emphasis">Description</text:span></text:p>
            </table:table-cell>
            <table:table-cell table:style-name="Table57.A1" table:number-columns-spanned="2" office:value-type="string">
              <text:p text:style-name="P4">Meta-type of for properties of linear container type, such as List&lt;T&gt; etc.</text:p>
            </table:table-cell>
            <table:covered-table-cell/>
          </table:table-row>
          <table:table-row>
            <table:table-cell table:style-name="Table57.A1" office:value-type="string">
              <text:p text:style-name="Body_20_Text.tableblock"><text:span text:style-name="Strong_20_Emphasis">Inherit</text:span></text:p>
            </table:table-cell>
            <table:table-cell table:style-name="Table57.A1" table:number-columns-spanned="2" office:value-type="string">
              <text:p text:style-name="Body_20_Text.tableblock"><text:a xlink:type="simple" xlink:href="https://specifications.openehr.org/releases/LANG/latest/bmm.html#_bmm_property_class" text:style-name="Internet_20_link" text:visited-style-name="Visited_20_Internet_20_Link"><text:span text:style-name="Source_20_Text">BMM_PROPERTY</text:span></text:a></text:p>
            </table:table-cell>
            <table:covered-table-cell/>
          </table:table-row>
          <table:table-row>
            <table:table-cell table:style-name="Table57.A1" office:value-type="string">
              <text:p text:style-name="Body_20_Text.tableblock"><text:span text:style-name="Strong_20_Emphasis">Attribute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0..1</text:span></text:p>
            </table:table-cell>
            <table:table-cell table:style-name="Table57.A1" office:value-type="string">
              <text:p text:style-name="Body_20_Text.tableblock"><text:span text:style-name="Strong_20_Emphasis">cardinality</text:span>: <text:a xlink:type="simple" xlink:href="https://specifications.openehr.org/releases/BASE/latest/foundation_types.html#_multiplicity_interval_class" office:target-frame-name="_blank" xlink:show="new" text:style-name="Internet_20_link" text:visited-style-name="Visited_20_Internet_20_Link"><text:span text:style-name="Source_20_Text">Multiplicity_interval</text:span></text:a></text:p>
            </table:table-cell>
            <table:table-cell table:style-name="Table57.A1" office:value-type="string">
              <text:p text:style-name="P4">Cardinality of this container.</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type</text:span>: <text:a xlink:type="simple" xlink:href="https://specifications.openehr.org/releases/LANG/latest/bmm.html#_bmm_container_type_class" text:style-name="Internet_20_link" text:visited-style-name="Visited_20_Internet_20_Link"><text:span text:style-name="Source_20_Text">BMM_CONTAINER_TYPE</text:span></text:a></text:p>
            </table:table-cell>
            <table:table-cell table:style-name="Table57.A1" office:value-type="string">
              <text:p text:style-name="P4">Declared or inferred static type of the entity.</text:p>
            </table:table-cell>
          </table:table-row>
          <table:table-row>
            <table:table-cell table:style-name="Table57.A1" office:value-type="string">
              <text:p text:style-name="Body_20_Text.tableblock"><text:span text:style-name="Strong_20_Emphasis">Functions</text:span></text:p>
            </table:table-cell>
            <table:table-cell table:style-name="Table57.A1" office:value-type="string">
              <text:p text:style-name="Body_20_Text.tableblock"><text:span text:style-name="Strong_20_Emphasis">Signature</text:span></text:p>
            </table:table-cell>
            <table:table-cell table:style-name="Table57.A1" office:value-type="string">
              <text:p text:style-name="Body_20_Text.tableblock"><text:span text:style-name="Strong_20_Emphasis">Meaning</text:span></text:p>
            </table:table-cell>
          </table:table-row>
          <table:table-row>
            <table:table-cell table:style-name="Table57.A1" office:value-type="string">
              <text:p text:style-name="Body_20_Text.tableblock"><text:span text:style-name="Strong_20_Emphasis">1..1<text:line-break/>(redefined)</text:span></text:p>
            </table:table-cell>
            <table:table-cell table:style-name="Table57.A1" office:value-type="string">
              <text:p text:style-name="Body_20_Text.tableblock"><text:span text:style-name="Strong_20_Emphasis">display_name</text:span> (): <text:span text:style-name="Source_20_Text">String</text:span></text:p>
            </table:table-cell>
            <table:table-cell table:style-name="Table57.A1" office:value-type="string">
              <text:p text:style-name="P4">Name of this property in form <text:span text:style-name="Source_20_Text">name: ContainerTypeName&lt;&gt;</text:span>.</text:p>
            </table:table-cell>
          </table:table-row>
        </table:table>
        <text:h text:style-name="P10" text:outline-level="4"><text:bookmark-start text:name="__RefHeading___Toc40248_1418072056"/><text:bookmark text:name="_bmm_indexed_container_property_class"/><text:soft-page-break/>8.6.12. BMM_INDEXED_CONTAINER_PROPERTY Class<text:bookmark-end text:name="__RefHeading___Toc40248_1418072056"/></text:h>
        <table:table table:name="Table58" table:style-name="Table58">
          <table:table-column table:style-name="Table58.A"/>
          <table:table-column table:style-name="Table58.B"/>
          <table:table-column table:style-name="Table58.C"/>
          <table:table-row>
            <table:table-cell table:style-name="Table58.A1" office:value-type="string">
              <text:p text:style-name="Body_20_Text.tableblock"><text:span text:style-name="Strong_20_Emphasis">Class</text:span></text:p>
            </table:table-cell>
            <table:table-cell table:style-name="Table58.A1" table:number-columns-spanned="2" office:value-type="string">
              <text:p text:style-name="Body_20_Text.tableblock"><text:span text:style-name="Strong_20_Emphasis">BMM_INDEXED_CONTAINER_PROPERTY</text:span></text:p>
            </table:table-cell>
            <table:covered-table-cell/>
          </table:table-row>
          <table:table-row>
            <table:table-cell table:style-name="Table58.A1" office:value-type="string">
              <text:p text:style-name="Body_20_Text.tableblock"><text:span text:style-name="Strong_20_Emphasis">Description</text:span></text:p>
            </table:table-cell>
            <table:table-cell table:style-name="Table58.A1" table:number-columns-spanned="2" office:value-type="string">
              <text:p text:style-name="P4">Meta-type of for properties of linear container type, such as <text:span text:style-name="Source_20_Text">Hash&lt;Index_type, T&gt;</text:span> etc.</text:p>
            </table:table-cell>
            <table:covered-table-cell/>
          </table:table-row>
          <table:table-row>
            <table:table-cell table:style-name="Table58.A1" office:value-type="string">
              <text:p text:style-name="Body_20_Text.tableblock"><text:span text:style-name="Strong_20_Emphasis">Inherit</text:span></text:p>
            </table:table-cell>
            <table:table-cell table:style-name="Table58.A1" table:number-columns-spanned="2" office:value-type="string">
              <text:p text:style-name="Body_20_Text.tableblock"><text:a xlink:type="simple" xlink:href="https://specifications.openehr.org/releases/LANG/latest/bmm.html#_bmm_container_property_class" text:style-name="Internet_20_link" text:visited-style-name="Visited_20_Internet_20_Link"><text:span text:style-name="Source_20_Text">BMM_CONTAINER_PROPERTY</text:span></text:a></text:p>
            </table:table-cell>
            <table:covered-table-cell/>
          </table:table-row>
          <table:table-row>
            <table:table-cell table:style-name="Table58.A1" office:value-type="string">
              <text:p text:style-name="Body_20_Text.tableblock"><text:span text:style-name="Strong_20_Emphasis">Attribute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type</text:span>: <text:a xlink:type="simple" xlink:href="https://specifications.openehr.org/releases/LANG/latest/bmm.html#_bmm_indexed_container_type_class" text:style-name="Internet_20_link" text:visited-style-name="Visited_20_Internet_20_Link"><text:span text:style-name="Source_20_Text">BMM_INDEXED_CONTAINER_TYPE</text:span></text:a></text:p>
            </table:table-cell>
            <table:table-cell table:style-name="Table58.A1" office:value-type="string">
              <text:p text:style-name="P4">Declared or inferred static type of the entity.</text:p>
            </table:table-cell>
          </table:table-row>
          <table:table-row>
            <table:table-cell table:style-name="Table58.A1" office:value-type="string">
              <text:p text:style-name="Body_20_Text.tableblock"><text:span text:style-name="Strong_20_Emphasis">Functions</text:span></text:p>
            </table:table-cell>
            <table:table-cell table:style-name="Table58.A1" office:value-type="string">
              <text:p text:style-name="Body_20_Text.tableblock"><text:span text:style-name="Strong_20_Emphasis">Signature</text:span></text:p>
            </table:table-cell>
            <table:table-cell table:style-name="Table58.A1" office:value-type="string">
              <text:p text:style-name="Body_20_Text.tableblock"><text:span text:style-name="Strong_20_Emphasis">Meaning</text:span></text:p>
            </table:table-cell>
          </table:table-row>
          <table:table-row>
            <table:table-cell table:style-name="Table58.A1" office:value-type="string">
              <text:p text:style-name="Body_20_Text.tableblock"><text:span text:style-name="Strong_20_Emphasis">1..1<text:line-break/>(redefined)</text:span></text:p>
            </table:table-cell>
            <table:table-cell table:style-name="Table58.A1" office:value-type="string">
              <text:p text:style-name="Body_20_Text.tableblock"><text:span text:style-name="Strong_20_Emphasis">display_name</text:span> (): <text:span text:style-name="Source_20_Text">String</text:span></text:p>
            </table:table-cell>
            <table:table-cell table:style-name="Table58.A1" office:value-type="string">
              <text:p text:style-name="P4">Name of this property in form <text:span text:style-name="Source_20_Text">name: ContainerTypeName&lt;IndexTypeName, …​&gt;</text:span>.</text:p>
            </table:table-cell>
          </table:table-row>
        </table:table>
        <text:h text:style-name="P10" text:outline-level="4"><text:bookmark-start text:name="__RefHeading___Toc40250_1418072056"/><text:bookmark text:name="_bmm_routine_class"/>8.6.13. BMM_ROUTINE Class<text:bookmark-end text:name="__RefHeading___Toc40250_1418072056"/></text:h>
        <table:table table:name="Table59" table:style-name="Table59">
          <table:table-column table:style-name="Table59.A"/>
          <table:table-column table:style-name="Table59.B"/>
          <table:table-column table:style-name="Table59.C"/>
          <table:table-row>
            <table:table-cell table:style-name="Table59.A1" office:value-type="string">
              <text:p text:style-name="Body_20_Text.tableblock"><text:span text:style-name="Strong_20_Emphasis">Class</text:span></text:p>
            </table:table-cell>
            <table:table-cell table:style-name="Table59.A1" table:number-columns-spanned="2" office:value-type="string">
              <text:p text:style-name="Body_20_Text.tableblock"><text:span text:style-name="Emphasis">BMM_ROUTINE (abstract)</text:span></text:p>
            </table:table-cell>
            <table:covered-table-cell/>
          </table:table-row>
          <table:table-row>
            <table:table-cell table:style-name="Table59.A1" office:value-type="string">
              <text:p text:style-name="Body_20_Text.tableblock"><text:span text:style-name="Strong_20_Emphasis">Description</text:span></text:p>
            </table:table-cell>
            <table:table-cell table:style-name="Table59.A1" table:number-columns-spanned="2" office:value-type="string">
              <text:p text:style-name="P4">A feature defining a routine, scoped to a class.</text:p>
            </table:table-cell>
            <table:covered-table-cell/>
          </table:table-row>
          <table:table-row>
            <table:table-cell table:style-name="Table59.A1" office:value-type="string">
              <text:p text:style-name="Body_20_Text.tableblock"><text:span text:style-name="Strong_20_Emphasis">Inherit</text:span></text:p>
            </table:table-cell>
            <table:table-cell table:style-name="Table59.A1" table:number-columns-spanned="2" office:value-type="string">
              <text:p text:style-name="Body_20_Text.tableblock"><text:a xlink:type="simple" xlink:href="https://specifications.openehr.org/releases/LANG/latest/bmm.html#_bmm_feature_class" text:style-name="Internet_20_link" text:visited-style-name="Visited_20_Internet_20_Link"><text:span text:style-name="Source_20_Text">BMM_FEATURE</text:span></text:a></text:p>
            </table:table-cell>
            <table:covered-table-cell/>
          </table:table-row>
          <table:table-row>
            <table:table-cell table:style-name="Table59.A1" office:value-type="string">
              <text:p text:style-name="Body_20_Text.tableblock"><text:span text:style-name="Strong_20_Emphasis">Attribute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ext:soft-page-break/>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arameter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parameter_class" text:style-name="Internet_20_link" text:visited-style-name="Visited_20_Internet_20_Link"><text:span text:style-name="Source_20_Text">BMM_PARAMETER</text:span></text:a><text:span text:style-name="Source_20_Text">&gt;</text:span></text:p>
            </table:table-cell>
            <table:table-cell table:style-name="Table59.A1" office:value-type="string">
              <text:p text:style-name="P4">Formal parameters of the routin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re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must evaluate to True for the routine to execute correctly, May be used to generate exceptions if included in run-time build.</text:p>
              <text:p text:style-name="P4">A False pre-condition implies an error in the passed parameters.</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post_condition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assertion_class" text:style-name="Internet_20_link" text:visited-style-name="Visited_20_Internet_20_Link"><text:span text:style-name="Source_20_Text">BMM_ASSERTION</text:span></text:a><text:span text:style-name="Source_20_Text">&gt;</text:span></text:p>
            </table:table-cell>
            <table:table-cell table:style-name="Table59.A1" office:value-type="string">
              <text:p text:style-name="P4">Boolean conditions that will evaluate to True if the routine executed correctly, May be used to generate exceptions if included in run-time build.</text:p>
              <text:p text:style-name="P4">A False post-condition implies an error (i.e. bug) in routine code.</text:p>
            </table:table-cell>
          </table:table-row>
          <table:table-row>
            <table:table-cell table:style-name="Table59.A1" office:value-type="string">
              <text:p text:style-name="Body_20_Text.tableblock"><text:span text:style-name="Strong_20_Emphasis">0..1</text:span></text:p>
            </table:table-cell>
            <table:table-cell table:style-name="Table59.A1" office:value-type="string">
              <text:p text:style-name="Body_20_Text.tableblock"><text:span text:style-name="Strong_20_Emphasis">definition</text:span>: <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table-cell table:style-name="Table59.A1" office:value-type="string">
              <text:p text:style-name="P4">Body of a routine, i.e. executable program.</text:p>
            </table:table-cell>
          </table:table-row>
          <table:table-row>
            <table:table-cell table:style-name="Table59.A1" office:value-type="string">
              <text:p text:style-name="Body_20_Text.tableblock"><text:span text:style-name="Strong_20_Emphasis">Functions</text:span></text:p>
            </table:table-cell>
            <table:table-cell table:style-name="Table59.A1" office:value-type="string">
              <text:p text:style-name="Body_20_Text.tableblock"><text:span text:style-name="Strong_20_Emphasis">Signature</text:span></text:p>
            </table:table-cell>
            <table:table-cell table:style-name="Table59.A1" office:value-type="string">
              <text:p text:style-name="Body_20_Text.tableblock"><text:span text:style-name="Strong_20_Emphasis">Meaning</text:span></text:p>
            </table:table-cell>
          </table:table-row>
          <table:table-row>
            <table:table-cell table:style-name="Table59.A1" office:value-type="string">
              <text:p text:style-name="Body_20_Text.tableblock"><text:span text:style-name="Strong_20_Emphasis">1..1</text:span></text:p>
            </table:table-cell>
            <table:table-cell table:style-name="Table59.A1" office:value-type="string">
              <text:p text:style-name="Body_20_Text.tableblock"><text:span text:style-name="Strong_20_Emphasis">arity</text:span> (): <text:span text:style-name="Source_20_Text">Integer</text:span></text:p>
            </table:table-cell>
            <table:table-cell table:style-name="Table59.A1" office:value-type="string">
              <text:p text:style-name="P4">Return number of arguments of this routine.</text:p>
            </table:table-cell>
          </table:table-row>
        </table:table>
        <text:h text:style-name="P10" text:outline-level="4"><text:bookmark-start text:name="__RefHeading___Toc40252_1418072056"/><text:bookmark text:name="_bmm_function_class"/>8.6.14. BMM_FUNCTION Class<text:bookmark-end text:name="__RefHeading___Toc40252_1418072056"/></text:h>
        <table:table table:name="Table60" table:style-name="Table60">
          <table:table-column table:style-name="Table60.A"/>
          <table:table-column table:style-name="Table60.B"/>
          <table:table-column table:style-name="Table60.C"/>
          <table:table-row>
            <table:table-cell table:style-name="Table60.A1" office:value-type="string">
              <text:p text:style-name="Body_20_Text.tableblock"><text:span text:style-name="Strong_20_Emphasis">Class</text:span></text:p>
            </table:table-cell>
            <table:table-cell table:style-name="Table60.A1" table:number-columns-spanned="2" office:value-type="string">
              <text:p text:style-name="Body_20_Text.tableblock"><text:span text:style-name="Strong_20_Emphasis">BMM_FUNCTION</text:span></text:p>
            </table:table-cell>
            <table:covered-table-cell/>
          </table:table-row>
          <text:soft-page-break/>
          <table:table-row>
            <table:table-cell table:style-name="Table60.A1" office:value-type="string">
              <text:p text:style-name="Body_20_Text.tableblock"><text:span text:style-name="Strong_20_Emphasis">Description</text:span></text:p>
            </table:table-cell>
            <table:table-cell table:style-name="Table60.A1" table:number-columns-spanned="2" office:value-type="string">
              <text:p text:style-name="P4">A formal element with signature of the form: <text:span text:style-name="Source_20_Text">name ({arg:TArg}*):TResult</text:span>. A function is a computed (rather than data) element, generally assumed to be non-state-changing.</text:p>
            </table:table-cell>
            <table:covered-table-cell/>
          </table:table-row>
          <table:table-row>
            <table:table-cell table:style-name="Table60.A1" office:value-type="string">
              <text:p text:style-name="Body_20_Text.tableblock"><text:span text:style-name="Strong_20_Emphasis">Inherit</text:span></text:p>
            </table:table-cell>
            <table:table-cell table:style-name="Table60.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able:table-row>
            <table:table-cell table:style-name="Table60.A1" office:value-type="string">
              <text:p text:style-name="Body_20_Text.tableblock"><text:span text:style-name="Strong_20_Emphasis">Attributes</text:span></text:p>
            </table:table-cell>
            <table:table-cell table:style-name="Table60.A1" office:value-type="string">
              <text:p text:style-name="Body_20_Text.tableblock"><text:span text:style-name="Strong_20_Emphasis">Signature</text:span></text:p>
            </table:table-cell>
            <table:table-cell table:style-name="Table60.A1" office:value-type="string">
              <text:p text:style-name="Body_20_Text.tableblock"><text:span text:style-name="Strong_20_Emphasis">Meaning</text:span></text:p>
            </table:table-cell>
          </table:table-row>
          <table:table-row>
            <table:table-cell table:style-name="Table60.A1" office:value-type="string">
              <text:p text:style-name="Body_20_Text.tableblock"><text:span text:style-name="Strong_20_Emphasis">0..1</text:span></text:p>
            </table:table-cell>
            <table:table-cell table:style-name="Table60.A1" office:value-type="string">
              <text:p text:style-name="Body_20_Text.tableblock"><text:span text:style-name="Strong_20_Emphasis">operator_definition</text:span>: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60.A1" office:value-type="string">
              <text:p text:style-name="P4">Optional details enabling a function to be represented as an operator in a syntactic representation.</text:p>
            </table:table-cell>
          </table:table-row>
          <table:table-row>
            <table:table-cell table:style-name="Table60.A1" office:value-type="string">
              <text:p text:style-name="Body_20_Text.tableblock"><text:span text:style-name="Strong_20_Emphasis">1..1</text:span></text:p>
            </table:table-cell>
            <table:table-cell table:style-name="Table60.A1" office:value-type="string">
              <text:p text:style-name="Body_20_Text.tableblock"><text:span text:style-name="Strong_20_Emphasis">result</text:span>: <text:a xlink:type="simple" xlink:href="https://specifications.openehr.org/releases/LANG/latest/bmm.html#_bmm_result_class" text:style-name="Internet_20_link" text:visited-style-name="Visited_20_Internet_20_Link"><text:span text:style-name="Source_20_Text">BMM_RESULT</text:span></text:a></text:p>
            </table:table-cell>
            <table:table-cell table:style-name="Table60.A1" office:value-type="string">
              <text:p text:style-name="P4">Automatically created Result variable, usable in body and post-condition.</text:p>
            </table:table-cell>
          </table:table-row>
          <table:table-row>
            <table:table-cell table:style-name="Table60.A1" office:value-type="string">
              <text:p text:style-name="Body_20_Text.tableblock"><text:span text:style-name="Strong_20_Emphasis">Invariants</text:span></text:p>
            </table:table-cell>
            <table:table-cell table:style-name="Table60.A1" table:number-columns-spanned="2" office:value-type="string">
              <text:p text:style-name="P4"><text:span text:style-name="Emphasis">Operator_validity</text:span>: <text:span text:style-name="Source_20_Text">operator_def /= Void implies arity in |1..2|</text:span></text:p>
            </table:table-cell>
            <table:covered-table-cell/>
          </table:table-row>
          <table:table-row>
            <table:table-cell table:style-name="Table60.A1" office:value-type="string">
              <text:p text:style-name="P26"/>
            </table:table-cell>
            <table:table-cell table:style-name="Table60.A1" table:number-columns-spanned="2" office:value-type="string">
              <text:p text:style-name="P4"><text:span text:style-name="Emphasis">Inv_result_type</text:span>: <text:span text:style-name="Source_20_Text">type = Result.type</text:span></text:p>
            </table:table-cell>
            <table:covered-table-cell/>
          </table:table-row>
        </table:table>
        <text:h text:style-name="P10" text:outline-level="4"><text:bookmark-start text:name="__RefHeading___Toc40254_1418072056"/><text:bookmark text:name="_bmm_operator_class"/>8.6.15. BMM_OPERATOR Class<text:bookmark-end text:name="__RefHeading___Toc40254_1418072056"/></text:h>
        <table:table table:name="Table61" table:style-name="Table61">
          <table:table-column table:style-name="Table61.A"/>
          <table:table-column table:style-name="Table61.B"/>
          <table:table-column table:style-name="Table61.C"/>
          <table:table-row>
            <table:table-cell table:style-name="Table61.A1" office:value-type="string">
              <text:p text:style-name="Body_20_Text.tableblock"><text:span text:style-name="Strong_20_Emphasis">Class</text:span></text:p>
            </table:table-cell>
            <table:table-cell table:style-name="Table61.A1" table:number-columns-spanned="2" office:value-type="string">
              <text:p text:style-name="Body_20_Text.tableblock"><text:span text:style-name="Strong_20_Emphasis">BMM_OPERATOR</text:span></text:p>
            </table:table-cell>
            <table:covered-table-cell/>
          </table:table-row>
          <table:table-row>
            <table:table-cell table:style-name="Table61.A1" office:value-type="string">
              <text:p text:style-name="Body_20_Text.tableblock"><text:span text:style-name="Strong_20_Emphasis">Description</text:span></text:p>
            </table:table-cell>
            <table:table-cell table:style-name="Table61.A1" table:number-columns-spanned="2" office:value-type="string">
              <text:p text:style-name="P4">Definition of a symbolic operator associated with a function.</text:p>
            </table:table-cell>
            <table:covered-table-cell/>
          </table:table-row>
          <table:table-row>
            <table:table-cell table:style-name="Table61.A1" office:value-type="string">
              <text:p text:style-name="Body_20_Text.tableblock"><text:span text:style-name="Strong_20_Emphasis">Attributes</text:span></text:p>
            </table:table-cell>
            <table:table-cell table:style-name="Table61.A1" office:value-type="string">
              <text:p text:style-name="Body_20_Text.tableblock"><text:span text:style-name="Strong_20_Emphasis">Signature</text:span></text:p>
            </table:table-cell>
            <table:table-cell table:style-name="Table61.A1" office:value-type="string">
              <text:p text:style-name="Body_20_Text.tableblock"><text:span text:style-name="Strong_20_Emphasis">Meaning</text:span></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position</text:span>: <text:a xlink:type="simple" xlink:href="https://specifications.openehr.org/releases/LANG/latest/bmm.html#_bmm_operator_position_enumeration" text:style-name="Internet_20_link" text:visited-style-name="Visited_20_Internet_20_Link"><text:span text:style-name="Source_20_Text">BMM_OPERATOR_POSITION</text:span></text:a></text:p>
            </table:table-cell>
            <table:table-cell table:style-name="Table61.A1" office:value-type="string">
              <text:p text:style-name="P4">Position of operator in syntactic representation.</text:p>
            </table:table-cell>
          </table:table-row>
          <text:soft-page-break/>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symbo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61.A1" office:value-type="string">
              <text:p text:style-name="P4">Set of <text:span text:style-name="Source_20_Text">String</text:span> symbols that may be used to represent this operator in a textual representation of a BMM model.</text:p>
            </table:table-cell>
          </table:table-row>
          <table:table-row>
            <table:table-cell table:style-name="Table61.A1" office:value-type="string">
              <text:p text:style-name="Body_20_Text.tableblock"><text:span text:style-name="Strong_20_Emphasis">1..1</text:span></text:p>
            </table:table-cell>
            <table:table-cell table:style-name="Table61.A1" office:value-type="string">
              <text:p text:style-name="Body_20_Text.tableblock"><text:span text:style-name="Strong_20_Emphasis">name</text:span>: <text:span text:style-name="Source_20_Text">String</text:span></text:p>
            </table:table-cell>
            <table:table-cell table:style-name="Table61.A1" office:value-type="string">
              <text:p text:style-name="P4">Formal name of the operator, e.g. 'minus' etc.</text:p>
            </table:table-cell>
          </table:table-row>
        </table:table>
        <text:h text:style-name="P10" text:outline-level="4"><text:bookmark-start text:name="__RefHeading___Toc40256_1418072056"/><text:bookmark text:name="_bmm_operator_position_enumeration"/>8.6.16. BMM_OPERATOR_POSITION Enumeration<text:bookmark-end text:name="__RefHeading___Toc40256_1418072056"/></text:h>
        <table:table table:name="Table62" table:style-name="Table62">
          <table:table-column table:style-name="Table62.A"/>
          <table:table-column table:style-name="Table62.B"/>
          <table:table-column table:style-name="Table62.C"/>
          <table:table-row>
            <table:table-cell table:style-name="Table62.A1" office:value-type="string">
              <text:p text:style-name="Body_20_Text.tableblock"><text:span text:style-name="Strong_20_Emphasis">Enumeration</text:span></text:p>
            </table:table-cell>
            <table:table-cell table:style-name="Table62.A1" table:number-columns-spanned="2" office:value-type="string">
              <text:p text:style-name="Body_20_Text.tableblock"><text:span text:style-name="Strong_20_Emphasis">BMM_OPERATOR_POSITION</text:span></text:p>
            </table:table-cell>
            <table:covered-table-cell/>
          </table:table-row>
          <table:table-row>
            <table:table-cell table:style-name="Table62.A1" office:value-type="string">
              <text:p text:style-name="Body_20_Text.tableblock"><text:span text:style-name="Strong_20_Emphasis">Description</text:span></text:p>
            </table:table-cell>
            <table:table-cell table:style-name="Table62.A1" table:number-columns-spanned="2" office:value-type="string">
              <text:p text:style-name="P4">Enumeration of possible position of operator in a syntactic representation for operators associated with 1- and 2- degree functions.</text:p>
            </table:table-cell>
            <table:covered-table-cell/>
          </table:table-row>
          <table:table-row>
            <table:table-cell table:style-name="Table62.A1" office:value-type="string">
              <text:p text:style-name="Body_20_Text.tableblock"><text:span text:style-name="Strong_20_Emphasis">Attributes</text:span></text:p>
            </table:table-cell>
            <table:table-cell table:style-name="Table62.A1" office:value-type="string">
              <text:p text:style-name="Body_20_Text.tableblock"><text:span text:style-name="Strong_20_Emphasis">Signature</text:span></text:p>
            </table:table-cell>
            <table:table-cell table:style-name="Table62.A1" office:value-type="string">
              <text:p text:style-name="Body_20_Text.tableblock"><text:span text:style-name="Strong_20_Emphasis">Meaning</text:span></text:p>
            </table:table-cell>
          </table:table-row>
          <table:table-row>
            <table:table-cell table:style-name="Table62.A1" office:value-type="string">
              <text:p text:style-name="P26"/>
            </table:table-cell>
            <table:table-cell table:style-name="Table62.A1" office:value-type="string">
              <text:p text:style-name="Body_20_Text.tableblock">prefix</text:p>
            </table:table-cell>
            <table:table-cell table:style-name="Table62.A1" office:value-type="string">
              <text:p text:style-name="P4">Prefix operator position: operator comes before operand.</text:p>
            </table:table-cell>
          </table:table-row>
          <table:table-row>
            <table:table-cell table:style-name="Table62.A1" office:value-type="string">
              <text:p text:style-name="P26"/>
            </table:table-cell>
            <table:table-cell table:style-name="Table62.A1" office:value-type="string">
              <text:p text:style-name="Body_20_Text.tableblock">infix</text:p>
            </table:table-cell>
            <table:table-cell table:style-name="Table62.A1" office:value-type="string">
              <text:p text:style-name="P4">Infix operator position: operator comes between left and right operands.</text:p>
            </table:table-cell>
          </table:table-row>
        </table:table>
        <text:h text:style-name="P10" text:outline-level="4"><text:bookmark-start text:name="__RefHeading___Toc40258_1418072056"/><text:bookmark text:name="_bmm_procedure_class"/>8.6.17. BMM_PROCEDURE Class<text:bookmark-end text:name="__RefHeading___Toc40258_1418072056"/></text:h>
        <table:table table:name="Table63" table:style-name="Table63">
          <table:table-column table:style-name="Table63.A"/>
          <table:table-column table:style-name="Table63.B"/>
          <table:table-column table:style-name="Table63.C"/>
          <table:table-row>
            <table:table-cell table:style-name="Table63.A1" office:value-type="string">
              <text:p text:style-name="Body_20_Text.tableblock"><text:span text:style-name="Strong_20_Emphasis">Class</text:span></text:p>
            </table:table-cell>
            <table:table-cell table:style-name="Table63.A1" table:number-columns-spanned="2" office:value-type="string">
              <text:p text:style-name="Body_20_Text.tableblock"><text:span text:style-name="Strong_20_Emphasis">BMM_PROCEDURE</text:span></text:p>
            </table:table-cell>
            <table:covered-table-cell/>
          </table:table-row>
          <table:table-row>
            <table:table-cell table:style-name="Table63.A1" office:value-type="string">
              <text:p text:style-name="Body_20_Text.tableblock"><text:span text:style-name="Strong_20_Emphasis">Description</text:span></text:p>
            </table:table-cell>
            <table:table-cell table:style-name="Table63.A1" table:number-columns-spanned="2" office:value-type="string">
              <text:p text:style-name="P4">A formal element with signature of the form: <text:span text:style-name="Source_20_Text">name ({arg:TArg}*):TStatus</text:span>, where <text:span text:style-name="Source_20_Text">TStatus</text:span> is the built-in type <text:span text:style-name="Source_20_Text">BMM_STATUS_TYPE</text:span>.. A procedure is a computed (rather than data) element, generally assumed to be state-changing, and is usually called in the form <text:span text:style-name="Source_20_Text">name ({arg:TArg}*)</text:span>.</text:p>
            </table:table-cell>
            <table:covered-table-cell/>
          </table:table-row>
          <table:table-row>
            <table:table-cell table:style-name="Table63.A1" office:value-type="string">
              <text:p text:style-name="Body_20_Text.tableblock"><text:span text:style-name="Strong_20_Emphasis">Inherit</text:span></text:p>
            </table:table-cell>
            <table:table-cell table:style-name="Table63.A1" table:number-columns-spanned="2" office:value-type="string">
              <text:p text:style-name="Body_20_Text.tableblock"><text:a xlink:type="simple" xlink:href="https://specifications.openehr.org/releases/LANG/latest/bmm.html#_bmm_routine_class" text:style-name="Internet_20_link" text:visited-style-name="Visited_20_Internet_20_Link"><text:span text:style-name="Source_20_Text">BMM_ROUTINE</text:span></text:a></text:p>
            </table:table-cell>
            <table:covered-table-cell/>
          </table:table-row>
          <text:soft-page-break/>
          <table:table-row>
            <table:table-cell table:style-name="Table63.A1" office:value-type="string">
              <text:p text:style-name="Body_20_Text.tableblock"><text:span text:style-name="Strong_20_Emphasis">Attribute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redefined)</text:span></text:p>
            </table:table-cell>
            <table:table-cell table:style-name="Table63.A1" office:value-type="string">
              <text:p text:style-name="Body_20_Text.tableblock"><text:span text:style-name="Strong_20_Emphasis">type</text:span>: <text:a xlink:type="simple" xlink:href="https://specifications.openehr.org/releases/LANG/latest/bmm.html#_bmm_status_type_class" text:style-name="Internet_20_link" text:visited-style-name="Visited_20_Internet_20_Link"><text:span text:style-name="Source_20_Text">BMM_STATUS_TYPE</text:span></text:a></text:p>
            </table:table-cell>
            <table:table-cell table:style-name="Table63.A1" office:value-type="string">
              <text:p text:style-name="P4">Declared or inferred static type of the entity.</text:p>
            </table:table-cell>
          </table:table-row>
          <table:table-row>
            <table:table-cell table:style-name="Table63.A1" office:value-type="string">
              <text:p text:style-name="Body_20_Text.tableblock"><text:span text:style-name="Strong_20_Emphasis">Functions</text:span></text:p>
            </table:table-cell>
            <table:table-cell table:style-name="Table63.A1" office:value-type="string">
              <text:p text:style-name="Body_20_Text.tableblock"><text:span text:style-name="Strong_20_Emphasis">Signature</text:span></text:p>
            </table:table-cell>
            <table:table-cell table:style-name="Table63.A1" office:value-type="string">
              <text:p text:style-name="Body_20_Text.tableblock"><text:span text:style-name="Strong_20_Emphasis">Meaning</text:span></text:p>
            </table:table-cell>
          </table:table-row>
          <table:table-row>
            <table:table-cell table:style-name="Table63.A1" office:value-type="string">
              <text:p text:style-name="Body_20_Text.tableblock"><text:span text:style-name="Strong_20_Emphasis">1..1<text:line-break/>(effected)</text:span></text:p>
            </table:table-cell>
            <table:table-cell table:style-name="Table63.A1" office:value-type="string">
              <text:p text:style-name="Body_20_Text.tableblock"><text:span text:style-name="Strong_20_Emphasis">signature</text:span> (): <text:a xlink:type="simple" xlink:href="https://specifications.openehr.org/releases/LANG/latest/bmm.html#_bmm_procedure_type_class" text:style-name="Internet_20_link" text:visited-style-name="Visited_20_Internet_20_Link"><text:span text:style-name="Source_20_Text">BMM_PROCEDURE_TYPE</text:span></text:a></text:p>
            </table:table-cell>
            <table:table-cell table:style-name="Table63.A1" office:value-type="string">
              <text:p text:style-name="P4">Formal signature of this element, in the form:</text:p>
              <text:p text:style-name="P4"><text:span text:style-name="Source_20_Text">name [arg1_name: T_arg1, …​][:T_value]</text:span></text:p>
              <text:p text:style-name="P4">Specific implementations in descendants.</text:p>
            </table:table-cell>
          </table:table-row>
        </table:table>
        <text:h text:style-name="P10" text:outline-level="4"><text:bookmark-start text:name="__RefHeading___Toc40260_1418072056"/><text:bookmark text:name="_bmm_variable_class"/>8.6.18. BMM_VARIABLE Class<text:bookmark-end text:name="__RefHeading___Toc40260_1418072056"/></text:h>
        <table:table table:name="Table64" table:style-name="Table64">
          <table:table-column table:style-name="Table64.A"/>
          <table:table-column table:style-name="Table64.B"/>
          <table:table-column table:style-name="Table64.C"/>
          <table:table-row>
            <table:table-cell table:style-name="Table64.A1" office:value-type="string">
              <text:p text:style-name="Body_20_Text.tableblock"><text:span text:style-name="Strong_20_Emphasis">Class</text:span></text:p>
            </table:table-cell>
            <table:table-cell table:style-name="Table64.A1" table:number-columns-spanned="2" office:value-type="string">
              <text:p text:style-name="Body_20_Text.tableblock"><text:span text:style-name="Emphasis">BMM_VARIABLE (abstract)</text:span></text:p>
            </table:table-cell>
            <table:covered-table-cell/>
          </table:table-row>
          <table:table-row>
            <table:table-cell table:style-name="Table64.A1" office:value-type="string">
              <text:p text:style-name="Body_20_Text.tableblock"><text:span text:style-name="Strong_20_Emphasis">Description</text:span></text:p>
            </table:table-cell>
            <table:table-cell table:style-name="Table64.A1" table:number-columns-spanned="2" office:value-type="string">
              <text:p text:style-name="P4">A routine-scoped formal element.</text:p>
            </table:table-cell>
            <table:covered-table-cell/>
          </table:table-row>
          <table:table-row>
            <table:table-cell table:style-name="Table64.A1" office:value-type="string">
              <text:p text:style-name="Body_20_Text.tableblock"><text:span text:style-name="Strong_20_Emphasis">Inherit</text:span></text:p>
            </table:table-cell>
            <table:table-cell table:style-name="Table64.A1" table:number-columns-spanned="2" office:value-type="string">
              <text:p text:style-name="Body_20_Text.tableblock"><text:a xlink:type="simple" xlink:href="https://specifications.openehr.org/releases/LANG/latest/bmm.html#_bmm_formal_element_class" text:style-name="Internet_20_link" text:visited-style-name="Visited_20_Internet_20_Link"><text:span text:style-name="Source_20_Text">BMM_FORMAL_ELEMENT</text:span></text:a></text:p>
            </table:table-cell>
            <table:covered-table-cell/>
          </table:table-row>
          <table:table-row>
            <table:table-cell table:style-name="Table64.A1" office:value-type="string">
              <text:p text:style-name="Body_20_Text.tableblock"><text:span text:style-name="Strong_20_Emphasis">Attributes</text:span></text:p>
            </table:table-cell>
            <table:table-cell table:style-name="Table64.A1" office:value-type="string">
              <text:p text:style-name="Body_20_Text.tableblock"><text:span text:style-name="Strong_20_Emphasis">Signature</text:span></text:p>
            </table:table-cell>
            <table:table-cell table:style-name="Table64.A1" office:value-type="string">
              <text:p text:style-name="Body_20_Text.tableblock"><text:span text:style-name="Strong_20_Emphasis">Meaning</text:span></text:p>
            </table:table-cell>
          </table:table-row>
          <table:table-row>
            <table:table-cell table:style-name="Table64.A1" office:value-type="string">
              <text:p text:style-name="Body_20_Text.tableblock"><text:span text:style-name="Strong_20_Emphasis">1..1<text:line-break/>(redefined)</text:span></text:p>
            </table:table-cell>
            <table:table-cell table:style-name="Table64.A1" office:value-type="string">
              <text:p text:style-name="Body_20_Text.tableblock"><text:span text:style-name="Strong_20_Emphasis">scope</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64.A1" office:value-type="string">
              <text:p text:style-name="P4">Routine within which variable is defined.</text:p>
            </table:table-cell>
          </table:table-row>
        </table:table>
        <text:h text:style-name="P10" text:outline-level="4"><text:bookmark-start text:name="__RefHeading___Toc40262_1418072056"/><text:bookmark text:name="_bmm_writable_variable_class"/>8.6.19. BMM_WRITABLE_VARIABLE Class<text:bookmark-end text:name="__RefHeading___Toc40262_1418072056"/></text:h>
        <table:table table:name="Table65" table:style-name="Table65">
          <table:table-column table:style-name="Table65.A"/>
          <table:table-column table:style-name="Table65.B"/>
          <table:table-row>
            <table:table-cell table:style-name="Table65.A1" office:value-type="string">
              <text:p text:style-name="Body_20_Text.tableblock"><text:span text:style-name="Strong_20_Emphasis">Class</text:span></text:p>
            </table:table-cell>
            <table:table-cell table:style-name="Table65.A1" office:value-type="string">
              <text:p text:style-name="Body_20_Text.tableblock"><text:span text:style-name="Emphasis">BMM_WRITABLE_VARIAB</text:span><text:soft-page-break/><text:span text:style-name="Emphasis">LE (abstract)</text:span></text:p>
            </table:table-cell>
          </table:table-row>
          <table:table-row>
            <table:table-cell table:style-name="Table65.A1" office:value-type="string">
              <text:p text:style-name="Body_20_Text.tableblock"><text:span text:style-name="Strong_20_Emphasis">Description</text:span></text:p>
            </table:table-cell>
            <table:table-cell table:style-name="Table65.A1" office:value-type="string">
              <text:p text:style-name="P4">Meta-type for writable variables, including the special variable <text:span text:style-name="Source_20_Text">Result</text:span>.</text:p>
            </table:table-cell>
          </table:table-row>
          <table:table-row>
            <table:table-cell table:style-name="Table65.A1" office:value-type="string">
              <text:p text:style-name="Body_20_Text.tableblock"><text:span text:style-name="Strong_20_Emphasis">Inherit</text:span></text:p>
            </table:table-cell>
            <table:table-cell table:style-name="Table65.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LE</text:span></text:a></text:p>
            </table:table-cell>
          </table:table-row>
        </table:table>
        <text:h text:style-name="P10" text:outline-level="4"><text:bookmark-start text:name="__RefHeading___Toc40264_1418072056"/><text:bookmark text:name="_bmm_local_class"/>8.6.20. BMM_LOCAL Class<text:bookmark-end text:name="__RefHeading___Toc40264_1418072056"/></text:h>
        <table:table table:name="Table66" table:style-name="Table66">
          <table:table-column table:style-name="Table66.A"/>
          <table:table-column table:style-name="Table66.B"/>
          <table:table-row>
            <table:table-cell table:style-name="Table66.A1" office:value-type="string">
              <text:p text:style-name="Body_20_Text.tableblock"><text:span text:style-name="Strong_20_Emphasis">Class</text:span></text:p>
            </table:table-cell>
            <table:table-cell table:style-name="Table66.A1" office:value-type="string">
              <text:p text:style-name="Body_20_Text.tableblock"><text:span text:style-name="Strong_20_Emphasis">BMM_LOCAL</text:span></text:p>
            </table:table-cell>
          </table:table-row>
          <table:table-row>
            <table:table-cell table:style-name="Table66.A1" office:value-type="string">
              <text:p text:style-name="Body_20_Text.tableblock"><text:span text:style-name="Strong_20_Emphasis">Description</text:span></text:p>
            </table:table-cell>
            <table:table-cell table:style-name="Table66.A1" office:value-type="string">
              <text:p text:style-name="P4">A routine local variable (writable).</text:p>
            </table:table-cell>
          </table:table-row>
          <table:table-row>
            <table:table-cell table:style-name="Table66.A1" office:value-type="string">
              <text:p text:style-name="Body_20_Text.tableblock"><text:span text:style-name="Strong_20_Emphasis">Inherit</text:span></text:p>
            </table:table-cell>
            <table:table-cell table:style-name="Table66.A1"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row>
        </table:table>
        <text:h text:style-name="P10" text:outline-level="4"><text:bookmark-start text:name="__RefHeading___Toc40266_1418072056"/><text:bookmark text:name="_bmm_result_class"/><text:soft-page-break/>8.6.21. BMM_RESULT Class<text:bookmark-end text:name="__RefHeading___Toc40266_1418072056"/></text:h>
        <table:table table:name="Table67" table:style-name="Table67">
          <table:table-column table:style-name="Table67.A"/>
          <table:table-column table:style-name="Table67.B"/>
          <table:table-column table:style-name="Table67.C"/>
          <table:table-row>
            <table:table-cell table:style-name="Table67.A1" office:value-type="string">
              <text:p text:style-name="Body_20_Text.tableblock"><text:span text:style-name="Strong_20_Emphasis">Class</text:span></text:p>
            </table:table-cell>
            <table:table-cell table:style-name="Table67.A1" table:number-columns-spanned="2" office:value-type="string">
              <text:p text:style-name="Body_20_Text.tableblock"><text:span text:style-name="Strong_20_Emphasis">BMM_RESULT</text:span></text:p>
            </table:table-cell>
            <table:covered-table-cell/>
          </table:table-row>
          <table:table-row>
            <table:table-cell table:style-name="Table67.A1" office:value-type="string">
              <text:p text:style-name="Body_20_Text.tableblock"><text:span text:style-name="Strong_20_Emphasis">Description</text:span></text:p>
            </table:table-cell>
            <table:table-cell table:style-name="Table67.A1" table:number-columns-spanned="2" office:value-type="string">
              <text:p text:style-name="P4">Automatically declared variable representing result of a Function call (writable).</text:p>
            </table:table-cell>
            <table:covered-table-cell/>
          </table:table-row>
          <table:table-row>
            <table:table-cell table:style-name="Table67.A1" office:value-type="string">
              <text:p text:style-name="Body_20_Text.tableblock"><text:span text:style-name="Strong_20_Emphasis">Inherit</text:span></text:p>
            </table:table-cell>
            <table:table-cell table:style-name="Table67.A1" table:number-columns-spanned="2" office:value-type="string">
              <text:p text:style-name="Body_20_Text.tableblock"><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covered-table-cell/>
          </table:table-row>
          <table:table-row>
            <table:table-cell table:style-name="Table67.A1" office:value-type="string">
              <text:p text:style-name="Body_20_Text.tableblock"><text:span text:style-name="Strong_20_Emphasis">Attributes</text:span></text:p>
            </table:table-cell>
            <table:table-cell table:style-name="Table67.A1" office:value-type="string">
              <text:p text:style-name="Body_20_Text.tableblock"><text:span text:style-name="Strong_20_Emphasis">Signature</text:span></text:p>
            </table:table-cell>
            <table:table-cell table:style-name="Table67.A1" office:value-type="string">
              <text:p text:style-name="Body_20_Text.tableblock"><text:span text:style-name="Strong_20_Emphasis">Meaning</text:span></text:p>
            </table:table-cell>
          </table:table-row>
          <table:table-row>
            <table:table-cell table:style-name="Table67.A1" office:value-type="string">
              <text:p text:style-name="Body_20_Text.tableblock"><text:span text:style-name="Strong_20_Emphasis">1..1<text:line-break/>(redefined)</text:span></text:p>
            </table:table-cell>
            <table:table-cell table:style-name="Table67.A1" office:value-type="string">
              <text:p text:style-name="Body_20_Text.tableblock"><text:span text:style-name="Strong_20_Emphasis">name</text:span>: <text:span text:style-name="Source_20_Text">String<text:line-break/>{default = "Result"}</text:span></text:p>
            </table:table-cell>
            <table:table-cell table:style-name="Table67.A1" office:value-type="string">
              <text:p text:style-name="P4">Name of this model element.</text:p>
            </table:table-cell>
          </table:table-row>
        </table:table>
        <text:h text:style-name="P10" text:outline-level="4"><text:bookmark-start text:name="__RefHeading___Toc40268_1418072056"/><text:bookmark text:name="_bmm_readonly_variable_class"/>8.6.22. BMM_READONLY_VARIABLE Class<text:bookmark-end text:name="__RefHeading___Toc40268_1418072056"/></text:h>
        <table:table table:name="Table68" table:style-name="Table68">
          <table:table-column table:style-name="Table68.A"/>
          <table:table-column table:style-name="Table68.B"/>
          <table:table-row>
            <table:table-cell table:style-name="Table68.A1" office:value-type="string">
              <text:p text:style-name="Body_20_Text.tableblock"><text:span text:style-name="Strong_20_Emphasis">Class</text:span></text:p>
            </table:table-cell>
            <table:table-cell table:style-name="Table68.A1" office:value-type="string">
              <text:p text:style-name="Body_20_Text.tableblock"><text:span text:style-name="Emphasis">BMM_READONLY_VARIABLE (abstract)</text:span></text:p>
            </table:table-cell>
          </table:table-row>
          <table:table-row>
            <table:table-cell table:style-name="Table68.A1" office:value-type="string">
              <text:p text:style-name="Body_20_Text.tableblock"><text:span text:style-name="Strong_20_Emphasis">Description</text:span></text:p>
            </table:table-cell>
            <table:table-cell table:style-name="Table68.A1" office:value-type="string">
              <text:p text:style-name="P4">Meta-type for writable variables, including routine parameters and the special variable <text:span text:style-name="Source_20_Text">Self</text:span>.</text:p>
            </table:table-cell>
          </table:table-row>
          <table:table-row>
            <table:table-cell table:style-name="Table68.A1" office:value-type="string">
              <text:p text:style-name="Body_20_Text.tableblock"><text:span text:style-name="Strong_20_Emphasis">Inherit</text:span></text:p>
            </table:table-cell>
            <table:table-cell table:style-name="Table68.A1" office:value-type="string">
              <text:p text:style-name="Body_20_Text.tableblock"><text:a xlink:type="simple" xlink:href="https://specifications.openehr.org/releases/LANG/latest/bmm.html#_bmm_variable_class" text:style-name="Internet_20_link" text:visited-style-name="Visited_20_Internet_20_Link"><text:span text:style-name="Source_20_Text">BMM_VARIAB</text:span><text:soft-page-break/><text:span text:style-name="Source_20_Text">LE</text:span></text:a></text:p>
            </table:table-cell>
          </table:table-row>
          <table:table-row>
            <table:table-cell table:style-name="Table68.A1" office:value-type="string">
              <text:p text:style-name="Body_20_Text.tableblock"><text:span text:style-name="Strong_20_Emphasis">Invariants</text:span></text:p>
            </table:table-cell>
            <table:table-cell table:style-name="Table68.A1" office:value-type="string">
              <text:p text:style-name="P4"><text:span text:style-name="Emphasis">Inv_not_nullable</text:span>: <text:span text:style-name="Source_20_Text">is_nullable = False</text:span></text:p>
            </table:table-cell>
          </table:table-row>
        </table:table>
        <text:h text:style-name="P10" text:outline-level="4"><text:bookmark-start text:name="__RefHeading___Toc40270_1418072056"/><text:bookmark text:name="_bmm_self_class"/>8.6.23. BMM_SELF Class<text:bookmark-end text:name="__RefHeading___Toc40270_1418072056"/></text:h>
        <table:table table:name="Table69" table:style-name="Table69">
          <table:table-column table:style-name="Table69.A"/>
          <table:table-column table:style-name="Table69.B"/>
          <table:table-column table:style-name="Table69.C"/>
          <table:table-row>
            <table:table-cell table:style-name="Table69.A1" office:value-type="string">
              <text:p text:style-name="Body_20_Text.tableblock"><text:span text:style-name="Strong_20_Emphasis">Class</text:span></text:p>
            </table:table-cell>
            <table:table-cell table:style-name="Table69.A1" table:number-columns-spanned="2" office:value-type="string">
              <text:p text:style-name="Body_20_Text.tableblock"><text:span text:style-name="Strong_20_Emphasis">BMM_SELF</text:span></text:p>
            </table:table-cell>
            <table:covered-table-cell/>
          </table:table-row>
          <table:table-row>
            <table:table-cell table:style-name="Table69.A1" office:value-type="string">
              <text:p text:style-name="Body_20_Text.tableblock"><text:span text:style-name="Strong_20_Emphasis">Description</text:span></text:p>
            </table:table-cell>
            <table:table-cell table:style-name="Table69.A1" table:number-columns-spanned="2" office:value-type="string">
              <text:p text:style-name="P4">Meta-type for an automatically created variable referencing the current instance. Typically called 'self' or 'this' in programming languages. Read-only.</text:p>
            </table:table-cell>
            <table:covered-table-cell/>
          </table:table-row>
          <table:table-row>
            <table:table-cell table:style-name="Table69.A1" office:value-type="string">
              <text:p text:style-name="Body_20_Text.tableblock"><text:span text:style-name="Strong_20_Emphasis">Inherit</text:span></text:p>
            </table:table-cell>
            <table:table-cell table:style-name="Table69.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69.A1" office:value-type="string">
              <text:p text:style-name="Body_20_Text.tableblock"><text:span text:style-name="Strong_20_Emphasis">Attributes</text:span></text:p>
            </table:table-cell>
            <table:table-cell table:style-name="Table69.A1" office:value-type="string">
              <text:p text:style-name="Body_20_Text.tableblock"><text:span text:style-name="Strong_20_Emphasis">Signature</text:span></text:p>
            </table:table-cell>
            <table:table-cell table:style-name="Table69.A1" office:value-type="string">
              <text:p text:style-name="Body_20_Text.tableblock"><text:span text:style-name="Strong_20_Emphasis">Meaning</text:span></text:p>
            </table:table-cell>
          </table:table-row>
          <table:table-row>
            <table:table-cell table:style-name="Table69.A1" office:value-type="string">
              <text:p text:style-name="Body_20_Text.tableblock"><text:span text:style-name="Strong_20_Emphasis">1..1<text:line-break/>(redefined)</text:span></text:p>
            </table:table-cell>
            <table:table-cell table:style-name="Table69.A1" office:value-type="string">
              <text:p text:style-name="Body_20_Text.tableblock"><text:span text:style-name="Strong_20_Emphasis">name</text:span>: <text:span text:style-name="Source_20_Text">String<text:line-break/>{default = "Self"}</text:span></text:p>
            </table:table-cell>
            <table:table-cell table:style-name="Table69.A1" office:value-type="string">
              <text:p text:style-name="P4">Name of this model element.</text:p>
            </table:table-cell>
          </table:table-row>
        </table:table>
        <text:h text:style-name="P10" text:outline-level="4"><text:bookmark-start text:name="__RefHeading___Toc40272_1418072056"/><text:bookmark text:name="_bmm_parameter_class"/>8.6.24. BMM_PARAMETER Class<text:bookmark-end text:name="__RefHeading___Toc40272_1418072056"/></text:h>
        <table:table table:name="Table70" table:style-name="Table70">
          <table:table-column table:style-name="Table70.A"/>
          <table:table-column table:style-name="Table70.B"/>
          <table:table-column table:style-name="Table70.C"/>
          <table:table-row>
            <table:table-cell table:style-name="Table70.A1" office:value-type="string">
              <text:p text:style-name="Body_20_Text.tableblock"><text:span text:style-name="Strong_20_Emphasis">Class</text:span></text:p>
            </table:table-cell>
            <table:table-cell table:style-name="Table70.A1" table:number-columns-spanned="2" office:value-type="string">
              <text:p text:style-name="Body_20_Text.tableblock"><text:span text:style-name="Strong_20_Emphasis">BMM_PARAMETER</text:span></text:p>
            </table:table-cell>
            <table:covered-table-cell/>
          </table:table-row>
          <table:table-row>
            <table:table-cell table:style-name="Table70.A1" office:value-type="string">
              <text:p text:style-name="Body_20_Text.tableblock"><text:span text:style-name="Strong_20_Emphasis">Description</text:span></text:p>
            </table:table-cell>
            <table:table-cell table:style-name="Table70.A1" table:number-columns-spanned="2" office:value-type="string">
              <text:p text:style-name="P4">A routine parameter variable (read-only).</text:p>
            </table:table-cell>
            <table:covered-table-cell/>
          </table:table-row>
          <table:table-row>
            <table:table-cell table:style-name="Table70.A1" office:value-type="string">
              <text:p text:style-name="Body_20_Text.tableblock"><text:span text:style-name="Strong_20_Emphasis">Inherit</text:span></text:p>
            </table:table-cell>
            <table:table-cell table:style-name="Table70.A1" table:number-columns-spanned="2" office:value-type="string">
              <text:p text:style-name="Body_20_Text.tableblock"><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covered-table-cell/>
          </table:table-row>
          <table:table-row>
            <table:table-cell table:style-name="Table70.A1" office:value-type="string">
              <text:p text:style-name="Body_20_Text.tableblock"><text:span text:style-name="Strong_20_Emphasis">Attributes</text:span><text:soft-page-break/></text:p>
            </table:table-cell>
            <table:table-cell table:style-name="Table70.A1" office:value-type="string">
              <text:p text:style-name="Body_20_Text.tableblock"><text:span text:style-name="Strong_20_Emphasis">Signature</text:span></text:p>
            </table:table-cell>
            <table:table-cell table:style-name="Table70.A1" office:value-type="string">
              <text:p text:style-name="Body_20_Text.tableblock"><text:span text:style-name="Strong_20_Emphasis">Meaning</text:span></text:p>
            </table:table-cell>
          </table:table-row>
          <table:table-row>
            <table:table-cell table:style-name="Table70.A1" office:value-type="string">
              <text:p text:style-name="Body_20_Text.tableblock"><text:span text:style-name="Strong_20_Emphasis">0..1</text:span></text:p>
            </table:table-cell>
            <table:table-cell table:style-name="Table70.A1" office:value-type="string">
              <text:p text:style-name="Body_20_Text.tableblock"><text:span text:style-name="Strong_20_Emphasis">direction</text:span>: <text:a xlink:type="simple" xlink:href="https://specifications.openehr.org/releases/LANG/latest/bmm.html#_bmm_parameter_direction_enumeration" text:style-name="Internet_20_link" text:visited-style-name="Visited_20_Internet_20_Link"><text:span text:style-name="Source_20_Text">BMM_PARAMETER_DIRECTION</text:span></text:a></text:p>
            </table:table-cell>
            <table:table-cell table:style-name="Table70.A1" office:value-type="string">
              <text:p text:style-name="P4">Optional read/write direction of the parameter. If none-supplied, the parameter is treated as <text:span text:style-name="Source_20_Text">in</text:span>, i.e. readable.</text:p>
            </table:table-cell>
          </table:table-row>
        </table:table>
        <text:h text:style-name="P10" text:outline-level="4"><text:bookmark-start text:name="__RefHeading___Toc40274_1418072056"/><text:bookmark text:name="_bmm_parameter_direction_enumeration"/>8.6.25. BMM_PARAMETER_DIRECTION Enumeration<text:bookmark-end text:name="__RefHeading___Toc40274_1418072056"/></text:h>
        <table:table table:name="Table71" table:style-name="Table71">
          <table:table-column table:style-name="Table71.A"/>
          <table:table-column table:style-name="Table71.B"/>
          <table:table-column table:style-name="Table71.C"/>
          <table:table-row>
            <table:table-cell table:style-name="Table71.A1" office:value-type="string">
              <text:p text:style-name="Body_20_Text.tableblock"><text:span text:style-name="Strong_20_Emphasis">Enumeration</text:span></text:p>
            </table:table-cell>
            <table:table-cell table:style-name="Table71.A1" table:number-columns-spanned="2" office:value-type="string">
              <text:p text:style-name="Body_20_Text.tableblock"><text:span text:style-name="Strong_20_Emphasis">BMM_PARAMETER_DIRECTION</text:span></text:p>
            </table:table-cell>
            <table:covered-table-cell/>
          </table:table-row>
          <table:table-row>
            <table:table-cell table:style-name="Table71.A1" office:value-type="string">
              <text:p text:style-name="Body_20_Text.tableblock"><text:span text:style-name="Strong_20_Emphasis">Description</text:span></text:p>
            </table:table-cell>
            <table:table-cell table:style-name="Table71.A1" table:number-columns-spanned="2" office:value-type="string">
              <text:p text:style-name="P4">Enumeration of parameter read/write direction values.</text:p>
            </table:table-cell>
            <table:covered-table-cell/>
          </table:table-row>
          <table:table-row>
            <table:table-cell table:style-name="Table71.A1" office:value-type="string">
              <text:p text:style-name="Body_20_Text.tableblock"><text:span text:style-name="Strong_20_Emphasis">Attributes</text:span></text:p>
            </table:table-cell>
            <table:table-cell table:style-name="Table71.A1" office:value-type="string">
              <text:p text:style-name="Body_20_Text.tableblock"><text:span text:style-name="Strong_20_Emphasis">Signature</text:span></text:p>
            </table:table-cell>
            <table:table-cell table:style-name="Table71.A1" office:value-type="string">
              <text:p text:style-name="Body_20_Text.tableblock"><text:span text:style-name="Strong_20_Emphasis">Meaning</text:span></text:p>
            </table:table-cell>
          </table:table-row>
          <table:table-row>
            <table:table-cell table:style-name="Table71.A1" office:value-type="string">
              <text:p text:style-name="P26"/>
            </table:table-cell>
            <table:table-cell table:style-name="Table71.A1" office:value-type="string">
              <text:p text:style-name="Body_20_Text.tableblock">in</text:p>
            </table:table-cell>
            <table:table-cell table:style-name="Table71.A1" office:value-type="string">
              <text:p text:style-name="P4">Parameter is an input parameter, and treated as readonly by the receiving routine.</text:p>
            </table:table-cell>
          </table:table-row>
          <table:table-row>
            <table:table-cell table:style-name="Table71.A1" office:value-type="string">
              <text:p text:style-name="P26"/>
            </table:table-cell>
            <table:table-cell table:style-name="Table71.A1" office:value-type="string">
              <text:p text:style-name="Body_20_Text.tableblock">out</text:p>
            </table:table-cell>
            <table:table-cell table:style-name="Table71.A1" office:value-type="string">
              <text:p text:style-name="P4">Parameter is an output parameter, and treated as a reference to an entity writeable by the receiving routine.</text:p>
            </table:table-cell>
          </table:table-row>
          <table:table-row>
            <table:table-cell table:style-name="Table71.A1" office:value-type="string">
              <text:p text:style-name="P26"/>
            </table:table-cell>
            <table:table-cell table:style-name="Table71.A1" office:value-type="string">
              <text:p text:style-name="Body_20_Text.tableblock">in_out</text:p>
            </table:table-cell>
            <table:table-cell table:style-name="Table71.A1" office:value-type="string">
              <text:p text:style-name="P4">Parameter is an input and output parameter, and treated as a reference to an entity readable and writeable by the receiving routine.</text:p>
            </table:table-cell>
          </table:table-row>
        </table:table>
        <text:h text:style-name="P10" text:outline-level="4"><text:bookmark-start text:name="__RefHeading___Toc40276_1418072056"/><text:bookmark text:name="_bmm_routine_definition_class"/>8.6.26. BMM_ROUTINE_DEFINITION Class<text:bookmark-end text:name="__RefHeading___Toc40276_1418072056"/></text:h>
        <table:table table:name="Table72" table:style-name="Table72">
          <table:table-column table:style-name="Table72.A"/>
          <table:table-column table:style-name="Table72.B"/>
          <table:table-row>
            <table:table-cell table:style-name="Table72.A1" office:value-type="string">
              <text:p text:style-name="Body_20_Text.tableblock"><text:span text:style-name="Strong_20_Emphasis">Class</text:span></text:p>
            </table:table-cell>
            <table:table-cell table:style-name="Table72.A1" office:value-type="string">
              <text:p text:style-name="Body_20_Text.tableblock"><text:span text:style-name="Emphasis">BMM_ROUTINE_DEFINITION </text:span><text:soft-page-break/><text:span text:style-name="Emphasis">(abstract)</text:span></text:p>
            </table:table-cell>
          </table:table-row>
          <table:table-row>
            <table:table-cell table:style-name="Table72.A1" office:value-type="string">
              <text:p text:style-name="Body_20_Text.tableblock"><text:span text:style-name="Strong_20_Emphasis">Description</text:span></text:p>
            </table:table-cell>
            <table:table-cell table:style-name="Table72.A1" office:value-type="string">
              <text:p text:style-name="P4">Abstract ancestor of routine body meta-types.</text:p>
            </table:table-cell>
          </table:table-row>
        </table:table>
        <text:h text:style-name="P10" text:outline-level="4"><text:bookmark-start text:name="__RefHeading___Toc40278_1418072056"/><text:bookmark text:name="_bmm_local_routine_class"/>8.6.27. BMM_LOCAL_ROUTINE Class<text:bookmark-end text:name="__RefHeading___Toc40278_1418072056"/></text:h>
        <table:table table:name="Table73" table:style-name="Table73">
          <table:table-column table:style-name="Table73.A"/>
          <table:table-column table:style-name="Table73.B"/>
          <table:table-column table:style-name="Table73.C"/>
          <table:table-row>
            <table:table-cell table:style-name="Table73.A1" office:value-type="string">
              <text:p text:style-name="Body_20_Text.tableblock"><text:span text:style-name="Strong_20_Emphasis">Class</text:span></text:p>
            </table:table-cell>
            <table:table-cell table:style-name="Table73.A1" table:number-columns-spanned="2" office:value-type="string">
              <text:p text:style-name="Body_20_Text.tableblock"><text:span text:style-name="Strong_20_Emphasis">BMM_LOCAL_ROUTINE</text:span></text:p>
            </table:table-cell>
            <table:covered-table-cell/>
          </table:table-row>
          <table:table-row>
            <table:table-cell table:style-name="Table73.A1" office:value-type="string">
              <text:p text:style-name="Body_20_Text.tableblock"><text:span text:style-name="Strong_20_Emphasis">Description</text:span></text:p>
            </table:table-cell>
            <table:table-cell table:style-name="Table73.A1" table:number-columns-spanned="2" office:value-type="string">
              <text:p text:style-name="P4">Meta-type for locally declared routine body.</text:p>
            </table:table-cell>
            <table:covered-table-cell/>
          </table:table-row>
          <table:table-row>
            <table:table-cell table:style-name="Table73.A1" office:value-type="string">
              <text:p text:style-name="Body_20_Text.tableblock"><text:span text:style-name="Strong_20_Emphasis">Inherit</text:span></text:p>
            </table:table-cell>
            <table:table-cell table:style-name="Table73.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3.A1" office:value-type="string">
              <text:p text:style-name="Body_20_Text.tableblock"><text:span text:style-name="Strong_20_Emphasis">Attributes</text:span></text:p>
            </table:table-cell>
            <table:table-cell table:style-name="Table73.A1" office:value-type="string">
              <text:p text:style-name="Body_20_Text.tableblock"><text:span text:style-name="Strong_20_Emphasis">Signature</text:span></text:p>
            </table:table-cell>
            <table:table-cell table:style-name="Table73.A1" office:value-type="string">
              <text:p text:style-name="Body_20_Text.tableblock"><text:span text:style-name="Strong_20_Emphasis">Meaning</text:span></text:p>
            </table:table-cell>
          </table:table-row>
          <table:table-row>
            <table:table-cell table:style-name="Table73.A1" office:value-type="string">
              <text:p text:style-name="Body_20_Text.tableblock"><text:span text:style-name="Strong_20_Emphasis">0..1</text:span></text:p>
            </table:table-cell>
            <table:table-cell table:style-name="Table73.A1" office:value-type="string">
              <text:p text:style-name="Body_20_Text.tableblock"><text:span text:style-name="Strong_20_Emphasis">local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local_class" text:style-name="Internet_20_link" text:visited-style-name="Visited_20_Internet_20_Link"><text:span text:style-name="Source_20_Text">BMM_LOCAL</text:span></text:a><text:span text:style-name="Source_20_Text">&gt;</text:span></text:p>
            </table:table-cell>
            <table:table-cell table:style-name="Table73.A1" office:value-type="string">
              <text:p text:style-name="P4">Local variables of the routine, if there is a body defined.</text:p>
            </table:table-cell>
          </table:table-row>
          <table:table-row>
            <table:table-cell table:style-name="Table73.A1" office:value-type="string">
              <text:p text:style-name="Body_20_Text.tableblock"><text:span text:style-name="Strong_20_Emphasis">1..1</text:span></text:p>
            </table:table-cell>
            <table:table-cell table:style-name="Table73.A1" office:value-type="string">
              <text:p text:style-name="Body_20_Text.tableblock"><text:span text:style-name="Strong_20_Emphasis">body</text:span>: <text:a xlink:type="simple" xlink:href="https://specifications.openehr.org/releases/LANG/latest/bmm.html#_bmm_statement_block_class" text:style-name="Internet_20_link" text:visited-style-name="Visited_20_Internet_20_Link"><text:span text:style-name="Source_20_Text">BMM_STATEMENT_BLOCK</text:span></text:a></text:p>
            </table:table-cell>
            <table:table-cell table:style-name="Table73.A1" office:value-type="string">
              <text:p text:style-name="P4">Body of routine declaration.</text:p>
            </table:table-cell>
          </table:table-row>
        </table:table>
        <text:h text:style-name="P10" text:outline-level="4"><text:bookmark-start text:name="__RefHeading___Toc40280_1418072056"/><text:bookmark text:name="_bmm_external_routine_class"/>8.6.28. BMM_EXTERNAL_ROUTINE Class<text:bookmark-end text:name="__RefHeading___Toc40280_1418072056"/></text:h>
        <table:table table:name="Table74" table:style-name="Table74">
          <table:table-column table:style-name="Table74.A"/>
          <table:table-column table:style-name="Table74.B"/>
          <table:table-column table:style-name="Table74.C"/>
          <table:table-row>
            <table:table-cell table:style-name="Table74.A1" office:value-type="string">
              <text:p text:style-name="Body_20_Text.tableblock"><text:span text:style-name="Strong_20_Emphasis">Class</text:span></text:p>
            </table:table-cell>
            <table:table-cell table:style-name="Table74.A1" table:number-columns-spanned="2" office:value-type="string">
              <text:p text:style-name="Body_20_Text.tableblock"><text:span text:style-name="Strong_20_Emphasis">BMM_EXTERNAL_ROUTINE</text:span></text:p>
            </table:table-cell>
            <table:covered-table-cell/>
          </table:table-row>
          <table:table-row>
            <table:table-cell table:style-name="Table74.A1" office:value-type="string">
              <text:p text:style-name="Body_20_Text.tableblock"><text:span text:style-name="Strong_20_Emphasis">Description</text:span></text:p>
            </table:table-cell>
            <table:table-cell table:style-name="Table74.A1" table:number-columns-spanned="2" office:value-type="string">
              <text:p text:style-name="P4">External routine meta-type, containing sufficient meta-data to enable a routine in an external library to be called.</text:p>
            </table:table-cell>
            <table:covered-table-cell/>
          </table:table-row>
          <text:soft-page-break/>
          <table:table-row>
            <table:table-cell table:style-name="Table74.A1" office:value-type="string">
              <text:p text:style-name="Body_20_Text.tableblock"><text:span text:style-name="Strong_20_Emphasis">Inherit</text:span></text:p>
            </table:table-cell>
            <table:table-cell table:style-name="Table74.A1" table:number-columns-spanned="2" office:value-type="string">
              <text:p text:style-name="Body_20_Text.tableblock"><text:a xlink:type="simple" xlink:href="https://specifications.openehr.org/releases/LANG/latest/bmm.html#_bmm_routine_definition_class" text:style-name="Internet_20_link" text:visited-style-name="Visited_20_Internet_20_Link"><text:span text:style-name="Source_20_Text">BMM_ROUTINE_DEFINITION</text:span></text:a></text:p>
            </table:table-cell>
            <table:covered-table-cell/>
          </table:table-row>
          <table:table-row>
            <table:table-cell table:style-name="Table74.A1" office:value-type="string">
              <text:p text:style-name="Body_20_Text.tableblock"><text:span text:style-name="Strong_20_Emphasis">Attributes</text:span></text:p>
            </table:table-cell>
            <table:table-cell table:style-name="Table74.A1" office:value-type="string">
              <text:p text:style-name="Body_20_Text.tableblock"><text:span text:style-name="Strong_20_Emphasis">Signature</text:span></text:p>
            </table:table-cell>
            <table:table-cell table:style-name="Table74.A1" office:value-type="string">
              <text:p text:style-name="Body_20_Text.tableblock"><text:span text:style-name="Strong_20_Emphasis">Meaning</text:span></text:p>
            </table:table-cell>
          </table:table-row>
          <table:table-row>
            <table:table-cell table:style-name="Table74.A1" office:value-type="string">
              <text:p text:style-name="Body_20_Text.tableblock"><text:span text:style-name="Strong_20_Emphasis">1..1</text:span></text:p>
            </table:table-cell>
            <table:table-cell table:style-name="Table74.A1" office:value-type="string">
              <text:p text:style-name="Body_20_Text.tableblock"><text:span text:style-name="Strong_20_Emphasis">meta_data</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External call general meta-data, including target routine name, type mapping etc.</text:p>
            </table:table-cell>
          </table:table-row>
          <table:table-row>
            <table:table-cell table:style-name="Table74.A1" office:value-type="string">
              <text:p text:style-name="Body_20_Text.tableblock"><text:span text:style-name="Strong_20_Emphasis">0..1</text:span></text:p>
            </table:table-cell>
            <table:table-cell table:style-name="Table74.A1" office:value-type="string">
              <text:p text:style-name="Body_20_Text.tableblock"><text:span text:style-name="Strong_20_Emphasis">argument_mapping</text:span>: <text:a xlink:type="simple" xlink:href="https://specifications.openehr.org/releases/BASE/latest/foundation_types.html#_hash_class" text:style-name="Internet_20_link" text:visited-style-name="Visited_20_Internet_20_Link"><text:span text:style-name="Source_20_Text">Hash</text:span></text:a><text:span text:style-name="Source_20_Text">&lt;</text:span><text:a xlink:type="simple" xlink:href="https://specifications.openehr.org/releases/BASE/latest/foundation_types.html#_string_class" text:style-name="Internet_20_link" text:visited-style-name="Visited_20_Internet_20_Link"><text:span text:style-name="Source_20_Text">String</text:span></text:a><text:span text:style-name="Source_20_Text">, </text:span><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span text:style-name="Source_20_Text">&gt;</text:span></text:p>
            </table:table-cell>
            <table:table-cell table:style-name="Table74.A1" office:value-type="string">
              <text:p text:style-name="P4">Optional argument-mapping meta-data.</text:p>
            </table:table-cell>
          </table:table-row>
        </table:table>
        <text:h text:style-name="P8" text:outline-level="2"><text:bookmark-start text:name="__RefHeading___Toc40282_1418072056"/><text:bookmark text:name="_literal_values"/>9. Literal Values<text:bookmark-end text:name="__RefHeading___Toc40282_1418072056"/></text:h>
        <text:h text:style-name="P9" text:outline-level="3"><text:bookmark-start text:name="__RefHeading___Toc40284_1418072056"/><text:bookmark text:name="_overview_8"/>9.1. Overview<text:bookmark-end text:name="__RefHeading___Toc40284_1418072056"/></text:h>
        <text:p text:style-name="P6"><text:span text:style-name="T2">With a typical formal model, there is a need for formal representation of literal values. This is needed to support constant declarations, 'default values' (a UML concept), enumeration literals and literal routine calls (see next section). In BMM, all such values have as their meta-type the type </text:span><text:span text:style-name="Source_20_Text"><text:span text:style-name="T2">BMM_LITERAL_VALUE&lt;T&gt;</text:span></text:span><text:span text:style-name="T2"> or a descendant. The type hierarchy mostly mimicks parts of the </text:span><text:span text:style-name="Source_20_Text"><text:span text:style-name="T2">BMM_TYPE</text:span></text:span><text:span text:style-name="T2"> meta-type hierarchy, allowing for literal values of any of the meta-types in that part of the model. The UML model is shown below.</text:span></text:p>
        <text:section text:style-name="Sect1" text:name="core_literal_value">
          <text:p text:style-name="P7"><draw:frame draw:style-name="fr3" draw:name="Image35" text:anchor-type="as-char" svg:width="0.7874in" svg:height="0.3937in" draw:z-index="34"><draw:image xlink:href="../Basic%20Meta-Model%20(BMM)_files/LANG-bmm.core.literal_value.svg" xlink:type="simple" xlink:show="embed" xlink:actuate="onLoad"/><svg:title>LANG bmm.core.literal value</svg:title></draw:frame><text:s/></text:p>
          <text:p text:style-name="P28"><text:span text:style-name="T2">Figure 33. </text:span><text:span text:style-name="Source_20_Text"><text:span text:style-name="T2">base.bmm.core.literal_value</text:span></text:span><text:span text:style-name="T2"> package - Literal Values</text:span></text:p>
        </text:section>
        <text:h text:style-name="P9" text:outline-level="3"><text:bookmark-start text:name="__RefHeading___Toc40286_1418072056"/><text:bookmark text:name="_general_model"/>9.2. General Model<text:bookmark-end text:name="__RefHeading___Toc40286_1418072056"/></text:h>
        <text:p text:style-name="P6"><text:span text:style-name="T2">When a BMM model is instantiated in its in-memory form, e.g. in a BMM modelling tool, any literal values in the model such as </text:span><text:soft-page-break/><text:span text:style-name="T2">constant values (e.g. </text:span><text:span text:style-name="Source_20_Text"><text:span text:style-name="T2">Real Pi = 3.1415926</text:span></text:span><text:span text:style-name="T2">), default values (e.g. </text:span><text:span text:style-name="Source_20_Text"><text:span text:style-name="T2">Person.name: String = "(unknown)"</text:span></text:span><text:span text:style-name="T2">) etc are instances of 'two types':</text:span></text:p>
        <text:list text:style-name="L34">
          <text:list-item>
            <text:p text:style-name="P90"><text:span text:style-name="T2">their declared types withing the model, e.g. </text:span><text:span text:style-name="Source_20_Text"><text:span text:style-name="T2">Real</text:span></text:span><text:span text:style-name="T2">, </text:span><text:span text:style-name="Source_20_Text"><text:span text:style-name="T2">String</text:span></text:span><text:span text:style-name="T2">, </text:span><text:span text:style-name="Source_20_Text"><text:span text:style-name="T2">Observation</text:span></text:span><text:span text:style-name="T2">;</text:span></text:p>
          </text:list-item>
          <text:list-item>
            <text:p text:style-name="P90"><text:span text:style-name="T2">the meta-type </text:span><text:span text:style-name="Source_20_Text"><text:span text:style-name="T2">BMM_LITERAL_VALUE&lt;T&gt;</text:span></text:span><text:span text:style-name="T2"> (or a matching descendant if there is one), which is instantiated to represent the value object within the model.</text:span></text:p>
          </text:list-item>
        </text:list>
        <text:p text:style-name="P6"><text:span text:style-name="T2">The value of any such instance is represented by the </text:span><text:span text:style-name="Source_20_Text"><text:span text:style-name="Emphasis"><text:span text:style-name="T2">value_literal</text:span></text:span></text:span><text:span text:style-name="T2"> field within its </text:span><text:span text:style-name="Source_20_Text"><text:span text:style-name="T2">BMM_LITERAL_VALUE</text:span></text:span><text:span text:style-name="T2"> object. This is assumed to carry a serialised form of the value expressed in a syntax known to the model processing environment within which the BMM model is being used. This may be a programming language syntax, JSON, or any other serialisable format, and is specified by </text:span><text:span text:style-name="Source_20_Text"><text:span text:style-name="T2">BMM_LITERAL_VALUE.</text:span></text:span><text:span text:style-name="Source_20_Text"><text:span text:style-name="Emphasis"><text:span text:style-name="T2">syntax</text:span></text:span></text:span><text:span text:style-name="T2">.</text:span></text:p>
        <text:h text:style-name="P9" text:outline-level="3"><text:bookmark-start text:name="__RefHeading___Toc40288_1418072056"/><text:bookmark text:name="_container_literals"/>9.3. Container Literals<text:bookmark-end text:name="__RefHeading___Toc40288_1418072056"/></text:h>
        <text:p text:style-name="P6"><text:span text:style-name="T2">Literals representing Lists or Sets of values of objects of other types have as their BMM meta-type </text:span><text:span text:style-name="Source_20_Text"><text:span text:style-name="T2">BMM_CONTAINER_VALUE&lt;T&gt;</text:span></text:span><text:span text:style-name="T2">. For example, if the serialised value </text:span><text:span text:style-name="Source_20_Text"><text:span text:style-name="T2">["Feyerabend", "Lakatos", "Popper"]</text:span></text:span><text:span text:style-name="T2"> (which happens to be a JSON Array of Strings) were parsed as a </text:span><text:span text:style-name="Source_20_Text"><text:span text:style-name="T2">List&lt;String&gt;</text:span></text:span><text:span text:style-name="T2"> instance, its meta-type would be a </text:span><text:span text:style-name="Source_20_Text"><text:span text:style-name="T2">BMM_CONTAINER_VALUE</text:span></text:span><text:span text:style-name="T2"> instance whose </text:span><text:span text:style-name="Source_20_Text"><text:span text:style-name="Emphasis"><text:span text:style-name="T2">value_literal</text:span></text:span></text:span><text:span text:style-name="T2"> was the same string, assuming JSON were used as the syntax, and whose </text:span><text:span text:style-name="Source_20_Text"><text:span text:style-name="Emphasis"><text:span text:style-name="T2">type</text:span></text:span></text:span><text:span text:style-name="T2"> will be </text:span><text:span text:style-name="Source_20_Text"><text:span text:style-name="T2">BMM_CONTAINER_TYPE</text:span></text:span><text:span text:style-name="T2">. Similarly a syntax that supported literal Sets using braces, e.g. </text:span><text:span text:style-name="Source_20_Text"><text:span text:style-name="T2">{"Feyerabend", "Lakatos", "Popper"}</text:span></text:span><text:span text:style-name="T2"> may be parsed to a </text:span><text:span text:style-name="Source_20_Text"><text:span text:style-name="T2">Set&lt;String&gt;</text:span></text:span><text:span text:style-name="T2"> instance, with the same meta-type as for the List.</text:span></text:p>
        <text:p text:style-name="P6"><text:span text:style-name="T2">In a similar way, a Hash table (aka 'map', 'dictionary' etc) with a formal type of </text:span><text:span text:style-name="Source_20_Text"><text:span text:style-name="T2">Hash&lt;K, V&gt;</text:span></text:span><text:span text:style-name="T2"> has as its meta-type </text:span><text:span text:style-name="Source_20_Text"><text:span text:style-name="T2">BMM_INDEXED_CONTAINER_VALUE</text:span></text:span><text:span text:style-name="T2">.</text:span></text:p>
        <text:h text:style-name="P9" text:outline-level="3"><text:bookmark-start text:name="__RefHeading___Toc40290_1418072056"/><text:bookmark text:name="_literal_tuples"/><text:soft-page-break/>9.4. Literal Tuples<text:bookmark-end text:name="__RefHeading___Toc40290_1418072056"/></text:h>
        <text:p text:style-name="P6"><text:span text:style-name="T2">Literal tuples may be expressed in BMM, but are not instances of </text:span><text:span text:style-name="Source_20_Text"><text:span text:style-name="T2">BMM_LITERAL_VALUE</text:span></text:span><text:span text:style-name="T2">; instead they are instances (at the meta level) of </text:span><text:span text:style-name="Source_20_Text"><text:span text:style-name="T2">EL_TUPLE</text:span></text:span><text:span text:style-name="T2">, an expression-related meta-type. This is a consequence of the fact that </text:span><text:span text:style-name="Source_20_Text"><text:span text:style-name="T2">Tuple</text:span></text:span><text:span text:style-name="T2"> is considered a BMM built-in meta-type rather than a model-provided type, and also that a Tuple instance may contain items of any meta-type, not just literal values. Tuple instances are used in BMM expressions and described in </text:span><text:a xlink:type="simple" xlink:href="https://specifications.openehr.org/releases/LANG/latest/bmm.html#_tuples" text:style-name="Internet_20_link" text:visited-style-name="Visited_20_Internet_20_Link"><text:span text:style-name="T2">Section 10.4</text:span></text:a><text:span text:style-name="T2">.</text:span></text:p>
        <text:h text:style-name="P9" text:outline-level="3"><text:bookmark-start text:name="__RefHeading___Toc40292_1418072056"/><text:bookmark text:name="_type_extensions"/>9.5. Type Extensions<text:bookmark-end text:name="__RefHeading___Toc40292_1418072056"/></text:h>
        <text:p text:style-name="P6"><text:span text:style-name="T2">If it were desired to create a full set of 'native' types for BMM, in the way supplied for UML in the UML Standard Profile, specific descendants would be added to the meta-type classes </text:span><text:span text:style-name="Source_20_Text"><text:span text:style-name="T2">BMM_SIMPLE_TYPE</text:span></text:span><text:span text:style-name="T2"> and </text:span><text:span text:style-name="Source_20_Text"><text:span text:style-name="T2">BMM_GENERIC_TYPE</text:span></text:span><text:span text:style-name="T2">, as well as </text:span><text:span text:style-name="Source_20_Text"><text:span text:style-name="T2">BMM_LITERAL_VALUE</text:span></text:span><text:span text:style-name="T2">, which would allow such instances to be directly representable in the internal BMM type system. This would still need to be ultimately mapped to the types actually available in any language in which BMM is implemented.</text:span></text:p>
        <text:h text:style-name="P9" text:outline-level="3"><text:bookmark-start text:name="__RefHeading___Toc40294_1418072056"/><text:bookmark text:name="_class_definitions_7"/>9.6. Class Definitions<text:bookmark-end text:name="__RefHeading___Toc40294_1418072056"/></text:h>
        <text:h text:style-name="P10" text:outline-level="4"><text:bookmark-start text:name="__RefHeading___Toc40296_1418072056"/><text:bookmark text:name="_bmm_literal_value_class"/>9.6.1. BMM_LITERAL_VALUE Class<text:bookmark-end text:name="__RefHeading___Toc40296_1418072056"/></text:h>
        <table:table table:name="Table75" table:style-name="Table75">
          <table:table-column table:style-name="Table75.A"/>
          <table:table-column table:style-name="Table75.B"/>
          <table:table-column table:style-name="Table75.C"/>
          <table:table-row>
            <table:table-cell table:style-name="Table75.A1" office:value-type="string">
              <text:p text:style-name="Body_20_Text.tableblock"><text:span text:style-name="Strong_20_Emphasis">Class</text:span></text:p>
            </table:table-cell>
            <table:table-cell table:style-name="Table75.A1" table:number-columns-spanned="2" office:value-type="string">
              <text:p text:style-name="Body_20_Text.tableblock"><text:span text:style-name="Emphasis">BMM_LITERAL_VALUE&lt;T&gt; (abstract)</text:span></text:p>
            </table:table-cell>
            <table:covered-table-cell/>
          </table:table-row>
          <table:table-row>
            <table:table-cell table:style-name="Table75.A1" office:value-type="string">
              <text:p text:style-name="Body_20_Text.tableblock"><text:span text:style-name="Strong_20_Emphasis">Description</text:span></text:p>
            </table:table-cell>
            <table:table-cell table:style-name="Table75.A1" table:number-columns-spanned="2" office:value-type="string">
              <text:p text:style-name="P4">Meta-type for literal instance values declared in a model. Instance values may be inline values of primitive types in the usual fashion or complex objects in syntax form, e.g. JSON.</text:p>
            </table:table-cell>
            <table:covered-table-cell/>
          </table:table-row>
          <table:table-row>
            <table:table-cell table:style-name="Table75.A1" office:value-type="string">
              <text:p text:style-name="Body_20_Text.tableblock"><text:span text:style-name="Strong_20_Emphasis">Attributes</text:span></text:p>
            </table:table-cell>
            <table:table-cell table:style-name="Table75.A1" office:value-type="string">
              <text:p text:style-name="Body_20_Text.tableblock"><text:span text:style-name="Strong_20_Emphasis">Signature</text:span></text:p>
            </table:table-cell>
            <table:table-cell table:style-name="Table75.A1" office:value-type="string">
              <text:p text:style-name="Body_20_Text.tableblock"><text:span text:style-name="Strong_20_Emphasis">Meaning</text:span></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value_literal</text:span><text:soft-page-break/>: <text:span text:style-name="Source_20_Text">String</text:span></text:p>
            </table:table-cell>
            <table:table-cell table:style-name="Table75.A1" office:value-type="string">
              <text:p text:style-name="P4">A serial representation of the value.</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value</text:span>: <text:a xlink:type="simple" xlink:href="https://specifications.openehr.org/releases/BASE/latest/foundation_types.html#_any_class" office:target-frame-name="_blank" xlink:show="new" text:style-name="Internet_20_link" text:visited-style-name="Visited_20_Internet_20_Link"><text:span text:style-name="Source_20_Text">Any</text:span></text:a></text:p>
            </table:table-cell>
            <table:table-cell table:style-name="Table75.A1" office:value-type="string">
              <text:p text:style-name="P4">A native representation of the value, possibly derived by deserialising <text:span text:style-name="Source_20_Text"><text:span text:style-name="Emphasis">value_literal</text:span></text:span>.</text:p>
            </table:table-cell>
          </table:table-row>
          <table:table-row>
            <table:table-cell table:style-name="Table75.A1" office:value-type="string">
              <text:p text:style-name="Body_20_Text.tableblock"><text:span text:style-name="Strong_20_Emphasis">0..1</text:span></text:p>
            </table:table-cell>
            <table:table-cell table:style-name="Table75.A1" office:value-type="string">
              <text:p text:style-name="Body_20_Text.tableblock"><text:span text:style-name="Strong_20_Emphasis">syntax</text:span>: <text:span text:style-name="Source_20_Text">String</text:span></text:p>
            </table:table-cell>
            <table:table-cell table:style-name="Table75.A1" office:value-type="string">
              <text:p text:style-name="P4">Optional specification of formalism of the <text:span text:style-name="Source_20_Text"><text:span text:style-name="Emphasis">value_literal</text:span></text:span> attribute for complex values. Value may be any of <text:span text:style-name="Source_20_Text">json | json5 | yawl | xml | odin | rdf</text:span> or another value agreed by the user community. If not set, <text:span text:style-name="Source_20_Text">json</text:span> is assumed.</text:p>
            </table:table-cell>
          </table:table-row>
          <table:table-row>
            <table:table-cell table:style-name="Table75.A1" office:value-type="string">
              <text:p text:style-name="Body_20_Text.tableblock"><text:span text:style-name="Strong_20_Emphasis">1..1</text:span></text:p>
            </table:table-cell>
            <table:table-cell table:style-name="Table75.A1" office:value-type="string">
              <text:p text:style-name="Body_20_Text.tableblock"><text:span text:style-name="Strong_20_Emphasis">type</text:span>: <text:span text:style-name="Source_20_Text">T</text:span></text:p>
            </table:table-cell>
            <table:table-cell table:style-name="Table75.A1" office:value-type="string">
              <text:p text:style-name="P4">Concrete type of this literal.</text:p>
            </table:table-cell>
          </table:table-row>
        </table:table>
        <text:h text:style-name="P10" text:outline-level="4"><text:bookmark-start text:name="__RefHeading___Toc40298_1418072056"/><text:bookmark text:name="_bmm_container_value_class"/>9.6.2. BMM_CONTAINER_VALUE Class<text:bookmark-end text:name="__RefHeading___Toc40298_1418072056"/></text:h>
        <table:table table:name="Table76" table:style-name="Table76">
          <table:table-column table:style-name="Table76.A"/>
          <table:table-column table:style-name="Table76.B"/>
          <table:table-row>
            <table:table-cell table:style-name="Table76.A1" office:value-type="string">
              <text:p text:style-name="Body_20_Text.tableblock"><text:span text:style-name="Strong_20_Emphasis">Class</text:span></text:p>
            </table:table-cell>
            <table:table-cell table:style-name="Table76.A1" office:value-type="string">
              <text:p text:style-name="Body_20_Text.tableblock"><text:span text:style-name="Strong_20_Emphasis">BMM_CONTAINER_VALUE</text:span></text:p>
            </table:table-cell>
          </table:table-row>
          <table:table-row>
            <table:table-cell table:style-name="Table76.A1" office:value-type="string">
              <text:p text:style-name="Body_20_Text.tableblock"><text:span text:style-name="Strong_20_Emphasis">Description</text:span></text:p>
            </table:table-cell>
            <table:table-cell table:style-name="Table76.A1" office:value-type="string">
              <text:p text:style-name="P4">Meta-type for literals whose concrete type is a linear container type, i.e. array, list or set.</text:p>
            </table:table-cell>
          </table:table-row>
          <table:table-row>
            <table:table-cell table:style-name="Table76.A1" office:value-type="string">
              <text:p text:style-name="Body_20_Text.tableblock"><text:span text:style-name="Strong_20_Emphasis">Inherit</text:span></text:p>
            </table:table-cell>
            <table:table-cell table:style-name="Table76.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0_1418072056"/><text:bookmark text:name="_bmm_indexed_container_value_class"/><text:soft-page-break/>9.6.3. BMM_INDEXED_CONTAINER_VALUE Class<text:bookmark-end text:name="__RefHeading___Toc40300_1418072056"/></text:h>
        <table:table table:name="Table77" table:style-name="Table77">
          <table:table-column table:style-name="Table77.A"/>
          <table:table-column table:style-name="Table77.B"/>
          <table:table-row>
            <table:table-cell table:style-name="Table77.A1" office:value-type="string">
              <text:p text:style-name="Body_20_Text.tableblock"><text:span text:style-name="Strong_20_Emphasis">Class</text:span></text:p>
            </table:table-cell>
            <table:table-cell table:style-name="Table77.A1" office:value-type="string">
              <text:p text:style-name="Body_20_Text.tableblock"><text:span text:style-name="Strong_20_Emphasis">BMM_INDEXED_CONTAINER_VALUE</text:span></text:p>
            </table:table-cell>
          </table:table-row>
          <table:table-row>
            <table:table-cell table:style-name="Table77.A1" office:value-type="string">
              <text:p text:style-name="Body_20_Text.tableblock"><text:span text:style-name="Strong_20_Emphasis">Description</text:span></text:p>
            </table:table-cell>
            <table:table-cell table:style-name="Table77.A1" office:value-type="string">
              <text:p text:style-name="P4">Meta-type for literals whose concrete type is an indexed container, i.e. Hash table, Map etc.</text:p>
            </table:table-cell>
          </table:table-row>
          <table:table-row>
            <table:table-cell table:style-name="Table77.A1" office:value-type="string">
              <text:p text:style-name="Body_20_Text.tableblock"><text:span text:style-name="Strong_20_Emphasis">Inherit</text:span></text:p>
            </table:table-cell>
            <table:table-cell table:style-name="Table77.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2_1418072056"/><text:bookmark text:name="_bmm_unitary_value_class"/>9.6.4. BMM_UNITARY_VALUE Class<text:bookmark-end text:name="__RefHeading___Toc40302_1418072056"/></text:h>
        <table:table table:name="Table78" table:style-name="Table78">
          <table:table-column table:style-name="Table78.A"/>
          <table:table-column table:style-name="Table78.B"/>
          <table:table-row>
            <table:table-cell table:style-name="Table78.A1" office:value-type="string">
              <text:p text:style-name="Body_20_Text.tableblock"><text:span text:style-name="Strong_20_Emphasis">Class</text:span></text:p>
            </table:table-cell>
            <table:table-cell table:style-name="Table78.A1" office:value-type="string">
              <text:p text:style-name="Body_20_Text.tableblock"><text:span text:style-name="Emphasis">BMM_UNITARY_VALUE&lt;T&gt; (abstract)</text:span></text:p>
            </table:table-cell>
          </table:table-row>
          <table:table-row>
            <table:table-cell table:style-name="Table78.A1" office:value-type="string">
              <text:p text:style-name="Body_20_Text.tableblock"><text:span text:style-name="Strong_20_Emphasis">Description</text:span></text:p>
            </table:table-cell>
            <table:table-cell table:style-name="Table78.A1" office:value-type="string">
              <text:p text:style-name="P4">Meta-type for literals whose concrete type is a <text:soft-page-break/>unitary type in the BMM sense.</text:p>
            </table:table-cell>
          </table:table-row>
          <table:table-row>
            <table:table-cell table:style-name="Table78.A1" office:value-type="string">
              <text:p text:style-name="Body_20_Text.tableblock"><text:span text:style-name="Strong_20_Emphasis">Inherit</text:span></text:p>
            </table:table-cell>
            <table:table-cell table:style-name="Table78.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10" text:outline-level="4"><text:bookmark-start text:name="__RefHeading___Toc40304_1418072056"/><text:bookmark text:name="_bmm_primitive_value_class"/>9.6.5. BMM_PRIMITIVE_VALUE Class<text:bookmark-end text:name="__RefHeading___Toc40304_1418072056"/></text:h>
        <table:table table:name="Table79" table:style-name="Table79">
          <table:table-column table:style-name="Table79.A"/>
          <table:table-column table:style-name="Table79.B"/>
          <table:table-column table:style-name="Table79.C"/>
          <table:table-row>
            <table:table-cell table:style-name="Table79.A1" office:value-type="string">
              <text:p text:style-name="Body_20_Text.tableblock"><text:span text:style-name="Strong_20_Emphasis">Class</text:span></text:p>
            </table:table-cell>
            <table:table-cell table:style-name="Table79.A1" table:number-columns-spanned="2" office:value-type="string">
              <text:p text:style-name="Body_20_Text.tableblock"><text:span text:style-name="Strong_20_Emphasis">BMM_PRIMITIVE_VALUE&lt;&gt;</text:span></text:p>
            </table:table-cell>
            <table:covered-table-cell/>
          </table:table-row>
          <table:table-row>
            <table:table-cell table:style-name="Table79.A1" office:value-type="string">
              <text:p text:style-name="Body_20_Text.tableblock"><text:span text:style-name="Strong_20_Emphasis">Description</text:span></text:p>
            </table:table-cell>
            <table:table-cell table:style-name="Table79.A1" table:number-columns-spanned="2" office:value-type="string">
              <text:p text:style-name="P4">Meta-type for literals whose concrete type is a primitive type.</text:p>
            </table:table-cell>
            <table:covered-table-cell/>
          </table:table-row>
          <table:table-row>
            <table:table-cell table:style-name="Table79.A1" office:value-type="string">
              <text:p text:style-name="Body_20_Text.tableblock"><text:span text:style-name="Strong_20_Emphasis">Inherit</text:span></text:p>
            </table:table-cell>
            <table:table-cell table:style-name="Table79.A1" table:number-columns-spanned="2" office:value-type="string">
              <text:p text:style-name="Body_20_Text.tableblock"><text:a xlink:type="simple" xlink:href="https://specifications.openehr.org/releases/LANG/latest/bmm.html#_bmm_unitary_value_class" text:style-name="Internet_20_link" text:visited-style-name="Visited_20_Internet_20_Link"><text:span text:style-name="Source_20_Text">BMM_UNITARY_VALUE</text:span></text:a></text:p>
            </table:table-cell>
            <table:covered-table-cell/>
          </table:table-row>
          <table:table-row>
            <table:table-cell table:style-name="Table79.A1" office:value-type="string">
              <text:p text:style-name="Body_20_Text.tableblock"><text:span text:style-name="Strong_20_Emphasis">Attributes</text:span></text:p>
            </table:table-cell>
            <table:table-cell table:style-name="Table79.A1" office:value-type="string">
              <text:p text:style-name="Body_20_Text.tableblock"><text:span text:style-name="Strong_20_Emphasis">Signature</text:span></text:p>
            </table:table-cell>
            <table:table-cell table:style-name="Table79.A1" office:value-type="string">
              <text:p text:style-name="Body_20_Text.tableblock"><text:span text:style-name="Strong_20_Emphasis">Meaning</text:span></text:p>
            </table:table-cell>
          </table:table-row>
          <table:table-row>
            <table:table-cell table:style-name="Table79.A1" office:value-type="string">
              <text:p text:style-name="Body_20_Text.tableblock"><text:span text:style-name="Strong_20_Emphasis">1..1<text:line-break/>(redefined)</text:span></text:p>
            </table:table-cell>
            <table:table-cell table:style-name="Table79.A1" office:value-type="string">
              <text:p text:style-name="Body_20_Text.tableblock"><text:span text:style-name="Strong_20_Emphasis">type</text:span>: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79.A1" office:value-type="string">
              <text:p text:style-name="P4">Concrete type of this literal.</text:p>
            </table:table-cell>
          </table:table-row>
        </table:table>
        <text:h text:style-name="P10" text:outline-level="4"><text:bookmark-start text:name="__RefHeading___Toc40306_1418072056"/><text:bookmark text:name="_bmm_string_value_class"/>9.6.6. BMM_STRING_VALUE Class<text:bookmark-end text:name="__RefHeading___Toc40306_1418072056"/></text:h>
        <table:table table:name="Table80" table:style-name="Table80">
          <table:table-column table:style-name="Table80.A"/>
          <table:table-column table:style-name="Table80.B"/>
          <table:table-column table:style-name="Table80.C"/>
          <table:table-row>
            <table:table-cell table:style-name="Table80.A1" office:value-type="string">
              <text:p text:style-name="Body_20_Text.tableblock"><text:span text:style-name="Strong_20_Emphasis">Class</text:span></text:p>
            </table:table-cell>
            <table:table-cell table:style-name="Table80.A1" table:number-columns-spanned="2" office:value-type="string">
              <text:p text:style-name="Body_20_Text.tableblock"><text:span text:style-name="Strong_20_Emphasis">BMM_STRING_VALUE</text:span></text:p>
            </table:table-cell>
            <table:covered-table-cell/>
          </table:table-row>
          <table:table-row>
            <table:table-cell table:style-name="Table80.A1" office:value-type="string">
              <text:p text:style-name="Body_20_Text.tableblock"><text:span text:style-name="Strong_20_Emphasis">Description</text:span></text:p>
            </table:table-cell>
            <table:table-cell table:style-name="Table80.A1" table:number-columns-spanned="2" office:value-type="string">
              <text:p text:style-name="P4">Meta-type for a literal String value, for which <text:span text:style-name="Source_20_Text"><text:span text:style-name="Emphasis">type</text:span></text:span> is fixed to the <text:span text:style-name="Source_20_Text">BMM_TYPE</text:span> representing <text:span text:style-name="Source_20_Text">String</text:span> and <text:span text:style-name="Source_20_Text"><text:span text:style-name="Emphasis">value</text:span></text:span> is of type <text:span text:style-name="Source_20_Text">String</text:span>.</text:p>
            </table:table-cell>
            <table:covered-table-cell/>
          </table:table-row>
          <text:soft-page-break/>
          <table:table-row>
            <table:table-cell table:style-name="Table80.A1" office:value-type="string">
              <text:p text:style-name="Body_20_Text.tableblock"><text:span text:style-name="Strong_20_Emphasis">Inherit</text:span></text:p>
            </table:table-cell>
            <table:table-cell table:style-name="Table80.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0.A1" office:value-type="string">
              <text:p text:style-name="Body_20_Text.tableblock"><text:span text:style-name="Strong_20_Emphasis">Attributes</text:span></text:p>
            </table:table-cell>
            <table:table-cell table:style-name="Table80.A1" office:value-type="string">
              <text:p text:style-name="Body_20_Text.tableblock"><text:span text:style-name="Strong_20_Emphasis">Signature</text:span></text:p>
            </table:table-cell>
            <table:table-cell table:style-name="Table80.A1" office:value-type="string">
              <text:p text:style-name="Body_20_Text.tableblock"><text:span text:style-name="Strong_20_Emphasis">Meaning</text:span></text:p>
            </table:table-cell>
          </table:table-row>
          <table:table-row>
            <table:table-cell table:style-name="Table80.A1" office:value-type="string">
              <text:p text:style-name="Body_20_Text.tableblock"><text:span text:style-name="Strong_20_Emphasis">1..1<text:line-break/>(redefined)</text:span></text:p>
            </table:table-cell>
            <table:table-cell table:style-name="Table80.A1" office:value-type="string">
              <text:p text:style-name="Body_20_Text.tableblock"><text:span text:style-name="Strong_20_Emphasis">value</text:span>: <text:a xlink:type="simple" xlink:href="https://specifications.openehr.org/releases/BASE/latest/foundation_types.html#_string_class" office:target-frame-name="_blank" xlink:show="new" text:style-name="Internet_20_link" text:visited-style-name="Visited_20_Internet_20_Link"><text:span text:style-name="Source_20_Text">String</text:span></text:a></text:p>
            </table:table-cell>
            <table:table-cell table:style-name="Table80.A1" office:value-type="string">
              <text:p text:style-name="P4">Native String value.</text:p>
            </table:table-cell>
          </table:table-row>
        </table:table>
        <text:h text:style-name="P10" text:outline-level="4"><text:bookmark-start text:name="__RefHeading___Toc40308_1418072056"/><text:bookmark text:name="_bmm_integer_value_class"/>9.6.7. BMM_INTEGER_VALUE Class<text:bookmark-end text:name="__RefHeading___Toc40308_1418072056"/></text:h>
        <table:table table:name="Table81" table:style-name="Table81">
          <table:table-column table:style-name="Table81.A"/>
          <table:table-column table:style-name="Table81.B"/>
          <table:table-column table:style-name="Table81.C"/>
          <table:table-row>
            <table:table-cell table:style-name="Table81.A1" office:value-type="string">
              <text:p text:style-name="Body_20_Text.tableblock"><text:span text:style-name="Strong_20_Emphasis">Class</text:span></text:p>
            </table:table-cell>
            <table:table-cell table:style-name="Table81.A1" table:number-columns-spanned="2" office:value-type="string">
              <text:p text:style-name="Body_20_Text.tableblock"><text:span text:style-name="Strong_20_Emphasis">BMM_INTEGER_VALUE</text:span></text:p>
            </table:table-cell>
            <table:covered-table-cell/>
          </table:table-row>
          <table:table-row>
            <table:table-cell table:style-name="Table81.A1" office:value-type="string">
              <text:p text:style-name="Body_20_Text.tableblock"><text:span text:style-name="Strong_20_Emphasis">Description</text:span></text:p>
            </table:table-cell>
            <table:table-cell table:style-name="Table81.A1" table:number-columns-spanned="2" office:value-type="string">
              <text:p text:style-name="P4">Meta-type for a literal Integer value, for which <text:span text:style-name="Source_20_Text"><text:span text:style-name="Emphasis">type</text:span></text:span> is fixed to the <text:span text:style-name="Source_20_Text">BMM_TYPE</text:span> representing <text:span text:style-name="Source_20_Text">Integer</text:span> and <text:span text:style-name="Source_20_Text"><text:span text:style-name="Emphasis">value</text:span></text:span> is of type <text:span text:style-name="Source_20_Text">Integer</text:span>.</text:p>
            </table:table-cell>
            <table:covered-table-cell/>
          </table:table-row>
          <table:table-row>
            <table:table-cell table:style-name="Table81.A1" office:value-type="string">
              <text:p text:style-name="Body_20_Text.tableblock"><text:span text:style-name="Strong_20_Emphasis">Inherit</text:span></text:p>
            </table:table-cell>
            <table:table-cell table:style-name="Table81.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1.A1" office:value-type="string">
              <text:p text:style-name="Body_20_Text.tableblock"><text:span text:style-name="Strong_20_Emphasis">Attributes</text:span></text:p>
            </table:table-cell>
            <table:table-cell table:style-name="Table81.A1" office:value-type="string">
              <text:p text:style-name="Body_20_Text.tableblock"><text:span text:style-name="Strong_20_Emphasis">Signature</text:span></text:p>
            </table:table-cell>
            <table:table-cell table:style-name="Table81.A1" office:value-type="string">
              <text:p text:style-name="Body_20_Text.tableblock"><text:span text:style-name="Strong_20_Emphasis">Meaning</text:span></text:p>
            </table:table-cell>
          </table:table-row>
          <table:table-row>
            <table:table-cell table:style-name="Table81.A1" office:value-type="string">
              <text:p text:style-name="Body_20_Text.tableblock"><text:span text:style-name="Strong_20_Emphasis">1..1<text:line-break/>(redefined)</text:span></text:p>
            </table:table-cell>
            <table:table-cell table:style-name="Table81.A1" office:value-type="string">
              <text:p text:style-name="Body_20_Text.tableblock"><text:span text:style-name="Strong_20_Emphasis">value</text:span>: <text:a xlink:type="simple" xlink:href="https://specifications.openehr.org/releases/BASE/latest/foundation_types.html#_integer_class" office:target-frame-name="_blank" xlink:show="new" text:style-name="Internet_20_link" text:visited-style-name="Visited_20_Internet_20_Link"><text:span text:style-name="Source_20_Text">Integer</text:span></text:a></text:p>
            </table:table-cell>
            <table:table-cell table:style-name="Table81.A1" office:value-type="string">
              <text:p text:style-name="P4">Native Integer value.</text:p>
            </table:table-cell>
          </table:table-row>
        </table:table>
        <text:h text:style-name="P10" text:outline-level="4"><text:bookmark-start text:name="__RefHeading___Toc40310_1418072056"/><text:bookmark text:name="_bmm_boolean_value_class"/>9.6.8. BMM_BOOLEAN_VALUE Class<text:bookmark-end text:name="__RefHeading___Toc40310_1418072056"/></text:h>
        <table:table table:name="Table82" table:style-name="Table82">
          <table:table-column table:style-name="Table82.A"/>
          <table:table-column table:style-name="Table82.B"/>
          <table:table-column table:style-name="Table82.C"/>
          <table:table-row>
            <table:table-cell table:style-name="Table82.A1" office:value-type="string">
              <text:p text:style-name="Body_20_Text.tableblock"><text:span text:style-name="Strong_20_Emphasis">Class</text:span></text:p>
            </table:table-cell>
            <table:table-cell table:style-name="Table82.A1" table:number-columns-spanned="2" office:value-type="string">
              <text:p text:style-name="Body_20_Text.tableblock"><text:span text:style-name="Strong_20_Emphasis">BMM_BOOLEAN_VALUE</text:span></text:p>
            </table:table-cell>
            <table:covered-table-cell/>
          </table:table-row>
          <table:table-row>
            <table:table-cell table:style-name="Table82.A1" office:value-type="string">
              <text:p text:style-name="Body_20_Text.tableblock"><text:span text:style-name="Strong_20_Emphasis">Description</text:span></text:p>
            </table:table-cell>
            <table:table-cell table:style-name="Table82.A1" table:number-columns-spanned="2" office:value-type="string">
              <text:p text:style-name="P4">Meta-type for a literal Boolean value, for which <text:span text:style-name="Source_20_Text"><text:span text:style-name="Emphasis">type</text:span></text:span> is fixed to the <text:span text:style-name="Source_20_Text">BMM_TYPE</text:span> representing <text:span text:style-name="Source_20_Text">Boolean</text:span> and <text:span text:style-name="Source_20_Text"><text:span text:style-name="Emphasis">value</text:span></text:span> is of type <text:span text:style-name="Source_20_Text">Boolean</text:span>.</text:p>
            </table:table-cell>
            <table:covered-table-cell/>
          </table:table-row>
          <text:soft-page-break/>
          <table:table-row>
            <table:table-cell table:style-name="Table82.A1" office:value-type="string">
              <text:p text:style-name="Body_20_Text.tableblock"><text:span text:style-name="Strong_20_Emphasis">Inherit</text:span></text:p>
            </table:table-cell>
            <table:table-cell table:style-name="Table82.A1" table:number-columns-spanned="2" office:value-type="string">
              <text:p text:style-name="Body_20_Text.tableblock"><text:a xlink:type="simple" xlink:href="https://specifications.openehr.org/releases/LANG/latest/bmm.html#_bmm_primitive_value_class" text:style-name="Internet_20_link" text:visited-style-name="Visited_20_Internet_20_Link"><text:span text:style-name="Source_20_Text">BMM_PRIMITIVE_VALUE</text:span></text:a></text:p>
            </table:table-cell>
            <table:covered-table-cell/>
          </table:table-row>
          <table:table-row>
            <table:table-cell table:style-name="Table82.A1" office:value-type="string">
              <text:p text:style-name="Body_20_Text.tableblock"><text:span text:style-name="Strong_20_Emphasis">Attributes</text:span></text:p>
            </table:table-cell>
            <table:table-cell table:style-name="Table82.A1" office:value-type="string">
              <text:p text:style-name="Body_20_Text.tableblock"><text:span text:style-name="Strong_20_Emphasis">Signature</text:span></text:p>
            </table:table-cell>
            <table:table-cell table:style-name="Table82.A1" office:value-type="string">
              <text:p text:style-name="Body_20_Text.tableblock"><text:span text:style-name="Strong_20_Emphasis">Meaning</text:span></text:p>
            </table:table-cell>
          </table:table-row>
          <table:table-row>
            <table:table-cell table:style-name="Table82.A1" office:value-type="string">
              <text:p text:style-name="Body_20_Text.tableblock"><text:span text:style-name="Strong_20_Emphasis">1..1<text:line-break/>(redefined)</text:span></text:p>
            </table:table-cell>
            <table:table-cell table:style-name="Table82.A1" office:value-type="string">
              <text:p text:style-name="Body_20_Text.tableblock"><text:span text:style-name="Strong_20_Emphasis">value</text:span>: <text:span text:style-name="Source_20_Text">Boolean</text:span></text:p>
            </table:table-cell>
            <table:table-cell table:style-name="Table82.A1" office:value-type="string">
              <text:p text:style-name="P4">Native Boolean value.</text:p>
            </table:table-cell>
          </table:table-row>
        </table:table>
        <text:h text:style-name="P10" text:outline-level="4"><text:bookmark-start text:name="__RefHeading___Toc40312_1418072056"/><text:bookmark text:name="_bmm_interval_value_class"/>9.6.9. BMM_INTERVAL_VALUE Class<text:bookmark-end text:name="__RefHeading___Toc40312_1418072056"/></text:h>
        <table:table table:name="Table83" table:style-name="Table83">
          <table:table-column table:style-name="Table83.A"/>
          <table:table-column table:style-name="Table83.B"/>
          <table:table-row>
            <table:table-cell table:style-name="Table83.A1" office:value-type="string">
              <text:p text:style-name="Body_20_Text.tableblock"><text:span text:style-name="Strong_20_Emphasis">Class</text:span></text:p>
            </table:table-cell>
            <table:table-cell table:style-name="Table83.A1" office:value-type="string">
              <text:p text:style-name="Body_20_Text.tableblock"><text:span text:style-name="Strong_20_Emphasis">BMM_INTERVAL_VALUE</text:span></text:p>
            </table:table-cell>
          </table:table-row>
          <table:table-row>
            <table:table-cell table:style-name="Table83.A1" office:value-type="string">
              <text:p text:style-name="Body_20_Text.tableblock"><text:span text:style-name="Strong_20_Emphasis">Description</text:span></text:p>
            </table:table-cell>
            <table:table-cell table:style-name="Table83.A1" office:value-type="string">
              <text:p text:style-name="P4">Meta-type for literal intervals of type <text:span text:style-name="Source_20_Text">Interval&lt;Ordered&gt;</text:span>.</text:p>
            </table:table-cell>
          </table:table-row>
          <table:table-row>
            <table:table-cell table:style-name="Table83.A1" office:value-type="string">
              <text:p text:style-name="Body_20_Text.tableblock"><text:span text:style-name="Strong_20_Emphasis">Inherit</text:span></text:p>
            </table:table-cell>
            <table:table-cell table:style-name="Table83.A1" office:value-type="string">
              <text:p text:style-name="Body_20_Text.tableblock"><text:a xlink:type="simple" xlink:href="https://specifications.openehr.org/releases/LANG/latest/bmm.html#_bmm_literal_value_class" text:style-name="Internet_20_link" text:visited-style-name="Visited_20_Internet_20_Link"><text:span text:style-name="Source_20_Text">BMM_LITERAL_VALUE</text:span></text:a></text:p>
            </table:table-cell>
          </table:table-row>
        </table:table>
        <text:h text:style-name="P8" text:outline-level="2"><text:bookmark-start text:name="__RefHeading___Toc40314_1418072056"/><text:bookmark text:name="_expressions"/>10. Expressions<text:bookmark-end text:name="__RefHeading___Toc40314_1418072056"/></text:h>
        <text:h text:style-name="P9" text:outline-level="3"><text:bookmark-start text:name="__RefHeading___Toc40316_1418072056"/><text:bookmark text:name="_overview_9"/>10.1. Overview<text:bookmark-end text:name="__RefHeading___Toc40316_1418072056"/></text:h>
        <text:p text:style-name="P15">Expressions in BMM are used to specify class invariants, routine pre- and post-conditions, and may be used more generally in other contexts requiring expressions. They are defined by a set of classes prefixed by 'EL', indicating 'expression language'. The BMM expression meta-model is based on the following taxonomy of expression entities:</text:p>
        <text:section text:style-name="Sect1" text:name="bmm_expression_type_hierarchy">
          <text:p text:style-name="P7"><text:soft-page-break/><draw:frame draw:style-name="fr3" draw:name="Image36" text:anchor-type="as-char" svg:width="0.7874in" svg:height="0.3937in" draw:z-index="35"><draw:image xlink:href="../Basic%20Meta-Model%20(BMM)_files/LANG-bmm.expression-type_hierarchy.svg" xlink:type="simple" xlink:show="embed" xlink:actuate="onLoad"/><svg:title>LANG bmm.expression type hierarchy</svg:title></draw:frame><text:s/></text:p>
          <text:p text:style-name="P21">Figure 34. Expression Taxonomy</text:p>
        </text:section>
        <text:p text:style-name="P15">The meta-types defined in this part of the BMM model may be understood as the types of entities in an abstract syntax tree (AST) generated from expression parsing. Conversely, one or more expression syntaxes may be parsed into a tree based on the model described here. Note however, that whatever the variation in surface syntax, all such syntaxes parsed this way ultimately have the semantics defined by the BMM EL meta-model. This is true even for expressions written in a syntax whose published semantics are in fact different, e.g. a well-known programming language.</text:p>
        <text:p text:style-name="P6"><text:span text:style-name="T2">The UML model of the BMM </text:span><text:span text:style-name="Source_20_Text"><text:span text:style-name="T2">expression</text:span></text:span><text:span text:style-name="T2"> package, consisting of mostly direct equivalents of the taxonomy classes above, is shown below.</text:span></text:p>
        <text:section text:style-name="Sect1" text:name="bmm_expression">
          <text:p text:style-name="P7"><draw:frame draw:style-name="fr3" draw:name="Image37" text:anchor-type="as-char" svg:width="0.7874in" svg:height="0.3937in" draw:z-index="36"><draw:image xlink:href="../Basic%20Meta-Model%20(BMM)_files/LANG-bmm.expression.svg" xlink:type="simple" xlink:show="embed" xlink:actuate="onLoad"/><svg:title>LANG bmm.expression</svg:title></draw:frame><text:s/></text:p>
          <text:p text:style-name="P28"><text:span text:style-name="T2">Figure 35. </text:span><text:span text:style-name="Source_20_Text"><text:span text:style-name="T2">bmm.expression</text:span></text:span><text:span text:style-name="T2"> Package</text:span></text:p>
        </text:section>
        <text:p text:style-name="P6"><text:span text:style-name="Source_20_Text"><text:span text:style-name="T2">EL</text:span></text:span><text:span text:style-name="T2"> classes are descendants of the class </text:span><text:span text:style-name="Source_20_Text"><text:span text:style-name="T2">EL_EXPRESSION</text:span></text:span><text:span text:style-name="T2">, which is characterised by the feature </text:span><text:span text:style-name="Source_20_Text"><text:span text:style-name="Emphasis"><text:span text:style-name="T2">eval_type()</text:span></text:span></text:span><text:span text:style-name="T2">. This is the BMM meta-type of the </text:span><text:span text:style-name="Emphasis"><text:span text:style-name="T2">result type</text:span></text:span><text:span text:style-name="T2"> of the expression entity when used in an expression; for literals, this is the inferred type; for object references (including function calls), this is the same as the declared type, and for agents it is the meta-type </text:span><text:span text:style-name="Source_20_Text"><text:span text:style-name="T2">BMM_SIGNATURE</text:span></text:span><text:span text:style-name="T2">.</text:span></text:p>
        <text:p text:style-name="P6"><text:span text:style-name="T2">Most </text:span><text:span text:style-name="Source_20_Text"><text:span text:style-name="T2">EL_EXPRESSIONs</text:span></text:span><text:span text:style-name="T2"> are either value generating constructs (</text:span><text:span text:style-name="Source_20_Text"><text:span text:style-name="T2">EL_VALUE_GENERATOR</text:span></text:span><text:span text:style-name="T2">) or operator expressions. The special sub-type </text:span><text:span text:style-name="Source_20_Text"><text:span text:style-name="T2">E_TUPLE</text:span></text:span><text:span text:style-name="T2"> represents tuple objects which are created on the fly by inline expressions of the form </text:span><text:span text:style-name="Source_20_Text"><text:span text:style-name="T2">[expr, expr, …​]</text:span></text:span><text:span text:style-name="T2">.</text:span></text:p>
        <text:h text:style-name="P9" text:outline-level="3"><text:bookmark-start text:name="__RefHeading___Toc40318_1418072056"/><text:bookmark text:name="_terminal_entities"/><text:soft-page-break/>10.2. Terminal Entities<text:bookmark-end text:name="__RefHeading___Toc40318_1418072056"/></text:h>
        <text:p text:style-name="P6"><text:span text:style-name="T2">Terminal entities are atomic with respect to operator expressions, and are either </text:span><text:span text:style-name="Emphasis"><text:span text:style-name="T2">simple</text:span></text:span><text:span text:style-name="T2"> entities of familiar kinds (function calls, variable references etc) or else complex logic structures that when evaluated generate a value.</text:span></text:p>
        <text:h text:style-name="P10" text:outline-level="4"><text:bookmark-start text:name="__RefHeading___Toc40320_1418072056"/><text:bookmark text:name="_simple_terminal_entities"/>10.2.1. Simple Terminal Entities<text:bookmark-end text:name="__RefHeading___Toc40320_1418072056"/></text:h>
        <text:p text:style-name="P15">The simple terminal meta-types in EL are as follows:</text:p>
        <text:list text:style-name="L35">
          <text:list-item>
            <text:p text:style-name="P91"><text:span text:style-name="Emphasis"><text:span text:style-name="T2">literal values</text:span></text:span><text:span text:style-name="T2">: inline-generated values created without reference to a model instance, but which must be instances of types defined by the model (</text:span><text:span text:style-name="Source_20_Text"><text:span text:style-name="T2">EL_LITERAL</text:span></text:span><text:span text:style-name="T2">);</text:span></text:p>
          </text:list-item>
          <text:list-item>
            <text:p text:style-name="P91"><text:span text:style-name="Emphasis"><text:span text:style-name="T2">value generators</text:span></text:span><text:span text:style-name="T2"> (</text:span><text:span text:style-name="Source_20_Text"><text:span text:style-name="T2">EL_VALUE_GENERATOR</text:span></text:span><text:span text:style-name="T2">) based on formal model elements that may be called to (potentially) obtain an instance at runtime;</text:span></text:p>
          </text:list-item>
          <text:list-item>
            <text:p text:style-name="P91"><text:span text:style-name="Emphasis"><text:span text:style-name="T2">predicates</text:span></text:span><text:span text:style-name="T2">: Boolean-generating expression elements formed by predicates applied to any of the other value-generating expression elements.</text:span></text:p>
          </text:list-item>
        </text:list>
        <text:h text:style-name="P11" text:outline-level="5"><text:bookmark-start text:name="__RefHeading___Toc40322_1418072056"/><text:bookmark text:name="_literals"/>10.2.1.1. Literals<text:bookmark-end text:name="__RefHeading___Toc40322_1418072056"/></text:h>
        <text:p text:style-name="P6"><text:span text:style-name="T2">A literal value may appear as a separate entity within an operator expression, as well as a functional call or agent parameter. The literal values that may be used are either instances of the </text:span><text:a xlink:type="simple" xlink:href="https://specifications.openehr.org/releases/BASE/latest/foundation_types.html" office:target-frame-name="_blank" xlink:show="new" text:style-name="Internet_20_link" text:visited-style-name="Visited_20_Internet_20_Link"><text:span text:style-name="T2">openEHR Foundation Types</text:span></text:a><text:span text:style-name="T2"> or a complex object instance in a structured serial format (such as JSON, a JSON derivative, </text:span><text:a xlink:type="simple" xlink:href="https://specifications.openehr.org/releases/LANG/latest/odin.html#_leaf_data" office:target-frame-name="_blank" xlink:show="new" text:style-name="Internet_20_link" text:visited-style-name="Visited_20_Internet_20_Link"><text:span text:style-name="T2">ODIN format</text:span></text:a><text:span text:style-name="T2"> etc), specified by </text:span><text:span text:style-name="Source_20_Text"><text:span text:style-name="T2">BMM_LITERAL_VALUE.syntax</text:span></text:span><text:span text:style-name="T2">.</text:span></text:p>
        <text:h text:style-name="P11" text:outline-level="5"><text:bookmark-start text:name="__RefHeading___Toc40324_1418072056"/><text:bookmark text:name="_value_generators"/>10.2.1.2. Value Generators<text:bookmark-end text:name="__RefHeading___Toc40324_1418072056"/></text:h>
        <text:p text:style-name="P15">Value generators are categorised as follows:</text:p>
        <text:list text:style-name="L36">
          <text:list-item>
            <text:p text:style-name="P92"><text:soft-page-break/><text:span text:style-name="Emphasis"><text:span text:style-name="T2">feature references</text:span></text:span><text:span text:style-name="T2">: (</text:span><text:span text:style-name="Source_20_Text"><text:span text:style-name="T2">EL_FEATURE_REF</text:span></text:span><text:span text:style-name="T2">)</text:span></text:p>
            <text:list>
              <text:list-item>
                <text:p text:style-name="P92"><text:span text:style-name="Emphasis"><text:span text:style-name="T2">references to instantiable features</text:span></text:span><text:span text:style-name="T2">: symbolic references to properties and constants (</text:span><text:span text:style-name="Source_20_Text"><text:span text:style-name="T2">EL_PROPERTY_REF</text:span></text:span><text:span text:style-name="T2">, </text:span><text:span text:style-name="Source_20_Text"><text:span text:style-name="T2">EL_CONSTANT_REF</text:span></text:span><text:span text:style-name="T2">);</text:span></text:p>
              </text:list-item>
              <text:list-item>
                <text:p text:style-name="P92"><text:span text:style-name="Emphasis"><text:span text:style-name="T2">calls to functions</text:span></text:span><text:span text:style-name="T2">: appropriately constructed calls to functions of the types that define instances (</text:span><text:span text:style-name="Source_20_Text"><text:span text:style-name="T2">EL_FUNCTION_CALL</text:span></text:span><text:span text:style-name="T2">);</text:span></text:p>
              </text:list-item>
              <text:list-item>
                <text:p text:style-name="P92"><text:span text:style-name="Emphasis"><text:span text:style-name="T2">generation of agents</text:span></text:span><text:span text:style-name="T2">: a special kind of reference to any routine of a model type that generates a </text:span><text:span text:style-name="Emphasis"><text:span text:style-name="T2">delayed routine call object</text:span></text:span><text:span text:style-name="T2"> (</text:span><text:span text:style-name="Source_20_Text"><text:span text:style-name="T2">EL_AGENT</text:span></text:span><text:span text:style-name="T2">);</text:span></text:p>
              </text:list-item>
            </text:list>
          </text:list-item>
          <text:list-item>
            <text:p text:style-name="P92"><text:span text:style-name="Emphasis"><text:span text:style-name="T2">variable reference</text:span></text:span><text:span text:style-name="T2">: references to variables within the scope of the current routine, including local variables, parameters, the current object (</text:span><text:span text:style-name="Source_20_Text"><text:span text:style-name="T2">Self</text:span></text:span><text:span text:style-name="T2">), or the current function result (</text:span><text:span text:style-name="Source_20_Text"><text:span text:style-name="T2">Result</text:span></text:span><text:span text:style-name="T2">) (</text:span><text:span text:style-name="Source_20_Text"><text:span text:style-name="T2">EL_VARIABLE</text:span></text:span><text:span text:style-name="T2">);</text:span></text:p>
          </text:list-item>
          <text:list-item>
            <text:p text:style-name="P92"><text:span text:style-name="Emphasis"><text:span text:style-name="T2">a type reference</text:span></text:span><text:span text:style-name="T2">: (</text:span><text:span text:style-name="Source_20_Text"><text:span text:style-name="T2">EL_TYPE_REF</text:span></text:span><text:span text:style-name="T2">) a reference representing a type object assumed to be available at runtime, on which argumentless function calls and constants may be accessed.</text:span></text:p>
          </text:list-item>
        </text:list>
        <text:p text:style-name="P15">The arguments of function calls and delayed routine calls may be complex expressions, but will eventually resolved to literal values and instance references. Consequently, the value generated by any expression is ultimately founded upon literal values and instance references.</text:p>
        <text:p text:style-name="P6"><text:span text:style-name="T2">To be valid, any model-based feature reference must have a scoping object (represented via the attribute </text:span><text:span text:style-name="Source_20_Text"><text:span text:style-name="Emphasis"><text:span text:style-name="T2">scope</text:span></text:span></text:span><text:span text:style-name="T2"> in </text:span><text:span text:style-name="Source_20_Text"><text:span text:style-name="T2">EL_SCOPED</text:span></text:span><text:span text:style-name="T2">), which is one of:</text:span></text:p>
        <text:list text:style-name="L37">
          <text:list-item>
            <text:p text:style-name="P65">the current object - implied;</text:p>
          </text:list-item>
          <text:list-item>
            <text:p text:style-name="P65">another object, which may be designated via:</text:p>
            <text:list>
              <text:list-item>
                <text:p text:style-name="P65"><text:soft-page-break/>a specified scoping object, achieved through 'dot-notation' in most languages;</text:p>
              </text:list-item>
              <text:list-item>
                <text:p text:style-name="P65">a type reference.</text:p>
              </text:list-item>
            </text:list>
          </text:list-item>
        </text:list>
        <text:h text:style-name="P12" text:outline-level="6"><text:bookmark-start text:name="__RefHeading___Toc40326_1418072056"/><text:bookmark text:name="_feature_references"/>Feature References<text:bookmark-end text:name="__RefHeading___Toc40326_1418072056"/></text:h>
        <text:p text:style-name="P6"><text:span text:style-name="T2">In BMM, a </text:span><text:span text:style-name="Emphasis"><text:span text:style-name="T2">feature reference</text:span></text:span><text:span text:style-name="T2"> is any symbolic reference to a class feature that resolves to an object at evaluation time. This includes all referenceable entities within classes except procedures, which have no return value. Concretely, a feature reference takes the form of one of:</text:span></text:p>
        <text:list text:style-name="L38">
          <text:list-item>
            <text:p text:style-name="P93"><text:span text:style-name="T2">a property name, e.g. </text:span><text:span text:style-name="Source_20_Text"><text:span text:style-name="Emphasis"><text:span text:style-name="T2">name</text:span></text:span></text:span><text:span text:style-name="T2">;</text:span></text:p>
          </text:list-item>
          <text:list-item>
            <text:p text:style-name="P93"><text:span text:style-name="T2">a constant name, e.g. </text:span><text:span text:style-name="Source_20_Text"><text:span text:style-name="Emphasis"><text:span text:style-name="T2">pi</text:span></text:span></text:span><text:span text:style-name="T2">;</text:span></text:p>
          </text:list-item>
          <text:list-item>
            <text:p text:style-name="P93"><text:span text:style-name="T2">a variable or parameter name, e.g. </text:span><text:span text:style-name="Source_20_Text"><text:span text:style-name="Emphasis"><text:span text:style-name="T2">a_name</text:span></text:span></text:span><text:span text:style-name="T2">, </text:span><text:span text:style-name="Source_20_Text"><text:span text:style-name="Emphasis"><text:span text:style-name="T2">call_name</text:span></text:span></text:span><text:span text:style-name="T2">;</text:span></text:p>
          </text:list-item>
          <text:list-item>
            <text:p text:style-name="P66">a function call.</text:p>
          </text:list-item>
        </text:list>
        <text:p text:style-name="P15">Function calls are described in detail in the following section.</text:p>
        <text:h text:style-name="P12" text:outline-level="6"><text:bookmark-start text:name="__RefHeading___Toc40328_1418072056"/><text:bookmark text:name="_type_reference"/>Type Reference<text:bookmark-end text:name="__RefHeading___Toc40328_1418072056"/></text:h>
        <text:p text:style-name="P6"><text:span text:style-name="T2">A special meta-type, </text:span><text:span text:style-name="Source_20_Text"><text:span text:style-name="T2">EL_TYPE_REF</text:span></text:span><text:span text:style-name="T2"> is provided to refer to a type as an object. This is exclusively used as a convenient way (common in many programming languages) of accessing </text:span><text:span text:style-name="Emphasis"><text:span text:style-name="T2">class features</text:span></text:span><text:span text:style-name="T2"> that do not depend on instance properties (i.e. 'constant', 'enum', and 'static' members in C-based languages) without having to explicitly create an instance. As an expression, a type reference will normally only appear as a qualifier of a feature reference, using syntax such as </text:span><text:span text:style-name="Source_20_Text"><text:span text:style-name="T2">{TypeName}.</text:span></text:span><text:span text:style-name="Source_20_Text"><text:span text:style-name="Emphasis"><text:span text:style-name="T2">feature</text:span></text:span></text:span><text:span text:style-name="T2">, or with arguments, </text:span><text:span text:style-name="Source_20_Text"><text:span text:style-name="T2">{TypeName}.</text:span></text:span><text:span text:style-name="Source_20_Text"><text:span text:style-name="Emphasis"><text:span text:style-name="T2">function (args…​)</text:span></text:span></text:span><text:span text:style-name="T2">.</text:span></text:p>
        <text:p text:style-name="P15"><text:soft-page-break/>A class feature is defined as one that is:</text:p>
        <text:list text:style-name="L39">
          <text:list-item>
            <text:p text:style-name="P67">a constant;</text:p>
          </text:list-item>
          <text:list-item>
            <text:p text:style-name="P67">an enumeration literal;</text:p>
          </text:list-item>
          <text:list-item>
            <text:p text:style-name="P94"><text:span text:style-name="T2">a function that does not reference any class property or make any call that does, in its </text:span><text:span text:style-name="Source_20_Text"><text:span text:style-name="Emphasis"><text:span text:style-name="T2">body</text:span></text:span></text:span><text:span text:style-name="T2">, </text:span><text:span text:style-name="Source_20_Text"><text:span text:style-name="Emphasis"><text:span text:style-name="T2">pre_conditions</text:span></text:span></text:span><text:span text:style-name="T2"> or </text:span><text:span text:style-name="Source_20_Text"><text:span text:style-name="Emphasis"><text:span text:style-name="T2">post_conditions</text:span></text:span></text:span><text:span text:style-name="T2">.</text:span></text:p>
          </text:list-item>
        </text:list>
        <text:p text:style-name="P15">The last category typically includes 'external' functions that are wrappers for calls to the operating system or other external resource that maintains its own state independently.</text:p>
        <text:p text:style-name="P15">Since a type reference can be made without instantiation, it may be made to an abstract class as well as a concrete one. This facilitates the use of so-called 'utility' classes containing groups of useful functions e.g. for handling specific kinds of strings.</text:p>
        <text:p text:style-name="P15">Examples of type references as qualifiers of class features include the following:</text:p>
        <text:list text:style-name="L40">
          <text:list-item>
            <text:p text:style-name="P95"><text:span text:style-name="Source_20_Text"><text:span text:style-name="T2">{Env}.</text:span></text:span><text:span text:style-name="Source_20_Text"><text:span text:style-name="Emphasis"><text:span text:style-name="T2">current_time</text:span></text:span></text:span><text:span text:style-name="T2"> to access the class function </text:span><text:span text:style-name="Source_20_Text"><text:span text:style-name="Emphasis"><text:span text:style-name="T2">current_time</text:span></text:span></text:span><text:span text:style-name="T2"> defined on the class (or interface) </text:span><text:span text:style-name="Source_20_Text"><text:span text:style-name="T2">Env</text:span></text:span><text:span text:style-name="T2">;</text:span></text:p>
          </text:list-item>
          <text:list-item>
            <text:p text:style-name="P95"><text:span text:style-name="Source_20_Text"><text:span text:style-name="T2">{Colours}.red</text:span></text:span><text:span text:style-name="T2">, to access an enumeration literal;</text:span></text:p>
          </text:list-item>
          <text:list-item>
            <text:p text:style-name="P95"><text:span text:style-name="Source_20_Text"><text:span text:style-name="T2">{Version_utils}.version_higher ("1.5.40", "11.5.4")</text:span></text:span><text:span text:style-name="T2">.</text:span></text:p>
          </text:list-item>
        </text:list>
        <text:p text:style-name="P6"><text:span text:style-name="T2">A type reference may also be used on its own, such as in the following type test, which is the EL equivalent of programming language operators like </text:span><text:span text:style-name="Source_20_Text"><text:span text:style-name="T2">type_of()</text:span></text:span><text:span text:style-name="T2">.</text:span></text:p>
        <text:list text:style-name="L41">
          <text:list-item>
            <text:p text:style-name="P96"><text:span text:style-name="Source_20_Text"><text:span text:style-name="T2">admission_dates.type = {Interval&lt;Iso8601_date_time&gt;}</text:span></text:span><text:span text:style-name="T2">.</text:span></text:p>
          </text:list-item>
        </text:list>
        <text:h text:style-name="P12" text:outline-level="6"><text:bookmark-start text:name="__RefHeading___Toc40330_1418072056"/><text:bookmark text:name="_agents"/><text:soft-page-break/>Agents<text:bookmark-end text:name="__RefHeading___Toc40330_1418072056"/></text:h>
        <text:p text:style-name="P6"><text:span text:style-name="T2">An agent is the BMM term for a delayed routine call, and has the meta-type </text:span><text:span text:style-name="Source_20_Text"><text:span text:style-name="T2">EL_AGENT</text:span></text:span><text:span text:style-name="T2">, which in turn has as its formal evaluation type (</text:span><text:span text:style-name="Source_20_Text"><text:span text:style-name="Emphasis"><text:span text:style-name="T2">eval_type</text:span></text:span></text:span><text:span text:style-name="T2">) is the meta-type </text:span><text:span text:style-name="Source_20_Text"><text:span text:style-name="T2">BMM_SIGNATURE</text:span></text:span><text:span text:style-name="T2">. It usually appears as a standalone expression, or else a parameter within another agent or function call. Agents are described in detail in the following section.</text:span></text:p>
        <text:h text:style-name="P11" text:outline-level="5"><text:bookmark-start text:name="__RefHeading___Toc40332_1418072056"/><text:bookmark text:name="_variables_2"/>10.2.1.3. Variables<text:bookmark-end text:name="__RefHeading___Toc40332_1418072056"/></text:h>
        <text:p text:style-name="P6"><text:span text:style-name="T2">Symbolic variables (meta-type </text:span><text:span text:style-name="Source_20_Text"><text:span text:style-name="T2">EL_VARIABLE</text:span></text:span><text:span text:style-name="T2">) are one of the following:</text:span></text:p>
        <text:list text:style-name="L42">
          <text:list-item>
            <text:p text:style-name="P97"><text:span text:style-name="T2">variables declared locally in a routine (</text:span><text:span text:style-name="Source_20_Text"><text:span text:style-name="T2">EL_VARIABLE.definition</text:span></text:span><text:span text:style-name="T2"> = </text:span><text:span text:style-name="Source_20_Text"><text:span text:style-name="T2">BMM_LOCAL</text:span></text:span><text:span text:style-name="T2">);</text:span></text:p>
          </text:list-item>
          <text:list-item>
            <text:p text:style-name="P97"><text:span text:style-name="T2">named arguments of a routine (</text:span><text:span text:style-name="Source_20_Text"><text:span text:style-name="T2">EL_VARIABLE.definition</text:span></text:span><text:span text:style-name="T2"> = </text:span><text:span text:style-name="Source_20_Text"><text:span text:style-name="T2">BMM_PARAMETER</text:span></text:span><text:span text:style-name="T2">);</text:span></text:p>
          </text:list-item>
          <text:list-item>
            <text:p text:style-name="P97"><text:span text:style-name="T2">a special variable called 'Result' representing the result object of a function (</text:span><text:span text:style-name="Source_20_Text"><text:span text:style-name="T2">EL_VARIABLE.definition</text:span></text:span><text:span text:style-name="T2"> = </text:span><text:span text:style-name="Source_20_Text"><text:span text:style-name="T2">BMM_RESULT</text:span></text:span><text:span text:style-name="T2">);</text:span></text:p>
          </text:list-item>
          <text:list-item>
            <text:p text:style-name="P97"><text:span text:style-name="T2">a special variable (often called 'this' or 'self' in object-oriented programming languages) to refer to the object acting as the context for enclosed statements (</text:span><text:span text:style-name="Source_20_Text"><text:span text:style-name="T2">EL_VARIABLE.definition</text:span></text:span><text:span text:style-name="T2"> = </text:span><text:span text:style-name="Source_20_Text"><text:span text:style-name="T2">BMM_SELF</text:span></text:span><text:span text:style-name="T2">).</text:span></text:p>
          </text:list-item>
        </text:list>
        <text:h text:style-name="P11" text:outline-level="5"><text:bookmark-start text:name="__RefHeading___Toc40334_1418072056"/><text:bookmark text:name="_predicates"/>10.2.1.4. Predicates<text:bookmark-end text:name="__RefHeading___Toc40334_1418072056"/></text:h>
        <text:p text:style-name="P6"><text:span text:style-name="T2">Predicates in BMM are Boolean-returning terminal expressions taking one feature reference operand, and are represented by the meta-type </text:span><text:span text:style-name="Source_20_Text"><text:span text:style-name="T2">EL_PREDICATE</text:span></text:span><text:span text:style-name="T2">. Predicates conceptually apply to data instance structures and may be understood as queries on data. Any number of specific predicates might be added as extensions via inheritance. In particular, Xpath-style predicates could be supported by addition of meta-types descending from </text:span><text:span text:style-name="Source_20_Text"><text:span text:style-name="T2">EL_PREDICATE</text:span></text:span><text:span text:style-name="T2">. The following UML shows the predicate meta-types.</text:span></text:p>
        <text:section text:style-name="Sect1" text:name="bmm_expression_predicate">
          <text:p text:style-name="P7"><draw:frame draw:style-name="fr3" draw:name="Image38" text:anchor-type="as-char" svg:width="0.7874in" svg:height="0.3937in" draw:z-index="37"><draw:image xlink:href="../Basic%20Meta-Model%20(BMM)_files/LANG-bmm.expression-predicate.svg" xlink:type="simple" xlink:show="embed" xlink:actuate="onLoad"/><svg:title>LANG bmm.expression predicate</svg:title></draw:frame><text:s/></text:p>
          <text:p text:style-name="P21"><text:soft-page-break/>Figure 36. Predicates</text:p>
        </text:section>
        <text:p text:style-name="P15">The following predicates are pre-defined.</text:p>
        <text:h text:style-name="P12" text:outline-level="6"><text:bookmark-start text:name="__RefHeading___Toc40336_1418072056"/><text:bookmark text:name="_attached_x"/>Attached (x)<text:bookmark-end text:name="__RefHeading___Toc40336_1418072056"/></text:h>
        <text:p text:style-name="P6"><text:span text:style-name="T2">The </text:span><text:span text:style-name="Source_20_Text"><text:span text:style-name="T2">attached</text:span></text:span><text:span text:style-name="T2"> predicate is used to test for an instance reference (including a function call result) being </text:span><text:span text:style-name="Source_20_Text"><text:span text:style-name="T2">Void</text:span></text:span><text:span text:style-name="T2">. It may be used in expressions such as the following class invariant.</text:span></text:p>
        <text:p text:style-name="P5"><text:span text:style-name="Source_20_Text"><text:span text:style-name="T2">class SmartRef</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property url: Url;</text:span></text:span></text:p>
        <text:p text:style-name="Preformatted_20_Text"><text:span text:style-name="Source_20_Text"><text:span text:style-name="T2"><text:s text:c="4"/>property value: Base64String;</text:span></text:span></text:p>
        <text:p text:style-name="Preformatted_20_Text"/>
        <text:p text:style-name="Preformatted_20_Text"><text:span text:style-name="Source_20_Text"><text:span text:style-name="T2"><text:s text:c="4"/>invariant</text:span></text:span></text:p>
        <text:p text:style-name="P23"><text:span text:style-name="Source_20_Text"><text:span text:style-name="T2"><text:s text:c="8"/>Validity: attached(url) or attached(value)</text:span></text:span></text:p>
        <text:h text:style-name="P12" text:outline-level="6"><text:bookmark-start text:name="__RefHeading___Toc40338_1418072056"/><text:bookmark text:name="_defined_x"/>Defined (x)<text:bookmark-end text:name="__RefHeading___Toc40338_1418072056"/></text:h>
        <text:p text:style-name="P6"><text:span text:style-name="T2">The </text:span><text:span text:style-name="Source_20_Text"><text:span text:style-name="T2">defined</text:span></text:span><text:span text:style-name="T2"> predicate is used to test whether an instance that is mapped to an external data access method exists in the data context (regardless of its value there).</text:span></text:p>
        <text:p text:style-name="P20">TBD: this might be replaced by another approach.</text:p>
        <text:h text:style-name="P10" text:outline-level="4"><text:bookmark-start text:name="__RefHeading___Toc40340_1418072056"/><text:bookmark text:name="_decision_tables"/>10.2.2. Decision Tables<text:bookmark-end text:name="__RefHeading___Toc40340_1418072056"/></text:h>
        <text:p text:style-name="P6"><text:span text:style-name="T2">The BMM </text:span><text:span text:style-name="Source_20_Text"><text:span text:style-name="T2">expression</text:span></text:span><text:span text:style-name="T2"> package contains the meta-class </text:span><text:span text:style-name="Source_20_Text"><text:span text:style-name="T2">EL_DECISION_TABLE</text:span></text:span><text:span text:style-name="T2"> that defines an abstract </text:span><text:span text:style-name="Emphasis"><text:span text:style-name="T2">decision table</text:span></text:span><text:span text:style-name="T2"> construct, consisting of an ordered set of </text:span><text:span text:style-name="Source_20_Text"><text:span text:style-name="Emphasis"><text:span text:style-name="T2">items</text:span></text:span></text:span><text:span text:style-name="T2">, each of type </text:span><text:span text:style-name="Source_20_Text"><text:span text:style-name="T2">EL_DECISION_BRANCH</text:span></text:span><text:span text:style-name="T2">, and having a </text:span><text:span text:style-name="Source_20_Text"><text:span text:style-name="Emphasis"><text:span text:style-name="T2">result</text:span></text:span></text:span><text:span text:style-name="T2"> of any expression type (including another decision </text:span><text:soft-page-break/><text:span text:style-name="T2">table). Two concrete subtypes of each of these abstract meta-types are used to represent two common kinds of decision structure found in procedural and most object-oriented programming languages:</text:span></text:p>
        <text:list text:style-name="L43">
          <text:list-item>
            <text:p text:style-name="P98"><text:span text:style-name="T2">an if/then/elseif/else condition chain (meta-classes </text:span><text:span text:style-name="Source_20_Text"><text:span text:style-name="T2">EL_CONDITION_CHAIN</text:span></text:span><text:span text:style-name="T2"> and </text:span><text:span text:style-name="Source_20_Text"><text:span text:style-name="T2">EL_CONDITIONAL_EXPRESSION</text:span></text:span><text:span text:style-name="T2">); and</text:span></text:p>
          </text:list-item>
          <text:list-item>
            <text:p text:style-name="P98"><text:span text:style-name="T2">a case statement style table (meta-classes </text:span><text:span text:style-name="Source_20_Text"><text:span text:style-name="T2">EL_CASE_TABLE</text:span></text:span><text:span text:style-name="T2"> and </text:span><text:span text:style-name="Source_20_Text"><text:span text:style-name="T2">EL_CASE</text:span></text:span><text:span text:style-name="T2">), whose conditions are value intervals against which the table’s </text:span><text:span text:style-name="Source_20_Text"><text:span text:style-name="Emphasis"><text:span text:style-name="T2">input</text:span></text:span></text:span><text:span text:style-name="T2"> value expression is evaluated to determine the result.</text:span></text:p>
          </text:list-item>
        </text:list>
        <text:p text:style-name="P6"><text:span text:style-name="T2">The </text:span><text:span text:style-name="Source_20_Text"><text:span text:style-name="Emphasis"><text:span text:style-name="T2">else</text:span></text:span></text:span><text:span text:style-name="T2"> branch will be used to provide the result expression in the case that all other branches fail, guaranteeing a result.</text:span></text:p>
        <text:p text:style-name="P6"><text:span text:style-name="Source_20_Text"><text:span text:style-name="T2">EL_DECISION_TABLE</text:span></text:span><text:span text:style-name="T2"> and its descendants are also kind of expression, enabling them to be used as value-returning entities in certain other expression contexts, including inside other decision tables.</text:span></text:p>
        <text:p text:style-name="P15">The following UML illustrates.</text:p>
        <text:section text:style-name="Sect1" text:name="bmm_expression_decision_table">
          <text:p text:style-name="P7"><draw:frame draw:style-name="fr3" draw:name="Image39" text:anchor-type="as-char" svg:width="0.7874in" svg:height="0.3937in" draw:z-index="38"><draw:image xlink:href="../Basic%20Meta-Model%20(BMM)_files/LANG-bmm.expression-decision_table.svg" xlink:type="simple" xlink:show="embed" xlink:actuate="onLoad"/><svg:title>LANG bmm.expression decision table</svg:title></draw:frame><text:s/></text:p>
          <text:p text:style-name="P21">Figure 37. Decision Tables</text:p>
        </text:section>
        <text:p text:style-name="P6"><text:span text:style-name="T2">The logic of a </text:span><text:span text:style-name="Source_20_Text"><text:span text:style-name="T2">EL_CONDITION_CHAIN</text:span></text:span><text:span text:style-name="T2"> is the same as an if/then/elseif/else chain in procedural programming, except that instead of assignment statements on each branch, pure result expressions are used. This enables a more sophisticated syntactic rendering, resembling a table, such as the following:</text:span></text:p>
        <text:p text:style-name="P5"><text:span text:style-name="Source_20_Text"><text:span text:style-name="T2"><text:s text:c="4"/>molecular_subtype: Terminology_term</text:span></text:span></text:p>
        <text:p text:style-name="Preformatted_20_Text"><text:span text:style-name="Source_20_Text"><text:span text:style-name="T2"><text:s text:c="8"/>Result := choice in</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oft-page-break/><text:span text:style-name="Source_20_Text"><text:span text:style-name="T2"><text:s text:c="12"/>her2_negative and</text:span></text:span></text:p>
        <text:p text:style-name="Preformatted_20_Text"><text:span text:style-name="Source_20_Text"><text:span text:style-name="T2"><text:s text:c="12"/>not ki67.in_range (#high): <text:s text:c="3"/>#luminal_A,</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luminal_B_HER2_negative,</text:span></text:span></text:p>
        <text:p text:style-name="Preformatted_20_Text"><text:span text:style-name="Source_20_Text"><text:span text:style-name="T2"><text:s text:c="12"/>-------------------------------------------------------</text:span></text:span></text:p>
        <text:p text:style-name="Preformatted_20_Text"><text:span text:style-name="Source_20_Text"><text:span text:style-name="T2"><text:s text:c="12"/>er_positive and</text:span></text:span></text:p>
        <text:p text:style-name="Preformatted_20_Text"><text:span text:style-name="Source_20_Text"><text:span text:style-name="T2"><text:s text:c="12"/>her2_positive: <text:s text:c="15"/>#luminal_B_HER2_positive,</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positive and</text:span></text:span></text:p>
        <text:p text:style-name="Preformatted_20_Text"><text:span text:style-name="Source_20_Text"><text:span text:style-name="T2"><text:s text:c="12"/>ki67.in_range (#high): <text:s text:c="7"/>#HER2,</text:span></text:span></text:p>
        <text:p text:style-name="Preformatted_20_Text"><text:span text:style-name="Source_20_Text"><text:span text:style-name="T2"><text:s text:c="12"/>-------------------------------------------------------</text:span></text:span></text:p>
        <text:p text:style-name="Preformatted_20_Text"><text:span text:style-name="Source_20_Text"><text:span text:style-name="T2"><text:s text:c="12"/>er_negative and</text:span></text:span></text:p>
        <text:p text:style-name="Preformatted_20_Text"><text:span text:style-name="Source_20_Text"><text:span text:style-name="T2"><text:s text:c="12"/>pr_negative and</text:span></text:span></text:p>
        <text:p text:style-name="Preformatted_20_Text"><text:span text:style-name="Source_20_Text"><text:span text:style-name="T2"><text:s text:c="12"/>her2_negative and</text:span></text:span></text:p>
        <text:p text:style-name="Preformatted_20_Text"><text:span text:style-name="Source_20_Text"><text:span text:style-name="T2"><text:s text:c="12"/>ki67.in_range (#high): <text:s text:c="7"/>#triple_negative,</text:span></text:span></text:p>
        <text:p text:style-name="Preformatted_20_Text"><text:span text:style-name="Source_20_Text"><text:span text:style-name="T2"><text:s text:c="12"/>-------------------------------------------------------</text:span></text:span></text:p>
        <text:p text:style-name="Preformatted_20_Text"><text:span text:style-name="Source_20_Text"><text:span text:style-name="T2"><text:s text:c="12"/>*: <text:s text:c="27"/>#none</text:span></text:span></text:p>
        <text:p text:style-name="Preformatted_20_Text"><text:span text:style-name="Source_20_Text"><text:span text:style-name="T2"><text:s text:c="12"/>=======================================================</text:span></text:span></text:p>
        <text:p text:style-name="P23"><text:span text:style-name="Source_20_Text"><text:span text:style-name="T2"><text:s text:c="8"/>;</text:span></text:span></text:p>
        <text:p text:style-name="P6"><text:span text:style-name="T2">The above is a function that computes the molecular subtype of breast cancer using a decision table whose branches are based on a number of input variables that appear in expressions down the left-hand side and which returns a </text:span><text:span text:style-name="Source_20_Text"><text:span text:style-name="T2">Terminology_code</text:span></text:span><text:span text:style-name="T2"> instance (the notation </text:span><text:span text:style-name="Source_20_Text"><text:span text:style-name="T2">#identifier</text:span></text:span><text:span text:style-name="T2"> represents a literal </text:span><text:span text:style-name="Source_20_Text"><text:span text:style-name="T2">Terminology_code</text:span></text:span><text:span text:style-name="T2"> instance).</text:span></text:p>
        <text:p text:style-name="P6"><text:soft-page-break/><text:span text:style-name="T2">An example of </text:span><text:span text:style-name="Source_20_Text"><text:span text:style-name="T2">EL_CASE_TABLE</text:span></text:span><text:span text:style-name="T2"> is shown below. Here, two case tables are used, with each generating a numeric result based on the values of the </text:span><text:span text:style-name="Source_20_Text"><text:span text:style-name="T2">platelets</text:span></text:span><text:span text:style-name="T2"> and </text:span><text:span text:style-name="Source_20_Text"><text:span text:style-name="T2">gfr</text:span></text:span><text:span text:style-name="T2"> variables respectively.</text:span></text:p>
        <text:p text:style-name="P5"><text:span text:style-name="Source_20_Text"><text:span text:style-name="T2"><text:s text:c="4"/>cyclophosphamide_dose: Quantity</text:span></text:span></text:p>
        <text:p text:style-name="Preformatted_20_Text"><text:span text:style-name="Source_20_Text"><text:span text:style-name="T2"><text:s text:c="8"/>Result := cyclophosphamide_dose_per_m2 * BSA.bsa_m2</text:span></text:span></text:p>
        <text:p text:style-name="Preformatted_20_Text"><text:span text:style-name="Source_20_Text"><text:span text:style-name="T2"><text:s text:c="12"/>* case platelets.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text:span></text:span></text:p>
        <text:p text:style-name="Preformatted_20_Text"><text:span text:style-name="Source_20_Text"><text:span text:style-name="T2"><text:s text:c="12"/>* case gfr.range in</text:span></text:span></text:p>
        <text:p text:style-name="Preformatted_20_Text"><text:span text:style-name="Source_20_Text"><text:span text:style-name="T2"><text:s text:c="16"/>===================</text:span></text:span></text:p>
        <text:p text:style-name="Preformatted_20_Text"><text:span text:style-name="Source_20_Text"><text:span text:style-name="T2"><text:s text:c="16"/>#normal: <text:s text:c="5"/>1,</text:span></text:span></text:p>
        <text:p text:style-name="Preformatted_20_Text"><text:span text:style-name="Source_20_Text"><text:span text:style-name="T2"><text:s text:c="16"/>#low: <text:s text:c="8"/>0.75,</text:span></text:span></text:p>
        <text:p text:style-name="Preformatted_20_Text"><text:span text:style-name="Source_20_Text"><text:span text:style-name="T2"><text:s text:c="16"/>#very_low: <text:s text:c="3"/>0.5</text:span></text:span></text:p>
        <text:p text:style-name="Preformatted_20_Text"><text:span text:style-name="Source_20_Text"><text:span text:style-name="T2"><text:s text:c="16"/>===================</text:span></text:span></text:p>
        <text:p text:style-name="P23"><text:span text:style-name="Source_20_Text"><text:span text:style-name="T2"><text:s text:c="12"/>;</text:span></text:span></text:p>
        <text:h text:style-name="P9" text:outline-level="3"><text:bookmark-start text:name="__RefHeading___Toc40342_1418072056"/><text:bookmark text:name="_operator_expressions"/>10.3. Operator Expressions<text:bookmark-end text:name="__RefHeading___Toc40342_1418072056"/></text:h>
        <text:p text:style-name="P6"><text:span text:style-name="T2">BMM contains meta-types representing operators, but assumes that all operators are surface aliases for functions defined on some class. For this reason, an occurrence of an operator within an expression, represented an instance of a descendant of </text:span><text:span text:style-name="Source_20_Text"><text:span text:style-name="T2">EL_OPERATOR</text:span></text:span><text:span text:style-name="T2">, contains the attribute </text:span><text:span text:style-name="Source_20_Text"><text:span text:style-name="Emphasis"><text:span text:style-name="T2">definition</text:span></text:span></text:span><text:span text:style-name="T2"> to refer to the corresponding function definition. This has to be inferred from the types of its operands. Consequently, 'operator expressions' as commonly understood are simply function calls (often nested) in BMM. The following UML shows the relevant meta-types.</text:span></text:p>
        <text:section text:style-name="Sect1" text:name="bmm_expression_operator">
          <text:p text:style-name="P7"><text:soft-page-break/><draw:frame draw:style-name="fr3" draw:name="Image40" text:anchor-type="as-char" svg:width="0.7874in" svg:height="0.3937in" draw:z-index="39"><draw:image xlink:href="../Basic%20Meta-Model%20(BMM)_files/LANG-bmm.expression-operator.svg" xlink:type="simple" xlink:show="embed" xlink:actuate="onLoad"/><svg:title>LANG bmm.expression operator</svg:title></draw:frame><text:s/></text:p>
          <text:p text:style-name="P21">Figure 38. Operator meta-types</text:p>
        </text:section>
        <text:p text:style-name="P15">The following example illustrates the general meta-model of expressions, using a typical use of expression, the class invariant.</text:p>
        <text:p text:style-name="P5"><text:span text:style-name="Source_20_Text"><text:span text:style-name="T2">class Account</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balance: Decimal</text:span></text:span></text:p>
        <text:p text:style-name="Preformatted_20_Text"><text:span text:style-name="Source_20_Text"><text:span text:style-name="T2"><text:s text:c="4"/>overdraft_limit: Decimal</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balance + overdraft_limit &gt; 0</text:span></text:span></text:p>
        <text:p text:style-name="P6"><text:span text:style-name="T2">The expression </text:span><text:span text:style-name="Source_20_Text"><text:span text:style-name="T2">balance + overdraft_limit &gt; 0</text:span></text:span><text:span text:style-name="T2"> makes use of two operators </text:span><text:span text:style-name="Source_20_Text"><text:span text:style-name="T2">+</text:span></text:span><text:span text:style-name="T2"> and </text:span><text:span text:style-name="Source_20_Text"><text:span text:style-name="T2">&gt;</text:span></text:span><text:span text:style-name="T2">, which are really functions defined on the type </text:span><text:span text:style-name="Source_20_Text"><text:span text:style-name="T2">Decimal</text:span></text:span><text:span text:style-name="T2">, as follows.</text:span></text:p>
        <text:p text:style-name="P5"><text:span text:style-name="Source_20_Text"><text:span text:style-name="T2">class Decimal</text:span></text:span></text:p>
        <text:p text:style-name="Preformatted_20_Text"/>
        <text:p text:style-name="Preformatted_20_Text"><text:span text:style-name="Source_20_Text"><text:span text:style-name="T2">feature</text:span></text:span></text:p>
        <text:p text:style-name="Preformatted_20_Text"><text:span text:style-name="Source_20_Text"><text:span text:style-name="T2"><text:s text:c="4"/>greater_than (other: Decimal): Boolean</text:span></text:span></text:p>
        <text:p text:style-name="Preformatted_20_Text"><text:span text:style-name="Source_20_Text"><text:span text:style-name="T2"><text:s text:c="8"/>alias '&gt;'</text:span></text:span></text:p>
        <text:p text:style-name="Preformatted_20_Text"/>
        <text:p text:style-name="Preformatted_20_Text"><text:span text:style-name="Source_20_Text"><text:span text:style-name="T2"><text:s text:c="4"/>addition: (other: Decimal): Decimal</text:span></text:span></text:p>
        <text:p text:style-name="P23"><text:span text:style-name="Source_20_Text"><text:span text:style-name="T2"><text:s text:c="8"/>alias '+'</text:span></text:span></text:p>
        <text:p text:style-name="P15">A parser processing this expression would produce the result shown below, assuming that the BMM model containing these classes had already been instantiated.</text:p>
        <text:section text:style-name="Sect1" text:name="bmm_expression_property_ref">
          <text:p text:style-name="P7"><text:soft-page-break/><draw:frame draw:style-name="fr3" draw:name="Image41" text:anchor-type="as-char" svg:width="0.7874in" svg:height="0.3937in" draw:z-index="40"><draw:image xlink:href="../Basic%20Meta-Model%20(BMM)_files/bmm_expression_property_ref.svg" xlink:type="simple" xlink:show="embed" xlink:actuate="onLoad"/><svg:title>bmm expression property ref</svg:title></draw:frame><text:s/></text:p>
          <text:p text:style-name="P21">Figure 39. Instantiated Operator Expression</text:p>
        </text:section>
        <text:p text:style-name="P15">Below, we consider a number of examples illustrating expressions containing the various kinds of terminal reference, based on the following assumed declarations.</text:p>
        <text:p text:style-name="P5"><text:span text:style-name="Source_20_Text"><text:span text:style-name="T2"><text:s text:c="4"/>feature -- Definitions</text:span></text:span></text:p>
        <text:p text:style-name="Preformatted_20_Text"/>
        <text:p text:style-name="Preformatted_20_Text"><text:span text:style-name="Source_20_Text"><text:span text:style-name="T2"><text:s text:c="8"/>Fast_resting_heart_rate: Real = 100;</text:span></text:span></text:p>
        <text:p text:style-name="Preformatted_20_Text"><text:span text:style-name="Source_20_Text"><text:span text:style-name="T2"><text:s text:c="8"/>Atrial_fibrillation_heart_rate: Real = 120;</text:span></text:span></text:p>
        <text:p text:style-name="Preformatted_20_Text"><text:span text:style-name="Source_20_Text"><text:span text:style-name="T2"><text:s text:c="8"/>Erratic: Terminology_code = {</text:span></text:span></text:p>
        <text:p text:style-name="Preformatted_20_Text"><text:span text:style-name="Source_20_Text"><text:span text:style-name="T2"><text:s text:c="12"/>"terminology_id": "snomed_ct",</text:span></text:span></text:p>
        <text:p text:style-name="Preformatted_20_Text"><text:span text:style-name="Source_20_Text"><text:span text:style-name="T2"><text:s text:c="12"/>"code_string": "286761003"</text:span></text:span></text:p>
        <text:p text:style-name="Preformatted_20_Text"><text:span text:style-name="Source_20_Text"><text:span text:style-name="T2"><text:s text:c="8"/>}</text:span></text:span></text:p>
        <text:p text:style-name="Preformatted_20_Text"><text:span text:style-name="Source_20_Text"><text:span text:style-name="T2"><text:s text:c="8"/>Blood_pressure_units: String = "mm[Hg]";</text:span></text:span></text:p>
        <text:p text:style-name="Preformatted_20_Text"/>
        <text:p text:style-name="Preformatted_20_Text"><text:span text:style-name="Source_20_Text"><text:span text:style-name="T2"><text:s text:c="4"/>feature -- Accessors</text:span></text:span></text:p>
        <text:p text:style-name="Preformatted_20_Text"/>
        <text:p text:style-name="Preformatted_20_Text"><text:span text:style-name="Source_20_Text"><text:span text:style-name="T2"><text:s text:c="8"/>heart_rate: Real;</text:span></text:span></text:p>
        <text:p text:style-name="Preformatted_20_Text"><text:span text:style-name="Source_20_Text"><text:span text:style-name="T2"><text:s text:c="8"/>heart_rhythm: Terminology_code;</text:span></text:span></text:p>
        <text:p text:style-name="Preformatted_20_Text"><text:span text:style-name="Source_20_Text"><text:span text:style-name="T2"><text:s text:c="8"/>bp_samples: List&lt;Quantity&gt;;</text:span></text:span></text:p>
        <text:p text:style-name="P23"><text:span text:style-name="Source_20_Text"><text:span text:style-name="T2"><text:s text:c="8"/>patient: Patient;</text:span></text:span></text:p>
        <text:p text:style-name="P6"><text:span text:style-name="T2">The first example is a comparison of a property value to a value,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80</text:span></text:span></text:p>
        <text:p text:style-name="P6"><text:soft-page-break/><text:span text:style-name="T2">The following shows the comparison of a property value with a constant, where the </text:span><text:span text:style-name="Source_20_Text"><text:span text:style-name="T2">&gt;=</text:span></text:span><text:span text:style-name="T2"> operator maps to the function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p>
        <text:p text:style-name="P3"><text:span text:style-name="Source_20_Text"><text:span text:style-name="T2"><text:s text:c="4"/>heart_rate &gt;= Fast_resting_heart_rate</text:span></text:span></text:p>
        <text:p text:style-name="P6"><text:span text:style-name="T2">The following is a logical condition, where the </text:span><text:span text:style-name="Source_20_Text"><text:span text:style-name="T2">=</text:span></text:span><text:span text:style-name="T2"> operator maps to a function such as </text:span><text:span text:style-name="Source_20_Text"><text:span text:style-name="T2">Terminology_code.</text:span></text:span><text:span text:style-name="Source_20_Text"><text:span text:style-name="Emphasis"><text:span text:style-name="T2">equal</text:span></text:span></text:span><text:span text:style-name="Source_20_Text"><text:span text:style-name="T2">()</text:span></text:span><text:span text:style-name="T2">; </text:span><text:span text:style-name="Source_20_Text"><text:span text:style-name="T2">and</text:span></text:span><text:span text:style-name="T2"> maps to </text:span><text:span text:style-name="Source_20_Text"><text:span text:style-name="T2">Boolean.</text:span></text:span><text:span text:style-name="Source_20_Text"><text:span text:style-name="Emphasis"><text:span text:style-name="T2">and</text:span></text:span></text:span><text:span text:style-name="Source_20_Text"><text:span text:style-name="T2">()</text:span></text:span><text:span text:style-name="T2">; and </text:span><text:span text:style-name="Source_20_Text"><text:span text:style-name="T2">&gt;=</text:span></text:span><text:span text:style-name="T2"> maps to </text:span><text:span text:style-name="Source_20_Text"><text:span text:style-name="T2">Real.</text:span></text:span><text:span text:style-name="Source_20_Text"><text:span text:style-name="Emphasis"><text:span text:style-name="T2">greater_than_or_equal</text:span></text:span></text:span><text:span text:style-name="Source_20_Text"><text:span text:style-name="T2">()</text:span></text:span><text:span text:style-name="T2">.</text:span></text:p>
        <text:p text:style-name="P3"><text:span text:style-name="Source_20_Text"><text:span text:style-name="T2"><text:s text:c="4"/>heart_rhythm = Erratic and heart_rate &gt;= Atrial_fibrillation_heart_rate</text:span></text:span></text:p>
        <text:p text:style-name="P6"><text:span text:style-name="T2">The following is the same logical condition, but with the use of object scope specified with 'dot notation', here </text:span><text:span text:style-name="Source_20_Text"><text:span text:style-name="T2">'patient.'</text:span></text:span><text:span text:style-name="T2">.</text:span></text:p>
        <text:p text:style-name="P3"><text:span text:style-name="Source_20_Text"><text:span text:style-name="T2"><text:s text:c="4"/>patient.heart_rhythm = Erratic and patient.heart_rate &gt;= Atrial_fibrillation_heart_rate</text:span></text:span></text:p>
        <text:p text:style-name="P15">The following shows a function call whose argument is an expression.</text:p>
        <text:p text:style-name="P3"><text:span text:style-name="Source_20_Text"><text:span text:style-name="T2"><text:s text:c="4"/>date_of_birth.earlier ({Env}.current_date - P10Y)</text:span></text:span></text:p>
        <text:p text:style-name="P6"><text:span text:style-name="T2">The following shows the use of an inline agent as an argument to the function </text:span><text:span text:style-name="Source_20_Text"><text:span text:style-name="T2">List.</text:span></text:span><text:span text:style-name="Source_20_Text"><text:span text:style-name="Emphasis"><text:span text:style-name="T2">for_all</text:span></text:span></text:span><text:span text:style-name="Source_20_Text"><text:span text:style-name="T2">()</text:span></text:span><text:span text:style-name="T2">.</text:span></text:p>
        <text:p text:style-name="P5"><text:span text:style-name="Source_20_Text"><text:span text:style-name="T2"><text:s text:c="4"/>bp_samples.for_all (</text:span></text:span></text:p>
        <text:p text:style-name="Preformatted_20_Text"><text:span text:style-name="Source_20_Text"><text:span text:style-name="T2"><text:s text:c="8"/>agent (a_quantity: Quantity) {</text:span></text:span></text:p>
        <text:p text:style-name="Preformatted_20_Text"><text:span text:style-name="Source_20_Text"><text:span text:style-name="T2"><text:s text:c="12"/>a_quantity.units.is_equal (Blood_pressure_units);</text:span></text:span></text:p>
        <text:p text:style-name="Preformatted_20_Text"><text:span text:style-name="Source_20_Text"><text:span text:style-name="T2"><text:s text:c="8"/>}</text:span></text:span></text:p>
        <text:p text:style-name="P23"><text:span text:style-name="Source_20_Text"><text:span text:style-name="T2"><text:s text:c="4"/>);</text:span></text:span></text:p>
        <text:h text:style-name="P9" text:outline-level="3"><text:bookmark-start text:name="__RefHeading___Toc40344_1418072056"/><text:bookmark text:name="_tuples"/>10.4. Tuples<text:bookmark-end text:name="__RefHeading___Toc40344_1418072056"/></text:h>
        <text:p text:style-name="P15">Although rarely useful in class definitions, a Tuple of any degree may be formed from any combination of other EL expressions and <text:soft-page-break/>used on its own as an expression terminal element. The main use for this construct is to express a literal tuple, i.e. one whose constituents consist only of proper literal values.</text:p>
        <text:p text:style-name="P6"><text:span text:style-name="T2">For more general uses of BMM Expressions, tuple instances are the basis of representing ad hoc query results which have a formal type such as </text:span><text:span text:style-name="Source_20_Text"><text:span text:style-name="T2">List&lt;[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gt;</text:span></text:span><text:span text:style-name="T2">, where </text:span><text:span text:style-name="Source_20_Text"><text:span text:style-name="T2">[T</text:span></text:span><text:span text:style-name="Source_20_Text"><text:span text:style-name="T3">a</text:span></text:span><text:span text:style-name="Source_20_Text"><text:span text:style-name="T2">, T</text:span></text:span><text:span text:style-name="Source_20_Text"><text:span text:style-name="T3">b</text:span></text:span><text:span text:style-name="Source_20_Text"><text:span text:style-name="T2">, T</text:span></text:span><text:span text:style-name="Source_20_Text"><text:span text:style-name="T3">c</text:span></text:span><text:span text:style-name="Source_20_Text"><text:span text:style-name="T2">]</text:span></text:span><text:span text:style-name="T2"> represents a tuple of three types.</text:span></text:p>
        <text:h text:style-name="P9" text:outline-level="3"><text:bookmark-start text:name="__RefHeading___Toc40346_1418072056"/><text:bookmark text:name="_usage_in_bmm_models"/>10.5. Usage in BMM Models<text:bookmark-end text:name="__RefHeading___Toc40346_1418072056"/></text:h>
        <text:p text:style-name="P6"><text:span text:style-name="T2">Expressions as used in BMM models to express class invariants and routine pre- and post-conditions are always in the form of an </text:span><text:span text:style-name="Source_20_Text"><text:span text:style-name="T2">BMM_ASSERTION</text:span></text:span><text:span text:style-name="T2">, i.e. a tagged Boolean-returning </text:span><text:span text:style-name="Source_20_Text"><text:span text:style-name="T2">EL_EXPRESSION</text:span></text:span><text:span text:style-name="T2">.</text:span></text:p>
        <text:h text:style-name="P10" text:outline-level="4"><text:bookmark-start text:name="__RefHeading___Toc40348_1418072056"/><text:bookmark text:name="_simple_assertions"/>10.5.1. Simple Assertions<text:bookmark-end text:name="__RefHeading___Toc40348_1418072056"/></text:h>
        <text:p text:style-name="P15">Simple assertions may be formed from common operators and operands, including the usual logical arithmetic and comparison operators, as well as any operators relating to specific data types. Normally the top-level operator in the Expression graph is a logical or relational operator. Since all operators are mapped to functions defined on types, there are no 'floating' or 'built-in' operators as such.</text:p>
        <text:h text:style-name="P10" text:outline-level="4"><text:bookmark-start text:name="__RefHeading___Toc40350_1418072056"/><text:bookmark text:name="_existential_and_universal_quantifier_invariants"/>10.5.2. Existential and Universal Quantifier Invariants<text:bookmark-end text:name="__RefHeading___Toc40350_1418072056"/></text:h>
        <text:p text:style-name="P15">A common kind of expression used in class invariants operates over collections and uses the existential and universal quantifier operators, i.e. ∃ and ∀, from predicate logic. A typical expression to use within a class invariant is shown below in an abstract syntax.</text:p>
        <text:p text:style-name="P5"><text:span text:style-name="Source_20_Text"><text:span text:style-name="T2">class PersonName</text:span></text:span></text:p>
        <text:p text:style-name="Preformatted_20_Text"><text:span text:style-name="Source_20_Text"><text:span text:style-name="T2">property items: String[1..*];</text:span></text:span></text:p>
        <text:p text:style-name="Preformatted_20_Text"/>
        <text:p text:style-name="Preformatted_20_Text"><text:soft-page-break/><text:span text:style-name="Source_20_Text"><text:span text:style-name="T2">invariant</text:span></text:span></text:p>
        <text:p text:style-name="P23"><text:span text:style-name="Source_20_Text"><text:span text:style-name="T2"><text:s text:c="4"/>∀ nameItem: items | not nameItem.isEmpty()</text:span></text:span></text:p>
        <text:p text:style-name="P15">A different syntax might express it as follows.</text:p>
        <text:p text:style-name="P5"><text:span text:style-name="Source_20_Text"><text:span text:style-name="T2"><text:s text:c="4"/>invariant</text:span></text:span></text:p>
        <text:p text:style-name="Preformatted_20_Text"><text:span text:style-name="Source_20_Text"><text:span text:style-name="T2"><text:s text:c="8"/>for nameItem in items all</text:span></text:span></text:p>
        <text:p text:style-name="Preformatted_20_Text"><text:span text:style-name="Source_20_Text"><text:span text:style-name="T2"><text:s text:c="12"/>not nameItem.isEmpty()</text:span></text:span></text:p>
        <text:p text:style-name="P23"><text:span text:style-name="Source_20_Text"><text:span text:style-name="T2"><text:s text:c="8"/>end</text:span></text:span></text:p>
        <text:p text:style-name="P15">A similar invariant, this time using ∃, is shown below.</text:p>
        <text:p text:style-name="P5"><text:span text:style-name="Source_20_Text"><text:span text:style-name="T2"><text:s text:c="4"/>invariant</text:span></text:span></text:p>
        <text:p text:style-name="Preformatted_20_Text"><text:span text:style-name="Source_20_Text"><text:span text:style-name="T2"><text:s text:c="8"/>for nameItem in items</text:span></text:span></text:p>
        <text:p text:style-name="P23"><text:span text:style-name="Source_20_Text"><text:span text:style-name="T2"><text:s text:c="12"/>∃ not nameItem.isEmpty()</text:span></text:span></text:p>
        <text:p text:style-name="P6"><text:span text:style-name="T2">Regardless of the surface syntax, expressions such as the above map to functions such as </text:span><text:span text:style-name="Source_20_Text"><text:span text:style-name="Emphasis"><text:span text:style-name="T2">for_all</text:span></text:span></text:span><text:span text:style-name="T2"> and </text:span><text:span text:style-name="Source_20_Text"><text:span text:style-name="T2">there_exists</text:span></text:span><text:span text:style-name="T2"> defined on relevant linear container types. These functions have the following signatures in which the 'test' expression appears as a Function agent type.</text:span></text:p>
        <text:p text:style-name="P5"><text:span text:style-name="Source_20_Text"><text:span text:style-name="T2">class Container&lt;T&gt;</text:span></text:span></text:p>
        <text:p text:style-name="Preformatted_20_Text"/>
        <text:p text:style-name="Preformatted_20_Text"><text:span text:style-name="Source_20_Text"><text:span text:style-name="T2">feature</text:span></text:span></text:p>
        <text:p text:style-name="Preformatted_20_Text"/>
        <text:p text:style-name="Preformatted_20_Text"><text:span text:style-name="Source_20_Text"><text:span text:style-name="T2"><text:s text:c="4"/>for_all (test: Function&lt;[T], Boolean&gt;): Boolean;</text:span></text:span></text:p>
        <text:p text:style-name="Preformatted_20_Text"><text:span text:style-name="Source_20_Text"><text:span text:style-name="T2"><text:s text:c="12"/>-- True if for every v in container, test (v) is True</text:span></text:span></text:p>
        <text:p text:style-name="Preformatted_20_Text"/>
        <text:p text:style-name="Preformatted_20_Text"><text:span text:style-name="Source_20_Text"><text:span text:style-name="T2"><text:s text:c="4"/>there_exists (test: Function&lt;[T], Boolean&gt;): Boolean;</text:span></text:span></text:p>
        <text:p text:style-name="P23"><text:span text:style-name="Source_20_Text"><text:span text:style-name="T2"><text:s text:c="12"/>-- True if there is any v in container for which test (v) is True</text:span></text:span></text:p>
        <text:h text:style-name="P9" text:outline-level="3"><text:bookmark-start text:name="__RefHeading___Toc40352_1418072056"/><text:bookmark text:name="_class_definitions_8"/><text:soft-page-break/>10.6. Class Definitions<text:bookmark-end text:name="__RefHeading___Toc40352_1418072056"/></text:h>
        <text:h text:style-name="P10" text:outline-level="4"><text:bookmark-start text:name="__RefHeading___Toc40354_1418072056"/><text:bookmark text:name="_el_expression_class"/>10.6.1. EL_EXPRESSION Class<text:bookmark-end text:name="__RefHeading___Toc40354_1418072056"/></text:h>
        <table:table table:name="Table84" table:style-name="Table84">
          <table:table-column table:style-name="Table84.A"/>
          <table:table-column table:style-name="Table84.B"/>
          <table:table-column table:style-name="Table84.C"/>
          <table:table-row>
            <table:table-cell table:style-name="Table84.A1" office:value-type="string">
              <text:p text:style-name="Body_20_Text.tableblock"><text:span text:style-name="Strong_20_Emphasis">Class</text:span></text:p>
            </table:table-cell>
            <table:table-cell table:style-name="Table84.A1" table:number-columns-spanned="2" office:value-type="string">
              <text:p text:style-name="Body_20_Text.tableblock"><text:span text:style-name="Emphasis">EL_EXPRESSION (abstract)</text:span></text:p>
            </table:table-cell>
            <table:covered-table-cell/>
          </table:table-row>
          <table:table-row>
            <table:table-cell table:style-name="Table84.A1" office:value-type="string">
              <text:p text:style-name="Body_20_Text.tableblock"><text:span text:style-name="Strong_20_Emphasis">Description</text:span></text:p>
            </table:table-cell>
            <table:table-cell table:style-name="Table84.A1" table:number-columns-spanned="2" office:value-type="string">
              <text:p text:style-name="P4">Abstract parent of all typed expression meta-types.</text:p>
            </table:table-cell>
            <table:covered-table-cell/>
          </table:table-row>
          <table:table-row>
            <table:table-cell table:style-name="Table84.A1" office:value-type="string">
              <text:p text:style-name="Body_20_Text.tableblock"><text:span text:style-name="Strong_20_Emphasis">Functions</text:span></text:p>
            </table:table-cell>
            <table:table-cell table:style-name="Table84.A1" office:value-type="string">
              <text:p text:style-name="Body_20_Text.tableblock"><text:span text:style-name="Strong_20_Emphasis">Signature</text:span></text:p>
            </table:table-cell>
            <table:table-cell table:style-name="Table84.A1" office:value-type="string">
              <text:p text:style-name="Body_20_Text.tableblock"><text:span text:style-name="Strong_20_Emphasis">Meaning</text:span></text:p>
            </table:table-cell>
          </table:table-row>
          <table:table-row>
            <table:table-cell table:style-name="Table84.A1" office:value-type="string">
              <text:p text:style-name="Body_20_Text.tableblock"><text:span text:style-name="Strong_20_Emphasis">1..1<text:line-break/>(abstract)</text:span></text:p>
            </table:table-cell>
            <table:table-cell table:style-name="Table8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4.A1" office:value-type="string">
              <text:p text:style-name="P4">Meta-type of expression entity used in type-checking and evaluation.</text:p>
              <text:p text:style-name="P4">Effected in descendants.</text:p>
            </table:table-cell>
          </table:table-row>
          <table:table-row>
            <table:table-cell table:style-name="Table84.A1" office:value-type="string">
              <text:p text:style-name="Body_20_Text.tableblock"><text:span text:style-name="Strong_20_Emphasis">1..1</text:span></text:p>
            </table:table-cell>
            <table:table-cell table:style-name="Table84.A1" office:value-type="string">
              <text:p text:style-name="Body_20_Text.tableblock"><text:span text:style-name="Strong_20_Emphasis">is_boolean</text:span> (): <text:span text:style-name="Source_20_Text">Boolean</text:span><text:line-break/><text:line-break/><text:span text:style-name="Emphasis">Post_result</text:span>: <text:span text:style-name="Source_20_Text">Result = eval_type().equal( {BMM_MODEL}.boolean_type_definition())</text:span></text:p>
            </table:table-cell>
            <table:table-cell table:style-name="Table84.A1" office:value-type="string">
              <text:p text:style-name="P4">True if <text:span text:style-name="Source_20_Text"><text:span text:style-name="Emphasis">eval_type</text:span></text:span> is notionally Boolean (i.e. a <text:span text:style-name="Source_20_Text">BMM_SIMPLE_TYPE</text:span> with <text:span text:style-name="Source_20_Text"><text:span text:style-name="Emphasis">type_name()</text:span></text:span> = <text:span text:style-name="Source_20_Text">Boolean</text:span>).</text:p>
            </table:table-cell>
          </table:table-row>
        </table:table>
        <text:h text:style-name="P10" text:outline-level="4"><text:bookmark-start text:name="__RefHeading___Toc40356_1418072056"/><text:bookmark text:name="_el_terminal_class"/>10.6.2. EL_TERMINAL Class<text:bookmark-end text:name="__RefHeading___Toc40356_1418072056"/></text:h>
        <table:table table:name="Table85" table:style-name="Table85">
          <table:table-column table:style-name="Table85.A"/>
          <table:table-column table:style-name="Table85.B"/>
          <table:table-row>
            <table:table-cell table:style-name="Table85.A1" office:value-type="string">
              <text:p text:style-name="Body_20_Text.tableblock"><text:span text:style-name="Strong_20_Emphasis">Class</text:span></text:p>
            </table:table-cell>
            <table:table-cell table:style-name="Table85.A1" office:value-type="string">
              <text:p text:style-name="Body_20_Text.tableblock"><text:span text:style-name="Emphasis">EL_TERMINAL (abstract)</text:span></text:p>
            </table:table-cell>
          </table:table-row>
          <table:table-row>
            <table:table-cell table:style-name="Table85.A1" office:value-type="string">
              <text:p text:style-name="Body_20_Text.tableblock"><text:span text:style-name="Strong_20_Emphasis">Description</text:span></text:p>
            </table:table-cell>
            <table:table-cell table:style-name="Table85.A1" office:value-type="string">
              <text:p text:style-name="P4">Expression entities that are terminals <text:soft-page-break/>(i.e. leaves) within operator expressions or tuples.</text:p>
            </table:table-cell>
          </table:table-row>
          <table:table-row>
            <table:table-cell table:style-name="Table85.A1" office:value-type="string">
              <text:p text:style-name="Body_20_Text.tableblock"><text:span text:style-name="Strong_20_Emphasis">Inherit</text:span></text:p>
            </table:table-cell>
            <table:table-cell table:style-name="Table85.A1"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table-row>
        </table:table>
        <text:h text:style-name="P10" text:outline-level="4"><text:bookmark-start text:name="__RefHeading___Toc40358_1418072056"/><text:bookmark text:name="_el_simple_class"/>10.6.3. EL_SIMPLE Class<text:bookmark-end text:name="__RefHeading___Toc40358_1418072056"/></text:h>
        <table:table table:name="Table86" table:style-name="Table86">
          <table:table-column table:style-name="Table86.A"/>
          <table:table-column table:style-name="Table86.B"/>
          <table:table-row>
            <table:table-cell table:style-name="Table86.A1" office:value-type="string">
              <text:p text:style-name="Body_20_Text.tableblock"><text:span text:style-name="Strong_20_Emphasis">Class</text:span></text:p>
            </table:table-cell>
            <table:table-cell table:style-name="Table86.A1" office:value-type="string">
              <text:p text:style-name="Body_20_Text.tableblock"><text:span text:style-name="Emphasis">EL_SIMPLE (abstract)</text:span></text:p>
            </table:table-cell>
          </table:table-row>
          <table:table-row>
            <table:table-cell table:style-name="Table86.A1" office:value-type="string">
              <text:p text:style-name="Body_20_Text.tableblock"><text:span text:style-name="Strong_20_Emphasis">Description</text:span></text:p>
            </table:table-cell>
            <table:table-cell table:style-name="Table86.A1" office:value-type="string">
              <text:p text:style-name="P4">Simple terminal i.e. logically atomic expression element.</text:p>
            </table:table-cell>
          </table:table-row>
          <table:table-row>
            <table:table-cell table:style-name="Table86.A1" office:value-type="string">
              <text:p text:style-name="Body_20_Text.tableblock"><text:span text:style-name="Strong_20_Emphasis">Inherit</text:span></text:p>
            </table:table-cell>
            <table:table-cell table:style-name="Table86.A1"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table-row>
        </table:table>
        <text:h text:style-name="P10" text:outline-level="4"><text:bookmark-start text:name="__RefHeading___Toc40360_1418072056"/><text:bookmark text:name="_el_value_generator_class"/>10.6.4. EL_VALUE_GENERATOR Class<text:bookmark-end text:name="__RefHeading___Toc40360_1418072056"/></text:h>
        <table:table table:name="Table87" table:style-name="Table87">
          <table:table-column table:style-name="Table87.A"/>
          <table:table-column table:style-name="Table87.B"/>
          <table:table-column table:style-name="Table87.C"/>
          <table:table-row>
            <table:table-cell table:style-name="Table87.A1" office:value-type="string">
              <text:p text:style-name="Body_20_Text.tableblock"><text:span text:style-name="Strong_20_Emphasis">Class</text:span></text:p>
            </table:table-cell>
            <table:table-cell table:style-name="Table87.A1" table:number-columns-spanned="2" office:value-type="string">
              <text:p text:style-name="Body_20_Text.tableblock"><text:span text:style-name="Emphasis">EL_VALUE_GENERATOR (abstract)</text:span></text:p>
            </table:table-cell>
            <table:covered-table-cell/>
          </table:table-row>
          <text:soft-page-break/>
          <table:table-row>
            <table:table-cell table:style-name="Table87.A1" office:value-type="string">
              <text:p text:style-name="Body_20_Text.tableblock"><text:span text:style-name="Strong_20_Emphasis">Description</text:span></text:p>
            </table:table-cell>
            <table:table-cell table:style-name="Table87.A1" table:number-columns-spanned="2" office:value-type="string">
              <text:p text:style-name="P4">Meta-type representing a value-generating simple expression.</text:p>
            </table:table-cell>
            <table:covered-table-cell/>
          </table:table-row>
          <table:table-row>
            <table:table-cell table:style-name="Table87.A1" office:value-type="string">
              <text:p text:style-name="Body_20_Text.tableblock"><text:span text:style-name="Strong_20_Emphasis">Inherit</text:span></text:p>
            </table:table-cell>
            <table:table-cell table:style-name="Table87.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7.A1" office:value-type="string">
              <text:p text:style-name="Body_20_Text.tableblock"><text:span text:style-name="Strong_20_Emphasis">Attribute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is_writable</text:span>: <text:span text:style-name="Source_20_Text">Boolean</text:span></text:p>
            </table:table-cell>
            <table:table-cell table:style-name="Table87.A1" office:value-type="string">
              <text:p text:style-name="P25"/>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name</text:span>: <text:span text:style-name="Source_20_Text">String</text:span></text:p>
            </table:table-cell>
            <table:table-cell table:style-name="Table87.A1" office:value-type="string">
              <text:p text:style-name="P4">Name used to represent the reference or other entity.</text:p>
            </table:table-cell>
          </table:table-row>
          <table:table-row>
            <table:table-cell table:style-name="Table87.A1" office:value-type="string">
              <text:p text:style-name="Body_20_Text.tableblock"><text:span text:style-name="Strong_20_Emphasis">Functions</text:span></text:p>
            </table:table-cell>
            <table:table-cell table:style-name="Table87.A1" office:value-type="string">
              <text:p text:style-name="Body_20_Text.tableblock"><text:span text:style-name="Strong_20_Emphasis">Signature</text:span></text:p>
            </table:table-cell>
            <table:table-cell table:style-name="Table87.A1" office:value-type="string">
              <text:p text:style-name="Body_20_Text.tableblock"><text:span text:style-name="Strong_20_Emphasis">Meaning</text:span></text:p>
            </table:table-cell>
          </table:table-row>
          <table:table-row>
            <table:table-cell table:style-name="Table87.A1" office:value-type="string">
              <text:p text:style-name="Body_20_Text.tableblock"><text:span text:style-name="Strong_20_Emphasis">1..1</text:span></text:p>
            </table:table-cell>
            <table:table-cell table:style-name="Table87.A1" office:value-type="string">
              <text:p text:style-name="Body_20_Text.tableblock"><text:span text:style-name="Strong_20_Emphasis">reference</text:span> (): <text:span text:style-name="Source_20_Text">String</text:span></text:p>
            </table:table-cell>
            <table:table-cell table:style-name="Table87.A1" office:value-type="string">
              <text:p text:style-name="P4">Generated full reference name, based on constituent parts of the entity. Default version outputs <text:span text:style-name="Source_20_Text"><text:span text:style-name="Emphasis">name</text:span></text:span> field.</text:p>
            </table:table-cell>
          </table:table-row>
        </table:table>
        <text:h text:style-name="P10" text:outline-level="4"><text:bookmark-start text:name="__RefHeading___Toc40362_1418072056"/><text:bookmark text:name="_el_type_ref_class"/>10.6.5. EL_TYPE_REF Class<text:bookmark-end text:name="__RefHeading___Toc40362_1418072056"/></text:h>
        <table:table table:name="Table88" table:style-name="Table88">
          <table:table-column table:style-name="Table88.A"/>
          <table:table-column table:style-name="Table88.B"/>
          <table:table-column table:style-name="Table88.C"/>
          <table:table-row>
            <table:table-cell table:style-name="Table88.A1" office:value-type="string">
              <text:p text:style-name="Body_20_Text.tableblock"><text:span text:style-name="Strong_20_Emphasis">Class</text:span></text:p>
            </table:table-cell>
            <table:table-cell table:style-name="Table88.A1" table:number-columns-spanned="2" office:value-type="string">
              <text:p text:style-name="Body_20_Text.tableblock"><text:span text:style-name="Strong_20_Emphasis">EL_TYPE_REF</text:span></text:p>
            </table:table-cell>
            <table:covered-table-cell/>
          </table:table-row>
          <table:table-row>
            <table:table-cell table:style-name="Table88.A1" office:value-type="string">
              <text:p text:style-name="Body_20_Text.tableblock"><text:span text:style-name="Strong_20_Emphasis">Description</text:span></text:p>
            </table:table-cell>
            <table:table-cell table:style-name="Table88.A1" table:number-columns-spanned="2" office:value-type="string">
              <text:p text:style-name="P4">Meta-type for reference to a non-abstract type as an object. Assumed to be accessible at run-time. Typically represented syntactically as <text:span text:style-name="Source_20_Text">TypeName</text:span> or <text:span text:style-name="Source_20_Text">{TypeName}</text:span>.</text:p>
              <text:p text:style-name="P4">May be used as a value, or as the qualifier for a function or constant access.</text:p>
            </table:table-cell>
            <table:covered-table-cell/>
          </table:table-row>
          <table:table-row>
            <table:table-cell table:style-name="Table88.A1" office:value-type="string">
              <text:p text:style-name="Body_20_Text.tableblock"><text:span text:style-name="Strong_20_Emphasis">Inherit</text:span></text:p>
            </table:table-cell>
            <table:table-cell table:style-name="Table88.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88.A1" office:value-type="string">
              <text:p text:style-name="Body_20_Text.tableblock"><text:span text:style-name="Strong_20_Emphasis">Attribute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soft-page-break/></text:p>
            </table:table-cell>
            <table:table-cell table:style-name="Table88.A1" office:value-type="string">
              <text:p text:style-name="P4">Type, directly from the name of the reference, e.g. <text:soft-page-break/><text:span text:style-name="Source_20_Text">{SOME_TYPE}</text:span>.</text:p>
            </table:table-cell>
          </table:table-row>
          <table:table-row>
            <table:table-cell table:style-name="Table88.A1" office:value-type="string">
              <text:p text:style-name="Body_20_Text.tableblock"><text:span text:style-name="Strong_20_Emphasis">1..1</text:span></text:p>
            </table:table-cell>
            <table:table-cell table:style-name="Table88.A1" office:value-type="string">
              <text:p text:style-name="Body_20_Text.tableblock"><text:span text:style-name="Strong_20_Emphasis">is_mutable</text:span>: <text:span text:style-name="Source_20_Text">Boolean<text:line-break/>{default = false}</text:span></text:p>
            </table:table-cell>
            <table:table-cell table:style-name="Table88.A1" office:value-type="string">
              <text:p text:style-name="P25"/>
            </table:table-cell>
          </table:table-row>
          <table:table-row>
            <table:table-cell table:style-name="Table88.A1" office:value-type="string">
              <text:p text:style-name="Body_20_Text.tableblock"><text:span text:style-name="Strong_20_Emphasis">Functions</text:span></text:p>
            </table:table-cell>
            <table:table-cell table:style-name="Table88.A1" office:value-type="string">
              <text:p text:style-name="Body_20_Text.tableblock"><text:span text:style-name="Strong_20_Emphasis">Signature</text:span></text:p>
            </table:table-cell>
            <table:table-cell table:style-name="Table88.A1" office:value-type="string">
              <text:p text:style-name="Body_20_Text.tableblock"><text:span text:style-name="Strong_20_Emphasis">Meaning</text:span></text:p>
            </table:table-cell>
          </table:table-row>
          <table:table-row>
            <table:table-cell table:style-name="Table88.A1" office:value-type="string">
              <text:p text:style-name="Body_20_Text.tableblock"><text:span text:style-name="Strong_20_Emphasis">1..1<text:line-break/>(effected)</text:span></text:p>
            </table:table-cell>
            <table:table-cell table:style-name="Table88.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8.A1" office:value-type="string">
              <text:p text:style-name="P4">Return <text:span text:style-name="Source_20_Text"><text:span text:style-name="Emphasis">type</text:span></text:span>.</text:p>
            </table:table-cell>
          </table:table-row>
        </table:table>
        <text:h text:style-name="P10" text:outline-level="4"><text:bookmark-start text:name="__RefHeading___Toc40364_1418072056"/><text:bookmark text:name="_el_literal_class"/>10.6.6. EL_LITERAL Class<text:bookmark-end text:name="__RefHeading___Toc40364_1418072056"/></text:h>
        <table:table table:name="Table89" table:style-name="Table89">
          <table:table-column table:style-name="Table89.A"/>
          <table:table-column table:style-name="Table89.B"/>
          <table:table-column table:style-name="Table89.C"/>
          <table:table-row>
            <table:table-cell table:style-name="Table89.A1" office:value-type="string">
              <text:p text:style-name="Body_20_Text.tableblock"><text:span text:style-name="Strong_20_Emphasis">Class</text:span></text:p>
            </table:table-cell>
            <table:table-cell table:style-name="Table89.A1" table:number-columns-spanned="2" office:value-type="string">
              <text:p text:style-name="Body_20_Text.tableblock"><text:span text:style-name="Strong_20_Emphasis">EL_LITERAL</text:span></text:p>
            </table:table-cell>
            <table:covered-table-cell/>
          </table:table-row>
          <table:table-row>
            <table:table-cell table:style-name="Table89.A1" office:value-type="string">
              <text:p text:style-name="Body_20_Text.tableblock"><text:span text:style-name="Strong_20_Emphasis">Description</text:span></text:p>
            </table:table-cell>
            <table:table-cell table:style-name="Table89.A1" table:number-columns-spanned="2" office:value-type="string">
              <text:p text:style-name="P4">Literal value of any type known in the model, including primitive types. Defined via a <text:span text:style-name="Source_20_Text">BMM_LITERAL_VALUE</text:span>.</text:p>
            </table:table-cell>
            <table:covered-table-cell/>
          </table:table-row>
          <table:table-row>
            <table:table-cell table:style-name="Table89.A1" office:value-type="string">
              <text:p text:style-name="Body_20_Text.tableblock"><text:span text:style-name="Strong_20_Emphasis">Inherit</text:span></text:p>
            </table:table-cell>
            <table:table-cell table:style-name="Table89.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89.A1" office:value-type="string">
              <text:p text:style-name="Body_20_Text.tableblock"><text:span text:style-name="Strong_20_Emphasis">Attribute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span></text:p>
            </table:table-cell>
            <table:table-cell table:style-name="Table89.A1" office:value-type="string">
              <text:p text:style-name="Body_20_Text.tableblock"><text:span text:style-name="Strong_20_Emphasis">value</text:span>: <text:a xlink:type="simple" xlink:href="https://specifications.openehr.org/releases/LANG/latest/bmm.html#_bmm_literal_value_class" text:style-name="Internet_20_link" text:visited-style-name="Visited_20_Internet_20_Link"><text:span text:style-name="Source_20_Text">BMM_LITERAL_VALUE</text:span></text:a><text:span text:style-name="Source_20_Text">&lt;</text:span><text:a xlink:type="simple" xlink:href="https://specifications.openehr.org/releases/LANG/latest/bmm.html#_bmm_type_class" text:style-name="Internet_20_link" text:visited-style-name="Visited_20_Internet_20_Link"><text:span text:style-name="Source_20_Text">BMM_TYPE</text:span></text:a><text:span text:style-name="Source_20_Text">&gt;</text:span></text:p>
            </table:table-cell>
            <table:table-cell table:style-name="Table89.A1" office:value-type="string">
              <text:p text:style-name="P4">The reference item from which the value of this node can be computed.</text:p>
            </table:table-cell>
          </table:table-row>
          <table:table-row>
            <table:table-cell table:style-name="Table89.A1" office:value-type="string">
              <text:p text:style-name="Body_20_Text.tableblock"><text:span text:style-name="Strong_20_Emphasis">Functions</text:span></text:p>
            </table:table-cell>
            <table:table-cell table:style-name="Table89.A1" office:value-type="string">
              <text:p text:style-name="Body_20_Text.tableblock"><text:span text:style-name="Strong_20_Emphasis">Signature</text:span></text:p>
            </table:table-cell>
            <table:table-cell table:style-name="Table89.A1" office:value-type="string">
              <text:p text:style-name="Body_20_Text.tableblock"><text:span text:style-name="Strong_20_Emphasis">Meaning</text:span></text:p>
            </table:table-cell>
          </table:table-row>
          <table:table-row>
            <table:table-cell table:style-name="Table89.A1" office:value-type="string">
              <text:p text:style-name="Body_20_Text.tableblock"><text:span text:style-name="Strong_20_Emphasis">1..1<text:line-break/>(effected)</text:span></text:p>
            </table:table-cell>
            <table:table-cell table:style-name="Table89.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89.A1" office:value-type="string">
              <text:p text:style-name="P4">Return <text:span text:style-name="Source_20_Text"><text:span text:style-name="Emphasis">value.type</text:span></text:span>.</text:p>
            </table:table-cell>
          </table:table-row>
        </table:table>
        <text:h text:style-name="P10" text:outline-level="4"><text:bookmark-start text:name="__RefHeading___Toc40366_1418072056"/><text:bookmark text:name="_el_variable_class"/><text:soft-page-break/>10.6.7. EL_VARIABLE Class<text:bookmark-end text:name="__RefHeading___Toc40366_1418072056"/></text:h>
        <table:table table:name="Table90" table:style-name="Table90">
          <table:table-column table:style-name="Table90.A"/>
          <table:table-column table:style-name="Table90.B"/>
          <table:table-row>
            <table:table-cell table:style-name="Table90.A1" office:value-type="string">
              <text:p text:style-name="Body_20_Text.tableblock"><text:span text:style-name="Strong_20_Emphasis">Class</text:span></text:p>
            </table:table-cell>
            <table:table-cell table:style-name="Table90.A1" office:value-type="string">
              <text:p text:style-name="Body_20_Text.tableblock"><text:span text:style-name="Emphasis">EL_VARIABLE (abstract)</text:span></text:p>
            </table:table-cell>
          </table:table-row>
          <table:table-row>
            <table:table-cell table:style-name="Table90.A1" office:value-type="string">
              <text:p text:style-name="Body_20_Text.tableblock"><text:span text:style-name="Strong_20_Emphasis">Description</text:span></text:p>
            </table:table-cell>
            <table:table-cell table:style-name="Table90.A1" office:value-type="string">
              <text:p text:style-name="P4">Abstract meta-type of any kind of symbolic variable.</text:p>
            </table:table-cell>
          </table:table-row>
          <table:table-row>
            <table:table-cell table:style-name="Table90.A1" office:value-type="string">
              <text:p text:style-name="Body_20_Text.tableblock"><text:span text:style-name="Strong_20_Emphasis">Inherit</text:span></text:p>
            </table:table-cell>
            <table:table-cell table:style-name="Table90.A1"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row>
        </table:table>
        <text:h text:style-name="P10" text:outline-level="4"><text:bookmark-start text:name="__RefHeading___Toc40368_1418072056"/><text:bookmark text:name="_el_writable_variable_class"/>10.6.8. EL_WRITABLE_VARIABLE Class<text:bookmark-end text:name="__RefHeading___Toc40368_1418072056"/></text:h>
        <table:table table:name="Table91" table:style-name="Table91">
          <table:table-column table:style-name="Table91.A"/>
          <table:table-column table:style-name="Table91.B"/>
          <table:table-column table:style-name="Table91.C"/>
          <table:table-row>
            <table:table-cell table:style-name="Table91.A1" office:value-type="string">
              <text:p text:style-name="Body_20_Text.tableblock"><text:span text:style-name="Strong_20_Emphasis">Class</text:span></text:p>
            </table:table-cell>
            <table:table-cell table:style-name="Table91.A1" table:number-columns-spanned="2" office:value-type="string">
              <text:p text:style-name="Body_20_Text.tableblock"><text:span text:style-name="Strong_20_Emphasis">EL_WRITABLE_VARIABLE</text:span></text:p>
            </table:table-cell>
            <table:covered-table-cell/>
          </table:table-row>
          <table:table-row>
            <table:table-cell table:style-name="Table91.A1" office:value-type="string">
              <text:p text:style-name="Body_20_Text.tableblock"><text:span text:style-name="Strong_20_Emphasis">Description</text:span></text:p>
            </table:table-cell>
            <table:table-cell table:style-name="Table91.A1" table:number-columns-spanned="2" office:value-type="string">
              <text:p text:style-name="P4">Meta-type of writable variables, including routine locals and the special variable 'Result'.</text:p>
            </table:table-cell>
            <table:covered-table-cell/>
          </table:table-row>
          <table:table-row>
            <table:table-cell table:style-name="Table91.A1" office:value-type="string">
              <text:p text:style-name="Body_20_Text.tableblock"><text:span text:style-name="Strong_20_Emphasis">Inherit</text:span></text:p>
            </table:table-cell>
            <table:table-cell table:style-name="Table91.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1.A1" office:value-type="string">
              <text:p text:style-name="Body_20_Text.tableblock"><text:span text:style-name="Strong_20_Emphasis">Attributes</text:span></text:p>
            </table:table-cell>
            <table:table-cell table:style-name="Table91.A1" office:value-type="string">
              <text:p text:style-name="Body_20_Text.tableblock"><text:span text:style-name="Strong_20_Emphasis">Signature</text:span></text:p>
            </table:table-cell>
            <table:table-cell table:style-name="Table91.A1" office:value-type="string">
              <text:p text:style-name="Body_20_Text.tableblock"><text:span text:style-name="Strong_20_Emphasis">Meaning</text:span></text:p>
            </table:table-cell>
          </table:table-row>
          <table:table-row>
            <table:table-cell table:style-name="Table91.A1" office:value-type="string">
              <text:p text:style-name="Body_20_Text.tableblock"><text:span text:style-name="Strong_20_Emphasis">1..1</text:span></text:p>
            </table:table-cell>
            <table:table-cell table:style-name="Table91.A1" office:value-type="string">
              <text:p text:style-name="Body_20_Text.tableblock"><text:span text:style-name="Strong_20_Emphasis">definition</text:span>: <text:a xlink:type="simple" xlink:href="https://specifications.openehr.org/releases/LANG/latest/bmm.html#_bmm_writable_variable_class" text:style-name="Internet_20_link" text:visited-style-name="Visited_20_Internet_20_Link"><text:span text:style-name="Source_20_Text">BMM_WRITABLE_VARIABLE</text:span></text:a></text:p>
            </table:table-cell>
            <table:table-cell table:style-name="Table91.A1" office:value-type="string">
              <text:p text:style-name="P4">Variable definition to which this reference refers.</text:p>
            </table:table-cell>
          </table:table-row>
          <table:table-row>
            <table:table-cell table:style-name="Table91.A1" office:value-type="string">
              <text:p text:style-name="Body_20_Text.tableblock"><text:span text:style-name="Strong_20_Emphasis">1..1<text:line-break/>(redefined)</text:span></text:p>
            </table:table-cell>
            <table:table-cell table:style-name="Table91.A1" office:value-type="string">
              <text:p text:style-name="Body_20_Text.tableblock"><text:span text:style-name="Strong_20_Emphasis">is_writable</text:span>: <text:span text:style-name="Source_20_Text">Boolean<text:line-break/></text:span><text:soft-page-break/><text:span text:style-name="Source_20_Text">{default = true}</text:span></text:p>
            </table:table-cell>
            <table:table-cell table:style-name="Table91.A1" office:value-type="string">
              <text:p text:style-name="P4">Defined to return True in all cases.</text:p>
            </table:table-cell>
          </table:table-row>
        </table:table>
        <text:h text:style-name="P10" text:outline-level="4"><text:bookmark-start text:name="__RefHeading___Toc40370_1418072056"/><text:bookmark text:name="_el_readonly_variable_class"/>10.6.9. EL_READONLY_VARIABLE Class<text:bookmark-end text:name="__RefHeading___Toc40370_1418072056"/></text:h>
        <table:table table:name="Table92" table:style-name="Table92">
          <table:table-column table:style-name="Table92.A"/>
          <table:table-column table:style-name="Table92.B"/>
          <table:table-column table:style-name="Table92.C"/>
          <table:table-row>
            <table:table-cell table:style-name="Table92.A1" office:value-type="string">
              <text:p text:style-name="Body_20_Text.tableblock"><text:span text:style-name="Strong_20_Emphasis">Class</text:span></text:p>
            </table:table-cell>
            <table:table-cell table:style-name="Table92.A1" table:number-columns-spanned="2" office:value-type="string">
              <text:p text:style-name="Body_20_Text.tableblock"><text:span text:style-name="Strong_20_Emphasis">EL_READONLY_VARIABLE</text:span></text:p>
            </table:table-cell>
            <table:covered-table-cell/>
          </table:table-row>
          <table:table-row>
            <table:table-cell table:style-name="Table92.A1" office:value-type="string">
              <text:p text:style-name="Body_20_Text.tableblock"><text:span text:style-name="Strong_20_Emphasis">Description</text:span></text:p>
            </table:table-cell>
            <table:table-cell table:style-name="Table92.A1" table:number-columns-spanned="2" office:value-type="string">
              <text:p text:style-name="P4">Meta-type of read-only variables, including routine parameter and the special variable 'Self'.</text:p>
            </table:table-cell>
            <table:covered-table-cell/>
          </table:table-row>
          <table:table-row>
            <table:table-cell table:style-name="Table92.A1" office:value-type="string">
              <text:p text:style-name="Body_20_Text.tableblock"><text:span text:style-name="Strong_20_Emphasis">Inherit</text:span></text:p>
            </table:table-cell>
            <table:table-cell table:style-name="Table92.A1" table:number-columns-spanned="2" office:value-type="string">
              <text:p text:style-name="Body_20_Text.tableblock"><text:a xlink:type="simple" xlink:href="https://specifications.openehr.org/releases/LANG/latest/bmm.html#_el_variable_class" text:style-name="Internet_20_link" text:visited-style-name="Visited_20_Internet_20_Link"><text:span text:style-name="Source_20_Text">EL_VARIABLE</text:span></text:a></text:p>
            </table:table-cell>
            <table:covered-table-cell/>
          </table:table-row>
          <table:table-row>
            <table:table-cell table:style-name="Table92.A1" office:value-type="string">
              <text:p text:style-name="Body_20_Text.tableblock"><text:span text:style-name="Strong_20_Emphasis">Attributes</text:span></text:p>
            </table:table-cell>
            <table:table-cell table:style-name="Table92.A1" office:value-type="string">
              <text:p text:style-name="Body_20_Text.tableblock"><text:span text:style-name="Strong_20_Emphasis">Signature</text:span></text:p>
            </table:table-cell>
            <table:table-cell table:style-name="Table92.A1" office:value-type="string">
              <text:p text:style-name="Body_20_Text.tableblock"><text:span text:style-name="Strong_20_Emphasis">Meaning</text:span></text:p>
            </table:table-cell>
          </table:table-row>
          <table:table-row>
            <table:table-cell table:style-name="Table92.A1" office:value-type="string">
              <text:p text:style-name="Body_20_Text.tableblock"><text:span text:style-name="Strong_20_Emphasis">1..1</text:span></text:p>
            </table:table-cell>
            <table:table-cell table:style-name="Table92.A1" office:value-type="string">
              <text:p text:style-name="Body_20_Text.tableblock"><text:span text:style-name="Strong_20_Emphasis">definition</text:span>: <text:a xlink:type="simple" xlink:href="https://specifications.openehr.org/releases/LANG/latest/bmm.html#_bmm_readonly_variable_class" text:style-name="Internet_20_link" text:visited-style-name="Visited_20_Internet_20_Link"><text:span text:style-name="Source_20_Text">BMM_READONLY_VARIABLE</text:span></text:a></text:p>
            </table:table-cell>
            <table:table-cell table:style-name="Table92.A1" office:value-type="string">
              <text:p text:style-name="P4">Variable definition to which this reference refers.</text:p>
            </table:table-cell>
          </table:table-row>
          <table:table-row>
            <table:table-cell table:style-name="Table92.A1" office:value-type="string">
              <text:p text:style-name="Body_20_Text.tableblock"><text:span text:style-name="Strong_20_Emphasis">1..1<text:line-break/>(redefined)</text:span></text:p>
            </table:table-cell>
            <table:table-cell table:style-name="Table92.A1" office:value-type="string">
              <text:p text:style-name="Body_20_Text.tableblock"><text:span text:style-name="Strong_20_Emphasis">is_writable</text:span>: <text:span text:style-name="Source_20_Text">Boolean<text:line-break/>{default = false}</text:span></text:p>
            </table:table-cell>
            <table:table-cell table:style-name="Table92.A1" office:value-type="string">
              <text:p text:style-name="P4">Defined to return False in all cases.</text:p>
            </table:table-cell>
          </table:table-row>
        </table:table>
        <text:h text:style-name="P10" text:outline-level="4"><text:bookmark-start text:name="__RefHeading___Toc40372_1418072056"/><text:bookmark text:name="_el_feature_ref_class"/>10.6.10. EL_FEATURE_REF Class<text:bookmark-end text:name="__RefHeading___Toc40372_1418072056"/></text:h>
        <table:table table:name="Table93" table:style-name="Table93">
          <table:table-column table:style-name="Table93.A"/>
          <table:table-column table:style-name="Table93.B"/>
          <table:table-column table:style-name="Table93.C"/>
          <table:table-row>
            <table:table-cell table:style-name="Table93.A1" office:value-type="string">
              <text:p text:style-name="Body_20_Text.tableblock"><text:span text:style-name="Strong_20_Emphasis">Class</text:span></text:p>
            </table:table-cell>
            <table:table-cell table:style-name="Table93.A1" table:number-columns-spanned="2" office:value-type="string">
              <text:p text:style-name="Body_20_Text.tableblock"><text:span text:style-name="Emphasis">EL_FEATURE_REF (abstract)</text:span></text:p>
            </table:table-cell>
            <table:covered-table-cell/>
          </table:table-row>
          <table:table-row>
            <table:table-cell table:style-name="Table93.A1" office:value-type="string">
              <text:p text:style-name="Body_20_Text.tableblock"><text:span text:style-name="Strong_20_Emphasis">Description</text:span></text:p>
            </table:table-cell>
            <table:table-cell table:style-name="Table93.A1" table:number-columns-spanned="2" office:value-type="string">
              <text:p text:style-name="P4">A reference that is scoped by a containing entity and requires a context qualifier if it is not the currently scoping entity.</text:p>
            </table:table-cell>
            <table:covered-table-cell/>
          </table:table-row>
          <table:table-row>
            <table:table-cell table:style-name="Table93.A1" office:value-type="string">
              <text:p text:style-name="Body_20_Text.tableblock"><text:span text:style-name="Strong_20_Emphasis">Inherit</text:span></text:p>
            </table:table-cell>
            <table:table-cell table:style-name="Table93.A1" table:number-columns-spanned="2" office:value-type="string">
              <text:p text:style-name="Body_20_Text.tablebloc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covered-table-cell/>
          </table:table-row>
          <table:table-row>
            <table:table-cell table:style-name="Table93.A1" office:value-type="string">
              <text:p text:style-name="Body_20_Text.tableblock"><text:span text:style-name="Strong_20_Emphasis">Attribute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0..1</text:span><text:soft-page-break/></text:p>
            </table:table-cell>
            <table:table-cell table:style-name="Table93.A1" office:value-type="string">
              <text:p text:style-name="Body_20_Text.tableblock"><text:span text:style-name="Strong_20_Emphasis">scoper</text:span>: <text:soft-page-break/><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93.A1" office:value-type="string">
              <text:p text:style-name="P4">Scoping expression, which must be a <text:soft-page-break/><text:span text:style-name="Source_20_Text">EL_VALUE_GENERATOR</text:span>.</text:p>
            </table:table-cell>
          </table:table-row>
          <table:table-row>
            <table:table-cell table:style-name="Table93.A1" office:value-type="string">
              <text:p text:style-name="Body_20_Text.tableblock"><text:span text:style-name="Strong_20_Emphasis">Functions</text:span></text:p>
            </table:table-cell>
            <table:table-cell table:style-name="Table93.A1" office:value-type="string">
              <text:p text:style-name="Body_20_Text.tableblock"><text:span text:style-name="Strong_20_Emphasis">Signature</text:span></text:p>
            </table:table-cell>
            <table:table-cell table:style-name="Table93.A1" office:value-type="string">
              <text:p text:style-name="Body_20_Text.tableblock"><text:span text:style-name="Strong_20_Emphasis">Meaning</text:span></text:p>
            </table:table-cell>
          </table:table-row>
          <table:table-row>
            <table:table-cell table:style-name="Table93.A1" office:value-type="string">
              <text:p text:style-name="Body_20_Text.tableblock"><text:span text:style-name="Strong_20_Emphasis">1..1<text:line-break/>(redefined)</text:span></text:p>
            </table:table-cell>
            <table:table-cell table:style-name="Table93.A1" office:value-type="string">
              <text:p text:style-name="Body_20_Text.tableblock"><text:span text:style-name="Strong_20_Emphasis">reference</text:span> (): <text:span text:style-name="Source_20_Text">String</text:span></text:p>
            </table:table-cell>
            <table:table-cell table:style-name="Table93.A1" office:value-type="string">
              <text:p text:style-name="P4">Generated full reference name, consisting of scoping elements and <text:span text:style-name="Source_20_Text"><text:span text:style-name="Emphasis">name</text:span></text:span> concatenated using dot notation.</text:p>
            </table:table-cell>
          </table:table-row>
        </table:table>
        <text:h text:style-name="P10" text:outline-level="4"><text:bookmark-start text:name="__RefHeading___Toc40374_1418072056"/><text:bookmark text:name="_el_property_ref_class"/>10.6.11. EL_PROPERTY_REF Class<text:bookmark-end text:name="__RefHeading___Toc40374_1418072056"/></text:h>
        <table:table table:name="Table94" table:style-name="Table94">
          <table:table-column table:style-name="Table94.A"/>
          <table:table-column table:style-name="Table94.B"/>
          <table:table-column table:style-name="Table94.C"/>
          <table:table-row>
            <table:table-cell table:style-name="Table94.A1" office:value-type="string">
              <text:p text:style-name="Body_20_Text.tableblock"><text:span text:style-name="Strong_20_Emphasis">Class</text:span></text:p>
            </table:table-cell>
            <table:table-cell table:style-name="Table94.A1" table:number-columns-spanned="2" office:value-type="string">
              <text:p text:style-name="Body_20_Text.tableblock"><text:span text:style-name="Strong_20_Emphasis">EL_PROPERTY_REF</text:span></text:p>
            </table:table-cell>
            <table:covered-table-cell/>
          </table:table-row>
          <table:table-row>
            <table:table-cell table:style-name="Table94.A1" office:value-type="string">
              <text:p text:style-name="Body_20_Text.tableblock"><text:span text:style-name="Strong_20_Emphasis">Description</text:span></text:p>
            </table:table-cell>
            <table:table-cell table:style-name="Table94.A1" table:number-columns-spanned="2" office:value-type="string">
              <text:p text:style-name="P4">Reference to a writable property.</text:p>
            </table:table-cell>
            <table:covered-table-cell/>
          </table:table-row>
          <table:table-row>
            <table:table-cell table:style-name="Table94.A1" office:value-type="string">
              <text:p text:style-name="Body_20_Text.tableblock"><text:span text:style-name="Strong_20_Emphasis">Inherit</text:span></text:p>
            </table:table-cell>
            <table:table-cell table:style-name="Table94.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4.A1" office:value-type="string">
              <text:p text:style-name="Body_20_Text.tableblock"><text:span text:style-name="Strong_20_Emphasis">Attribute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span></text:p>
            </table:table-cell>
            <table:table-cell table:style-name="Table94.A1" office:value-type="string">
              <text:p text:style-name="Body_20_Text.tableblock"><text:span text:style-name="Strong_20_Emphasis">definition</text:span>: <text:a xlink:type="simple" xlink:href="https://specifications.openehr.org/releases/LANG/latest/bmm.html#_bmm_property_class" text:style-name="Internet_20_link" text:visited-style-name="Visited_20_Internet_20_Link"><text:span text:style-name="Source_20_Text">BMM_PROPERTY</text:span></text:a></text:p>
            </table:table-cell>
            <table:table-cell table:style-name="Table94.A1" office:value-type="string">
              <text:p text:style-name="P4">Property definition (within class).</text:p>
            </table:table-cell>
          </table:table-row>
          <table:table-row>
            <table:table-cell table:style-name="Table94.A1" office:value-type="string">
              <text:p text:style-name="Body_20_Text.tableblock"><text:span text:style-name="Strong_20_Emphasis">1..1<text:line-break/>(redefined)</text:span></text:p>
            </table:table-cell>
            <table:table-cell table:style-name="Table94.A1" office:value-type="string">
              <text:p text:style-name="Body_20_Text.tableblock"><text:span text:style-name="Strong_20_Emphasis">is_writable</text:span>: <text:span text:style-name="Source_20_Text">Boolean<text:line-break/>{default = true}</text:span></text:p>
            </table:table-cell>
            <table:table-cell table:style-name="Table94.A1" office:value-type="string">
              <text:p text:style-name="P4">Defined to return True.</text:p>
            </table:table-cell>
          </table:table-row>
          <table:table-row>
            <table:table-cell table:style-name="Table94.A1" office:value-type="string">
              <text:p text:style-name="Body_20_Text.tableblock"><text:span text:style-name="Strong_20_Emphasis">Functions</text:span></text:p>
            </table:table-cell>
            <table:table-cell table:style-name="Table94.A1" office:value-type="string">
              <text:p text:style-name="Body_20_Text.tableblock"><text:span text:style-name="Strong_20_Emphasis">Signature</text:span></text:p>
            </table:table-cell>
            <table:table-cell table:style-name="Table94.A1" office:value-type="string">
              <text:p text:style-name="Body_20_Text.tableblock"><text:span text:style-name="Strong_20_Emphasis">Meaning</text:span></text:p>
            </table:table-cell>
          </table:table-row>
          <table:table-row>
            <table:table-cell table:style-name="Table94.A1" office:value-type="string">
              <text:p text:style-name="Body_20_Text.tableblock"><text:span text:style-name="Strong_20_Emphasis">1..1<text:line-break/>(effected)</text:span></text:p>
            </table:table-cell>
            <table:table-cell table:style-name="Table94.A1" office:value-type="string">
              <text:p text:style-name="Body_20_Text.tableblock"><text:span text:style-name="Strong_20_Emphasis">eval_type</text:span> (): <text:soft-page-break/><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4.A1" office:value-type="string">
              <text:p text:style-name="P4">Type definition (i.e. BMM meta-type definition object) of the constant, property or variable, inferred by inspection <text:soft-page-break/>of the current scoping instance. Return <text:span text:style-name="Source_20_Text"><text:span text:style-name="Emphasis">definition.type</text:span></text:span>.</text:p>
            </table:table-cell>
          </table:table-row>
        </table:table>
        <text:h text:style-name="P10" text:outline-level="4"><text:bookmark-start text:name="__RefHeading___Toc40376_1418072056"/><text:bookmark text:name="_el_static_ref_class"/>10.6.12. EL_STATIC_REF Class<text:bookmark-end text:name="__RefHeading___Toc40376_1418072056"/></text:h>
        <table:table table:name="Table95" table:style-name="Table95">
          <table:table-column table:style-name="Table95.A"/>
          <table:table-column table:style-name="Table95.B"/>
          <table:table-column table:style-name="Table95.C"/>
          <table:table-row>
            <table:table-cell table:style-name="Table95.A1" office:value-type="string">
              <text:p text:style-name="Body_20_Text.tableblock"><text:span text:style-name="Strong_20_Emphasis">Class</text:span></text:p>
            </table:table-cell>
            <table:table-cell table:style-name="Table95.A1" table:number-columns-spanned="2" office:value-type="string">
              <text:p text:style-name="Body_20_Text.tableblock"><text:span text:style-name="Strong_20_Emphasis">EL_STATIC_REF</text:span></text:p>
            </table:table-cell>
            <table:covered-table-cell/>
          </table:table-row>
          <table:table-row>
            <table:table-cell table:style-name="Table95.A1" office:value-type="string">
              <text:p text:style-name="Body_20_Text.tableblock"><text:span text:style-name="Strong_20_Emphasis">Description</text:span></text:p>
            </table:table-cell>
            <table:table-cell table:style-name="Table95.A1" table:number-columns-spanned="2" office:value-type="string">
              <text:p text:style-name="P4">Reference to a writable property, either a constant or computed.</text:p>
            </table:table-cell>
            <table:covered-table-cell/>
          </table:table-row>
          <table:table-row>
            <table:table-cell table:style-name="Table95.A1" office:value-type="string">
              <text:p text:style-name="Body_20_Text.tableblock"><text:span text:style-name="Strong_20_Emphasis">Inherit</text:span></text:p>
            </table:table-cell>
            <table:table-cell table:style-name="Table95.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5.A1" office:value-type="string">
              <text:p text:style-name="Body_20_Text.tableblock"><text:span text:style-name="Strong_20_Emphasis">Attributes</text:span></text:p>
            </table:table-cell>
            <table:table-cell table:style-name="Table95.A1" office:value-type="string">
              <text:p text:style-name="Body_20_Text.tableblock"><text:span text:style-name="Strong_20_Emphasis">Signature</text:span></text:p>
            </table:table-cell>
            <table:table-cell table:style-name="Table95.A1" office:value-type="string">
              <text:p text:style-name="Body_20_Text.tableblock"><text:span text:style-name="Strong_20_Emphasis">Meaning</text:span></text:p>
            </table:table-cell>
          </table:table-row>
          <table:table-row>
            <table:table-cell table:style-name="Table95.A1" office:value-type="string">
              <text:p text:style-name="Body_20_Text.tableblock"><text:span text:style-name="Strong_20_Emphasis">1..1</text:span></text:p>
            </table:table-cell>
            <table:table-cell table:style-name="Table95.A1" office:value-type="string">
              <text:p text:style-name="Body_20_Text.tableblock"><text:span text:style-name="Strong_20_Emphasis">definition</text:span>: <text:a xlink:type="simple" xlink:href="https://specifications.openehr.org/releases/LANG/latest/bmm.html#_bmm_static_class" text:style-name="Internet_20_link" text:visited-style-name="Visited_20_Internet_20_Link"><text:span text:style-name="Source_20_Text">BMM_STATIC</text:span></text:a></text:p>
            </table:table-cell>
            <table:table-cell table:style-name="Table95.A1" office:value-type="string">
              <text:p text:style-name="P4">Constant definition (within class).</text:p>
            </table:table-cell>
          </table:table-row>
          <table:table-row>
            <table:table-cell table:style-name="Table95.A1" office:value-type="string">
              <text:p text:style-name="Body_20_Text.tableblock"><text:span text:style-name="Strong_20_Emphasis">1..1<text:line-break/>(redefined)</text:span></text:p>
            </table:table-cell>
            <table:table-cell table:style-name="Table95.A1" office:value-type="string">
              <text:p text:style-name="Body_20_Text.tableblock"><text:span text:style-name="Strong_20_Emphasis">is_writable</text:span>: <text:span text:style-name="Source_20_Text">Boolean<text:line-break/>{default = false}</text:span></text:p>
            </table:table-cell>
            <table:table-cell table:style-name="Table95.A1" office:value-type="string">
              <text:p text:style-name="P4">Defined to return False.</text:p>
            </table:table-cell>
          </table:table-row>
        </table:table>
        <text:h text:style-name="P10" text:outline-level="4"><text:bookmark-start text:name="__RefHeading___Toc40378_1418072056"/><text:bookmark text:name="_el_agent_call_class"/>10.6.13. EL_AGENT_CALL Class<text:bookmark-end text:name="__RefHeading___Toc40378_1418072056"/></text:h>
        <table:table table:name="Table96" table:style-name="Table96">
          <table:table-column table:style-name="Table96.A"/>
          <table:table-column table:style-name="Table96.B"/>
          <table:table-column table:style-name="Table96.C"/>
          <table:table-row>
            <table:table-cell table:style-name="Table96.A1" office:value-type="string">
              <text:p text:style-name="Body_20_Text.tableblock"><text:span text:style-name="Strong_20_Emphasis">Class</text:span></text:p>
            </table:table-cell>
            <table:table-cell table:style-name="Table96.A1" table:number-columns-spanned="2" office:value-type="string">
              <text:p text:style-name="Body_20_Text.tableblock"><text:span text:style-name="Emphasis">EL_AGENT_CALL (abstract)</text:span></text:p>
            </table:table-cell>
            <table:covered-table-cell/>
          </table:table-row>
          <table:table-row>
            <table:table-cell table:style-name="Table96.A1" office:value-type="string">
              <text:p text:style-name="Body_20_Text.tableblock"><text:span text:style-name="Strong_20_Emphasis">Description</text:span></text:p>
            </table:table-cell>
            <table:table-cell table:style-name="Table96.A1" table:number-columns-spanned="2" office:value-type="string">
              <text:p text:style-name="P4">A call made to a 'closed' agent, i.e. one with no remaining open arguments.</text:p>
            </table:table-cell>
            <table:covered-table-cell/>
          </table:table-row>
          <table:table-row>
            <table:table-cell table:style-name="Table96.A1" office:value-type="string">
              <text:p text:style-name="Body_20_Text.tableblock"><text:span text:style-name="Strong_20_Emphasis">Attributes</text:span></text:p>
            </table:table-cell>
            <table:table-cell table:style-name="Table96.A1" office:value-type="string">
              <text:p text:style-name="Body_20_Text.tableblock"><text:span text:style-name="Strong_20_Emphasis">Signature</text:span></text:p>
            </table:table-cell>
            <table:table-cell table:style-name="Table96.A1" office:value-type="string">
              <text:p text:style-name="Body_20_Text.tableblock"><text:span text:style-name="Strong_20_Emphasis">Meaning</text:span></text:p>
            </table:table-cell>
          </table:table-row>
          <table:table-row>
            <table:table-cell table:style-name="Table96.A1" office:value-type="string">
              <text:p text:style-name="Body_20_Text.tableblock"><text:span text:style-name="Strong_20_Emphasis">1..1</text:span></text:p>
            </table:table-cell>
            <table:table-cell table:style-name="Table96.A1" office:value-type="string">
              <text:p text:style-name="Body_20_Text.tableblock"><text:span text:style-name="Strong_20_Emphasis">agent</text:span>: <text:a xlink:type="simple" xlink:href="https://specifications.openehr.org/releases/LANG/latest/bmm.html#_el_agent_class" text:style-name="Internet_20_link" text:visited-style-name="Visited_20_Internet_20_Link"><text:span text:style-name="Source_20_Text">EL_AGENT</text:span></text:a></text:p>
            </table:table-cell>
            <table:table-cell table:style-name="Table96.A1" office:value-type="string">
              <text:p text:style-name="P4">The agent being called.</text:p>
            </table:table-cell>
          </table:table-row>
          <table:table-row>
            <table:table-cell table:style-name="Table96.A1" office:value-type="string">
              <text:p text:style-name="Body_20_Text.tableblock"><text:span text:style-name="Strong_20_Emphasis">Invariants</text:span></text:p>
            </table:table-cell>
            <table:table-cell table:style-name="Table96.A1" table:number-columns-spanned="2" office:value-type="string">
              <text:p text:style-name="P4"><text:span text:style-name="Emphasis">Inv_valid_call</text:span>: <text:span text:style-name="Source_20_Text">agent.is_callable()</text:span></text:p>
            </table:table-cell>
            <table:covered-table-cell/>
          </table:table-row>
        </table:table>
        <text:h text:style-name="P10" text:outline-level="4"><text:bookmark-start text:name="__RefHeading___Toc40380_1418072056"/><text:bookmark text:name="_el_function_call_class"/><text:soft-page-break/>10.6.14. EL_FUNCTION_CALL Class<text:bookmark-end text:name="__RefHeading___Toc40380_1418072056"/></text:h>
        <table:table table:name="Table97" table:style-name="Table97">
          <table:table-column table:style-name="Table97.A"/>
          <table:table-column table:style-name="Table97.B"/>
          <table:table-column table:style-name="Table97.C"/>
          <table:table-row>
            <table:table-cell table:style-name="Table97.A1" office:value-type="string">
              <text:p text:style-name="Body_20_Text.tableblock"><text:span text:style-name="Strong_20_Emphasis">Class</text:span></text:p>
            </table:table-cell>
            <table:table-cell table:style-name="Table97.A1" table:number-columns-spanned="2" office:value-type="string">
              <text:p text:style-name="Body_20_Text.tableblock"><text:span text:style-name="Strong_20_Emphasis">EL_FUNCTION_CALL</text:span></text:p>
            </table:table-cell>
            <table:covered-table-cell/>
          </table:table-row>
          <table:table-row>
            <table:table-cell table:style-name="Table97.A1" office:value-type="string">
              <text:p text:style-name="Body_20_Text.tableblock"><text:span text:style-name="Strong_20_Emphasis">Description</text:span></text:p>
            </table:table-cell>
            <table:table-cell table:style-name="Table97.A1" table:number-columns-spanned="2" office:value-type="string">
              <text:p text:style-name="P4">A call made on a closed function agent, returning a result. Equivalent to an 'application' of a function in Lambda calculus.</text:p>
            </table:table-cell>
            <table:covered-table-cell/>
          </table:table-row>
          <table:table-row>
            <table:table-cell table:style-name="Table97.A1" office:value-type="string">
              <text:p text:style-name="Body_20_Text.tableblock"><text:span text:style-name="Strong_20_Emphasis">Inherit</text:span></text:p>
            </table:table-cell>
            <table:table-cell table:style-name="Table97.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 <text:a xlink:type="simple" xlink:href="https://specifications.openehr.org/releases/LANG/latest/bmm.html#_el_agent_call_class" text:style-name="Internet_20_link" text:visited-style-name="Visited_20_Internet_20_Link"><text:span text:style-name="Source_20_Text">EL_AGENT_CALL</text:span></text:a></text:p>
            </table:table-cell>
            <table:covered-table-cell/>
          </table:table-row>
          <table:table-row>
            <table:table-cell table:style-name="Table97.A1" office:value-type="string">
              <text:p text:style-name="Body_20_Text.tableblock"><text:span text:style-name="Strong_20_Emphasis">Attribute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agent</text:span>: <text:a xlink:type="simple" xlink:href="https://specifications.openehr.org/releases/LANG/latest/bmm.html#_el_function_agent_class" text:style-name="Internet_20_link" text:visited-style-name="Visited_20_Internet_20_Link"><text:span text:style-name="Source_20_Text">EL_FUNCTION_AGENT</text:span></text:a></text:p>
            </table:table-cell>
            <table:table-cell table:style-name="Table97.A1" office:value-type="string">
              <text:p text:style-name="P4">The function agent being called.</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is_writable</text:span>: <text:span text:style-name="Source_20_Text">Boolean<text:line-break/>{default = false}</text:span></text:p>
            </table:table-cell>
            <table:table-cell table:style-name="Table97.A1" office:value-type="string">
              <text:p text:style-name="P4">Defined to return False.</text:p>
            </table:table-cell>
          </table:table-row>
          <table:table-row>
            <table:table-cell table:style-name="Table97.A1" office:value-type="string">
              <text:p text:style-name="Body_20_Text.tableblock"><text:span text:style-name="Strong_20_Emphasis">Functions</text:span></text:p>
            </table:table-cell>
            <table:table-cell table:style-name="Table97.A1" office:value-type="string">
              <text:p text:style-name="Body_20_Text.tableblock"><text:span text:style-name="Strong_20_Emphasis">Signature</text:span></text:p>
            </table:table-cell>
            <table:table-cell table:style-name="Table97.A1" office:value-type="string">
              <text:p text:style-name="Body_20_Text.tableblock"><text:span text:style-name="Strong_20_Emphasis">Meaning</text:span></text:p>
            </table:table-cell>
          </table:table-row>
          <table:table-row>
            <table:table-cell table:style-name="Table97.A1" office:value-type="string">
              <text:p text:style-name="Body_20_Text.tableblock"><text:span text:style-name="Strong_20_Emphasis">1..1<text:line-break/>(effected)</text:span></text:p>
            </table:table-cell>
            <table:table-cell table:style-name="Table97.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97.A1" office:value-type="string">
              <text:p text:style-name="P4">Return <text:span text:style-name="Source_20_Text"><text:span text:style-name="Emphasis">agent.definition.type</text:span></text:span>.</text:p>
            </table:table-cell>
          </table:table-row>
          <table:table-row>
            <table:table-cell table:style-name="Table97.A1" office:value-type="string">
              <text:p text:style-name="Body_20_Text.tableblock"><text:span text:style-name="Strong_20_Emphasis">1..1<text:line-break/>(redefined)</text:span></text:p>
            </table:table-cell>
            <table:table-cell table:style-name="Table97.A1" office:value-type="string">
              <text:p text:style-name="Body_20_Text.tableblock"><text:span text:style-name="Strong_20_Emphasis">reference</text:span> (): <text:span text:style-name="Source_20_Text">String</text:span></text:p>
            </table:table-cell>
            <table:table-cell table:style-name="Table97.A1" office:value-type="string">
              <text:p text:style-name="P4">Generated full reference name, consisting of any scoping elements, function name and routine parameters enclosed in parentheses.</text:p>
            </table:table-cell>
          </table:table-row>
          <table:table-row>
            <table:table-cell table:style-name="Table97.A1" office:value-type="string">
              <text:p text:style-name="Body_20_Text.tableblock"><text:span text:style-name="Strong_20_Emphasis">Invariants</text:span></text:p>
            </table:table-cell>
            <table:table-cell table:style-name="Table97.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382_1418072056"/><text:bookmark text:name="_el_agent_class"/><text:soft-page-break/>10.6.15. EL_AGENT Class<text:bookmark-end text:name="__RefHeading___Toc40382_1418072056"/></text:h>
        <table:table table:name="Table98" table:style-name="Table98">
          <table:table-column table:style-name="Table98.A"/>
          <table:table-column table:style-name="Table98.B"/>
          <table:table-column table:style-name="Table98.C"/>
          <table:table-row>
            <table:table-cell table:style-name="Table98.A1" office:value-type="string">
              <text:p text:style-name="Body_20_Text.tableblock"><text:span text:style-name="Strong_20_Emphasis">Class</text:span></text:p>
            </table:table-cell>
            <table:table-cell table:style-name="Table98.A1" table:number-columns-spanned="2" office:value-type="string">
              <text:p text:style-name="Body_20_Text.tableblock"><text:span text:style-name="Emphasis">EL_AGENT (abstract)</text:span></text:p>
            </table:table-cell>
            <table:covered-table-cell/>
          </table:table-row>
          <table:table-row>
            <table:table-cell table:style-name="Table98.A1" office:value-type="string">
              <text:p text:style-name="Body_20_Text.tableblock"><text:span text:style-name="Strong_20_Emphasis">Description</text:span></text:p>
            </table:table-cell>
            <table:table-cell table:style-name="Table98.A1" table:number-columns-spanned="2" office:value-type="string">
              <text:p text:style-name="P4">A delayed routine call, whose arguments may be open, partially closed or closed. Generated by special reference to a routine, usually via a dedicated keyword, such as 'lambda' or 'agent', or other special syntax.</text:p>
              <text:p text:style-name="P4">Instances may include closed delayed calls like <text:span text:style-name="Source_20_Text">calculate_age (dob="1987-09-13", today="2019-06-03")</text:span> but also partially open calls such as <text:span text:style-name="Source_20_Text">format_structure (struct=?, style=3)</text:span>, where <text:span text:style-name="Source_20_Text">struct</text:span> is an open argument.</text:p>
              <text:p text:style-name="P4">Evaluation type (i.e. type of runtime evaluated form) is <text:span text:style-name="Source_20_Text">BMM_SIGNATURE</text:span>.</text:p>
            </table:table-cell>
            <table:covered-table-cell/>
          </table:table-row>
          <table:table-row>
            <table:table-cell table:style-name="Table98.A1" office:value-type="string">
              <text:p text:style-name="Body_20_Text.tableblock"><text:span text:style-name="Strong_20_Emphasis">Inherit</text:span></text:p>
            </table:table-cell>
            <table:table-cell table:style-name="Table98.A1" table:number-columns-spanned="2" office:value-type="string">
              <text:p text:style-name="Body_20_Text.tableblock"><text:a xlink:type="simple" xlink:href="https://specifications.openehr.org/releases/LANG/latest/bmm.html#_el_feature_ref_class" text:style-name="Internet_20_link" text:visited-style-name="Visited_20_Internet_20_Link"><text:span text:style-name="Source_20_Text">EL_FEATURE_REF</text:span></text:a></text:p>
            </table:table-cell>
            <table:covered-table-cell/>
          </table:table-row>
          <table:table-row>
            <table:table-cell table:style-name="Table98.A1" office:value-type="string">
              <text:p text:style-name="Body_20_Text.tableblock"><text:span text:style-name="Strong_20_Emphasis">Attribute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closed_args</text:span>: <text:a xlink:type="simple" xlink:href="https://specifications.openehr.org/releases/LANG/latest/bmm.html#_el_tuple_class" text:style-name="Internet_20_link" text:visited-style-name="Visited_20_Internet_20_Link"><text:span text:style-name="Source_20_Text">EL_TUPLE</text:span></text:a></text:p>
            </table:table-cell>
            <table:table-cell table:style-name="Table98.A1" office:value-type="string">
              <text:p text:style-name="P4">Closed arguments of a routine call as a tuple of objects.</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open_arg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String&gt;</text:span></text:p>
            </table:table-cell>
            <table:table-cell table:style-name="Table98.A1" office:value-type="string">
              <text:p text:style-name="P4">Optional list of names of open arguments of the call. If not provided, and the <text:span text:style-name="Source_20_Text"><text:span text:style-name="Emphasis">name</text:span></text:span> refers to a routine with more arguments than supplied in <text:span text:style-name="Source_20_Text"><text:span text:style-name="Emphasis">closed_args</text:span></text:span>, the missing arguments are inferred from the <text:span text:style-name="Source_20_Text"><text:span text:style-name="Emphasis">definition</text:span></text:span>.</text:p>
            </table:table-cell>
          </table:table-row>
          <table:table-row>
            <table:table-cell table:style-name="Table98.A1" office:value-type="string">
              <text:p text:style-name="Body_20_Text.tableblock"><text:span text:style-name="Strong_20_Emphasis">0..1</text:span></text:p>
            </table:table-cell>
            <table:table-cell table:style-name="Table98.A1" office:value-type="string">
              <text:p text:style-name="Body_20_Text.tableblock"><text:span text:style-name="Strong_20_Emphasis">definition</text:span>: <text:a xlink:type="simple" xlink:href="https://specifications.openehr.org/releases/LANG/latest/bmm.html#_bmm_routine_class" text:style-name="Internet_20_link" text:visited-style-name="Visited_20_Internet_20_Link"><text:span text:style-name="Source_20_Text">BMM_ROUTINE</text:span></text:a></text:p>
            </table:table-cell>
            <table:table-cell table:style-name="Table98.A1" office:value-type="string">
              <text:p text:style-name="P4">Reference to definition of a routine for which this is an agent, if one exists.</text:p>
            </table:table-cell>
          </table:table-row>
          <text:soft-page-break/>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name</text:span>: <text:span text:style-name="Source_20_Text">String</text:span></text:p>
            </table:table-cell>
            <table:table-cell table:style-name="Table98.A1" office:value-type="string">
              <text:p text:style-name="P4">Name of the routine being called.</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is_writable</text:span>: <text:span text:style-name="Source_20_Text">Boolean<text:line-break/>{default = false}</text:span></text:p>
            </table:table-cell>
            <table:table-cell table:style-name="Table98.A1" office:value-type="string">
              <text:p text:style-name="P25"/>
            </table:table-cell>
          </table:table-row>
          <table:table-row>
            <table:table-cell table:style-name="Table98.A1" office:value-type="string">
              <text:p text:style-name="Body_20_Text.tableblock"><text:span text:style-name="Strong_20_Emphasis">Functions</text:span></text:p>
            </table:table-cell>
            <table:table-cell table:style-name="Table98.A1" office:value-type="string">
              <text:p text:style-name="Body_20_Text.tableblock"><text:span text:style-name="Strong_20_Emphasis">Signature</text:span></text:p>
            </table:table-cell>
            <table:table-cell table:style-name="Table98.A1" office:value-type="string">
              <text:p text:style-name="Body_20_Text.tableblock"><text:span text:style-name="Strong_20_Emphasis">Meaning</text:span></text:p>
            </table:table-cell>
          </table:table-row>
          <table:table-row>
            <table:table-cell table:style-name="Table98.A1" office:value-type="string">
              <text:p text:style-name="Body_20_Text.tableblock"><text:span text:style-name="Strong_20_Emphasis">1..1<text:line-break/>(effected)</text:span></text:p>
            </table:table-cell>
            <table:table-cell table:style-name="Table98.A1" office:value-type="string">
              <text:p text:style-name="Body_20_Text.tableblock"><text:span text:style-name="Strong_20_Emphasis">eval_type</text:span> (): <text:a xlink:type="simple" xlink:href="https://specifications.openehr.org/releases/LANG/latest/bmm.html#_bmm_routine_type_class" text:style-name="Internet_20_link" text:visited-style-name="Visited_20_Internet_20_Link"><text:span text:style-name="Source_20_Text">BMM_ROUTINE_TYPE</text:span></text:a><text:line-break/><text:line-break/><text:span text:style-name="Emphasis">Post_result</text:span>: <text:span text:style-name="Source_20_Text">Result = definition.signature</text:span></text:p>
            </table:table-cell>
            <table:table-cell table:style-name="Table98.A1" office:value-type="string">
              <text:p text:style-name="P4">Eval type is the signature corresponding to the (remaining) open arguments and return type, if any.</text:p>
            </table:table-cell>
          </table:table-row>
          <table:table-row>
            <table:table-cell table:style-name="Table98.A1" office:value-type="string">
              <text:p text:style-name="Body_20_Text.tableblock"><text:span text:style-name="Strong_20_Emphasis">1..1</text:span></text:p>
            </table:table-cell>
            <table:table-cell table:style-name="Table98.A1" office:value-type="string">
              <text:p text:style-name="Body_20_Text.tableblock"><text:span text:style-name="Strong_20_Emphasis">is_callable</text:span> (): <text:span text:style-name="Source_20_Text">Boolean</text:span><text:line-break/><text:line-break/><text:span text:style-name="Emphasis">Post_result_validity</text:span>: <text:span text:style-name="Source_20_Text">Result = open_arguments = Void</text:span></text:p>
            </table:table-cell>
            <table:table-cell table:style-name="Table98.A1" office:value-type="string">
              <text:p text:style-name="P4">True if there are no open arguments.</text:p>
            </table:table-cell>
          </table:table-row>
          <table:table-row>
            <table:table-cell table:style-name="Table98.A1" office:value-type="string">
              <text:p text:style-name="Body_20_Text.tableblock"><text:span text:style-name="Strong_20_Emphasis">1..1<text:line-break/>(redefined)</text:span></text:p>
            </table:table-cell>
            <table:table-cell table:style-name="Table98.A1" office:value-type="string">
              <text:p text:style-name="Body_20_Text.tableblock"><text:span text:style-name="Strong_20_Emphasis">reference</text:span> (): <text:span text:style-name="Source_20_Text">String</text:span></text:p>
            </table:table-cell>
            <table:table-cell table:style-name="Table98.A1" office:value-type="string">
              <text:p text:style-name="P4">Generated full reference name, including scoping elements.</text:p>
            </table:table-cell>
          </table:table-row>
        </table:table>
        <text:h text:style-name="P10" text:outline-level="4"><text:bookmark-start text:name="__RefHeading___Toc40384_1418072056"/><text:bookmark text:name="_el_function_agent_class"/>10.6.16. EL_FUNCTION_AGENT Class<text:bookmark-end text:name="__RefHeading___Toc40384_1418072056"/></text:h>
        <table:table table:name="Table99" table:style-name="Table99">
          <table:table-column table:style-name="Table99.A"/>
          <table:table-column table:style-name="Table99.B"/>
          <table:table-column table:style-name="Table99.C"/>
          <table:table-row>
            <table:table-cell table:style-name="Table99.A1" office:value-type="string">
              <text:p text:style-name="Body_20_Text.tableblock"><text:span text:style-name="Strong_20_Emphasis">Class</text:span></text:p>
            </table:table-cell>
            <table:table-cell table:style-name="Table99.A1" table:number-columns-spanned="2" office:value-type="string">
              <text:p text:style-name="Body_20_Text.tableblock"><text:span text:style-name="Strong_20_Emphasis">EL_FUNCTION_AGENT</text:span></text:p>
            </table:table-cell>
            <table:covered-table-cell/>
          </table:table-row>
          <text:soft-page-break/>
          <table:table-row>
            <table:table-cell table:style-name="Table99.A1" office:value-type="string">
              <text:p text:style-name="Body_20_Text.tableblock"><text:span text:style-name="Strong_20_Emphasis">Description</text:span></text:p>
            </table:table-cell>
            <table:table-cell table:style-name="Table99.A1" table:number-columns-spanned="2" office:value-type="string">
              <text:p text:style-name="P4">An agent whose signature is of a function, i.e. has a result type.</text:p>
            </table:table-cell>
            <table:covered-table-cell/>
          </table:table-row>
          <table:table-row>
            <table:table-cell table:style-name="Table99.A1" office:value-type="string">
              <text:p text:style-name="Body_20_Text.tableblock"><text:span text:style-name="Strong_20_Emphasis">Inherit</text:span></text:p>
            </table:table-cell>
            <table:table-cell table:style-name="Table99.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99.A1" office:value-type="string">
              <text:p text:style-name="Body_20_Text.tableblock"><text:span text:style-name="Strong_20_Emphasis">Attribute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0..1<text:line-break/>(redefined)</text:span></text:p>
            </table:table-cell>
            <table:table-cell table:style-name="Table99.A1" office:value-type="string">
              <text:p text:style-name="Body_20_Text.tableblock"><text:span text:style-name="Strong_20_Emphasis">definition</text:span>: <text:a xlink:type="simple" xlink:href="https://specifications.openehr.org/releases/LANG/latest/bmm.html#_bmm_function_class" text:style-name="Internet_20_link" text:visited-style-name="Visited_20_Internet_20_Link"><text:span text:style-name="Source_20_Text">BMM_FUNCTION</text:span></text:a></text:p>
            </table:table-cell>
            <table:table-cell table:style-name="Table99.A1" office:value-type="string">
              <text:p text:style-name="P4">Reference to definition of a routine for which this is a direct call instance, if one exists.</text:p>
            </table:table-cell>
          </table:table-row>
          <table:table-row>
            <table:table-cell table:style-name="Table99.A1" office:value-type="string">
              <text:p text:style-name="Body_20_Text.tableblock"><text:span text:style-name="Strong_20_Emphasis">Functions</text:span></text:p>
            </table:table-cell>
            <table:table-cell table:style-name="Table99.A1" office:value-type="string">
              <text:p text:style-name="Body_20_Text.tableblock"><text:span text:style-name="Strong_20_Emphasis">Signature</text:span></text:p>
            </table:table-cell>
            <table:table-cell table:style-name="Table99.A1" office:value-type="string">
              <text:p text:style-name="Body_20_Text.tableblock"><text:span text:style-name="Strong_20_Emphasis">Meaning</text:span></text:p>
            </table:table-cell>
          </table:table-row>
          <table:table-row>
            <table:table-cell table:style-name="Table99.A1" office:value-type="string">
              <text:p text:style-name="Body_20_Text.tableblock"><text:span text:style-name="Strong_20_Emphasis">1..1<text:line-break/>(effected)</text:span></text:p>
            </table:table-cell>
            <table:table-cell table:style-name="Table99.A1" office:value-type="string">
              <text:p text:style-name="Body_20_Text.tableblock"><text:span text:style-name="Strong_20_Emphasis">eval_type</text:span> (): <text:a xlink:type="simple" xlink:href="https://specifications.openehr.org/releases/LANG/latest/bmm.html#_bmm_function_type_class" text:style-name="Internet_20_link" text:visited-style-name="Visited_20_Internet_20_Link"><text:span text:style-name="Source_20_Text">BMM_FUNCTION_TYPE</text:span></text:a><text:line-break/><text:line-break/><text:span text:style-name="Emphasis">Post_result</text:span>: <text:span text:style-name="Source_20_Text">Result = definition.signature</text:span></text:p>
            </table:table-cell>
            <table:table-cell table:style-name="Table99.A1" office:value-type="string">
              <text:p text:style-name="P4">Eval type is the signature corresponding to the (remaining) open arguments and return type, if any.</text:p>
            </table:table-cell>
          </table:table-row>
        </table:table>
        <text:h text:style-name="P10" text:outline-level="4"><text:bookmark-start text:name="__RefHeading___Toc40386_1418072056"/><text:bookmark text:name="_el_procedure_agent_class"/>10.6.17. EL_PROCEDURE_AGENT Class<text:bookmark-end text:name="__RefHeading___Toc40386_1418072056"/></text:h>
        <table:table table:name="Table100" table:style-name="Table100">
          <table:table-column table:style-name="Table100.A"/>
          <table:table-column table:style-name="Table100.B"/>
          <table:table-column table:style-name="Table100.C"/>
          <table:table-row>
            <table:table-cell table:style-name="Table100.A1" office:value-type="string">
              <text:p text:style-name="Body_20_Text.tableblock"><text:span text:style-name="Strong_20_Emphasis">Class</text:span></text:p>
            </table:table-cell>
            <table:table-cell table:style-name="Table100.A1" table:number-columns-spanned="2" office:value-type="string">
              <text:p text:style-name="Body_20_Text.tableblock"><text:span text:style-name="Strong_20_Emphasis">EL_PROCEDURE_AGENT</text:span></text:p>
            </table:table-cell>
            <table:covered-table-cell/>
          </table:table-row>
          <table:table-row>
            <table:table-cell table:style-name="Table100.A1" office:value-type="string">
              <text:p text:style-name="Body_20_Text.tableblock"><text:span text:style-name="Strong_20_Emphasis">Description</text:span></text:p>
            </table:table-cell>
            <table:table-cell table:style-name="Table100.A1" table:number-columns-spanned="2" office:value-type="string">
              <text:p text:style-name="P4">An agent whose signature is of a procedure, i.e. has no result type.</text:p>
            </table:table-cell>
            <table:covered-table-cell/>
          </table:table-row>
          <table:table-row>
            <table:table-cell table:style-name="Table100.A1" office:value-type="string">
              <text:p text:style-name="Body_20_Text.tableblock"><text:span text:style-name="Strong_20_Emphasis">Inherit</text:span></text:p>
            </table:table-cell>
            <table:table-cell table:style-name="Table100.A1" table:number-columns-spanned="2" office:value-type="string">
              <text:p text:style-name="Body_20_Text.tableblock"><text:a xlink:type="simple" xlink:href="https://specifications.openehr.org/releases/LANG/latest/bmm.html#_el_agent_class" text:style-name="Internet_20_link" text:visited-style-name="Visited_20_Internet_20_Link"><text:span text:style-name="Source_20_Text">EL_AGENT</text:span></text:a></text:p>
            </table:table-cell>
            <table:covered-table-cell/>
          </table:table-row>
          <table:table-row>
            <table:table-cell table:style-name="Table100.A1" office:value-type="string">
              <text:p text:style-name="Body_20_Text.tableblock"><text:span text:style-name="Strong_20_Emphasis">Attribute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0..1<text:line-break/>(redefined)</text:span></text:p>
            </table:table-cell>
            <table:table-cell table:style-name="Table100.A1" office:value-type="string">
              <text:p text:style-name="Body_20_Text.tableblock"><text:span text:style-name="Strong_20_Emphasis">definition</text:span>: <text:soft-page-break/><text:a xlink:type="simple" xlink:href="https://specifications.openehr.org/releases/LANG/latest/bmm.html#_bmm_procedure_class" text:style-name="Internet_20_link" text:visited-style-name="Visited_20_Internet_20_Link"><text:span text:style-name="Source_20_Text">BMM_PROCEDURE</text:span></text:a></text:p>
            </table:table-cell>
            <table:table-cell table:style-name="Table100.A1" office:value-type="string">
              <text:p text:style-name="P4">Reference to definition of routine for which this is a call instance.</text:p>
            </table:table-cell>
          </table:table-row>
          <table:table-row>
            <table:table-cell table:style-name="Table100.A1" office:value-type="string">
              <text:p text:style-name="Body_20_Text.tableblock"><text:span text:style-name="Strong_20_Emphasis">Functions</text:span></text:p>
            </table:table-cell>
            <table:table-cell table:style-name="Table100.A1" office:value-type="string">
              <text:p text:style-name="Body_20_Text.tableblock"><text:span text:style-name="Strong_20_Emphasis">Signature</text:span></text:p>
            </table:table-cell>
            <table:table-cell table:style-name="Table100.A1" office:value-type="string">
              <text:p text:style-name="Body_20_Text.tableblock"><text:span text:style-name="Strong_20_Emphasis">Meaning</text:span></text:p>
            </table:table-cell>
          </table:table-row>
          <table:table-row>
            <table:table-cell table:style-name="Table100.A1" office:value-type="string">
              <text:p text:style-name="Body_20_Text.tableblock"><text:span text:style-name="Strong_20_Emphasis">1..1<text:line-break/>(effected)</text:span></text:p>
            </table:table-cell>
            <table:table-cell table:style-name="Table100.A1" office:value-type="string">
              <text:p text:style-name="Body_20_Text.tableblock"><text:span text:style-name="Strong_20_Emphasis">eval_type</text:span> (): <text:a xlink:type="simple" xlink:href="https://specifications.openehr.org/releases/LANG/latest/bmm.html#_bmm_procedure_type_class" text:style-name="Internet_20_link" text:visited-style-name="Visited_20_Internet_20_Link"><text:span text:style-name="Source_20_Text">BMM_PROCEDURE_TYPE</text:span></text:a><text:line-break/><text:line-break/><text:span text:style-name="Emphasis">Post_result</text:span>: <text:span text:style-name="Source_20_Text">Result = definition.signature</text:span></text:p>
            </table:table-cell>
            <table:table-cell table:style-name="Table100.A1" office:value-type="string">
              <text:p text:style-name="P4">Eval type is the signature corresponding to the (remaining) open arguments and return type, if any.</text:p>
            </table:table-cell>
          </table:table-row>
        </table:table>
        <text:h text:style-name="P10" text:outline-level="4"><text:bookmark-start text:name="__RefHeading___Toc40388_1418072056"/><text:bookmark text:name="_el_predicate_class"/>10.6.18. EL_PREDICATE Class<text:bookmark-end text:name="__RefHeading___Toc40388_1418072056"/></text:h>
        <table:table table:name="Table101" table:style-name="Table101">
          <table:table-column table:style-name="Table101.A"/>
          <table:table-column table:style-name="Table101.B"/>
          <table:table-column table:style-name="Table101.C"/>
          <table:table-row>
            <table:table-cell table:style-name="Table101.A1" office:value-type="string">
              <text:p text:style-name="Body_20_Text.tableblock"><text:span text:style-name="Strong_20_Emphasis">Class</text:span></text:p>
            </table:table-cell>
            <table:table-cell table:style-name="Table101.A1" table:number-columns-spanned="2" office:value-type="string">
              <text:p text:style-name="Body_20_Text.tableblock"><text:span text:style-name="Emphasis">EL_PREDICATE (abstract)</text:span></text:p>
            </table:table-cell>
            <table:covered-table-cell/>
          </table:table-row>
          <table:table-row>
            <table:table-cell table:style-name="Table101.A1" office:value-type="string">
              <text:p text:style-name="Body_20_Text.tableblock"><text:span text:style-name="Strong_20_Emphasis">Description</text:span></text:p>
            </table:table-cell>
            <table:table-cell table:style-name="Table101.A1" table:number-columns-spanned="2" office:value-type="string">
              <text:p text:style-name="P4">Parent type of predicate of any object reference.</text:p>
            </table:table-cell>
            <table:covered-table-cell/>
          </table:table-row>
          <table:table-row>
            <table:table-cell table:style-name="Table101.A1" office:value-type="string">
              <text:p text:style-name="Body_20_Text.tableblock"><text:span text:style-name="Strong_20_Emphasis">Inherit</text:span></text:p>
            </table:table-cell>
            <table:table-cell table:style-name="Table101.A1" table:number-columns-spanned="2" office:value-type="string">
              <text:p text:style-name="Body_20_Text.tableblock"><text:a xlink:type="simple" xlink:href="https://specifications.openehr.org/releases/LANG/latest/bmm.html#_el_simple_class" text:style-name="Internet_20_link" text:visited-style-name="Visited_20_Internet_20_Link"><text:span text:style-name="Source_20_Text">EL_SIMPLE</text:span></text:a></text:p>
            </table:table-cell>
            <table:covered-table-cell/>
          </table:table-row>
          <table:table-row>
            <table:table-cell table:style-name="Table101.A1" office:value-type="string">
              <text:p text:style-name="Body_20_Text.tableblock"><text:span text:style-name="Strong_20_Emphasis">Attribute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span></text:p>
            </table:table-cell>
            <table:table-cell table:style-name="Table101.A1" office:value-type="string">
              <text:p text:style-name="Body_20_Text.tableblock"><text:span text:style-name="Strong_20_Emphasis">operand</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1.A1" office:value-type="string">
              <text:p text:style-name="P4">The target instance of this predicate.</text:p>
            </table:table-cell>
          </table:table-row>
          <table:table-row>
            <table:table-cell table:style-name="Table101.A1" office:value-type="string">
              <text:p text:style-name="Body_20_Text.tableblock"><text:span text:style-name="Strong_20_Emphasis">Functions</text:span></text:p>
            </table:table-cell>
            <table:table-cell table:style-name="Table101.A1" office:value-type="string">
              <text:p text:style-name="Body_20_Text.tableblock"><text:span text:style-name="Strong_20_Emphasis">Signature</text:span></text:p>
            </table:table-cell>
            <table:table-cell table:style-name="Table101.A1" office:value-type="string">
              <text:p text:style-name="Body_20_Text.tableblock"><text:span text:style-name="Strong_20_Emphasis">Meaning</text:span></text:p>
            </table:table-cell>
          </table:table-row>
          <table:table-row>
            <table:table-cell table:style-name="Table101.A1" office:value-type="string">
              <text:p text:style-name="Body_20_Text.tableblock"><text:span text:style-name="Strong_20_Emphasis">1..1<text:line-break/>(effected)</text:span></text:p>
            </table:table-cell>
            <table:table-cell table:style-name="Table101.A1" office:value-type="string">
              <text:p text:style-name="Body_20_Text.tableblock"><text:span text:style-name="Strong_20_Emphasis">eval_type</text:span> (): <text:a xlink:type="simple" xlink:href="https://specifications.openehr.org/releases/LANG/latest/bmm.html#_bmm_simple_type_class" text:style-name="Internet_20_link" text:visited-style-name="Visited_20_Internet_20_Link"><text:span text:style-name="Source_20_Text">BMM_SIMPLE_TYPE</text:span></text:a></text:p>
            </table:table-cell>
            <table:table-cell table:style-name="Table101.A1" office:value-type="string">
              <text:p text:style-name="P4">Return <text:span text:style-name="Source_20_Text">{BMM_MODEL}.</text:span><text:span text:style-name="Source_20_Text"><text:span text:style-name="Emphasis">boolean_type_definition</text:span></text:span><text:span text:style-name="Source_20_Text">()</text:span>.</text:p>
            </table:table-cell>
          </table:table-row>
        </table:table>
        <text:h text:style-name="P10" text:outline-level="4"><text:bookmark-start text:name="__RefHeading___Toc40390_1418072056"/><text:bookmark text:name="_el_defined_class"/><text:soft-page-break/>10.6.19. EL_DEFINED Class<text:bookmark-end text:name="__RefHeading___Toc40390_1418072056"/></text:h>
        <table:table table:name="Table102" table:style-name="Table102">
          <table:table-column table:style-name="Table102.A"/>
          <table:table-column table:style-name="Table102.B"/>
          <table:table-row>
            <table:table-cell table:style-name="Table102.A1" office:value-type="string">
              <text:p text:style-name="Body_20_Text.tableblock"><text:span text:style-name="Strong_20_Emphasis">Class</text:span></text:p>
            </table:table-cell>
            <table:table-cell table:style-name="Table102.A1" office:value-type="string">
              <text:p text:style-name="Body_20_Text.tableblock"><text:span text:style-name="Strong_20_Emphasis">EL_DEFINED</text:span></text:p>
            </table:table-cell>
          </table:table-row>
          <table:table-row>
            <table:table-cell table:style-name="Table102.A1" office:value-type="string">
              <text:p text:style-name="Body_20_Text.tableblock"><text:span text:style-name="Strong_20_Emphasis">Description</text:span></text:p>
            </table:table-cell>
            <table:table-cell table:style-name="Table102.A1" office:value-type="string">
              <text:p text:style-name="P4">A predicate taking one external variable reference argument, that returns true if the reference is resolvable, i.e. the external value is obtainable.</text:p>
              <table:table table:name="Table103" table:style-name="Table103">
                <table:table-column table:style-name="Table103.A"/>
                <table:table-column table:style-name="Table103.B"/>
                <table:table-row>
                  <table:table-cell table:style-name="Table103.A1" office:value-type="string">
                    <text:p text:style-name="Table_20_Contents">Note</text:p>
                  </table:table-cell>
                  <table:table-cell table:style-name="Table103.A1" office:value-type="string">
                    <text:p text:style-name="Table_20_Contents">probably to be removed. </text:p>
                  </table:table-cell>
                </table:table-row>
              </table:table>
              <text:p text:style-name="P25"/>
            </table:table-cell>
          </table:table-row>
          <table:table-row>
            <table:table-cell table:style-name="Table102.A1" office:value-type="string">
              <text:p text:style-name="Body_20_Text.tableblock"><text:span text:style-name="Strong_20_Emphasis">Inherit</text:span></text:p>
            </table:table-cell>
            <table:table-cell table:style-name="Table102.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2_1418072056"/><text:bookmark text:name="_el_attached_class"/>10.6.20. EL_ATTACHED Class<text:bookmark-end text:name="__RefHeading___Toc40392_1418072056"/></text:h>
        <table:table table:name="Table104" table:style-name="Table104">
          <table:table-column table:style-name="Table104.A"/>
          <table:table-column table:style-name="Table104.B"/>
          <table:table-row>
            <table:table-cell table:style-name="Table104.A1" office:value-type="string">
              <text:p text:style-name="Body_20_Text.tableblock"><text:span text:style-name="Strong_20_Emphasis">Class</text:span></text:p>
            </table:table-cell>
            <table:table-cell table:style-name="Table104.A1" office:value-type="string">
              <text:p text:style-name="Body_20_Text.tableblock"><text:span text:style-name="Strong_20_Emphasis">EL_ATTACHED</text:span></text:p>
            </table:table-cell>
          </table:table-row>
          <table:table-row>
            <table:table-cell table:style-name="Table104.A1" office:value-type="string">
              <text:p text:style-name="Body_20_Text.tableblock"><text:span text:style-name="Strong_20_Emphasis">Description</text:span></text:p>
            </table:table-cell>
            <table:table-cell table:style-name="Table104.A1" office:value-type="string">
              <text:p text:style-name="P4">A predicate on any object reference (including function <text:soft-page-break/>call) that returns True if the reference is attached, i.e. non-Void.</text:p>
            </table:table-cell>
          </table:table-row>
          <table:table-row>
            <table:table-cell table:style-name="Table104.A1" office:value-type="string">
              <text:p text:style-name="Body_20_Text.tableblock"><text:span text:style-name="Strong_20_Emphasis">Inherit</text:span></text:p>
            </table:table-cell>
            <table:table-cell table:style-name="Table104.A1" office:value-type="string">
              <text:p text:style-name="Body_20_Text.tableblock"><text:a xlink:type="simple" xlink:href="https://specifications.openehr.org/releases/LANG/latest/bmm.html#_el_predicate_class" text:style-name="Internet_20_link" text:visited-style-name="Visited_20_Internet_20_Link"><text:span text:style-name="Source_20_Text">EL_PREDICATE</text:span></text:a></text:p>
            </table:table-cell>
          </table:table-row>
        </table:table>
        <text:h text:style-name="P10" text:outline-level="4"><text:bookmark-start text:name="__RefHeading___Toc40394_1418072056"/><text:bookmark text:name="_el_decision_table_class"/>10.6.21. EL_DECISION_TABLE Class<text:bookmark-end text:name="__RefHeading___Toc40394_1418072056"/></text:h>
        <table:table table:name="Table105" table:style-name="Table105">
          <table:table-column table:style-name="Table105.A"/>
          <table:table-column table:style-name="Table105.B"/>
          <table:table-column table:style-name="Table105.C"/>
          <table:table-row>
            <table:table-cell table:style-name="Table105.A1" office:value-type="string">
              <text:p text:style-name="Body_20_Text.tableblock"><text:span text:style-name="Strong_20_Emphasis">Class</text:span></text:p>
            </table:table-cell>
            <table:table-cell table:style-name="Table105.A1" table:number-columns-spanned="2" office:value-type="string">
              <text:p text:style-name="Body_20_Text.tableblock"><text:span text:style-name="Emphasis">EL_DECISION_TABLE&lt;T&gt; (abstract)</text:span></text:p>
            </table:table-cell>
            <table:covered-table-cell/>
          </table:table-row>
          <table:table-row>
            <table:table-cell table:style-name="Table105.A1" office:value-type="string">
              <text:p text:style-name="Body_20_Text.tableblock"><text:span text:style-name="Strong_20_Emphasis">Description</text:span></text:p>
            </table:table-cell>
            <table:table-cell table:style-name="Table105.A1" table:number-columns-spanned="2" office:value-type="string">
              <text:p text:style-name="P4">Meta-type for decision tables. Generic on the meta-type of the <text:span text:style-name="Source_20_Text"><text:span text:style-name="Emphasis">result</text:span></text:span> attribute of the branches, to allow specialised forms of if/else and case structures to be created.</text:p>
            </table:table-cell>
            <table:covered-table-cell/>
          </table:table-row>
          <table:table-row>
            <table:table-cell table:style-name="Table105.A1" office:value-type="string">
              <text:p text:style-name="Body_20_Text.tableblock"><text:span text:style-name="Strong_20_Emphasis">Inherit</text:span></text:p>
            </table:table-cell>
            <table:table-cell table:style-name="Table105.A1" table:number-columns-spanned="2" office:value-type="string">
              <text:p text:style-name="Body_20_Text.tableblock"><text:a xlink:type="simple" xlink:href="https://specifications.openehr.org/releases/LANG/latest/bmm.html#_el_terminal_class" text:style-name="Internet_20_link" text:visited-style-name="Visited_20_Internet_20_Link"><text:span text:style-name="Source_20_Text">EL_TERMINAL</text:span></text:a></text:p>
            </table:table-cell>
            <table:covered-table-cell/>
          </table:table-row>
          <table:table-row>
            <table:table-cell table:style-name="Table105.A1" office:value-type="string">
              <text:p text:style-name="Body_20_Text.tableblock"><text:span text:style-name="Strong_20_Emphasis">Attributes</text:span></text:p>
            </table:table-cell>
            <table:table-cell table:style-name="Table105.A1" office:value-type="string">
              <text:p text:style-name="Body_20_Text.tableblock"><text:span text:style-name="Strong_20_Emphasis">Signature</text:span></text:p>
            </table:table-cell>
            <table:table-cell table:style-name="Table105.A1" office:value-type="string">
              <text:p text:style-name="Body_20_Text.tableblock"><text:span text:style-name="Strong_20_Emphasis">Meaning</text:span></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decision_branch_class" text:style-name="Internet_20_link" text:visited-style-name="Visited_20_Internet_20_Link"><text:span text:style-name="Source_20_Text">EL_DECISION_BRANCH</text:span></text:a><text:span text:style-name="Source_20_Text">&gt;</text:span></text:p>
            </table:table-cell>
            <table:table-cell table:style-name="Table105.A1" office:value-type="string">
              <text:p text:style-name="P4">Members of the chain, equivalent to branches in an if/then/else chain and cases in a case statement.</text:p>
            </table:table-cell>
          </table:table-row>
          <table:table-row>
            <table:table-cell table:style-name="Table105.A1" office:value-type="string">
              <text:p text:style-name="Body_20_Text.tableblock"><text:span text:style-name="Strong_20_Emphasis">1..1</text:span></text:p>
            </table:table-cell>
            <table:table-cell table:style-name="Table105.A1" office:value-type="string">
              <text:p text:style-name="Body_20_Text.tableblock"><text:span text:style-name="Strong_20_Emphasis">else</text:span>: <text:span text:style-name="Source_20_Text">T</text:span></text:p>
            </table:table-cell>
            <table:table-cell table:style-name="Table105.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6_1418072056"/><text:bookmark text:name="_el_decision_branch_class"/><text:soft-page-break/>10.6.22. EL_DECISION_BRANCH Class<text:bookmark-end text:name="__RefHeading___Toc40396_1418072056"/></text:h>
        <table:table table:name="Table106" table:style-name="Table106">
          <table:table-column table:style-name="Table106.A"/>
          <table:table-column table:style-name="Table106.B"/>
          <table:table-column table:style-name="Table106.C"/>
          <table:table-row>
            <table:table-cell table:style-name="Table106.A1" office:value-type="string">
              <text:p text:style-name="Body_20_Text.tableblock"><text:span text:style-name="Strong_20_Emphasis">Class</text:span></text:p>
            </table:table-cell>
            <table:table-cell table:style-name="Table106.A1" table:number-columns-spanned="2" office:value-type="string">
              <text:p text:style-name="Body_20_Text.tableblock"><text:span text:style-name="Emphasis">EL_DECISION_BRANCH&lt;T&gt; (abstract)</text:span></text:p>
            </table:table-cell>
            <table:covered-table-cell/>
          </table:table-row>
          <table:table-row>
            <table:table-cell table:style-name="Table106.A1" office:value-type="string">
              <text:p text:style-name="Body_20_Text.tableblock"><text:span text:style-name="Strong_20_Emphasis">Description</text:span></text:p>
            </table:table-cell>
            <table:table-cell table:style-name="Table106.A1" table:number-columns-spanned="2" office:value-type="string">
              <text:p text:style-name="P4">Abstract parent of meta-types representing a branch of some kind of decision structure. Defines <text:span text:style-name="Source_20_Text">result</text:span> as being of the generic type <text:span text:style-name="Source_20_Text">T</text:span>.</text:p>
            </table:table-cell>
            <table:covered-table-cell/>
          </table:table-row>
          <table:table-row>
            <table:table-cell table:style-name="Table106.A1" office:value-type="string">
              <text:p text:style-name="Body_20_Text.tableblock"><text:span text:style-name="Strong_20_Emphasis">Attributes</text:span></text:p>
            </table:table-cell>
            <table:table-cell table:style-name="Table106.A1" office:value-type="string">
              <text:p text:style-name="Body_20_Text.tableblock"><text:span text:style-name="Strong_20_Emphasis">Signature</text:span></text:p>
            </table:table-cell>
            <table:table-cell table:style-name="Table106.A1" office:value-type="string">
              <text:p text:style-name="Body_20_Text.tableblock"><text:span text:style-name="Strong_20_Emphasis">Meaning</text:span></text:p>
            </table:table-cell>
          </table:table-row>
          <table:table-row>
            <table:table-cell table:style-name="Table106.A1" office:value-type="string">
              <text:p text:style-name="Body_20_Text.tableblock"><text:span text:style-name="Strong_20_Emphasis">1..1</text:span></text:p>
            </table:table-cell>
            <table:table-cell table:style-name="Table106.A1" office:value-type="string">
              <text:p text:style-name="Body_20_Text.tableblock"><text:span text:style-name="Strong_20_Emphasis">result</text:span>: <text:span text:style-name="Source_20_Text">T</text:span></text:p>
            </table:table-cell>
            <table:table-cell table:style-name="Table106.A1" office:value-type="string">
              <text:p text:style-name="P4">Result expression of conditional, if its <text:span text:style-name="Source_20_Text"><text:span text:style-name="Emphasis">condition</text:span></text:span> evaluates to True.</text:p>
            </table:table-cell>
          </table:table-row>
        </table:table>
        <text:h text:style-name="P10" text:outline-level="4"><text:bookmark-start text:name="__RefHeading___Toc40398_1418072056"/><text:bookmark text:name="_el_condition_chain_class"/>10.6.23. EL_CONDITION_CHAIN Class<text:bookmark-end text:name="__RefHeading___Toc40398_1418072056"/></text:h>
        <table:table table:name="Table107" table:style-name="Table107">
          <table:table-column table:style-name="Table107.A"/>
          <table:table-column table:style-name="Table107.B"/>
          <table:table-column table:style-name="Table107.C"/>
          <table:table-row>
            <table:table-cell table:style-name="Table107.A1" office:value-type="string">
              <text:p text:style-name="Body_20_Text.tableblock"><text:span text:style-name="Strong_20_Emphasis">Class</text:span></text:p>
            </table:table-cell>
            <table:table-cell table:style-name="Table107.A1" table:number-columns-spanned="2" office:value-type="string">
              <text:p text:style-name="Body_20_Text.tableblock"><text:span text:style-name="Strong_20_Emphasis">EL_CONDITION_CHAIN&lt;T&gt;</text:span></text:p>
            </table:table-cell>
            <table:covered-table-cell/>
          </table:table-row>
          <table:table-row>
            <table:table-cell table:style-name="Table107.A1" office:value-type="string">
              <text:p text:style-name="Body_20_Text.tableblock"><text:span text:style-name="Strong_20_Emphasis">Description</text:span></text:p>
            </table:table-cell>
            <table:table-cell table:style-name="Table107.A1" table:number-columns-spanned="2" office:value-type="string">
              <text:p text:style-name="P4">Compound expression consisting of a chain of condition-gated expressions, and an ungated <text:span text:style-name="Source_20_Text"><text:span text:style-name="Emphasis">else</text:span></text:span> member that as a whole, represents an if/then/elseif/else chains.</text:p>
              <text:p text:style-name="P4">Evaluated by iterating through <text:span text:style-name="Source_20_Text"><text:span text:style-name="Emphasis">items</text:span></text:span> and for each one, evaluating its <text:span text:style-name="Source_20_Text"><text:span text:style-name="Emphasis">condition</text:span></text:span>, which if True, causes the evaluation result of the chain to be that item’s <text:span text:style-name="Source_20_Text"><text:span text:style-name="Emphasis">result</text:span></text:span> evaluation result.</text:p>
              <text:p text:style-name="P4">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7.A1" office:value-type="string">
              <text:p text:style-name="Body_20_Text.tableblock"><text:span text:style-name="Strong_20_Emphasis">Inherit</text:span></text:p>
            </table:table-cell>
            <table:table-cell table:style-name="Table107.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7.A1" office:value-type="string">
              <text:p text:style-name="Body_20_Text.tableblock"><text:span text:style-name="Strong_20_Emphasis">Attributes</text:span></text:p>
            </table:table-cell>
            <table:table-cell table:style-name="Table107.A1" office:value-type="string">
              <text:p text:style-name="Body_20_Text.tableblock"><text:span text:style-name="Strong_20_Emphasis">Signature</text:span></text:p>
            </table:table-cell>
            <table:table-cell table:style-name="Table107.A1" office:value-type="string">
              <text:p text:style-name="Body_20_Text.tableblock"><text:span text:style-name="Strong_20_Emphasis">Meaning</text:span></text:p>
            </table:table-cell>
          </table:table-row>
          <table:table-row>
            <table:table-cell table:style-name="Table107.A1" office:value-type="string">
              <text:p text:style-name="Body_20_Text.tableblock"><text:span text:style-name="Strong_20_Emphasis">1..1<text:line-break/>(redefined)</text:span></text:p>
            </table:table-cell>
            <table:table-cell table:style-name="Table107.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onditional_expression_class" text:style-name="Internet_20_link" text:visited-style-name="Visited_20_Internet_20_Link"><text:span text:style-name="Source_20_Text">EL_CONDITIONAL_EXP</text:span><text:soft-page-break/><text:span text:style-name="Source_20_Text">RESSION</text:span></text:a><text:span text:style-name="Source_20_Text">&gt;</text:span></text:p>
            </table:table-cell>
            <table:table-cell table:style-name="Table107.A1" office:value-type="string">
              <text:p text:style-name="P4">Members of the chain, equivalent to branches in an if/then/else chain and cases in a case <text:soft-page-break/>statement.</text:p>
            </table:table-cell>
          </table:table-row>
        </table:table>
        <text:h text:style-name="P10" text:outline-level="4"><text:bookmark-start text:name="__RefHeading___Toc40400_1418072056"/><text:bookmark text:name="_el_conditional_expression_class"/>10.6.24. EL_CONDITIONAL_EXPRESSION Class<text:bookmark-end text:name="__RefHeading___Toc40400_1418072056"/></text:h>
        <table:table table:name="Table108" table:style-name="Table108">
          <table:table-column table:style-name="Table108.A"/>
          <table:table-column table:style-name="Table108.B"/>
          <table:table-column table:style-name="Table108.C"/>
          <table:table-row>
            <table:table-cell table:style-name="Table108.A1" office:value-type="string">
              <text:p text:style-name="Body_20_Text.tableblock"><text:span text:style-name="Strong_20_Emphasis">Class</text:span></text:p>
            </table:table-cell>
            <table:table-cell table:style-name="Table108.A1" table:number-columns-spanned="2" office:value-type="string">
              <text:p text:style-name="Body_20_Text.tableblock"><text:span text:style-name="Strong_20_Emphasis">EL_CONDITIONAL_EXPRESSION&lt;T&gt;</text:span></text:p>
            </table:table-cell>
            <table:covered-table-cell/>
          </table:table-row>
          <table:table-row>
            <table:table-cell table:style-name="Table108.A1" office:value-type="string">
              <text:p text:style-name="Body_20_Text.tableblock"><text:span text:style-name="Strong_20_Emphasis">Description</text:span></text:p>
            </table:table-cell>
            <table:table-cell table:style-name="Table108.A1" table:number-columns-spanned="2" office:value-type="string">
              <text:p text:style-name="P4">Conditional structure used in condition chain expressions. Evaluated by evaluating its <text:span text:style-name="Source_20_Text"><text:span text:style-name="Emphasis">condition</text:span></text:span>, which is a Boolean-returning expression, and if this returns True, the result is the evaluation result of <text:span text:style-name="Source_20_Text"><text:span text:style-name="Emphasis">expression</text:span></text:span>.</text:p>
            </table:table-cell>
            <table:covered-table-cell/>
          </table:table-row>
          <table:table-row>
            <table:table-cell table:style-name="Table108.A1" office:value-type="string">
              <text:p text:style-name="Body_20_Text.tableblock"><text:span text:style-name="Strong_20_Emphasis">Inherit</text:span></text:p>
            </table:table-cell>
            <table:table-cell table:style-name="Table108.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08.A1" office:value-type="string">
              <text:p text:style-name="Body_20_Text.tableblock"><text:span text:style-name="Strong_20_Emphasis">Attributes</text:span></text:p>
            </table:table-cell>
            <table:table-cell table:style-name="Table108.A1" office:value-type="string">
              <text:p text:style-name="Body_20_Text.tableblock"><text:span text:style-name="Strong_20_Emphasis">Signature</text:span></text:p>
            </table:table-cell>
            <table:table-cell table:style-name="Table108.A1" office:value-type="string">
              <text:p text:style-name="Body_20_Text.tableblock"><text:span text:style-name="Strong_20_Emphasis">Meaning</text:span></text:p>
            </table:table-cell>
          </table:table-row>
          <table:table-row>
            <table:table-cell table:style-name="Table108.A1" office:value-type="string">
              <text:p text:style-name="Body_20_Text.tableblock"><text:span text:style-name="Strong_20_Emphasis">1..1</text:span></text:p>
            </table:table-cell>
            <table:table-cell table:style-name="Table108.A1" office:value-type="string">
              <text:p text:style-name="Body_20_Text.tableblock"><text:span text:style-name="Strong_20_Emphasis">condit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08.A1" office:value-type="string">
              <text:p text:style-name="P4">Boolean expression defining the condition of this decision branch.</text:p>
            </table:table-cell>
          </table:table-row>
          <table:table-row>
            <table:table-cell table:style-name="Table108.A1" office:value-type="string">
              <text:p text:style-name="Body_20_Text.tableblock"><text:span text:style-name="Strong_20_Emphasis">Invariants</text:span></text:p>
            </table:table-cell>
            <table:table-cell table:style-name="Table108.A1" table:number-columns-spanned="2" office:value-type="string">
              <text:p text:style-name="P4"><text:span text:style-name="Emphasis">Inv_condition_boolean</text:span>: <text:span text:style-name="Source_20_Text">condition.is_boolean()</text:span></text:p>
            </table:table-cell>
            <table:covered-table-cell/>
          </table:table-row>
        </table:table>
        <text:h text:style-name="P10" text:outline-level="4"><text:bookmark-start text:name="__RefHeading___Toc40402_1418072056"/><text:bookmark text:name="_el_case_table_class"/>10.6.25. EL_CASE_TABLE Class<text:bookmark-end text:name="__RefHeading___Toc40402_1418072056"/></text:h>
        <table:table table:name="Table109" table:style-name="Table109">
          <table:table-column table:style-name="Table109.A"/>
          <table:table-column table:style-name="Table109.B"/>
          <table:table-column table:style-name="Table109.C"/>
          <table:table-row>
            <table:table-cell table:style-name="Table109.A1" office:value-type="string">
              <text:p text:style-name="Body_20_Text.tableblock"><text:span text:style-name="Strong_20_Emphasis">Class</text:span></text:p>
            </table:table-cell>
            <table:table-cell table:style-name="Table109.A1" table:number-columns-spanned="2" office:value-type="string">
              <text:p text:style-name="Body_20_Text.tableblock"><text:span text:style-name="Strong_20_Emphasis">EL_CASE_TABLE&lt;T&gt;</text:span></text:p>
            </table:table-cell>
            <table:covered-table-cell/>
          </table:table-row>
          <table:table-row>
            <table:table-cell table:style-name="Table109.A1" office:value-type="string">
              <text:p text:style-name="Body_20_Text.tableblock"><text:span text:style-name="Strong_20_Emphasis">Description</text:span></text:p>
            </table:table-cell>
            <table:table-cell table:style-name="Table109.A1" table:number-columns-spanned="2" office:value-type="string">
              <text:p text:style-name="P4">Compound expression consisting of a list of value-range / expression pairs, and an <text:span text:style-name="Source_20_Text"><text:span text:style-name="Emphasis">else</text:span></text:span> member that as a whole, represents a case statement flavour of decision table.</text:p>
              <text:p text:style-name="P4">Evaluated by iterating through <text:span text:style-name="Source_20_Text"><text:span text:style-name="Emphasis">items</text:span></text:span> and for each one, comparing <text:span text:style-name="Source_20_Text"><text:span text:style-name="Emphasis">input</text:span></text:span> to the item <text:span text:style-name="Source_20_Text"><text:span text:style-name="Emphasis">value_range</text:span></text:span>. If the <text:span text:style-name="Source_20_Text"><text:span text:style-name="Emphasis">input</text:span></text:span> is in the range, the evaluation result of the table is that item’s <text:span text:style-name="Source_20_Text"><text:span text:style-name="Emphasis">result</text:span></text:span> evaluation result.</text:p>
              <text:p text:style-name="P4"><text:soft-page-break/>If no member of <text:span text:style-name="Source_20_Text"><text:span text:style-name="Emphasis">items</text:span></text:span> has a True-returning <text:span text:style-name="Source_20_Text"><text:span text:style-name="Emphasis">condition</text:span></text:span>, the evaluation result is the result of evaluating the <text:span text:style-name="Source_20_Text"><text:span text:style-name="Emphasis">else</text:span></text:span> expression.</text:p>
            </table:table-cell>
            <table:covered-table-cell/>
          </table:table-row>
          <table:table-row>
            <table:table-cell table:style-name="Table109.A1" office:value-type="string">
              <text:p text:style-name="Body_20_Text.tableblock"><text:span text:style-name="Strong_20_Emphasis">Inherit</text:span></text:p>
            </table:table-cell>
            <table:table-cell table:style-name="Table109.A1" table:number-columns-spanned="2" office:value-type="string">
              <text:p text:style-name="Body_20_Text.tableblock"><text:a xlink:type="simple" xlink:href="https://specifications.openehr.org/releases/LANG/latest/bmm.html#_el_decision_table_class" text:style-name="Internet_20_link" text:visited-style-name="Visited_20_Internet_20_Link"><text:span text:style-name="Source_20_Text">EL_DECISION_TABLE</text:span></text:a></text:p>
            </table:table-cell>
            <table:covered-table-cell/>
          </table:table-row>
          <table:table-row>
            <table:table-cell table:style-name="Table109.A1" office:value-type="string">
              <text:p text:style-name="Body_20_Text.tableblock"><text:span text:style-name="Strong_20_Emphasis">Attributes</text:span></text:p>
            </table:table-cell>
            <table:table-cell table:style-name="Table109.A1" office:value-type="string">
              <text:p text:style-name="Body_20_Text.tableblock"><text:span text:style-name="Strong_20_Emphasis">Signature</text:span></text:p>
            </table:table-cell>
            <table:table-cell table:style-name="Table109.A1" office:value-type="string">
              <text:p text:style-name="Body_20_Text.tableblock"><text:span text:style-name="Strong_20_Emphasis">Meaning</text:span></text:p>
            </table:table-cell>
          </table:table-row>
          <table:table-row>
            <table:table-cell table:style-name="Table109.A1" office:value-type="string">
              <text:p text:style-name="Body_20_Text.tableblock"><text:span text:style-name="Strong_20_Emphasis">1..1</text:span></text:p>
            </table:table-cell>
            <table:table-cell table:style-name="Table109.A1" office:value-type="string">
              <text:p text:style-name="Body_20_Text.tableblock"><text:span text:style-name="Strong_20_Emphasis">test_value</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09.A1" office:value-type="string">
              <text:p text:style-name="P4">Expressing generating the input value for the case table.</text:p>
            </table:table-cell>
          </table:table-row>
          <table:table-row>
            <table:table-cell table:style-name="Table109.A1" office:value-type="string">
              <text:p text:style-name="Body_20_Text.tableblock"><text:span text:style-name="Strong_20_Emphasis">1..1<text:line-break/>(redefined)</text:span></text:p>
            </table:table-cell>
            <table:table-cell table:style-name="Table10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case_class" text:style-name="Internet_20_link" text:visited-style-name="Visited_20_Internet_20_Link"><text:span text:style-name="Source_20_Text">EL_CASE</text:span></text:a><text:span text:style-name="Source_20_Text">&gt;</text:span></text:p>
            </table:table-cell>
            <table:table-cell table:style-name="Table109.A1" office:value-type="string">
              <text:p text:style-name="P4">Members of the chain, equivalent to branches in an if/then/else chain and cases in a case statement.</text:p>
            </table:table-cell>
          </table:table-row>
        </table:table>
        <text:h text:style-name="P10" text:outline-level="4"><text:bookmark-start text:name="__RefHeading___Toc40404_1418072056"/><text:bookmark text:name="_el_case_class"/>10.6.26. EL_CASE Class<text:bookmark-end text:name="__RefHeading___Toc40404_1418072056"/></text:h>
        <table:table table:name="Table110" table:style-name="Table110">
          <table:table-column table:style-name="Table110.A"/>
          <table:table-column table:style-name="Table110.B"/>
          <table:table-column table:style-name="Table110.C"/>
          <table:table-row>
            <table:table-cell table:style-name="Table110.A1" office:value-type="string">
              <text:p text:style-name="Body_20_Text.tableblock"><text:span text:style-name="Strong_20_Emphasis">Class</text:span></text:p>
            </table:table-cell>
            <table:table-cell table:style-name="Table110.A1" table:number-columns-spanned="2" office:value-type="string">
              <text:p text:style-name="Body_20_Text.tableblock"><text:span text:style-name="Strong_20_Emphasis">EL_CASE&lt;T&gt;</text:span></text:p>
            </table:table-cell>
            <table:covered-table-cell/>
          </table:table-row>
          <table:table-row>
            <table:table-cell table:style-name="Table110.A1" office:value-type="string">
              <text:p text:style-name="Body_20_Text.tableblock"><text:span text:style-name="Strong_20_Emphasis">Description</text:span></text:p>
            </table:table-cell>
            <table:table-cell table:style-name="Table110.A1" table:number-columns-spanned="2" office:value-type="string">
              <text:p text:style-name="P4">One branch of a Case table, consisting of a value constraint (the match criterion) and a result, of the generic parameter type T.</text:p>
            </table:table-cell>
            <table:covered-table-cell/>
          </table:table-row>
          <table:table-row>
            <table:table-cell table:style-name="Table110.A1" office:value-type="string">
              <text:p text:style-name="Body_20_Text.tableblock"><text:span text:style-name="Strong_20_Emphasis">Inherit</text:span></text:p>
            </table:table-cell>
            <table:table-cell table:style-name="Table110.A1" table:number-columns-spanned="2" office:value-type="string">
              <text:p text:style-name="Body_20_Text.tableblock"><text:a xlink:type="simple" xlink:href="https://specifications.openehr.org/releases/LANG/latest/bmm.html#_el_decision_branch_class" text:style-name="Internet_20_link" text:visited-style-name="Visited_20_Internet_20_Link"><text:span text:style-name="Source_20_Text">EL_DECISION_BRANCH</text:span></text:a></text:p>
            </table:table-cell>
            <table:covered-table-cell/>
          </table:table-row>
          <table:table-row>
            <table:table-cell table:style-name="Table110.A1" office:value-type="string">
              <text:p text:style-name="Body_20_Text.tableblock"><text:span text:style-name="Strong_20_Emphasis">Attributes</text:span></text:p>
            </table:table-cell>
            <table:table-cell table:style-name="Table110.A1" office:value-type="string">
              <text:p text:style-name="Body_20_Text.tableblock"><text:span text:style-name="Strong_20_Emphasis">Signature</text:span></text:p>
            </table:table-cell>
            <table:table-cell table:style-name="Table110.A1" office:value-type="string">
              <text:p text:style-name="Body_20_Text.tableblock"><text:span text:style-name="Strong_20_Emphasis">Meaning</text:span></text:p>
            </table:table-cell>
          </table:table-row>
          <table:table-row>
            <table:table-cell table:style-name="Table110.A1" office:value-type="string">
              <text:p text:style-name="Body_20_Text.tableblock"><text:span text:style-name="Strong_20_Emphasis">1..1</text:span></text:p>
            </table:table-cell>
            <table:table-cell table:style-name="Table110.A1" office:value-type="string">
              <text:p text:style-name="Body_20_Text.tableblock"><text:span text:style-name="Strong_20_Emphasis">value_constraint</text:span>: <text:a xlink:type="simple" xlink:href="https://specifications.openehr.org/releases/AM/latest/AOM2.html#_c_object_class" office:target-frame-name="_blank" xlink:show="new" text:style-name="Internet_20_link" text:visited-style-name="Visited_20_Internet_20_Link"><text:span text:style-name="Source_20_Text">C_OBJECT</text:span></text:a></text:p>
            </table:table-cell>
            <table:table-cell table:style-name="Table110.A1" office:value-type="string">
              <text:p text:style-name="P4">Constraint on</text:p>
            </table:table-cell>
          </table:table-row>
        </table:table>
        <text:h text:style-name="P10" text:outline-level="4"><text:bookmark-start text:name="__RefHeading___Toc40406_1418072056"/><text:bookmark text:name="_el_operator_class"/><text:soft-page-break/>10.6.27. EL_OPERATOR Class<text:bookmark-end text:name="__RefHeading___Toc40406_1418072056"/></text:h>
        <table:table table:name="Table111" table:style-name="Table111">
          <table:table-column table:style-name="Table111.A"/>
          <table:table-column table:style-name="Table111.B"/>
          <table:table-column table:style-name="Table111.C"/>
          <table:table-row>
            <table:table-cell table:style-name="Table111.A1" office:value-type="string">
              <text:p text:style-name="Body_20_Text.tableblock"><text:span text:style-name="Strong_20_Emphasis">Class</text:span></text:p>
            </table:table-cell>
            <table:table-cell table:style-name="Table111.A1" table:number-columns-spanned="2" office:value-type="string">
              <text:p text:style-name="Body_20_Text.tableblock"><text:span text:style-name="Emphasis">EL_OPERATOR (abstract)</text:span></text:p>
            </table:table-cell>
            <table:covered-table-cell/>
          </table:table-row>
          <table:table-row>
            <table:table-cell table:style-name="Table111.A1" office:value-type="string">
              <text:p text:style-name="Body_20_Text.tableblock"><text:span text:style-name="Strong_20_Emphasis">Description</text:span></text:p>
            </table:table-cell>
            <table:table-cell table:style-name="Table111.A1" table:number-columns-spanned="2" office:value-type="string">
              <text:p text:style-name="P4">Abstract parent of operator types.</text:p>
            </table:table-cell>
            <table:covered-table-cell/>
          </table:table-row>
          <table:table-row>
            <table:table-cell table:style-name="Table111.A1" office:value-type="string">
              <text:p text:style-name="Body_20_Text.tableblock"><text:span text:style-name="Strong_20_Emphasis">Inherit</text:span></text:p>
            </table:table-cell>
            <table:table-cell table:style-name="Table111.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1.A1" office:value-type="string">
              <text:p text:style-name="Body_20_Text.tableblock"><text:span text:style-name="Strong_20_Emphasis">Attribute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precedence_overridden</text:span>: <text:span text:style-name="Source_20_Text">Boolean</text:span></text:p>
            </table:table-cell>
            <table:table-cell table:style-name="Table111.A1" office:value-type="string">
              <text:p text:style-name="P4">True if the natural precedence of operators is overridden in the expression represented by this node of the expression tree. If True, parentheses should be introduced around the totality of the syntax expression corresponding to this operator node and its operands.</text:p>
            </table:table-cell>
          </table:table-row>
          <table:table-row>
            <table:table-cell table:style-name="Table111.A1" office:value-type="string">
              <text:p text:style-name="Body_20_Text.tableblock"><text:span text:style-name="Strong_20_Emphasis">0..1</text:span></text:p>
            </table:table-cell>
            <table:table-cell table:style-name="Table111.A1" office:value-type="string">
              <text:p text:style-name="Body_20_Text.tableblock"><text:span text:style-name="Strong_20_Emphasis">symbol</text:span>: <text:span text:style-name="Source_20_Text">String</text:span></text:p>
            </table:table-cell>
            <table:table-cell table:style-name="Table111.A1" office:value-type="string">
              <text:p text:style-name="P4">The symbol actually used in the expression, or intended to be used for serialisation. Must be a member of <text:span text:style-name="Source_20_Text">OPERATOR_DEF.</text:span><text:span text:style-name="Source_20_Text"><text:span text:style-name="Emphasis">symbols</text:span></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call</text:span>: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 expression, inferred by matching operator against functions defined in interface of principal operand.</text:p>
            </table:table-cell>
          </table:table-row>
          <table:table-row>
            <table:table-cell table:style-name="Table111.A1" office:value-type="string">
              <text:p text:style-name="Body_20_Text.tableblock"><text:span text:style-name="Strong_20_Emphasis">Functions</text:span></text:p>
            </table:table-cell>
            <table:table-cell table:style-name="Table111.A1" office:value-type="string">
              <text:p text:style-name="Body_20_Text.tableblock"><text:span text:style-name="Strong_20_Emphasis">Signature</text:span></text:p>
            </table:table-cell>
            <table:table-cell table:style-name="Table111.A1" office:value-type="string">
              <text:p text:style-name="Body_20_Text.tableblock"><text:span text:style-name="Strong_20_Emphasis">Meaning</text:span></text:p>
            </table:table-cell>
          </table:table-row>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operator_definition</text:span> (): <text:a xlink:type="simple" xlink:href="https://specifications.openehr.org/releases/LANG/latest/bmm.html#_bmm_operator_class" text:style-name="Internet_20_link" text:visited-style-name="Visited_20_Internet_20_Link"><text:span text:style-name="Source_20_Text">BMM_OPERATOR</text:span></text:a></text:p>
            </table:table-cell>
            <table:table-cell table:style-name="Table111.A1" office:value-type="string">
              <text:p text:style-name="P4">Operator definition derived from <text:span text:style-name="Source_20_Text"><text:span text:style-name="Emphasis">definition.operator_definition()</text:span></text:span>.</text:p>
            </table:table-cell>
          </table:table-row>
          <text:soft-page-break/>
          <table:table-row>
            <table:table-cell table:style-name="Table111.A1" office:value-type="string">
              <text:p text:style-name="Body_20_Text.tableblock"><text:span text:style-name="Strong_20_Emphasis">1..1</text:span></text:p>
            </table:table-cell>
            <table:table-cell table:style-name="Table111.A1" office:value-type="string">
              <text:p text:style-name="Body_20_Text.tableblock"><text:span text:style-name="Strong_20_Emphasis">equivalent_call</text:span> (): <text:a xlink:type="simple" xlink:href="https://specifications.openehr.org/releases/LANG/latest/bmm.html#_el_function_call_class" text:style-name="Internet_20_link" text:visited-style-name="Visited_20_Internet_20_Link"><text:span text:style-name="Source_20_Text">EL_FUNCTION_CALL</text:span></text:a></text:p>
            </table:table-cell>
            <table:table-cell table:style-name="Table111.A1" office:value-type="string">
              <text:p text:style-name="P4">Function call equivalent to this operator.</text:p>
            </table:table-cell>
          </table:table-row>
        </table:table>
        <text:h text:style-name="P10" text:outline-level="4"><text:bookmark-start text:name="__RefHeading___Toc40408_1418072056"/><text:bookmark text:name="_el_unary_operator_class"/>10.6.28. EL_UNARY_OPERATOR Class<text:bookmark-end text:name="__RefHeading___Toc40408_1418072056"/></text:h>
        <table:table table:name="Table112" table:style-name="Table112">
          <table:table-column table:style-name="Table112.A"/>
          <table:table-column table:style-name="Table112.B"/>
          <table:table-column table:style-name="Table112.C"/>
          <table:table-row>
            <table:table-cell table:style-name="Table112.A1" office:value-type="string">
              <text:p text:style-name="Body_20_Text.tableblock"><text:span text:style-name="Strong_20_Emphasis">Class</text:span></text:p>
            </table:table-cell>
            <table:table-cell table:style-name="Table112.A1" table:number-columns-spanned="2" office:value-type="string">
              <text:p text:style-name="Body_20_Text.tableblock"><text:span text:style-name="Strong_20_Emphasis">EL_UNARY_OPERATOR</text:span></text:p>
            </table:table-cell>
            <table:covered-table-cell/>
          </table:table-row>
          <table:table-row>
            <table:table-cell table:style-name="Table112.A1" office:value-type="string">
              <text:p text:style-name="Body_20_Text.tableblock"><text:span text:style-name="Strong_20_Emphasis">Description</text:span></text:p>
            </table:table-cell>
            <table:table-cell table:style-name="Table112.A1" table:number-columns-spanned="2" office:value-type="string">
              <text:p text:style-name="P4">Unary operator expression node.</text:p>
            </table:table-cell>
            <table:covered-table-cell/>
          </table:table-row>
          <table:table-row>
            <table:table-cell table:style-name="Table112.A1" office:value-type="string">
              <text:p text:style-name="Body_20_Text.tableblock"><text:span text:style-name="Strong_20_Emphasis">Inherit</text:span></text:p>
            </table:table-cell>
            <table:table-cell table:style-name="Table112.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2.A1" office:value-type="string">
              <text:p text:style-name="Body_20_Text.tableblock"><text:span text:style-name="Strong_20_Emphasis">Attributes</text:span></text:p>
            </table:table-cell>
            <table:table-cell table:style-name="Table112.A1" office:value-type="string">
              <text:p text:style-name="Body_20_Text.tableblock"><text:span text:style-name="Strong_20_Emphasis">Signature</text:span></text:p>
            </table:table-cell>
            <table:table-cell table:style-name="Table112.A1" office:value-type="string">
              <text:p text:style-name="Body_20_Text.tableblock"><text:span text:style-name="Strong_20_Emphasis">Meaning</text:span></text:p>
            </table:table-cell>
          </table:table-row>
          <table:table-row>
            <table:table-cell table:style-name="Table112.A1" office:value-type="string">
              <text:p text:style-name="Body_20_Text.tableblock"><text:span text:style-name="Strong_20_Emphasis">1..1</text:span></text:p>
            </table:table-cell>
            <table:table-cell table:style-name="Table112.A1" office:value-type="string">
              <text:p text:style-name="Body_20_Text.tableblock"><text:span text:style-name="Strong_20_Emphasis">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2.A1" office:value-type="string">
              <text:p text:style-name="P4">Operand node.</text:p>
            </table:table-cell>
          </table:table-row>
        </table:table>
        <text:h text:style-name="P10" text:outline-level="4"><text:bookmark-start text:name="__RefHeading___Toc40410_1418072056"/><text:bookmark text:name="_el_binary_operator_class"/>10.6.29. EL_BINARY_OPERATOR Class<text:bookmark-end text:name="__RefHeading___Toc40410_1418072056"/></text:h>
        <table:table table:name="Table113" table:style-name="Table113">
          <table:table-column table:style-name="Table113.A"/>
          <table:table-column table:style-name="Table113.B"/>
          <table:table-column table:style-name="Table113.C"/>
          <table:table-row>
            <table:table-cell table:style-name="Table113.A1" office:value-type="string">
              <text:p text:style-name="Body_20_Text.tableblock"><text:span text:style-name="Strong_20_Emphasis">Class</text:span></text:p>
            </table:table-cell>
            <table:table-cell table:style-name="Table113.A1" table:number-columns-spanned="2" office:value-type="string">
              <text:p text:style-name="Body_20_Text.tableblock"><text:span text:style-name="Strong_20_Emphasis">EL_BINARY_OPERATOR</text:span></text:p>
            </table:table-cell>
            <table:covered-table-cell/>
          </table:table-row>
          <table:table-row>
            <table:table-cell table:style-name="Table113.A1" office:value-type="string">
              <text:p text:style-name="Body_20_Text.tableblock"><text:span text:style-name="Strong_20_Emphasis">Description</text:span></text:p>
            </table:table-cell>
            <table:table-cell table:style-name="Table113.A1" table:number-columns-spanned="2" office:value-type="string">
              <text:p text:style-name="P4">Binary operator expression node.</text:p>
            </table:table-cell>
            <table:covered-table-cell/>
          </table:table-row>
          <table:table-row>
            <table:table-cell table:style-name="Table113.A1" office:value-type="string">
              <text:p text:style-name="Body_20_Text.tableblock"><text:span text:style-name="Strong_20_Emphasis">Inherit</text:span></text:p>
            </table:table-cell>
            <table:table-cell table:style-name="Table113.A1" table:number-columns-spanned="2" office:value-type="string">
              <text:p text:style-name="Body_20_Text.tableblock"><text:a xlink:type="simple" xlink:href="https://specifications.openehr.org/releases/LANG/latest/bmm.html#_el_operator_class" text:style-name="Internet_20_link" text:visited-style-name="Visited_20_Internet_20_Link"><text:span text:style-name="Source_20_Text">EL_OPERATOR</text:span></text:a></text:p>
            </table:table-cell>
            <table:covered-table-cell/>
          </table:table-row>
          <table:table-row>
            <table:table-cell table:style-name="Table113.A1" office:value-type="string">
              <text:p text:style-name="Body_20_Text.tableblock"><text:span text:style-name="Strong_20_Emphasis">Attributes</text:span></text:p>
            </table:table-cell>
            <table:table-cell table:style-name="Table113.A1" office:value-type="string">
              <text:p text:style-name="Body_20_Text.tableblock"><text:span text:style-name="Strong_20_Emphasis">Signature</text:span></text:p>
            </table:table-cell>
            <table:table-cell table:style-name="Table113.A1" office:value-type="string">
              <text:p text:style-name="Body_20_Text.tableblock"><text:span text:style-name="Strong_20_Emphasis">Meaning</text:span></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lef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Left operand node.</text:p>
            </table:table-cell>
          </table:table-row>
          <table:table-row>
            <table:table-cell table:style-name="Table113.A1" office:value-type="string">
              <text:p text:style-name="Body_20_Text.tableblock"><text:span text:style-name="Strong_20_Emphasis">1..1</text:span></text:p>
            </table:table-cell>
            <table:table-cell table:style-name="Table113.A1" office:value-type="string">
              <text:p text:style-name="Body_20_Text.tableblock"><text:span text:style-name="Strong_20_Emphasis">right_operand</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3.A1" office:value-type="string">
              <text:p text:style-name="P4">Right operand node.</text:p>
            </table:table-cell>
          </table:table-row>
        </table:table>
        <text:h text:style-name="P10" text:outline-level="4"><text:bookmark-start text:name="__RefHeading___Toc40412_1418072056"/><text:bookmark text:name="_el_tuple_class"/><text:soft-page-break/>10.6.30. EL_TUPLE Class<text:bookmark-end text:name="__RefHeading___Toc40412_1418072056"/></text:h>
        <table:table table:name="Table114" table:style-name="Table114">
          <table:table-column table:style-name="Table114.A"/>
          <table:table-column table:style-name="Table114.B"/>
          <table:table-column table:style-name="Table114.C"/>
          <table:table-row>
            <table:table-cell table:style-name="Table114.A1" office:value-type="string">
              <text:p text:style-name="Body_20_Text.tableblock"><text:span text:style-name="Strong_20_Emphasis">Class</text:span></text:p>
            </table:table-cell>
            <table:table-cell table:style-name="Table114.A1" table:number-columns-spanned="2" office:value-type="string">
              <text:p text:style-name="Body_20_Text.tableblock"><text:span text:style-name="Strong_20_Emphasis">EL_TUPLE</text:span></text:p>
            </table:table-cell>
            <table:covered-table-cell/>
          </table:table-row>
          <table:table-row>
            <table:table-cell table:style-name="Table114.A1" office:value-type="string">
              <text:p text:style-name="Body_20_Text.tableblock"><text:span text:style-name="Strong_20_Emphasis">Description</text:span></text:p>
            </table:table-cell>
            <table:table-cell table:style-name="Table114.A1" table:number-columns-spanned="2" office:value-type="string">
              <text:p text:style-name="P4">Defines an array of optionally named items each of any type.</text:p>
            </table:table-cell>
            <table:covered-table-cell/>
          </table:table-row>
          <table:table-row>
            <table:table-cell table:style-name="Table114.A1" office:value-type="string">
              <text:p text:style-name="Body_20_Text.tableblock"><text:span text:style-name="Strong_20_Emphasis">Inherit</text:span></text:p>
            </table:table-cell>
            <table:table-cell table:style-name="Table114.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4.A1" office:value-type="string">
              <text:p text:style-name="Body_20_Text.tableblock"><text:span text:style-name="Strong_20_Emphasis">Attribute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0..1</text:span></text:p>
            </table:table-cell>
            <table:table-cell table:style-name="Table114.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el_tuple_item_class" text:style-name="Internet_20_link" text:visited-style-name="Visited_20_Internet_20_Link"><text:span text:style-name="Source_20_Text">EL_TUPLE_ITEM</text:span></text:a><text:span text:style-name="Source_20_Text">&gt;</text:span></text:p>
            </table:table-cell>
            <table:table-cell table:style-name="Table114.A1" office:value-type="string">
              <text:p text:style-name="P4">Items in the tuple, potentially with names. Typical use is to represent an argument list to routine call.</text:p>
            </table:table-cell>
          </table:table-row>
          <table:table-row>
            <table:table-cell table:style-name="Table114.A1" office:value-type="string">
              <text:p text:style-name="Body_20_Text.tableblock"><text:span text:style-name="Strong_20_Emphasis">1..1</text:span></text:p>
            </table:table-cell>
            <table:table-cell table:style-name="Table114.A1" office:value-type="string">
              <text:p text:style-name="Body_20_Text.tableblock"><text:span text:style-name="Strong_20_Emphasis">type</text:span>: <text:a xlink:type="simple" xlink:href="https://specifications.openehr.org/releases/LANG/latest/bmm.html#_bmm_tuple_type_class" text:style-name="Internet_20_link" text:visited-style-name="Visited_20_Internet_20_Link"><text:span text:style-name="Source_20_Text">BMM_TUPLE_TYPE</text:span></text:a></text:p>
            </table:table-cell>
            <table:table-cell table:style-name="Table114.A1" office:value-type="string">
              <text:p text:style-name="P4">Static type inferred from literal value.</text:p>
            </table:table-cell>
          </table:table-row>
          <table:table-row>
            <table:table-cell table:style-name="Table114.A1" office:value-type="string">
              <text:p text:style-name="Body_20_Text.tableblock"><text:span text:style-name="Strong_20_Emphasis">Functions</text:span></text:p>
            </table:table-cell>
            <table:table-cell table:style-name="Table114.A1" office:value-type="string">
              <text:p text:style-name="Body_20_Text.tableblock"><text:span text:style-name="Strong_20_Emphasis">Signature</text:span></text:p>
            </table:table-cell>
            <table:table-cell table:style-name="Table114.A1" office:value-type="string">
              <text:p text:style-name="Body_20_Text.tableblock"><text:span text:style-name="Strong_20_Emphasis">Meaning</text:span></text:p>
            </table:table-cell>
          </table:table-row>
          <table:table-row>
            <table:table-cell table:style-name="Table114.A1" office:value-type="string">
              <text:p text:style-name="Body_20_Text.tableblock"><text:span text:style-name="Strong_20_Emphasis">1..1<text:line-break/>(effected)</text:span></text:p>
            </table:table-cell>
            <table:table-cell table:style-name="Table114.A1" office:value-type="string">
              <text:p text:style-name="Body_20_Text.tableblock"><text:span text:style-name="Strong_20_Emphasis">eval_type</text:span> ():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14.A1" office:value-type="string">
              <text:p text:style-name="P4">Return <text:span text:style-name="Source_20_Text"><text:span text:style-name="Emphasis">type</text:span></text:span>.</text:p>
            </table:table-cell>
          </table:table-row>
        </table:table>
        <text:h text:style-name="P10" text:outline-level="4"><text:bookmark-start text:name="__RefHeading___Toc40414_1418072056"/><text:bookmark text:name="_el_tuple_item_class"/>10.6.31. EL_TUPLE_ITEM Class<text:bookmark-end text:name="__RefHeading___Toc40414_1418072056"/></text:h>
        <table:table table:name="Table115" table:style-name="Table115">
          <table:table-column table:style-name="Table115.A"/>
          <table:table-column table:style-name="Table115.B"/>
          <table:table-column table:style-name="Table115.C"/>
          <table:table-row>
            <table:table-cell table:style-name="Table115.A1" office:value-type="string">
              <text:p text:style-name="Body_20_Text.tableblock"><text:span text:style-name="Strong_20_Emphasis">Class</text:span></text:p>
            </table:table-cell>
            <table:table-cell table:style-name="Table115.A1" table:number-columns-spanned="2" office:value-type="string">
              <text:p text:style-name="Body_20_Text.tableblock"><text:span text:style-name="Strong_20_Emphasis">EL_TUPLE_ITEM</text:span></text:p>
            </table:table-cell>
            <table:covered-table-cell/>
          </table:table-row>
          <table:table-row>
            <table:table-cell table:style-name="Table115.A1" office:value-type="string">
              <text:p text:style-name="Body_20_Text.tableblock"><text:span text:style-name="Strong_20_Emphasis">Description</text:span></text:p>
            </table:table-cell>
            <table:table-cell table:style-name="Table115.A1" table:number-columns-spanned="2" office:value-type="string">
              <text:p text:style-name="P4">A single tuple item, with an optional name.</text:p>
            </table:table-cell>
            <table:covered-table-cell/>
          </table:table-row>
          <table:table-row>
            <table:table-cell table:style-name="Table115.A1" office:value-type="string">
              <text:p text:style-name="Body_20_Text.tableblock"><text:span text:style-name="Strong_20_Emphasis">Attributes</text:span></text:p>
            </table:table-cell>
            <table:table-cell table:style-name="Table115.A1" office:value-type="string">
              <text:p text:style-name="Body_20_Text.tableblock"><text:span text:style-name="Strong_20_Emphasis">Signature</text:span></text:p>
            </table:table-cell>
            <table:table-cell table:style-name="Table115.A1" office:value-type="string">
              <text:p text:style-name="Body_20_Text.tableblock"><text:span text:style-name="Strong_20_Emphasis">Meaning</text:span></text:p>
            </table:table-cell>
          </table:table-row>
          <text:soft-page-break/>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item</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5.A1" office:value-type="string">
              <text:p text:style-name="P4">Reference to value entity. If Void, this indicates that the item in this position is Void, e.g. within a routine call parameter list.</text:p>
            </table:table-cell>
          </table:table-row>
          <table:table-row>
            <table:table-cell table:style-name="Table115.A1" office:value-type="string">
              <text:p text:style-name="Body_20_Text.tableblock"><text:span text:style-name="Strong_20_Emphasis">0..1</text:span></text:p>
            </table:table-cell>
            <table:table-cell table:style-name="Table115.A1" office:value-type="string">
              <text:p text:style-name="Body_20_Text.tableblock"><text:span text:style-name="Strong_20_Emphasis">name</text:span>: <text:span text:style-name="Source_20_Text">String</text:span></text:p>
            </table:table-cell>
            <table:table-cell table:style-name="Table115.A1" office:value-type="string">
              <text:p text:style-name="P4">Optional name of tuple item.</text:p>
            </table:table-cell>
          </table:table-row>
        </table:table>
        <text:h text:style-name="P10" text:outline-level="4"><text:bookmark-start text:name="__RefHeading___Toc40416_1418072056"/><text:bookmark text:name="_el_constrained_class"/>10.6.32. EL_CONSTRAINED Class<text:bookmark-end text:name="__RefHeading___Toc40416_1418072056"/></text:h>
        <table:table table:name="Table116" table:style-name="Table116">
          <table:table-column table:style-name="Table116.A"/>
          <table:table-column table:style-name="Table116.B"/>
          <table:table-column table:style-name="Table116.C"/>
          <table:table-row>
            <table:table-cell table:style-name="Table116.A1" office:value-type="string">
              <text:p text:style-name="Body_20_Text.tableblock"><text:span text:style-name="Strong_20_Emphasis">Class</text:span></text:p>
            </table:table-cell>
            <table:table-cell table:style-name="Table116.A1" table:number-columns-spanned="2" office:value-type="string">
              <text:p text:style-name="Body_20_Text.tableblock"><text:span text:style-name="Emphasis">EL_CONSTRAINED (abstract)</text:span></text:p>
            </table:table-cell>
            <table:covered-table-cell/>
          </table:table-row>
          <table:table-row>
            <table:table-cell table:style-name="Table116.A1" office:value-type="string">
              <text:p text:style-name="Body_20_Text.tableblock"><text:span text:style-name="Strong_20_Emphasis">Description</text:span></text:p>
            </table:table-cell>
            <table:table-cell table:style-name="Table116.A1" table:number-columns-spanned="2" office:value-type="string">
              <text:p text:style-name="P4">Abstract parent for second-order constrained forms of first-order expression meta-types.</text:p>
            </table:table-cell>
            <table:covered-table-cell/>
          </table:table-row>
          <table:table-row>
            <table:table-cell table:style-name="Table116.A1" office:value-type="string">
              <text:p text:style-name="Body_20_Text.tableblock"><text:span text:style-name="Strong_20_Emphasis">Inherit</text:span></text:p>
            </table:table-cell>
            <table:table-cell table:style-name="Table116.A1" table:number-columns-spanned="2" office:value-type="string">
              <text:p text:style-name="Body_20_Text.tableblock"><text:a xlink:type="simple" xlink:href="https://specifications.openehr.org/releases/LANG/latest/bmm.html#_el_expression_class" text:style-name="Internet_20_link" text:visited-style-name="Visited_20_Internet_20_Link"><text:span text:style-name="Source_20_Text">EL_EXPRESSION</text:span></text:a></text:p>
            </table:table-cell>
            <table:covered-table-cell/>
          </table:table-row>
          <table:table-row>
            <table:table-cell table:style-name="Table116.A1" office:value-type="string">
              <text:p text:style-name="Body_20_Text.tableblock"><text:span text:style-name="Strong_20_Emphasis">Attributes</text:span></text:p>
            </table:table-cell>
            <table:table-cell table:style-name="Table116.A1" office:value-type="string">
              <text:p text:style-name="Body_20_Text.tableblock"><text:span text:style-name="Strong_20_Emphasis">Signature</text:span></text:p>
            </table:table-cell>
            <table:table-cell table:style-name="Table116.A1" office:value-type="string">
              <text:p text:style-name="Body_20_Text.tableblock"><text:span text:style-name="Strong_20_Emphasis">Meaning</text:span></text:p>
            </table:table-cell>
          </table:table-row>
          <table:table-row>
            <table:table-cell table:style-name="Table116.A1" office:value-type="string">
              <text:p text:style-name="Body_20_Text.tableblock"><text:span text:style-name="Strong_20_Emphasis">1..1</text:span></text:p>
            </table:table-cell>
            <table:table-cell table:style-name="Table116.A1" office:value-type="string">
              <text:p text:style-name="Body_20_Text.tableblock"><text:span text:style-name="Strong_20_Emphasis">base_expression</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16.A1" office:value-type="string">
              <text:p text:style-name="P4">The base expression of this constrained form.</text:p>
            </table:table-cell>
          </table:table-row>
        </table:table>
        <text:h text:style-name="P10" text:outline-level="4"><text:bookmark-start text:name="__RefHeading___Toc40418_1418072056"/><text:bookmark text:name="_el_boolean_expression_class"/>10.6.33. EL_BOOLEAN_EXPRESSION Class<text:bookmark-end text:name="__RefHeading___Toc40418_1418072056"/></text:h>
        <table:table table:name="Table117" table:style-name="Table117">
          <table:table-column table:style-name="Table117.A"/>
          <table:table-column table:style-name="Table117.B"/>
          <table:table-row>
            <table:table-cell table:style-name="Table117.A1" office:value-type="string">
              <text:p text:style-name="Body_20_Text.tableblock"><text:span text:style-name="Strong_20_Emphasis">Class</text:span></text:p>
            </table:table-cell>
            <table:table-cell table:style-name="Table117.A1" office:value-type="string">
              <text:p text:style-name="Body_20_Text.tableblock"><text:span text:style-name="Strong_20_Emphasis">EL_BOOLEAN_EXPRESSION</text:span></text:p>
            </table:table-cell>
          </table:table-row>
          <table:table-row>
            <table:table-cell table:style-name="Table117.A1" office:value-type="string">
              <text:p text:style-name="Body_20_Text.tableblock"><text:span text:style-name="Strong_20_Emphasis">Description</text:span></text:p>
            </table:table-cell>
            <table:table-cell table:style-name="Table117.A1" office:value-type="string">
              <text:p text:style-name="P4">Boolean-returning expression.</text:p>
            </table:table-cell>
          </table:table-row>
          <table:table-row>
            <table:table-cell table:style-name="Table117.A1" office:value-type="string">
              <text:p text:style-name="Body_20_Text.tableblock"><text:span text:style-name="Strong_20_Emphasis">Inherit</text:span></text:p>
            </table:table-cell>
            <table:table-cell table:style-name="Table117.A1" office:value-type="string">
              <text:p text:style-name="Body_20_Text.tableblock"><text:a xlink:type="simple" xlink:href="https://specifications.openehr.org/releases/LANG/latest/bmm.html#_el_constrained_class" text:style-name="Internet_20_link" text:visited-style-name="Visited_20_Internet_20_Link"><text:span text:style-name="Source_20_Text">EL_CONSTRAINED</text:span></text:a></text:p>
            </table:table-cell>
          </table:table-row>
          <table:table-row>
            <table:table-cell table:style-name="Table117.A1" office:value-type="string">
              <text:p text:style-name="Body_20_Text.tableblock"><text:span text:style-name="Strong_20_Emphasis">Invariants</text:span><text:soft-page-break/></text:p>
            </table:table-cell>
            <table:table-cell table:style-name="Table117.A1" office:value-type="string">
              <text:p text:style-name="P4"><text:span text:style-name="Emphasis">Inv_boolean_expre</text:span><text:soft-page-break/><text:span text:style-name="Emphasis">ssion</text:span>: <text:span text:style-name="Source_20_Text">base_expression.is_boolean()</text:span></text:p>
            </table:table-cell>
          </table:table-row>
        </table:table>
        <text:h text:style-name="P8" text:outline-level="2"><text:bookmark-start text:name="__RefHeading___Toc40420_1418072056"/><text:bookmark text:name="_functional_elements"/>11. Functional Elements<text:bookmark-end text:name="__RefHeading___Toc40420_1418072056"/></text:h>
        <text:h text:style-name="P9" text:outline-level="3"><text:bookmark-start text:name="__RefHeading___Toc40422_1418072056"/><text:bookmark text:name="_overview_10"/>11.1. Overview<text:bookmark-end text:name="__RefHeading___Toc40422_1418072056"/></text:h>
        <text:p text:style-name="P6"><text:span text:style-name="T2">BMM provides support for representing functional entities, often known as </text:span><text:a xlink:type="simple" xlink:href="https://en.wikipedia.org/wiki/Lambda_calculus" office:target-frame-name="_blank" xlink:show="new" text:style-name="Internet_20_link" text:visited-style-name="Visited_20_Internet_20_Link"><text:span text:style-name="T2">lambdas</text:span></text:a><text:span text:style-name="T2">. The two key functional entities are known in the calculus as a </text:span><text:span text:style-name="Emphasis"><text:span text:style-name="T2">lambda term</text:span></text:span><text:span text:style-name="T2"> and an </text:span><text:span text:style-name="Emphasis"><text:span text:style-name="T2">application</text:span></text:span><text:span text:style-name="T2">. The first is more commonly understood by programmers as a </text:span><text:span text:style-name="Emphasis"><text:span text:style-name="T2">delayed routine call</text:span></text:span><text:span text:style-name="T2">, here denoted by the term </text:span><text:span text:style-name="Emphasis"><text:span text:style-name="T2">agent</text:span></text:span><text:span text:style-name="T2">. The latter is what programmers understand as a 'call', i.e. an application of a lambda term.</text:span></text:p>
        <text:p text:style-name="P6"><text:span text:style-name="T2">An agent is formed by reference to a function or procedure in an expression context, potentially with provision of some or all arguments. This creates an entity whose type is an instance of the meta-type </text:span><text:span text:style-name="Source_20_Text"><text:span text:style-name="T2">BMM_SIGNATURE</text:span></text:span><text:span text:style-name="T2">. There are three variations as follows:</text:span></text:p>
        <text:list text:style-name="L44">
          <text:list-item>
            <text:p text:style-name="P99"><text:span text:style-name="Emphasis"><text:span text:style-name="T2">no arguments supplied</text:span></text:span><text:span text:style-name="T2">: this is just a reference to a function or procedure by name, and is typically used to pass it as an argument to some other routine;</text:span></text:p>
          </text:list-item>
          <text:list-item>
            <text:p text:style-name="P99"><text:span text:style-name="Emphasis"><text:span text:style-name="T2">some arguments supplied</text:span></text:span><text:span text:style-name="T2">: this generates a new delayed function or procedure call whose formal signature is the projection of the remaining open arguments with respect to the original signature;</text:span></text:p>
          </text:list-item>
          <text:list-item>
            <text:p text:style-name="P99"><text:span text:style-name="Emphasis"><text:span text:style-name="T2">all arguments supplied</text:span></text:span><text:span text:style-name="T2">: this generates a new fully closed delayed call that may be invoked.</text:span></text:p>
          </text:list-item>
        </text:list>
        <text:p text:style-name="P6"><text:span text:style-name="T2">A call is thus an invocation of a </text:span><text:span text:style-name="Emphasis"><text:span text:style-name="T2">closed agent</text:span></text:span><text:span text:style-name="T2">. The </text:span><text:span text:style-name="Emphasis"><text:span text:style-name="T2">evaluation type</text:span></text:span><text:span text:style-name="T2"> of a function call is the result type of the original function definition, thus its meta-type is just </text:span><text:span text:style-name="Source_20_Text"><text:span text:style-name="T2">BMM_TYPE</text:span></text:span><text:span text:style-name="T2">. A procedure call has no evaluation type.</text:span></text:p>
        <text:p text:style-name="P6"><text:soft-page-break/><text:span text:style-name="T2">Both calls and agents are special kinds of </text:span><text:span text:style-name="Emphasis"><text:span text:style-name="T2">references</text:span></text:span><text:span text:style-name="T2"> to their original routines, and both can appear within an expression context, including as arguments passed to routine invocations. The following UML view of the </text:span><text:span text:style-name="Source_20_Text"><text:span text:style-name="T2">bmm.expression</text:span></text:span><text:span text:style-name="T2"> package illustrates these details.</text:span></text:p>
        <text:section text:style-name="Sect1" text:name="bmm_expression_functional">
          <text:p text:style-name="P7"><draw:frame draw:style-name="fr3" draw:name="Image42" text:anchor-type="as-char" svg:width="0.7874in" svg:height="0.3937in" draw:z-index="41"><draw:image xlink:href="../Basic%20Meta-Model%20(BMM)_files/LANG-bmm.expression-functional.svg" xlink:type="simple" xlink:show="embed" xlink:actuate="onLoad"/><svg:title>LANG bmm.expression functional</svg:title></draw:frame><text:s/></text:p>
          <text:p text:style-name="P28"><text:span text:style-name="T2">Figure 40. </text:span><text:span text:style-name="Source_20_Text"><text:span text:style-name="T2">bmm.expression</text:span></text:span><text:span text:style-name="T2"> package - Functional Elements</text:span></text:p>
        </text:section>
        <text:h text:style-name="P9" text:outline-level="3"><text:bookmark-start text:name="__RefHeading___Toc40424_1418072056"/><text:bookmark text:name="_agents_2"/>11.2. Agents<text:bookmark-end text:name="__RefHeading___Toc40424_1418072056"/></text:h>
        <text:p text:style-name="P6"><text:span text:style-name="T2">In the model the three classes </text:span><text:span text:style-name="Source_20_Text"><text:span text:style-name="T2">EL_AGENT</text:span></text:span><text:span text:style-name="T2">, </text:span><text:span text:style-name="Source_20_Text"><text:span text:style-name="T2">EL_FUNCTION_AGENT</text:span></text:span><text:span text:style-name="T2">, and </text:span><text:span text:style-name="Source_20_Text"><text:span text:style-name="T2">EL_PROCEDURE_AGENT</text:span></text:span><text:span text:style-name="T2"> (centre) define respectively, Agent and its Function and Procedure forms. An Agent is understood as one kind of terminal expression, since it is concretely a </text:span><text:span text:style-name="Emphasis"><text:span text:style-name="T2">reference</text:span></text:span><text:span text:style-name="T2"> that generates a value, in this case, to a routine that generates a delayed call object. It potentially has </text:span><text:span text:style-name="Source_20_Text"><text:span text:style-name="Emphasis"><text:span text:style-name="T2">closed_args</text:span></text:span></text:span><text:span text:style-name="T2">, in the form of an </text:span><text:span text:style-name="Source_20_Text"><text:span text:style-name="T2">EL_TUPLE</text:span></text:span><text:span text:style-name="T2"> which is a meta-type for tuple instances, which instantiate an instance </text:span><text:span text:style-name="Source_20_Text"><text:span text:style-name="T2">BMM_TUPLE_TYPE</text:span></text:span><text:span text:style-name="T2"> (such as </text:span><text:span text:style-name="Source_20_Text"><text:span text:style-name="T2">[String, Integer]</text:span></text:span><text:span text:style-name="T2">). The items of the tuple are each in the form of an </text:span><text:span text:style-name="Source_20_Text"><text:span text:style-name="T2">EL_TUPLE_ITEM</text:span></text:span><text:span text:style-name="T2"> consisting of the argument name (optional) and an </text:span><text:span text:style-name="Source_20_Text"><text:span text:style-name="Emphasis"><text:span text:style-name="T2">item</text:span></text:span></text:span><text:span text:style-name="T2">, which is an </text:span><text:span text:style-name="Source_20_Text"><text:span text:style-name="T2">EL_EXPRESSION</text:span></text:span><text:span text:style-name="T2">, having an </text:span><text:span text:style-name="Source_20_Text"><text:span text:style-name="Emphasis"><text:span text:style-name="T2">eval_type</text:span></text:span></text:span><text:span text:style-name="T2"> of </text:span><text:span text:style-name="Source_20_Text"><text:span text:style-name="T2">BMM_TYPE</text:span></text:span><text:span text:style-name="T2">. By this means, the actual arguments to a routine call may be any expression, including operators, and (as shown), terminal expressions. This includes other agent expressions, and also function calls (but not procedure calls, since they are not value-generating entities).</text:span></text:p>
        <text:p text:style-name="P6"><text:span text:style-name="T2">An example of a delayed function call in syntax form is </text:span><text:span text:style-name="Source_20_Text"><text:span text:style-name="T2">nodeCount (struct=?, depth=3)</text:span></text:span><text:span text:style-name="T2"> (the exact syntax will vary according to programming language). Here, the </text:span><text:span text:style-name="Source_20_Text"><text:span text:style-name="Emphasis"><text:span text:style-name="T2">struct</text:span></text:span></text:span><text:span text:style-name="T2"> argument is left open, while the </text:span><text:span text:style-name="Source_20_Text"><text:span text:style-name="Emphasis"><text:span text:style-name="T2">depth</text:span></text:span></text:span><text:span text:style-name="T2"> argument is closed with the supplied value </text:span><text:span text:style-name="Source_20_Text"><text:span text:style-name="T2">3</text:span></text:span><text:span text:style-name="T2">. This expression generates an agent whose signature is </text:span><text:span text:style-name="Source_20_Text"><text:span text:style-name="T2">[StructType]:Integer</text:span></text:span><text:span text:style-name="T2"> (assuming the concrete type of the </text:span><text:span text:style-name="Source_20_Text"><text:span text:style-name="T2">struct</text:span></text:span><text:span text:style-name="T2"> argument is </text:span><text:span text:style-name="Source_20_Text"><text:span text:style-name="T2">StructType</text:span></text:span><text:span text:style-name="T2">). This capability is known as </text:span><text:a xlink:type="simple" xlink:href="https://en.wikipedia.org/wiki/Currying" office:target-frame-name="_blank" xlink:show="new" text:style-name="Internet_20_link" text:visited-style-name="Visited_20_Internet_20_Link"><text:span text:style-name="T2">function currying</text:span></text:a><text:span text:style-name="T2"> and is the basis for enabling delayed routine calls to have their arguments </text:span><text:soft-page-break/><text:span text:style-name="T2">progressively filled before final execution, each time generating a new agent with a reduced signature.</text:span></text:p>
        <text:h text:style-name="P9" text:outline-level="3"><text:bookmark-start text:name="__RefHeading___Toc40426_1418072056"/><text:bookmark text:name="_calls"/>11.3. Calls<text:bookmark-end text:name="__RefHeading___Toc40426_1418072056"/></text:h>
        <text:p text:style-name="P6"><text:span text:style-name="T2">On the left of the UML diagram is the meta-class </text:span><text:span text:style-name="Source_20_Text"><text:span text:style-name="T2">EL_FUNCTION_CALL</text:span></text:span><text:span text:style-name="T2">, which represents a call to a function Agent, and which is also an </text:span><text:span text:style-name="Source_20_Text"><text:span text:style-name="T2">EL_SIMPLE</text:span></text:span><text:span text:style-name="T2">. For such a call to be possible, all arguments must be supplied (which may be none, in the case of a parameterless function).</text:span></text:p>
        <text:p text:style-name="P6"><text:span text:style-name="T2">An example of a Function Call is </text:span><text:span text:style-name="Source_20_Text"><text:span text:style-name="Emphasis"><text:span text:style-name="T2">calculateAge</text:span></text:span></text:span><text:span text:style-name="Source_20_Text"><text:span text:style-name="T2"> ('1982-03-22', '2019-06-01')</text:span></text:span><text:span text:style-name="T2">, which calculates a person’s age from his date of birth and a given date. In normal programming languages, any of the parameters may be any referenceable value-returning entity, i.e. any in-scope variable, other function call, or a valid operator expression, e.g. </text:span><text:span text:style-name="Source_20_Text"><text:span text:style-name="Emphasis"><text:span text:style-name="T2">calculateAge</text:span></text:span></text:span><text:span text:style-name="Source_20_Text"><text:span text:style-name="T2"> ('1982-03-22', </text:span></text:span><text:span text:style-name="Source_20_Text"><text:span text:style-name="Emphasis"><text:span text:style-name="T2">today</text:span></text:span></text:span><text:span text:style-name="Source_20_Text"><text:span text:style-name="T2">())</text:span></text:span><text:span text:style-name="T2">, where </text:span><text:span text:style-name="Source_20_Text"><text:span text:style-name="Emphasis"><text:span text:style-name="T2">today</text:span></text:span></text:span><text:span text:style-name="Source_20_Text"><text:span text:style-name="T2">()</text:span></text:span><text:span text:style-name="T2"> is a function returning the date of today.</text:span></text:p>
        <text:p text:style-name="P6"><text:span text:style-name="T2">Such calls are direct equivalents for expressions using basic mathematical operators and functions, on the usual basis that any operator (such as 'plus', i.e. </text:span><text:span text:style-name="Source_20_Text"><text:span text:style-name="T2">+</text:span></text:span><text:span text:style-name="T2">) is formally defined as a function such as </text:span><text:span text:style-name="Source_20_Text"><text:span text:style-name="T2">add (arg1, arg2: Numeric): Numeric</text:span></text:span><text:span text:style-name="T2">.</text:span></text:p>
        <text:p text:style-name="P6"><text:span text:style-name="T2">The instance structure for a typical expression such as the Body Mass Index (BMI), i.e. </text:span><text:span text:style-name="Source_20_Text"><text:span text:style-name="T2">weight / height^2</text:span></text:span><text:span text:style-name="T2">, is shown below.</text:span></text:p>
        <text:section text:style-name="Sect1" text:name="bmm_nested_call">
          <text:p text:style-name="P7"><draw:frame draw:style-name="fr3" draw:name="Image43" text:anchor-type="as-char" svg:width="0.7874in" svg:height="0.3937in" draw:z-index="42"><draw:image xlink:href="../Basic%20Meta-Model%20(BMM)_files/LANG-bmm-nested_call.svg" xlink:type="simple" xlink:show="embed" xlink:actuate="onLoad"/><svg:title>LANG bmm nested call</svg:title></draw:frame><text:s/></text:p>
          <text:p text:style-name="P21">Figure 41. Function call example - Body Mass index (BMI)</text:p>
        </text:section>
        <text:h text:style-name="P8" text:outline-level="2"><text:bookmark-start text:name="__RefHeading___Toc40428_1418072056"/><text:bookmark text:name="_statements"/><text:soft-page-break/>12. Statements<text:bookmark-end text:name="__RefHeading___Toc40428_1418072056"/></text:h>
        <text:h text:style-name="P9" text:outline-level="3"><text:bookmark-start text:name="__RefHeading___Toc40430_1418072056"/><text:bookmark text:name="_overview_11"/>12.1. Overview<text:bookmark-end text:name="__RefHeading___Toc40430_1418072056"/></text:h>
        <text:p text:style-name="P6"><text:span text:style-name="T2">BMM provides meta-model elements for defining the </text:span><text:span text:style-name="Emphasis"><text:span text:style-name="T2">body</text:span></text:span><text:span text:style-name="T2"> of a routine, consisting of </text:span><text:span text:style-name="Emphasis"><text:span text:style-name="T2">statements</text:span></text:span><text:span text:style-name="T2">. This facility is not needed for achieving the original purpose of BMM, i.e. a computable in-memory representation of a model at the interface level (classes, types and signatures), rather it provides a basis for representing program logic, such as function definitions.</text:span></text:p>
        <text:p text:style-name="P6"><text:span text:style-name="T2">BMM statements are formalised using the classes </text:span><text:span text:style-name="Source_20_Text"><text:span text:style-name="T2">BMM_STATEMENT_ITEM</text:span></text:span><text:span text:style-name="T2">, </text:span><text:span text:style-name="Source_20_Text"><text:span text:style-name="T2">BMM_STATEMENT_BLOCK</text:span></text:span><text:span text:style-name="T2"> and </text:span><text:span text:style-name="Source_20_Text"><text:span text:style-name="T2">BMM_STATEMENT</text:span></text:span><text:span text:style-name="T2"> and various descendant types, as shown in the UML view below.</text:span></text:p>
        <text:section text:style-name="Sect1" text:name="LANG-statement">
          <text:p text:style-name="P7"><draw:frame draw:style-name="fr3" draw:name="Image44" text:anchor-type="as-char" svg:width="0.7874in" svg:height="0.3937in" draw:z-index="43"><draw:image xlink:href="../Basic%20Meta-Model%20(BMM)_files/LANG-bmm.statement.svg" xlink:type="simple" xlink:show="embed" xlink:actuate="onLoad"/><svg:title>LANG bmm.statement</svg:title></draw:frame><text:s/></text:p>
          <text:p text:style-name="P21">Figure 42. Features for routine definition</text:p>
        </text:section>
        <text:p text:style-name="P6"><text:span text:style-name="T2">The use of the three-class hierarchy pattern allows a Routine </text:span><text:span text:style-name="Source_20_Text"><text:span text:style-name="Emphasis"><text:span text:style-name="T2">body</text:span></text:span></text:span><text:span text:style-name="T2"> to be a simple statement or a </text:span><text:span text:style-name="Emphasis"><text:span text:style-name="T2">block</text:span></text:span><text:span text:style-name="T2">, containing statements and/or more blocks. The class </text:span><text:span text:style-name="Source_20_Text"><text:span text:style-name="T2">BMM_STATEMENT</text:span></text:span><text:span text:style-name="T2"> is abstract, allowing specific statement meta-models to be developed whose 'statement' meta-types inherit from this class. A number of common types are included by default, and are described below.</text:span></text:p>
        <text:p text:style-name="P15">This facility is primarily provided to support the definition of higher-level languages by embedding them in the outer BMM meta-model.</text:p>
        <text:h text:style-name="P9" text:outline-level="3"><text:bookmark-start text:name="__RefHeading___Toc40432_1418072056"/><text:bookmark text:name="_variable_declaration"/>12.2. Variable Declaration<text:bookmark-end text:name="__RefHeading___Toc40432_1418072056"/></text:h>
        <text:p text:style-name="P6"><text:span text:style-name="T2">Writable variables are declared using a variable declaration (</text:span><text:span text:style-name="Source_20_Text"><text:span text:style-name="T2">BMM_DECLARATION</text:span></text:span><text:span text:style-name="T2">). This may be understood as the creation of an instance of the relevant meta-type, i.e. of </text:span><text:span text:style-name="Source_20_Text"><text:span text:style-name="T2">EL_WRITABLE_VARIABLE</text:span></text:span><text:span text:style-name="T2">, that will represent the variable for all subsequent uses in the </text:span><text:soft-page-break/><text:span text:style-name="T2">program text.</text:span></text:p>
        <text:h text:style-name="P9" text:outline-level="3"><text:bookmark-start text:name="__RefHeading___Toc40434_1418072056"/><text:bookmark text:name="_assignment"/>12.3. Assignment<text:bookmark-end text:name="__RefHeading___Toc40434_1418072056"/></text:h>
        <text:p text:style-name="P6"><text:span text:style-name="T2">A BMM assignment is the same concept as found in most frame-based programming languages, and provides a meta-model entity to represent a writable target (variable or property) being assigned to from a source, which is any expression of the same evaluation type. Type checking is thus based on a comparison of </text:span><text:span text:style-name="Source_20_Text"><text:span text:style-name="Emphasis"><text:span text:style-name="T2">definition.type</text:span></text:span></text:span><text:span text:style-name="T2"> of the target and </text:span><text:span text:style-name="Source_20_Text"><text:span text:style-name="Emphasis"><text:span text:style-name="T2">eval_type</text:span></text:span></text:span><text:span text:style-name="Source_20_Text"><text:span text:style-name="T2">()</text:span></text:span><text:span text:style-name="T2"> of the source.</text:span></text:p>
        <text:p text:style-name="P6"><text:span text:style-name="T2">The following example shows a simple assignment in the definition of the function </text:span><text:span text:style-name="Source_20_Text"><text:span text:style-name="Emphasis"><text:span text:style-name="T2">position</text:span></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Definitions</text:span></text:span></text:p>
        <text:p text:style-name="Preformatted_20_Text"/>
        <text:p text:style-name="Preformatted_20_Text"><text:span text:style-name="Source_20_Text"><text:span text:style-name="T2"><text:s text:c="4"/>overdraft_limit: Decimal = 250;</text:span></text:span></text:p>
        <text:p text:style-name="Preformatted_20_Text"/>
        <text:p text:style-name="Preformatted_20_Text"><text:span text:style-name="Source_20_Text"><text:span text:style-name="T2">feature -- State</text:span></text:span></text:p>
        <text:p text:style-name="Preformatted_20_Text"/>
        <text:p text:style-name="Preformatted_20_Text"><text:span text:style-name="Source_20_Text"><text:span text:style-name="T2"><text:s text:c="4"/>balance: Decimal;</text:span></text:span></text:p>
        <text:p text:style-name="Preformatted_20_Text"/>
        <text:p text:style-name="Preformatted_20_Text"><text:span text:style-name="Source_20_Text"><text:span text:style-name="T2">feature -- Interface</text:span></text:span></text:p>
        <text:p text:style-name="Preformatted_20_Text"/>
        <text:p text:style-name="Preformatted_20_Text"><text:span text:style-name="Source_20_Text"><text:span text:style-name="T2"><text:s text:c="4"/>position: Decimal {</text:span></text:span></text:p>
        <text:p text:style-name="Preformatted_20_Text"><text:span text:style-name="Source_20_Text"><text:span text:style-name="T2"><text:s text:c="8"/>Result := balance + overdraft_limit</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invariant</text:span></text:span></text:p>
        <text:p text:style-name="P23"><text:span text:style-name="Source_20_Text"><text:span text:style-name="T2"><text:s text:c="4"/>Solvent: position &gt;= 0.0</text:span></text:span></text:p>
        <text:p text:style-name="P15"><text:soft-page-break/>The BMM meta-model for this statement is shown below.</text:p>
        <text:section text:style-name="Sect1" text:name="bmm_assignment">
          <text:p text:style-name="P7"><draw:frame draw:style-name="fr3" draw:name="Image45" text:anchor-type="as-char" svg:width="0.7874in" svg:height="0.3937in" draw:z-index="44"><draw:image xlink:href="../Basic%20Meta-Model%20(BMM)_files/bmm_assignment.svg" xlink:type="simple" xlink:show="embed" xlink:actuate="onLoad"/><svg:title>bmm assignment</svg:title></draw:frame><text:s/></text:p>
          <text:p text:style-name="P21">Figure 43. Assignment to function Result</text:p>
        </text:section>
        <text:h text:style-name="P9" text:outline-level="3"><text:bookmark-start text:name="__RefHeading___Toc40436_1418072056"/><text:bookmark text:name="_procedure_call"/>12.4. Procedure Call<text:bookmark-end text:name="__RefHeading___Toc40436_1418072056"/></text:h>
        <text:p text:style-name="P6"><text:span text:style-name="T2">A procedure call is represented in BMM by the meta-type </text:span><text:span text:style-name="Source_20_Text"><text:span text:style-name="T2">BMM_PROCEDURE_CALL</text:span></text:span><text:span text:style-name="T2">, which refers to an instance of </text:span><text:span text:style-name="Source_20_Text"><text:span text:style-name="T2">EL_PROCEDURE_AGENT</text:span></text:span><text:span text:style-name="T2">, the same way that a function call is represented in terms of an </text:span><text:span text:style-name="Source_20_Text"><text:span text:style-name="T2">EL_FUNCTION_AGENT</text:span></text:span><text:span text:style-name="T2">. The effect of a procedure call is to cause an external action to be performed, such as display something on the screen, write to a database etc.</text:span></text:p>
        <text:p text:style-name="P6"><text:span text:style-name="T2">In the following example, the procedure </text:span><text:span text:style-name="Source_20_Text"><text:span text:style-name="Emphasis"><text:span text:style-name="T2">put</text:span></text:span></text:span><text:span text:style-name="Source_20_Text"><text:span text:style-name="T2">()</text:span></text:span><text:span text:style-name="T2"> is called from the </text:span><text:span text:style-name="Source_20_Text"><text:span text:style-name="Emphasis"><text:span text:style-name="T2">deposit</text:span></text:span></text:span><text:span text:style-name="Source_20_Text"><text:span text:style-name="T2">()</text:span></text:span><text:span text:style-name="T2"> and </text:span><text:span text:style-name="Source_20_Text"><text:span text:style-name="Emphasis"><text:span text:style-name="T2">withdraw</text:span></text:span></text:span><text:span text:style-name="Source_20_Text"><text:span text:style-name="T2">()</text:span></text:span><text:span text:style-name="T2"> functions in the class </text:span><text:span text:style-name="Source_20_Text"><text:span text:style-name="T2">Account_access</text:span></text:span><text:span text:style-name="T2">.</text:span></text:p>
        <text:p text:style-name="P5"><text:span text:style-name="Source_20_Text"><text:span text:style-name="T2">class Simple_bank_account</text:span></text:span></text:p>
        <text:p text:style-name="Preformatted_20_Text"/>
        <text:p text:style-name="Preformatted_20_Text"><text:span text:style-name="Source_20_Text"><text:span text:style-name="T2">feature -- Modification</text:span></text:span></text:p>
        <text:p text:style-name="Preformatted_20_Text"/>
        <text:p text:style-name="Preformatted_20_Text"><text:span text:style-name="Source_20_Text"><text:span text:style-name="T2"><text:s text:c="4"/>put (val: Decimal)</text:span></text:span></text:p>
        <text:p text:style-name="Preformatted_20_Text"><text:span text:style-name="Source_20_Text"><text:span text:style-name="T2"><text:s text:c="8"/>precondition</text:span></text:span></text:p>
        <text:p text:style-name="Preformatted_20_Text"><text:span text:style-name="Source_20_Text"><text:span text:style-name="T2"><text:s text:c="12"/>valid_amount: val + overdraft_limit &gt;= 0.0</text:span></text:span></text:p>
        <text:p text:style-name="Preformatted_20_Text"><text:span text:style-name="Source_20_Text"><text:span text:style-name="T2"><text:s text:c="4"/>{</text:span></text:span></text:p>
        <text:p text:style-name="Preformatted_20_Text"><text:span text:style-name="Source_20_Text"><text:span text:style-name="T2"><text:s text:c="8"/>balance := balance + val</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class Account_access</text:span></text:span></text:p>
        <text:p text:style-name="Preformatted_20_Text"/>
        <text:p text:style-name="Preformatted_20_Text"><text:span text:style-name="Source_20_Text"><text:span text:style-name="T2">feature -- Command</text:span></text:span></text:p>
        <text:p text:style-name="Preformatted_20_Text"/>
        <text:p text:style-name="Preformatted_20_Text"><text:soft-page-break/><text:span text:style-name="Source_20_Text"><text:span text:style-name="T2"><text:s text:c="4"/>deposit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reformatted_20_Text"><text:span text:style-name="Source_20_Text"><text:span text:style-name="T2"><text:s text:c="4"/>}</text:span></text:span></text:p>
        <text:p text:style-name="Preformatted_20_Text"/>
        <text:p text:style-name="Preformatted_20_Text"><text:span text:style-name="Source_20_Text"><text:span text:style-name="T2"><text:s text:c="4"/>withdraw (v: Decimal; ac: Simple_bank_account)</text:span></text:span></text:p>
        <text:p text:style-name="Preformatted_20_Text"><text:span text:style-name="Source_20_Text"><text:span text:style-name="T2"><text:s text:c="8"/>pre_condition</text:span></text:span></text:p>
        <text:p text:style-name="Preformatted_20_Text"><text:span text:style-name="Source_20_Text"><text:span text:style-name="T2"><text:s text:c="12"/>valid_amount: ac.overdraft_limit - v &gt;= 0.0</text:span></text:span></text:p>
        <text:p text:style-name="Preformatted_20_Text"><text:span text:style-name="Source_20_Text"><text:span text:style-name="T2"><text:s text:c="4"/>{</text:span></text:span></text:p>
        <text:p text:style-name="Preformatted_20_Text"><text:span text:style-name="Source_20_Text"><text:span text:style-name="T2"><text:s text:c="8"/>ac.put (-v);</text:span></text:span></text:p>
        <text:p text:style-name="P23"><text:span text:style-name="Source_20_Text"><text:span text:style-name="T2"><text:s text:c="4"/>}</text:span></text:span></text:p>
        <text:p text:style-name="P15">The BMM meta-model instance structure for the call is shown below.</text:p>
        <text:section text:style-name="Sect1" text:name="bmm_procedure_call">
          <text:p text:style-name="P7"><draw:frame draw:style-name="fr3" draw:name="Image46" text:anchor-type="as-char" svg:width="0.7874in" svg:height="0.3937in" draw:z-index="45"><draw:image xlink:href="../Basic%20Meta-Model%20(BMM)_files/bmm_procedure_call.svg" xlink:type="simple" xlink:show="embed" xlink:actuate="onLoad"/><svg:title>bmm procedure call</svg:title></draw:frame><text:s/></text:p>
          <text:p text:style-name="P21">Figure 44. Procedure call</text:p>
        </text:section>
        <text:h text:style-name="P9" text:outline-level="3"><text:bookmark-start text:name="__RefHeading___Toc40438_1418072056"/><text:bookmark text:name="_action_tables"/>12.5. Action Tables<text:bookmark-end text:name="__RefHeading___Toc40438_1418072056"/></text:h>
        <text:p text:style-name="P6"><text:span text:style-name="T2">The BMM </text:span><text:span text:style-name="Source_20_Text"><text:span text:style-name="T2">statement</text:span></text:span><text:span text:style-name="T2"> package includes the meta-classes </text:span><text:span text:style-name="Source_20_Text"><text:span text:style-name="T2">BMM_ACTION_TABLE</text:span></text:span><text:span text:style-name="T2"> and </text:span><text:span text:style-name="Source_20_Text"><text:span text:style-name="T2">BMM_CONDITIONAL_ACTION</text:span></text:span><text:span text:style-name="T2">, which together provide a way of representing a decision table whose outputs are statements (rather than values, as in the case of the related Expression meta-classes </text:span><text:span text:style-name="Source_20_Text"><text:span text:style-name="T2">EL_DECISION_TABLE</text:span></text:span><text:span text:style-name="T2"> and </text:span><text:span text:style-name="Source_20_Text"><text:span text:style-name="T2">EL_CONDITIONAL_EXPRESSION</text:span></text:span><text:span text:style-name="T2">). An action table corresponds closely to the standard constructs 'if/then/elseif' and the case statement.</text:span></text:p>
        <text:p text:style-name="P15">The following example shows the logic of a BMM Action table meta-type, within a procedure that generates appropriate alerts or <text:soft-page-break/>alarms based on patient vital signs, using the standard if/then/else constrol structure.</text:p>
        <text:p text:style-name="P5"><text:span text:style-name="Source_20_Text"><text:span text:style-name="T2"><text:s text:c="4"/>check_vital_signs</text:span></text:span></text:p>
        <text:p text:style-name="Preformatted_20_Text"><text:span text:style-name="Source_20_Text"><text:span text:style-name="T2"><text:s text:c="8"/>if systolic_pressure.in_range ([critical_high])</text:span></text:span></text:p>
        <text:p text:style-name="Preformatted_20_Text"><text:span text:style-name="Source_20_Text"><text:span text:style-name="T2"><text:s text:c="12"/>raise_alarm ([emergency])</text:span></text:span></text:p>
        <text:p text:style-name="Preformatted_20_Text"/>
        <text:p text:style-name="Preformatted_20_Text"><text:span text:style-name="Source_20_Text"><text:span text:style-name="T2"><text:s text:c="8"/>elseif systolic_pressure.in_range ([high]) and oxygen_sat.in_range([low])</text:span></text:span></text:p>
        <text:p text:style-name="Preformatted_20_Text"><text:span text:style-name="Source_20_Text"><text:span text:style-name="T2"><text:s text:c="12"/>call_staff</text:span></text:span></text:p>
        <text:p text:style-name="Preformatted_20_Text"><text:span text:style-name="Source_20_Text"><text:span text:style-name="T2"><text:s text:c="8"/>end</text:span></text:span></text:p>
        <text:p text:style-name="P23"><text:span text:style-name="Source_20_Text"><text:span text:style-name="T2"><text:s text:c="4"/>end</text:span></text:span></text:p>
        <text:p text:style-name="P15">In a functional style syntax that directly mirrors the Action table meta-model, this may be written as:</text:p>
        <text:p text:style-name="P5"><text:span text:style-name="Source_20_Text"><text:span text:style-name="T2"><text:s text:c="4"/>check_vital_signs</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critical_high]): <text:s text:c="4"/>raise_alarm ([emergency]),</text:span></text:span></text:p>
        <text:p text:style-name="Preformatted_20_Text"><text:span text:style-name="Source_20_Text"><text:span text:style-name="T2"><text:s text:c="8"/>----------------------------------------------------------------------------</text:span></text:span></text:p>
        <text:p text:style-name="Preformatted_20_Text"><text:span text:style-name="Source_20_Text"><text:span text:style-name="T2"><text:s text:c="8"/>systolic_pressure.in_range ([high]) and</text:span></text:span></text:p>
        <text:p text:style-name="Preformatted_20_Text"><text:span text:style-name="Source_20_Text"><text:span text:style-name="T2"><text:s text:c="8"/>oxygen_sat.in_range([low]): <text:s text:c="22"/>call_staff</text:span></text:span></text:p>
        <text:p text:style-name="Preformatted_20_Text"><text:span text:style-name="Source_20_Text"><text:span text:style-name="T2"><text:s text:c="8"/>============================================================================</text:span></text:span></text:p>
        <text:p text:style-name="P23"><text:span text:style-name="Source_20_Text"><text:span text:style-name="T2"><text:s text:c="4"/>end</text:span></text:span></text:p>
        <text:h text:style-name="P9" text:outline-level="3"><text:bookmark-start text:name="__RefHeading___Toc40440_1418072056"/><text:bookmark text:name="_assertions"/>12.6. Assertions<text:bookmark-end text:name="__RefHeading___Toc40440_1418072056"/></text:h>
        <text:p text:style-name="P6"><text:span text:style-name="T2">The BMM </text:span><text:span text:style-name="Source_20_Text"><text:span text:style-name="T2">statement</text:span></text:span><text:span text:style-name="T2"> model includes a statement meta-type to represent the notion of an </text:span><text:span text:style-name="Emphasis"><text:span text:style-name="T2">assertion</text:span></text:span><text:span text:style-name="T2"> as a statement, typically expressed in syntax such as </text:span><text:span text:style-name="Source_20_Text"><text:span text:style-name="T2">assert (&lt;boolean expression&gt;)</text:span></text:span><text:span text:style-name="T2">. This kind of statement is understood as an executable instruction to check that the condition is true, and if not, to generate an exception of the appropriate type, assuming exceptions are available.</text:span></text:p>
        <text:h text:style-name="P9" text:outline-level="3"><text:bookmark-start text:name="__RefHeading___Toc40442_1418072056"/><text:bookmark text:name="_class_definitions_9"/><text:soft-page-break/>12.7. Class Definitions<text:bookmark-end text:name="__RefHeading___Toc40442_1418072056"/></text:h>
        <text:h text:style-name="P10" text:outline-level="4"><text:bookmark-start text:name="__RefHeading___Toc40444_1418072056"/><text:bookmark text:name="_bmm_statement_item_class"/>12.7.1. BMM_STATEMENT_ITEM Class<text:bookmark-end text:name="__RefHeading___Toc40444_1418072056"/></text:h>
        <table:table table:name="Table118" table:style-name="Table118">
          <table:table-column table:style-name="Table118.A"/>
          <table:table-column table:style-name="Table118.B"/>
          <table:table-row>
            <table:table-cell table:style-name="Table118.A1" office:value-type="string">
              <text:p text:style-name="Body_20_Text.tableblock"><text:span text:style-name="Strong_20_Emphasis">Class</text:span></text:p>
            </table:table-cell>
            <table:table-cell table:style-name="Table118.A1" office:value-type="string">
              <text:p text:style-name="Body_20_Text.tableblock"><text:span text:style-name="Emphasis">BMM_STATEMENT_ITEM (abstract)</text:span></text:p>
            </table:table-cell>
          </table:table-row>
          <table:table-row>
            <table:table-cell table:style-name="Table118.A1" office:value-type="string">
              <text:p text:style-name="Body_20_Text.tableblock"><text:span text:style-name="Strong_20_Emphasis">Description</text:span></text:p>
            </table:table-cell>
            <table:table-cell table:style-name="Table118.A1" office:value-type="string">
              <text:p text:style-name="P4">Abstract parent of statement types representing a locally defined routine body.</text:p>
            </table:table-cell>
          </table:table-row>
        </table:table>
        <text:h text:style-name="P10" text:outline-level="4"><text:bookmark-start text:name="__RefHeading___Toc40446_1418072056"/><text:bookmark text:name="_bmm_statement_block_class"/>12.7.2. BMM_STATEMENT_BLOCK Class<text:bookmark-end text:name="__RefHeading___Toc40446_1418072056"/></text:h>
        <table:table table:name="Table119" table:style-name="Table119">
          <table:table-column table:style-name="Table119.A"/>
          <table:table-column table:style-name="Table119.B"/>
          <table:table-column table:style-name="Table119.C"/>
          <table:table-row>
            <table:table-cell table:style-name="Table119.A1" office:value-type="string">
              <text:p text:style-name="Body_20_Text.tableblock"><text:span text:style-name="Strong_20_Emphasis">Class</text:span></text:p>
            </table:table-cell>
            <table:table-cell table:style-name="Table119.A1" table:number-columns-spanned="2" office:value-type="string">
              <text:p text:style-name="Body_20_Text.tableblock"><text:span text:style-name="Strong_20_Emphasis">BMM_STATEMENT_BLOCK</text:span></text:p>
            </table:table-cell>
            <table:covered-table-cell/>
          </table:table-row>
          <table:table-row>
            <table:table-cell table:style-name="Table119.A1" office:value-type="string">
              <text:p text:style-name="Body_20_Text.tableblock"><text:span text:style-name="Strong_20_Emphasis">Description</text:span></text:p>
            </table:table-cell>
            <table:table-cell table:style-name="Table119.A1" table:number-columns-spanned="2" office:value-type="string">
              <text:p text:style-name="P4">A statement 'block' corresponding to the programming language concept of the same name. May be used to establish scope in specific languages.</text:p>
            </table:table-cell>
            <table:covered-table-cell/>
          </table:table-row>
          <table:table-row>
            <table:table-cell table:style-name="Table119.A1" office:value-type="string">
              <text:p text:style-name="Body_20_Text.tableblock"><text:span text:style-name="Strong_20_Emphasis">Inherit</text:span></text:p>
            </table:table-cell>
            <table:table-cell table:style-name="Table119.A1" table:number-columns-spanned="2"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covered-table-cell/>
          </table:table-row>
          <table:table-row>
            <table:table-cell table:style-name="Table119.A1" office:value-type="string">
              <text:p text:style-name="Body_20_Text.tableblock"><text:span text:style-name="Strong_20_Emphasis">Attributes</text:span></text:p>
            </table:table-cell>
            <table:table-cell table:style-name="Table119.A1" office:value-type="string">
              <text:p text:style-name="Body_20_Text.tableblock"><text:span text:style-name="Strong_20_Emphasis">Signature</text:span></text:p>
            </table:table-cell>
            <table:table-cell table:style-name="Table119.A1" office:value-type="string">
              <text:p text:style-name="Body_20_Text.tableblock"><text:span text:style-name="Strong_20_Emphasis">Meaning</text:span></text:p>
            </table:table-cell>
          </table:table-row>
          <table:table-row>
            <table:table-cell table:style-name="Table119.A1" office:value-type="string">
              <text:p text:style-name="Body_20_Text.tableblock"><text:span text:style-name="Strong_20_Emphasis">0..1</text:span></text:p>
            </table:table-cell>
            <table:table-cell table:style-name="Table119.A1" office:value-type="string">
              <text:p text:style-name="Body_20_Text.tableblock"><text:span text:style-name="Strong_20_Emphasis">items</text:span>: <text:a xlink:type="simple" xlink:href="https://specifications.openehr.org/releases/BASE/latest/foundation_types.html#_list_class" office:target-frame-name="_blank" xlink:show="new" text:style-name="Internet_20_link" text:visited-style-name="Visited_20_Internet_20_Link"><text:span text:style-name="Source_20_Text">List</text:span></text:a><text:span text:style-name="Source_20_Text">&lt;</text:span><text:a xlink:type="simple" xlink:href="https://specifications.openehr.org/releases/LANG/latest/bmm.html#_bmm_statement_item_class" text:style-name="Internet_20_link" text:visited-style-name="Visited_20_Internet_20_Link"><text:span text:style-name="Source_20_Text">BMM_STATEMENT_ITEM</text:span></text:a><text:span text:style-name="Source_20_Text">&gt;</text:span></text:p>
            </table:table-cell>
            <table:table-cell table:style-name="Table119.A1" office:value-type="string">
              <text:p text:style-name="P4">Child blocks of the current block.</text:p>
            </table:table-cell>
          </table:table-row>
        </table:table>
        <text:h text:style-name="P10" text:outline-level="4"><text:bookmark-start text:name="__RefHeading___Toc40448_1418072056"/><text:bookmark text:name="_bmm_statement_class"/><text:soft-page-break/>12.7.3. BMM_STATEMENT Class<text:bookmark-end text:name="__RefHeading___Toc40448_1418072056"/></text:h>
        <table:table table:name="Table120" table:style-name="Table120">
          <table:table-column table:style-name="Table120.A"/>
          <table:table-column table:style-name="Table120.B"/>
          <table:table-row>
            <table:table-cell table:style-name="Table120.A1" office:value-type="string">
              <text:p text:style-name="Body_20_Text.tableblock"><text:span text:style-name="Strong_20_Emphasis">Class</text:span></text:p>
            </table:table-cell>
            <table:table-cell table:style-name="Table120.A1" office:value-type="string">
              <text:p text:style-name="Body_20_Text.tableblock"><text:span text:style-name="Emphasis">BMM_STATEMENT (abstract)</text:span></text:p>
            </table:table-cell>
          </table:table-row>
          <table:table-row>
            <table:table-cell table:style-name="Table120.A1" office:value-type="string">
              <text:p text:style-name="Body_20_Text.tableblock"><text:span text:style-name="Strong_20_Emphasis">Description</text:span></text:p>
            </table:table-cell>
            <table:table-cell table:style-name="Table120.A1" office:value-type="string">
              <text:p text:style-name="P4">Abstract parent of 'statement' types that may be defined to implement BMM Routines.</text:p>
            </table:table-cell>
          </table:table-row>
          <table:table-row>
            <table:table-cell table:style-name="Table120.A1" office:value-type="string">
              <text:p text:style-name="Body_20_Text.tableblock"><text:span text:style-name="Strong_20_Emphasis">Inherit</text:span></text:p>
            </table:table-cell>
            <table:table-cell table:style-name="Table120.A1" office:value-type="string">
              <text:p text:style-name="Body_20_Text.tableblock"><text:a xlink:type="simple" xlink:href="https://specifications.openehr.org/releases/LANG/latest/bmm.html#_bmm_statement_item_class" text:style-name="Internet_20_link" text:visited-style-name="Visited_20_Internet_20_Link"><text:span text:style-name="Source_20_Text">BMM_STATEMENT_ITEM</text:span></text:a></text:p>
            </table:table-cell>
          </table:table-row>
        </table:table>
        <text:h text:style-name="P10" text:outline-level="4"><text:bookmark-start text:name="__RefHeading___Toc40450_1418072056"/><text:bookmark text:name="_bmm_simple_statement_class"/>12.7.4. BMM_SIMPLE_STATEMENT Class<text:bookmark-end text:name="__RefHeading___Toc40450_1418072056"/></text:h>
        <table:table table:name="Table121" table:style-name="Table121">
          <table:table-column table:style-name="Table121.A"/>
          <table:table-column table:style-name="Table121.B"/>
          <table:table-row>
            <table:table-cell table:style-name="Table121.A1" office:value-type="string">
              <text:p text:style-name="Body_20_Text.tableblock"><text:span text:style-name="Strong_20_Emphasis">Class</text:span></text:p>
            </table:table-cell>
            <table:table-cell table:style-name="Table121.A1" office:value-type="string">
              <text:p text:style-name="Body_20_Text.tableblock"><text:span text:style-name="Emphasis">BMM_SIMPLE_STATEMENT (abstract)</text:span></text:p>
            </table:table-cell>
          </table:table-row>
          <table:table-row>
            <table:table-cell table:style-name="Table121.A1" office:value-type="string">
              <text:p text:style-name="Body_20_Text.tableblock"><text:span text:style-name="Strong_20_Emphasis">Description</text:span></text:p>
            </table:table-cell>
            <table:table-cell table:style-name="Table121.A1" office:value-type="string">
              <text:p text:style-name="P4">Simple statement, i.e. statement with one logical <text:soft-page-break/>element - a single expression, procedure call etc.</text:p>
            </table:table-cell>
          </table:table-row>
          <table:table-row>
            <table:table-cell table:style-name="Table121.A1" office:value-type="string">
              <text:p text:style-name="Body_20_Text.tableblock"><text:span text:style-name="Strong_20_Emphasis">Inherit</text:span></text:p>
            </table:table-cell>
            <table:table-cell table:style-name="Table121.A1"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p>
            </table:table-cell>
          </table:table-row>
        </table:table>
        <text:h text:style-name="P10" text:outline-level="4"><text:bookmark-start text:name="__RefHeading___Toc40452_1418072056"/><text:bookmark text:name="_bmm_declaration_class"/>12.7.5. BMM_DECLARATION Class<text:bookmark-end text:name="__RefHeading___Toc40452_1418072056"/></text:h>
        <table:table table:name="Table122" table:style-name="Table122">
          <table:table-column table:style-name="Table122.A"/>
          <table:table-column table:style-name="Table122.B"/>
          <table:table-column table:style-name="Table122.C"/>
          <table:table-row>
            <table:table-cell table:style-name="Table122.A1" office:value-type="string">
              <text:p text:style-name="Body_20_Text.tableblock"><text:span text:style-name="Strong_20_Emphasis">Class</text:span></text:p>
            </table:table-cell>
            <table:table-cell table:style-name="Table122.A1" table:number-columns-spanned="2" office:value-type="string">
              <text:p text:style-name="Body_20_Text.tableblock"><text:span text:style-name="Strong_20_Emphasis">BMM_DECLARATION</text:span></text:p>
            </table:table-cell>
            <table:covered-table-cell/>
          </table:table-row>
          <table:table-row>
            <table:table-cell table:style-name="Table122.A1" office:value-type="string">
              <text:p text:style-name="Body_20_Text.tableblock"><text:span text:style-name="Strong_20_Emphasis">Description</text:span></text:p>
            </table:table-cell>
            <table:table-cell table:style-name="Table122.A1" table:number-columns-spanned="2" office:value-type="string">
              <text:p text:style-name="P4">Declaration of a writable variable, associating a name with a type.</text:p>
            </table:table-cell>
            <table:covered-table-cell/>
          </table:table-row>
          <table:table-row>
            <table:table-cell table:style-name="Table122.A1" office:value-type="string">
              <text:p text:style-name="Body_20_Text.tableblock"><text:span text:style-name="Strong_20_Emphasis">Inherit</text:span></text:p>
            </table:table-cell>
            <table:table-cell table:style-name="Table122.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2.A1" office:value-type="string">
              <text:p text:style-name="Body_20_Text.tableblock"><text:span text:style-name="Strong_20_Emphasis">Attributes</text:span></text:p>
            </table:table-cell>
            <table:table-cell table:style-name="Table122.A1" office:value-type="string">
              <text:p text:style-name="Body_20_Text.tableblock"><text:span text:style-name="Strong_20_Emphasis">Signature</text:span></text:p>
            </table:table-cell>
            <table:table-cell table:style-name="Table122.A1" office:value-type="string">
              <text:p text:style-name="Body_20_Text.tableblock"><text:span text:style-name="Strong_20_Emphasis">Meaning</text:span></text:p>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name</text:span>: <text:span text:style-name="Source_20_Text">String</text:span></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result</text:span>: <text:a xlink:type="simple" xlink:href="https://specifications.openehr.org/releases/LANG/latest/bmm.html#_el_writable_variable_class" text:style-name="Internet_20_link" text:visited-style-name="Visited_20_Internet_20_Link"><text:span text:style-name="Source_20_Text">EL_WRITABLE_VARIABLE</text:span></text:a></text:p>
            </table:table-cell>
            <table:table-cell table:style-name="Table122.A1" office:value-type="string">
              <text:p text:style-name="P25"/>
            </table:table-cell>
          </table:table-row>
          <table:table-row>
            <table:table-cell table:style-name="Table122.A1" office:value-type="string">
              <text:p text:style-name="Body_20_Text.tableblock"><text:span text:style-name="Strong_20_Emphasis">1..1</text:span></text:p>
            </table:table-cell>
            <table:table-cell table:style-name="Table122.A1" office:value-type="string">
              <text:p text:style-name="Body_20_Text.tableblock"><text:span text:style-name="Strong_20_Emphasis">type</text:span>: <text:a xlink:type="simple" xlink:href="https://specifications.openehr.org/releases/LANG/latest/bmm.html#_bmm_type_class" text:style-name="Internet_20_link" text:visited-style-name="Visited_20_Internet_20_Link"><text:span text:style-name="Source_20_Text">BMM_TYPE</text:span></text:a></text:p>
            </table:table-cell>
            <table:table-cell table:style-name="Table122.A1" office:value-type="string">
              <text:p text:style-name="P4">The declared type of the variable.</text:p>
            </table:table-cell>
          </table:table-row>
        </table:table>
        <text:h text:style-name="P10" text:outline-level="4"><text:bookmark-start text:name="__RefHeading___Toc40454_1418072056"/><text:bookmark text:name="_bmm_assignment_class"/>12.7.6. BMM_ASSIGNMENT Class<text:bookmark-end text:name="__RefHeading___Toc40454_1418072056"/></text:h>
        <table:table table:name="Table123" table:style-name="Table123">
          <table:table-column table:style-name="Table123.A"/>
          <table:table-column table:style-name="Table123.B"/>
          <table:table-column table:style-name="Table123.C"/>
          <table:table-row>
            <table:table-cell table:style-name="Table123.A1" office:value-type="string">
              <text:p text:style-name="Body_20_Text.tableblock"><text:span text:style-name="Strong_20_Emphasis">Class</text:span></text:p>
            </table:table-cell>
            <table:table-cell table:style-name="Table123.A1" table:number-columns-spanned="2" office:value-type="string">
              <text:p text:style-name="Body_20_Text.tableblock"><text:span text:style-name="Strong_20_Emphasis">BMM_ASSIGNMENT</text:span></text:p>
            </table:table-cell>
            <table:covered-table-cell/>
          </table:table-row>
          <text:soft-page-break/>
          <table:table-row>
            <table:table-cell table:style-name="Table123.A1" office:value-type="string">
              <text:p text:style-name="Body_20_Text.tableblock"><text:span text:style-name="Strong_20_Emphasis">Description</text:span></text:p>
            </table:table-cell>
            <table:table-cell table:style-name="Table123.A1" table:number-columns-spanned="2" office:value-type="string">
              <text:p text:style-name="P4">Statement type representing an assignment from a value-generating source to a writable entity, i.e. a variable reference or property.</text:p>
              <text:p text:style-name="P4">At the meta-model level, may be understood as an initialisation of an existing meta-model instance.</text:p>
            </table:table-cell>
            <table:covered-table-cell/>
          </table:table-row>
          <table:table-row>
            <table:table-cell table:style-name="Table123.A1" office:value-type="string">
              <text:p text:style-name="Body_20_Text.tableblock"><text:span text:style-name="Strong_20_Emphasis">Inherit</text:span></text:p>
            </table:table-cell>
            <table:table-cell table:style-name="Table123.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3.A1" office:value-type="string">
              <text:p text:style-name="Body_20_Text.tableblock"><text:span text:style-name="Strong_20_Emphasis">Attributes</text:span></text:p>
            </table:table-cell>
            <table:table-cell table:style-name="Table123.A1" office:value-type="string">
              <text:p text:style-name="Body_20_Text.tableblock"><text:span text:style-name="Strong_20_Emphasis">Signature</text:span></text:p>
            </table:table-cell>
            <table:table-cell table:style-name="Table123.A1" office:value-type="string">
              <text:p text:style-name="Body_20_Text.tableblock"><text:span text:style-name="Strong_20_Emphasis">Meaning</text:span></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target</text:span>: <text:a xlink:type="simple" xlink:href="https://specifications.openehr.org/releases/LANG/latest/bmm.html#_el_value_generator_class" text:style-name="Internet_20_link" text:visited-style-name="Visited_20_Internet_20_Link"><text:span text:style-name="Source_20_Text">EL_VALUE_GENERATOR</text:span></text:a></text:p>
            </table:table-cell>
            <table:table-cell table:style-name="Table123.A1" office:value-type="string">
              <text:p text:style-name="P4">The target variable on the notional left-hand side of this assignment.</text:p>
            </table:table-cell>
          </table:table-row>
          <table:table-row>
            <table:table-cell table:style-name="Table123.A1" office:value-type="string">
              <text:p text:style-name="Body_20_Text.tableblock"><text:span text:style-name="Strong_20_Emphasis">1..1</text:span></text:p>
            </table:table-cell>
            <table:table-cell table:style-name="Table123.A1" office:value-type="string">
              <text:p text:style-name="Body_20_Text.tableblock"><text:span text:style-name="Strong_20_Emphasis">source</text:span>: <text:a xlink:type="simple" xlink:href="https://specifications.openehr.org/releases/LANG/latest/bmm.html#_el_expression_class" text:style-name="Internet_20_link" text:visited-style-name="Visited_20_Internet_20_Link"><text:span text:style-name="Source_20_Text">EL_EXPRESSION</text:span></text:a></text:p>
            </table:table-cell>
            <table:table-cell table:style-name="Table123.A1" office:value-type="string">
              <text:p text:style-name="P4">Source right hand side) of the assignment.</text:p>
            </table:table-cell>
          </table:table-row>
          <table:table-row>
            <table:table-cell table:style-name="Table123.A1" office:value-type="string">
              <text:p text:style-name="Body_20_Text.tableblock"><text:span text:style-name="Strong_20_Emphasis">Invariants</text:span></text:p>
            </table:table-cell>
            <table:table-cell table:style-name="Table123.A1" table:number-columns-spanned="2" office:value-type="string">
              <text:p text:style-name="P4"><text:span text:style-name="Emphasis">Inv_target_writable</text:span>: <text:span text:style-name="Source_20_Text">target.is_writable</text:span></text:p>
            </table:table-cell>
            <table:covered-table-cell/>
          </table:table-row>
        </table:table>
        <text:h text:style-name="P10" text:outline-level="4"><text:bookmark-start text:name="__RefHeading___Toc40456_1418072056"/><text:bookmark text:name="_bmm_procedure_call_class"/>12.7.7. BMM_PROCEDURE_CALL Class<text:bookmark-end text:name="__RefHeading___Toc40456_1418072056"/></text:h>
        <table:table table:name="Table124" table:style-name="Table124">
          <table:table-column table:style-name="Table124.A"/>
          <table:table-column table:style-name="Table124.B"/>
          <table:table-column table:style-name="Table124.C"/>
          <table:table-row>
            <table:table-cell table:style-name="Table124.A1" office:value-type="string">
              <text:p text:style-name="Body_20_Text.tableblock"><text:span text:style-name="Strong_20_Emphasis">Class</text:span></text:p>
            </table:table-cell>
            <table:table-cell table:style-name="Table124.A1" table:number-columns-spanned="2" office:value-type="string">
              <text:p text:style-name="Body_20_Text.tableblock"><text:span text:style-name="Strong_20_Emphasis">BMM_PROCEDURE_CALL</text:span></text:p>
            </table:table-cell>
            <table:covered-table-cell/>
          </table:table-row>
          <table:table-row>
            <table:table-cell table:style-name="Table124.A1" office:value-type="string">
              <text:p text:style-name="Body_20_Text.tableblock"><text:span text:style-name="Strong_20_Emphasis">Description</text:span></text:p>
            </table:table-cell>
            <table:table-cell table:style-name="Table124.A1" table:number-columns-spanned="2" office:value-type="string">
              <text:p text:style-name="P4">A call made on a closed procedure agent. The method in BMM via which external actions are achieved from within a program.</text:p>
            </table:table-cell>
            <table:covered-table-cell/>
          </table:table-row>
          <table:table-row>
            <table:table-cell table:style-name="Table124.A1" office:value-type="string">
              <text:p text:style-name="Body_20_Text.tableblock"><text:span text:style-name="Strong_20_Emphasis">Inherit</text:span></text:p>
            </table:table-cell>
            <table:table-cell table:style-name="Table124.A1" table:number-columns-spanned="2" office:value-type="string">
              <text:p text:style-name="Body_20_Text.tableblock"><text:a xlink:type="simple" xlink:href="https://specifications.openehr.org/releases/LANG/latest/bmm.html#_el_agent_call_class" text:style-name="Internet_20_link" text:visited-style-name="Visited_20_Internet_20_Link"><text:span text:style-name="Source_20_Text">EL_AGENT_CALL</text:span></text:a>, <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4.A1" office:value-type="string">
              <text:p text:style-name="Body_20_Text.tableblock"><text:span text:style-name="Strong_20_Emphasis">Attributes</text:span></text:p>
            </table:table-cell>
            <table:table-cell table:style-name="Table124.A1" office:value-type="string">
              <text:p text:style-name="Body_20_Text.tableblock"><text:span text:style-name="Strong_20_Emphasis">Signature</text:span></text:p>
            </table:table-cell>
            <table:table-cell table:style-name="Table124.A1" office:value-type="string">
              <text:p text:style-name="Body_20_Text.tableblock"><text:span text:style-name="Strong_20_Emphasis">Meaning</text:span></text:p>
            </table:table-cell>
          </table:table-row>
          <table:table-row>
            <table:table-cell table:style-name="Table124.A1" office:value-type="string">
              <text:p text:style-name="Body_20_Text.tableblock"><text:span text:style-name="Strong_20_Emphasis">1..1<text:line-break/>(redefined)</text:span></text:p>
            </table:table-cell>
            <table:table-cell table:style-name="Table124.A1" office:value-type="string">
              <text:p text:style-name="Body_20_Text.tableblock"><text:span text:style-name="Strong_20_Emphasis">agent</text:span>: <text:a xlink:type="simple" xlink:href="https://specifications.openehr.org/releases/LANG/latest/bmm.html#_el_procedure_agent_class" text:style-name="Internet_20_link" text:visited-style-name="Visited_20_Internet_20_Link"><text:span text:style-name="Source_20_Text">EL_PROCEDURE_AGENT</text:span></text:a></text:p>
            </table:table-cell>
            <table:table-cell table:style-name="Table124.A1" office:value-type="string">
              <text:p text:style-name="P4">The procedure agent being called.</text:p>
            </table:table-cell>
          </table:table-row>
          <text:soft-page-break/>
          <table:table-row>
            <table:table-cell table:style-name="Table124.A1" office:value-type="string">
              <text:p text:style-name="Body_20_Text.tableblock"><text:span text:style-name="Strong_20_Emphasis">Invariants</text:span></text:p>
            </table:table-cell>
            <table:table-cell table:style-name="Table124.A1" table:number-columns-spanned="2" office:value-type="string">
              <text:p text:style-name="P4"><text:span text:style-name="Emphasis">Inv_valid_agent</text:span>: <text:span text:style-name="Source_20_Text">agent.is_callable()</text:span></text:p>
            </table:table-cell>
            <table:covered-table-cell/>
          </table:table-row>
        </table:table>
        <text:h text:style-name="P10" text:outline-level="4"><text:bookmark-start text:name="__RefHeading___Toc40458_1418072056"/><text:bookmark text:name="_bmm_assertion_class"/>12.7.8. BMM_ASSERTION Class<text:bookmark-end text:name="__RefHeading___Toc40458_1418072056"/></text:h>
        <table:table table:name="Table125" table:style-name="Table125">
          <table:table-column table:style-name="Table125.A"/>
          <table:table-column table:style-name="Table125.B"/>
          <table:table-column table:style-name="Table125.C"/>
          <table:table-row>
            <table:table-cell table:style-name="Table125.A1" office:value-type="string">
              <text:p text:style-name="Body_20_Text.tableblock"><text:span text:style-name="Strong_20_Emphasis">Class</text:span></text:p>
            </table:table-cell>
            <table:table-cell table:style-name="Table125.A1" table:number-columns-spanned="2" office:value-type="string">
              <text:p text:style-name="Body_20_Text.tableblock"><text:span text:style-name="Strong_20_Emphasis">BMM_ASSERTION</text:span></text:p>
            </table:table-cell>
            <table:covered-table-cell/>
          </table:table-row>
          <table:table-row>
            <table:table-cell table:style-name="Table125.A1" office:value-type="string">
              <text:p text:style-name="Body_20_Text.tableblock"><text:span text:style-name="Strong_20_Emphasis">Description</text:span></text:p>
            </table:table-cell>
            <table:table-cell table:style-name="Table125.A1" table:number-columns-spanned="2" office:value-type="string">
              <text:p text:style-name="P4">A statement that asserts the truth of its expression. If the expression evaluates to False the execution generates an exception (depending on run-time settings).</text:p>
              <text:p text:style-name="P4">May be rendered in syntax as <text:span text:style-name="Source_20_Text">assert condition</text:span> or similar.</text:p>
            </table:table-cell>
            <table:covered-table-cell/>
          </table:table-row>
          <table:table-row>
            <table:table-cell table:style-name="Table125.A1" office:value-type="string">
              <text:p text:style-name="Body_20_Text.tableblock"><text:span text:style-name="Strong_20_Emphasis">Inherit</text:span></text:p>
            </table:table-cell>
            <table:table-cell table:style-name="Table125.A1" table:number-columns-spanned="2" office:value-type="string">
              <text:p text:style-name="Body_20_Text.tableblock"><text:a xlink:type="simple" xlink:href="https://specifications.openehr.org/releases/LANG/latest/bmm.html#_bmm_simple_statement_class" text:style-name="Internet_20_link" text:visited-style-name="Visited_20_Internet_20_Link"><text:span text:style-name="Source_20_Text">BMM_SIMPLE_STATEMENT</text:span></text:a></text:p>
            </table:table-cell>
            <table:covered-table-cell/>
          </table:table-row>
          <table:table-row>
            <table:table-cell table:style-name="Table125.A1" office:value-type="string">
              <text:p text:style-name="Body_20_Text.tableblock"><text:span text:style-name="Strong_20_Emphasis">Attributes</text:span></text:p>
            </table:table-cell>
            <table:table-cell table:style-name="Table125.A1" office:value-type="string">
              <text:p text:style-name="Body_20_Text.tableblock"><text:span text:style-name="Strong_20_Emphasis">Signature</text:span></text:p>
            </table:table-cell>
            <table:table-cell table:style-name="Table125.A1" office:value-type="string">
              <text:p text:style-name="Body_20_Text.tableblock"><text:span text:style-name="Strong_20_Emphasis">Meaning</text:span></text:p>
            </table:table-cell>
          </table:table-row>
          <table:table-row>
            <table:table-cell table:style-name="Table125.A1" office:value-type="string">
              <text:p text:style-name="Body_20_Text.tableblock"><text:span text:style-name="Strong_20_Emphasis">1..1</text:span></text:p>
            </table:table-cell>
            <table:table-cell table:style-name="Table125.A1" office:value-type="string">
              <text:p text:style-name="Body_20_Text.tableblock"><text:span text:style-name="Strong_20_Emphasis">expression</text:span>: <text:a xlink:type="simple" xlink:href="https://specifications.openehr.org/releases/LANG/latest/bmm.html#_el_boolean_expression_class" text:style-name="Internet_20_link" text:visited-style-name="Visited_20_Internet_20_Link"><text:span text:style-name="Source_20_Text">EL_BOOLEAN_EXPRESSION</text:span></text:a></text:p>
            </table:table-cell>
            <table:table-cell table:style-name="Table125.A1" office:value-type="string">
              <text:p text:style-name="P4">Boolean-valued expression of the assertion.</text:p>
            </table:table-cell>
          </table:table-row>
          <table:table-row>
            <table:table-cell table:style-name="Table125.A1" office:value-type="string">
              <text:p text:style-name="Body_20_Text.tableblock"><text:span text:style-name="Strong_20_Emphasis">0..1</text:span></text:p>
            </table:table-cell>
            <table:table-cell table:style-name="Table125.A1" office:value-type="string">
              <text:p text:style-name="Body_20_Text.tableblock"><text:span text:style-name="Strong_20_Emphasis">tag</text:span>: <text:span text:style-name="Source_20_Text">String</text:span></text:p>
            </table:table-cell>
            <table:table-cell table:style-name="Table125.A1" office:value-type="string">
              <text:p text:style-name="P4">Optional tag, typically used to designate design intention of the assertion, e.g. <text:span text:style-name="Source_20_Text">"Inv_all_members_valid"</text:span>.</text:p>
            </table:table-cell>
          </table:table-row>
        </table:table>
        <text:h text:style-name="P10" text:outline-level="4"><text:bookmark-start text:name="__RefHeading___Toc40460_1418072056"/><text:bookmark text:name="_bmm_action_table_class"/>12.7.9. BMM_ACTION_TABLE Class<text:bookmark-end text:name="__RefHeading___Toc40460_1418072056"/></text:h>
        <table:table table:name="Table126" table:style-name="Table126">
          <table:table-column table:style-name="Table126.A"/>
          <table:table-column table:style-name="Table126.B"/>
          <table:table-column table:style-name="Table126.C"/>
          <table:table-row>
            <table:table-cell table:style-name="Table126.A1" office:value-type="string">
              <text:p text:style-name="Body_20_Text.tableblock"><text:span text:style-name="Strong_20_Emphasis">Class</text:span></text:p>
            </table:table-cell>
            <table:table-cell table:style-name="Table126.A1" table:number-columns-spanned="2" office:value-type="string">
              <text:p text:style-name="Body_20_Text.tableblock"><text:span text:style-name="Strong_20_Emphasis">BMM_ACTION_TABLE</text:span></text:p>
            </table:table-cell>
            <table:covered-table-cell/>
          </table:table-row>
          <table:table-row>
            <table:table-cell table:style-name="Table126.A1" office:value-type="string">
              <text:p text:style-name="Body_20_Text.tableblock"><text:span text:style-name="Strong_20_Emphasis">Description</text:span></text:p>
            </table:table-cell>
            <table:table-cell table:style-name="Table126.A1" table:number-columns-spanned="2" office:value-type="string">
              <text:p text:style-name="P4">Multi-branch conditional statement structure</text:p>
            </table:table-cell>
            <table:covered-table-cell/>
          </table:table-row>
          <table:table-row>
            <table:table-cell table:style-name="Table126.A1" office:value-type="string">
              <text:p text:style-name="Body_20_Text.tableblock"><text:span text:style-name="Strong_20_Emphasis">Inherit</text:span></text:p>
            </table:table-cell>
            <table:table-cell table:style-name="Table126.A1" table:number-columns-spanned="2" office:value-type="string">
              <text:p text:style-name="Body_20_Text.tableblock"><text:a xlink:type="simple" xlink:href="https://specifications.openehr.org/releases/LANG/latest/bmm.html#_bmm_statement_class" text:style-name="Internet_20_link" text:visited-style-name="Visited_20_Internet_20_Link"><text:span text:style-name="Source_20_Text">BMM_STATEMENT</text:span></text:a><text:soft-page-break/></text:p>
            </table:table-cell>
            <table:covered-table-cell/>
          </table:table-row>
          <table:table-row>
            <table:table-cell table:style-name="Table126.A1" office:value-type="string">
              <text:p text:style-name="Body_20_Text.tableblock"><text:span text:style-name="Strong_20_Emphasis">Attributes</text:span></text:p>
            </table:table-cell>
            <table:table-cell table:style-name="Table126.A1" office:value-type="string">
              <text:p text:style-name="Body_20_Text.tableblock"><text:span text:style-name="Strong_20_Emphasis">Signature</text:span></text:p>
            </table:table-cell>
            <table:table-cell table:style-name="Table126.A1" office:value-type="string">
              <text:p text:style-name="Body_20_Text.tableblock"><text:span text:style-name="Strong_20_Emphasis">Meaning</text:span></text:p>
            </table:table-cell>
          </table:table-row>
          <table:table-row>
            <table:table-cell table:style-name="Table126.A1" office:value-type="string">
              <text:p text:style-name="Body_20_Text.tableblock"><text:span text:style-name="Strong_20_Emphasis">1..1</text:span></text:p>
            </table:table-cell>
            <table:table-cell table:style-name="Table126.A1" office:value-type="string">
              <text:p text:style-name="Body_20_Text.tableblock"><text:span text:style-name="Strong_20_Emphasis">decision_table</text:span>: <text:a xlink:type="simple" xlink:href="https://specifications.openehr.org/releases/LANG/latest/bmm.html#_bmm_action_decision_table_class" text:style-name="Internet_20_link" text:visited-style-name="Visited_20_Internet_20_Link"><text:span text:style-name="Source_20_Text">BMM_ACTION_DECISION_TABLE</text:span></text:a></text:p>
            </table:table-cell>
            <table:table-cell table:style-name="Table126.A1" office:value-type="string">
              <text:p text:style-name="P4">A specialised decision table whose outputs can only be procedure agents. In execution, the matched agent will be invoked.</text:p>
            </table:table-cell>
          </table:table-row>
        </table:table>
        <text:h text:style-name="P10" text:outline-level="4"><text:bookmark-start text:name="__RefHeading___Toc40462_1418072056"/><text:bookmark text:name="_bmm_action_decision_table_class"/>12.7.10. BMM_ACTION_DECISION_TABLE Class<text:bookmark-end text:name="__RefHeading___Toc40462_1418072056"/></text:h>
        <table:table table:name="Table127" table:style-name="Table127">
          <table:table-column table:style-name="Table127.A"/>
          <table:table-column table:style-name="Table127.B"/>
          <table:table-row>
            <table:table-cell table:style-name="Table127.A1" office:value-type="string">
              <text:p text:style-name="Body_20_Text.tableblock"><text:span text:style-name="Strong_20_Emphasis">Class</text:span></text:p>
            </table:table-cell>
            <table:table-cell table:style-name="Table127.A1" office:value-type="string">
              <text:p text:style-name="Body_20_Text.tableblock"><text:span text:style-name="Strong_20_Emphasis">BMM_ACTION_DECISION_TABLE</text:span></text:p>
            </table:table-cell>
          </table:table-row>
          <table:table-row>
            <table:table-cell table:style-name="Table127.A1" office:value-type="string">
              <text:p text:style-name="Body_20_Text.tableblock"><text:span text:style-name="Strong_20_Emphasis">Description</text:span></text:p>
            </table:table-cell>
            <table:table-cell table:style-name="Table127.A1" office:value-type="string">
              <text:p text:style-name="P4">Specialised form of Decision Table that allows only procedure call agents (lambdas) as the result of branches.</text:p>
            </table:table-cell>
          </table:table-row>
        </table:table>
        <text:h text:style-name="P8" text:outline-level="2"><text:bookmark-start text:name="__RefHeading___Toc40464_1418072056"/><text:bookmark text:name="_model_semantics_2"/>13. Model Semantics<text:bookmark-end text:name="__RefHeading___Toc40464_1418072056"/></text:h>
        <text:p text:style-name="P15">This section describes various semantics that apply at a whole-of-model level rather than within single entities such as a class, type or <text:soft-page-break/>property.</text:p>
        <text:h text:style-name="P9" text:outline-level="3"><text:bookmark-start text:name="__RefHeading___Toc40466_1418072056"/><text:bookmark text:name="inheritance_semantics"/>13.1. Inheritance<text:bookmark-end text:name="__RefHeading___Toc40466_1418072056"/></text:h>
        <text:h text:style-name="P10" text:outline-level="4"><text:bookmark-start text:name="__RefHeading___Toc40468_1418072056"/><text:bookmark text:name="_simple_inheritance"/>13.1.1. Simple Inheritance<text:bookmark-end text:name="__RefHeading___Toc40468_1418072056"/></text:h>
        <text:p text:style-name="P6"><text:span text:style-name="T2">The BMM supports single and multiple inheritance, although it does not distinguish between different types of inheritance relation as some programming languages do. Inheritance is formally defined to be between a class definition (an instance of </text:span><text:span text:style-name="Source_20_Text"><text:span text:style-name="T2">BMM_CLASS</text:span></text:span><text:span text:style-name="T2">) and a defined type, i.e. a </text:span><text:span text:style-name="Source_20_Text"><text:span text:style-name="T2">BMM_SIMPLE_TYPE</text:span></text:span><text:span text:style-name="T2"> or </text:span><text:span text:style-name="Source_20_Text"><text:span text:style-name="T2">BMM_GENERIC_TYPE</text:span></text:span><text:span text:style-name="T2">. This is because the inheritance parents of a class may be any of:</text:span></text:p>
        <text:list text:style-name="L45">
          <text:list-item>
            <text:p text:style-name="P68">a simple class;</text:p>
          </text:list-item>
          <text:list-item>
            <text:p text:style-name="P68">a generic class;</text:p>
          </text:list-item>
          <text:list-item>
            <text:p text:style-name="P100"><text:span text:style-name="T2">a </text:span><text:span text:style-name="Emphasis"><text:span text:style-name="T2">class type</text:span></text:span><text:span text:style-name="T2">, i.e. the effective class definition corresponding to an effective generic type, which has one or more formal parameters substituted.</text:span></text:p>
          </text:list-item>
        </text:list>
        <text:p text:style-name="P6"><text:span text:style-name="T2">The general case for all three is represented by the corresponding </text:span><text:span text:style-name="Emphasis"><text:span text:style-name="T2">type</text:span></text:span><text:span text:style-name="T2">, i.e., a simple type or generic type.</text:span></text:p>
        <text:p text:style-name="P6"><text:span text:style-name="T2">The evaluation of inheritance relations defined in a BMM model results in an acyclic graph such that ancestors and descendants can be visualised for any class. The following screen shot shows the ancestors view of a class </text:span><text:span text:style-name="Source_20_Text"><text:span text:style-name="T2">OBSERVATION</text:span></text:span><text:span text:style-name="T2">.</text:span></text:p>
        <text:section text:style-name="Sect1" text:name="awb_class_ancestors">
          <text:p text:style-name="P7"><text:soft-page-break/><draw:frame draw:style-name="fr2" draw:name="Image47" text:anchor-type="as-char" svg:width="4.7299in" style:rel-width="45%" svg:height="3.9165in" draw:z-index="46"><draw:image xlink:href="../Basic%20Meta-Model%20(BMM)_files/awb_class_ancestors.png" xlink:type="simple" xlink:show="embed" xlink:actuate="onLoad"/><svg:title>awb class ancestors</svg:title></draw:frame><text:s/></text:p>
          <text:p text:style-name="P21">Figure 45. BMM class - ancestors view</text:p>
        </text:section>
        <text:p text:style-name="P15">The next screenshot shows the descendants view of one of the ancestor classes of the same class.</text:p>
        <text:section text:style-name="Sect1" text:name="awb_class_descendants">
          <text:p text:style-name="P7"><text:soft-page-break/><draw:frame draw:style-name="fr2" draw:name="Image48" text:anchor-type="as-char" svg:width="4.7299in" style:rel-width="45%" svg:height="3.9063in" draw:z-index="47"><draw:image xlink:href="../Basic%20Meta-Model%20(BMM)_files/awb_class_descendants.png" xlink:type="simple" xlink:show="embed" xlink:actuate="onLoad"/><svg:title>awb class descendants</svg:title></draw:frame><text:s/></text:p>
          <text:p text:style-name="P21">Figure 46. BMM class - descendants view</text:p>
        </text:section>
        <text:h text:style-name="P10" text:outline-level="4"><text:bookmark-start text:name="__RefHeading___Toc40470_1418072056"/><text:bookmark text:name="_generic_inheritance"/>13.1.2. Generic Inheritance<text:bookmark-end text:name="__RefHeading___Toc40470_1418072056"/></text:h>
        <text:p text:style-name="P15">Inheritance between generic classes works in the same way as for simple classes, with the additional semantics of formal parameter inheritance, which are as follows:</text:p>
        <text:list text:style-name="L46">
          <text:list-item>
            <text:p text:style-name="P69">each unsubstituted formal parameter of the parent type must have a same-named counterpart in the formal parameters of the inheriting class;</text:p>
          </text:list-item>
          <text:list-item>
            <text:p text:style-name="P69">the formal parameters of the inheriting class may further constrain any of the ancestor type’s formal parameters.</text:p>
          </text:list-item>
        </text:list>
        <text:p text:style-name="P6"><text:span text:style-name="T2">The following example shows the class </text:span><text:span text:style-name="Source_20_Text"><text:span text:style-name="T2">DV_INTERVAL&lt;T:DV_ORDERED&gt;</text:span></text:span><text:span text:style-name="T2"> inheriting from </text:span><text:span text:style-name="Source_20_Text"><text:span text:style-name="T2">Interval&lt;T:Ordered&gt;</text:span></text:span><text:span text:style-name="T2">. Here the number of open </text:span><text:soft-page-break/><text:span text:style-name="T2">generic parameters remains unchanged, while the type constraint </text:span><text:span text:style-name="Source_20_Text"><text:span text:style-name="T2">Ordered</text:span></text:span><text:span text:style-name="T2"> is covariantly narrowed to </text:span><text:span text:style-name="Source_20_Text"><text:span text:style-name="T2">DV_ORDERED</text:span></text:span><text:span text:style-name="T2">, which inherits from the </text:span><text:span text:style-name="Source_20_Text"><text:span text:style-name="T2">Ordered</text:span></text:span><text:span text:style-name="T2"> type.</text:span></text:p>
        <text:section text:style-name="Sect1" text:name="awb_generic_inheritance_constraint_narrowing">
          <text:p text:style-name="P7"><draw:frame draw:style-name="fr2" draw:name="Image49" text:anchor-type="as-char" svg:width="5.7811in" style:rel-width="55%" svg:height="4.7291in" draw:z-index="48"><draw:image xlink:href="../Basic%20Meta-Model%20(BMM)_files/awb_generic_class.png" xlink:type="simple" xlink:show="embed" xlink:actuate="onLoad"/><svg:title>awb generic class</svg:title></draw:frame><text:s/></text:p>
          <text:p text:style-name="P21">Figure 47. Generic inheritance, constraint-narrowing</text:p>
        </text:section>
        <text:p text:style-name="P6"><text:span text:style-name="T2">The resulting types of </text:span><text:span text:style-name="Source_20_Text"><text:span text:style-name="Emphasis"><text:span text:style-name="T2">lower</text:span></text:span></text:span><text:span text:style-name="T2"> and </text:span><text:span text:style-name="Source_20_Text"><text:span text:style-name="Emphasis"><text:span text:style-name="T2">upper</text:span></text:span></text:span><text:span text:style-name="T2"> are now </text:span><text:span text:style-name="Source_20_Text"><text:span text:style-name="T2">T:DV_ORDERED</text:span></text:span><text:span text:style-name="T2"> rather than </text:span><text:span text:style-name="Source_20_Text"><text:span text:style-name="T2">T:Ordered</text:span></text:span><text:span text:style-name="T2"> from the parent. In the fully computed model shown above, these two properties are synthesised within </text:span><text:span text:style-name="Source_20_Text"><text:span text:style-name="T2">DV_INTERVAL&lt;T&gt;</text:span></text:span><text:span text:style-name="T2"> with their new concrete types. Their BMM meta-type objects (type </text:span><text:span text:style-name="Source_20_Text"><text:span text:style-name="T2">BMM_UNITARY_PROPERTY</text:span></text:span><text:span text:style-name="T2">) will both have the meta-attribute </text:span><text:span text:style-name="Source_20_Text"><text:span text:style-name="Emphasis"><text:span text:style-name="T2">is_synthesised_generic</text:span></text:span></text:span><text:span text:style-name="T2"> set to </text:span><text:span text:style-name="Source_20_Text"><text:span text:style-name="T2">True</text:span></text:span><text:span text:style-name="T2"> and are marked with an </text:span><text:soft-page-break/><text:span text:style-name="T2">asterisk within the property view to indicate this.</text:span></text:p>
        <text:p text:style-name="P15">A simple class may also inherit from a closed generic type, with the parameters of the latter fixed to specific type(s), as shown in the following example.</text:p>
        <text:section text:style-name="Sect1" text:name="awb_generic_inheritance_closed">
          <text:p text:style-name="P7"><draw:frame draw:style-name="fr2" draw:name="Image50" text:anchor-type="as-char" svg:width="8.9346in" style:rel-width="85%" svg:height="2.1874in" draw:z-index="49"><draw:image xlink:href="../Basic%20Meta-Model%20(BMM)_files/awb_generic_inheritance_closed.png" xlink:type="simple" xlink:show="embed" xlink:actuate="onLoad"/><svg:title>awb generic inheritance closed</svg:title></draw:frame><text:s/></text:p>
          <text:p text:style-name="P21">Figure 48. Generic inheritance, closed</text:p>
        </text:section>
        <text:p text:style-name="P6"><text:span text:style-name="T2">In this case, The resulting type of </text:span><text:span text:style-name="Source_20_Text"><text:span text:style-name="Emphasis"><text:span text:style-name="T2">event</text:span></text:span></text:span><text:span text:style-name="T2"> is </text:span><text:span text:style-name="Source_20_Text"><text:span text:style-name="T2">TIMER_EVENT</text:span></text:span><text:span text:style-name="T2"> rather than </text:span><text:span text:style-name="Source_20_Text"><text:span text:style-name="T2">T:EVENT</text:span></text:span><text:span text:style-name="T2"> from the parent. As in the previous example, this property has been synthesised new within </text:span><text:span text:style-name="Source_20_Text"><text:span text:style-name="T2">TIMER_WAIT</text:span></text:span><text:span text:style-name="T2">, with the meta-attribute </text:span><text:span text:style-name="Source_20_Text"><text:span text:style-name="Emphasis"><text:span text:style-name="T2">is_synthesised_generic</text:span></text:span></text:span><text:span text:style-name="T2"> set </text:span><text:span text:style-name="Source_20_Text"><text:span text:style-name="T2">True</text:span></text:span><text:span text:style-name="T2"> and is marked accordingly within the tool.</text:span></text:p>
        <text:p text:style-name="P6"><text:span text:style-name="T2">The general case is that any number of formal generic parameters may be substituted or left open down the inheritance lineage, as shown by the variant descendants of the class </text:span><text:span text:style-name="Source_20_Text"><text:span text:style-name="T2">GENERIC_PARENT&lt;T:SUPPLIER, U:SUPPLIER&gt;</text:span></text:span><text:span text:style-name="T2"> in the following example.</text:span></text:p>
        <text:section text:style-name="Sect1" text:name="awb_generic_inheritance_mixed">
          <text:p text:style-name="P7"><text:soft-page-break/><draw:frame draw:style-name="fr2" draw:name="Image51" text:anchor-type="as-char" svg:width="9.4602in" style:rel-width="90%" svg:height="2.1874in" draw:z-index="50"><draw:image xlink:href="../Basic%20Meta-Model%20(BMM)_files/awb_generic_inheritance_mixed.png" xlink:type="simple" xlink:show="embed" xlink:actuate="onLoad"/><svg:title>awb generic inheritance mixed</svg:title></draw:frame><text:s/></text:p>
          <text:p text:style-name="P21">Figure 49. Generic inheritance, mixed open and closed</text:p>
        </text:section>
        <text:p text:style-name="P6"><text:span text:style-name="T2">Generic substitution may be with other open, closed or partly-closed generic types. The following example illustrates the inheritance by </text:span><text:span text:style-name="Source_20_Text"><text:span text:style-name="T2">X_VERSIONED_COMPOSITION</text:span></text:span><text:span text:style-name="T2"> of </text:span><text:span text:style-name="Source_20_Text"><text:span text:style-name="T2">X_VERSIONED_COMPOSITION&lt;ORIGINAL_VERSION&lt;COMPOSITION&gt;&gt;</text:span></text:span><text:span text:style-name="T2">.</text:span></text:p>
        <text:section text:style-name="Sect1" text:name="awb_generic_inheritance">
          <text:p text:style-name="P7"><text:soft-page-break/><draw:frame draw:style-name="fr2" draw:name="Image52" text:anchor-type="as-char" svg:width="7.3575in" style:rel-width="70%" svg:height="5.1874in" draw:z-index="51"><draw:image xlink:href="../Basic%20Meta-Model%20(BMM)_files/awb_generic_inheritance.png" xlink:type="simple" xlink:show="embed" xlink:actuate="onLoad"/><svg:title>awb generic inheritance</svg:title></draw:frame><text:s/></text:p>
          <text:p text:style-name="P21">Figure 50. Generic inheritance, open parameter</text:p>
        </text:section>
        <text:h text:style-name="P10" text:outline-level="4"><text:bookmark-start text:name="__RefHeading___Toc40472_1418072056"/><text:bookmark text:name="_multiple_inheritance"/>13.1.3. Multiple Inheritance<text:bookmark-end text:name="__RefHeading___Toc40472_1418072056"/></text:h>
        <text:p text:style-name="P6"><text:span text:style-name="T2">Multiple inheritance is typically used in the definition of classes that have a Liskov substitution inheritance relation as well as a re-use inheritance relation. The following shows a class </text:span><text:span text:style-name="Source_20_Text"><text:span text:style-name="T2">DV_INTERVAL&lt;T&gt;</text:span></text:span><text:span text:style-name="T2"> multiply inheriting from </text:span><text:span text:style-name="Source_20_Text"><text:span text:style-name="T2">Interval&lt;T&gt;</text:span></text:span><text:span text:style-name="T2"> and </text:span><text:span text:style-name="Source_20_Text"><text:span text:style-name="T2">DATA_VALUE</text:span></text:span><text:span text:style-name="T2">, where the latter is considered the substitutable type, and the former an interface re-use.</text:span></text:p>
        <text:section text:style-name="Sect1" text:name="awb_multiple_inheritance">
          <text:p text:style-name="P7"><text:soft-page-break/><draw:frame draw:style-name="fr2" draw:name="Image53" text:anchor-type="as-char" svg:width="4.7299in" style:rel-width="45%" svg:height="3.198in" draw:z-index="52"><draw:image xlink:href="../Basic%20Meta-Model%20(BMM)_files/awb_multiple_inheritance.png" xlink:type="simple" xlink:show="embed" xlink:actuate="onLoad"/><svg:title>awb multiple inheritance</svg:title></draw:frame><text:s/></text:p>
          <text:p text:style-name="P21">Figure 51. Multiple inheritance</text:p>
        </text:section>
        <text:h text:style-name="P10" text:outline-level="4"><text:bookmark-start text:name="__RefHeading___Toc40474_1418072056"/><text:bookmark text:name="_inheritance_and_invariants_pre_conditions_and_post_conditions"/>13.1.4. Inheritance and Invariants, Pre-conditions and Post-conditions<text:bookmark-end text:name="__RefHeading___Toc40474_1418072056"/></text:h>
        <text:p text:style-name="P20">TBD</text:p>
        <text:h text:style-name="P8" text:outline-level="2"><text:bookmark-start text:name="__RefHeading___Toc40476_1418072056"/><text:bookmark text:name="_bmm_extensions"/><text:soft-page-break/>14. BMM Extensions<text:bookmark-end text:name="__RefHeading___Toc40476_1418072056"/></text:h>
        <text:h text:style-name="P9" text:outline-level="3"><text:bookmark-start text:name="__RefHeading___Toc40478_1418072056"/><text:bookmark text:name="_overview_12"/>14.1. Overview<text:bookmark-end text:name="__RefHeading___Toc40478_1418072056"/></text:h>
        <text:h text:style-name="P9" text:outline-level="3"><text:bookmark-start text:name="__RefHeading___Toc40480_1418072056"/><text:bookmark text:name="_general_extensions"/>14.2. General Extensions<text:bookmark-end text:name="__RefHeading___Toc40480_1418072056"/></text:h>
        <text:h text:style-name="P9" text:outline-level="3"><text:bookmark-start text:name="__RefHeading___Toc40482_1418072056"/><text:bookmark text:name="_feature_extensions"/>14.3. Feature Extensions<text:bookmark-end text:name="__RefHeading___Toc40482_1418072056"/></text:h>
        <text:h text:style-name="P8" text:outline-level="2"><text:bookmark-start text:name="__RefHeading___Toc40484_1418072056"/><text:bookmark text:name="_references"/>References<text:bookmark-end text:name="__RefHeading___Toc40484_1418072056"/></text:h>
        <text:p text:style-name="P6"><text:bookmark text:name="Djikstra_DOP_1976"/><text:span text:style-name="T2">Dijkstra, E. W. (1976). </text:span><text:span text:style-name="Emphasis"><text:span text:style-name="T2">A discipline of programming</text:span></text:span><text:span text:style-name="T2">. Prentice-Hall Englewood Cliffs, N.J.</text:span></text:p>
        <text:p text:style-name="P6"><text:bookmark text:name="Meyer_OOSC2"/><text:span text:style-name="T2">Meyer, B. (1997). </text:span><text:span text:style-name="Emphasis"><text:span text:style-name="T2">Object-oriented Software Construction</text:span></text:span><text:span text:style-name="T2"> (Second.). Prentice Hall.</text:span></text:p>
        <text:p text:style-name="P6"><text:bookmark text:name="Object_Z"/><text:span text:style-name="T2">Smith, G. (2000). </text:span><text:span text:style-name="Emphasis"><text:span text:style-name="T2">The Object Z Specification Language</text:span></text:span><text:span text:style-name="T2">. Kluwer Academic Publishers. Retrieved from </text:span><text:a xlink:type="simple" xlink:href="http://www.itee.uq.edu.au/ smith/objectz.html" text:style-name="Internet_20_link" text:visited-style-name="Visited_20_Internet_20_Link"><text:span text:style-name="T2">http://www.itee.uq.edu.au/ smith/objectz.html</text:span></text:a></text:p>
      </text:section>
      <text:section text:style-name="Sect3" text:name="footer">
        <text:p text:style-name="P6"/>
        <text:section text:style-name="Sect1" text:name="footer-text">
          <text:p text:style-name="P29">Last updated 2022-12-18 23:34:47 UTC </text:p>
        </text:section>
      </text:section>
      <text:section text:style-name="Sect1" text:name="monica-content-root">
        <text:p text:style-name="P30"><draw:frame draw:style-name="fr1" draw:name="Image54" text:anchor-type="as-char" svg:width="0.25in" svg:height="0.25in" draw:z-index="53"><draw:image xlink:href="chrome-extension://ofpnmcalabcbjgholdjcjblkibolbppb/static/monicaLogo.png" xlink:type="simple" xlink:show="embed" xlink:actuate="onLoad"/></draw:frame>Ctrl+M</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DejaVu Sans Mono', monospace"/>
    <style:font-face style:name="Georgia" svg:font-family="Georgia, Times, serif"/>
    <style:font-face style:name="Helvetica" svg:font-family="Helvetica,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inherit" svg:font-family="inherit"/>
    <style:font-face style:name="monospace" svg:font-family="monospa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tru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2pt" style:language-asian="zh" style:country-asian="CN" style:font-name-complex="Noto Sans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2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00%"/>
      <style:text-properties fo:font-variant="normal" fo:text-transform="none" fo:color="#000000" loext:opacity="80%" style:font-name="Georgia" fo:font-family="Georgia, Times, serif" fo:font-style="normal" fo:font-weight="normal" style:font-name-asian="Georgia" style:font-family-asian="Georgia, Times, serif" style:font-style-asian="normal" style:font-weight-asian="normal" style:font-name-complex="Georgia" style:font-family-complex="Georgia, Times, serif" style:font-style-complex="normal" style:font-weight-complex="normal"/>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60%" style:writing-mode="lr-tb"/>
      <style:text-properties fo:color="#000000" loext:opacity="85%" style:font-name="inherit" fo:font-family="inherit" fo:font-weight="normal" style:font-name-asian="inherit" style:font-family-asian="inherit" style:font-weight-asian="normal" style:font-name-complex="inherit" style:font-family-complex="inheri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fo:line-height="120%" style:writing-mode="lr-tb"/>
      <style:text-properties fo:font-variant="normal" fo:text-transform="none" fo:color="#0066cc" loext:opacity="100%" style:font-name="Helvetica" fo:font-family="Helvetica, Arial, sans-serif" fo:font-size="24pt" fo:font-style="normal" fo:font-weight="normal" style:font-name-asian="Helvetica" style:font-family-asian="Helvetica, Arial, sans-serif" style:font-size-asian="24pt" style:font-style-asian="normal" style:font-weight-asian="normal" style:font-name-complex="Helvetica" style:font-family-complex="Helvetica, Arial, sans-serif" style:font-size-complex="24pt" style:font-style-complex="normal" style:font-weight-complex="normal"/>
    </style:style>
    <style:style style:name="Preformatted_20_Text" style:display-name="Preformatted Text" style:family="paragraph" style:parent-style-name="Standard" style:class="html">
      <style:paragraph-properties fo:margin-top="0in" fo:margin-bottom="0in" style:contextual-spacing="false" fo:line-height="125%" style:writing-mode="lr-tb"/>
      <style:text-properties fo:color="#000000" loext:opacity="90%" style:font-name="Droid Sans Mono" fo:font-family="'Droid Sans Mono', 'DejaVu Sans Mono', monospace" fo:font-size="10pt" fo:font-weight="normal" style:font-name-asian="Droid Sans Mono" style:font-family-asian="'Droid Sans Mono', 'DejaVu Sans Mono', monospace" style:font-size-asian="10pt" style:font-weight-asian="normal" style:font-name-complex="Droid Sans Mono" style:font-family-complex="'Droid Sans Mono', 'DejaVu Sans Mono', monospace" style:font-size-complex="10pt" style:font-weight-complex="normal"/>
    </style:style>
    <style:style style:name="Body_20_Text.lead" style:display-name="Body Text.lead" style:family="paragraph" style:parent-style-name="Text_20_body"/>
    <style:style style:name="List_20_Heading" style:display-name="List Heading" style:family="paragraph" style:parent-style-name="Standard" style:next-style-name="List_20_Contents" style:class="html">
      <style:paragraph-properties fo:margin-left="0in" style:writing-mode="lr-tb"/>
    </style:style>
    <style:style style:name="List_20_Contents" style:display-name="List Contents" style:family="paragraph" style:parent-style-name="Standard" style:class="html">
      <style:paragraph-properties fo:margin-left="0.3937in" style:writing-mode="lr-tb"/>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fo:line-height="120%" style:writing-mode="lr-tb"/>
      <style:text-properties fo:font-variant="normal" fo:text-transform="none" fo:color="#0066cc" loext:opacity="100%" style:font-name="Helvetica" fo:font-family="Helvetica, Arial, sans-serif" fo:font-size="18pt" fo:font-style="normal" fo:font-weight="normal" style:font-name-asian="Helvetica" style:font-family-asian="Helvetica, Arial, sans-serif" style:font-size-asian="18pt" style:font-style-asian="normal" style:font-weight-asian="normal" style:font-name-complex="Helvetica" style:font-family-complex="Helvetica, Arial, sans-serif" style:font-size-complex="18pt" style:font-style-complex="normal" style:font-weight-complex="normal"/>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fo:line-height="120%" style:writing-mode="lr-tb"/>
      <style:text-properties fo:font-variant="normal" fo:text-transform="none" fo:color="#0066cc" loext:opacity="100%" style:font-name="Helvetica" fo:font-family="Helvetica, Arial, sans-serif" fo:font-size="14pt" fo:font-style="normal" fo:font-weight="normal" style:font-name-asian="Helvetica" style:font-family-asian="Helvetica, Arial, sans-serif" style:font-size-asian="14pt" style:font-style-asian="normal" style:font-weight-asian="normal" style:font-name-complex="Helvetica" style:font-family-complex="Helvetica, Arial, sans-serif" style:font-size-complex="14pt" style:font-style-complex="normal" style:font-weight-complex="normal"/>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fo:line-height="120%" style:writing-mode="lr-tb"/>
      <style:text-properties fo:font-variant="normal" fo:text-transform="none" fo:color="#0066cc" loext:opacity="100%" style:font-name="Helvetica" fo:font-family="Helvetica, Arial, sans-serif" fo:font-size="12pt" fo:font-style="normal" fo:font-weight="normal" style:font-name-asian="Helvetica" style:font-family-asian="Helvetica, Arial, sans-serif" style:font-size-asian="12pt" style:font-style-asian="normal" style:font-weight-asian="normal" style:font-name-complex="Helvetica" style:font-family-complex="Helvetica, Arial, sans-serif" style:font-size-complex="12pt" style:font-style-complex="normal" style:font-weight-complex="normal"/>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fo:line-height="120%" style:writing-mode="lr-tb"/>
      <style:text-properties fo:font-variant="normal" fo:text-transform="none" fo:color="#0066cc" loext:opacity="100%" style:font-name="Helvetica" fo:font-family="Helvetica, Arial, sans-serif" fo:font-size="10pt" fo:font-style="normal" fo:font-weight="normal" style:font-name-asian="Helvetica" style:font-family-asian="Helvetica, Arial, sans-serif" style:font-size-asian="10pt" style:font-style-asian="normal" style:font-weight-asian="normal" style:font-name-complex="Helvetica" style:font-family-complex="Helvetica, Arial, sans-serif" style:font-size-complex="10pt" style:font-style-complex="normal" style:font-weight-complex="normal"/>
    </style:style>
    <style:style style:name="Heading_20_6" style:display-name="Heading 6" style:family="paragraph" style:parent-style-name="Heading" style:next-style-name="Text_20_body" style:default-outline-level="6" style:list-style-name="" style:class="text">
      <style:paragraph-properties fo:margin-top="0.0417in" fo:margin-bottom="0.0417in" style:contextual-spacing="false" fo:line-height="120%" style:writing-mode="lr-tb"/>
      <style:text-properties fo:font-variant="normal" fo:text-transform="none" fo:color="#0066cc" loext:opacity="100%" style:font-name="Helvetica" fo:font-family="Helvetica, Arial, sans-serif" fo:font-size="7pt" fo:font-style="normal" fo:font-weight="normal" style:font-name-asian="Helvetica" style:font-family-asian="Helvetica, Arial, sans-serif" style:font-size-asian="7pt" style:font-style-asian="normal" style:font-weight-asian="normal" style:font-name-complex="Helvetica" style:font-family-complex="Helvetica, Arial, sans-serif" style:font-size-complex="7pt" style:font-style-complex="normal" style:font-weight-complex="normal"/>
    </style:style>
    <style:style style:name="Quotations" style:family="paragraph" style:parent-style-name="Standard" style:class="html">
      <style:paragraph-properties fo:margin-left="0.3937in" fo:margin-right="0.3937in" fo:margin-top="0in" fo:margin-bottom="0.1965in" style:contextual-spacing="false" fo:line-height="160%" fo:text-indent="0in" style:auto-text-indent="false" fo:padding-left="0.0193in" fo:padding-right="0in" fo:padding-top="0in" fo:padding-bottom="0in" fo:border-left="0.06pt solid #dddddd" fo:border-right="none" fo:border-top="none" fo:border-bottom="none" style:writing-mode="lr-tb"/>
      <style:text-properties fo:color="#000000" loext:opacity="85%"/>
    </style:style>
    <style:style style:name="Body_20_Text.tableblock" style:display-name="Body Text.tableblock" style:family="paragraph" style:parent-style-name="Text_20_body">
      <style:text-properties style:font-name="Helvetica" fo:font-family="Helvetica, Arial, sans-serif" style:font-name-asian="Helvetica" style:font-family-asian="Helvetica, Arial, sans-serif" style:font-name-complex="Helvetica" style:font-family-complex="Helvetica, Arial, sans-serif"/>
    </style:style>
    <style:style style:name="Heading_20_1.sect0" style:display-name="Heading 1.sect0" style:family="paragraph" style:parent-style-name="Heading_20_1">
      <style:paragraph-properties fo:text-align="center" style:justify-single-word="false"/>
    </style:style>
    <style:style style:name="Preformatted_20_Text.pygments" style:display-name="Preformatted Text.pygments" style:family="paragraph" style:parent-style-name="Preformatted_20_Text"/>
    <style:style style:name="Table_20_Contents" style:display-name="Table Contents" style:family="paragraph" style:parent-style-name="Standard" style:class="extra">
      <style:paragraph-properties fo:orphans="0" fo:widows="0" text:number-lines="false" text:line-number="0" style:writing-mode="lr-tb"/>
    </style:style>
    <style:style style:name="Table_20_Heading" style:display-name="Table Heading" style:family="paragraph" style:parent-style-name="Table_20_Contents" style:class="extra">
      <style:paragraph-properties fo:text-align="center" style:justify-single-word="false" text:number-lines="false" text:line-number="0" style:writing-mode="lr-tb"/>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left="0.5902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left="0.7874in" fo:text-indent="0in" style:auto-text-indent="false">
        <style:tab-stops>
          <style:tab-stop style:position="5.9055in" style:type="right" style:leader-style="dotted" style:leader-text="."/>
        </style:tab-stops>
      </style:paragraph-properties>
    </style:style>
    <style:style style:name="Contents_20_6" style:display-name="Contents 6" style:family="paragraph" style:parent-style-name="Index" style:class="index">
      <style:paragraph-properties fo:margin-left="0.9839in" fo:text-indent="0in" style:auto-text-indent="false">
        <style:tab-stops>
          <style:tab-stop style:position="5.7091in" style:type="right" style:leader-style="dotted" style:leader-text="."/>
        </style:tab-stops>
      </style:paragraph-properties>
    </style:style>
    <style:style style:name="Strong_20_Emphasis" style:display-name="Strong Emphasis" style:family="text">
      <style:text-properties fo:font-weight="bold" style:font-weight-asian="bold" style:font-weight-complex="bold"/>
    </style:style>
    <style:style style:name="Definition" style:family="text">
      <style:text-properties fo:font-style="italic" style:font-style-asian="italic" style:font-style-complex="italic"/>
    </style:style>
    <style:style style:name="Source_20_Text" style:display-name="Source Text" style:family="text">
      <style:text-properties fo:color="#999999" loext:opacity="100%" style:font-name="Droid Sans Mono" fo:font-family="'Droid Sans Mono', 'DejaVu Sans Mono', monospace" fo:font-weight="normal" style:font-name-asian="Droid Sans Mono" style:font-family-asian="'Droid Sans Mono', 'DejaVu Sans Mono', monospace" style:font-weight-asian="normal" style:font-name-complex="Droid Sans Mono" style:font-family-complex="'Droid Sans Mono', 'DejaVu Sans Mono', monospace" style:font-weight-complex="normal"/>
    </style:style>
    <style:style style:name="User_20_Entry" style:display-name="User Entry" style:family="text">
      <style:text-properties fo:color="#000000" loext:opacity="80%" style:font-name="Droid Sans Mono" fo:font-family="'Droid Sans Mono', 'DejaVu Sans Mono', monospace" fo:background-color="#f7f7f7" style:font-name-asian="Droid Sans Mono" style:font-family-asian="'Droid Sans Mono', 'DejaVu Sans Mono', monospace" style:font-name-complex="Droid Sans Mono" style:font-family-complex="'Droid Sans Mono', 'DejaVu Sans Mono', monospace"/>
    </style:style>
    <style:style style:name="Example" style:family="text">
      <style:text-properties style:font-name="monospace" fo:font-family="monospace, serif" style:font-name-asian="monospace" style:font-family-asian="monospace, serif" style:font-name-complex="monospace" style:font-family-complex="monospace, serif"/>
    </style:style>
    <style:style style:name="q" style:family="text"/>
    <style:style style:name="Emphasis" style:family="text">
      <style:text-properties fo:font-style="italic" style:font-style-asian="italic" style:font-style-complex="italic"/>
    </style:style>
    <style:style style:name="acronym" style:family="text">
      <style:text-properties fo:text-transform="uppercase" fo:color="#000000" loext:opacity="8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2156a5" loext:opacity="100%" style:text-underline-style="solid" style:text-underline-width="auto" style:text-underline-color="font-color" fo:background-color="transparent"/>
    </style:style>
    <style:style style:name="Visited_20_Internet_20_Link" style:display-name="Visited Internet Link" style:family="text">
      <style:text-properties fo:color="#2156a5" loext:opacity="100%" style:text-underline-style="solid" style:text-underline-width="auto" style:text-underline-color="font-color" fo:background-color="transparent"/>
    </style:style>
    <style:style style:name="Index_20_Link" style:display-name="Index Link"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draw:fill-color="#729fc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11.6929in" fo:page-height="8.2681in" style:num-format="1" style:print-orientation="landscape" fo:margin-top="0.3937in" fo:margin-bottom="0.3937in" fo:margin-left="0.7874in" fo:margin-right="0.3937in" fo:background-color="#ffffff" style:writing-mode="lr-tb" style:layout-grid-color="#c0c0c0" style:layout-grid-lines="20" style:layout-grid-base-height="0.278in" style:layout-grid-ruby-height="0.139in" style:layout-grid-mode="none" style:layout-grid-ruby-below="false" style:layout-grid-print="false" style:layout-grid-display="false" draw:fill="solid" draw:fill-color="#ffffff"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solid" draw:background-size="full" draw:fill-color="#ffffff" draw:opacity="100%"/>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escription>Basic Meta-Model (BMM) specification</dc:description>
    <meta:keyword>reflection</meta:keyword>
    <meta:keyword>meta-model</meta:keyword>
    <meta:keyword>UML</meta:keyword>
    <meta:keyword>BMM</meta:keyword>
    <dc:title>Basic Meta-Model (BMM)</dc:title>
    <meta:generator>LibreOffice/7.6.2.1$Linux_X86_64 LibreOffice_project/60$Build-1</meta:generator>
    <dc:date>2023-11-19T13:33:15.330376458</dc:date>
    <meta:editing-duration>PT16H3M35S</meta:editing-duration>
    <meta:editing-cycles>29</meta:editing-cycles>
    <meta:document-statistic meta:table-count="127" meta:image-count="54" meta:object-count="0" meta:page-count="231" meta:paragraph-count="3966" meta:word-count="28140" meta:character-count="200340" meta:non-whitespace-character-count="172951"/>
    <meta:user-defined meta:name="viewport">width=device-width, initial-scale=1.0</meta:user-defined>
  </office:meta>
</office:document-meta>
</file>